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62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0.7307in"/>
    </style:style>
    <style:style style:name="co7" style:family="table-column">
      <style:table-column-properties fo:break-before="auto" style:column-width="0.4728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756in"/>
    </style:style>
    <style:style style:name="co10" style:family="table-column">
      <style:table-column-properties fo:break-before="auto" style:column-width="0.4835in"/>
    </style:style>
    <style:style style:name="co11" style:family="table-column">
      <style:table-column-properties fo:break-before="auto" style:column-width="0.2673in"/>
    </style:style>
    <style:style style:name="co12" style:family="table-column">
      <style:table-column-properties fo:break-before="auto" style:column-width="0.5138in"/>
    </style:style>
    <style:style style:name="co13" style:family="table-column">
      <style:table-column-properties fo:break-before="auto" style:column-width="0.637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11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0.739in"/>
    </style:style>
    <style:style style:name="co19" style:family="table-column">
      <style:table-column-properties fo:break-before="auto" style:column-width="0.8744in"/>
    </style:style>
    <style:style style:name="co20" style:family="table-column">
      <style:table-column-properties fo:break-before="auto" style:column-width="1.1161in"/>
    </style:style>
    <style:style style:name="co21" style:family="table-column">
      <style:table-column-properties fo:break-before="auto" style:column-width="0.5937in"/>
    </style:style>
    <style:style style:name="co22" style:family="table-column">
      <style:table-column-properties fo:break-before="auto" style:column-width="0.3799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1.0091in"/>
    </style:style>
    <style:style style:name="co25" style:family="table-column">
      <style:table-column-properties fo:break-before="auto" style:column-width="0.6173in"/>
    </style:style>
    <style:style style:name="co26" style:family="table-column">
      <style:table-column-properties fo:break-before="auto" style:column-width="0.6299in"/>
    </style:style>
    <style:style style:name="co27" style:family="table-column">
      <style:table-column-properties fo:break-before="auto" style:column-width="1.1209in"/>
    </style:style>
    <style:style style:name="co28" style:family="table-column">
      <style:table-column-properties fo:break-before="auto" style:column-width="1.1043in"/>
    </style:style>
    <style:style style:name="co29" style:family="table-column">
      <style:table-column-properties fo:break-before="auto" style:column-width="1.3173in"/>
    </style:style>
    <style:style style:name="co30" style:family="table-column">
      <style:table-column-properties fo:break-before="auto" style:column-width="1.128in"/>
    </style:style>
    <style:style style:name="co31" style:family="table-column">
      <style:table-column-properties fo:break-before="auto" style:column-width="2.9681in"/>
    </style:style>
    <style:style style:name="co32" style:family="table-column">
      <style:table-column-properties fo:break-before="auto" style:column-width="0.8929in"/>
    </style:style>
    <style:style style:name="co33" style:family="table-column">
      <style:table-column-properties fo:break-before="auto" style:column-width="1.3165in"/>
    </style:style>
    <style:style style:name="co34" style:family="table-column">
      <style:table-column-properties fo:break-before="auto" style:column-width="1.5744in"/>
    </style:style>
    <style:style style:name="co35" style:family="table-column">
      <style:table-column-properties fo:break-before="auto" style:column-width="1.502in"/>
    </style:style>
    <style:style style:name="co36" style:family="table-column">
      <style:table-column-properties fo:break-before="auto" style:column-width="0.8228in"/>
    </style:style>
    <style:style style:name="co37" style:family="table-column">
      <style:table-column-properties fo:break-before="auto" style:column-width="1.2547in"/>
    </style:style>
    <style:style style:name="co38" style:family="table-column">
      <style:table-column-properties fo:break-before="auto" style:column-width="0.8953in"/>
    </style:style>
    <style:style style:name="co39" style:family="table-column">
      <style:table-column-properties fo:break-before="auto" style:column-width="0.9665in"/>
    </style:style>
    <style:style style:name="co40" style:family="table-column">
      <style:table-column-properties fo:break-before="auto" style:column-width="0.8846in"/>
    </style:style>
    <style:style style:name="co41" style:family="table-column">
      <style:table-column-properties fo:break-before="auto" style:column-width="2.1709in"/>
    </style:style>
    <style:style style:name="co42" style:family="table-column">
      <style:table-column-properties fo:break-before="auto" style:column-width="1.039in"/>
    </style:style>
    <style:style style:name="co43" style:family="table-column">
      <style:table-column-properties fo:break-before="auto" style:column-width="0.3807in"/>
    </style:style>
    <style:style style:name="co44" style:family="table-column">
      <style:table-column-properties fo:break-before="auto" style:column-width="0.5362in"/>
    </style:style>
    <style:style style:name="co45" style:family="table-column">
      <style:table-column-properties fo:break-before="auto" style:column-width="0.7555in"/>
    </style:style>
    <style:style style:name="co46" style:family="table-column">
      <style:table-column-properties fo:break-before="auto" style:column-width="0.7717in"/>
    </style:style>
    <style:style style:name="co47" style:family="table-column">
      <style:table-column-properties fo:break-before="auto" style:column-width="0.6071in"/>
    </style:style>
    <style:style style:name="co48" style:family="table-column">
      <style:table-column-properties fo:break-before="auto" style:column-width="1.4134in"/>
    </style:style>
    <style:style style:name="co49" style:family="table-column">
      <style:table-column-properties fo:break-before="auto" style:column-width="1.3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417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ro7" style:family="table-row">
      <style:table-row-properties style:row-height="0.3335in" fo:break-before="auto" style:use-optimal-row-height="true"/>
    </style:style>
    <style:style style:name="ro8" style:family="table-row">
      <style:table-row-properties style:row-height="0.6728in" fo:break-before="auto" style:use-optimal-row-height="true"/>
    </style:style>
    <style:style style:name="ro9" style:family="table-row">
      <style:table-row-properties style:row-height="0.3319in" fo:break-before="auto" style:use-optimal-row-height="true"/>
    </style:style>
    <style:style style:name="ro10" style:family="table-row">
      <style:table-row-properties style:row-height="0.3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fo:background-color="#ff9900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/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ff9900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4" style:family="table-cell" style:parent-style-name="Default" style:data-style-name="N132"/>
    <style:style style:name="ce1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32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in"/>
    </style:style>
    <style:style style:name="ce20" style:family="table-cell" style:parent-style-name="Default" style:data-style-name="N123"/>
    <style:style style:name="ce2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32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color="#996633" fo:font-weight="bold" style:font-weight-asian="bold" style:font-weight-complex="bold"/>
    </style:style>
    <style:style style:name="ce30" style:family="table-cell" style:parent-style-name="Default" style:data-style-name="N0">
      <style:text-properties fo:color="#0000ff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fo:color="#996633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color="#996633" fo:font-weight="bold" style:font-weight-asian="bold" style:font-weight-complex="bold"/>
    </style:style>
    <style:style style:name="ce39" style:family="table-cell" style:parent-style-name="Default">
      <style:text-properties fo:color="#0000ff" fo:font-weight="bold" style:font-weight-asian="bold" style:font-weight-complex="bold"/>
    </style:style>
    <style:style style:name="ce40" style:family="table-cell" style:parent-style-name="Default" style:data-style-name="N1"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nual_fil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4"/>
        <table:table-column table:style-name="co11" table:number-columns-repeated="24" table:default-cell-style-name="ce4"/>
        <table:table-column table:style-name="co8" table:number-columns-repeated="8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/>
          <table:table-cell table:style-name="Default" table:number-columns-repeated="9"/>
          <table:table-cell table:style-name="ce10" office:value-type="string" calcext:value-type="string" table:number-columns-spanned="23" table:number-rows-spanned="1">
            <text:p>Flow allowed during phases</text:p>
          </table:table-cell>
          <table:covered-table-cell table:number-columns-repeated="22" table:style-name="Default"/>
          <table:table-cell table:style-name="Default" table:number-columns-repeated="26"/>
        </table:table-row>
        <table:table-row table:style-name="ro2">
          <table:table-cell table:number-columns-repeated="3"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ce1"/>
          <table:table-cell table:style-name="ce2" office:value-type="string" calcext:value-type="string" table:number-columns-spanned="6" table:number-rows-spanned="1">
            <text:p>Phase 1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2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3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4</text:p>
          </table:table-cell>
          <table:covered-table-cell table:number-columns-repeated="4" table:style-name="ce2"/>
          <table:covered-table-cell table:style-name="ce1"/>
          <table:table-cell table:number-columns-repeated="25"/>
        </table:table-row>
        <table:table-row table:style-name="ro2">
          <table:table-cell table:number-columns-repeated="9"/>
          <table:table-cell table:style-name="ce1" office:value-type="string" calcext:value-type="string">
            <text:p>option</text:p>
          </table:table-cell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number-columns-repeated="25"/>
        </table:table-row>
        <table:table-row table:style-name="ro2">
          <table:table-cell table:number-columns-repeated="9"/>
          <table:table-cell table:style-name="ce1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Bk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Ck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25"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E</text:p>
          </table:table-cell>
          <table:table-cell table:number-columns-repeated="25"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style-name="ce11" table:number-columns-repeated="23"/>
          <table:table-cell table:number-columns-repeated="2"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G</text:p>
          </table:table-cell>
          <table:table-cell table:style-name="ce11" table:number-columns-repeated="23"/>
          <table:table-cell table:number-columns-repeated="26"/>
        </table:table-row>
        <table:table-row table:style-name="ro1">
          <table:table-cell table:number-columns-repeated="4"/>
          <table:table-cell table:style-name="Default" office:value-type="string" calcext:value-type="string">
            <text:p>REFERENCE FLOW</text:p>
          </table:table-cell>
          <table:table-cell table:style-name="Default" table:number-columns-repeated="2"/>
          <table:table-cell table:style-name="Default" office:value-type="float" office:value="625" calcext:value-type="float">
            <text:p>625</text:p>
          </table:table-cell>
          <table:table-cell/>
          <table:table-cell office:value-type="string" calcext:value-type="string">
            <text:p>H</text:p>
          </table:table-cell>
          <table:table-cell table:number-columns-repeated="49"/>
        </table:table-row>
        <table:table-row table:style-name="ro1">
          <table:table-cell table:number-columns-repeated="4"/>
          <table:table-cell office:value-type="string" calcext:value-type="string">
            <text:p>Cross-traffic-turns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49"/>
        </table:table-row>
        <table:table-row table:style-name="ro1">
          <table:table-cell table:number-columns-repeated="4"/>
          <table:table-cell office:value-type="string" calcext:value-type="string">
            <text:p>straight</text:p>
          </table:table-cell>
          <table:table-cell/>
          <table:table-cell table:style-name="ce9" office:value-type="float" office:value="0.5" calcext:value-type="float">
            <text:p>0.50</text:p>
          </table:table-cell>
          <table:table-cell table:number-columns-repeated="3"/>
          <table:table-cell table:style-name="ce1" table:number-columns-repeated="24"/>
          <table:table-cell table:number-columns-repeated="25"/>
        </table:table-row>
        <table:table-row table:style-name="ro1">
          <table:table-cell table:number-columns-repeated="4"/>
          <table:table-cell table:style-name="Default" office:value-type="string" calcext:value-type="string">
            <text:p>Kerb-side-turns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number-columns-repeated="2"/>
          <table:table-cell table:style-name="ce1" table:number-columns-repeated="24"/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float" office:value="625" calcext:value-type="float">
            <text:p>625</text:p>
          </table:table-cell>
          <table:table-cell table:style-name="Default" table:number-columns-repeated="2"/>
          <table:table-cell table:style-name="ce10" office:value-type="string" calcext:value-type="string" table:number-columns-spanned="23" table:number-rows-spanned="1">
            <text:p>Flow allowed during phases</text:p>
          </table:table-cell>
          <table:covered-table-cell table:number-columns-repeated="22" table:style-name="Default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lane capacity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3"/>
        </table:table-row>
        <table:table-row table:style-name="ro2">
          <table:table-cell/>
          <table:table-cell table:style-name="Default" table:number-columns-repeated="9"/>
          <table:table-cell table:style-name="ce2" office:value-type="string" calcext:value-type="string" table:number-columns-spanned="6" table:number-rows-spanned="1">
            <text:p>Phase 1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2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3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4</text:p>
          </table:table-cell>
          <table:covered-table-cell table:number-columns-repeated="4" table:style-name="ce2"/>
          <table:covered-table-cell table:style-name="Default"/>
          <table:table-cell table:number-columns-repeated="5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3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increase</text:p>
          </table:table-cell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10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>
            <text:p>looseness</text:p>
          </table:table-cell>
          <table:table-cell table:style-name="ce3" office:value-type="string" calcext:value-type="string">
            <text:p>cycles per hour</text:p>
          </table:table-cell>
          <table:table-cell table:style-name="Default"/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vg cap</text:p>
          </table:table-cell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8" table:formula="of:=[manual_fill.F22]/2" office:value-type="float" office:value="312.5" calcext:value-type="float">
            <text:p>313</text:p>
          </table:table-cell>
          <table:table-cell table:style-name="ce8" office:value-type="float" office:value="625" calcext:value-type="float">
            <text:p>625</text:p>
          </table:table-cell>
          <table:table-cell table:style-name="ce8" table:formula="of:=[manual_fill.F22]/2" office:value-type="float" office:value="312.5" calcext:value-type="float">
            <text:p>313</text:p>
          </table:table-cell>
          <table:table-cell table:style-name="ce8" table:formula="of:=[.F22]/2" office:value-type="float" office:value="312.5" calcext:value-type="float">
            <text:p>313</text:p>
          </table:table-cell>
          <table:table-cell table:style-name="ce8" table:formula="of:=[.F22]" office:value-type="float" office:value="625" calcext:value-type="float">
            <text:p>625</text:p>
          </table:table-cell>
          <table:table-cell table:style-name="ce8" table:formula="of:=[.E22]/2" office:value-type="float" office:value="156.25" calcext:value-type="float">
            <text:p>156</text:p>
          </table:table-cell>
          <table:table-cell table:style-name="ce8" table:formula="of:=INDEX([.K$5:.K$16];MATCH([.$A22];[.$J$5:.$J$16];0))" office:value-type="float" office:value="1" calcext:value-type="float">
            <text:p>1</text:p>
          </table:table-cell>
          <table:table-cell table:style-name="ce8" table:formula="of:=INDEX([.L$5:.L$16];MATCH([.$A22];[.$J$5:.$J$16];0))" office:value-type="float" office:value="1" calcext:value-type="float">
            <text:p>1</text:p>
          </table:table-cell>
          <table:table-cell table:style-name="ce8" table:formula="of:=INDEX([.M$5:.M$16];MATCH([.$A22];[.$J$5:.$J$16];0))" office:value-type="float" office:value="1" calcext:value-type="float">
            <text:p>1</text:p>
          </table:table-cell>
          <table:table-cell table:style-name="ce8" table:formula="of:=INDEX([.N$5:.N$16];MATCH([.$A22];[.$J$5:.$J$16];0))" office:value-type="float" office:value="0" calcext:value-type="float">
            <text:p>0</text:p>
          </table:table-cell>
          <table:table-cell table:style-name="ce8" table:formula="of:=INDEX([.O$5:.O$16];MATCH([.$A22];[.$J$5:.$J$16];0))" office:value-type="float" office:value="0" calcext:value-type="float">
            <text:p>0</text:p>
          </table:table-cell>
          <table:table-cell table:style-name="ce8" table:formula="of:=INDEX([.P$5:.P$16];MATCH([.$A22];[.$J$5:.$J$16];0))" office:value-type="float" office:value="0" calcext:value-type="float">
            <text:p>0</text:p>
          </table:table-cell>
          <table:table-cell table:style-name="ce8" table:formula="of:=INDEX([.Q$5:.Q$16];MATCH([.$A22];[.$J$5:.$J$16];0))" office:value-type="float" office:value="0" calcext:value-type="float">
            <text:p>0</text:p>
          </table:table-cell>
          <table:table-cell table:style-name="ce8" table:formula="of:=INDEX([.R$5:.R$16];MATCH([.$A22];[.$J$5:.$J$16];0))" office:value-type="float" office:value="0" calcext:value-type="float">
            <text:p>0</text:p>
          </table:table-cell>
          <table:table-cell table:style-name="ce8" table:formula="of:=INDEX([.S$5:.S$16];MATCH([.$A22];[.$J$5:.$J$16];0))" office:value-type="float" office:value="0" calcext:value-type="float">
            <text:p>0</text:p>
          </table:table-cell>
          <table:table-cell table:style-name="ce8" table:formula="of:=INDEX([.T$5:.T$16];MATCH([.$A22];[.$J$5:.$J$16];0))" office:value-type="float" office:value="1" calcext:value-type="float">
            <text:p>1</text:p>
          </table:table-cell>
          <table:table-cell table:style-name="ce8" table:formula="of:=INDEX([.U$5:.U$16];MATCH([.$A22];[.$J$5:.$J$16];0))" office:value-type="float" office:value="1" calcext:value-type="float">
            <text:p>1</text:p>
          </table:table-cell>
          <table:table-cell table:style-name="ce8" table:formula="of:=INDEX([.V$5:.V$16];MATCH([.$A22];[.$J$5:.$J$16];0))" office:value-type="float" office:value="1" calcext:value-type="float">
            <text:p>1</text:p>
          </table:table-cell>
          <table:table-cell table:style-name="ce8" table:formula="of:=INDEX([.W$5:.W$16];MATCH([.$A22];[.$J$5:.$J$16];0))" office:value-type="float" office:value="1" calcext:value-type="float">
            <text:p>1</text:p>
          </table:table-cell>
          <table:table-cell table:style-name="ce8" table:formula="of:=INDEX([.X$5:.X$16];MATCH([.$A22];[.$J$5:.$J$16];0))" office:value-type="float" office:value="1" calcext:value-type="float">
            <text:p>1</text:p>
          </table:table-cell>
          <table:table-cell table:style-name="ce8" table:formula="of:=INDEX([.Y$5:.Y$16];MATCH([.$A22];[.$J$5:.$J$16];0))" office:value-type="float" office:value="1" calcext:value-type="float">
            <text:p>1</text:p>
          </table:table-cell>
          <table:table-cell table:style-name="ce8" table:formula="of:=INDEX([.Z$5:.Z$16];MATCH([.$A22];[.$J$5:.$J$16];0))" office:value-type="float" office:value="0" calcext:value-type="float">
            <text:p>0</text:p>
          </table:table-cell>
          <table:table-cell table:style-name="ce8" table:formula="of:=INDEX([.AA$5:.AA$16];MATCH([.$A22];[.$J$5:.$J$16];0))" office:value-type="float" office:value="0" calcext:value-type="float">
            <text:p>0</text:p>
          </table:table-cell>
          <table:table-cell table:style-name="ce8" table:formula="of:=INDEX([.AB$5:.AB$16];MATCH([.$A22];[.$J$5:.$J$16];0))" office:value-type="float" office:value="0" calcext:value-type="float">
            <text:p>0</text:p>
          </table:table-cell>
          <table:table-cell table:style-name="ce8" table:formula="of:=INDEX([.AC$5:.AC$16];MATCH([.$A22];[.$J$5:.$J$16];0))" office:value-type="float" office:value="0" calcext:value-type="float">
            <text:p>0</text:p>
          </table:table-cell>
          <table:table-cell table:style-name="ce8" table:formula="of:=INDEX([.AD$5:.AD$16];MATCH([.$A22];[.$J$5:.$J$16];0))" office:value-type="float" office:value="0" calcext:value-type="float">
            <text:p>0</text:p>
          </table:table-cell>
          <table:table-cell table:style-name="ce8" table:formula="of:=INDEX([.AE$5:.AE$16];MATCH([.$A22];[.$J$5:.$J$16];0))" office:value-type="float" office:value="0" calcext:value-type="float">
            <text:p>0</text:p>
          </table:table-cell>
          <table:table-cell table:style-name="ce8" table:formula="of:=INDEX([.AF$5:.AF$16];MATCH([.$A22];[.$J$5:.$J$16];0))" office:value-type="float" office:value="1" calcext:value-type="float">
            <text:p>1</text:p>
          </table:table-cell>
          <table:table-cell table:style-name="ce8" table:formula="of:=INDEX([.AG$5:.AG$16];MATCH([.$A22];[.$J$5:.$J$16];0))" office:value-type="float" office:value="1" calcext:value-type="float">
            <text:p>1</text:p>
          </table:table-cell>
          <table:table-cell table:style-name="ce8" table:formula="of:=INDEX([.AH$5:.AH$16];MATCH([.$A22];[.$J$5:.$J$16];0))" office:value-type="float" office:value="1" calcext:value-type="float">
            <text:p>1</text:p>
          </table:table-cell>
          <table:table-cell table:formula="of:=SUMPRODUCT([.$E22:.$J22];[.$K22:.$P22])" office:value-type="float" office:value="1250" calcext:value-type="float">
            <text:p>1250</text:p>
          </table:table-cell>
          <table:table-cell table:formula="of:=SUMPRODUCT([.$E22:.$J22];[.$Q22:.$V22])" office:value-type="float" office:value="1093.75" calcext:value-type="float">
            <text:p>1093.75</text:p>
          </table:table-cell>
          <table:table-cell table:formula="of:=SUMPRODUCT([.$E22:.$J22];[.$W22:.$AB22])" office:value-type="float" office:value="1250" calcext:value-type="float">
            <text:p>1250</text:p>
          </table:table-cell>
          <table:table-cell table:formula="of:=SUMPRODUCT([.$E22:.$J22];[.$AC22:.$AH22])" office:value-type="float" office:value="1093.75" calcext:value-type="float">
            <text:p>1093.75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manual_fill.AM22:.AP22])" office:value-type="float" office:value="12" calcext:value-type="float">
            <text:p>12</text:p>
          </table:table-cell>
          <table:table-cell table:formula="of:=SUM([.AI22:.AL22])/[.AQ22]" office:value-type="float" office:value="390.625" calcext:value-type="float">
            <text:p>390.625</text:p>
          </table:table-cell>
          <table:table-cell table:formula="of:=[.$AS$19]*[.C22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2]*[.$B22]" office:value-type="float" office:value="37.5" calcext:value-type="float">
            <text:p>38</text:p>
          </table:table-cell>
          <table:table-cell table:style-name="ce8" table:formula="of:=[.BB22]*[.$B22]" office:value-type="float" office:value="32.8125" calcext:value-type="float">
            <text:p>33</text:p>
          </table:table-cell>
          <table:table-cell table:style-name="ce8" table:formula="of:=[.BC22]*[.$B22]" office:value-type="float" office:value="37.5" calcext:value-type="float">
            <text:p>38</text:p>
          </table:table-cell>
          <table:table-cell table:style-name="ce8" table:formula="of:=[.BD22]*[.$B22]" office:value-type="float" office:value="32.8125" calcext:value-type="float">
            <text:p>33</text:p>
          </table:table-cell>
          <table:table-cell table:style-name="ce13" table:formula="of:=[.$BF22]*[.AS22]/3600" office:value-type="float" office:value="0.0888888888888889" calcext:value-type="float">
            <text:p>0.09</text:p>
          </table:table-cell>
          <table:table-cell table:style-name="ce13" table:formula="of:=[.$BF22]*[.AT22]/3600" office:value-type="float" office:value="0.0777777777777778" calcext:value-type="float">
            <text:p>0.08</text:p>
          </table:table-cell>
          <table:table-cell table:style-name="ce13" table:formula="of:=[.AI22]/[.AM22]/[.$AN$19]" office:value-type="float" office:value="0.208333333333333" calcext:value-type="float">
            <text:p>0.21</text:p>
          </table:table-cell>
          <table:table-cell table:style-name="ce13" table:formula="of:=[.AJ22]/[.AN22]/[.$AN$19]" office:value-type="float" office:value="0.182291666666667" calcext:value-type="float">
            <text:p>0.18</text:p>
          </table:table-cell>
          <table:table-cell table:style-name="ce13" table:formula="of:=[.AK22]/[.AO22]/[.$AN$19]" office:value-type="float" office:value="0.208333333333333" calcext:value-type="float">
            <text:p>0.21</text:p>
          </table:table-cell>
          <table:table-cell table:style-name="ce13" table:formula="of:=[.AL22]/[.AP22]/[.$AN$19]" office:value-type="float" office:value="0.182291666666667" calcext:value-type="float">
            <text:p>0.18</text:p>
          </table:table-cell>
          <table:table-cell table:style-name="ce14" table:formula="of:=[.B22]-SUM([.AS22:.AX22])" office:value-type="float" office:value="9.375" calcext:value-type="float">
            <text:p>9.4</text:p>
          </table:table-cell>
          <table:table-cell table:formula="of:=3600/[.B2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.065" calcext:value-type="float">
            <text:p>1.07</text:p>
          </table:table-cell>
          <table:table-cell table:style-name="ce8" table:formula="of:=[.$D23]*[.E$22]" office:value-type="float" office:value="332.8125" calcext:value-type="float">
            <text:p>333</text:p>
          </table:table-cell>
          <table:table-cell table:style-name="ce8" table:formula="of:=[.$D23]*[.F$22]" office:value-type="float" office:value="665.625" calcext:value-type="float">
            <text:p>666</text:p>
          </table:table-cell>
          <table:table-cell table:style-name="ce8" table:formula="of:=[.$D23]*[.G$22]" office:value-type="float" office:value="332.8125" calcext:value-type="float">
            <text:p>333</text:p>
          </table:table-cell>
          <table:table-cell table:style-name="ce8" table:number-columns-repeated="3"/>
          <table:table-cell table:style-name="ce8" table:formula="of:=INDEX([.K$5:.K$16];MATCH([.$A23];[.$J$5:.$J$16];0))" office:value-type="float" office:value="0" calcext:value-type="float">
            <text:p>0</text:p>
          </table:table-cell>
          <table:table-cell table:style-name="ce8" table:formula="of:=INDEX([.L$5:.L$16];MATCH([.$A23];[.$J$5:.$J$16];0))" office:value-type="float" office:value="2" calcext:value-type="float">
            <text:p>2</text:p>
          </table:table-cell>
          <table:table-cell table:style-name="ce8" table:formula="of:=INDEX([.M$5:.M$16];MATCH([.$A23];[.$J$5:.$J$16];0))" office:value-type="float" office:value="2" calcext:value-type="float">
            <text:p>2</text:p>
          </table:table-cell>
          <table:table-cell table:style-name="ce8" table:formula="of:=INDEX([.N$5:.N$16];MATCH([.$A23];[.$J$5:.$J$16];0))" office:value-type="float" office:value="0" calcext:value-type="float">
            <text:p>0</text:p>
          </table:table-cell>
          <table:table-cell table:style-name="ce8" table:formula="of:=INDEX([.O$5:.O$16];MATCH([.$A23];[.$J$5:.$J$16];0))" office:value-type="float" office:value="0" calcext:value-type="float">
            <text:p>0</text:p>
          </table:table-cell>
          <table:table-cell table:style-name="ce8" table:formula="of:=INDEX([.P$5:.P$16];MATCH([.$A23];[.$J$5:.$J$16];0))" office:value-type="float" office:value="0" calcext:value-type="float">
            <text:p>0</text:p>
          </table:table-cell>
          <table:table-cell table:style-name="ce8" table:formula="of:=INDEX([.Q$5:.Q$16];MATCH([.$A23];[.$J$5:.$J$16];0))" office:value-type="float" office:value="2" calcext:value-type="float">
            <text:p>2</text:p>
          </table:table-cell>
          <table:table-cell table:style-name="ce8" table:formula="of:=INDEX([.R$5:.R$16];MATCH([.$A23];[.$J$5:.$J$16];0))" office:value-type="float" office:value="0" calcext:value-type="float">
            <text:p>0</text:p>
          </table:table-cell>
          <table:table-cell table:style-name="ce8" table:formula="of:=INDEX([.S$5:.S$16];MATCH([.$A23];[.$J$5:.$J$16];0))" office:value-type="float" office:value="0" calcext:value-type="float">
            <text:p>0</text:p>
          </table:table-cell>
          <table:table-cell table:style-name="ce8" table:formula="of:=INDEX([.T$5:.T$16];MATCH([.$A23];[.$J$5:.$J$16];0))" office:value-type="float" office:value="0" calcext:value-type="float">
            <text:p>0</text:p>
          </table:table-cell>
          <table:table-cell table:style-name="ce8" table:formula="of:=INDEX([.U$5:.U$16];MATCH([.$A23];[.$J$5:.$J$16];0))" office:value-type="float" office:value="0" calcext:value-type="float">
            <text:p>0</text:p>
          </table:table-cell>
          <table:table-cell table:style-name="ce8" table:formula="of:=INDEX([.V$5:.V$16];MATCH([.$A23];[.$J$5:.$J$16];0))" office:value-type="float" office:value="0" calcext:value-type="float">
            <text:p>0</text:p>
          </table:table-cell>
          <table:table-cell table:style-name="ce8" table:formula="of:=INDEX([.W$5:.W$16];MATCH([.$A23];[.$J$5:.$J$16];0))" office:value-type="float" office:value="0" calcext:value-type="float">
            <text:p>0</text:p>
          </table:table-cell>
          <table:table-cell table:style-name="ce8" table:formula="of:=INDEX([.X$5:.X$16];MATCH([.$A23];[.$J$5:.$J$16];0))" office:value-type="float" office:value="0" calcext:value-type="float">
            <text:p>0</text:p>
          </table:table-cell>
          <table:table-cell table:style-name="ce8" table:formula="of:=INDEX([.Y$5:.Y$16];MATCH([.$A23];[.$J$5:.$J$16];0))" office:value-type="float" office:value="0" calcext:value-type="float">
            <text:p>0</text:p>
          </table:table-cell>
          <table:table-cell table:style-name="ce8" table:formula="of:=INDEX([.Z$5:.Z$16];MATCH([.$A23];[.$J$5:.$J$16];0))" office:value-type="float" office:value="0" calcext:value-type="float">
            <text:p>0</text:p>
          </table:table-cell>
          <table:table-cell table:style-name="ce8" table:formula="of:=INDEX([.AA$5:.AA$16];MATCH([.$A23];[.$J$5:.$J$16];0))" office:value-type="float" office:value="2" calcext:value-type="float">
            <text:p>2</text:p>
          </table:table-cell>
          <table:table-cell table:style-name="ce8" table:formula="of:=INDEX([.AB$5:.AB$16];MATCH([.$A23];[.$J$5:.$J$16];0))" office:value-type="float" office:value="2" calcext:value-type="float">
            <text:p>2</text:p>
          </table:table-cell>
          <table:table-cell table:style-name="ce8" table:formula="of:=INDEX([.AC$5:.AC$16];MATCH([.$A23];[.$J$5:.$J$16];0))" office:value-type="float" office:value="0" calcext:value-type="float">
            <text:p>0</text:p>
          </table:table-cell>
          <table:table-cell table:style-name="ce8" table:formula="of:=INDEX([.AD$5:.AD$16];MATCH([.$A23];[.$J$5:.$J$16];0))" office:value-type="float" office:value="0" calcext:value-type="float">
            <text:p>0</text:p>
          </table:table-cell>
          <table:table-cell table:style-name="ce8" table:formula="of:=INDEX([.AE$5:.AE$16];MATCH([.$A23];[.$J$5:.$J$16];0))" office:value-type="float" office:value="0" calcext:value-type="float">
            <text:p>0</text:p>
          </table:table-cell>
          <table:table-cell table:style-name="ce8" table:formula="of:=INDEX([.AF$5:.AF$16];MATCH([.$A23];[.$J$5:.$J$16];0))" office:value-type="float" office:value="2" calcext:value-type="float">
            <text:p>2</text:p>
          </table:table-cell>
          <table:table-cell table:style-name="ce8" table:formula="of:=INDEX([.AG$5:.AG$16];MATCH([.$A23];[.$J$5:.$J$16];0))" office:value-type="float" office:value="0" calcext:value-type="float">
            <text:p>0</text:p>
          </table:table-cell>
          <table:table-cell table:style-name="ce8" table:formula="of:=INDEX([.AH$5:.AH$16];MATCH([.$A23];[.$J$5:.$J$16];0))" office:value-type="float" office:value="0" calcext:value-type="float">
            <text:p>0</text:p>
          </table:table-cell>
          <table:table-cell table:formula="of:=2*SUM([.F23:.G23])" office:value-type="float" office:value="1996.875" calcext:value-type="float">
            <text:p>1996.875</text:p>
          </table:table-cell>
          <table:table-cell table:style-name="ce8" table:formula="of:=2*[.E23]" office:value-type="float" office:value="665.625" calcext:value-type="float">
            <text:p>666</text:p>
          </table:table-cell>
          <table:table-cell table:style-name="ce8" table:formula="of:=[.AI23]" office:value-type="float" office:value="1996.875" calcext:value-type="float">
            <text:p>1997</text:p>
          </table:table-cell>
          <table:table-cell table:style-name="ce8" table:formula="of:=[.AJ23]" office:value-type="float" office:value="665.625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3:.AP23])" office:value-type="float" office:value="12" calcext:value-type="float">
            <text:p>12</text:p>
          </table:table-cell>
          <table:table-cell table:formula="of:=SUM([.AI23:.AL23])/[.AQ23]" office:value-type="float" office:value="443.75" calcext:value-type="float">
            <text:p>443.75</text:p>
          </table:table-cell>
          <table:table-cell table:formula="of:=[.$AS$19]*[.C23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3]*[.$B23]" office:value-type="float" office:value="44.9296875" calcext:value-type="float">
            <text:p>45</text:p>
          </table:table-cell>
          <table:table-cell table:style-name="ce8" table:formula="of:=[.BB23]*[.$B23]" office:value-type="float" office:value="29.953125" calcext:value-type="float">
            <text:p>30</text:p>
          </table:table-cell>
          <table:table-cell table:style-name="ce8" table:formula="of:=[.BC23]*[.$B23]" office:value-type="float" office:value="44.9296875" calcext:value-type="float">
            <text:p>45</text:p>
          </table:table-cell>
          <table:table-cell table:style-name="ce8" table:formula="of:=[.BD23]*[.$B23]" office:value-type="float" office:value="29.953125" calcext:value-type="float">
            <text:p>30</text:p>
          </table:table-cell>
          <table:table-cell table:style-name="ce13" table:formula="of:=[.$BF23]*[.AS23]/3600" office:value-type="float" office:value="0.0888888888888889" calcext:value-type="float">
            <text:p>0.09</text:p>
          </table:table-cell>
          <table:table-cell table:style-name="ce13" table:formula="of:=[.$BF23]*[.AT23]/3600" office:value-type="float" office:value="0.0777777777777778" calcext:value-type="float">
            <text:p>0.08</text:p>
          </table:table-cell>
          <table:table-cell table:style-name="ce13" table:formula="of:=[.AI23]/[.AM23]/[.$AN$19]" office:value-type="float" office:value="0.249609375" calcext:value-type="float">
            <text:p>0.25</text:p>
          </table:table-cell>
          <table:table-cell table:style-name="ce13" table:formula="of:=[.AJ23]/[.AN23]/[.$AN$19]" office:value-type="float" office:value="0.16640625" calcext:value-type="float">
            <text:p>0.17</text:p>
          </table:table-cell>
          <table:table-cell table:style-name="ce13" table:formula="of:=[.AK23]/[.AO23]/[.$AN$19]" office:value-type="float" office:value="0.249609375" calcext:value-type="float">
            <text:p>0.25</text:p>
          </table:table-cell>
          <table:table-cell table:style-name="ce13" table:formula="of:=[.AL23]/[.AP23]/[.$AN$19]" office:value-type="float" office:value="0.16640625" calcext:value-type="float">
            <text:p>0.17</text:p>
          </table:table-cell>
          <table:table-cell table:style-name="ce14" table:formula="of:=[.B23]-SUM([.AS23:.AX23])" office:value-type="float" office:value="0.234375" calcext:value-type="float">
            <text:p>0.2</text:p>
          </table:table-cell>
          <table:table-cell table:formula="of:=3600/[.B2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140" calcext:value-type="float">
            <text:p>14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24]*[.E$22]" office:value-type="float" office:value="312.5" calcext:value-type="float">
            <text:p>313</text:p>
          </table:table-cell>
          <table:table-cell table:style-name="ce8" table:formula="of:=[.$D24]*[.F$22]" office:value-type="float" office:value="625" calcext:value-type="float">
            <text:p>625</text:p>
          </table:table-cell>
          <table:table-cell table:style-name="ce8" table:formula="of:=[.$D24]*[.G$22]" office:value-type="float" office:value="312.5" calcext:value-type="float">
            <text:p>313</text:p>
          </table:table-cell>
          <table:table-cell table:style-name="ce8" table:number-columns-repeated="3"/>
          <table:table-cell table:style-name="ce8" table:formula="of:=INDEX([.K$5:.K$16];MATCH([.$A24];[.$J$5:.$J$16];0))" office:value-type="float" office:value="0" calcext:value-type="float">
            <text:p>0</text:p>
          </table:table-cell>
          <table:table-cell table:style-name="ce8" table:formula="of:=INDEX([.L$5:.L$16];MATCH([.$A24];[.$J$5:.$J$16];0))" office:value-type="float" office:value="2" calcext:value-type="float">
            <text:p>2</text:p>
          </table:table-cell>
          <table:table-cell table:style-name="ce8" table:formula="of:=INDEX([.M$5:.M$16];MATCH([.$A24];[.$J$5:.$J$16];0))" office:value-type="float" office:value="2" calcext:value-type="float">
            <text:p>2</text:p>
          </table:table-cell>
          <table:table-cell table:style-name="ce8" table:formula="of:=INDEX([.N$5:.N$16];MATCH([.$A24];[.$J$5:.$J$16];0))" office:value-type="float" office:value="0" calcext:value-type="float">
            <text:p>0</text:p>
          </table:table-cell>
          <table:table-cell table:style-name="ce8" table:formula="of:=INDEX([.O$5:.O$16];MATCH([.$A24];[.$J$5:.$J$16];0))" office:value-type="float" office:value="0" calcext:value-type="float">
            <text:p>0</text:p>
          </table:table-cell>
          <table:table-cell table:style-name="ce8" table:formula="of:=INDEX([.P$5:.P$16];MATCH([.$A24];[.$J$5:.$J$16];0))" office:value-type="float" office:value="0" calcext:value-type="float">
            <text:p>0</text:p>
          </table:table-cell>
          <table:table-cell table:style-name="ce8" table:formula="of:=INDEX([.Q$5:.Q$16];MATCH([.$A24];[.$J$5:.$J$16];0))" office:value-type="float" office:value="2" calcext:value-type="float">
            <text:p>2</text:p>
          </table:table-cell>
          <table:table-cell table:style-name="ce8" table:formula="of:=INDEX([.R$5:.R$16];MATCH([.$A24];[.$J$5:.$J$16];0))" office:value-type="float" office:value="0" calcext:value-type="float">
            <text:p>0</text:p>
          </table:table-cell>
          <table:table-cell table:style-name="ce8" table:formula="of:=INDEX([.S$5:.S$16];MATCH([.$A24];[.$J$5:.$J$16];0))" office:value-type="float" office:value="0" calcext:value-type="float">
            <text:p>0</text:p>
          </table:table-cell>
          <table:table-cell table:style-name="ce8" table:formula="of:=INDEX([.T$5:.T$16];MATCH([.$A24];[.$J$5:.$J$16];0))" office:value-type="float" office:value="0" calcext:value-type="float">
            <text:p>0</text:p>
          </table:table-cell>
          <table:table-cell table:style-name="ce8" table:formula="of:=INDEX([.U$5:.U$16];MATCH([.$A24];[.$J$5:.$J$16];0))" office:value-type="float" office:value="0" calcext:value-type="float">
            <text:p>0</text:p>
          </table:table-cell>
          <table:table-cell table:style-name="ce8" table:formula="of:=INDEX([.V$5:.V$16];MATCH([.$A24];[.$J$5:.$J$16];0))" office:value-type="float" office:value="0" calcext:value-type="float">
            <text:p>0</text:p>
          </table:table-cell>
          <table:table-cell table:style-name="ce8" table:formula="of:=INDEX([.W$5:.W$16];MATCH([.$A24];[.$J$5:.$J$16];0))" office:value-type="float" office:value="0" calcext:value-type="float">
            <text:p>0</text:p>
          </table:table-cell>
          <table:table-cell table:style-name="ce8" table:formula="of:=INDEX([.X$5:.X$16];MATCH([.$A24];[.$J$5:.$J$16];0))" office:value-type="float" office:value="0" calcext:value-type="float">
            <text:p>0</text:p>
          </table:table-cell>
          <table:table-cell table:style-name="ce8" table:formula="of:=INDEX([.Y$5:.Y$16];MATCH([.$A24];[.$J$5:.$J$16];0))" office:value-type="float" office:value="0" calcext:value-type="float">
            <text:p>0</text:p>
          </table:table-cell>
          <table:table-cell table:style-name="ce8" table:formula="of:=INDEX([.Z$5:.Z$16];MATCH([.$A24];[.$J$5:.$J$16];0))" office:value-type="float" office:value="0" calcext:value-type="float">
            <text:p>0</text:p>
          </table:table-cell>
          <table:table-cell table:style-name="ce8" table:formula="of:=INDEX([.AA$5:.AA$16];MATCH([.$A24];[.$J$5:.$J$16];0))" office:value-type="float" office:value="2" calcext:value-type="float">
            <text:p>2</text:p>
          </table:table-cell>
          <table:table-cell table:style-name="ce8" table:formula="of:=INDEX([.AB$5:.AB$16];MATCH([.$A24];[.$J$5:.$J$16];0))" office:value-type="float" office:value="2" calcext:value-type="float">
            <text:p>2</text:p>
          </table:table-cell>
          <table:table-cell table:style-name="ce8" table:formula="of:=INDEX([.AC$5:.AC$16];MATCH([.$A24];[.$J$5:.$J$16];0))" office:value-type="float" office:value="0" calcext:value-type="float">
            <text:p>0</text:p>
          </table:table-cell>
          <table:table-cell table:style-name="ce8" table:formula="of:=INDEX([.AD$5:.AD$16];MATCH([.$A24];[.$J$5:.$J$16];0))" office:value-type="float" office:value="0" calcext:value-type="float">
            <text:p>0</text:p>
          </table:table-cell>
          <table:table-cell table:style-name="ce8" table:formula="of:=INDEX([.AE$5:.AE$16];MATCH([.$A24];[.$J$5:.$J$16];0))" office:value-type="float" office:value="0" calcext:value-type="float">
            <text:p>0</text:p>
          </table:table-cell>
          <table:table-cell table:style-name="ce8" table:formula="of:=INDEX([.AF$5:.AF$16];MATCH([.$A24];[.$J$5:.$J$16];0))" office:value-type="float" office:value="2" calcext:value-type="float">
            <text:p>2</text:p>
          </table:table-cell>
          <table:table-cell table:style-name="ce8" table:formula="of:=INDEX([.AG$5:.AG$16];MATCH([.$A24];[.$J$5:.$J$16];0))" office:value-type="float" office:value="0" calcext:value-type="float">
            <text:p>0</text:p>
          </table:table-cell>
          <table:table-cell table:style-name="ce8" table:formula="of:=INDEX([.AH$5:.AH$16];MATCH([.$A24];[.$J$5:.$J$16];0))" office:value-type="float" office:value="0" calcext:value-type="float">
            <text:p>0</text:p>
          </table:table-cell>
          <table:table-cell table:formula="of:=2*SUM([.F24:.G24])" office:value-type="float" office:value="1875" calcext:value-type="float">
            <text:p>1875</text:p>
          </table:table-cell>
          <table:table-cell table:style-name="ce8" table:formula="of:=2*[.E24]" office:value-type="float" office:value="625" calcext:value-type="float">
            <text:p>625</text:p>
          </table:table-cell>
          <table:table-cell table:formula="of:=[.AI24]" office:value-type="float" office:value="1875" calcext:value-type="float">
            <text:p>1875</text:p>
          </table:table-cell>
          <table:table-cell table:formula="of:=[.AJ24]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4:.AP24])" office:value-type="float" office:value="12" calcext:value-type="float">
            <text:p>12</text:p>
          </table:table-cell>
          <table:table-cell table:formula="of:=SUM([.AI24:.AL24])/[.AQ24]" office:value-type="float" office:value="416.666666666667" calcext:value-type="float">
            <text:p>416.6666666667</text:p>
          </table:table-cell>
          <table:table-cell table:formula="of:=[.$AS$19]*[.C24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4]*[.$B24]" office:value-type="float" office:value="32.8125" calcext:value-type="float">
            <text:p>33</text:p>
          </table:table-cell>
          <table:table-cell table:style-name="ce8" table:formula="of:=[.BB24]*[.$B24]" office:value-type="float" office:value="21.875" calcext:value-type="float">
            <text:p>22</text:p>
          </table:table-cell>
          <table:table-cell table:style-name="ce8" table:formula="of:=[.BC24]*[.$B24]" office:value-type="float" office:value="32.8125" calcext:value-type="float">
            <text:p>33</text:p>
          </table:table-cell>
          <table:table-cell table:style-name="ce8" table:formula="of:=[.BD24]*[.$B24]" office:value-type="float" office:value="21.875" calcext:value-type="float">
            <text:p>22</text:p>
          </table:table-cell>
          <table:table-cell table:style-name="ce13" table:formula="of:=[.$BF24]*[.AS24]/3600" office:value-type="float" office:value="0.114285714285714" calcext:value-type="float">
            <text:p>0.11</text:p>
          </table:table-cell>
          <table:table-cell table:style-name="ce13" table:formula="of:=[.$BF24]*[.AT24]/3600" office:value-type="float" office:value="0.1" calcext:value-type="float">
            <text:p>0.10</text:p>
          </table:table-cell>
          <table:table-cell table:style-name="ce13" table:formula="of:=[.AI24]/[.AM24]/[.$AN$19]" office:value-type="float" office:value="0.234375" calcext:value-type="float">
            <text:p>0.23</text:p>
          </table:table-cell>
          <table:table-cell table:style-name="ce13" table:formula="of:=[.AJ24]/[.AN24]/[.$AN$19]" office:value-type="float" office:value="0.15625" calcext:value-type="float">
            <text:p>0.16</text:p>
          </table:table-cell>
          <table:table-cell table:style-name="ce13" table:formula="of:=[.AK24]/[.AO24]/[.$AN$19]" office:value-type="float" office:value="0.234375" calcext:value-type="float">
            <text:p>0.23</text:p>
          </table:table-cell>
          <table:table-cell table:style-name="ce13" table:formula="of:=[.AL24]/[.AP24]/[.$AN$19]" office:value-type="float" office:value="0.15625" calcext:value-type="float">
            <text:p>0.16</text:p>
          </table:table-cell>
          <table:table-cell table:style-name="ce14" table:formula="of:=[.B24]-SUM([.AS24:.AX24])" office:value-type="float" office:value="0.625" calcext:value-type="float">
            <text:p>0.6</text:p>
          </table:table-cell>
          <table:table-cell table:formula="of:=3600/[.B24]" office:value-type="float" office:value="25.7142857142857" calcext:value-type="float">
            <text:p>25.714285714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.165" calcext:value-type="float">
            <text:p>1.17</text:p>
          </table:table-cell>
          <table:table-cell table:style-name="ce8" table:formula="of:=[.$D25]*[.E$22]" office:value-type="float" office:value="364.0625" calcext:value-type="float">
            <text:p>364</text:p>
          </table:table-cell>
          <table:table-cell table:style-name="ce8" table:formula="of:=[.$D25]*[.F$22]" office:value-type="float" office:value="728.125" calcext:value-type="float">
            <text:p>728</text:p>
          </table:table-cell>
          <table:table-cell table:style-name="ce8" table:formula="of:=[.$D25]*[.G$22]" office:value-type="float" office:value="364.0625" calcext:value-type="float">
            <text:p>364</text:p>
          </table:table-cell>
          <table:table-cell table:style-name="ce8" table:number-columns-repeated="3"/>
          <table:table-cell table:style-name="ce8" table:formula="of:=INDEX([.K$5:.K$16];MATCH([.$A25];[.$J$5:.$J$16];0))" office:value-type="float" office:value="0" calcext:value-type="float">
            <text:p>0</text:p>
          </table:table-cell>
          <table:table-cell table:style-name="ce8" table:formula="of:=INDEX([.L$5:.L$16];MATCH([.$A25];[.$J$5:.$J$16];0))" office:value-type="float" office:value="2" calcext:value-type="float">
            <text:p>2</text:p>
          </table:table-cell>
          <table:table-cell table:style-name="ce8" table:formula="of:=INDEX([.M$5:.M$16];MATCH([.$A25];[.$J$5:.$J$16];0))" office:value-type="float" office:value="2" calcext:value-type="float">
            <text:p>2</text:p>
          </table:table-cell>
          <table:table-cell table:style-name="ce8" table:formula="of:=INDEX([.N$5:.N$16];MATCH([.$A25];[.$J$5:.$J$16];0))" office:value-type="float" office:value="0" calcext:value-type="float">
            <text:p>0</text:p>
          </table:table-cell>
          <table:table-cell table:style-name="ce8" table:formula="of:=INDEX([.O$5:.O$16];MATCH([.$A25];[.$J$5:.$J$16];0))" office:value-type="float" office:value="0" calcext:value-type="float">
            <text:p>0</text:p>
          </table:table-cell>
          <table:table-cell table:style-name="ce8" table:formula="of:=INDEX([.P$5:.P$16];MATCH([.$A25];[.$J$5:.$J$16];0))" office:value-type="float" office:value="0" calcext:value-type="float">
            <text:p>0</text:p>
          </table:table-cell>
          <table:table-cell table:style-name="ce8" table:formula="of:=INDEX([.Q$5:.Q$16];MATCH([.$A25];[.$J$5:.$J$16];0))" office:value-type="float" office:value="2" calcext:value-type="float">
            <text:p>2</text:p>
          </table:table-cell>
          <table:table-cell table:style-name="ce8" table:formula="of:=INDEX([.R$5:.R$16];MATCH([.$A25];[.$J$5:.$J$16];0))" office:value-type="float" office:value="0" calcext:value-type="float">
            <text:p>0</text:p>
          </table:table-cell>
          <table:table-cell table:style-name="ce8" table:formula="of:=INDEX([.S$5:.S$16];MATCH([.$A25];[.$J$5:.$J$16];0))" office:value-type="float" office:value="0" calcext:value-type="float">
            <text:p>0</text:p>
          </table:table-cell>
          <table:table-cell table:style-name="ce8" table:formula="of:=INDEX([.T$5:.T$16];MATCH([.$A25];[.$J$5:.$J$16];0))" office:value-type="float" office:value="0" calcext:value-type="float">
            <text:p>0</text:p>
          </table:table-cell>
          <table:table-cell table:style-name="ce8" table:formula="of:=INDEX([.U$5:.U$16];MATCH([.$A25];[.$J$5:.$J$16];0))" office:value-type="float" office:value="0" calcext:value-type="float">
            <text:p>0</text:p>
          </table:table-cell>
          <table:table-cell table:style-name="ce8" table:formula="of:=INDEX([.V$5:.V$16];MATCH([.$A25];[.$J$5:.$J$16];0))" office:value-type="float" office:value="0" calcext:value-type="float">
            <text:p>0</text:p>
          </table:table-cell>
          <table:table-cell table:style-name="ce8" table:formula="of:=INDEX([.W$5:.W$16];MATCH([.$A25];[.$J$5:.$J$16];0))" office:value-type="float" office:value="0" calcext:value-type="float">
            <text:p>0</text:p>
          </table:table-cell>
          <table:table-cell table:style-name="ce8" table:formula="of:=INDEX([.X$5:.X$16];MATCH([.$A25];[.$J$5:.$J$16];0))" office:value-type="float" office:value="0" calcext:value-type="float">
            <text:p>0</text:p>
          </table:table-cell>
          <table:table-cell table:style-name="ce8" table:formula="of:=INDEX([.Y$5:.Y$16];MATCH([.$A25];[.$J$5:.$J$16];0))" office:value-type="float" office:value="0" calcext:value-type="float">
            <text:p>0</text:p>
          </table:table-cell>
          <table:table-cell table:style-name="ce8" table:formula="of:=INDEX([.Z$5:.Z$16];MATCH([.$A25];[.$J$5:.$J$16];0))" office:value-type="float" office:value="0" calcext:value-type="float">
            <text:p>0</text:p>
          </table:table-cell>
          <table:table-cell table:style-name="ce8" table:formula="of:=INDEX([.AA$5:.AA$16];MATCH([.$A25];[.$J$5:.$J$16];0))" office:value-type="float" office:value="2" calcext:value-type="float">
            <text:p>2</text:p>
          </table:table-cell>
          <table:table-cell table:style-name="ce8" table:formula="of:=INDEX([.AB$5:.AB$16];MATCH([.$A25];[.$J$5:.$J$16];0))" office:value-type="float" office:value="2" calcext:value-type="float">
            <text:p>2</text:p>
          </table:table-cell>
          <table:table-cell table:style-name="ce8" table:formula="of:=INDEX([.AC$5:.AC$16];MATCH([.$A25];[.$J$5:.$J$16];0))" office:value-type="float" office:value="0" calcext:value-type="float">
            <text:p>0</text:p>
          </table:table-cell>
          <table:table-cell table:style-name="ce8" table:formula="of:=INDEX([.AD$5:.AD$16];MATCH([.$A25];[.$J$5:.$J$16];0))" office:value-type="float" office:value="0" calcext:value-type="float">
            <text:p>0</text:p>
          </table:table-cell>
          <table:table-cell table:style-name="ce8" table:formula="of:=INDEX([.AE$5:.AE$16];MATCH([.$A25];[.$J$5:.$J$16];0))" office:value-type="float" office:value="0" calcext:value-type="float">
            <text:p>0</text:p>
          </table:table-cell>
          <table:table-cell table:style-name="ce8" table:formula="of:=INDEX([.AF$5:.AF$16];MATCH([.$A25];[.$J$5:.$J$16];0))" office:value-type="float" office:value="2" calcext:value-type="float">
            <text:p>2</text:p>
          </table:table-cell>
          <table:table-cell table:style-name="ce8" table:formula="of:=INDEX([.AG$5:.AG$16];MATCH([.$A25];[.$J$5:.$J$16];0))" office:value-type="float" office:value="0" calcext:value-type="float">
            <text:p>0</text:p>
          </table:table-cell>
          <table:table-cell table:style-name="ce8" table:formula="of:=INDEX([.AH$5:.AH$16];MATCH([.$A25];[.$J$5:.$J$16];0))" office:value-type="float" office:value="0" calcext:value-type="float">
            <text:p>0</text:p>
          </table:table-cell>
          <table:table-cell table:formula="of:=2*SUM([.F25:.G25])" office:value-type="float" office:value="2184.375" calcext:value-type="float">
            <text:p>2184.375</text:p>
          </table:table-cell>
          <table:table-cell table:style-name="ce8" table:formula="of:=2*[.E25]" office:value-type="float" office:value="728.125" calcext:value-type="float">
            <text:p>728</text:p>
          </table:table-cell>
          <table:table-cell table:style-name="ce8" table:formula="of:=[.AI25]" office:value-type="float" office:value="2184.375" calcext:value-type="float">
            <text:p>2184</text:p>
          </table:table-cell>
          <table:table-cell table:style-name="ce8" table:formula="of:=[.AJ25]" office:value-type="float" office:value="728.125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5:.AP25])" office:value-type="float" office:value="12" calcext:value-type="float">
            <text:p>12</text:p>
          </table:table-cell>
          <table:table-cell table:formula="of:=SUM([.AI25:.AL25])/[.AQ25]" office:value-type="float" office:value="485.416666666667" calcext:value-type="float">
            <text:p>485.4166666667</text:p>
          </table:table-cell>
          <table:table-cell table:formula="of:=[.$AS$19]*[.C25]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BA25]*[.$B25]" office:value-type="float" office:value="49.1484375" calcext:value-type="float">
            <text:p>49</text:p>
          </table:table-cell>
          <table:table-cell table:style-name="ce8" table:formula="of:=[.BB25]*[.$B25]" office:value-type="float" office:value="32.765625" calcext:value-type="float">
            <text:p>33</text:p>
          </table:table-cell>
          <table:table-cell table:style-name="ce8" table:formula="of:=[.BC25]*[.$B25]" office:value-type="float" office:value="49.1484375" calcext:value-type="float">
            <text:p>49</text:p>
          </table:table-cell>
          <table:table-cell table:style-name="ce8" table:formula="of:=[.BD25]*[.$B25]" office:value-type="float" office:value="32.765625" calcext:value-type="float">
            <text:p>33</text:p>
          </table:table-cell>
          <table:table-cell table:style-name="ce13" table:formula="of:=[.$BF25]*[.AS25]/3600" office:value-type="float" office:value="0.0888888888888889" calcext:value-type="float">
            <text:p>0.09</text:p>
          </table:table-cell>
          <table:table-cell table:style-name="ce13" table:formula="of:=[.$BF25]*[.AT25]/3600" office:value-type="float" office:value="0" calcext:value-type="float">
            <text:p>0.00</text:p>
          </table:table-cell>
          <table:table-cell table:style-name="ce13" table:formula="of:=[.AI25]/[.AM25]/[.$AN$19]" office:value-type="float" office:value="0.273046875" calcext:value-type="float">
            <text:p>0.27</text:p>
          </table:table-cell>
          <table:table-cell table:style-name="ce13" table:formula="of:=[.AJ25]/[.AN25]/[.$AN$19]" office:value-type="float" office:value="0.18203125" calcext:value-type="float">
            <text:p>0.18</text:p>
          </table:table-cell>
          <table:table-cell table:style-name="ce13" table:formula="of:=[.AK25]/[.AO25]/[.$AN$19]" office:value-type="float" office:value="0.273046875" calcext:value-type="float">
            <text:p>0.27</text:p>
          </table:table-cell>
          <table:table-cell table:style-name="ce13" table:formula="of:=[.AL25]/[.AP25]/[.$AN$19]" office:value-type="float" office:value="0.18203125" calcext:value-type="float">
            <text:p>0.18</text:p>
          </table:table-cell>
          <table:table-cell table:style-name="ce14" table:formula="of:=[.B25]-SUM([.AS25:.AX25])" office:value-type="float" office:value="0.171875" calcext:value-type="float">
            <text:p>0.2</text:p>
          </table:table-cell>
          <table:table-cell table:formula="of:=3600/[.B2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75" calcext:value-type="float">
            <text:p>7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26]*[.E$22]" office:value-type="float" office:value="312.5" calcext:value-type="float">
            <text:p>313</text:p>
          </table:table-cell>
          <table:table-cell table:style-name="ce8" table:formula="of:=[.$D26]*[.F$22]" office:value-type="float" office:value="625" calcext:value-type="float">
            <text:p>625</text:p>
          </table:table-cell>
          <table:table-cell table:style-name="ce8" table:formula="of:=[.$D26]*[.G$22]" office:value-type="float" office:value="312.5" calcext:value-type="float">
            <text:p>313</text:p>
          </table:table-cell>
          <table:table-cell table:style-name="ce8" table:number-columns-repeated="3"/>
          <table:table-cell table:style-name="ce8" table:formula="of:=INDEX([.K$5:.K$16];MATCH([.$A26];[.$J$5:.$J$16];0))" office:value-type="float" office:value="0" calcext:value-type="float">
            <text:p>0</text:p>
          </table:table-cell>
          <table:table-cell table:style-name="ce8" table:formula="of:=INDEX([.L$5:.L$16];MATCH([.$A26];[.$J$5:.$J$16];0))" office:value-type="float" office:value="2" calcext:value-type="float">
            <text:p>2</text:p>
          </table:table-cell>
          <table:table-cell table:style-name="ce8" table:formula="of:=INDEX([.M$5:.M$16];MATCH([.$A26];[.$J$5:.$J$16];0))" office:value-type="float" office:value="2" calcext:value-type="float">
            <text:p>2</text:p>
          </table:table-cell>
          <table:table-cell table:style-name="ce8" table:formula="of:=INDEX([.N$5:.N$16];MATCH([.$A26];[.$J$5:.$J$16];0))" office:value-type="float" office:value="0" calcext:value-type="float">
            <text:p>0</text:p>
          </table:table-cell>
          <table:table-cell table:style-name="ce8" table:formula="of:=INDEX([.O$5:.O$16];MATCH([.$A26];[.$J$5:.$J$16];0))" office:value-type="float" office:value="0" calcext:value-type="float">
            <text:p>0</text:p>
          </table:table-cell>
          <table:table-cell table:style-name="ce8" table:formula="of:=INDEX([.P$5:.P$16];MATCH([.$A26];[.$J$5:.$J$16];0))" office:value-type="float" office:value="0" calcext:value-type="float">
            <text:p>0</text:p>
          </table:table-cell>
          <table:table-cell table:style-name="ce8" table:formula="of:=INDEX([.Q$5:.Q$16];MATCH([.$A26];[.$J$5:.$J$16];0))" office:value-type="float" office:value="2" calcext:value-type="float">
            <text:p>2</text:p>
          </table:table-cell>
          <table:table-cell table:style-name="ce8" table:formula="of:=INDEX([.R$5:.R$16];MATCH([.$A26];[.$J$5:.$J$16];0))" office:value-type="float" office:value="0" calcext:value-type="float">
            <text:p>0</text:p>
          </table:table-cell>
          <table:table-cell table:style-name="ce8" table:formula="of:=INDEX([.S$5:.S$16];MATCH([.$A26];[.$J$5:.$J$16];0))" office:value-type="float" office:value="0" calcext:value-type="float">
            <text:p>0</text:p>
          </table:table-cell>
          <table:table-cell table:style-name="ce8" table:formula="of:=INDEX([.T$5:.T$16];MATCH([.$A26];[.$J$5:.$J$16];0))" office:value-type="float" office:value="0" calcext:value-type="float">
            <text:p>0</text:p>
          </table:table-cell>
          <table:table-cell table:style-name="ce8" table:formula="of:=INDEX([.U$5:.U$16];MATCH([.$A26];[.$J$5:.$J$16];0))" office:value-type="float" office:value="0" calcext:value-type="float">
            <text:p>0</text:p>
          </table:table-cell>
          <table:table-cell table:style-name="ce8" table:formula="of:=INDEX([.V$5:.V$16];MATCH([.$A26];[.$J$5:.$J$16];0))" office:value-type="float" office:value="0" calcext:value-type="float">
            <text:p>0</text:p>
          </table:table-cell>
          <table:table-cell table:style-name="ce8" table:formula="of:=INDEX([.W$5:.W$16];MATCH([.$A26];[.$J$5:.$J$16];0))" office:value-type="float" office:value="0" calcext:value-type="float">
            <text:p>0</text:p>
          </table:table-cell>
          <table:table-cell table:style-name="ce8" table:formula="of:=INDEX([.X$5:.X$16];MATCH([.$A26];[.$J$5:.$J$16];0))" office:value-type="float" office:value="0" calcext:value-type="float">
            <text:p>0</text:p>
          </table:table-cell>
          <table:table-cell table:style-name="ce8" table:formula="of:=INDEX([.Y$5:.Y$16];MATCH([.$A26];[.$J$5:.$J$16];0))" office:value-type="float" office:value="0" calcext:value-type="float">
            <text:p>0</text:p>
          </table:table-cell>
          <table:table-cell table:style-name="ce8" table:formula="of:=INDEX([.Z$5:.Z$16];MATCH([.$A26];[.$J$5:.$J$16];0))" office:value-type="float" office:value="0" calcext:value-type="float">
            <text:p>0</text:p>
          </table:table-cell>
          <table:table-cell table:style-name="ce8" table:formula="of:=INDEX([.AA$5:.AA$16];MATCH([.$A26];[.$J$5:.$J$16];0))" office:value-type="float" office:value="2" calcext:value-type="float">
            <text:p>2</text:p>
          </table:table-cell>
          <table:table-cell table:style-name="ce8" table:formula="of:=INDEX([.AB$5:.AB$16];MATCH([.$A26];[.$J$5:.$J$16];0))" office:value-type="float" office:value="2" calcext:value-type="float">
            <text:p>2</text:p>
          </table:table-cell>
          <table:table-cell table:style-name="ce8" table:formula="of:=INDEX([.AC$5:.AC$16];MATCH([.$A26];[.$J$5:.$J$16];0))" office:value-type="float" office:value="0" calcext:value-type="float">
            <text:p>0</text:p>
          </table:table-cell>
          <table:table-cell table:style-name="ce8" table:formula="of:=INDEX([.AD$5:.AD$16];MATCH([.$A26];[.$J$5:.$J$16];0))" office:value-type="float" office:value="0" calcext:value-type="float">
            <text:p>0</text:p>
          </table:table-cell>
          <table:table-cell table:style-name="ce8" table:formula="of:=INDEX([.AE$5:.AE$16];MATCH([.$A26];[.$J$5:.$J$16];0))" office:value-type="float" office:value="0" calcext:value-type="float">
            <text:p>0</text:p>
          </table:table-cell>
          <table:table-cell table:style-name="ce8" table:formula="of:=INDEX([.AF$5:.AF$16];MATCH([.$A26];[.$J$5:.$J$16];0))" office:value-type="float" office:value="2" calcext:value-type="float">
            <text:p>2</text:p>
          </table:table-cell>
          <table:table-cell table:style-name="ce8" table:formula="of:=INDEX([.AG$5:.AG$16];MATCH([.$A26];[.$J$5:.$J$16];0))" office:value-type="float" office:value="0" calcext:value-type="float">
            <text:p>0</text:p>
          </table:table-cell>
          <table:table-cell table:style-name="ce8" table:formula="of:=INDEX([.AH$5:.AH$16];MATCH([.$A26];[.$J$5:.$J$16];0))" office:value-type="float" office:value="0" calcext:value-type="float">
            <text:p>0</text:p>
          </table:table-cell>
          <table:table-cell table:formula="of:=2*SUM([.F26:.G26])" office:value-type="float" office:value="1875" calcext:value-type="float">
            <text:p>1875</text:p>
          </table:table-cell>
          <table:table-cell table:style-name="ce8" table:formula="of:=2*[.E26]" office:value-type="float" office:value="625" calcext:value-type="float">
            <text:p>625</text:p>
          </table:table-cell>
          <table:table-cell table:formula="of:=[.AI26]" office:value-type="float" office:value="1875" calcext:value-type="float">
            <text:p>1875</text:p>
          </table:table-cell>
          <table:table-cell table:formula="of:=[.AJ26]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6:.AP26])" office:value-type="float" office:value="12" calcext:value-type="float">
            <text:p>12</text:p>
          </table:table-cell>
          <table:table-cell table:formula="of:=SUM([.AI26:.AL26])/[.AQ26]" office:value-type="float" office:value="416.666666666667" calcext:value-type="float">
            <text:p>416.6666666667</text:p>
          </table:table-cell>
          <table:table-cell table:formula="of:=[.$AS$19]*[.C26]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BA26]*[.$B26]" office:value-type="float" office:value="17.578125" calcext:value-type="float">
            <text:p>18</text:p>
          </table:table-cell>
          <table:table-cell table:style-name="ce8" table:formula="of:=[.BB26]*[.$B26]" office:value-type="float" office:value="11.71875" calcext:value-type="float">
            <text:p>12</text:p>
          </table:table-cell>
          <table:table-cell table:style-name="ce8" table:formula="of:=[.BC26]*[.$B26]" office:value-type="float" office:value="17.578125" calcext:value-type="float">
            <text:p>18</text:p>
          </table:table-cell>
          <table:table-cell table:style-name="ce8" table:formula="of:=[.BD26]*[.$B26]" office:value-type="float" office:value="11.71875" calcext:value-type="float">
            <text:p>12</text:p>
          </table:table-cell>
          <table:table-cell table:style-name="ce13" table:formula="of:=[.$BF26]*[.AS26]/3600" office:value-type="float" office:value="0.213333333333333" calcext:value-type="float">
            <text:p>0.21</text:p>
          </table:table-cell>
          <table:table-cell table:style-name="ce13" table:formula="of:=[.$BF26]*[.AT26]/3600" office:value-type="float" office:value="0" calcext:value-type="float">
            <text:p>0.00</text:p>
          </table:table-cell>
          <table:table-cell table:style-name="ce13" table:formula="of:=[.AI26]/[.AM26]/[.$AN$19]" office:value-type="float" office:value="0.234375" calcext:value-type="float">
            <text:p>0.23</text:p>
          </table:table-cell>
          <table:table-cell table:style-name="ce13" table:formula="of:=[.AJ26]/[.AN26]/[.$AN$19]" office:value-type="float" office:value="0.15625" calcext:value-type="float">
            <text:p>0.16</text:p>
          </table:table-cell>
          <table:table-cell table:style-name="ce13" table:formula="of:=[.AK26]/[.AO26]/[.$AN$19]" office:value-type="float" office:value="0.234375" calcext:value-type="float">
            <text:p>0.23</text:p>
          </table:table-cell>
          <table:table-cell table:style-name="ce13" table:formula="of:=[.AL26]/[.AP26]/[.$AN$19]" office:value-type="float" office:value="0.15625" calcext:value-type="float">
            <text:p>0.16</text:p>
          </table:table-cell>
          <table:table-cell table:style-name="ce14" table:formula="of:=[.B26]-SUM([.AS26:.AX26])" office:value-type="float" office:value="0.40625" calcext:value-type="float">
            <text:p>0.4</text:p>
          </table:table-cell>
          <table:table-cell table:formula="of:=3600/[.B26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27]*[.E$22]" office:value-type="float" office:value="312.5" calcext:value-type="float">
            <text:p>313</text:p>
          </table:table-cell>
          <table:table-cell table:style-name="ce8" table:formula="of:=[.$D27]*[.F$22]" office:value-type="float" office:value="625" calcext:value-type="float">
            <text:p>625</text:p>
          </table:table-cell>
          <table:table-cell table:style-name="ce8" table:formula="of:=[.$D27]*[.G$22]" office:value-type="float" office:value="312.5" calcext:value-type="float">
            <text:p>313</text:p>
          </table:table-cell>
          <table:table-cell table:style-name="ce8" table:number-columns-repeated="3"/>
          <table:table-cell table:style-name="ce8" table:formula="of:=INDEX([.K$5:.K$16];MATCH([.$A27];[.$J$5:.$J$16];0))" office:value-type="float" office:value="0" calcext:value-type="float">
            <text:p>0</text:p>
          </table:table-cell>
          <table:table-cell table:style-name="ce8" table:formula="of:=INDEX([.L$5:.L$16];MATCH([.$A27];[.$J$5:.$J$16];0))" office:value-type="float" office:value="2" calcext:value-type="float">
            <text:p>2</text:p>
          </table:table-cell>
          <table:table-cell table:style-name="ce8" table:formula="of:=INDEX([.M$5:.M$16];MATCH([.$A27];[.$J$5:.$J$16];0))" office:value-type="float" office:value="2" calcext:value-type="float">
            <text:p>2</text:p>
          </table:table-cell>
          <table:table-cell table:style-name="ce8" table:formula="of:=INDEX([.N$5:.N$16];MATCH([.$A27];[.$J$5:.$J$16];0))" office:value-type="float" office:value="0" calcext:value-type="float">
            <text:p>0</text:p>
          </table:table-cell>
          <table:table-cell table:style-name="ce8" table:formula="of:=INDEX([.O$5:.O$16];MATCH([.$A27];[.$J$5:.$J$16];0))" office:value-type="float" office:value="0" calcext:value-type="float">
            <text:p>0</text:p>
          </table:table-cell>
          <table:table-cell table:style-name="ce8" table:formula="of:=INDEX([.P$5:.P$16];MATCH([.$A27];[.$J$5:.$J$16];0))" office:value-type="float" office:value="0" calcext:value-type="float">
            <text:p>0</text:p>
          </table:table-cell>
          <table:table-cell table:style-name="ce8" table:formula="of:=INDEX([.Q$5:.Q$16];MATCH([.$A27];[.$J$5:.$J$16];0))" office:value-type="float" office:value="2" calcext:value-type="float">
            <text:p>2</text:p>
          </table:table-cell>
          <table:table-cell table:style-name="ce8" table:formula="of:=INDEX([.R$5:.R$16];MATCH([.$A27];[.$J$5:.$J$16];0))" office:value-type="float" office:value="0" calcext:value-type="float">
            <text:p>0</text:p>
          </table:table-cell>
          <table:table-cell table:style-name="ce8" table:formula="of:=INDEX([.S$5:.S$16];MATCH([.$A27];[.$J$5:.$J$16];0))" office:value-type="float" office:value="0" calcext:value-type="float">
            <text:p>0</text:p>
          </table:table-cell>
          <table:table-cell table:style-name="ce8" table:formula="of:=INDEX([.T$5:.T$16];MATCH([.$A27];[.$J$5:.$J$16];0))" office:value-type="float" office:value="0" calcext:value-type="float">
            <text:p>0</text:p>
          </table:table-cell>
          <table:table-cell table:style-name="ce8" table:formula="of:=INDEX([.U$5:.U$16];MATCH([.$A27];[.$J$5:.$J$16];0))" office:value-type="float" office:value="0" calcext:value-type="float">
            <text:p>0</text:p>
          </table:table-cell>
          <table:table-cell table:style-name="ce8" table:formula="of:=INDEX([.V$5:.V$16];MATCH([.$A27];[.$J$5:.$J$16];0))" office:value-type="float" office:value="0" calcext:value-type="float">
            <text:p>0</text:p>
          </table:table-cell>
          <table:table-cell table:style-name="ce8" table:formula="of:=INDEX([.W$5:.W$16];MATCH([.$A27];[.$J$5:.$J$16];0))" office:value-type="float" office:value="0" calcext:value-type="float">
            <text:p>0</text:p>
          </table:table-cell>
          <table:table-cell table:style-name="ce8" table:formula="of:=INDEX([.X$5:.X$16];MATCH([.$A27];[.$J$5:.$J$16];0))" office:value-type="float" office:value="0" calcext:value-type="float">
            <text:p>0</text:p>
          </table:table-cell>
          <table:table-cell table:style-name="ce8" table:formula="of:=INDEX([.Y$5:.Y$16];MATCH([.$A27];[.$J$5:.$J$16];0))" office:value-type="float" office:value="0" calcext:value-type="float">
            <text:p>0</text:p>
          </table:table-cell>
          <table:table-cell table:style-name="ce8" table:formula="of:=INDEX([.Z$5:.Z$16];MATCH([.$A27];[.$J$5:.$J$16];0))" office:value-type="float" office:value="1" calcext:value-type="float">
            <text:p>1</text:p>
          </table:table-cell>
          <table:table-cell table:style-name="ce8" table:formula="of:=INDEX([.AA$5:.AA$16];MATCH([.$A27];[.$J$5:.$J$16];0))" office:value-type="float" office:value="1" calcext:value-type="float">
            <text:p>1</text:p>
          </table:table-cell>
          <table:table-cell table:style-name="ce8" table:formula="of:=INDEX([.AB$5:.AB$16];MATCH([.$A27];[.$J$5:.$J$16];0))" office:value-type="float" office:value="1" calcext:value-type="float">
            <text:p>1</text:p>
          </table:table-cell>
          <table:table-cell table:style-name="ce8" table:formula="of:=INDEX([.AC$5:.AC$16];MATCH([.$A27];[.$J$5:.$J$16];0))" office:value-type="float" office:value="0" calcext:value-type="float">
            <text:p>0</text:p>
          </table:table-cell>
          <table:table-cell table:style-name="ce8" table:formula="of:=INDEX([.AD$5:.AD$16];MATCH([.$A27];[.$J$5:.$J$16];0))" office:value-type="float" office:value="0" calcext:value-type="float">
            <text:p>0</text:p>
          </table:table-cell>
          <table:table-cell table:style-name="ce8" table:formula="of:=INDEX([.AE$5:.AE$16];MATCH([.$A27];[.$J$5:.$J$16];0))" office:value-type="float" office:value="0" calcext:value-type="float">
            <text:p>0</text:p>
          </table:table-cell>
          <table:table-cell table:style-name="ce8" table:formula="of:=INDEX([.AF$5:.AF$16];MATCH([.$A27];[.$J$5:.$J$16];0))" office:value-type="float" office:value="1" calcext:value-type="float">
            <text:p>1</text:p>
          </table:table-cell>
          <table:table-cell table:style-name="ce8" table:formula="of:=INDEX([.AG$5:.AG$16];MATCH([.$A27];[.$J$5:.$J$16];0))" office:value-type="float" office:value="1" calcext:value-type="float">
            <text:p>1</text:p>
          </table:table-cell>
          <table:table-cell table:style-name="ce8" table:formula="of:=INDEX([.AH$5:.AH$16];MATCH([.$A27];[.$J$5:.$J$16];0))" office:value-type="float" office:value="1" calcext:value-type="float">
            <text:p>1</text:p>
          </table:table-cell>
          <table:table-cell table:formula="of:=2*SUM([.F27:.G27])" office:value-type="float" office:value="1875" calcext:value-type="float">
            <text:p>1875</text:p>
          </table:table-cell>
          <table:table-cell table:style-name="ce8" table:formula="of:=2*[.E27]" office:value-type="float" office:value="625" calcext:value-type="float">
            <text:p>625</text:p>
          </table:table-cell>
          <table:table-cell table:formula="of:=SUM([.E27:.G27])" office:value-type="float" office:value="1250" calcext:value-type="float">
            <text:p>1250</text:p>
          </table:table-cell>
          <table:table-cell table:formula="of:=[.AK27]"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manual_fill.AM27:.AP27])" office:value-type="float" office:value="12" calcext:value-type="float">
            <text:p>12</text:p>
          </table:table-cell>
          <table:table-cell table:formula="of:=SUM([.AI27:.AL27])/[.AQ27]" office:value-type="float" office:value="416.666666666667" calcext:value-type="float">
            <text:p>416.6666666667</text:p>
          </table:table-cell>
          <table:table-cell table:formula="of:=[.$AS$19]*[.C27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7]*[.$B27]" office:value-type="float" office:value="37.03125" calcext:value-type="float">
            <text:p>37</text:p>
          </table:table-cell>
          <table:table-cell table:style-name="ce8" table:formula="of:=[.BB27]*[.$B27]" office:value-type="float" office:value="24.6875" calcext:value-type="float">
            <text:p>25</text:p>
          </table:table-cell>
          <table:table-cell table:style-name="ce8" table:formula="of:=[.BC27]*[.$B27]" office:value-type="float" office:value="32.9166666666667" calcext:value-type="float">
            <text:p>33</text:p>
          </table:table-cell>
          <table:table-cell table:style-name="ce8" table:formula="of:=[.BD27]*[.$B27]" office:value-type="float" office:value="32.9166666666667" calcext:value-type="float">
            <text:p>33</text:p>
          </table:table-cell>
          <table:table-cell table:style-name="ce13" table:formula="of:=[.$BF27]*[.AS27]/3600" office:value-type="float" office:value="0.10126582278481" calcext:value-type="float">
            <text:p>0.10</text:p>
          </table:table-cell>
          <table:table-cell table:style-name="ce13" table:formula="of:=[.$BF27]*[.AT27]/3600" office:value-type="float" office:value="0.0886075949367089" calcext:value-type="float">
            <text:p>0.09</text:p>
          </table:table-cell>
          <table:table-cell table:style-name="ce13" table:formula="of:=[.AI27]/[.AM27]/[.$AN$19]" office:value-type="float" office:value="0.234375" calcext:value-type="float">
            <text:p>0.23</text:p>
          </table:table-cell>
          <table:table-cell table:style-name="ce13" table:formula="of:=[.AJ27]/[.AN27]/[.$AN$19]" office:value-type="float" office:value="0.15625" calcext:value-type="float">
            <text:p>0.16</text:p>
          </table:table-cell>
          <table:table-cell table:style-name="ce13" table:formula="of:=[.AK27]/[.AO27]/[.$AN$19]" office:value-type="float" office:value="0.208333333333333" calcext:value-type="float">
            <text:p>0.21</text:p>
          </table:table-cell>
          <table:table-cell table:style-name="ce13" table:formula="of:=[.AL27]/[.AP27]/[.$AN$19]" office:value-type="float" office:value="0.208333333333333" calcext:value-type="float">
            <text:p>0.21</text:p>
          </table:table-cell>
          <table:table-cell table:style-name="ce14" table:formula="of:=[.B27]-SUM([.AS27:.AX27])" office:value-type="float" office:value="0.447916666666657" calcext:value-type="float">
            <text:p>0.4</text:p>
          </table:table-cell>
          <table:table-cell table:formula="of:=3600/[.B27]" office:value-type="float" office:value="22.7848101265823" calcext:value-type="float">
            <text:p>22.7848101266</text:p>
          </table:table-cell>
          <table:table-cell/>
        </table:table-row>
        <table:table-row table:style-name="ro1">
          <table:table-cell office:value-type="string" calcext:value-type="string">
            <text:p>Bk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.015" calcext:value-type="float">
            <text:p>1.02</text:p>
          </table:table-cell>
          <table:table-cell table:style-name="ce8" table:formula="of:=[.$D28]*[.E$22]" office:value-type="float" office:value="317.1875" calcext:value-type="float">
            <text:p>317</text:p>
          </table:table-cell>
          <table:table-cell table:style-name="ce8" table:formula="of:=[.$D28]*[.F$22]" office:value-type="float" office:value="634.375" calcext:value-type="float">
            <text:p>63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INDEX([.K$5:.K$16];MATCH([.$A28];[.$J$5:.$J$16];0))" office:value-type="float" office:value="0" calcext:value-type="float">
            <text:p>0</text:p>
          </table:table-cell>
          <table:table-cell table:style-name="ce8" table:formula="of:=INDEX([.L$5:.L$16];MATCH([.$A28];[.$J$5:.$J$16];0))" office:value-type="float" office:value="2" calcext:value-type="float">
            <text:p>2</text:p>
          </table:table-cell>
          <table:table-cell table:style-name="ce8" table:formula="of:=INDEX([.M$5:.M$16];MATCH([.$A28];[.$J$5:.$J$16];0))" office:value-type="float" office:value="2" calcext:value-type="float">
            <text:p>2</text:p>
          </table:table-cell>
          <table:table-cell table:style-name="ce8" table:formula="of:=INDEX([.N$5:.N$16];MATCH([.$A28];[.$J$5:.$J$16];0))" office:value-type="float" office:value="0" calcext:value-type="float">
            <text:p>0</text:p>
          </table:table-cell>
          <table:table-cell table:style-name="ce8" table:formula="of:=INDEX([.O$5:.O$16];MATCH([.$A28];[.$J$5:.$J$16];0))" office:value-type="float" office:value="0" calcext:value-type="float">
            <text:p>0</text:p>
          </table:table-cell>
          <table:table-cell table:style-name="ce8" table:formula="of:=INDEX([.P$5:.P$16];MATCH([.$A28];[.$J$5:.$J$16];0))" office:value-type="float" office:value="0" calcext:value-type="float">
            <text:p>0</text:p>
          </table:table-cell>
          <table:table-cell table:style-name="ce8" table:formula="of:=INDEX([.Q$5:.Q$16];MATCH([.$A28];[.$J$5:.$J$16];0))" office:value-type="float" office:value="2" calcext:value-type="float">
            <text:p>2</text:p>
          </table:table-cell>
          <table:table-cell table:style-name="ce8" table:formula="of:=INDEX([.R$5:.R$16];MATCH([.$A28];[.$J$5:.$J$16];0))" office:value-type="float" office:value="0" calcext:value-type="float">
            <text:p>0</text:p>
          </table:table-cell>
          <table:table-cell table:style-name="ce8" table:formula="of:=INDEX([.S$5:.S$16];MATCH([.$A28];[.$J$5:.$J$16];0))" office:value-type="float" office:value="0" calcext:value-type="float">
            <text:p>0</text:p>
          </table:table-cell>
          <table:table-cell table:style-name="ce8" table:formula="of:=INDEX([.T$5:.T$16];MATCH([.$A28];[.$J$5:.$J$16];0))" office:value-type="float" office:value="0" calcext:value-type="float">
            <text:p>0</text:p>
          </table:table-cell>
          <table:table-cell table:style-name="ce8" table:formula="of:=INDEX([.U$5:.U$16];MATCH([.$A28];[.$J$5:.$J$16];0))" office:value-type="float" office:value="0" calcext:value-type="float">
            <text:p>0</text:p>
          </table:table-cell>
          <table:table-cell table:style-name="ce8" table:formula="of:=INDEX([.V$5:.V$16];MATCH([.$A28];[.$J$5:.$J$16];0))" office:value-type="float" office:value="0" calcext:value-type="float">
            <text:p>0</text:p>
          </table:table-cell>
          <table:table-cell table:style-name="ce8" table:formula="of:=INDEX([.W$5:.W$16];MATCH([.$A28];[.$J$5:.$J$16];0))" office:value-type="float" office:value="0" calcext:value-type="float">
            <text:p>0</text:p>
          </table:table-cell>
          <table:table-cell table:style-name="ce8" table:formula="of:=INDEX([.X$5:.X$16];MATCH([.$A28];[.$J$5:.$J$16];0))" office:value-type="float" office:value="0" calcext:value-type="float">
            <text:p>0</text:p>
          </table:table-cell>
          <table:table-cell table:style-name="ce8" table:formula="of:=INDEX([.Y$5:.Y$16];MATCH([.$A28];[.$J$5:.$J$16];0))" office:value-type="float" office:value="0" calcext:value-type="float">
            <text:p>0</text:p>
          </table:table-cell>
          <table:table-cell table:style-name="ce8" table:formula="of:=INDEX([.Z$5:.Z$16];MATCH([.$A28];[.$J$5:.$J$16];0))" office:value-type="float" office:value="1" calcext:value-type="float">
            <text:p>1</text:p>
          </table:table-cell>
          <table:table-cell table:style-name="ce8" table:formula="of:=INDEX([.AA$5:.AA$16];MATCH([.$A28];[.$J$5:.$J$16];0))" office:value-type="float" office:value="1" calcext:value-type="float">
            <text:p>1</text:p>
          </table:table-cell>
          <table:table-cell table:style-name="ce8" table:formula="of:=INDEX([.AB$5:.AB$16];MATCH([.$A28];[.$J$5:.$J$16];0))" office:value-type="float" office:value="0" calcext:value-type="float">
            <text:p>0</text:p>
          </table:table-cell>
          <table:table-cell table:style-name="ce8" table:formula="of:=INDEX([.AC$5:.AC$16];MATCH([.$A28];[.$J$5:.$J$16];0))" office:value-type="float" office:value="0" calcext:value-type="float">
            <text:p>0</text:p>
          </table:table-cell>
          <table:table-cell table:style-name="ce8" table:formula="of:=INDEX([.AD$5:.AD$16];MATCH([.$A28];[.$J$5:.$J$16];0))" office:value-type="float" office:value="0" calcext:value-type="float">
            <text:p>0</text:p>
          </table:table-cell>
          <table:table-cell table:style-name="ce8" table:formula="of:=INDEX([.AE$5:.AE$16];MATCH([.$A28];[.$J$5:.$J$16];0))" office:value-type="float" office:value="0" calcext:value-type="float">
            <text:p>0</text:p>
          </table:table-cell>
          <table:table-cell table:style-name="ce8" table:formula="of:=INDEX([.AF$5:.AF$16];MATCH([.$A28];[.$J$5:.$J$16];0))" office:value-type="float" office:value="1" calcext:value-type="float">
            <text:p>1</text:p>
          </table:table-cell>
          <table:table-cell table:style-name="ce8" table:formula="of:=INDEX([.AG$5:.AG$16];MATCH([.$A28];[.$J$5:.$J$16];0))" office:value-type="float" office:value="1" calcext:value-type="float">
            <text:p>1</text:p>
          </table:table-cell>
          <table:table-cell table:style-name="ce8" table:formula="of:=INDEX([.AH$5:.AH$16];MATCH([.$A28];[.$J$5:.$J$16];0))" office:value-type="float" office:value="0" calcext:value-type="float">
            <text:p>0</text:p>
          </table:table-cell>
          <table:table-cell table:formula="of:=[.E28]*2+[.F28]" office:value-type="float" office:value="1268.75" calcext:value-type="float">
            <text:p>1268.75</text:p>
          </table:table-cell>
          <table:table-cell table:formula="of:=[.AI28]" office:value-type="float" office:value="1268.75" calcext:value-type="float">
            <text:p>1268.75</text:p>
          </table:table-cell>
          <table:table-cell table:style-name="ce8" table:formula="of:=SUM([.E28:.G28])" office:value-type="float" office:value="951.5625" calcext:value-type="float">
            <text:p>952</text:p>
          </table:table-cell>
          <table:table-cell table:style-name="ce8" table:formula="of:=[.AK28]" office:value-type="float" office:value="951.5625" calcext:value-type="float">
            <text:p>95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manual_fill.AM28:.AP28])" office:value-type="float" office:value="12" calcext:value-type="float">
            <text:p>12</text:p>
          </table:table-cell>
          <table:table-cell table:formula="of:=SUM([.AI28:.AL28])/[.AQ28]" office:value-type="float" office:value="370.052083333333" calcext:value-type="float">
            <text:p>370.0520833333</text:p>
          </table:table-cell>
          <table:table-cell table:formula="of:=[.$AS$19]*[.C28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8]*[.$B28]" office:value-type="float" office:value="38.0625" calcext:value-type="float">
            <text:p>38</text:p>
          </table:table-cell>
          <table:table-cell table:style-name="ce8" table:formula="of:=[.BB28]*[.$B28]" office:value-type="float" office:value="38.0625" calcext:value-type="float">
            <text:p>38</text:p>
          </table:table-cell>
          <table:table-cell table:style-name="ce8" table:formula="of:=[.BC28]*[.$B28]" office:value-type="float" office:value="28.546875" calcext:value-type="float">
            <text:p>29</text:p>
          </table:table-cell>
          <table:table-cell table:style-name="ce8" table:formula="of:=[.BD28]*[.$B28]" office:value-type="float" office:value="28.546875" calcext:value-type="float">
            <text:p>29</text:p>
          </table:table-cell>
          <table:table-cell table:style-name="ce13" table:formula="of:=[.$BF28]*[.AS28]/3600" office:value-type="float" office:value="0.0888888888888889" calcext:value-type="float">
            <text:p>0.09</text:p>
          </table:table-cell>
          <table:table-cell table:style-name="ce13" table:formula="of:=[.$BF28]*[.AT28]/3600" office:value-type="float" office:value="0.0777777777777778" calcext:value-type="float">
            <text:p>0.08</text:p>
          </table:table-cell>
          <table:table-cell table:style-name="ce13" table:formula="of:=[.AI28]/[.AM28]/[.$AN$19]" office:value-type="float" office:value="0.211458333333333" calcext:value-type="float">
            <text:p>0.21</text:p>
          </table:table-cell>
          <table:table-cell table:style-name="ce13" table:formula="of:=[.AJ28]/[.AN28]/[.$AN$19]" office:value-type="float" office:value="0.211458333333333" calcext:value-type="float">
            <text:p>0.21</text:p>
          </table:table-cell>
          <table:table-cell table:style-name="ce13" table:formula="of:=[.AK28]/[.AO28]/[.$AN$19]" office:value-type="float" office:value="0.15859375" calcext:value-type="float">
            <text:p>0.16</text:p>
          </table:table-cell>
          <table:table-cell table:style-name="ce13" table:formula="of:=[.AL28]/[.AP28]/[.$AN$19]" office:value-type="float" office:value="0.15859375" calcext:value-type="float">
            <text:p>0.16</text:p>
          </table:table-cell>
          <table:table-cell table:style-name="ce14" table:formula="of:=[.B28]-SUM([.AS28:.AX28])" office:value-type="float" office:value="16.78125" calcext:value-type="float">
            <text:p>16.8</text:p>
          </table:table-cell>
          <table:table-cell table:formula="of:=3600/[.B2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k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29]*[.E$22]" office:value-type="float" office:value="312.5" calcext:value-type="float">
            <text:p>313</text:p>
          </table:table-cell>
          <table:table-cell table:style-name="ce8" table:formula="of:=[.$D29]*[.F$22]" office:value-type="float" office:value="625" calcext:value-type="float">
            <text:p>62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INDEX([.K$5:.K$16];MATCH([.$A29];[.$J$5:.$J$16];0))" office:value-type="float" office:value="0" calcext:value-type="float">
            <text:p>0</text:p>
          </table:table-cell>
          <table:table-cell table:style-name="ce8" table:formula="of:=INDEX([.L$5:.L$16];MATCH([.$A29];[.$J$5:.$J$16];0))" office:value-type="float" office:value="2" calcext:value-type="float">
            <text:p>2</text:p>
          </table:table-cell>
          <table:table-cell table:style-name="ce8" table:formula="of:=INDEX([.M$5:.M$16];MATCH([.$A29];[.$J$5:.$J$16];0))" office:value-type="float" office:value="2" calcext:value-type="float">
            <text:p>2</text:p>
          </table:table-cell>
          <table:table-cell table:style-name="ce8" table:formula="of:=INDEX([.N$5:.N$16];MATCH([.$A29];[.$J$5:.$J$16];0))" office:value-type="float" office:value="0" calcext:value-type="float">
            <text:p>0</text:p>
          </table:table-cell>
          <table:table-cell table:style-name="ce8" table:formula="of:=INDEX([.O$5:.O$16];MATCH([.$A29];[.$J$5:.$J$16];0))" office:value-type="float" office:value="0" calcext:value-type="float">
            <text:p>0</text:p>
          </table:table-cell>
          <table:table-cell table:style-name="ce8" table:formula="of:=INDEX([.P$5:.P$16];MATCH([.$A29];[.$J$5:.$J$16];0))" office:value-type="float" office:value="0" calcext:value-type="float">
            <text:p>0</text:p>
          </table:table-cell>
          <table:table-cell table:style-name="ce8" table:formula="of:=INDEX([.Q$5:.Q$16];MATCH([.$A29];[.$J$5:.$J$16];0))" office:value-type="float" office:value="2" calcext:value-type="float">
            <text:p>2</text:p>
          </table:table-cell>
          <table:table-cell table:style-name="ce8" table:formula="of:=INDEX([.R$5:.R$16];MATCH([.$A29];[.$J$5:.$J$16];0))" office:value-type="float" office:value="0" calcext:value-type="float">
            <text:p>0</text:p>
          </table:table-cell>
          <table:table-cell table:style-name="ce8" table:formula="of:=INDEX([.S$5:.S$16];MATCH([.$A29];[.$J$5:.$J$16];0))" office:value-type="float" office:value="0" calcext:value-type="float">
            <text:p>0</text:p>
          </table:table-cell>
          <table:table-cell table:style-name="ce8" table:formula="of:=INDEX([.T$5:.T$16];MATCH([.$A29];[.$J$5:.$J$16];0))" office:value-type="float" office:value="0" calcext:value-type="float">
            <text:p>0</text:p>
          </table:table-cell>
          <table:table-cell table:style-name="ce8" table:formula="of:=INDEX([.U$5:.U$16];MATCH([.$A29];[.$J$5:.$J$16];0))" office:value-type="float" office:value="0" calcext:value-type="float">
            <text:p>0</text:p>
          </table:table-cell>
          <table:table-cell table:style-name="ce8" table:formula="of:=INDEX([.V$5:.V$16];MATCH([.$A29];[.$J$5:.$J$16];0))" office:value-type="float" office:value="0" calcext:value-type="float">
            <text:p>0</text:p>
          </table:table-cell>
          <table:table-cell table:style-name="ce8" table:formula="of:=INDEX([.W$5:.W$16];MATCH([.$A29];[.$J$5:.$J$16];0))" office:value-type="float" office:value="0" calcext:value-type="float">
            <text:p>0</text:p>
          </table:table-cell>
          <table:table-cell table:style-name="ce8" table:formula="of:=INDEX([.X$5:.X$16];MATCH([.$A29];[.$J$5:.$J$16];0))" office:value-type="float" office:value="0" calcext:value-type="float">
            <text:p>0</text:p>
          </table:table-cell>
          <table:table-cell table:style-name="ce8" table:formula="of:=INDEX([.Y$5:.Y$16];MATCH([.$A29];[.$J$5:.$J$16];0))" office:value-type="float" office:value="0" calcext:value-type="float">
            <text:p>0</text:p>
          </table:table-cell>
          <table:table-cell table:style-name="ce8" table:formula="of:=INDEX([.Z$5:.Z$16];MATCH([.$A29];[.$J$5:.$J$16];0))" office:value-type="float" office:value="0" calcext:value-type="float">
            <text:p>0</text:p>
          </table:table-cell>
          <table:table-cell table:style-name="ce8" table:formula="of:=INDEX([.AA$5:.AA$16];MATCH([.$A29];[.$J$5:.$J$16];0))" office:value-type="float" office:value="2" calcext:value-type="float">
            <text:p>2</text:p>
          </table:table-cell>
          <table:table-cell table:style-name="ce8" table:formula="of:=INDEX([.AB$5:.AB$16];MATCH([.$A29];[.$J$5:.$J$16];0))" office:value-type="float" office:value="0" calcext:value-type="float">
            <text:p>0</text:p>
          </table:table-cell>
          <table:table-cell table:style-name="ce8" table:formula="of:=INDEX([.AC$5:.AC$16];MATCH([.$A29];[.$J$5:.$J$16];0))" office:value-type="float" office:value="0" calcext:value-type="float">
            <text:p>0</text:p>
          </table:table-cell>
          <table:table-cell table:style-name="ce8" table:formula="of:=INDEX([.AD$5:.AD$16];MATCH([.$A29];[.$J$5:.$J$16];0))" office:value-type="float" office:value="0" calcext:value-type="float">
            <text:p>0</text:p>
          </table:table-cell>
          <table:table-cell table:style-name="ce8" table:formula="of:=INDEX([.AE$5:.AE$16];MATCH([.$A29];[.$J$5:.$J$16];0))" office:value-type="float" office:value="0" calcext:value-type="float">
            <text:p>0</text:p>
          </table:table-cell>
          <table:table-cell table:style-name="ce8" table:formula="of:=INDEX([.AF$5:.AF$16];MATCH([.$A29];[.$J$5:.$J$16];0))" office:value-type="float" office:value="2" calcext:value-type="float">
            <text:p>2</text:p>
          </table:table-cell>
          <table:table-cell table:style-name="ce8" table:formula="of:=INDEX([.AG$5:.AG$16];MATCH([.$A29];[.$J$5:.$J$16];0))" office:value-type="float" office:value="0" calcext:value-type="float">
            <text:p>0</text:p>
          </table:table-cell>
          <table:table-cell table:style-name="ce8" table:formula="of:=INDEX([.AH$5:.AH$16];MATCH([.$A29];[.$J$5:.$J$16];0))" office:value-type="float" office:value="0" calcext:value-type="float">
            <text:p>0</text:p>
          </table:table-cell>
          <table:table-cell table:formula="of:=2*SUM([.E29:.F29])" office:value-type="float" office:value="1875" calcext:value-type="float">
            <text:p>1875</text:p>
          </table:table-cell>
          <table:table-cell table:style-name="ce8" table:formula="of:=2*[.E29]" office:value-type="float" office:value="625" calcext:value-type="float">
            <text:p>625</text:p>
          </table:table-cell>
          <table:table-cell table:style-name="ce8" table:formula="of:=SUM([.E29:.G29])" office:value-type="float" office:value="937.5" calcext:value-type="float">
            <text:p>938</text:p>
          </table:table-cell>
          <table:table-cell table:style-name="ce8" table:formula="of:=[.AK29]" office:value-type="float" office:value="937.5" calcext:value-type="float">
            <text:p>9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9:.AP29])" office:value-type="float" office:value="12" calcext:value-type="float">
            <text:p>12</text:p>
          </table:table-cell>
          <table:table-cell table:formula="of:=SUM([.AI29:.AL29])/[.AQ29]" office:value-type="float" office:value="364.583333333333" calcext:value-type="float">
            <text:p>364.5833333333</text:p>
          </table:table-cell>
          <table:table-cell table:formula="of:=[.$AS$19]*[.C29]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BA29]*[.$B29]" office:value-type="float" office:value="17.109375" calcext:value-type="float">
            <text:p>17</text:p>
          </table:table-cell>
          <table:table-cell table:style-name="ce8" table:formula="of:=[.BB29]*[.$B29]" office:value-type="float" office:value="11.40625" calcext:value-type="float">
            <text:p>11</text:p>
          </table:table-cell>
          <table:table-cell table:style-name="ce8" table:formula="of:=[.BC29]*[.$B29]" office:value-type="float" office:value="8.5546875" calcext:value-type="float">
            <text:p>9</text:p>
          </table:table-cell>
          <table:table-cell table:style-name="ce8" table:formula="of:=[.BD29]*[.$B29]" office:value-type="float" office:value="17.109375" calcext:value-type="float">
            <text:p>17</text:p>
          </table:table-cell>
          <table:table-cell table:style-name="ce13" table:formula="of:=[.$BF29]*[.AS29]/3600" office:value-type="float" office:value="0.219178082191781" calcext:value-type="float">
            <text:p>0.22</text:p>
          </table:table-cell>
          <table:table-cell table:style-name="ce13" table:formula="of:=[.$BF29]*[.AT29]/3600" office:value-type="float" office:value="0" calcext:value-type="float">
            <text:p>0.00</text:p>
          </table:table-cell>
          <table:table-cell table:style-name="ce13" table:formula="of:=[.AI29]/[.AM29]/[.$AN$19]" office:value-type="float" office:value="0.234375" calcext:value-type="float">
            <text:p>0.23</text:p>
          </table:table-cell>
          <table:table-cell table:style-name="ce13" table:formula="of:=[.AJ29]/[.AN29]/[.$AN$19]" office:value-type="float" office:value="0.15625" calcext:value-type="float">
            <text:p>0.16</text:p>
          </table:table-cell>
          <table:table-cell table:style-name="ce13" table:formula="of:=[.AK29]/[.AO29]/[.$AN$19]" office:value-type="float" office:value="0.1171875" calcext:value-type="float">
            <text:p>0.12</text:p>
          </table:table-cell>
          <table:table-cell table:style-name="ce13" table:formula="of:=[.AL29]/[.AP29]/[.$AN$19]" office:value-type="float" office:value="0.234375" calcext:value-type="float">
            <text:p>0.23</text:p>
          </table:table-cell>
          <table:table-cell table:style-name="ce14" table:formula="of:=[.B29]-SUM([.AS29:.AX29])" office:value-type="float" office:value="2.8203125" calcext:value-type="float">
            <text:p>2.8</text:p>
          </table:table-cell>
          <table:table-cell table:formula="of:=3600/[.B29]" office:value-type="float" office:value="49.3150684931507" calcext:value-type="float">
            <text:p>49.3150684932</text:p>
          </table:table-cell>
          <table:table-cell table:style-name="Default"/>
        </table:table-row>
        <table:table-row table:style-name="ro1">
          <table:table-cell office:value-type="string" calcext:value-type="string">
            <text:p>Ck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30]*[.E$22]" office:value-type="float" office:value="312.5" calcext:value-type="float">
            <text:p>313</text:p>
          </table:table-cell>
          <table:table-cell table:style-name="ce8" table:formula="of:=[.$D30]*[.F$22]" office:value-type="float" office:value="625" calcext:value-type="float">
            <text:p>625</text:p>
          </table:table-cell>
          <table:table-cell table:style-name="ce8" table:formula="of:=[.$D30]*[.G$22]" office:value-type="float" office:value="312.5" calcext:value-type="float">
            <text:p>313</text:p>
          </table:table-cell>
          <table:table-cell table:style-name="ce8" table:number-columns-repeated="3"/>
          <table:table-cell table:style-name="ce8" table:formula="of:=INDEX([.K$5:.K$16];MATCH([.$A30];[.$J$5:.$J$16];0))" office:value-type="float" office:value="0" calcext:value-type="float">
            <text:p>0</text:p>
          </table:table-cell>
          <table:table-cell table:style-name="ce8" table:formula="of:=INDEX([.L$5:.L$16];MATCH([.$A30];[.$J$5:.$J$16];0))" office:value-type="float" office:value="2" calcext:value-type="float">
            <text:p>2</text:p>
          </table:table-cell>
          <table:table-cell table:style-name="ce8" table:formula="of:=INDEX([.M$5:.M$16];MATCH([.$A30];[.$J$5:.$J$16];0))" office:value-type="float" office:value="2" calcext:value-type="float">
            <text:p>2</text:p>
          </table:table-cell>
          <table:table-cell table:style-name="ce8" table:formula="of:=INDEX([.N$5:.N$16];MATCH([.$A30];[.$J$5:.$J$16];0))" office:value-type="float" office:value="0" calcext:value-type="float">
            <text:p>0</text:p>
          </table:table-cell>
          <table:table-cell table:style-name="ce8" table:formula="of:=INDEX([.O$5:.O$16];MATCH([.$A30];[.$J$5:.$J$16];0))" office:value-type="float" office:value="0" calcext:value-type="float">
            <text:p>0</text:p>
          </table:table-cell>
          <table:table-cell table:style-name="ce8" table:formula="of:=INDEX([.P$5:.P$16];MATCH([.$A30];[.$J$5:.$J$16];0))" office:value-type="float" office:value="0" calcext:value-type="float">
            <text:p>0</text:p>
          </table:table-cell>
          <table:table-cell table:style-name="ce8" table:formula="of:=INDEX([.Q$5:.Q$16];MATCH([.$A30];[.$J$5:.$J$16];0))" office:value-type="float" office:value="2" calcext:value-type="float">
            <text:p>2</text:p>
          </table:table-cell>
          <table:table-cell table:style-name="ce8" table:formula="of:=INDEX([.R$5:.R$16];MATCH([.$A30];[.$J$5:.$J$16];0))" office:value-type="float" office:value="0" calcext:value-type="float">
            <text:p>0</text:p>
          </table:table-cell>
          <table:table-cell table:style-name="ce8" table:formula="of:=INDEX([.S$5:.S$16];MATCH([.$A30];[.$J$5:.$J$16];0))" office:value-type="float" office:value="0" calcext:value-type="float">
            <text:p>0</text:p>
          </table:table-cell>
          <table:table-cell table:style-name="ce8" table:formula="of:=INDEX([.T$5:.T$16];MATCH([.$A30];[.$J$5:.$J$16];0))" office:value-type="float" office:value="0" calcext:value-type="float">
            <text:p>0</text:p>
          </table:table-cell>
          <table:table-cell table:style-name="ce8" table:formula="of:=INDEX([.U$5:.U$16];MATCH([.$A30];[.$J$5:.$J$16];0))" office:value-type="float" office:value="0" calcext:value-type="float">
            <text:p>0</text:p>
          </table:table-cell>
          <table:table-cell table:style-name="ce8" table:formula="of:=INDEX([.V$5:.V$16];MATCH([.$A30];[.$J$5:.$J$16];0))" office:value-type="float" office:value="0" calcext:value-type="float">
            <text:p>0</text:p>
          </table:table-cell>
          <table:table-cell table:style-name="ce8" table:formula="of:=INDEX([.W$5:.W$16];MATCH([.$A30];[.$J$5:.$J$16];0))" office:value-type="float" office:value="0" calcext:value-type="float">
            <text:p>0</text:p>
          </table:table-cell>
          <table:table-cell table:style-name="ce8" table:formula="of:=INDEX([.X$5:.X$16];MATCH([.$A30];[.$J$5:.$J$16];0))" office:value-type="float" office:value="0" calcext:value-type="float">
            <text:p>0</text:p>
          </table:table-cell>
          <table:table-cell table:style-name="ce8" table:formula="of:=INDEX([.Y$5:.Y$16];MATCH([.$A30];[.$J$5:.$J$16];0))" office:value-type="float" office:value="0" calcext:value-type="float">
            <text:p>0</text:p>
          </table:table-cell>
          <table:table-cell table:style-name="ce8" table:formula="of:=INDEX([.Z$5:.Z$16];MATCH([.$A30];[.$J$5:.$J$16];0))" office:value-type="float" office:value="0" calcext:value-type="float">
            <text:p>0</text:p>
          </table:table-cell>
          <table:table-cell table:style-name="ce8" table:formula="of:=INDEX([.AA$5:.AA$16];MATCH([.$A30];[.$J$5:.$J$16];0))" office:value-type="float" office:value="2" calcext:value-type="float">
            <text:p>2</text:p>
          </table:table-cell>
          <table:table-cell table:style-name="ce8" table:formula="of:=INDEX([.AB$5:.AB$16];MATCH([.$A30];[.$J$5:.$J$16];0))" office:value-type="float" office:value="0" calcext:value-type="float">
            <text:p>0</text:p>
          </table:table-cell>
          <table:table-cell table:style-name="ce8" table:formula="of:=INDEX([.AC$5:.AC$16];MATCH([.$A30];[.$J$5:.$J$16];0))" office:value-type="float" office:value="0" calcext:value-type="float">
            <text:p>0</text:p>
          </table:table-cell>
          <table:table-cell table:style-name="ce8" table:formula="of:=INDEX([.AD$5:.AD$16];MATCH([.$A30];[.$J$5:.$J$16];0))" office:value-type="float" office:value="0" calcext:value-type="float">
            <text:p>0</text:p>
          </table:table-cell>
          <table:table-cell table:style-name="ce8" table:formula="of:=INDEX([.AE$5:.AE$16];MATCH([.$A30];[.$J$5:.$J$16];0))" office:value-type="float" office:value="0" calcext:value-type="float">
            <text:p>0</text:p>
          </table:table-cell>
          <table:table-cell table:style-name="ce8" table:formula="of:=INDEX([.AF$5:.AF$16];MATCH([.$A30];[.$J$5:.$J$16];0))" office:value-type="float" office:value="2" calcext:value-type="float">
            <text:p>2</text:p>
          </table:table-cell>
          <table:table-cell table:style-name="ce8" table:formula="of:=INDEX([.AG$5:.AG$16];MATCH([.$A30];[.$J$5:.$J$16];0))" office:value-type="float" office:value="0" calcext:value-type="float">
            <text:p>0</text:p>
          </table:table-cell>
          <table:table-cell table:style-name="ce8" table:formula="of:=INDEX([.AH$5:.AH$16];MATCH([.$A30];[.$J$5:.$J$16];0))" office:value-type="float" office:value="0" calcext:value-type="float">
            <text:p>0</text:p>
          </table:table-cell>
          <table:table-cell table:formula="of:=2*SUM([.F30:.G30])" office:value-type="float" office:value="1875" calcext:value-type="float">
            <text:p>1875</text:p>
          </table:table-cell>
          <table:table-cell table:style-name="ce8" table:formula="of:=2*[.E30]" office:value-type="float" office:value="625" calcext:value-type="float">
            <text:p>625</text:p>
          </table:table-cell>
          <table:table-cell table:formula="of:=[.AI30]" office:value-type="float" office:value="1875" calcext:value-type="float">
            <text:p>1875</text:p>
          </table:table-cell>
          <table:table-cell table:formula="of:=[.AJ30]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30:.AP30])" office:value-type="float" office:value="12" calcext:value-type="float">
            <text:p>12</text:p>
          </table:table-cell>
          <table:table-cell table:formula="of:=SUM([.AI30:.AL30])/[.AQ30]" office:value-type="float" office:value="416.666666666667" calcext:value-type="float">
            <text:p>416.6666666667</text:p>
          </table:table-cell>
          <table:table-cell table:formula="of:=[.$AS$19]*[.C30]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BA30]*[.$B30]" office:value-type="float" office:value="17.109375" calcext:value-type="float">
            <text:p>17</text:p>
          </table:table-cell>
          <table:table-cell table:style-name="ce8" table:formula="of:=[.BB30]*[.$B30]" office:value-type="float" office:value="11.40625" calcext:value-type="float">
            <text:p>11</text:p>
          </table:table-cell>
          <table:table-cell table:style-name="ce8" table:formula="of:=[.BC30]*[.$B30]" office:value-type="float" office:value="17.109375" calcext:value-type="float">
            <text:p>17</text:p>
          </table:table-cell>
          <table:table-cell table:style-name="ce8" table:formula="of:=[.BD30]*[.$B30]" office:value-type="float" office:value="11.40625" calcext:value-type="float">
            <text:p>11</text:p>
          </table:table-cell>
          <table:table-cell table:style-name="ce13" table:formula="of:=[.$BF30]*[.AS30]/3600" office:value-type="float" office:value="0.219178082191781" calcext:value-type="float">
            <text:p>0.22</text:p>
          </table:table-cell>
          <table:table-cell table:style-name="ce13" table:formula="of:=[.$BF30]*[.AT30]/3600" office:value-type="float" office:value="0" calcext:value-type="float">
            <text:p>0.00</text:p>
          </table:table-cell>
          <table:table-cell table:style-name="ce13" table:formula="of:=[.AI30]/[.AM30]/[.$AN$19]" office:value-type="float" office:value="0.234375" calcext:value-type="float">
            <text:p>0.23</text:p>
          </table:table-cell>
          <table:table-cell table:style-name="ce13" table:formula="of:=[.AJ30]/[.AN30]/[.$AN$19]" office:value-type="float" office:value="0.15625" calcext:value-type="float">
            <text:p>0.16</text:p>
          </table:table-cell>
          <table:table-cell table:style-name="ce13" table:formula="of:=[.AK30]/[.AO30]/[.$AN$19]" office:value-type="float" office:value="0.234375" calcext:value-type="float">
            <text:p>0.23</text:p>
          </table:table-cell>
          <table:table-cell table:style-name="ce13" table:formula="of:=[.AL30]/[.AP30]/[.$AN$19]" office:value-type="float" office:value="0.15625" calcext:value-type="float">
            <text:p>0.16</text:p>
          </table:table-cell>
          <table:table-cell table:style-name="ce14" table:formula="of:=[.B30]-SUM([.AS30:.AX30])" office:value-type="float" office:value="-0.03125" calcext:value-type="float">
            <text:p>0.0</text:p>
          </table:table-cell>
          <table:table-cell table:formula="of:=3600/[.B30]" office:value-type="float" office:value="49.3150684931507" calcext:value-type="float">
            <text:p>49.3150684932</text:p>
          </table:table-cell>
          <table:table-cell table:style-name="Default"/>
        </table:table-row>
      </table:table>
      <table:table table:name="Sheet3" table:style-name="ta1">
        <table:table-column table:style-name="co14" table:default-cell-style-name="Default"/>
        <table:table-row table:style-name="ro1">
          <table:table-cell/>
        </table:table-row>
      </table:table>
      <table:table table:name="to_solve_cycle_time" table:style-name="ta1">
        <table:table-column table:style-name="co17" table:default-cell-style-name="Default"/>
        <table:table-column table:style-name="co18" table:default-cell-style-name="ce15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19" table:default-cell-style-name="ce1"/>
        <table:table-column table:style-name="co20" table:default-cell-style-name="ce15"/>
        <table:table-column table:style-name="co11" table:number-columns-repeated="12" table:default-cell-style-name="ce4"/>
        <table:table-column table:style-name="co8" table:number-columns-repeated="3" table:default-cell-style-name="ce1"/>
        <table:table-column table:style-name="co21" table:default-cell-style-name="ce1"/>
        <table:table-column table:style-name="co22" table:number-columns-repeated="5" table:default-cell-style-name="ce4"/>
        <table:table-column table:style-name="co13" table:default-cell-style-name="ce1"/>
        <table:table-column table:style-name="co8" table:number-columns-repeated="6" table:default-cell-style-name="ce1"/>
        <table:table-column table:style-name="co23" table:default-cell-style-name="ce1"/>
        <table:table-column table:style-name="co8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16" table:default-cell-style-name="ce1"/>
        <table:table-row table:style-name="ro1">
          <table:table-cell/>
          <table:table-cell table:style-name="Default" table:number-columns-repeated="6"/>
          <table:table-cell table:style-name="ce10" office:value-type="string" calcext:value-type="string" table:number-columns-spanned="11" table:number-rows-spanned="1">
            <text:p>Flow allowed during phases</text:p>
          </table:table-cell>
          <table:covered-table-cell table:number-columns-repeated="10" table:style-name="Default"/>
          <table:table-cell table:style-name="Default" table:number-columns-repeated="5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Default" table:number-columns-repeated="16"/>
        </table:table-row>
        <table:table-row table:style-name="ro5">
          <table:table-cell/>
          <table:table-cell table:style-name="ce1" office:value-type="string" calcext:value-type="string">
            <text:p>option</text:p>
          </table:table-cell>
          <table:table-cell office:value-type="string" calcext:value-type="string">
            <text:p>#phases</text:p>
          </table:table-cell>
          <table:table-cell table:style-name="ce1"/>
          <table:table-cell table:number-columns-repeated="2"/>
          <table:table-cell table:style-name="Default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style-name="ce2"/>
          <table:covered-table-cell table:style-name="ce1"/>
          <table:table-cell table:number-columns-repeated="3"/>
          <table:table-cell table:style-name="Default" table:number-columns-repeated="6"/>
          <table:table-cell table:number-columns-repeated="16"/>
        </table:table-row>
        <table:table-row table:style-name="ro6">
          <table:table-cell table:number-columns-repeated="6"/>
          <table:table-cell table:style-name="Default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pedestrian crossing phase</text:p>
          </table:table-cell>
          <table:table-cell table:style-name="Default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total</text:p>
          </table:table-cell>
          <table:table-cell table:number-columns-repeated="16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string" calcext:value-type="string">
            <text:p>A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formula="of:=SUM([.X4:.AA4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avanese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X5:.AA5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xed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X6:.AA6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standard -k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formula="of:=SUM([.X7:.AA7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avanese -k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X8:.AA8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xed -k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X9:.AA9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style-name="Default"/>
          <table:table-cell table:style-name="Default" office:value-type="float" office:value="14" calcext:value-type="float">
            <text:p>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SUM([.X10:.AA10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style-name="Default" office:value-type="float" office:value="14" calcext:value-type="float">
            <text:p>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SUM([.X11:.AA11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2"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SUM([.X12:.AA12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J</text:p>
          </table:table-cell>
          <table:table-cell table:style-name="ce11" table:number-columns-repeated="11"/>
          <table:table-cell table:number-columns-repeated="9"/>
          <table:table-cell table:formula="of:=SUM([.X13:.AA13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1"/>
          <table:table-cell table:formula="of:=SUM([.X14:.AA14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style-name="Default" table:number-columns-repeated="5"/>
          <table:table-cell table:number-columns-repeated="20"/>
          <table:table-cell table:formula="of:=SUM([.X15:.AA15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ERENCE FLOW</text:p>
          </table:table-cell>
          <table:table-cell table:style-name="ce1"/>
          <table:table-cell table:style-name="Default" office:value-type="float" office:value="1600" calcext:value-type="float">
            <text:p>1600</text:p>
          </table:table-cell>
          <table:table-cell table:style-name="Default" table:number-columns-repeated="3"/>
          <table:table-cell table:style-name="ce4"/>
          <table:table-cell table:style-name="ce1" table:number-columns-repeated="12"/>
          <table:table-cell table:number-columns-repeated="25"/>
        </table:table-row>
        <table:table-row table:style-name="ro1">
          <table:table-cell table:style-name="ce1" office:value-type="string" calcext:value-type="string">
            <text:p>Cross-traffic-turns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table:style-name="Default" table:number-columns-repeated="3"/>
          <table:table-cell table:style-name="ce4"/>
          <table:table-cell table:style-name="ce1" table:number-columns-repeated="12"/>
          <table:table-cell table:number-columns-repeated="4"/>
          <table:table-cell table:style-name="ce1" table:number-columns-repeated="5"/>
          <table:table-cell table:number-columns-repeated="16"/>
        </table:table-row>
        <table:table-row table:style-name="ro1">
          <table:table-cell table:style-name="ce1" office:value-type="string" calcext:value-type="string">
            <text:p>straight</text:p>
          </table:table-cell>
          <table:table-cell table:style-name="Default"/>
          <table:table-cell table:style-name="ce9" table:formula="of:=1-[.C17]-[.C19]" office:value-type="float" office:value="0.5" calcext:value-type="float">
            <text:p>0.50</text:p>
          </table:table-cell>
          <table:table-cell/>
          <table:table-cell table:style-name="Default" table:number-columns-repeated="3"/>
          <table:table-cell table:style-name="ce10" office:value-type="string" calcext:value-type="string" table:number-columns-spanned="11" table:number-rows-spanned="1">
            <text:p>Flow allowed during phases</text:p>
          </table:table-cell>
          <table:covered-table-cell table:number-columns-repeated="10" table:style-name="Default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>
            <text:p>lane capacity</text:p>
          </table:table-cell>
          <table:table-cell table:style-name="Default"/>
          <table:table-cell table:style-name="ce1" table:number-columns-repeated="2"/>
          <table:table-cell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Kerb-side-turns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Default" table:formula="of:=[.C16]*[.C17]" office:value-type="float" office:value="400" calcext:value-type="float">
            <text:p>400</text:p>
          </table:table-cell>
          <table:table-cell table:style-name="Default" table:formula="of:=[.C16]*[.C18]" office:value-type="float" office:value="800" calcext:value-type="float">
            <text:p>800</text:p>
          </table:table-cell>
          <table:table-cell table:style-name="Default" table:formula="of:=[.C16]*[.C19]" office:value-type="float" office:value="400" calcext:value-type="float">
            <text:p>400</text:p>
          </table:table-cell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table:number-columns-repeated="5"/>
          <table:table-cell table:style-name="Default"/>
          <table:table-cell table:number-columns-repeated="4"/>
          <table:table-cell table:style-name="ce1"/>
          <table:table-cell table:style-name="ce1" office:value-type="float" office:value="2000" calcext:value-type="float">
            <text:p>2000</text:p>
          </table:table-cell>
          <table:table-cell table:style-name="ce1" table:number-columns-repeated="3"/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3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increase</text:p>
          </table:table-cell>
          <table:table-cell table:style-name="ce2" office:value-type="string" calcext:value-type="string" table:number-columns-spanned="3" table:number-rows-spanned="1">
            <text:p>flow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10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 table:number-columns-spanned="1" table:number-rows-spanned="2">
            <text:p>available time per hour for lost time +pedestrians</text:p>
          </table:table-cell>
          <table:table-cell table:style-name="ce3" office:value-type="string" calcext:value-type="string" table:number-columns-spanned="1" table:number-rows-spanned="2">
            <text:p>Possible cycles per hour</text:p>
          </table:table-cell>
          <table:table-cell table:style-name="Default"/>
        </table:table-row>
        <table:table-row table:style-name="ro7">
          <table:table-cell/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vg cap</text:p>
          </table:table-cell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4" table:formula="of:=3600/[.AQ22]" office:value-type="float" office:value="-450" calcext:value-type="float">
            <text:p>-450</text:p>
          </table:table-cell>
          <table:table-cell table:style-name="ce16" table:formula="of:=INDEX([.C$4:.C$16];MATCH([.$A22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2]" office:value-type="float" office:value="400" calcext:value-type="float">
            <text:p>400</text:p>
          </table:table-cell>
          <table:table-cell table:style-name="ce8" table:formula="of:=[.$F$19]*[.$D22]" office:value-type="float" office:value="800" calcext:value-type="float">
            <text:p>800</text:p>
          </table:table-cell>
          <table:table-cell table:style-name="ce8" table:formula="of:=[.$G$19]*[.$D22]" office:value-type="float" office:value="400" calcext:value-type="float">
            <text:p>400</text:p>
          </table:table-cell>
          <table:table-cell table:style-name="ce8" table:formula="of:=INDEX([.H$4:.H$16];MATCH([.$A22];[.$G$4:.$G$16];0))" office:value-type="float" office:value="1" calcext:value-type="float">
            <text:p>1</text:p>
          </table:table-cell>
          <table:table-cell table:style-name="ce8" table:formula="of:=INDEX([.I$4:.I$16];MATCH([.$A22];[.$G$4:.$G$16];0))" office:value-type="float" office:value="1" calcext:value-type="float">
            <text:p>1</text:p>
          </table:table-cell>
          <table:table-cell table:style-name="ce8" table:formula="of:=INDEX([.J$4:.J$16];MATCH([.$A22];[.$G$4:.$G$16];0))" office:value-type="float" office:value="1" calcext:value-type="float">
            <text:p>1</text:p>
          </table:table-cell>
          <table:table-cell table:style-name="ce8" table:formula="of:=INDEX([.K$4:.K$16];MATCH([.$A22];[.$G$4:.$G$16];0))" office:value-type="float" office:value="1" calcext:value-type="float">
            <text:p>1</text:p>
          </table:table-cell>
          <table:table-cell table:style-name="ce8" table:formula="of:=INDEX([.L$4:.L$16];MATCH([.$A22];[.$G$4:.$G$16];0))" office:value-type="float" office:value="1" calcext:value-type="float">
            <text:p>1</text:p>
          </table:table-cell>
          <table:table-cell table:style-name="ce8" table:formula="of:=INDEX([.M$4:.M$16];MATCH([.$A22];[.$G$4:.$G$16];0))" office:value-type="float" office:value="1" calcext:value-type="float">
            <text:p>1</text:p>
          </table:table-cell>
          <table:table-cell table:style-name="ce8" table:formula="of:=INDEX([.N$4:.N$16];MATCH([.$A22];[.$G$4:.$G$16];0))" office:value-type="float" office:value="1" calcext:value-type="float">
            <text:p>1</text:p>
          </table:table-cell>
          <table:table-cell table:style-name="ce8" table:formula="of:=INDEX([.O$4:.O$16];MATCH([.$A22];[.$G$4:.$G$16];0))" office:value-type="float" office:value="1" calcext:value-type="float">
            <text:p>1</text:p>
          </table:table-cell>
          <table:table-cell table:style-name="ce8" table:formula="of:=INDEX([.P$4:.P$16];MATCH([.$A22];[.$G$4:.$G$16];0))" office:value-type="float" office:value="1" calcext:value-type="float">
            <text:p>1</text:p>
          </table:table-cell>
          <table:table-cell table:style-name="ce8" table:formula="of:=INDEX([.Q$4:.Q$16];MATCH([.$A22];[.$G$4:.$G$16];0))" office:value-type="float" office:value="1" calcext:value-type="float">
            <text:p>1</text:p>
          </table:table-cell>
          <table:table-cell table:style-name="ce8" table:formula="of:=INDEX([.R$4:.R$16];MATCH([.$A22];[.$G$4:.$G$16];0))" office:value-type="float" office:value="1" calcext:value-type="float">
            <text:p>1</text:p>
          </table:table-cell>
          <table:table-cell table:style-name="ce8" table:formula="of:=INDEX([.S$4:.S$16];MATCH([.$A22];[.$G$4:.$G$16];0))" office:value-type="float" office:value="1" calcext:value-type="float">
            <text:p>1</text:p>
          </table:table-cell>
          <table:table-cell table:style-name="ce8" table:formula="of:=SUMPRODUCT([.$E22:.$G22];[.$H22:.$J22])" office:value-type="float" office:value="1600" calcext:value-type="float">
            <text:p>1600</text:p>
          </table:table-cell>
          <table:table-cell table:style-name="ce8" table:formula="of:=SUMPRODUCT([.$E22:.$G22];[.$K22:.$M22])" office:value-type="float" office:value="1600" calcext:value-type="float">
            <text:p>1600</text:p>
          </table:table-cell>
          <table:table-cell table:style-name="ce8" table:formula="of:=SUMPRODUCT([.$E22:.$G22];[.$N22:.$P22])" office:value-type="float" office:value="1600" calcext:value-type="float">
            <text:p>1600</text:p>
          </table:table-cell>
          <table:table-cell table:style-name="ce8" table:formula="of:=SUMPRODUCT([.$E22:.$G22];[.$Q22:.$S22])" office:value-type="float" office:value="1600" calcext:value-type="float">
            <text:p>1600</text:p>
          </table:table-cell>
          <table:table-cell table:style-name="ce8" table:formula="of:=INDEX([.X$4:.X$16];MATCH([.$A22];[.$G$4:.$G$16];0))" office:value-type="float" office:value="3" calcext:value-type="float">
            <text:p>3</text:p>
          </table:table-cell>
          <table:table-cell table:style-name="ce8" table:formula="of:=INDEX([.Y$4:.Y$16];MATCH([.$A22];[.$G$4:.$G$16];0))" office:value-type="float" office:value="3" calcext:value-type="float">
            <text:p>3</text:p>
          </table:table-cell>
          <table:table-cell table:style-name="ce8" table:formula="of:=INDEX([.Z$4:.Z$16];MATCH([.$A22];[.$G$4:.$G$16];0))" office:value-type="float" office:value="3" calcext:value-type="float">
            <text:p>3</text:p>
          </table:table-cell>
          <table:table-cell table:style-name="ce8" table:formula="of:=INDEX([.AA$4:.AA$16];MATCH([.$A22];[.$G$4:.$G$16];0))" office:value-type="float" office:value="3" calcext:value-type="float">
            <text:p>3</text:p>
          </table:table-cell>
          <table:table-cell table:style-name="ce1" table:formula="of:=SUM([to_solve_cycle_time.X22:.AA22])" office:value-type="float" office:value="12" calcext:value-type="float">
            <text:p>12</text:p>
          </table:table-cell>
          <table:table-cell table:formula="of:=SUM([.T22:.W22])/[.AB22]" office:value-type="float" office:value="533.333333333333" calcext:value-type="float">
            <text:p>533.3333333333</text:p>
          </table:table-cell>
          <table:table-cell table:formula="of:=[.$AD$19]*[.C22]" office:value-type="float" office:value="16" calcext:value-type="float">
            <text:p>16</text:p>
          </table:table-cell>
          <table:table-cell table:style-name="ce8" table:formula="of:=INDEX([.V$4:.V$16];MATCH([.$A22];[.$G$4:.$G$16];0))" office:value-type="float" office:value="14" calcext:value-type="float">
            <text:p>14</text:p>
          </table:table-cell>
          <table:table-cell table:style-name="ce8" table:formula="of:=[.AL22]*[.$B22]" office:value-type="float" office:value="-120" calcext:value-type="float">
            <text:p>-120</text:p>
          </table:table-cell>
          <table:table-cell table:style-name="ce8" table:formula="of:=[.AM22]*[.$B22]" office:value-type="float" office:value="-120" calcext:value-type="float">
            <text:p>-120</text:p>
          </table:table-cell>
          <table:table-cell table:style-name="ce8" table:formula="of:=[.AN22]*[.$B22]" office:value-type="float" office:value="-120" calcext:value-type="float">
            <text:p>-120</text:p>
          </table:table-cell>
          <table:table-cell table:style-name="ce8" table:formula="of:=[.AO22]*[.$B22]" office:value-type="float" office:value="-120" calcext:value-type="float">
            <text:p>-120</text:p>
          </table:table-cell>
          <table:table-cell table:style-name="ce13" table:formula="of:=[.$AQ22]*[.AD22]/3600" office:value-type="float" office:value="-0.0355555555555555" calcext:value-type="float">
            <text:p>-0.04</text:p>
          </table:table-cell>
          <table:table-cell table:style-name="ce13" table:formula="of:=[.$AQ22]*[.AE22]/3600" office:value-type="float" office:value="-0.0311111111111111" calcext:value-type="float">
            <text:p>-0.03</text:p>
          </table:table-cell>
          <table:table-cell table:style-name="ce13" table:formula="of:=IF([.T22]&lt;&gt;0;[.T22]/[.X22]/[.$Y$19];0)" office:value-type="float" office:value="0.266666666666667" calcext:value-type="float">
            <text:p>0.27</text:p>
          </table:table-cell>
          <table:table-cell table:style-name="ce13" table:formula="of:=IF([.U22]&lt;&gt;0;[.U22]/[.Y22]/[.$Y$19];0)" office:value-type="float" office:value="0.266666666666667" calcext:value-type="float">
            <text:p>0.27</text:p>
          </table:table-cell>
          <table:table-cell table:style-name="ce13" table:formula="of:=IF([.V22]&lt;&gt;0;[.V22]/[.Z22]/[.$Y$19];0)" office:value-type="float" office:value="0.266666666666667" calcext:value-type="float">
            <text:p>0.27</text:p>
          </table:table-cell>
          <table:table-cell table:style-name="ce13" table:formula="of:=IF([.W22]&lt;&gt;0;[.W22]/[.AA22]/[.$Y$19];0)" office:value-type="float" office:value="0.266666666666667" calcext:value-type="float">
            <text:p>0.27</text:p>
          </table:table-cell>
          <table:table-cell table:style-name="ce8" table:formula="of:=3600 *(1-SUM([.AL22:.AO22]))" office:value-type="float" office:value="-240" calcext:value-type="float">
            <text:p>-240</text:p>
          </table:table-cell>
          <table:table-cell table:formula="of:=[.AP22]/([.AD22]+[.AE22])" office:value-type="float" office:value="-8" calcext:value-type="float">
            <text:p>-8</text:p>
          </table:table-cell>
          <table:table-cell/>
        </table:table-row>
        <table:table-row table:style-name="ro1">
          <table:table-cell table:style-name="ce15" office:value-type="string" calcext:value-type="string">
            <text:p>B</text:p>
          </table:table-cell>
          <table:table-cell table:style-name="ce4" table:formula="of:=3600/[.AQ23]" office:value-type="string" office:string-value="" calcext:value-type="error">
            <text:p>#DIV/0!</text:p>
          </table:table-cell>
          <table:table-cell table:style-name="ce16" table:formula="of:=INDEX([.C$4:.C$16];MATCH([.$A23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3]" office:value-type="float" office:value="400" calcext:value-type="float">
            <text:p>400</text:p>
          </table:table-cell>
          <table:table-cell table:style-name="ce8" table:formula="of:=[.$F$19]*[.$D23]" office:value-type="float" office:value="800" calcext:value-type="float">
            <text:p>800</text:p>
          </table:table-cell>
          <table:table-cell table:style-name="ce8" table:formula="of:=[.$G$19]*[.$D23]" office:value-type="float" office:value="400" calcext:value-type="float">
            <text:p>400</text:p>
          </table:table-cell>
          <table:table-cell table:style-name="ce8" table:formula="of:=INDEX([.H$4:.H$16];MATCH([.$A23];[.$G$4:.$G$16];0))" office:value-type="float" office:value="0" calcext:value-type="float">
            <text:p>0</text:p>
          </table:table-cell>
          <table:table-cell table:style-name="ce8" table:formula="of:=INDEX([.I$4:.I$16];MATCH([.$A23];[.$G$4:.$G$16];0))" office:value-type="float" office:value="2" calcext:value-type="float">
            <text:p>2</text:p>
          </table:table-cell>
          <table:table-cell table:style-name="ce8" table:formula="of:=INDEX([.J$4:.J$16];MATCH([.$A23];[.$G$4:.$G$16];0))" office:value-type="float" office:value="2" calcext:value-type="float">
            <text:p>2</text:p>
          </table:table-cell>
          <table:table-cell table:style-name="ce8" table:formula="of:=INDEX([.K$4:.K$16];MATCH([.$A23];[.$G$4:.$G$16];0))" office:value-type="float" office:value="2" calcext:value-type="float">
            <text:p>2</text:p>
          </table:table-cell>
          <table:table-cell table:style-name="ce8" table:formula="of:=INDEX([.L$4:.L$16];MATCH([.$A23];[.$G$4:.$G$16];0))" office:value-type="float" office:value="0" calcext:value-type="float">
            <text:p>0</text:p>
          </table:table-cell>
          <table:table-cell table:style-name="ce8" table:formula="of:=INDEX([.M$4:.M$16];MATCH([.$A23];[.$G$4:.$G$16];0))" office:value-type="float" office:value="0" calcext:value-type="float">
            <text:p>0</text:p>
          </table:table-cell>
          <table:table-cell table:style-name="ce8" table:formula="of:=INDEX([.N$4:.N$16];MATCH([.$A23];[.$G$4:.$G$16];0))" office:value-type="float" office:value="0" calcext:value-type="float">
            <text:p>0</text:p>
          </table:table-cell>
          <table:table-cell table:style-name="ce8" table:formula="of:=INDEX([.O$4:.O$16];MATCH([.$A23];[.$G$4:.$G$16];0))" office:value-type="float" office:value="2" calcext:value-type="float">
            <text:p>2</text:p>
          </table:table-cell>
          <table:table-cell table:style-name="ce8" table:formula="of:=INDEX([.P$4:.P$16];MATCH([.$A23];[.$G$4:.$G$16];0))" office:value-type="float" office:value="2" calcext:value-type="float">
            <text:p>2</text:p>
          </table:table-cell>
          <table:table-cell table:style-name="ce8" table:formula="of:=INDEX([.Q$4:.Q$16];MATCH([.$A23];[.$G$4:.$G$16];0))" office:value-type="float" office:value="2" calcext:value-type="float">
            <text:p>2</text:p>
          </table:table-cell>
          <table:table-cell table:style-name="ce8" table:formula="of:=INDEX([.R$4:.R$16];MATCH([.$A23];[.$G$4:.$G$16];0))" office:value-type="float" office:value="0" calcext:value-type="float">
            <text:p>0</text:p>
          </table:table-cell>
          <table:table-cell table:style-name="ce8" table:formula="of:=INDEX([.S$4:.S$16];MATCH([.$A23];[.$G$4:.$G$16];0))" office:value-type="float" office:value="0" calcext:value-type="float">
            <text:p>0</text:p>
          </table:table-cell>
          <table:table-cell table:style-name="ce8" table:formula="of:=SUMPRODUCT([.$E23:.$G23];[.$H23:.$J23])" office:value-type="float" office:value="2400" calcext:value-type="float">
            <text:p>2400</text:p>
          </table:table-cell>
          <table:table-cell table:style-name="ce8" table:formula="of:=SUMPRODUCT([.$E23:.$G23];[.$K23:.$M23])" office:value-type="float" office:value="800" calcext:value-type="float">
            <text:p>800</text:p>
          </table:table-cell>
          <table:table-cell table:style-name="ce8" table:formula="of:=SUMPRODUCT([.$E23:.$G23];[.$N23:.$P23])" office:value-type="float" office:value="2400" calcext:value-type="float">
            <text:p>2400</text:p>
          </table:table-cell>
          <table:table-cell table:style-name="ce8" table:formula="of:=SUMPRODUCT([.$E23:.$G23];[.$Q23:.$S23])" office:value-type="float" office:value="800" calcext:value-type="float">
            <text:p>800</text:p>
          </table:table-cell>
          <table:table-cell table:style-name="ce8" table:formula="of:=INDEX([.X$4:.X$16];MATCH([.$A23];[.$G$4:.$G$16];0))" office:value-type="float" office:value="4" calcext:value-type="float">
            <text:p>4</text:p>
          </table:table-cell>
          <table:table-cell table:style-name="ce8" table:formula="of:=INDEX([.Y$4:.Y$16];MATCH([.$A23];[.$G$4:.$G$16];0))" office:value-type="float" office:value="2" calcext:value-type="float">
            <text:p>2</text:p>
          </table:table-cell>
          <table:table-cell table:style-name="ce8" table:formula="of:=INDEX([.Z$4:.Z$16];MATCH([.$A23];[.$G$4:.$G$16];0))" office:value-type="float" office:value="4" calcext:value-type="float">
            <text:p>4</text:p>
          </table:table-cell>
          <table:table-cell table:style-name="ce8" table:formula="of:=INDEX([.AA$4:.AA$16];MATCH([.$A23];[.$G$4:.$G$16];0))" office:value-type="float" office:value="2" calcext:value-type="float">
            <text:p>2</text:p>
          </table:table-cell>
          <table:table-cell table:style-name="ce1" table:formula="of:=SUM([to_solve_cycle_time.X23:.AA23])" office:value-type="float" office:value="12" calcext:value-type="float">
            <text:p>12</text:p>
          </table:table-cell>
          <table:table-cell table:formula="of:=SUM([.T23:.W23])/[.AB23]" office:value-type="float" office:value="533.333333333333" calcext:value-type="float">
            <text:p>533.3333333333</text:p>
          </table:table-cell>
          <table:table-cell table:formula="of:=[.$AD$19]*[.C23]" office:value-type="float" office:value="16" calcext:value-type="float">
            <text:p>16</text:p>
          </table:table-cell>
          <table:table-cell table:style-name="ce8" table:formula="of:=INDEX([.V$4:.V$16];MATCH([.$A23];[.$G$4:.$G$16];0))" office:value-type="float" office:value="0" calcext:value-type="float">
            <text:p>0</text:p>
          </table:table-cell>
          <table:table-cell table:style-name="ce8" table:formula="of:=[.AL23]*[.$B23]" office:value-type="string" office:string-value="" calcext:value-type="error">
            <text:p>#DIV/0!</text:p>
          </table:table-cell>
          <table:table-cell table:style-name="ce8" table:formula="of:=[.AM23]*[.$B23]" office:value-type="string" office:string-value="" calcext:value-type="error">
            <text:p>#DIV/0!</text:p>
          </table:table-cell>
          <table:table-cell table:style-name="ce8" table:formula="of:=[.AN23]*[.$B23]" office:value-type="string" office:string-value="" calcext:value-type="error">
            <text:p>#DIV/0!</text:p>
          </table:table-cell>
          <table:table-cell table:style-name="ce8" table:formula="of:=[.AO23]*[.$B23]" office:value-type="string" office:string-value="" calcext:value-type="error">
            <text:p>#DIV/0!</text:p>
          </table:table-cell>
          <table:table-cell table:style-name="ce13" table:formula="of:=[.$AQ23]*[.AD23]/3600" office:value-type="float" office:value="0" calcext:value-type="float">
            <text:p>0.00</text:p>
          </table:table-cell>
          <table:table-cell table:style-name="ce13" table:formula="of:=[.$AQ23]*[.AE23]/3600" office:value-type="float" office:value="0" calcext:value-type="float">
            <text:p>0.00</text:p>
          </table:table-cell>
          <table:table-cell table:style-name="ce13" table:formula="of:=IF([.T23]&lt;&gt;0;[.T23]/[.X23]/[.$Y$19];0)" office:value-type="float" office:value="0.3" calcext:value-type="float">
            <text:p>0.30</text:p>
          </table:table-cell>
          <table:table-cell table:style-name="ce13" table:formula="of:=IF([.U23]&lt;&gt;0;[.U23]/[.Y23]/[.$Y$19];0)" office:value-type="float" office:value="0.2" calcext:value-type="float">
            <text:p>0.20</text:p>
          </table:table-cell>
          <table:table-cell table:style-name="ce13" table:formula="of:=IF([.V23]&lt;&gt;0;[.V23]/[.Z23]/[.$Y$19];0)" office:value-type="float" office:value="0.3" calcext:value-type="float">
            <text:p>0.30</text:p>
          </table:table-cell>
          <table:table-cell table:style-name="ce13" table:formula="of:=IF([.W23]&lt;&gt;0;[.W23]/[.AA23]/[.$Y$19];0)" office:value-type="float" office:value="0.2" calcext:value-type="float">
            <text:p>0.20</text:p>
          </table:table-cell>
          <table:table-cell table:style-name="ce8" table:formula="of:=3600 *(1-SUM([.AL23:.AO23]))" office:value-type="float" office:value="0" calcext:value-type="float">
            <text:p>0</text:p>
          </table:table-cell>
          <table:table-cell table:formula="of:=[.AP23]/([.AD23]+[.AE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string" calcext:value-type="string">
            <text:p>C</text:p>
          </table:table-cell>
          <table:table-cell table:style-name="ce4" table:formula="of:=3600/[.AQ24]" office:value-type="float" office:value="-900" calcext:value-type="float">
            <text:p>-900</text:p>
          </table:table-cell>
          <table:table-cell table:style-name="ce16" table:formula="of:=INDEX([.C$4:.C$16];MATCH([.$A24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4]" office:value-type="float" office:value="400" calcext:value-type="float">
            <text:p>400</text:p>
          </table:table-cell>
          <table:table-cell table:style-name="ce8" table:formula="of:=[.$F$19]*[.$D24]" office:value-type="float" office:value="800" calcext:value-type="float">
            <text:p>800</text:p>
          </table:table-cell>
          <table:table-cell table:style-name="ce8" table:formula="of:=[.$G$19]*[.$D24]" office:value-type="float" office:value="400" calcext:value-type="float">
            <text:p>400</text:p>
          </table:table-cell>
          <table:table-cell table:style-name="ce8" table:formula="of:=INDEX([.H$4:.H$16];MATCH([.$A24];[.$G$4:.$G$16];0))" office:value-type="float" office:value="0" calcext:value-type="float">
            <text:p>0</text:p>
          </table:table-cell>
          <table:table-cell table:style-name="ce8" table:formula="of:=INDEX([.I$4:.I$16];MATCH([.$A24];[.$G$4:.$G$16];0))" office:value-type="float" office:value="2" calcext:value-type="float">
            <text:p>2</text:p>
          </table:table-cell>
          <table:table-cell table:style-name="ce8" table:formula="of:=INDEX([.J$4:.J$16];MATCH([.$A24];[.$G$4:.$G$16];0))" office:value-type="float" office:value="2" calcext:value-type="float">
            <text:p>2</text:p>
          </table:table-cell>
          <table:table-cell table:style-name="ce8" table:formula="of:=INDEX([.K$4:.K$16];MATCH([.$A24];[.$G$4:.$G$16];0))" office:value-type="float" office:value="2" calcext:value-type="float">
            <text:p>2</text:p>
          </table:table-cell>
          <table:table-cell table:style-name="ce8" table:formula="of:=INDEX([.L$4:.L$16];MATCH([.$A24];[.$G$4:.$G$16];0))" office:value-type="float" office:value="0" calcext:value-type="float">
            <text:p>0</text:p>
          </table:table-cell>
          <table:table-cell table:style-name="ce8" table:formula="of:=INDEX([.M$4:.M$16];MATCH([.$A24];[.$G$4:.$G$16];0))" office:value-type="float" office:value="0" calcext:value-type="float">
            <text:p>0</text:p>
          </table:table-cell>
          <table:table-cell table:style-name="ce8" table:formula="of:=INDEX([.N$4:.N$16];MATCH([.$A24];[.$G$4:.$G$16];0))" office:value-type="float" office:value="1" calcext:value-type="float">
            <text:p>1</text:p>
          </table:table-cell>
          <table:table-cell table:style-name="ce8" table:formula="of:=INDEX([.O$4:.O$16];MATCH([.$A24];[.$G$4:.$G$16];0))" office:value-type="float" office:value="1" calcext:value-type="float">
            <text:p>1</text:p>
          </table:table-cell>
          <table:table-cell table:style-name="ce8" table:formula="of:=INDEX([.P$4:.P$16];MATCH([.$A24];[.$G$4:.$G$16];0))" office:value-type="float" office:value="1" calcext:value-type="float">
            <text:p>1</text:p>
          </table:table-cell>
          <table:table-cell table:style-name="ce8" table:formula="of:=INDEX([.Q$4:.Q$16];MATCH([.$A24];[.$G$4:.$G$16];0))" office:value-type="float" office:value="1" calcext:value-type="float">
            <text:p>1</text:p>
          </table:table-cell>
          <table:table-cell table:style-name="ce8" table:formula="of:=INDEX([.R$4:.R$16];MATCH([.$A24];[.$G$4:.$G$16];0))" office:value-type="float" office:value="1" calcext:value-type="float">
            <text:p>1</text:p>
          </table:table-cell>
          <table:table-cell table:style-name="ce8" table:formula="of:=INDEX([.S$4:.S$16];MATCH([.$A24];[.$G$4:.$G$16];0))" office:value-type="float" office:value="1" calcext:value-type="float">
            <text:p>1</text:p>
          </table:table-cell>
          <table:table-cell table:style-name="ce8" table:formula="of:=SUMPRODUCT([.$E24:.$G24];[.$H24:.$J24])" office:value-type="float" office:value="2400" calcext:value-type="float">
            <text:p>2400</text:p>
          </table:table-cell>
          <table:table-cell table:style-name="ce8" table:formula="of:=SUMPRODUCT([.$E24:.$G24];[.$K24:.$M24])" office:value-type="float" office:value="800" calcext:value-type="float">
            <text:p>800</text:p>
          </table:table-cell>
          <table:table-cell table:style-name="ce8" table:formula="of:=SUMPRODUCT([.$E24:.$G24];[.$N24:.$P24])" office:value-type="float" office:value="1600" calcext:value-type="float">
            <text:p>1600</text:p>
          </table:table-cell>
          <table:table-cell table:style-name="ce8" table:formula="of:=SUMPRODUCT([.$E24:.$G24];[.$Q24:.$S24])" office:value-type="float" office:value="1600" calcext:value-type="float">
            <text:p>1600</text:p>
          </table:table-cell>
          <table:table-cell table:style-name="ce8" table:formula="of:=INDEX([.X$4:.X$16];MATCH([.$A24];[.$G$4:.$G$16];0))" office:value-type="float" office:value="4" calcext:value-type="float">
            <text:p>4</text:p>
          </table:table-cell>
          <table:table-cell table:style-name="ce8" table:formula="of:=INDEX([.Y$4:.Y$16];MATCH([.$A24];[.$G$4:.$G$16];0))" office:value-type="float" office:value="2" calcext:value-type="float">
            <text:p>2</text:p>
          </table:table-cell>
          <table:table-cell table:style-name="ce8" table:formula="of:=INDEX([.Z$4:.Z$16];MATCH([.$A24];[.$G$4:.$G$16];0))" office:value-type="float" office:value="3" calcext:value-type="float">
            <text:p>3</text:p>
          </table:table-cell>
          <table:table-cell table:style-name="ce8" table:formula="of:=INDEX([.AA$4:.AA$16];MATCH([.$A24];[.$G$4:.$G$16];0))" office:value-type="float" office:value="3" calcext:value-type="float">
            <text:p>3</text:p>
          </table:table-cell>
          <table:table-cell table:style-name="ce1" table:formula="of:=SUM([to_solve_cycle_time.X24:.AA24])" office:value-type="float" office:value="12" calcext:value-type="float">
            <text:p>12</text:p>
          </table:table-cell>
          <table:table-cell table:formula="of:=SUM([.T24:.W24])/[.AB24]" office:value-type="float" office:value="533.333333333333" calcext:value-type="float">
            <text:p>533.3333333333</text:p>
          </table:table-cell>
          <table:table-cell table:formula="of:=[.$AD$19]*[.C24]" office:value-type="float" office:value="16" calcext:value-type="float">
            <text:p>16</text:p>
          </table:table-cell>
          <table:table-cell table:style-name="ce8" table:formula="of:=INDEX([.V$4:.V$16];MATCH([.$A24];[.$G$4:.$G$16];0))" office:value-type="float" office:value="14" calcext:value-type="float">
            <text:p>14</text:p>
          </table:table-cell>
          <table:table-cell table:style-name="ce8" table:formula="of:=[.AL24]*[.$B24]" office:value-type="float" office:value="-270.000000000001" calcext:value-type="float">
            <text:p>-270</text:p>
          </table:table-cell>
          <table:table-cell table:style-name="ce8" table:formula="of:=[.AM24]*[.$B24]" office:value-type="float" office:value="-180.000000000001" calcext:value-type="float">
            <text:p>-180</text:p>
          </table:table-cell>
          <table:table-cell table:style-name="ce8" table:formula="of:=[.AN24]*[.$B24]" office:value-type="float" office:value="-240.000000000001" calcext:value-type="float">
            <text:p>-240</text:p>
          </table:table-cell>
          <table:table-cell table:style-name="ce8" table:formula="of:=[.AO24]*[.$B24]" office:value-type="float" office:value="-240.000000000001" calcext:value-type="float">
            <text:p>-240</text:p>
          </table:table-cell>
          <table:table-cell table:style-name="ce13" table:formula="of:=[.$AQ24]*[.AD24]/3600" office:value-type="float" office:value="-0.0177777777777777" calcext:value-type="float">
            <text:p>-0.02</text:p>
          </table:table-cell>
          <table:table-cell table:style-name="ce13" table:formula="of:=[.$AQ24]*[.AE24]/3600" office:value-type="float" office:value="-0.0155555555555555" calcext:value-type="float">
            <text:p>-0.02</text:p>
          </table:table-cell>
          <table:table-cell table:style-name="ce13" table:formula="of:=IF([.T24]&lt;&gt;0;[.T24]/[.X24]/[.$Y$19];0)" office:value-type="float" office:value="0.3" calcext:value-type="float">
            <text:p>0.30</text:p>
          </table:table-cell>
          <table:table-cell table:style-name="ce13" table:formula="of:=IF([.U24]&lt;&gt;0;[.U24]/[.Y24]/[.$Y$19];0)" office:value-type="float" office:value="0.2" calcext:value-type="float">
            <text:p>0.20</text:p>
          </table:table-cell>
          <table:table-cell table:style-name="ce13" table:formula="of:=IF([.V24]&lt;&gt;0;[.V24]/[.Z24]/[.$Y$19];0)" office:value-type="float" office:value="0.266666666666667" calcext:value-type="float">
            <text:p>0.27</text:p>
          </table:table-cell>
          <table:table-cell table:style-name="ce13" table:formula="of:=IF([.W24]&lt;&gt;0;[.W24]/[.AA24]/[.$Y$19];0)" office:value-type="float" office:value="0.266666666666667" calcext:value-type="float">
            <text:p>0.27</text:p>
          </table:table-cell>
          <table:table-cell table:style-name="ce8" table:formula="of:=3600 *(1-SUM([.AL24:.AO24]))" office:value-type="float" office:value="-120" calcext:value-type="float">
            <text:p>-120</text:p>
          </table:table-cell>
          <table:table-cell table:formula="of:=[.AP24]/([.AD24]+[.AE24])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ce15" office:value-type="string" calcext:value-type="string">
            <text:p>D</text:p>
          </table:table-cell>
          <table:table-cell table:style-name="ce4" table:formula="of:=3600/[.AQ25]" office:value-type="float" office:value="70" calcext:value-type="float">
            <text:p>70</text:p>
          </table:table-cell>
          <table:table-cell table:style-name="ce16" table:formula="of:=INDEX([.C$4:.C$16];MATCH([.$A25];[.$G$4:.$G$16];0))" office:value-type="float" office:value="0" calcext:value-type="float">
            <text:p>0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5]" office:value-type="float" office:value="400" calcext:value-type="float">
            <text:p>400</text:p>
          </table:table-cell>
          <table:table-cell table:style-name="ce8" table:formula="of:=[.$F$19]*[.$D25]" office:value-type="float" office:value="800" calcext:value-type="float">
            <text:p>800</text:p>
          </table:table-cell>
          <table:table-cell table:style-name="ce8" table:formula="of:=[.$G$19]*[.$D25]" office:value-type="float" office:value="400" calcext:value-type="float">
            <text:p>400</text:p>
          </table:table-cell>
          <table:table-cell table:style-name="ce8" table:formula="of:=INDEX([.H$4:.H$16];MATCH([.$A25];[.$G$4:.$G$16];0))" office:value-type="float" office:value="1" calcext:value-type="float">
            <text:p>1</text:p>
          </table:table-cell>
          <table:table-cell table:style-name="ce8" table:formula="of:=INDEX([.I$4:.I$16];MATCH([.$A25];[.$G$4:.$G$16];0))" office:value-type="float" office:value="1" calcext:value-type="float">
            <text:p>1</text:p>
          </table:table-cell>
          <table:table-cell table:style-name="ce8" table:formula="of:=INDEX([.J$4:.J$16];MATCH([.$A25];[.$G$4:.$G$16];0))" office:value-type="float" office:value="0" calcext:value-type="float">
            <text:p>0</text:p>
          </table:table-cell>
          <table:table-cell table:style-name="ce8" table:formula="of:=INDEX([.K$4:.K$16];MATCH([.$A25];[.$G$4:.$G$16];0))" office:value-type="float" office:value="1" calcext:value-type="float">
            <text:p>1</text:p>
          </table:table-cell>
          <table:table-cell table:style-name="ce8" table:formula="of:=INDEX([.L$4:.L$16];MATCH([.$A25];[.$G$4:.$G$16];0))" office:value-type="float" office:value="1" calcext:value-type="float">
            <text:p>1</text:p>
          </table:table-cell>
          <table:table-cell table:style-name="ce8" table:formula="of:=INDEX([.M$4:.M$16];MATCH([.$A25];[.$G$4:.$G$16];0))" office:value-type="float" office:value="0" calcext:value-type="float">
            <text:p>0</text:p>
          </table:table-cell>
          <table:table-cell table:style-name="ce8" table:formula="of:=INDEX([.N$4:.N$16];MATCH([.$A25];[.$G$4:.$G$16];0))" office:value-type="float" office:value="1" calcext:value-type="float">
            <text:p>1</text:p>
          </table:table-cell>
          <table:table-cell table:style-name="ce8" table:formula="of:=INDEX([.O$4:.O$16];MATCH([.$A25];[.$G$4:.$G$16];0))" office:value-type="float" office:value="1" calcext:value-type="float">
            <text:p>1</text:p>
          </table:table-cell>
          <table:table-cell table:style-name="ce8" table:formula="of:=INDEX([.P$4:.P$16];MATCH([.$A25];[.$G$4:.$G$16];0))" office:value-type="float" office:value="0" calcext:value-type="float">
            <text:p>0</text:p>
          </table:table-cell>
          <table:table-cell table:style-name="ce8" table:formula="of:=INDEX([.Q$4:.Q$16];MATCH([.$A25];[.$G$4:.$G$16];0))" office:value-type="float" office:value="1" calcext:value-type="float">
            <text:p>1</text:p>
          </table:table-cell>
          <table:table-cell table:style-name="ce8" table:formula="of:=INDEX([.R$4:.R$16];MATCH([.$A25];[.$G$4:.$G$16];0))" office:value-type="float" office:value="1" calcext:value-type="float">
            <text:p>1</text:p>
          </table:table-cell>
          <table:table-cell table:style-name="ce8" table:formula="of:=INDEX([.S$4:.S$16];MATCH([.$A25];[.$G$4:.$G$16];0))" office:value-type="float" office:value="0" calcext:value-type="float">
            <text:p>0</text:p>
          </table:table-cell>
          <table:table-cell table:style-name="ce8" table:formula="of:=SUMPRODUCT([.$E25:.$G25];[.$H25:.$J25])" office:value-type="float" office:value="1200" calcext:value-type="float">
            <text:p>1200</text:p>
          </table:table-cell>
          <table:table-cell table:style-name="ce8" table:formula="of:=SUMPRODUCT([.$E25:.$G25];[.$K25:.$M25])" office:value-type="float" office:value="1200" calcext:value-type="float">
            <text:p>1200</text:p>
          </table:table-cell>
          <table:table-cell table:style-name="ce8" table:formula="of:=SUMPRODUCT([.$E25:.$G25];[.$N25:.$P25])" office:value-type="float" office:value="1200" calcext:value-type="float">
            <text:p>1200</text:p>
          </table:table-cell>
          <table:table-cell table:style-name="ce8" table:formula="of:=SUMPRODUCT([.$E25:.$G25];[.$Q25:.$S25])" office:value-type="float" office:value="1200" calcext:value-type="float">
            <text:p>1200</text:p>
          </table:table-cell>
          <table:table-cell table:style-name="ce8" table:formula="of:=INDEX([.X$4:.X$16];MATCH([.$A25];[.$G$4:.$G$16];0))" office:value-type="float" office:value="3" calcext:value-type="float">
            <text:p>3</text:p>
          </table:table-cell>
          <table:table-cell table:style-name="ce8" table:formula="of:=INDEX([.Y$4:.Y$16];MATCH([.$A25];[.$G$4:.$G$16];0))" office:value-type="float" office:value="3" calcext:value-type="float">
            <text:p>3</text:p>
          </table:table-cell>
          <table:table-cell table:style-name="ce8" table:formula="of:=INDEX([.Z$4:.Z$16];MATCH([.$A25];[.$G$4:.$G$16];0))" office:value-type="float" office:value="3" calcext:value-type="float">
            <text:p>3</text:p>
          </table:table-cell>
          <table:table-cell table:style-name="ce8" table:formula="of:=INDEX([.AA$4:.AA$16];MATCH([.$A25];[.$G$4:.$G$16];0))" office:value-type="float" office:value="3" calcext:value-type="float">
            <text:p>3</text:p>
          </table:table-cell>
          <table:table-cell table:style-name="ce1" table:formula="of:=SUM([to_solve_cycle_time.X25:.AA25])" office:value-type="float" office:value="12" calcext:value-type="float">
            <text:p>12</text:p>
          </table:table-cell>
          <table:table-cell table:formula="of:=SUM([.T25:.W25])/[.AB25]" office:value-type="float" office:value="400" calcext:value-type="float">
            <text:p>400</text:p>
          </table:table-cell>
          <table:table-cell table:formula="of:=[.$AD$19]*[.C25]" office:value-type="float" office:value="0" calcext:value-type="float">
            <text:p>0</text:p>
          </table:table-cell>
          <table:table-cell table:style-name="ce8" table:formula="of:=INDEX([.V$4:.V$16];MATCH([.$A25];[.$G$4:.$G$16];0))" office:value-type="float" office:value="14" calcext:value-type="float">
            <text:p>14</text:p>
          </table:table-cell>
          <table:table-cell table:style-name="ce8" table:formula="of:=[.AL25]*[.$B25]" office:value-type="float" office:value="14" calcext:value-type="float">
            <text:p>14</text:p>
          </table:table-cell>
          <table:table-cell table:style-name="ce8" table:formula="of:=[.AM25]*[.$B25]" office:value-type="float" office:value="14" calcext:value-type="float">
            <text:p>14</text:p>
          </table:table-cell>
          <table:table-cell table:style-name="ce8" table:formula="of:=[.AN25]*[.$B25]" office:value-type="float" office:value="14" calcext:value-type="float">
            <text:p>14</text:p>
          </table:table-cell>
          <table:table-cell table:style-name="ce8" table:formula="of:=[.AO25]*[.$B25]" office:value-type="float" office:value="14" calcext:value-type="float">
            <text:p>14</text:p>
          </table:table-cell>
          <table:table-cell table:style-name="ce13" table:formula="of:=[.$AQ25]*[.AD25]/3600" office:value-type="float" office:value="0" calcext:value-type="float">
            <text:p>0.00</text:p>
          </table:table-cell>
          <table:table-cell table:style-name="ce13" table:formula="of:=[.$AQ25]*[.AE25]/3600" office:value-type="float" office:value="0.2" calcext:value-type="float">
            <text:p>0.20</text:p>
          </table:table-cell>
          <table:table-cell table:style-name="ce13" table:formula="of:=IF([.T25]&lt;&gt;0;[.T25]/[.X25]/[.$Y$19];0)" office:value-type="float" office:value="0.2" calcext:value-type="float">
            <text:p>0.20</text:p>
          </table:table-cell>
          <table:table-cell table:style-name="ce13" table:formula="of:=IF([.U25]&lt;&gt;0;[.U25]/[.Y25]/[.$Y$19];0)" office:value-type="float" office:value="0.2" calcext:value-type="float">
            <text:p>0.20</text:p>
          </table:table-cell>
          <table:table-cell table:style-name="ce13" table:formula="of:=IF([.V25]&lt;&gt;0;[.V25]/[.Z25]/[.$Y$19];0)" office:value-type="float" office:value="0.2" calcext:value-type="float">
            <text:p>0.20</text:p>
          </table:table-cell>
          <table:table-cell table:style-name="ce13" table:formula="of:=IF([.W25]&lt;&gt;0;[.W25]/[.AA25]/[.$Y$19];0)" office:value-type="float" office:value="0.2" calcext:value-type="float">
            <text:p>0.20</text:p>
          </table:table-cell>
          <table:table-cell table:style-name="ce8" table:formula="of:=3600 *(1-SUM([.AL25:.AO25]))" office:value-type="float" office:value="720" calcext:value-type="float">
            <text:p>720</text:p>
          </table:table-cell>
          <table:table-cell table:formula="of:=[.AP25]/([.AD25]+[.AE25])" office:value-type="float" office:value="51.4285714285714" calcext:value-type="float">
            <text:p>51.4285714286</text:p>
          </table:table-cell>
          <table:table-cell/>
        </table:table-row>
        <table:table-row table:style-name="ro1">
          <table:table-cell table:style-name="ce15" office:value-type="string" calcext:value-type="string">
            <text:p>E</text:p>
          </table:table-cell>
          <table:table-cell table:style-name="ce4" table:formula="of:=3600/[.AQ26]" office:value-type="float" office:value="160" calcext:value-type="float">
            <text:p>160</text:p>
          </table:table-cell>
          <table:table-cell table:style-name="ce16" table:formula="of:=INDEX([.C$4:.C$16];MATCH([.$A26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6]" office:value-type="float" office:value="400" calcext:value-type="float">
            <text:p>400</text:p>
          </table:table-cell>
          <table:table-cell table:style-name="ce8" table:formula="of:=[.$F$19]*[.$D26]" office:value-type="float" office:value="800" calcext:value-type="float">
            <text:p>800</text:p>
          </table:table-cell>
          <table:table-cell table:style-name="ce8" table:formula="of:=[.$G$19]*[.$D26]" office:value-type="float" office:value="400" calcext:value-type="float">
            <text:p>400</text:p>
          </table:table-cell>
          <table:table-cell table:style-name="ce8" table:formula="of:=INDEX([.H$4:.H$16];MATCH([.$A26];[.$G$4:.$G$16];0))" office:value-type="float" office:value="0" calcext:value-type="float">
            <text:p>0</text:p>
          </table:table-cell>
          <table:table-cell table:style-name="ce8" table:formula="of:=INDEX([.I$4:.I$16];MATCH([.$A26];[.$G$4:.$G$16];0))" office:value-type="float" office:value="2" calcext:value-type="float">
            <text:p>2</text:p>
          </table:table-cell>
          <table:table-cell table:style-name="ce8" table:formula="of:=INDEX([.J$4:.J$16];MATCH([.$A26];[.$G$4:.$G$16];0))" office:value-type="float" office:value="2" calcext:value-type="float">
            <text:p>2</text:p>
          </table:table-cell>
          <table:table-cell table:style-name="ce8" table:formula="of:=INDEX([.K$4:.K$16];MATCH([.$A26];[.$G$4:.$G$16];0))" office:value-type="float" office:value="2" calcext:value-type="float">
            <text:p>2</text:p>
          </table:table-cell>
          <table:table-cell table:style-name="ce8" table:formula="of:=INDEX([.L$4:.L$16];MATCH([.$A26];[.$G$4:.$G$16];0))" office:value-type="float" office:value="0" calcext:value-type="float">
            <text:p>0</text:p>
          </table:table-cell>
          <table:table-cell table:style-name="ce8" table:formula="of:=INDEX([.M$4:.M$16];MATCH([.$A26];[.$G$4:.$G$16];0))" office:value-type="float" office:value="0" calcext:value-type="float">
            <text:p>0</text:p>
          </table:table-cell>
          <table:table-cell table:style-name="ce8" table:formula="of:=INDEX([.N$4:.N$16];MATCH([.$A26];[.$G$4:.$G$16];0))" office:value-type="float" office:value="0" calcext:value-type="float">
            <text:p>0</text:p>
          </table:table-cell>
          <table:table-cell table:style-name="ce8" table:formula="of:=INDEX([.O$4:.O$16];MATCH([.$A26];[.$G$4:.$G$16];0))" office:value-type="float" office:value="2" calcext:value-type="float">
            <text:p>2</text:p>
          </table:table-cell>
          <table:table-cell table:style-name="ce8" table:formula="of:=INDEX([.P$4:.P$16];MATCH([.$A26];[.$G$4:.$G$16];0))" office:value-type="float" office:value="0" calcext:value-type="float">
            <text:p>0</text:p>
          </table:table-cell>
          <table:table-cell table:style-name="ce8" table:formula="of:=INDEX([.Q$4:.Q$16];MATCH([.$A26];[.$G$4:.$G$16];0))" office:value-type="float" office:value="2" calcext:value-type="float">
            <text:p>2</text:p>
          </table:table-cell>
          <table:table-cell table:style-name="ce8" table:formula="of:=INDEX([.R$4:.R$16];MATCH([.$A26];[.$G$4:.$G$16];0))" office:value-type="float" office:value="0" calcext:value-type="float">
            <text:p>0</text:p>
          </table:table-cell>
          <table:table-cell table:style-name="ce8" table:formula="of:=INDEX([.S$4:.S$16];MATCH([.$A26];[.$G$4:.$G$16];0))" office:value-type="float" office:value="0" calcext:value-type="float">
            <text:p>0</text:p>
          </table:table-cell>
          <table:table-cell table:style-name="ce8" table:formula="of:=SUMPRODUCT([.$E26:.$G26];[.$H26:.$J26])" office:value-type="float" office:value="2400" calcext:value-type="float">
            <text:p>2400</text:p>
          </table:table-cell>
          <table:table-cell table:style-name="ce8" table:formula="of:=SUMPRODUCT([.$E26:.$G26];[.$K26:.$M26])" office:value-type="float" office:value="800" calcext:value-type="float">
            <text:p>800</text:p>
          </table:table-cell>
          <table:table-cell table:style-name="ce8" table:formula="of:=SUMPRODUCT([.$E26:.$G26];[.$N26:.$P26])" office:value-type="float" office:value="1600" calcext:value-type="float">
            <text:p>1600</text:p>
          </table:table-cell>
          <table:table-cell table:style-name="ce8" table:formula="of:=SUMPRODUCT([.$E26:.$G26];[.$Q26:.$S26])" office:value-type="float" office:value="800" calcext:value-type="float">
            <text:p>800</text:p>
          </table:table-cell>
          <table:table-cell table:style-name="ce8" table:formula="of:=INDEX([.X$4:.X$16];MATCH([.$A26];[.$G$4:.$G$16];0))" office:value-type="float" office:value="4" calcext:value-type="float">
            <text:p>4</text:p>
          </table:table-cell>
          <table:table-cell table:style-name="ce8" table:formula="of:=INDEX([.Y$4:.Y$16];MATCH([.$A26];[.$G$4:.$G$16];0))" office:value-type="float" office:value="2" calcext:value-type="float">
            <text:p>2</text:p>
          </table:table-cell>
          <table:table-cell table:style-name="ce8" table:formula="of:=INDEX([.Z$4:.Z$16];MATCH([.$A26];[.$G$4:.$G$16];0))" office:value-type="float" office:value="4" calcext:value-type="float">
            <text:p>4</text:p>
          </table:table-cell>
          <table:table-cell table:style-name="ce8" table:formula="of:=INDEX([.AA$4:.AA$16];MATCH([.$A26];[.$G$4:.$G$16];0))" office:value-type="float" office:value="2" calcext:value-type="float">
            <text:p>2</text:p>
          </table:table-cell>
          <table:table-cell table:style-name="ce1" table:formula="of:=SUM([to_solve_cycle_time.X26:.AA26])" office:value-type="float" office:value="12" calcext:value-type="float">
            <text:p>12</text:p>
          </table:table-cell>
          <table:table-cell table:formula="of:=SUM([.T26:.W26])/[.AB26]" office:value-type="float" office:value="466.666666666667" calcext:value-type="float">
            <text:p>466.6666666667</text:p>
          </table:table-cell>
          <table:table-cell table:formula="of:=[.$AD$19]*[.C26]" office:value-type="float" office:value="16" calcext:value-type="float">
            <text:p>16</text:p>
          </table:table-cell>
          <table:table-cell table:style-name="ce8" table:formula="of:=INDEX([.V$4:.V$16];MATCH([.$A26];[.$G$4:.$G$16];0))" office:value-type="float" office:value="0" calcext:value-type="float">
            <text:p>0</text:p>
          </table:table-cell>
          <table:table-cell table:style-name="ce8" table:formula="of:=[.AL26]*[.$B26]" office:value-type="float" office:value="48" calcext:value-type="float">
            <text:p>48</text:p>
          </table:table-cell>
          <table:table-cell table:style-name="ce8" table:formula="of:=[.AM26]*[.$B26]" office:value-type="float" office:value="32" calcext:value-type="float">
            <text:p>32</text:p>
          </table:table-cell>
          <table:table-cell table:style-name="ce8" table:formula="of:=[.AN26]*[.$B26]" office:value-type="float" office:value="32" calcext:value-type="float">
            <text:p>32</text:p>
          </table:table-cell>
          <table:table-cell table:style-name="ce8" table:formula="of:=[.AO26]*[.$B26]" office:value-type="float" office:value="32" calcext:value-type="float">
            <text:p>32</text:p>
          </table:table-cell>
          <table:table-cell table:style-name="ce13" table:formula="of:=[.$AQ26]*[.AD26]/3600" office:value-type="float" office:value="0.1" calcext:value-type="float">
            <text:p>0.10</text:p>
          </table:table-cell>
          <table:table-cell table:style-name="ce13" table:formula="of:=[.$AQ26]*[.AE26]/3600" office:value-type="float" office:value="0" calcext:value-type="float">
            <text:p>0.00</text:p>
          </table:table-cell>
          <table:table-cell table:style-name="ce13" table:formula="of:=IF([.T26]&lt;&gt;0;[.T26]/[.X26]/[.$Y$19];0)" office:value-type="float" office:value="0.3" calcext:value-type="float">
            <text:p>0.30</text:p>
          </table:table-cell>
          <table:table-cell table:style-name="ce13" table:formula="of:=IF([.U26]&lt;&gt;0;[.U26]/[.Y26]/[.$Y$19];0)" office:value-type="float" office:value="0.2" calcext:value-type="float">
            <text:p>0.20</text:p>
          </table:table-cell>
          <table:table-cell table:style-name="ce13" table:formula="of:=IF([.V26]&lt;&gt;0;[.V26]/[.Z26]/[.$Y$19];0)" office:value-type="float" office:value="0.2" calcext:value-type="float">
            <text:p>0.20</text:p>
          </table:table-cell>
          <table:table-cell table:style-name="ce13" table:formula="of:=IF([.W26]&lt;&gt;0;[.W26]/[.AA26]/[.$Y$19];0)" office:value-type="float" office:value="0.2" calcext:value-type="float">
            <text:p>0.20</text:p>
          </table:table-cell>
          <table:table-cell table:style-name="ce8" table:formula="of:=3600 *(1-SUM([.AL26:.AO26]))" office:value-type="float" office:value="360" calcext:value-type="float">
            <text:p>360</text:p>
          </table:table-cell>
          <table:table-cell table:formula="of:=[.AP26]/([.AD26]+[.AE26])" office:value-type="float" office:value="22.5" calcext:value-type="float">
            <text:p>22.5</text:p>
          </table:table-cell>
          <table:table-cell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4" table:formula="of:=3600/[.AQ27]" office:value-type="float" office:value="300" calcext:value-type="float">
            <text:p>300</text:p>
          </table:table-cell>
          <table:table-cell table:style-name="ce16" table:formula="of:=INDEX([.C$4:.C$16];MATCH([.$A27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7]" office:value-type="float" office:value="400" calcext:value-type="float">
            <text:p>400</text:p>
          </table:table-cell>
          <table:table-cell table:style-name="ce8" table:formula="of:=[.$F$19]*[.$D27]" office:value-type="float" office:value="800" calcext:value-type="float">
            <text:p>800</text:p>
          </table:table-cell>
          <table:table-cell table:style-name="ce8" table:formula="of:=[.$G$19]*[.$D27]" office:value-type="float" office:value="400" calcext:value-type="float">
            <text:p>400</text:p>
          </table:table-cell>
          <table:table-cell table:style-name="ce8" table:formula="of:=INDEX([.H$4:.H$16];MATCH([.$A27];[.$G$4:.$G$16];0))" office:value-type="float" office:value="0" calcext:value-type="float">
            <text:p>0</text:p>
          </table:table-cell>
          <table:table-cell table:style-name="ce8" table:formula="of:=INDEX([.I$4:.I$16];MATCH([.$A27];[.$G$4:.$G$16];0))" office:value-type="float" office:value="2" calcext:value-type="float">
            <text:p>2</text:p>
          </table:table-cell>
          <table:table-cell table:style-name="ce8" table:formula="of:=INDEX([.J$4:.J$16];MATCH([.$A27];[.$G$4:.$G$16];0))" office:value-type="float" office:value="2" calcext:value-type="float">
            <text:p>2</text:p>
          </table:table-cell>
          <table:table-cell table:style-name="ce8" table:formula="of:=INDEX([.K$4:.K$16];MATCH([.$A27];[.$G$4:.$G$16];0))" office:value-type="float" office:value="2" calcext:value-type="float">
            <text:p>2</text:p>
          </table:table-cell>
          <table:table-cell table:style-name="ce8" table:formula="of:=INDEX([.L$4:.L$16];MATCH([.$A27];[.$G$4:.$G$16];0))" office:value-type="float" office:value="0" calcext:value-type="float">
            <text:p>0</text:p>
          </table:table-cell>
          <table:table-cell table:style-name="ce8" table:formula="of:=INDEX([.M$4:.M$16];MATCH([.$A27];[.$G$4:.$G$16];0))" office:value-type="float" office:value="0" calcext:value-type="float">
            <text:p>0</text:p>
          </table:table-cell>
          <table:table-cell table:style-name="ce8" table:formula="of:=INDEX([.N$4:.N$16];MATCH([.$A27];[.$G$4:.$G$16];0))" office:value-type="float" office:value="1" calcext:value-type="float">
            <text:p>1</text:p>
          </table:table-cell>
          <table:table-cell table:style-name="ce8" table:formula="of:=INDEX([.O$4:.O$16];MATCH([.$A27];[.$G$4:.$G$16];0))" office:value-type="float" office:value="1" calcext:value-type="float">
            <text:p>1</text:p>
          </table:table-cell>
          <table:table-cell table:style-name="ce8" table:formula="of:=INDEX([.P$4:.P$16];MATCH([.$A27];[.$G$4:.$G$16];0))" office:value-type="float" office:value="0" calcext:value-type="float">
            <text:p>0</text:p>
          </table:table-cell>
          <table:table-cell table:style-name="ce8" table:formula="of:=INDEX([.Q$4:.Q$16];MATCH([.$A27];[.$G$4:.$G$16];0))" office:value-type="float" office:value="1" calcext:value-type="float">
            <text:p>1</text:p>
          </table:table-cell>
          <table:table-cell table:style-name="ce8" table:formula="of:=INDEX([.R$4:.R$16];MATCH([.$A27];[.$G$4:.$G$16];0))" office:value-type="float" office:value="1" calcext:value-type="float">
            <text:p>1</text:p>
          </table:table-cell>
          <table:table-cell table:style-name="ce8" table:formula="of:=INDEX([.S$4:.S$16];MATCH([.$A27];[.$G$4:.$G$16];0))" office:value-type="float" office:value="0" calcext:value-type="float">
            <text:p>0</text:p>
          </table:table-cell>
          <table:table-cell table:style-name="ce8" table:formula="of:=SUMPRODUCT([.$E27:.$G27];[.$H27:.$J27])" office:value-type="float" office:value="2400" calcext:value-type="float">
            <text:p>2400</text:p>
          </table:table-cell>
          <table:table-cell table:style-name="ce8" table:formula="of:=SUMPRODUCT([.$E27:.$G27];[.$K27:.$M27])" office:value-type="float" office:value="800" calcext:value-type="float">
            <text:p>800</text:p>
          </table:table-cell>
          <table:table-cell table:style-name="ce8" table:formula="of:=SUMPRODUCT([.$E27:.$G27];[.$N27:.$P27])" office:value-type="float" office:value="1200" calcext:value-type="float">
            <text:p>1200</text:p>
          </table:table-cell>
          <table:table-cell table:style-name="ce8" table:formula="of:=SUMPRODUCT([.$E27:.$G27];[.$Q27:.$S27])" office:value-type="float" office:value="1200" calcext:value-type="float">
            <text:p>1200</text:p>
          </table:table-cell>
          <table:table-cell table:style-name="ce8" table:formula="of:=INDEX([.X$4:.X$16];MATCH([.$A27];[.$G$4:.$G$16];0))" office:value-type="float" office:value="4" calcext:value-type="float">
            <text:p>4</text:p>
          </table:table-cell>
          <table:table-cell table:style-name="ce8" table:formula="of:=INDEX([.Y$4:.Y$16];MATCH([.$A27];[.$G$4:.$G$16];0))" office:value-type="float" office:value="2" calcext:value-type="float">
            <text:p>2</text:p>
          </table:table-cell>
          <table:table-cell table:style-name="ce8" table:formula="of:=INDEX([.Z$4:.Z$16];MATCH([.$A27];[.$G$4:.$G$16];0))" office:value-type="float" office:value="3" calcext:value-type="float">
            <text:p>3</text:p>
          </table:table-cell>
          <table:table-cell table:style-name="ce8" table:formula="of:=INDEX([.AA$4:.AA$16];MATCH([.$A27];[.$G$4:.$G$16];0))" office:value-type="float" office:value="3" calcext:value-type="float">
            <text:p>3</text:p>
          </table:table-cell>
          <table:table-cell table:style-name="ce1" table:formula="of:=SUM([to_solve_cycle_time.X27:.AA27])" office:value-type="float" office:value="12" calcext:value-type="float">
            <text:p>12</text:p>
          </table:table-cell>
          <table:table-cell table:formula="of:=SUM([.T27:.W27])/[.AB27]" office:value-type="float" office:value="466.666666666667" calcext:value-type="float">
            <text:p>466.6666666667</text:p>
          </table:table-cell>
          <table:table-cell table:formula="of:=[.$AD$19]*[.C27]" office:value-type="float" office:value="16" calcext:value-type="float">
            <text:p>16</text:p>
          </table:table-cell>
          <table:table-cell table:style-name="ce8" table:formula="of:=INDEX([.V$4:.V$16];MATCH([.$A27];[.$G$4:.$G$16];0))" office:value-type="float" office:value="14" calcext:value-type="float">
            <text:p>14</text:p>
          </table:table-cell>
          <table:table-cell table:style-name="ce8" table:formula="of:=[.AL27]*[.$B27]" office:value-type="float" office:value="89.9999999999999" calcext:value-type="float">
            <text:p>90</text:p>
          </table:table-cell>
          <table:table-cell table:style-name="ce8" table:formula="of:=[.AM27]*[.$B27]" office:value-type="float" office:value="60" calcext:value-type="float">
            <text:p>60</text:p>
          </table:table-cell>
          <table:table-cell table:style-name="ce8" table:formula="of:=[.AN27]*[.$B27]" office:value-type="float" office:value="60" calcext:value-type="float">
            <text:p>60</text:p>
          </table:table-cell>
          <table:table-cell table:style-name="ce8" table:formula="of:=[.AO27]*[.$B27]" office:value-type="float" office:value="60" calcext:value-type="float">
            <text:p>60</text:p>
          </table:table-cell>
          <table:table-cell table:style-name="ce13" table:formula="of:=[.$AQ27]*[.AD27]/3600" office:value-type="float" office:value="0.0533333333333334" calcext:value-type="float">
            <text:p>0.05</text:p>
          </table:table-cell>
          <table:table-cell table:style-name="ce13" table:formula="of:=[.$AQ27]*[.AE27]/3600" office:value-type="float" office:value="0.0466666666666667" calcext:value-type="float">
            <text:p>0.05</text:p>
          </table:table-cell>
          <table:table-cell table:style-name="ce13" table:formula="of:=IF([.T27]&lt;&gt;0;[.T27]/[.X27]/[.$Y$19];0)" office:value-type="float" office:value="0.3" calcext:value-type="float">
            <text:p>0.30</text:p>
          </table:table-cell>
          <table:table-cell table:style-name="ce13" table:formula="of:=IF([.U27]&lt;&gt;0;[.U27]/[.Y27]/[.$Y$19];0)" office:value-type="float" office:value="0.2" calcext:value-type="float">
            <text:p>0.20</text:p>
          </table:table-cell>
          <table:table-cell table:style-name="ce13" table:formula="of:=IF([.V27]&lt;&gt;0;[.V27]/[.Z27]/[.$Y$19];0)" office:value-type="float" office:value="0.2" calcext:value-type="float">
            <text:p>0.20</text:p>
          </table:table-cell>
          <table:table-cell table:style-name="ce13" table:formula="of:=IF([.W27]&lt;&gt;0;[.W27]/[.AA27]/[.$Y$19];0)" office:value-type="float" office:value="0.2" calcext:value-type="float">
            <text:p>0.20</text:p>
          </table:table-cell>
          <table:table-cell table:style-name="ce8" table:formula="of:=3600 *(1-SUM([.AL27:.AO27]))" office:value-type="float" office:value="360" calcext:value-type="float">
            <text:p>360</text:p>
          </table:table-cell>
          <table:table-cell table:formula="of:=[.AP27]/([.AD27]+[.AE27]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5" office:value-type="string" calcext:value-type="string">
            <text:p>G</text:p>
          </table:table-cell>
          <table:table-cell table:style-name="ce4" table:formula="of:=3600/[.AQ28]" office:value-type="float" office:value="60" calcext:value-type="float">
            <text:p>60</text:p>
          </table:table-cell>
          <table:table-cell table:style-name="ce16" table:formula="of:=INDEX([.C$4:.C$16];MATCH([.$A28];[.$G$4:.$G$16];0))" office:value-type="float" office:value="2" calcext:value-type="float">
            <text:p>2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8]" office:value-type="float" office:value="400" calcext:value-type="float">
            <text:p>400</text:p>
          </table:table-cell>
          <table:table-cell table:style-name="ce8" table:formula="of:=[.$F$19]*[.$D28]" office:value-type="float" office:value="800" calcext:value-type="float">
            <text:p>800</text:p>
          </table:table-cell>
          <table:table-cell table:style-name="ce8" table:formula="of:=[.$G$19]*[.$D28]" office:value-type="float" office:value="400" calcext:value-type="float">
            <text:p>400</text:p>
          </table:table-cell>
          <table:table-cell table:style-name="ce8" table:formula="of:=INDEX([.H$4:.H$16];MATCH([.$A28];[.$G$4:.$G$16];0))" office:value-type="float" office:value="4" calcext:value-type="float">
            <text:p>4</text:p>
          </table:table-cell>
          <table:table-cell table:style-name="ce8" table:formula="of:=INDEX([.I$4:.I$16];MATCH([.$A28];[.$G$4:.$G$16];0))" office:value-type="float" office:value="2" calcext:value-type="float">
            <text:p>2</text:p>
          </table:table-cell>
          <table:table-cell table:style-name="ce8" table:formula="of:=INDEX([.J$4:.J$16];MATCH([.$A28];[.$G$4:.$G$16];0))" office:value-type="float" office:value="1" calcext:value-type="float">
            <text:p>1</text:p>
          </table:table-cell>
          <table:table-cell table:style-name="ce8" table:formula="of:=INDEX([.K$4:.K$16];MATCH([.$A28];[.$G$4:.$G$16];0))" office:value-type="float" office:value="4" calcext:value-type="float">
            <text:p>4</text:p>
          </table:table-cell>
          <table:table-cell table:style-name="ce8" table:formula="of:=INDEX([.L$4:.L$16];MATCH([.$A28];[.$G$4:.$G$16];0))" office:value-type="float" office:value="2" calcext:value-type="float">
            <text:p>2</text:p>
          </table:table-cell>
          <table:table-cell table:style-name="ce8" table:formula="of:=INDEX([.M$4:.M$16];MATCH([.$A28];[.$G$4:.$G$16];0))" office:value-type="float" office:value="2" calcext:value-type="float">
            <text:p>2</text:p>
          </table:table-cell>
          <table:table-cell table:style-name="ce8" table:formula="of:=INDEX([.N$4:.N$16];MATCH([.$A28];[.$G$4:.$G$16];0))" office:value-type="float" office:value="0" calcext:value-type="float">
            <text:p>0</text:p>
          </table:table-cell>
          <table:table-cell table:style-name="ce8" table:formula="of:=INDEX([.O$4:.O$16];MATCH([.$A28];[.$G$4:.$G$16];0))" office:value-type="float" office:value="0" calcext:value-type="float">
            <text:p>0</text:p>
          </table:table-cell>
          <table:table-cell table:style-name="ce8" table:formula="of:=INDEX([.P$4:.P$16];MATCH([.$A28];[.$G$4:.$G$16];0))" office:value-type="float" office:value="0" calcext:value-type="float">
            <text:p>0</text:p>
          </table:table-cell>
          <table:table-cell table:style-name="ce8" table:formula="of:=INDEX([.Q$4:.Q$16];MATCH([.$A28];[.$G$4:.$G$16];0))" office:value-type="float" office:value="0" calcext:value-type="float">
            <text:p>0</text:p>
          </table:table-cell>
          <table:table-cell table:style-name="ce8" table:formula="of:=INDEX([.R$4:.R$16];MATCH([.$A28];[.$G$4:.$G$16];0))" office:value-type="float" office:value="0" calcext:value-type="float">
            <text:p>0</text:p>
          </table:table-cell>
          <table:table-cell table:style-name="ce8" table:formula="of:=INDEX([.S$4:.S$16];MATCH([.$A28];[.$G$4:.$G$16];0))" office:value-type="float" office:value="0" calcext:value-type="float">
            <text:p>0</text:p>
          </table:table-cell>
          <table:table-cell table:style-name="ce8" table:formula="of:=SUMPRODUCT([.$E28:.$G28];[.$H28:.$J28])" office:value-type="float" office:value="3600" calcext:value-type="float">
            <text:p>3600</text:p>
          </table:table-cell>
          <table:table-cell table:style-name="ce8" table:formula="of:=SUMPRODUCT([.$E28:.$G28];[.$K28:.$M28])" office:value-type="float" office:value="4000" calcext:value-type="float">
            <text:p>4000</text:p>
          </table:table-cell>
          <table:table-cell table:style-name="ce8" table:formula="of:=SUMPRODUCT([.$E28:.$G28];[.$N28:.$P28])" office:value-type="float" office:value="0" calcext:value-type="float">
            <text:p>0</text:p>
          </table:table-cell>
          <table:table-cell table:style-name="ce8" table:formula="of:=SUMPRODUCT([.$E28:.$G28];[.$Q28:.$S28])" office:value-type="float" office:value="0" calcext:value-type="float">
            <text:p>0</text:p>
          </table:table-cell>
          <table:table-cell table:style-name="ce8" table:formula="of:=INDEX([.X$4:.X$16];MATCH([.$A28];[.$G$4:.$G$16];0))" office:value-type="float" office:value="6" calcext:value-type="float">
            <text:p>6</text:p>
          </table:table-cell>
          <table:table-cell table:style-name="ce8" table:formula="of:=INDEX([.Y$4:.Y$16];MATCH([.$A28];[.$G$4:.$G$16];0))" office:value-type="float" office:value="6" calcext:value-type="float">
            <text:p>6</text:p>
          </table:table-cell>
          <table:table-cell table:style-name="ce8" table:formula="of:=INDEX([.Z$4:.Z$16];MATCH([.$A28];[.$G$4:.$G$16];0))" office:value-type="float" office:value="0" calcext:value-type="float">
            <text:p>0</text:p>
          </table:table-cell>
          <table:table-cell table:style-name="ce8" table:formula="of:=INDEX([.AA$4:.AA$16];MATCH([.$A28];[.$G$4:.$G$16];0))" office:value-type="float" office:value="0" calcext:value-type="float">
            <text:p>0</text:p>
          </table:table-cell>
          <table:table-cell table:style-name="ce1" table:formula="of:=SUM([to_solve_cycle_time.X28:.AA28])" office:value-type="float" office:value="12" calcext:value-type="float">
            <text:p>12</text:p>
          </table:table-cell>
          <table:table-cell table:formula="of:=SUM([.T28:.W28])/[.AB28]" office:value-type="float" office:value="633.333333333333" calcext:value-type="float">
            <text:p>633.3333333333</text:p>
          </table:table-cell>
          <table:table-cell table:formula="of:=[.$AD$19]*[.C28]" office:value-type="float" office:value="8" calcext:value-type="float">
            <text:p>8</text:p>
          </table:table-cell>
          <table:table-cell table:style-name="ce8" table:formula="of:=INDEX([.V$4:.V$16];MATCH([.$A28];[.$G$4:.$G$16];0))" office:value-type="float" office:value="14" calcext:value-type="float">
            <text:p>14</text:p>
          </table:table-cell>
          <table:table-cell table:style-name="ce8" table:formula="of:=[.AL28]*[.$B28]" office:value-type="float" office:value="18" calcext:value-type="float">
            <text:p>18</text:p>
          </table:table-cell>
          <table:table-cell table:style-name="ce8" table:formula="of:=[.AM28]*[.$B28]" office:value-type="float" office:value="20" calcext:value-type="float">
            <text:p>20</text:p>
          </table:table-cell>
          <table:table-cell table:style-name="ce8" table:formula="of:=[.AN28]*[.$B28]" office:value-type="float" office:value="0" calcext:value-type="float">
            <text:p>0</text:p>
          </table:table-cell>
          <table:table-cell table:style-name="ce8" table:formula="of:=[.AO28]*[.$B28]" office:value-type="float" office:value="0" calcext:value-type="float">
            <text:p>0</text:p>
          </table:table-cell>
          <table:table-cell table:style-name="ce13" table:formula="of:=[.$AQ28]*[.AD28]/3600" office:value-type="float" office:value="0.133333333333333" calcext:value-type="float">
            <text:p>0.13</text:p>
          </table:table-cell>
          <table:table-cell table:style-name="ce13" table:formula="of:=[.$AQ28]*[.AE28]/3600" office:value-type="float" office:value="0.233333333333333" calcext:value-type="float">
            <text:p>0.23</text:p>
          </table:table-cell>
          <table:table-cell table:style-name="ce13" table:formula="of:=IF([.T28]&lt;&gt;0;[.T28]/[.X28]/[.$Y$19];0)" office:value-type="float" office:value="0.3" calcext:value-type="float">
            <text:p>0.30</text:p>
          </table:table-cell>
          <table:table-cell table:style-name="ce13" table:formula="of:=IF([.U28]&lt;&gt;0;[.U28]/[.Y28]/[.$Y$19];0)" office:value-type="float" office:value="0.333333333333333" calcext:value-type="float">
            <text:p>0.33</text:p>
          </table:table-cell>
          <table:table-cell table:style-name="ce13" table:formula="of:=IF([.V28]&lt;&gt;0;[.V28]/[.Z28]/[.$Y$19];0)" office:value-type="float" office:value="0" calcext:value-type="float">
            <text:p>0.00</text:p>
          </table:table-cell>
          <table:table-cell table:style-name="ce13" table:formula="of:=IF([.W28]&lt;&gt;0;[.W28]/[.AA28]/[.$Y$19];0)" office:value-type="float" office:value="0" calcext:value-type="float">
            <text:p>0.00</text:p>
          </table:table-cell>
          <table:table-cell table:style-name="ce8" table:formula="of:=3600 *(1-SUM([.AL28:.AO28]))" office:value-type="float" office:value="1320" calcext:value-type="float">
            <text:p>1320</text:p>
          </table:table-cell>
          <table:table-cell table:formula="of:=[.AP28]/([.AD28]+[.AE28])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5" office:value-type="string" calcext:value-type="string">
            <text:p>H</text:p>
          </table:table-cell>
          <table:table-cell table:style-name="ce4" table:formula="of:=3600/[.AQ29]" office:value-type="float" office:value="50.7692307692308" calcext:value-type="float">
            <text:p>50.7692307692</text:p>
          </table:table-cell>
          <table:table-cell table:style-name="ce16" table:formula="of:=INDEX([.C$4:.C$16];MATCH([.$A29];[.$G$4:.$G$16];0))" office:value-type="float" office:value="2" calcext:value-type="float">
            <text:p>2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9]" office:value-type="float" office:value="400" calcext:value-type="float">
            <text:p>400</text:p>
          </table:table-cell>
          <table:table-cell table:style-name="ce8" table:formula="of:=[.$F$19]*[.$D29]" office:value-type="float" office:value="800" calcext:value-type="float">
            <text:p>800</text:p>
          </table:table-cell>
          <table:table-cell table:style-name="ce8" table:formula="of:=[.$G$19]*[.$D29]" office:value-type="float" office:value="400" calcext:value-type="float">
            <text:p>400</text:p>
          </table:table-cell>
          <table:table-cell table:style-name="ce8" table:formula="of:=INDEX([.H$4:.H$16];MATCH([.$A29];[.$G$4:.$G$16];0))" office:value-type="float" office:value="4" calcext:value-type="float">
            <text:p>4</text:p>
          </table:table-cell>
          <table:table-cell table:style-name="ce8" table:formula="of:=INDEX([.I$4:.I$16];MATCH([.$A29];[.$G$4:.$G$16];0))" office:value-type="float" office:value="2" calcext:value-type="float">
            <text:p>2</text:p>
          </table:table-cell>
          <table:table-cell table:style-name="ce8" table:formula="of:=INDEX([.J$4:.J$16];MATCH([.$A29];[.$G$4:.$G$16];0))" office:value-type="float" office:value="1" calcext:value-type="float">
            <text:p>1</text:p>
          </table:table-cell>
          <table:table-cell table:style-name="ce8" table:formula="of:=INDEX([.K$4:.K$16];MATCH([.$A29];[.$G$4:.$G$16];0))" office:value-type="float" office:value="4" calcext:value-type="float">
            <text:p>4</text:p>
          </table:table-cell>
          <table:table-cell table:style-name="ce8" table:formula="of:=INDEX([.L$4:.L$16];MATCH([.$A29];[.$G$4:.$G$16];0))" office:value-type="float" office:value="2" calcext:value-type="float">
            <text:p>2</text:p>
          </table:table-cell>
          <table:table-cell table:style-name="ce8" table:formula="of:=INDEX([.M$4:.M$16];MATCH([.$A29];[.$G$4:.$G$16];0))" office:value-type="float" office:value="0" calcext:value-type="float">
            <text:p>0</text:p>
          </table:table-cell>
          <table:table-cell table:style-name="ce8" table:formula="of:=INDEX([.N$4:.N$16];MATCH([.$A29];[.$G$4:.$G$16];0))" office:value-type="float" office:value="0" calcext:value-type="float">
            <text:p>0</text:p>
          </table:table-cell>
          <table:table-cell table:style-name="ce8" table:formula="of:=INDEX([.O$4:.O$16];MATCH([.$A29];[.$G$4:.$G$16];0))" office:value-type="float" office:value="0" calcext:value-type="float">
            <text:p>0</text:p>
          </table:table-cell>
          <table:table-cell table:style-name="ce8" table:formula="of:=INDEX([.P$4:.P$16];MATCH([.$A29];[.$G$4:.$G$16];0))" office:value-type="float" office:value="0" calcext:value-type="float">
            <text:p>0</text:p>
          </table:table-cell>
          <table:table-cell table:style-name="ce8" table:formula="of:=INDEX([.Q$4:.Q$16];MATCH([.$A29];[.$G$4:.$G$16];0))" office:value-type="float" office:value="0" calcext:value-type="float">
            <text:p>0</text:p>
          </table:table-cell>
          <table:table-cell table:style-name="ce8" table:formula="of:=INDEX([.R$4:.R$16];MATCH([.$A29];[.$G$4:.$G$16];0))" office:value-type="float" office:value="0" calcext:value-type="float">
            <text:p>0</text:p>
          </table:table-cell>
          <table:table-cell table:style-name="ce8" table:formula="of:=INDEX([.S$4:.S$16];MATCH([.$A29];[.$G$4:.$G$16];0))" office:value-type="float" office:value="0" calcext:value-type="float">
            <text:p>0</text:p>
          </table:table-cell>
          <table:table-cell table:style-name="ce8" table:formula="of:=SUMPRODUCT([.$E29:.$G29];[.$H29:.$J29])" office:value-type="float" office:value="3600" calcext:value-type="float">
            <text:p>3600</text:p>
          </table:table-cell>
          <table:table-cell table:style-name="ce8" table:formula="of:=SUMPRODUCT([.$E29:.$G29];[.$K29:.$M29])" office:value-type="float" office:value="3200" calcext:value-type="float">
            <text:p>3200</text:p>
          </table:table-cell>
          <table:table-cell table:style-name="ce8" table:formula="of:=SUMPRODUCT([.$E29:.$G29];[.$N29:.$P29])" office:value-type="float" office:value="0" calcext:value-type="float">
            <text:p>0</text:p>
          </table:table-cell>
          <table:table-cell table:style-name="ce8" table:formula="of:=SUMPRODUCT([.$E29:.$G29];[.$Q29:.$S29])" office:value-type="float" office:value="0" calcext:value-type="float">
            <text:p>0</text:p>
          </table:table-cell>
          <table:table-cell table:style-name="ce8" table:formula="of:=INDEX([.X$4:.X$16];MATCH([.$A29];[.$G$4:.$G$16];0))" office:value-type="float" office:value="6" calcext:value-type="float">
            <text:p>6</text:p>
          </table:table-cell>
          <table:table-cell table:style-name="ce8" table:formula="of:=INDEX([.Y$4:.Y$16];MATCH([.$A29];[.$G$4:.$G$16];0))" office:value-type="float" office:value="6" calcext:value-type="float">
            <text:p>6</text:p>
          </table:table-cell>
          <table:table-cell table:style-name="ce8" table:formula="of:=INDEX([.Z$4:.Z$16];MATCH([.$A29];[.$G$4:.$G$16];0))" office:value-type="float" office:value="0" calcext:value-type="float">
            <text:p>0</text:p>
          </table:table-cell>
          <table:table-cell table:style-name="ce8" table:formula="of:=INDEX([.AA$4:.AA$16];MATCH([.$A29];[.$G$4:.$G$16];0))" office:value-type="float" office:value="0" calcext:value-type="float">
            <text:p>0</text:p>
          </table:table-cell>
          <table:table-cell table:style-name="ce1" table:formula="of:=SUM([to_solve_cycle_time.X29:.AA29])" office:value-type="float" office:value="12" calcext:value-type="float">
            <text:p>12</text:p>
          </table:table-cell>
          <table:table-cell table:formula="of:=SUM([.T29:.W29])/[.AB29]" office:value-type="float" office:value="566.666666666667" calcext:value-type="float">
            <text:p>566.6666666667</text:p>
          </table:table-cell>
          <table:table-cell table:formula="of:=[.$AD$19]*[.C29]" office:value-type="float" office:value="8" calcext:value-type="float">
            <text:p>8</text:p>
          </table:table-cell>
          <table:table-cell table:style-name="ce8" table:formula="of:=INDEX([.V$4:.V$16];MATCH([.$A29];[.$G$4:.$G$16];0))" office:value-type="float" office:value="14" calcext:value-type="float">
            <text:p>14</text:p>
          </table:table-cell>
          <table:table-cell table:style-name="ce8" table:formula="of:=[.AL29]*[.$B29]" office:value-type="float" office:value="15.2307692307692" calcext:value-type="float">
            <text:p>15</text:p>
          </table:table-cell>
          <table:table-cell table:style-name="ce8" table:formula="of:=[.AM29]*[.$B29]" office:value-type="float" office:value="13.5384615384615" calcext:value-type="float">
            <text:p>14</text:p>
          </table:table-cell>
          <table:table-cell table:style-name="ce8" table:formula="of:=[.AN29]*[.$B29]" office:value-type="float" office:value="0" calcext:value-type="float">
            <text:p>0</text:p>
          </table:table-cell>
          <table:table-cell table:style-name="ce8" table:formula="of:=[.AO29]*[.$B29]" office:value-type="float" office:value="0" calcext:value-type="float">
            <text:p>0</text:p>
          </table:table-cell>
          <table:table-cell table:style-name="ce13" table:formula="of:=[.$AQ29]*[.AD29]/3600" office:value-type="float" office:value="0.157575757575758" calcext:value-type="float">
            <text:p>0.16</text:p>
          </table:table-cell>
          <table:table-cell table:style-name="ce13" table:formula="of:=[.$AQ29]*[.AE29]/3600" office:value-type="float" office:value="0.275757575757576" calcext:value-type="float">
            <text:p>0.28</text:p>
          </table:table-cell>
          <table:table-cell table:style-name="ce13" table:formula="of:=IF([.T29]&lt;&gt;0;[.T29]/[.X29]/[.$Y$19];0)" office:value-type="float" office:value="0.3" calcext:value-type="float">
            <text:p>0.30</text:p>
          </table:table-cell>
          <table:table-cell table:style-name="ce13" table:formula="of:=IF([.U29]&lt;&gt;0;[.U29]/[.Y29]/[.$Y$19];0)" office:value-type="float" office:value="0.266666666666667" calcext:value-type="float">
            <text:p>0.27</text:p>
          </table:table-cell>
          <table:table-cell table:style-name="ce13" table:formula="of:=IF([.V29]&lt;&gt;0;[.V29]/[.Z29]/[.$Y$19];0)" office:value-type="float" office:value="0" calcext:value-type="float">
            <text:p>0.00</text:p>
          </table:table-cell>
          <table:table-cell table:style-name="ce13" table:formula="of:=IF([.W29]&lt;&gt;0;[.W29]/[.AA29]/[.$Y$19];0)" office:value-type="float" office:value="0" calcext:value-type="float">
            <text:p>0.00</text:p>
          </table:table-cell>
          <table:table-cell table:style-name="ce8" table:formula="of:=3600 *(1-SUM([.AL29:.AO29]))" office:value-type="float" office:value="1560" calcext:value-type="float">
            <text:p>1560</text:p>
          </table:table-cell>
          <table:table-cell table:formula="of:=[.AP29]/([.AD29]+[.AE29])" office:value-type="float" office:value="70.9090909090909" calcext:value-type="float">
            <text:p>70.9090909091</text:p>
          </table:table-cell>
          <table:table-cell table:style-name="Default"/>
        </table:table-row>
        <table:table-row table:style-name="ro1">
          <table:table-cell table:style-name="ce15" office:value-type="string" calcext:value-type="string">
            <text:p>I</text:p>
          </table:table-cell>
          <table:table-cell table:style-name="ce4" table:formula="of:=3600/[.AQ30]" office:value-type="float" office:value="17.1428571428571" calcext:value-type="float">
            <text:p>17.1428571429</text:p>
          </table:table-cell>
          <table:table-cell table:style-name="ce16" table:formula="of:=INDEX([.C$4:.C$16];MATCH([.$A30];[.$G$4:.$G$16];0))" office:value-type="float" office:value="2" calcext:value-type="float">
            <text:p>2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30]" office:value-type="float" office:value="400" calcext:value-type="float">
            <text:p>400</text:p>
          </table:table-cell>
          <table:table-cell table:style-name="ce8" table:formula="of:=[.$F$19]*[.$D30]" office:value-type="float" office:value="800" calcext:value-type="float">
            <text:p>800</text:p>
          </table:table-cell>
          <table:table-cell table:style-name="ce8" table:formula="of:=[.$G$19]*[.$D30]" office:value-type="float" office:value="400" calcext:value-type="float">
            <text:p>400</text:p>
          </table:table-cell>
          <table:table-cell table:style-name="ce8" table:formula="of:=INDEX([.H$4:.H$16];MATCH([.$A30];[.$G$4:.$G$16];0))" office:value-type="float" office:value="4" calcext:value-type="float">
            <text:p>4</text:p>
          </table:table-cell>
          <table:table-cell table:style-name="ce8" table:formula="of:=INDEX([.I$4:.I$16];MATCH([.$A30];[.$G$4:.$G$16];0))" office:value-type="float" office:value="2" calcext:value-type="float">
            <text:p>2</text:p>
          </table:table-cell>
          <table:table-cell table:style-name="ce8" table:formula="of:=INDEX([.J$4:.J$16];MATCH([.$A30];[.$G$4:.$G$16];0))" office:value-type="float" office:value="0" calcext:value-type="float">
            <text:p>0</text:p>
          </table:table-cell>
          <table:table-cell table:style-name="ce8" table:formula="of:=INDEX([.K$4:.K$16];MATCH([.$A30];[.$G$4:.$G$16];0))" office:value-type="float" office:value="4" calcext:value-type="float">
            <text:p>4</text:p>
          </table:table-cell>
          <table:table-cell table:style-name="ce8" table:formula="of:=INDEX([.L$4:.L$16];MATCH([.$A30];[.$G$4:.$G$16];0))" office:value-type="float" office:value="2" calcext:value-type="float">
            <text:p>2</text:p>
          </table:table-cell>
          <table:table-cell table:style-name="ce8" table:formula="of:=INDEX([.M$4:.M$16];MATCH([.$A30];[.$G$4:.$G$16];0))" office:value-type="float" office:value="0" calcext:value-type="float">
            <text:p>0</text:p>
          </table:table-cell>
          <table:table-cell table:style-name="ce8" table:formula="of:=INDEX([.N$4:.N$16];MATCH([.$A30];[.$G$4:.$G$16];0))" office:value-type="float" office:value="0" calcext:value-type="float">
            <text:p>0</text:p>
          </table:table-cell>
          <table:table-cell table:style-name="ce8" table:formula="of:=INDEX([.O$4:.O$16];MATCH([.$A30];[.$G$4:.$G$16];0))" office:value-type="float" office:value="0" calcext:value-type="float">
            <text:p>0</text:p>
          </table:table-cell>
          <table:table-cell table:style-name="ce8" table:formula="of:=INDEX([.P$4:.P$16];MATCH([.$A30];[.$G$4:.$G$16];0))" office:value-type="float" office:value="0" calcext:value-type="float">
            <text:p>0</text:p>
          </table:table-cell>
          <table:table-cell table:style-name="ce8" table:formula="of:=INDEX([.Q$4:.Q$16];MATCH([.$A30];[.$G$4:.$G$16];0))" office:value-type="float" office:value="0" calcext:value-type="float">
            <text:p>0</text:p>
          </table:table-cell>
          <table:table-cell table:style-name="ce8" table:formula="of:=INDEX([.R$4:.R$16];MATCH([.$A30];[.$G$4:.$G$16];0))" office:value-type="float" office:value="0" calcext:value-type="float">
            <text:p>0</text:p>
          </table:table-cell>
          <table:table-cell table:style-name="ce8" table:formula="of:=INDEX([.S$4:.S$16];MATCH([.$A30];[.$G$4:.$G$16];0))" office:value-type="float" office:value="0" calcext:value-type="float">
            <text:p>0</text:p>
          </table:table-cell>
          <table:table-cell table:style-name="ce8" table:formula="of:=SUMPRODUCT([.$E30:.$G30];[.$H30:.$J30])" office:value-type="float" office:value="3200" calcext:value-type="float">
            <text:p>3200</text:p>
          </table:table-cell>
          <table:table-cell table:style-name="ce8" table:formula="of:=SUMPRODUCT([.$E30:.$G30];[.$K30:.$M30])" office:value-type="float" office:value="3200" calcext:value-type="float">
            <text:p>3200</text:p>
          </table:table-cell>
          <table:table-cell table:style-name="ce8" table:formula="of:=SUMPRODUCT([.$E30:.$G30];[.$N30:.$P30])" office:value-type="float" office:value="0" calcext:value-type="float">
            <text:p>0</text:p>
          </table:table-cell>
          <table:table-cell table:style-name="ce8" table:formula="of:=SUMPRODUCT([.$E30:.$G30];[.$Q30:.$S30])" office:value-type="float" office:value="0" calcext:value-type="float">
            <text:p>0</text:p>
          </table:table-cell>
          <table:table-cell table:style-name="ce8" table:formula="of:=INDEX([.X$4:.X$16];MATCH([.$A30];[.$G$4:.$G$16];0))" office:value-type="float" office:value="6" calcext:value-type="float">
            <text:p>6</text:p>
          </table:table-cell>
          <table:table-cell table:style-name="ce8" table:formula="of:=INDEX([.Y$4:.Y$16];MATCH([.$A30];[.$G$4:.$G$16];0))" office:value-type="float" office:value="6" calcext:value-type="float">
            <text:p>6</text:p>
          </table:table-cell>
          <table:table-cell table:style-name="ce8" table:formula="of:=INDEX([.Z$4:.Z$16];MATCH([.$A30];[.$G$4:.$G$16];0))" office:value-type="float" office:value="0" calcext:value-type="float">
            <text:p>0</text:p>
          </table:table-cell>
          <table:table-cell table:style-name="ce8" table:formula="of:=INDEX([.AA$4:.AA$16];MATCH([.$A30];[.$G$4:.$G$16];0))" office:value-type="float" office:value="0" calcext:value-type="float">
            <text:p>0</text:p>
          </table:table-cell>
          <table:table-cell table:style-name="ce1" table:formula="of:=SUM([to_solve_cycle_time.X30:.AA30])" office:value-type="float" office:value="12" calcext:value-type="float">
            <text:p>12</text:p>
          </table:table-cell>
          <table:table-cell table:formula="of:=SUM([.T30:.W30])/[.AB30]" office:value-type="float" office:value="533.333333333333" calcext:value-type="float">
            <text:p>533.3333333333</text:p>
          </table:table-cell>
          <table:table-cell table:formula="of:=[.$AD$19]*[.C30]" office:value-type="float" office:value="8" calcext:value-type="float">
            <text:p>8</text:p>
          </table:table-cell>
          <table:table-cell table:style-name="ce8" table:formula="of:=INDEX([.V$4:.V$16];MATCH([.$A30];[.$G$4:.$G$16];0))" office:value-type="float" office:value="0" calcext:value-type="float">
            <text:p>0</text:p>
          </table:table-cell>
          <table:table-cell table:style-name="ce8" table:formula="of:=[.AL30]*[.$B30]" office:value-type="float" office:value="4.57142857142857" calcext:value-type="float">
            <text:p>5</text:p>
          </table:table-cell>
          <table:table-cell table:style-name="ce8" table:formula="of:=[.AM30]*[.$B30]" office:value-type="float" office:value="4.57142857142857" calcext:value-type="float">
            <text:p>5</text:p>
          </table:table-cell>
          <table:table-cell table:style-name="ce8" table:formula="of:=[.AN30]*[.$B30]" office:value-type="float" office:value="0" calcext:value-type="float">
            <text:p>0</text:p>
          </table:table-cell>
          <table:table-cell table:style-name="ce8" table:formula="of:=[.AO30]*[.$B30]" office:value-type="float" office:value="0" calcext:value-type="float">
            <text:p>0</text:p>
          </table:table-cell>
          <table:table-cell table:style-name="ce13" table:formula="of:=[.$AQ30]*[.AD30]/3600" office:value-type="float" office:value="0.466666666666667" calcext:value-type="float">
            <text:p>0.47</text:p>
          </table:table-cell>
          <table:table-cell table:style-name="ce13" table:formula="of:=[.$AQ30]*[.AE30]/3600" office:value-type="float" office:value="0" calcext:value-type="float">
            <text:p>0.00</text:p>
          </table:table-cell>
          <table:table-cell table:style-name="ce13" table:formula="of:=IF([.T30]&lt;&gt;0;[.T30]/[.X30]/[.$Y$19];0)" office:value-type="float" office:value="0.266666666666667" calcext:value-type="float">
            <text:p>0.27</text:p>
          </table:table-cell>
          <table:table-cell table:style-name="ce13" table:formula="of:=IF([.U30]&lt;&gt;0;[.U30]/[.Y30]/[.$Y$19];0)" office:value-type="float" office:value="0.266666666666667" calcext:value-type="float">
            <text:p>0.27</text:p>
          </table:table-cell>
          <table:table-cell table:style-name="ce13" table:formula="of:=IF([.V30]&lt;&gt;0;[.V30]/[.Z30]/[.$Y$19];0)" office:value-type="float" office:value="0" calcext:value-type="float">
            <text:p>0.00</text:p>
          </table:table-cell>
          <table:table-cell table:style-name="ce13" table:formula="of:=IF([.W30]&lt;&gt;0;[.W30]/[.AA30]/[.$Y$19];0)" office:value-type="float" office:value="0" calcext:value-type="float">
            <text:p>0.00</text:p>
          </table:table-cell>
          <table:table-cell table:style-name="ce8" table:formula="of:=3600 *(1-SUM([.AL30:.AO30]))" office:value-type="float" office:value="1680" calcext:value-type="float">
            <text:p>1680</text:p>
          </table:table-cell>
          <table:table-cell table:formula="of:=[.AP30]/([.AD30]+[.AE30])" office:value-type="float" office:value="210" calcext:value-type="float">
            <text:p>210</text:p>
          </table:table-cell>
          <table:table-cell table:style-name="Default"/>
        </table:table-row>
      </table:table>
      <table:table table:name="to_solve_capacity" table:style-name="ta1"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ce15"/>
        <table:table-column table:style-name="co3" table:default-cell-style-name="ce16"/>
        <table:table-column table:style-name="co4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number-columns-repeated="2" table:default-cell-style-name="ce4"/>
        <table:table-column table:style-name="co5" table:number-columns-repeated="3" table:default-cell-style-name="ce4"/>
        <table:table-column table:style-name="co5" table:default-cell-style-name="ce1"/>
        <table:table-column table:style-name="co41" table:default-cell-style-name="ce1"/>
        <table:table-column table:style-name="co42" table:default-cell-style-name="ce15"/>
        <table:table-column table:style-name="co43" table:number-columns-repeated="11" table:default-cell-style-name="ce9"/>
        <table:table-column table:style-name="co43" table:default-cell-style-name="ce4"/>
        <table:table-column table:style-name="co8" table:number-columns-repeated="3" table:default-cell-style-name="ce4"/>
        <table:table-column table:style-name="co8" table:number-columns-repeated="2" table:default-cell-style-name="ce1"/>
        <table:table-column table:style-name="co8" table:default-cell-style-name="Default"/>
        <table:table-column table:style-name="co21" table:default-cell-style-name="ce1"/>
        <table:table-column table:style-name="co22" table:number-columns-repeated="4" table:default-cell-style-name="ce4"/>
        <table:table-column table:style-name="co22" table:default-cell-style-name="ce1"/>
        <table:table-column table:style-name="co13" table:default-cell-style-name="ce1"/>
        <table:table-column table:style-name="co8" table:number-columns-repeated="6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number-columns-repeated="3" table:default-cell-style-name="ce1"/>
        <table:table-column table:style-name="co24" table:default-cell-style-name="ce1"/>
        <table:table-column table:style-name="co25" table:default-cell-style-name="ce1"/>
        <table:table-column table:style-name="co16" table:default-cell-style-name="ce1"/>
        <table:table-row table:style-name="ro5">
          <table:table-cell table:number-columns-repeated="12"/>
          <table:table-cell table:style-name="Default" table:number-columns-repeated="15"/>
          <table:table-cell table:style-name="ce10" office:value-type="string" calcext:value-type="string" table:number-columns-spanned="11" table:number-rows-spanned="1">
            <text:p>required flow during phases</text:p>
          </table:table-cell>
          <table:covered-table-cell table:number-columns-repeated="10" table:style-name="Default"/>
          <table:table-cell table:style-name="Default"/>
          <table:table-cell table:style-name="ce1" office:value-type="string" calcext:value-type="string">
            <text:p>Crossing away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Default" table:number-columns-repeated="16"/>
        </table:table-row>
        <table:table-row table:style-name="ro5">
          <table:table-cell table:number-columns-repeated="12"/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#phases</text:p>
          </table:table-cell>
          <table:table-cell table:style-name="ce1" table:number-columns-repeated="10"/>
          <table:table-cell table:number-columns-repeated="2"/>
          <table:table-cell table:style-name="Default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style-name="ce2"/>
          <table:covered-table-cell table:style-name="ce1"/>
          <table:table-cell table:style-name="ce1" table:number-columns-repeated="3"/>
          <table:table-cell table:number-columns-repeated="2"/>
          <table:table-cell table:style-name="ce1"/>
          <table:table-cell table:style-name="Default" table:number-columns-repeated="6"/>
          <table:table-cell table:number-columns-repeated="16"/>
        </table:table-row>
        <table:table-row table:style-name="ro5">
          <table:table-cell table:number-columns-repeated="13"/>
          <table:table-cell table:style-name="ce1"/>
          <table:table-cell table:number-columns-repeated="12"/>
          <table:table-cell table:style-name="Default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number-columns-repeated="2"/>
          <table:table-cell table:style-name="ce1" office:value-type="string" calcext:value-type="string">
            <text:p>pedestrian crossing phase</text:p>
          </table:table-cell>
          <table:table-cell table:style-name="Default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total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standard</text:p>
          </table:table-cell>
          <table:table-cell office:value-type="string" calcext:value-type="string">
            <text:p>S</text:p>
          </table:table-cell>
          <table:table-cell table:number-columns-repeated="11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4" calcext:value-type="float">
            <text:p>1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style-name="ce4" table:formula="of:=SUM([.AU4:.AX4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standard k1</text:p>
          </table:table-cell>
          <table:table-cell office:value-type="string" calcext:value-type="string">
            <text:p>SK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style-name="ce4" table:formula="of:=SUM([.AU5:.AX5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standard k2</text:p>
          </table:table-cell>
          <table:table-cell office:value-type="string" calcext:value-type="string">
            <text:p>SK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style-name="ce4" table:formula="of:=SUM([.AU6:.AX6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standard kk</text:p>
          </table:table-cell>
          <table:table-cell office:value-type="string" calcext:value-type="string">
            <text:p>SK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style-name="ce4" table:formula="of:=SUM([.AU7:.AX7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javanese</text:p>
          </table:table-cell>
          <table:table-cell office:value-type="string" calcext:value-type="string">
            <text:p>J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 table:style-name="ce4" office:value-type="float" office:value="2" calcext:value-type="float">
            <text:p>2</text:p>
          </table:table-cell>
          <table:table-cell table:style-name="ce4"/>
          <table:table-cell table:number-columns-repeated="6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SUM([.AU8:.AX8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javanese</text:p>
          </table:table-cell>
          <table:table-cell office:value-type="string" calcext:value-type="string">
            <text:p>J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 table:style-name="ce4" office:value-type="float" office:value="2" calcext:value-type="float">
            <text:p>2</text:p>
          </table:table-cell>
          <table:table-cell table:style-name="ce4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SUM([.AU9:.AX9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javanese</text:p>
          </table:table-cell>
          <table:table-cell office:value-type="string" calcext:value-type="string">
            <text:p>JK2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SUM([.AU10:.AX10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javanese</text:p>
          </table:table-cell>
          <table:table-cell office:value-type="string" calcext:value-type="string">
            <text:p>JK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SUM([.AU11:.AX11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mixed</text:p>
          </table:table-cell>
          <table:table-cell office:value-type="string" calcext:value-type="string">
            <text:p>M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SUM([.AU12:.AX12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mixed</text:p>
          </table:table-cell>
          <table:table-cell office:value-type="string" calcext:value-type="string">
            <text:p>M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SUM([.AU13:.AX13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mixed</text:p>
          </table:table-cell>
          <table:table-cell office:value-type="string" calcext:value-type="string">
            <text:p>MK2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SUM([.AU14:.AX14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mixed</text:p>
          </table:table-cell>
          <table:table-cell office:value-type="string" calcext:value-type="string">
            <text:p>MK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SUM([.AU15:.AX15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3-phases</text:p>
          </table:table-cell>
          <table:table-cell office:value-type="string" calcext:value-type="string">
            <text:p>KF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table:style-name="ce4" table:formula="of:=SUM([.AU16:.AX16])" office:value-type="float" office:value="12.01" calcext:value-type="float">
            <text:p>12.01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Loop and kerbfirst</text:p>
          </table:table-cell>
          <table:table-cell office:value-type="string" calcext:value-type="string">
            <text:p>LKF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4" table:formula="of:=SUM([.AU17:.AX17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Previous and loop kerb</text:p>
          </table:table-cell>
          <table:table-cell office:value-type="string" calcext:value-type="string">
            <text:p>PLK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table:number-columns-repeated="6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4" table:formula="of:=SUM([.AU18:.AX18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Previous and loop no-kerb</text:p>
          </table:table-cell>
          <table:table-cell office:value-type="string" calcext:value-type="string">
            <text:p>PL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style-name="ce4" table:number-columns-repeated="5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4" table:formula="of:=SUM([.AU19:.AX19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all kerb-side</text:p>
          </table:table-cell>
          <table:table-cell office:value-type="string" calcext:value-type="string">
            <text:p>KAL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4" table:formula="of:=SUM([.AU20:.AX20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Default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All-loop no kerb</text:p>
          </table:table-cell>
          <table:table-cell office:value-type="string" calcext:value-type="string">
            <text:p>LOOPALL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4" table:formula="of:=SUM([.AU21:.AX21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Default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All-loop and kerb (clove)</text:p>
          </table:table-cell>
          <table:table-cell office:value-type="string" calcext:value-type="string">
            <text:p>CLOV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4" table:formula="of:=SUM([.AU22:.AX22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uturn here</text:p>
          </table:table-cell>
          <table:table-cell office:value-type="string" calcext:value-type="string">
            <text:p>U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4" table:formula="of:=SUM([.AU23:.AX23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uturn there</text:p>
          </table:table-cell>
          <table:table-cell office:value-type="string" calcext:value-type="string">
            <text:p>U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4" table:formula="of:=SUM([.AU24:.AX24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3"/>
          <table:table-cell table:style-name="ce11" table:number-columns-repeated="11"/>
          <table:table-cell table:number-columns-repeated="5"/>
          <table:table-cell table:style-name="Default"/>
          <table:table-cell table:number-columns-repeated="6"/>
          <table:table-cell table:style-name="ce4"/>
          <table:table-cell table:number-columns-repeated="16"/>
        </table:table-row>
        <table:table-row table:style-name="ro1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13"/>
          <table:table-cell table:style-name="ce11" table:number-columns-repeated="11"/>
          <table:table-cell table:number-columns-repeated="6"/>
          <table:table-cell table:style-name="ce1"/>
          <table:table-cell table:number-columns-repeated="5"/>
          <table:table-cell table:style-name="ce4" table:formula="of:=SUM([.AU27:.AX27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Default" table:number-columns-repeated="13"/>
          <table:table-cell/>
          <table:table-cell table:style-name="ce4" table:number-columns-repeated="11"/>
          <table:table-cell table:number-columns-repeated="6"/>
          <table:table-cell table:style-name="ce1"/>
          <table:table-cell table:number-columns-repeated="5"/>
          <table:table-cell table:style-name="ce4" table:formula="of:=SUM([.AU28:.AX28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/>
          <table:table-cell table:style-name="Default" table:number-columns-repeated="14"/>
          <table:table-cell table:style-name="ce4" table:number-columns-repeated="11"/>
          <table:table-cell table:number-columns-repeated="6"/>
          <table:table-cell table:style-name="ce1"/>
          <table:table-cell table:number-columns-repeated="5"/>
          <table:table-cell table:style-name="ce4" table:formula="of:=SUM([.AU29:.AX29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ERENCE FLOW</text:p>
          </table:table-cell>
          <table:table-cell table:number-columns-repeated="11"/>
          <table:table-cell table:style-name="ce1"/>
          <table:table-cell table:style-name="Default" office:value-type="float" office:value="1" calcext:value-type="float">
            <text:p>1</text:p>
          </table:table-cell>
          <table:table-cell table:style-name="Default" table:number-columns-repeated="12"/>
          <table:table-cell table:style-name="ce4"/>
          <table:table-cell table:style-name="ce1" table:number-columns-repeated="15"/>
          <table:table-cell table:number-columns-repeated="2"/>
          <table:table-cell table:style-name="ce1"/>
          <table:table-cell table:number-columns-repeated="5"/>
          <table:table-cell table:style-name="ce4"/>
          <table:table-cell table:number-columns-repeated="16"/>
        </table:table-row>
        <table:table-row table:style-name="ro1">
          <table:table-cell table:style-name="ce1" office:value-type="string" calcext:value-type="string">
            <text:p>Cross-traffic-turns</text:p>
          </table:table-cell>
          <table:table-cell table:style-name="ce1" table:number-columns-repeated="11"/>
          <table:table-cell table:style-name="Default"/>
          <table:table-cell table:style-name="ce20" office:value-type="float" office:value="0.25" calcext:value-type="float">
            <text:p>0.250</text:p>
          </table:table-cell>
          <table:table-cell table:style-name="Default" table:number-columns-repeated="12"/>
          <table:table-cell table:style-name="ce4"/>
          <table:table-cell table:style-name="ce1" table:number-columns-repeated="15"/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17"/>
        </table:table-row>
        <table:table-row table:style-name="ro1">
          <table:table-cell table:style-name="ce1" office:value-type="string" calcext:value-type="string">
            <text:p>straight</text:p>
          </table:table-cell>
          <table:table-cell table:style-name="ce1" table:number-columns-repeated="11"/>
          <table:table-cell table:style-name="Default"/>
          <table:table-cell table:style-name="ce20" table:formula="of:=1-[.N31]-[.N33]" office:value-type="float" office:value="0.5" calcext:value-type="float">
            <text:p>0.500</text:p>
          </table:table-cell>
          <table:table-cell table:number-columns-repeated="10"/>
          <table:table-cell table:style-name="Default" table:number-columns-repeated="3"/>
          <table:table-cell table:style-name="ce10"/>
          <table:table-cell table:style-name="Default" table:number-columns-repeated="14"/>
          <table:table-cell table:number-columns-repeated="2"/>
          <table:table-cell table:style-name="ce1"/>
          <table:table-cell/>
          <table:table-cell table:style-name="Default"/>
          <table:table-cell table:style-name="ce1" office:value-type="string" calcext:value-type="string">
            <text:p>lane capacity</text:p>
          </table:table-cell>
          <table:table-cell table:style-name="Default"/>
          <table:table-cell table:style-name="ce1"/>
          <table:table-cell table:number-columns-repeated="2"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Kerb-side-turns</text:p>
          </table:table-cell>
          <table:table-cell table:number-columns-repeated="11"/>
          <table:table-cell table:style-name="Default"/>
          <table:table-cell table:style-name="ce20" office:value-type="float" office:value="0.25" calcext:value-type="float">
            <text:p>0.250</text:p>
          </table:table-cell>
          <table:table-cell table:style-name="Default" table:number-columns-repeated="10"/>
          <table:table-cell table:style-name="Default" table:formula="of:=[.N30]*[.N31]" office:value-type="float" office:value="0.25" calcext:value-type="float">
            <text:p>0.25</text:p>
          </table:table-cell>
          <table:table-cell table:style-name="Default" table:formula="of:=[.N30]*[.N32]" office:value-type="float" office:value="0.5" calcext:value-type="float">
            <text:p>0.5</text:p>
          </table:table-cell>
          <table:table-cell table:style-name="Default" table:formula="of:=[.N30]*[.N33]" office:value-type="float" office:value="0.25" calcext:value-type="float">
            <text:p>0.25</text:p>
          </table:table-cell>
          <table:table-cell table:style-name="ce10" office:value-type="string" calcext:value-type="string" table:number-columns-spanned="11" table:number-rows-spanned="1">
            <text:p>Flow required during phases</text:p>
          </table:table-cell>
          <table:covered-table-cell table:number-columns-repeated="2" table:style-name="ce2"/>
          <table:covered-table-cell table:style-name="ce2" office:value-type="string" calcext:value-type="string">
            <text:p>Phase 2</text:p>
          </table:covered-table-cell>
          <table:covered-table-cell table:number-columns-repeated="7" table:style-name="ce2"/>
          <table:table-cell table:style-name="Default" table:number-columns-repeated="4"/>
          <table:table-cell table:number-columns-repeated="2"/>
          <table:table-cell table:style-name="ce1"/>
          <table:table-cell/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3"/>
        </table:table-row>
        <table:table-row table:style-name="ro3">
          <table:table-cell table:number-columns-repeated="3"/>
          <table:table-cell table:style-name="ce2" office:value-type="string" calcext:value-type="string" table:number-columns-spanned="2" table:number-rows-spanned="1">
            <text:p>direction 1 detoured movement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direction 2 detoured movements</text:p>
          </table:table-cell>
          <table:covered-table-cell table:style-name="ce2"/>
          <table:table-cell table:style-name="ce2" table:number-columns-repeated="2"/>
          <table:table-cell table:number-columns-repeated="3"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per lane</text:p>
          </table:table-cell>
          <table:table-cell table:style-name="ce2" office:value-type="string" calcext:value-type="string" table:number-columns-spanned="1" table:number-rows-spanned="2">
            <text:p>intersection througput</text:p>
          </table:table-cell>
          <table:table-cell table:style-name="ce2" office:value-type="string" calcext:value-type="string" table:number-columns-spanned="1" table:number-rows-spanned="2">
            <text:p>For each vehicle crossing an approach, in fact there are crossing the intersection</text:p>
          </table:table-cell>
          <table:table-cell table:style-name="ce2" office:value-type="string" calcext:value-type="string" table:number-columns-spanned="1" table:number-rows-spanned="2">
            <text:p>In fact the flow at intersection is</text:p>
          </table:table-cell>
          <table:table-cell table:style-name="ce2" office:value-type="string" calcext:value-type="string" table:number-columns-spanned="1" table:number-rows-spanned="2">
            <text:p>Excluding detoured flows, remaining <text:s/>at intersection should be</text:p>
          </table:table-cell>
          <table:table-cell table:style-name="ce2" office:value-type="string" calcext:value-type="string" table:number-columns-spanned="1" table:number-rows-spanned="2">
            <text:p>For each vehicle at intersection there are a total of crossings of</text:p>
          </table:table-cell>
          <table:table-cell table:style-name="ce2" office:value-type="string" calcext:value-type="string" table:number-columns-spanned="1" table:number-rows-spanned="2">
            <text:p>out flow represents</text:p>
          </table:table-cell>
          <table:table-cell table:style-name="ce2" office:value-type="string" calcext:value-type="string" table:number-columns-spanned="1" table:number-rows-spanned="2">
            <text:p>out flow</text:p>
          </table:table-cell>
          <table:table-cell table:style-name="ce2" table:number-columns-repeated="2"/>
          <table:table-cell table:style-name="ce2" office:value-type="string" calcext:value-type="string" table:number-columns-spanned="3" table:number-rows-spanned="1">
            <text:p>flow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number-columns-repeated="2" table:style-name="ce2"/>
          <table:table-cell table:style-name="ce1" office:value-type="string" calcext:value-type="string">
            <text:p>Crossing away</text:p>
          </table:table-cell>
          <table:table-cell table:style-name="ce2" table:number-columns-repeated="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10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 table:number-columns-spanned="1" table:number-rows-spanned="2">
            <text:p>available time per hour for lost time +pedestrians</text:p>
          </table:table-cell>
          <table:table-cell table:style-name="ce3" office:value-type="string" calcext:value-type="string" table:number-columns-spanned="1" table:number-rows-spanned="2">
            <text:p>Possible cycles per hour</text:p>
          </table:table-cell>
          <table:table-cell table:style-name="Default"/>
        </table:table-row>
        <table:table-row table:style-name="ro8"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cycle time</text:p>
          </table:table-cell>
          <table:table-cell table:style-name="ce2" office:value-type="string" calcext:value-type="string">
            <text:p>phases</text:p>
          </table:table-cell>
          <table:table-cell table:style-name="ce2" office:value-type="string" calcext:value-type="string">
            <text:p>BRT direction kerb-side-turn detour</text:p>
          </table:table-cell>
          <table:table-cell table:style-name="ce2" office:value-type="string" calcext:value-type="string">
            <text:p>BRT direction cross-traffic-turn <text:s/>detour</text:p>
          </table:table-cell>
          <table:table-cell table:style-name="ce2" office:value-type="string" calcext:value-type="string">
            <text:p>perpendicular direction kerb-side-turn detour</text:p>
          </table:table-cell>
          <table:table-cell table:style-name="ce2" office:value-type="string" calcext:value-type="string">
            <text:p>perpendicular direction cross-traffic-turn <text:s/>detour</text:p>
          </table:table-cell>
          <table:table-cell table:style-name="ce2" office:value-type="string" calcext:value-type="string">
            <text:p>figure</text:p>
          </table:table-cell>
          <table:table-cell table:style-name="ce2" office:value-type="string" calcext:value-type="string">
            <text:p>direction 1 straight movement green time</text:p>
          </table:table-cell>
          <table:table-cell table:style-name="ce2" office:value-type="string" calcext:value-type="string">
            <text:p>Average throughput per approach lane</text:p>
          </table:table-cell>
          <table:table-cell table:style-name="ce2" office:value-type="string" calcext:value-type="string">
            <text:p>Overall <text:s/>throughput at intersection per approach lane</text:p>
          </table:table-cell>
          <table:table-cell table:style-name="ce2" office:value-type="string" calcext:value-type="string">
            <text:p>Total <text:s/>throughput with auxiliary intersections per apprach lane at intersection</text:p>
          </table:table-cell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covered-table-cell table:number-columns-repeated="7" table:style-name="ce3"/>
          <table:table-cell table:style-name="ce3" table:number-columns-repeated="2"/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covered-table-cell table:number-columns-repeated="2" table:style-name="ce3"/>
          <table:table-cell/>
        </table:table-row>
        <table:table-row table:style-name="ro5">
          <table:table-cell table:style-name="ce15" office:value-type="string" calcext:value-type="string">
            <text:p>S</text:p>
          </table:table-cell>
          <table:table-cell table:style-name="ce15" table:formula="of:=[.M36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/>
          <table:table-cell table:style-name="ce18" table:formula="of:=[.BC36]" office:value-type="float" office:value="37.5" calcext:value-type="float">
            <text:p>37.5</text:p>
          </table:table-cell>
          <table:table-cell table:style-name="ce19" table:formula="of:=[.O36]" office:value-type="float" office:value="375" calcext:value-type="float">
            <text:p>375</text:p>
          </table:table-cell>
          <table:table-cell table:style-name="ce19" table:formula="of:=[.J36]*[.Q36]" office:value-type="float" office:value="375" calcext:value-type="float">
            <text:p>375</text:p>
          </table:table-cell>
          <table:table-cell table:style-name="ce19" table:formula="of:=[.K36]*[.T36]" office:value-type="float" office:value="375" calcext:value-type="float">
            <text:p>375</text:p>
          </table:table-cell>
          <table:table-cell table:style-name="ce4" office:value-type="float" office:value="180" calcext:value-type="float">
            <text:p>180</text:p>
          </table:table-cell>
          <table:table-cell table:formula="of:=INDEX([.N$4:.N$30];MATCH([.$A36];[.$AA$4:.$AA$30];0))" office:value-type="float" office:value="4" calcext:value-type="float">
            <text:p>4</text:p>
          </table:table-cell>
          <table:table-cell table:style-name="ce16" table:formula="of:=SUMPRODUCT([.AU36:.AX36];[.BI36:.BL36])*[.$AV$33]/[.AY36]" office:value-type="float" office:value="375" calcext:value-type="float">
            <text:p>375</text:p>
          </table:table-cell>
          <table:table-cell table:style-name="ce16" table:formula="of:=SUMPRODUCT([.AU36:.AX36];[.BI36:.BL36])*[.$AV$33]" office:value-type="float" office:value="4500" calcext:value-type="float">
            <text:p>4500</text:p>
          </table:table-cell>
          <table:table-cell table:style-name="ce6" table:formula="of:=[.S36]/[.R36]" office:value-type="float" office:value="1" calcext:value-type="float">
            <text:p>1.00</text:p>
          </table:table-cell>
          <table:table-cell table:style-name="ce6" table:formula="of:=SUM([.AB36:.AM36])/4" office:value-type="float" office:value="1" calcext:value-type="float">
            <text:p>1.00</text:p>
          </table:table-cell>
          <table:table-cell table:style-name="ce6" table:formula="of:=(4-[.V36])/4" office:value-type="float" office:value="1" calcext:value-type="float">
            <text:p>1.00</text:p>
          </table:table-cell>
          <table:table-cell table:style-name="ce6" table:formula="of:=1+[.U36]" office:value-type="float" office:value="1" calcext:value-type="float">
            <text:p>1.00</text:p>
          </table:table-cell>
          <table:table-cell table:style-name="ce6" table:formula="of:=[.V36]/(4-[.V36])" office:value-type="float" office:value="0" calcext:value-type="float">
            <text:p>0.00</text:p>
          </table:table-cell>
          <table:table-cell table:style-name="ce6" table:formula="of:=SUM([.AN36:.AP36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36];[.$AA$4:.$AA$30];0))*[.$Y36]" office:value-type="float" office:value="0.25" calcext:value-type="float">
            <text:p>0.25</text:p>
          </table:table-cell>
          <table:table-cell table:formula="of:=INDEX([.AC$4:.AC$30];MATCH([.$A36];[.$AA$4:.$AA$30];0))*[.$Z36]" office:value-type="float" office:value="0.5" calcext:value-type="float">
            <text:p>0.50</text:p>
          </table:table-cell>
          <table:table-cell table:formula="of:=INDEX([.AD$4:.AD$30];MATCH([.$A36];[.$AA$4:.$AA$30];0))*[.$AA36]" office:value-type="float" office:value="0.25" calcext:value-type="float">
            <text:p>0.25</text:p>
          </table:table-cell>
          <table:table-cell table:formula="of:=INDEX([.AE$4:.AE$30];MATCH([.$A36];[.$AA$4:.$AA$30];0))*[.$Y36]" office:value-type="float" office:value="0.25" calcext:value-type="float">
            <text:p>0.25</text:p>
          </table:table-cell>
          <table:table-cell table:formula="of:=INDEX([.AF$4:.AF$30];MATCH([.$A36];[.$AA$4:.$AA$30];0))*[.$Z36]" office:value-type="float" office:value="0.5" calcext:value-type="float">
            <text:p>0.50</text:p>
          </table:table-cell>
          <table:table-cell table:formula="of:=INDEX([.AG$4:.AG$30];MATCH([.$A36];[.$AA$4:.$AA$30];0))*[.$AA36]" office:value-type="float" office:value="0.25" calcext:value-type="float">
            <text:p>0.25</text:p>
          </table:table-cell>
          <table:table-cell table:formula="of:=INDEX([.AH$4:.AH$30];MATCH([.$A36];[.$AA$4:.$AA$30];0))*[.$Y36]" office:value-type="float" office:value="0.25" calcext:value-type="float">
            <text:p>0.25</text:p>
          </table:table-cell>
          <table:table-cell table:formula="of:=INDEX([.AI$4:.AI$30];MATCH([.$A36];[.$AA$4:.$AA$30];0))*[.$Z36]" office:value-type="float" office:value="0.5" calcext:value-type="float">
            <text:p>0.50</text:p>
          </table:table-cell>
          <table:table-cell table:formula="of:=INDEX([.AJ$4:.AJ$30];MATCH([.$A36];[.$AA$4:.$AA$30];0))*[.$AA36]" office:value-type="float" office:value="0.25" calcext:value-type="float">
            <text:p>0.25</text:p>
          </table:table-cell>
          <table:table-cell table:formula="of:=INDEX([.AK$4:.AK$30];MATCH([.$A36];[.$AA$4:.$AA$30];0))*[.$Y36]" office:value-type="float" office:value="0.25" calcext:value-type="float">
            <text:p>0.25</text:p>
          </table:table-cell>
          <table:table-cell table:formula="of:=INDEX([.AL$4:.AL$30];MATCH([.$A36];[.$AA$4:.$AA$30];0))*[.$Z36]" office:value-type="float" office:value="0.5" calcext:value-type="float">
            <text:p>0.50</text:p>
          </table:table-cell>
          <table:table-cell table:style-name="ce9" table:formula="of:=INDEX([.AM$4:.AM$30];MATCH([.$A36];[.$AA$4:.$AA$30];0))*[.$AA36]" office:value-type="float" office:value="0.25" calcext:value-type="float">
            <text:p>0.25</text:p>
          </table:table-cell>
          <table:table-cell table:style-name="ce9" table:formula="of:=INDEX([.AN$4:.AN$30];MATCH([.$A36];[.$AA$4:.$AA$30];0))*[.$Y36]" office:value-type="float" office:value="0" calcext:value-type="float">
            <text:p>0.00</text:p>
          </table:table-cell>
          <table:table-cell table:style-name="ce9" table:formula="of:=INDEX([.AO$4:.AO$30];MATCH([.$A36];[.$AA$4:.$AA$30];0))*[.$Z36]" office:value-type="float" office:value="0" calcext:value-type="float">
            <text:p>0.00</text:p>
          </table:table-cell>
          <table:table-cell table:style-name="ce9" table:formula="of:=INDEX([.AP$4:.AP$30];MATCH([.$A36];[.$AA$4:.$AA$30];0))*[.$AA36]" office:value-type="float" office:value="0" calcext:value-type="float">
            <text:p>0.00</text:p>
          </table:table-cell>
          <table:table-cell table:style-name="ce9" table:formula="of:=SUM([.$AB36:.$AD36])/[.AU36]" office:value-type="float" office:value="0.333333333333333" calcext:value-type="float">
            <text:p>0.33</text:p>
          </table:table-cell>
          <table:table-cell table:style-name="ce9" table:formula="of:=SUM([.$AE36:.$AG36])/[.AV36]" office:value-type="float" office:value="0.333333333333333" calcext:value-type="float">
            <text:p>0.33</text:p>
          </table:table-cell>
          <table:table-cell table:style-name="ce9" table:formula="of:=SUM([.$AH36:.$AJ36])/[.AW36]" office:value-type="float" office:value="0.333333333333333" calcext:value-type="float">
            <text:p>0.33</text:p>
          </table:table-cell>
          <table:table-cell table:style-name="ce9" table:formula="of:=SUM([.$AK36:.$AM36])/[.AX36]" office:value-type="float" office:value="0.333333333333333" calcext:value-type="float">
            <text:p>0.33</text:p>
          </table:table-cell>
          <table:table-cell table:style-name="ce8" table:formula="of:=INDEX([.AU$4:.AU$30];MATCH([.$A36];[.$AA$4:.$AA$30];0))" office:value-type="float" office:value="3" calcext:value-type="float">
            <text:p>3</text:p>
          </table:table-cell>
          <table:table-cell table:style-name="ce8" table:formula="of:=INDEX([.AV$4:.AV$30];MATCH([.$A36];[.$AA$4:.$AA$30];0))" office:value-type="float" office:value="3" calcext:value-type="float">
            <text:p>3</text:p>
          </table:table-cell>
          <table:table-cell table:style-name="ce8" table:formula="of:=INDEX([.AW$4:.AW$30];MATCH([.$A36];[.$AA$4:.$AA$30];0))" office:value-type="float" office:value="3" calcext:value-type="float">
            <text:p>3</text:p>
          </table:table-cell>
          <table:table-cell table:style-name="ce8" table:formula="of:=INDEX([.AX$4:.AX$30];MATCH([.$A36];[.$AA$4:.$AA$30];0))" office:value-type="float" office:value="3" calcext:value-type="float">
            <text:p>3</text:p>
          </table:table-cell>
          <table:table-cell table:formula="of:=SUM([to_solve_capacity.AU36:.AX36])" office:value-type="float" office:value="12" calcext:value-type="float">
            <text:p>12</text:p>
          </table:table-cell>
          <table:table-cell/>
          <table:table-cell table:formula="of:=[.$BA$33]*[.N36]" office:value-type="float" office:value="16" calcext:value-type="float">
            <text:p>16</text:p>
          </table:table-cell>
          <table:table-cell table:style-name="ce8" table:formula="of:=INDEX([.AS$4:.AS$30];MATCH([.$A36];[.$AA$4:.$AA$30];0))" office:value-type="float" office:value="14" calcext:value-type="float">
            <text:p>14</text:p>
          </table:table-cell>
          <table:table-cell table:style-name="ce8" table:formula="of:=[.BI36]*[.$M36]" office:value-type="float" office:value="37.5" calcext:value-type="float">
            <text:p>38</text:p>
          </table:table-cell>
          <table:table-cell table:style-name="ce8" table:formula="of:=[.BJ36]*[.$M36]" office:value-type="float" office:value="37.5" calcext:value-type="float">
            <text:p>38</text:p>
          </table:table-cell>
          <table:table-cell table:style-name="ce8" table:formula="of:=[.BK36]*[.$M36]" office:value-type="float" office:value="37.5" calcext:value-type="float">
            <text:p>38</text:p>
          </table:table-cell>
          <table:table-cell table:style-name="ce8" table:formula="of:=[.BL36]*[.$M36]" office:value-type="float" office:value="37.5" calcext:value-type="float">
            <text:p>38</text:p>
          </table:table-cell>
          <table:table-cell table:style-name="ce13" table:formula="of:=[.BA36]/[.$M36]" office:value-type="float" office:value="0.0888888888888889" calcext:value-type="float">
            <text:p>0.09</text:p>
          </table:table-cell>
          <table:table-cell table:style-name="ce13" table:formula="of:=[.BB36]/[.$M36]" office:value-type="float" office:value="0.0777777777777778" calcext:value-type="float">
            <text:p>0.08</text:p>
          </table:table-cell>
          <table:table-cell table:style-name="ce13" table:formula="of:=(1-[.$BG36]-[.$BH36])*[.AQ36]/SUM([.$AQ36:.$AT36])" office:value-type="float" office:value="0.208333333333333" calcext:value-type="float">
            <text:p>0.21</text:p>
          </table:table-cell>
          <table:table-cell table:style-name="ce13" table:formula="of:=(1-[.$BG36]-[.$BH36])*[.AR36]/SUM([.$AQ36:.$AT36])" office:value-type="float" office:value="0.208333333333333" calcext:value-type="float">
            <text:p>0.21</text:p>
          </table:table-cell>
          <table:table-cell table:style-name="ce13" table:formula="of:=(1-[.$BG36]-[.$BH36])*[.AS36]/SUM([.$AQ36:.$AT36])" office:value-type="float" office:value="0.208333333333333" calcext:value-type="float">
            <text:p>0.21</text:p>
          </table:table-cell>
          <table:table-cell table:style-name="ce13" table:formula="of:=(1-[.$BG36]-[.$BH36])*[.AT36]/SUM([.$AQ36:.$AT36])" office:value-type="float" office:value="0.208333333333333" calcext:value-type="float">
            <text:p>0.21</text:p>
          </table:table-cell>
          <table:table-cell table:style-name="ce8" table:formula="of:=3600 *(1-SUM([.BI36:.BL36]))" office:value-type="float" office:value="600" calcext:value-type="float">
            <text:p>600</text:p>
          </table:table-cell>
          <table:table-cell table:formula="of:=[.BM36]/([.BA36]+[.BB36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J</text:p>
          </table:table-cell>
          <table:table-cell table:style-name="ce15" table:formula="of:=[.M37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/>
          <table:table-cell table:style-name="ce18" table:formula="of:=[.BC37]" office:value-type="float" office:value="49.2" calcext:value-type="float">
            <text:p>49.2</text:p>
          </table:table-cell>
          <table:table-cell table:style-name="ce19" table:formula="of:=[.O37]" office:value-type="float" office:value="437.333333333333" calcext:value-type="float">
            <text:p>437</text:p>
          </table:table-cell>
          <table:table-cell table:style-name="ce19" table:formula="of:=[.J37]*[.Q37]" office:value-type="float" office:value="437.333333333333" calcext:value-type="float">
            <text:p>437</text:p>
          </table:table-cell>
          <table:table-cell table:style-name="ce19" table:formula="of:=[.K37]*[.T37]" office:value-type="float" office:value="437.333333333333" calcext:value-type="float">
            <text:p>437</text:p>
          </table:table-cell>
          <table:table-cell table:style-name="ce4" table:formula="of:=[.M36]" office:value-type="float" office:value="180" calcext:value-type="float">
            <text:p>180</text:p>
          </table:table-cell>
          <table:table-cell table:formula="of:=INDEX([.N$4:.N$30];MATCH([.$A37];[.$AA$4:.$AA$30];0))" office:value-type="float" office:value="4" calcext:value-type="float">
            <text:p>4</text:p>
          </table:table-cell>
          <table:table-cell table:style-name="ce16" table:formula="of:=SUMPRODUCT([.AU37:.AX37];[.BI37:.BL37])*[.$AV$33]/[.AY37]" office:value-type="float" office:value="437.333333333333" calcext:value-type="float">
            <text:p>437</text:p>
          </table:table-cell>
          <table:table-cell table:style-name="ce16" table:formula="of:=SUMPRODUCT([.AU37:.AX37];[.BI37:.BL37])*[.$AV$33]" office:value-type="float" office:value="5248" calcext:value-type="float">
            <text:p>5248</text:p>
          </table:table-cell>
          <table:table-cell table:style-name="ce6" table:formula="of:=[.S37]/[.R37]" office:value-type="float" office:value="1" calcext:value-type="float">
            <text:p>1.00</text:p>
          </table:table-cell>
          <table:table-cell table:style-name="ce6" table:formula="of:=SUM([.AB37:.AM37])/4" office:value-type="float" office:value="1" calcext:value-type="float">
            <text:p>1.00</text:p>
          </table:table-cell>
          <table:table-cell table:style-name="ce6" table:formula="of:=(4-[.V37])/4" office:value-type="float" office:value="1" calcext:value-type="float">
            <text:p>1.00</text:p>
          </table:table-cell>
          <table:table-cell table:style-name="ce6" table:formula="of:=1+[.U37]" office:value-type="float" office:value="1" calcext:value-type="float">
            <text:p>1.00</text:p>
          </table:table-cell>
          <table:table-cell table:style-name="ce6" table:formula="of:=[.V37]/(4-[.V37])" office:value-type="float" office:value="0" calcext:value-type="float">
            <text:p>0.00</text:p>
          </table:table-cell>
          <table:table-cell table:style-name="ce6" table:formula="of:=SUM([.AN37:.AP37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37];[.$AA$4:.$AA$30];0))*[.$Y37]" office:value-type="float" office:value="0" calcext:value-type="float">
            <text:p>0.00</text:p>
          </table:table-cell>
          <table:table-cell table:formula="of:=INDEX([.AC$4:.AC$30];MATCH([.$A37];[.$AA$4:.$AA$30];0))*[.$Z37]" office:value-type="float" office:value="1" calcext:value-type="float">
            <text:p>1.00</text:p>
          </table:table-cell>
          <table:table-cell table:formula="of:=INDEX([.AD$4:.AD$30];MATCH([.$A37];[.$AA$4:.$AA$30];0))*[.$AA37]" office:value-type="float" office:value="0.5" calcext:value-type="float">
            <text:p>0.50</text:p>
          </table:table-cell>
          <table:table-cell table:formula="of:=INDEX([.AE$4:.AE$30];MATCH([.$A37];[.$AA$4:.$AA$30];0))*[.$Y37]" office:value-type="float" office:value="0.5" calcext:value-type="float">
            <text:p>0.50</text:p>
          </table:table-cell>
          <table:table-cell table:formula="of:=INDEX([.AF$4:.AF$30];MATCH([.$A37];[.$AA$4:.$AA$30];0))*[.$Z37]" office:value-type="float" office:value="0" calcext:value-type="float">
            <text:p>0.00</text:p>
          </table:table-cell>
          <table:table-cell table:formula="of:=INDEX([.AG$4:.AG$30];MATCH([.$A37];[.$AA$4:.$AA$30];0))*[.$AA37]" office:value-type="float" office:value="0" calcext:value-type="float">
            <text:p>0.00</text:p>
          </table:table-cell>
          <table:table-cell table:formula="of:=INDEX([.AH$4:.AH$30];MATCH([.$A37];[.$AA$4:.$AA$30];0))*[.$Y37]" office:value-type="float" office:value="0" calcext:value-type="float">
            <text:p>0.00</text:p>
          </table:table-cell>
          <table:table-cell table:formula="of:=INDEX([.AI$4:.AI$30];MATCH([.$A37];[.$AA$4:.$AA$30];0))*[.$Z37]" office:value-type="float" office:value="1" calcext:value-type="float">
            <text:p>1.00</text:p>
          </table:table-cell>
          <table:table-cell table:formula="of:=INDEX([.AJ$4:.AJ$30];MATCH([.$A37];[.$AA$4:.$AA$30];0))*[.$AA37]" office:value-type="float" office:value="0.5" calcext:value-type="float">
            <text:p>0.50</text:p>
          </table:table-cell>
          <table:table-cell table:formula="of:=INDEX([.AK$4:.AK$30];MATCH([.$A37];[.$AA$4:.$AA$30];0))*[.$Y37]" office:value-type="float" office:value="0.5" calcext:value-type="float">
            <text:p>0.50</text:p>
          </table:table-cell>
          <table:table-cell table:formula="of:=INDEX([.AL$4:.AL$30];MATCH([.$A37];[.$AA$4:.$AA$30];0))*[.$Z37]" office:value-type="float" office:value="0" calcext:value-type="float">
            <text:p>0.00</text:p>
          </table:table-cell>
          <table:table-cell table:style-name="ce9" table:formula="of:=INDEX([.AM$4:.AM$30];MATCH([.$A37];[.$AA$4:.$AA$30];0))*[.$AA37]" office:value-type="float" office:value="0" calcext:value-type="float">
            <text:p>0.00</text:p>
          </table:table-cell>
          <table:table-cell table:style-name="ce9" table:formula="of:=INDEX([.AN$4:.AN$30];MATCH([.$A37];[.$AA$4:.$AA$30];0))*[.$Y37]" office:value-type="float" office:value="0" calcext:value-type="float">
            <text:p>0.00</text:p>
          </table:table-cell>
          <table:table-cell table:style-name="ce9" table:formula="of:=INDEX([.AO$4:.AO$30];MATCH([.$A37];[.$AA$4:.$AA$30];0))*[.$Z37]" office:value-type="float" office:value="0" calcext:value-type="float">
            <text:p>0.00</text:p>
          </table:table-cell>
          <table:table-cell table:style-name="ce9" table:formula="of:=INDEX([.AP$4:.AP$30];MATCH([.$A37];[.$AA$4:.$AA$30];0))*[.$AA37]" office:value-type="float" office:value="0" calcext:value-type="float">
            <text:p>0.00</text:p>
          </table:table-cell>
          <table:table-cell table:style-name="ce9" table:formula="of:=SUM([.$AB37:.$AD37])/[.AU37]" office:value-type="float" office:value="0.375" calcext:value-type="float">
            <text:p>0.38</text:p>
          </table:table-cell>
          <table:table-cell table:style-name="ce9" table:formula="of:=SUM([.$AE37:.$AG37])/[.AV37]" office:value-type="float" office:value="0.25" calcext:value-type="float">
            <text:p>0.25</text:p>
          </table:table-cell>
          <table:table-cell table:style-name="ce9" table:formula="of:=SUM([.$AH37:.$AJ37])/[.AW37]" office:value-type="float" office:value="0.375" calcext:value-type="float">
            <text:p>0.38</text:p>
          </table:table-cell>
          <table:table-cell table:style-name="ce9" table:formula="of:=SUM([.$AK37:.$AM37])/[.AX37]" office:value-type="float" office:value="0.25" calcext:value-type="float">
            <text:p>0.25</text:p>
          </table:table-cell>
          <table:table-cell table:style-name="ce8" table:formula="of:=INDEX([.AU$4:.AU$30];MATCH([.$A37];[.$AA$4:.$AA$30];0))" office:value-type="float" office:value="4" calcext:value-type="float">
            <text:p>4</text:p>
          </table:table-cell>
          <table:table-cell table:style-name="ce8" table:formula="of:=INDEX([.AV$4:.AV$30];MATCH([.$A37];[.$AA$4:.$AA$30];0))" office:value-type="float" office:value="2" calcext:value-type="float">
            <text:p>2</text:p>
          </table:table-cell>
          <table:table-cell table:style-name="ce8" table:formula="of:=INDEX([.AW$4:.AW$30];MATCH([.$A37];[.$AA$4:.$AA$30];0))" office:value-type="float" office:value="4" calcext:value-type="float">
            <text:p>4</text:p>
          </table:table-cell>
          <table:table-cell table:style-name="ce8" table:formula="of:=INDEX([.AX$4:.AX$30];MATCH([.$A37];[.$AA$4:.$AA$30];0))" office:value-type="float" office:value="2" calcext:value-type="float">
            <text:p>2</text:p>
          </table:table-cell>
          <table:table-cell table:formula="of:=SUM([to_solve_capacity.AU37:.AX37])" office:value-type="float" office:value="12" calcext:value-type="float">
            <text:p>12</text:p>
          </table:table-cell>
          <table:table-cell/>
          <table:table-cell table:formula="of:=[.$BA$33]*[.N37]" office:value-type="float" office:value="16" calcext:value-type="float">
            <text:p>16</text:p>
          </table:table-cell>
          <table:table-cell table:style-name="ce8" table:formula="of:=INDEX([.AS$4:.AS$30];MATCH([.$A37];[.$AA$4:.$AA$30];0))" office:value-type="float" office:value="0" calcext:value-type="float">
            <text:p>0</text:p>
          </table:table-cell>
          <table:table-cell table:style-name="ce8" table:formula="of:=[.BI37]*[.$M37]" office:value-type="float" office:value="49.2" calcext:value-type="float">
            <text:p>49</text:p>
          </table:table-cell>
          <table:table-cell table:style-name="ce8" table:formula="of:=[.BJ37]*[.$M37]" office:value-type="float" office:value="32.8" calcext:value-type="float">
            <text:p>33</text:p>
          </table:table-cell>
          <table:table-cell table:style-name="ce8" table:formula="of:=[.BK37]*[.$M37]" office:value-type="float" office:value="49.2" calcext:value-type="float">
            <text:p>49</text:p>
          </table:table-cell>
          <table:table-cell table:style-name="ce8" table:formula="of:=[.BL37]*[.$M37]" office:value-type="float" office:value="32.8" calcext:value-type="float">
            <text:p>33</text:p>
          </table:table-cell>
          <table:table-cell table:style-name="ce13" table:formula="of:=[.BA37]/[.$M37]" office:value-type="float" office:value="0.0888888888888889" calcext:value-type="float">
            <text:p>0.09</text:p>
          </table:table-cell>
          <table:table-cell table:style-name="ce13" table:formula="of:=[.BB37]/[.$M37]" office:value-type="float" office:value="0" calcext:value-type="float">
            <text:p>0.00</text:p>
          </table:table-cell>
          <table:table-cell table:style-name="ce13" table:formula="of:=(1-[.$BG37]-[.$BH37])*[.AQ37]/SUM([.$AQ37:.$AT37])" office:value-type="float" office:value="0.273333333333333" calcext:value-type="float">
            <text:p>0.27</text:p>
          </table:table-cell>
          <table:table-cell table:style-name="ce13" table:formula="of:=(1-[.$BG37]-[.$BH37])*[.AR37]/SUM([.$AQ37:.$AT37])" office:value-type="float" office:value="0.182222222222222" calcext:value-type="float">
            <text:p>0.18</text:p>
          </table:table-cell>
          <table:table-cell table:style-name="ce13" table:formula="of:=(1-[.$BG37]-[.$BH37])*[.AS37]/SUM([.$AQ37:.$AT37])" office:value-type="float" office:value="0.273333333333333" calcext:value-type="float">
            <text:p>0.27</text:p>
          </table:table-cell>
          <table:table-cell table:style-name="ce13" table:formula="of:=(1-[.$BG37]-[.$BH37])*[.AT37]/SUM([.$AQ37:.$AT37])" office:value-type="float" office:value="0.182222222222222" calcext:value-type="float">
            <text:p>0.18</text:p>
          </table:table-cell>
          <table:table-cell table:style-name="ce8" table:formula="of:=3600 *(1-SUM([.BI37:.BL37]))" office:value-type="float" office:value="320" calcext:value-type="float">
            <text:p>320</text:p>
          </table:table-cell>
          <table:table-cell table:formula="of:=[.BM37]/([.BA37]+[.BB37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SK1</text:p>
          </table:table-cell>
          <table:table-cell table:style-name="ce15" table:formula="of:=[.M38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style-name="ce15" office:value-type="string" calcext:value-type="string">
            <text:p>detour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/>
          <table:table-cell table:style-name="ce18" table:formula="of:=[.BC38]" office:value-type="float" office:value="32.1428571428571" calcext:value-type="float">
            <text:p>32.1</text:p>
          </table:table-cell>
          <table:table-cell table:style-name="ce19" table:formula="of:=[.O38]" office:value-type="float" office:value="375" calcext:value-type="float">
            <text:p>375</text:p>
          </table:table-cell>
          <table:table-cell table:style-name="ce19" table:formula="of:=[.J38]*[.Q38]" office:value-type="float" office:value="375" calcext:value-type="float">
            <text:p>375</text:p>
          </table:table-cell>
          <table:table-cell table:style-name="ce19" table:formula="of:=[.K38]*[.T38]" office:value-type="float" office:value="428.571428571429" calcext:value-type="float">
            <text:p>429</text:p>
          </table:table-cell>
          <table:table-cell table:style-name="ce4" table:formula="of:=[.M37]" office:value-type="float" office:value="180" calcext:value-type="float">
            <text:p>180</text:p>
          </table:table-cell>
          <table:table-cell table:formula="of:=INDEX([.N$4:.N$30];MATCH([.$A38];[.$AA$4:.$AA$30];0))" office:value-type="float" office:value="4" calcext:value-type="float">
            <text:p>4</text:p>
          </table:table-cell>
          <table:table-cell table:style-name="ce16" table:formula="of:=SUMPRODUCT([.AU38:.AX38];[.BI38:.BL38])*[.$AV$33]/[.AY38]" office:value-type="float" office:value="375" calcext:value-type="float">
            <text:p>375</text:p>
          </table:table-cell>
          <table:table-cell table:style-name="ce16" table:formula="of:=SUMPRODUCT([.AU38:.AX38];[.BI38:.BL38])*[.$AV$33]" office:value-type="float" office:value="4500" calcext:value-type="float">
            <text:p>4500</text:p>
          </table:table-cell>
          <table:table-cell table:style-name="ce6" table:formula="of:=[.S38]/[.R38]" office:value-type="float" office:value="1" calcext:value-type="float">
            <text:p>1.00</text:p>
          </table:table-cell>
          <table:table-cell table:style-name="ce6" table:formula="of:=SUM([.AB38:.AM38])/4" office:value-type="float" office:value="0.875" calcext:value-type="float">
            <text:p>0.88</text:p>
          </table:table-cell>
          <table:table-cell table:style-name="ce6" table:formula="of:=(4-[.V38])/4" office:value-type="float" office:value="0.875" calcext:value-type="float">
            <text:p>0.88</text:p>
          </table:table-cell>
          <table:table-cell table:style-name="ce6" table:formula="of:=1+[.U38]" office:value-type="float" office:value="1.14285714285714" calcext:value-type="float">
            <text:p>1.14</text:p>
          </table:table-cell>
          <table:table-cell table:style-name="ce6" table:formula="of:=[.V38]/(4-[.V38])" office:value-type="float" office:value="0.142857142857143" calcext:value-type="float">
            <text:p>0.14</text:p>
          </table:table-cell>
          <table:table-cell table:style-name="ce6" table:formula="of:=SUM([.AN38:.AP38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38];[.$AA$4:.$AA$30];0))*[.$Y38]" office:value-type="float" office:value="0.25" calcext:value-type="float">
            <text:p>0.25</text:p>
          </table:table-cell>
          <table:table-cell table:formula="of:=INDEX([.AC$4:.AC$30];MATCH([.$A38];[.$AA$4:.$AA$30];0))*[.$Z38]" office:value-type="float" office:value="0.5" calcext:value-type="float">
            <text:p>0.50</text:p>
          </table:table-cell>
          <table:table-cell table:formula="of:=INDEX([.AD$4:.AD$30];MATCH([.$A38];[.$AA$4:.$AA$30];0))*[.$AA38]" office:value-type="float" office:value="0" calcext:value-type="float">
            <text:p>0.00</text:p>
          </table:table-cell>
          <table:table-cell table:formula="of:=INDEX([.AE$4:.AE$30];MATCH([.$A38];[.$AA$4:.$AA$30];0))*[.$Y38]" office:value-type="float" office:value="0.25" calcext:value-type="float">
            <text:p>0.25</text:p>
          </table:table-cell>
          <table:table-cell table:formula="of:=INDEX([.AF$4:.AF$30];MATCH([.$A38];[.$AA$4:.$AA$30];0))*[.$Z38]" office:value-type="float" office:value="0.5" calcext:value-type="float">
            <text:p>0.50</text:p>
          </table:table-cell>
          <table:table-cell table:formula="of:=INDEX([.AG$4:.AG$30];MATCH([.$A38];[.$AA$4:.$AA$30];0))*[.$AA38]" office:value-type="float" office:value="0.25" calcext:value-type="float">
            <text:p>0.25</text:p>
          </table:table-cell>
          <table:table-cell table:formula="of:=INDEX([.AH$4:.AH$30];MATCH([.$A38];[.$AA$4:.$AA$30];0))*[.$Y38]" office:value-type="float" office:value="0.25" calcext:value-type="float">
            <text:p>0.25</text:p>
          </table:table-cell>
          <table:table-cell table:formula="of:=INDEX([.AI$4:.AI$30];MATCH([.$A38];[.$AA$4:.$AA$30];0))*[.$Z38]" office:value-type="float" office:value="0.5" calcext:value-type="float">
            <text:p>0.50</text:p>
          </table:table-cell>
          <table:table-cell table:formula="of:=INDEX([.AJ$4:.AJ$30];MATCH([.$A38];[.$AA$4:.$AA$30];0))*[.$AA38]" office:value-type="float" office:value="0" calcext:value-type="float">
            <text:p>0.00</text:p>
          </table:table-cell>
          <table:table-cell table:formula="of:=INDEX([.AK$4:.AK$30];MATCH([.$A38];[.$AA$4:.$AA$30];0))*[.$Y38]" office:value-type="float" office:value="0.25" calcext:value-type="float">
            <text:p>0.25</text:p>
          </table:table-cell>
          <table:table-cell table:formula="of:=INDEX([.AL$4:.AL$30];MATCH([.$A38];[.$AA$4:.$AA$30];0))*[.$Z38]" office:value-type="float" office:value="0.5" calcext:value-type="float">
            <text:p>0.50</text:p>
          </table:table-cell>
          <table:table-cell table:style-name="ce9" table:formula="of:=INDEX([.AM$4:.AM$30];MATCH([.$A38];[.$AA$4:.$AA$30];0))*[.$AA38]" office:value-type="float" office:value="0.25" calcext:value-type="float">
            <text:p>0.25</text:p>
          </table:table-cell>
          <table:table-cell table:style-name="ce9" table:formula="of:=INDEX([.AN$4:.AN$30];MATCH([.$A38];[.$AA$4:.$AA$30];0))*[.$Y38]" office:value-type="float" office:value="0" calcext:value-type="float">
            <text:p>0.00</text:p>
          </table:table-cell>
          <table:table-cell table:style-name="ce9" table:formula="of:=INDEX([.AO$4:.AO$30];MATCH([.$A38];[.$AA$4:.$AA$30];0))*[.$Z38]" office:value-type="float" office:value="0" calcext:value-type="float">
            <text:p>0.00</text:p>
          </table:table-cell>
          <table:table-cell table:style-name="ce9" table:formula="of:=INDEX([.AP$4:.AP$30];MATCH([.$A38];[.$AA$4:.$AA$30];0))*[.$AA38]" office:value-type="float" office:value="0.5" calcext:value-type="float">
            <text:p>0.50</text:p>
          </table:table-cell>
          <table:table-cell table:style-name="ce9" table:formula="of:=SUM([.$AB38:.$AD38])/[.AU38]" office:value-type="float" office:value="0.25" calcext:value-type="float">
            <text:p>0.25</text:p>
          </table:table-cell>
          <table:table-cell table:style-name="ce9" table:formula="of:=SUM([.$AE38:.$AG38])/[.AV38]" office:value-type="float" office:value="0.333333333333333" calcext:value-type="float">
            <text:p>0.33</text:p>
          </table:table-cell>
          <table:table-cell table:style-name="ce9" table:formula="of:=SUM([.$AH38:.$AJ38])/[.AW38]" office:value-type="float" office:value="0.25" calcext:value-type="float">
            <text:p>0.25</text:p>
          </table:table-cell>
          <table:table-cell table:style-name="ce9" table:formula="of:=SUM([.$AK38:.$AM38])/[.AX38]" office:value-type="float" office:value="0.333333333333333" calcext:value-type="float">
            <text:p>0.33</text:p>
          </table:table-cell>
          <table:table-cell table:style-name="ce8" table:formula="of:=INDEX([.AU$4:.AU$30];MATCH([.$A38];[.$AA$4:.$AA$30];0))" office:value-type="float" office:value="3" calcext:value-type="float">
            <text:p>3</text:p>
          </table:table-cell>
          <table:table-cell table:style-name="ce8" table:formula="of:=INDEX([.AV$4:.AV$30];MATCH([.$A38];[.$AA$4:.$AA$30];0))" office:value-type="float" office:value="3" calcext:value-type="float">
            <text:p>3</text:p>
          </table:table-cell>
          <table:table-cell table:style-name="ce8" table:formula="of:=INDEX([.AW$4:.AW$30];MATCH([.$A38];[.$AA$4:.$AA$30];0))" office:value-type="float" office:value="3" calcext:value-type="float">
            <text:p>3</text:p>
          </table:table-cell>
          <table:table-cell table:style-name="ce8" table:formula="of:=INDEX([.AX$4:.AX$30];MATCH([.$A38];[.$AA$4:.$AA$30];0))" office:value-type="float" office:value="3" calcext:value-type="float">
            <text:p>3</text:p>
          </table:table-cell>
          <table:table-cell table:formula="of:=SUM([to_solve_capacity.AU38:.AX38])" office:value-type="float" office:value="12" calcext:value-type="float">
            <text:p>12</text:p>
          </table:table-cell>
          <table:table-cell/>
          <table:table-cell table:formula="of:=[.$BA$33]*[.N38]" office:value-type="float" office:value="16" calcext:value-type="float">
            <text:p>16</text:p>
          </table:table-cell>
          <table:table-cell table:style-name="ce8" table:formula="of:=INDEX([.AS$4:.AS$30];MATCH([.$A38];[.$AA$4:.$AA$30];0))" office:value-type="float" office:value="14" calcext:value-type="float">
            <text:p>14</text:p>
          </table:table-cell>
          <table:table-cell table:style-name="ce8" table:formula="of:=[.BI38]*[.$M38]" office:value-type="float" office:value="32.1428571428571" calcext:value-type="float">
            <text:p>32</text:p>
          </table:table-cell>
          <table:table-cell table:style-name="ce8" table:formula="of:=[.BJ38]*[.$M38]" office:value-type="float" office:value="42.8571428571429" calcext:value-type="float">
            <text:p>43</text:p>
          </table:table-cell>
          <table:table-cell table:style-name="ce8" table:formula="of:=[.BK38]*[.$M38]" office:value-type="float" office:value="32.1428571428571" calcext:value-type="float">
            <text:p>32</text:p>
          </table:table-cell>
          <table:table-cell table:style-name="ce8" table:formula="of:=[.BL38]*[.$M38]" office:value-type="float" office:value="42.8571428571429" calcext:value-type="float">
            <text:p>43</text:p>
          </table:table-cell>
          <table:table-cell table:style-name="ce13" table:formula="of:=[.BA38]/[.$M38]" office:value-type="float" office:value="0.0888888888888889" calcext:value-type="float">
            <text:p>0.09</text:p>
          </table:table-cell>
          <table:table-cell table:style-name="ce13" table:formula="of:=[.BB38]/[.$M38]" office:value-type="float" office:value="0.0777777777777778" calcext:value-type="float">
            <text:p>0.08</text:p>
          </table:table-cell>
          <table:table-cell table:style-name="ce13" table:formula="of:=(1-[.$BG38]-[.$BH38])*[.AQ38]/SUM([.$AQ38:.$AT38])" office:value-type="float" office:value="0.178571428571429" calcext:value-type="float">
            <text:p>0.18</text:p>
          </table:table-cell>
          <table:table-cell table:style-name="ce13" table:formula="of:=(1-[.$BG38]-[.$BH38])*[.AR38]/SUM([.$AQ38:.$AT38])" office:value-type="float" office:value="0.238095238095238" calcext:value-type="float">
            <text:p>0.24</text:p>
          </table:table-cell>
          <table:table-cell table:style-name="ce13" table:formula="of:=(1-[.$BG38]-[.$BH38])*[.AS38]/SUM([.$AQ38:.$AT38])" office:value-type="float" office:value="0.178571428571429" calcext:value-type="float">
            <text:p>0.18</text:p>
          </table:table-cell>
          <table:table-cell table:style-name="ce13" table:formula="of:=(1-[.$BG38]-[.$BH38])*[.AT38]/SUM([.$AQ38:.$AT38])" office:value-type="float" office:value="0.238095238095238" calcext:value-type="float">
            <text:p>0.24</text:p>
          </table:table-cell>
          <table:table-cell table:style-name="ce8" table:formula="of:=3600 *(1-SUM([.BI38:.BL38]))" office:value-type="float" office:value="600" calcext:value-type="float">
            <text:p>600</text:p>
          </table:table-cell>
          <table:table-cell table:formula="of:=[.BM38]/([.BA38]+[.BB38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JK1</text:p>
          </table:table-cell>
          <table:table-cell table:style-name="ce15" table:formula="of:=[.M39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/>
          <table:table-cell table:style-name="ce18" table:formula="of:=[.BC39]" office:value-type="float" office:value="36.4444444444444" calcext:value-type="float">
            <text:p>36.4</text:p>
          </table:table-cell>
          <table:table-cell table:style-name="ce19" table:formula="of:=[.O39]" office:value-type="float" office:value="425.185185185185" calcext:value-type="float">
            <text:p>425</text:p>
          </table:table-cell>
          <table:table-cell table:style-name="ce19" table:formula="of:=[.J39]*[.Q39]" office:value-type="float" office:value="425.185185185185" calcext:value-type="float">
            <text:p>425</text:p>
          </table:table-cell>
          <table:table-cell table:style-name="ce19" table:formula="of:=[.K39]*[.T39]" office:value-type="float" office:value="485.925925925926" calcext:value-type="float">
            <text:p>486</text:p>
          </table:table-cell>
          <table:table-cell table:style-name="ce4" table:formula="of:=[.M38]" office:value-type="float" office:value="180" calcext:value-type="float">
            <text:p>180</text:p>
          </table:table-cell>
          <table:table-cell table:formula="of:=INDEX([.N$4:.N$30];MATCH([.$A39];[.$AA$4:.$AA$30];0))" office:value-type="float" office:value="4" calcext:value-type="float">
            <text:p>4</text:p>
          </table:table-cell>
          <table:table-cell table:style-name="ce16" table:formula="of:=SUMPRODUCT([.AU39:.AX39];[.BI39:.BL39])*[.$AV$33]/[.AY39]" office:value-type="float" office:value="425.185185185185" calcext:value-type="float">
            <text:p>425</text:p>
          </table:table-cell>
          <table:table-cell table:style-name="ce16" table:formula="of:=SUMPRODUCT([.AU39:.AX39];[.BI39:.BL39])*[.$AV$33]" office:value-type="float" office:value="5102.22222222222" calcext:value-type="float">
            <text:p>5102</text:p>
          </table:table-cell>
          <table:table-cell table:style-name="ce6" table:formula="of:=[.S39]/[.R39]" office:value-type="float" office:value="1" calcext:value-type="float">
            <text:p>1.00</text:p>
          </table:table-cell>
          <table:table-cell table:style-name="ce6" table:formula="of:=SUM([.AB39:.AM39])/4" office:value-type="float" office:value="0.875" calcext:value-type="float">
            <text:p>0.88</text:p>
          </table:table-cell>
          <table:table-cell table:style-name="ce6" table:formula="of:=(4-[.V39])/4" office:value-type="float" office:value="0.875" calcext:value-type="float">
            <text:p>0.88</text:p>
          </table:table-cell>
          <table:table-cell table:style-name="ce6" table:formula="of:=1+[.U39]" office:value-type="float" office:value="1.14285714285714" calcext:value-type="float">
            <text:p>1.14</text:p>
          </table:table-cell>
          <table:table-cell table:style-name="ce6" table:formula="of:=[.V39]/(4-[.V39])" office:value-type="float" office:value="0.142857142857143" calcext:value-type="float">
            <text:p>0.14</text:p>
          </table:table-cell>
          <table:table-cell table:style-name="ce6" table:formula="of:=SUM([.AN39:.AP39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39];[.$AA$4:.$AA$30];0))*[.$Y39]" office:value-type="float" office:value="0" calcext:value-type="float">
            <text:p>0.00</text:p>
          </table:table-cell>
          <table:table-cell table:formula="of:=INDEX([.AC$4:.AC$30];MATCH([.$A39];[.$AA$4:.$AA$30];0))*[.$Z39]" office:value-type="float" office:value="1" calcext:value-type="float">
            <text:p>1.00</text:p>
          </table:table-cell>
          <table:table-cell table:formula="of:=INDEX([.AD$4:.AD$30];MATCH([.$A39];[.$AA$4:.$AA$30];0))*[.$AA39]" office:value-type="float" office:value="0" calcext:value-type="float">
            <text:p>0.00</text:p>
          </table:table-cell>
          <table:table-cell table:formula="of:=INDEX([.AE$4:.AE$30];MATCH([.$A39];[.$AA$4:.$AA$30];0))*[.$Y39]" office:value-type="float" office:value="0.5" calcext:value-type="float">
            <text:p>0.50</text:p>
          </table:table-cell>
          <table:table-cell table:formula="of:=INDEX([.AF$4:.AF$30];MATCH([.$A39];[.$AA$4:.$AA$30];0))*[.$Z39]" office:value-type="float" office:value="0" calcext:value-type="float">
            <text:p>0.00</text:p>
          </table:table-cell>
          <table:table-cell table:formula="of:=INDEX([.AG$4:.AG$30];MATCH([.$A39];[.$AA$4:.$AA$30];0))*[.$AA39]" office:value-type="float" office:value="0" calcext:value-type="float">
            <text:p>0.00</text:p>
          </table:table-cell>
          <table:table-cell table:formula="of:=INDEX([.AH$4:.AH$30];MATCH([.$A39];[.$AA$4:.$AA$30];0))*[.$Y39]" office:value-type="float" office:value="0" calcext:value-type="float">
            <text:p>0.00</text:p>
          </table:table-cell>
          <table:table-cell table:formula="of:=INDEX([.AI$4:.AI$30];MATCH([.$A39];[.$AA$4:.$AA$30];0))*[.$Z39]" office:value-type="float" office:value="1" calcext:value-type="float">
            <text:p>1.00</text:p>
          </table:table-cell>
          <table:table-cell table:formula="of:=INDEX([.AJ$4:.AJ$30];MATCH([.$A39];[.$AA$4:.$AA$30];0))*[.$AA39]" office:value-type="float" office:value="0.5" calcext:value-type="float">
            <text:p>0.50</text:p>
          </table:table-cell>
          <table:table-cell table:formula="of:=INDEX([.AK$4:.AK$30];MATCH([.$A39];[.$AA$4:.$AA$30];0))*[.$Y39]" office:value-type="float" office:value="0.5" calcext:value-type="float">
            <text:p>0.50</text:p>
          </table:table-cell>
          <table:table-cell table:formula="of:=INDEX([.AL$4:.AL$30];MATCH([.$A39];[.$AA$4:.$AA$30];0))*[.$Z39]" office:value-type="float" office:value="0" calcext:value-type="float">
            <text:p>0.00</text:p>
          </table:table-cell>
          <table:table-cell table:style-name="ce9" table:formula="of:=INDEX([.AM$4:.AM$30];MATCH([.$A39];[.$AA$4:.$AA$30];0))*[.$AA39]" office:value-type="float" office:value="0" calcext:value-type="float">
            <text:p>0.00</text:p>
          </table:table-cell>
          <table:table-cell table:style-name="ce9" table:formula="of:=INDEX([.AN$4:.AN$30];MATCH([.$A39];[.$AA$4:.$AA$30];0))*[.$Y39]" office:value-type="float" office:value="0" calcext:value-type="float">
            <text:p>0.00</text:p>
          </table:table-cell>
          <table:table-cell table:style-name="ce9" table:formula="of:=INDEX([.AO$4:.AO$30];MATCH([.$A39];[.$AA$4:.$AA$30];0))*[.$Z39]" office:value-type="float" office:value="0" calcext:value-type="float">
            <text:p>0.00</text:p>
          </table:table-cell>
          <table:table-cell table:style-name="ce9" table:formula="of:=INDEX([.AP$4:.AP$30];MATCH([.$A39];[.$AA$4:.$AA$30];0))*[.$AA39]" office:value-type="float" office:value="0.5" calcext:value-type="float">
            <text:p>0.50</text:p>
          </table:table-cell>
          <table:table-cell table:style-name="ce9" table:formula="of:=SUM([.$AB39:.$AD39])/[.AU39]" office:value-type="float" office:value="0.25" calcext:value-type="float">
            <text:p>0.25</text:p>
          </table:table-cell>
          <table:table-cell table:style-name="ce9" table:formula="of:=SUM([.$AE39:.$AG39])/[.AV39]" office:value-type="float" office:value="0.25" calcext:value-type="float">
            <text:p>0.25</text:p>
          </table:table-cell>
          <table:table-cell table:style-name="ce9" table:formula="of:=SUM([.$AH39:.$AJ39])/[.AW39]" office:value-type="float" office:value="0.375" calcext:value-type="float">
            <text:p>0.38</text:p>
          </table:table-cell>
          <table:table-cell table:style-name="ce9" table:formula="of:=SUM([.$AK39:.$AM39])/[.AX39]" office:value-type="float" office:value="0.25" calcext:value-type="float">
            <text:p>0.25</text:p>
          </table:table-cell>
          <table:table-cell table:style-name="ce8" table:formula="of:=INDEX([.AU$4:.AU$30];MATCH([.$A39];[.$AA$4:.$AA$30];0))" office:value-type="float" office:value="4" calcext:value-type="float">
            <text:p>4</text:p>
          </table:table-cell>
          <table:table-cell table:style-name="ce8" table:formula="of:=INDEX([.AV$4:.AV$30];MATCH([.$A39];[.$AA$4:.$AA$30];0))" office:value-type="float" office:value="2" calcext:value-type="float">
            <text:p>2</text:p>
          </table:table-cell>
          <table:table-cell table:style-name="ce8" table:formula="of:=INDEX([.AW$4:.AW$30];MATCH([.$A39];[.$AA$4:.$AA$30];0))" office:value-type="float" office:value="4" calcext:value-type="float">
            <text:p>4</text:p>
          </table:table-cell>
          <table:table-cell table:style-name="ce8" table:formula="of:=INDEX([.AX$4:.AX$30];MATCH([.$A39];[.$AA$4:.$AA$30];0))" office:value-type="float" office:value="2" calcext:value-type="float">
            <text:p>2</text:p>
          </table:table-cell>
          <table:table-cell table:formula="of:=SUM([to_solve_capacity.AU39:.AX39])" office:value-type="float" office:value="12" calcext:value-type="float">
            <text:p>12</text:p>
          </table:table-cell>
          <table:table-cell/>
          <table:table-cell table:formula="of:=[.$BA$33]*[.N39]" office:value-type="float" office:value="16" calcext:value-type="float">
            <text:p>16</text:p>
          </table:table-cell>
          <table:table-cell table:style-name="ce8" table:formula="of:=INDEX([.AS$4:.AS$30];MATCH([.$A39];[.$AA$4:.$AA$30];0))" office:value-type="float" office:value="0" calcext:value-type="float">
            <text:p>0</text:p>
          </table:table-cell>
          <table:table-cell table:style-name="ce8" table:formula="of:=[.BI39]*[.$M39]" office:value-type="float" office:value="36.4444444444444" calcext:value-type="float">
            <text:p>36</text:p>
          </table:table-cell>
          <table:table-cell table:style-name="ce8" table:formula="of:=[.BJ39]*[.$M39]" office:value-type="float" office:value="36.4444444444444" calcext:value-type="float">
            <text:p>36</text:p>
          </table:table-cell>
          <table:table-cell table:style-name="ce8" table:formula="of:=[.BK39]*[.$M39]" office:value-type="float" office:value="54.6666666666667" calcext:value-type="float">
            <text:p>55</text:p>
          </table:table-cell>
          <table:table-cell table:style-name="ce8" table:formula="of:=[.BL39]*[.$M39]" office:value-type="float" office:value="36.4444444444444" calcext:value-type="float">
            <text:p>36</text:p>
          </table:table-cell>
          <table:table-cell table:style-name="ce13" table:formula="of:=[.BA39]/[.$M39]" office:value-type="float" office:value="0.0888888888888889" calcext:value-type="float">
            <text:p>0.09</text:p>
          </table:table-cell>
          <table:table-cell table:style-name="ce13" table:formula="of:=[.BB39]/[.$M39]" office:value-type="float" office:value="0" calcext:value-type="float">
            <text:p>0.00</text:p>
          </table:table-cell>
          <table:table-cell table:style-name="ce13" table:formula="of:=(1-[.$BG39]-[.$BH39])*[.AQ39]/SUM([.$AQ39:.$AT39])" office:value-type="float" office:value="0.202469135802469" calcext:value-type="float">
            <text:p>0.20</text:p>
          </table:table-cell>
          <table:table-cell table:style-name="ce13" table:formula="of:=(1-[.$BG39]-[.$BH39])*[.AR39]/SUM([.$AQ39:.$AT39])" office:value-type="float" office:value="0.202469135802469" calcext:value-type="float">
            <text:p>0.20</text:p>
          </table:table-cell>
          <table:table-cell table:style-name="ce13" table:formula="of:=(1-[.$BG39]-[.$BH39])*[.AS39]/SUM([.$AQ39:.$AT39])" office:value-type="float" office:value="0.303703703703704" calcext:value-type="float">
            <text:p>0.30</text:p>
          </table:table-cell>
          <table:table-cell table:style-name="ce13" table:formula="of:=(1-[.$BG39]-[.$BH39])*[.AT39]/SUM([.$AQ39:.$AT39])" office:value-type="float" office:value="0.202469135802469" calcext:value-type="float">
            <text:p>0.20</text:p>
          </table:table-cell>
          <table:table-cell table:style-name="ce8" table:formula="of:=3600 *(1-SUM([.BI39:.BL39]))" office:value-type="float" office:value="320" calcext:value-type="float">
            <text:p>320</text:p>
          </table:table-cell>
          <table:table-cell table:formula="of:=[.BM39]/([.BA39]+[.BB39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SK2</text:p>
          </table:table-cell>
          <table:table-cell table:style-name="ce15" table:formula="of:=[.M40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0]" office:value-type="float" office:value="42.8571428571429" calcext:value-type="float">
            <text:p>42.9</text:p>
          </table:table-cell>
          <table:table-cell table:style-name="ce19" table:formula="of:=[.O40]" office:value-type="float" office:value="375" calcext:value-type="float">
            <text:p>375</text:p>
          </table:table-cell>
          <table:table-cell table:style-name="ce19" table:formula="of:=[.J40]*[.Q40]" office:value-type="float" office:value="375" calcext:value-type="float">
            <text:p>375</text:p>
          </table:table-cell>
          <table:table-cell table:style-name="ce19" table:formula="of:=[.K40]*[.T40]" office:value-type="float" office:value="428.571428571429" calcext:value-type="float">
            <text:p>429</text:p>
          </table:table-cell>
          <table:table-cell table:style-name="ce4" table:formula="of:=[.M39]" office:value-type="float" office:value="180" calcext:value-type="float">
            <text:p>180</text:p>
          </table:table-cell>
          <table:table-cell table:formula="of:=INDEX([.N$4:.N$30];MATCH([.$A40];[.$AA$4:.$AA$30];0))" office:value-type="float" office:value="4" calcext:value-type="float">
            <text:p>4</text:p>
          </table:table-cell>
          <table:table-cell table:style-name="ce16" table:formula="of:=SUMPRODUCT([.AU40:.AX40];[.BI40:.BL40])*[.$AV$33]/[.AY40]" office:value-type="float" office:value="375" calcext:value-type="float">
            <text:p>375</text:p>
          </table:table-cell>
          <table:table-cell table:style-name="ce16" table:formula="of:=SUMPRODUCT([.AU40:.AX40];[.BI40:.BL40])*[.$AV$33]" office:value-type="float" office:value="4500" calcext:value-type="float">
            <text:p>4500</text:p>
          </table:table-cell>
          <table:table-cell table:style-name="ce6" table:formula="of:=[.S40]/[.R40]" office:value-type="float" office:value="1" calcext:value-type="float">
            <text:p>1.00</text:p>
          </table:table-cell>
          <table:table-cell table:style-name="ce6" table:formula="of:=SUM([.AB40:.AM40])/4" office:value-type="float" office:value="0.875" calcext:value-type="float">
            <text:p>0.88</text:p>
          </table:table-cell>
          <table:table-cell table:style-name="ce6" table:formula="of:=(4-[.V40])/4" office:value-type="float" office:value="0.875" calcext:value-type="float">
            <text:p>0.88</text:p>
          </table:table-cell>
          <table:table-cell table:style-name="ce6" table:formula="of:=1+[.U40]" office:value-type="float" office:value="1.14285714285714" calcext:value-type="float">
            <text:p>1.14</text:p>
          </table:table-cell>
          <table:table-cell table:style-name="ce6" table:formula="of:=[.V40]/(4-[.V40])" office:value-type="float" office:value="0.142857142857143" calcext:value-type="float">
            <text:p>0.14</text:p>
          </table:table-cell>
          <table:table-cell table:style-name="ce6" table:formula="of:=SUM([.AN40:.AP40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0];[.$AA$4:.$AA$30];0))*[.$Y40]" office:value-type="float" office:value="0.25" calcext:value-type="float">
            <text:p>0.25</text:p>
          </table:table-cell>
          <table:table-cell table:formula="of:=INDEX([.AC$4:.AC$30];MATCH([.$A40];[.$AA$4:.$AA$30];0))*[.$Z40]" office:value-type="float" office:value="0.5" calcext:value-type="float">
            <text:p>0.50</text:p>
          </table:table-cell>
          <table:table-cell table:formula="of:=INDEX([.AD$4:.AD$30];MATCH([.$A40];[.$AA$4:.$AA$30];0))*[.$AA40]" office:value-type="float" office:value="0.25" calcext:value-type="float">
            <text:p>0.25</text:p>
          </table:table-cell>
          <table:table-cell table:formula="of:=INDEX([.AE$4:.AE$30];MATCH([.$A40];[.$AA$4:.$AA$30];0))*[.$Y40]" office:value-type="float" office:value="0.25" calcext:value-type="float">
            <text:p>0.25</text:p>
          </table:table-cell>
          <table:table-cell table:formula="of:=INDEX([.AF$4:.AF$30];MATCH([.$A40];[.$AA$4:.$AA$30];0))*[.$Z40]" office:value-type="float" office:value="0.5" calcext:value-type="float">
            <text:p>0.50</text:p>
          </table:table-cell>
          <table:table-cell table:formula="of:=INDEX([.AG$4:.AG$30];MATCH([.$A40];[.$AA$4:.$AA$30];0))*[.$AA40]" office:value-type="float" office:value="0" calcext:value-type="float">
            <text:p>0.00</text:p>
          </table:table-cell>
          <table:table-cell table:formula="of:=INDEX([.AH$4:.AH$30];MATCH([.$A40];[.$AA$4:.$AA$30];0))*[.$Y40]" office:value-type="float" office:value="0.25" calcext:value-type="float">
            <text:p>0.25</text:p>
          </table:table-cell>
          <table:table-cell table:formula="of:=INDEX([.AI$4:.AI$30];MATCH([.$A40];[.$AA$4:.$AA$30];0))*[.$Z40]" office:value-type="float" office:value="0.5" calcext:value-type="float">
            <text:p>0.50</text:p>
          </table:table-cell>
          <table:table-cell table:formula="of:=INDEX([.AJ$4:.AJ$30];MATCH([.$A40];[.$AA$4:.$AA$30];0))*[.$AA40]" office:value-type="float" office:value="0.25" calcext:value-type="float">
            <text:p>0.25</text:p>
          </table:table-cell>
          <table:table-cell table:formula="of:=INDEX([.AK$4:.AK$30];MATCH([.$A40];[.$AA$4:.$AA$30];0))*[.$Y40]" office:value-type="float" office:value="0.25" calcext:value-type="float">
            <text:p>0.25</text:p>
          </table:table-cell>
          <table:table-cell table:formula="of:=INDEX([.AL$4:.AL$30];MATCH([.$A40];[.$AA$4:.$AA$30];0))*[.$Z40]" office:value-type="float" office:value="0.5" calcext:value-type="float">
            <text:p>0.50</text:p>
          </table:table-cell>
          <table:table-cell table:style-name="ce9" table:formula="of:=INDEX([.AM$4:.AM$30];MATCH([.$A40];[.$AA$4:.$AA$30];0))*[.$AA40]" office:value-type="float" office:value="0" calcext:value-type="float">
            <text:p>0.00</text:p>
          </table:table-cell>
          <table:table-cell table:style-name="ce9" table:formula="of:=INDEX([.AN$4:.AN$30];MATCH([.$A40];[.$AA$4:.$AA$30];0))*[.$Y40]" office:value-type="float" office:value="0" calcext:value-type="float">
            <text:p>0.00</text:p>
          </table:table-cell>
          <table:table-cell table:style-name="ce9" table:formula="of:=INDEX([.AO$4:.AO$30];MATCH([.$A40];[.$AA$4:.$AA$30];0))*[.$Z40]" office:value-type="float" office:value="0" calcext:value-type="float">
            <text:p>0.00</text:p>
          </table:table-cell>
          <table:table-cell table:style-name="ce9" table:formula="of:=INDEX([.AP$4:.AP$30];MATCH([.$A40];[.$AA$4:.$AA$30];0))*[.$AA40]" office:value-type="float" office:value="0.5" calcext:value-type="float">
            <text:p>0.50</text:p>
          </table:table-cell>
          <table:table-cell table:style-name="ce9" table:formula="of:=SUM([.$AB40:.$AD40])/[.AU40]" office:value-type="float" office:value="0.333333333333333" calcext:value-type="float">
            <text:p>0.33</text:p>
          </table:table-cell>
          <table:table-cell table:style-name="ce9" table:formula="of:=SUM([.$AE40:.$AG40])/[.AV40]" office:value-type="float" office:value="0.25" calcext:value-type="float">
            <text:p>0.25</text:p>
          </table:table-cell>
          <table:table-cell table:style-name="ce9" table:formula="of:=SUM([.$AH40:.$AJ40])/[.AW40]" office:value-type="float" office:value="0.333333333333333" calcext:value-type="float">
            <text:p>0.33</text:p>
          </table:table-cell>
          <table:table-cell table:style-name="ce9" table:formula="of:=SUM([.$AK40:.$AM40])/[.AX40]" office:value-type="float" office:value="0.25" calcext:value-type="float">
            <text:p>0.25</text:p>
          </table:table-cell>
          <table:table-cell table:style-name="ce8" table:formula="of:=INDEX([.AU$4:.AU$30];MATCH([.$A40];[.$AA$4:.$AA$30];0))" office:value-type="float" office:value="3" calcext:value-type="float">
            <text:p>3</text:p>
          </table:table-cell>
          <table:table-cell table:style-name="ce8" table:formula="of:=INDEX([.AV$4:.AV$30];MATCH([.$A40];[.$AA$4:.$AA$30];0))" office:value-type="float" office:value="3" calcext:value-type="float">
            <text:p>3</text:p>
          </table:table-cell>
          <table:table-cell table:style-name="ce8" table:formula="of:=INDEX([.AW$4:.AW$30];MATCH([.$A40];[.$AA$4:.$AA$30];0))" office:value-type="float" office:value="3" calcext:value-type="float">
            <text:p>3</text:p>
          </table:table-cell>
          <table:table-cell table:style-name="ce8" table:formula="of:=INDEX([.AX$4:.AX$30];MATCH([.$A40];[.$AA$4:.$AA$30];0))" office:value-type="float" office:value="3" calcext:value-type="float">
            <text:p>3</text:p>
          </table:table-cell>
          <table:table-cell table:formula="of:=SUM([to_solve_capacity.AU40:.AX40])" office:value-type="float" office:value="12" calcext:value-type="float">
            <text:p>12</text:p>
          </table:table-cell>
          <table:table-cell/>
          <table:table-cell table:formula="of:=[.$BA$33]*[.N40]" office:value-type="float" office:value="16" calcext:value-type="float">
            <text:p>16</text:p>
          </table:table-cell>
          <table:table-cell table:style-name="ce8" table:formula="of:=INDEX([.AS$4:.AS$30];MATCH([.$A40];[.$AA$4:.$AA$30];0))" office:value-type="float" office:value="14" calcext:value-type="float">
            <text:p>14</text:p>
          </table:table-cell>
          <table:table-cell table:style-name="ce8" table:formula="of:=[.BI40]*[.$M40]" office:value-type="float" office:value="42.8571428571429" calcext:value-type="float">
            <text:p>43</text:p>
          </table:table-cell>
          <table:table-cell table:style-name="ce8" table:formula="of:=[.BJ40]*[.$M40]" office:value-type="float" office:value="32.1428571428571" calcext:value-type="float">
            <text:p>32</text:p>
          </table:table-cell>
          <table:table-cell table:style-name="ce8" table:formula="of:=[.BK40]*[.$M40]" office:value-type="float" office:value="42.8571428571429" calcext:value-type="float">
            <text:p>43</text:p>
          </table:table-cell>
          <table:table-cell table:style-name="ce8" table:formula="of:=[.BL40]*[.$M40]" office:value-type="float" office:value="32.1428571428571" calcext:value-type="float">
            <text:p>32</text:p>
          </table:table-cell>
          <table:table-cell table:style-name="ce13" table:formula="of:=[.BA40]/[.$M40]" office:value-type="float" office:value="0.0888888888888889" calcext:value-type="float">
            <text:p>0.09</text:p>
          </table:table-cell>
          <table:table-cell table:style-name="ce13" table:formula="of:=[.BB40]/[.$M40]" office:value-type="float" office:value="0.0777777777777778" calcext:value-type="float">
            <text:p>0.08</text:p>
          </table:table-cell>
          <table:table-cell table:style-name="ce13" table:formula="of:=(1-[.$BG40]-[.$BH40])*[.AQ40]/SUM([.$AQ40:.$AT40])" office:value-type="float" office:value="0.238095238095238" calcext:value-type="float">
            <text:p>0.24</text:p>
          </table:table-cell>
          <table:table-cell table:style-name="ce13" table:formula="of:=(1-[.$BG40]-[.$BH40])*[.AR40]/SUM([.$AQ40:.$AT40])" office:value-type="float" office:value="0.178571428571429" calcext:value-type="float">
            <text:p>0.18</text:p>
          </table:table-cell>
          <table:table-cell table:style-name="ce13" table:formula="of:=(1-[.$BG40]-[.$BH40])*[.AS40]/SUM([.$AQ40:.$AT40])" office:value-type="float" office:value="0.238095238095238" calcext:value-type="float">
            <text:p>0.24</text:p>
          </table:table-cell>
          <table:table-cell table:style-name="ce13" table:formula="of:=(1-[.$BG40]-[.$BH40])*[.AT40]/SUM([.$AQ40:.$AT40])" office:value-type="float" office:value="0.178571428571429" calcext:value-type="float">
            <text:p>0.18</text:p>
          </table:table-cell>
          <table:table-cell table:style-name="ce8" table:formula="of:=3600 *(1-SUM([.BI40:.BL40]))" office:value-type="float" office:value="600" calcext:value-type="float">
            <text:p>600</text:p>
          </table:table-cell>
          <table:table-cell table:formula="of:=[.BM40]/([.BA40]+[.BB40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JK2</text:p>
          </table:table-cell>
          <table:table-cell table:style-name="ce15" table:formula="of:=[.M41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1]" office:value-type="float" office:value="54.6666666666667" calcext:value-type="float">
            <text:p>54.7</text:p>
          </table:table-cell>
          <table:table-cell table:style-name="ce19" table:formula="of:=[.O41]" office:value-type="float" office:value="425.185185185185" calcext:value-type="float">
            <text:p>425</text:p>
          </table:table-cell>
          <table:table-cell table:style-name="ce19" table:formula="of:=[.J41]*[.Q41]" office:value-type="float" office:value="425.185185185185" calcext:value-type="float">
            <text:p>425</text:p>
          </table:table-cell>
          <table:table-cell table:style-name="ce19" table:formula="of:=[.K41]*[.T41]" office:value-type="float" office:value="485.925925925926" calcext:value-type="float">
            <text:p>486</text:p>
          </table:table-cell>
          <table:table-cell table:style-name="ce4" table:formula="of:=[.M40]" office:value-type="float" office:value="180" calcext:value-type="float">
            <text:p>180</text:p>
          </table:table-cell>
          <table:table-cell table:formula="of:=INDEX([.N$4:.N$30];MATCH([.$A41];[.$AA$4:.$AA$30];0))" office:value-type="float" office:value="4" calcext:value-type="float">
            <text:p>4</text:p>
          </table:table-cell>
          <table:table-cell table:style-name="ce16" table:formula="of:=SUMPRODUCT([.AU41:.AX41];[.BI41:.BL41])*[.$AV$33]/[.AY41]" office:value-type="float" office:value="425.185185185185" calcext:value-type="float">
            <text:p>425</text:p>
          </table:table-cell>
          <table:table-cell table:style-name="ce16" table:formula="of:=SUMPRODUCT([.AU41:.AX41];[.BI41:.BL41])*[.$AV$33]" office:value-type="float" office:value="5102.22222222222" calcext:value-type="float">
            <text:p>5102</text:p>
          </table:table-cell>
          <table:table-cell table:style-name="ce6" table:formula="of:=[.S41]/[.R41]" office:value-type="float" office:value="1" calcext:value-type="float">
            <text:p>1.00</text:p>
          </table:table-cell>
          <table:table-cell table:style-name="ce6" table:formula="of:=SUM([.AB41:.AM41])/4" office:value-type="float" office:value="0.875" calcext:value-type="float">
            <text:p>0.88</text:p>
          </table:table-cell>
          <table:table-cell table:style-name="ce6" table:formula="of:=(4-[.V41])/4" office:value-type="float" office:value="0.875" calcext:value-type="float">
            <text:p>0.88</text:p>
          </table:table-cell>
          <table:table-cell table:style-name="ce6" table:formula="of:=1+[.U41]" office:value-type="float" office:value="1.14285714285714" calcext:value-type="float">
            <text:p>1.14</text:p>
          </table:table-cell>
          <table:table-cell table:style-name="ce6" table:formula="of:=[.V41]/(4-[.V41])" office:value-type="float" office:value="0.142857142857143" calcext:value-type="float">
            <text:p>0.14</text:p>
          </table:table-cell>
          <table:table-cell table:style-name="ce6" table:formula="of:=SUM([.AN41:.AP41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1];[.$AA$4:.$AA$30];0))*[.$Y41]" office:value-type="float" office:value="0" calcext:value-type="float">
            <text:p>0.00</text:p>
          </table:table-cell>
          <table:table-cell table:formula="of:=INDEX([.AC$4:.AC$30];MATCH([.$A41];[.$AA$4:.$AA$30];0))*[.$Z41]" office:value-type="float" office:value="1" calcext:value-type="float">
            <text:p>1.00</text:p>
          </table:table-cell>
          <table:table-cell table:formula="of:=INDEX([.AD$4:.AD$30];MATCH([.$A41];[.$AA$4:.$AA$30];0))*[.$AA41]" office:value-type="float" office:value="0.5" calcext:value-type="float">
            <text:p>0.50</text:p>
          </table:table-cell>
          <table:table-cell table:formula="of:=INDEX([.AE$4:.AE$30];MATCH([.$A41];[.$AA$4:.$AA$30];0))*[.$Y41]" office:value-type="float" office:value="0.5" calcext:value-type="float">
            <text:p>0.50</text:p>
          </table:table-cell>
          <table:table-cell table:formula="of:=INDEX([.AF$4:.AF$30];MATCH([.$A41];[.$AA$4:.$AA$30];0))*[.$Z41]" office:value-type="float" office:value="0" calcext:value-type="float">
            <text:p>0.00</text:p>
          </table:table-cell>
          <table:table-cell table:formula="of:=INDEX([.AG$4:.AG$30];MATCH([.$A41];[.$AA$4:.$AA$30];0))*[.$AA41]" office:value-type="float" office:value="0" calcext:value-type="float">
            <text:p>0.00</text:p>
          </table:table-cell>
          <table:table-cell table:formula="of:=INDEX([.AH$4:.AH$30];MATCH([.$A41];[.$AA$4:.$AA$30];0))*[.$Y41]" office:value-type="float" office:value="0" calcext:value-type="float">
            <text:p>0.00</text:p>
          </table:table-cell>
          <table:table-cell table:formula="of:=INDEX([.AI$4:.AI$30];MATCH([.$A41];[.$AA$4:.$AA$30];0))*[.$Z41]" office:value-type="float" office:value="1" calcext:value-type="float">
            <text:p>1.00</text:p>
          </table:table-cell>
          <table:table-cell table:formula="of:=INDEX([.AJ$4:.AJ$30];MATCH([.$A41];[.$AA$4:.$AA$30];0))*[.$AA41]" office:value-type="float" office:value="0" calcext:value-type="float">
            <text:p>0.00</text:p>
          </table:table-cell>
          <table:table-cell table:formula="of:=INDEX([.AK$4:.AK$30];MATCH([.$A41];[.$AA$4:.$AA$30];0))*[.$Y41]" office:value-type="float" office:value="0.5" calcext:value-type="float">
            <text:p>0.50</text:p>
          </table:table-cell>
          <table:table-cell table:formula="of:=INDEX([.AL$4:.AL$30];MATCH([.$A41];[.$AA$4:.$AA$30];0))*[.$Z41]" office:value-type="float" office:value="0" calcext:value-type="float">
            <text:p>0.00</text:p>
          </table:table-cell>
          <table:table-cell table:style-name="ce9" table:formula="of:=INDEX([.AM$4:.AM$30];MATCH([.$A41];[.$AA$4:.$AA$30];0))*[.$AA41]" office:value-type="float" office:value="0" calcext:value-type="float">
            <text:p>0.00</text:p>
          </table:table-cell>
          <table:table-cell table:style-name="ce9" table:formula="of:=INDEX([.AN$4:.AN$30];MATCH([.$A41];[.$AA$4:.$AA$30];0))*[.$Y41]" office:value-type="float" office:value="0" calcext:value-type="float">
            <text:p>0.00</text:p>
          </table:table-cell>
          <table:table-cell table:style-name="ce9" table:formula="of:=INDEX([.AO$4:.AO$30];MATCH([.$A41];[.$AA$4:.$AA$30];0))*[.$Z41]" office:value-type="float" office:value="0" calcext:value-type="float">
            <text:p>0.00</text:p>
          </table:table-cell>
          <table:table-cell table:style-name="ce9" table:formula="of:=INDEX([.AP$4:.AP$30];MATCH([.$A41];[.$AA$4:.$AA$30];0))*[.$AA41]" office:value-type="float" office:value="0.5" calcext:value-type="float">
            <text:p>0.50</text:p>
          </table:table-cell>
          <table:table-cell table:style-name="ce9" table:formula="of:=SUM([.$AB41:.$AD41])/[.AU41]" office:value-type="float" office:value="0.375" calcext:value-type="float">
            <text:p>0.38</text:p>
          </table:table-cell>
          <table:table-cell table:style-name="ce9" table:formula="of:=SUM([.$AE41:.$AG41])/[.AV41]" office:value-type="float" office:value="0.25" calcext:value-type="float">
            <text:p>0.25</text:p>
          </table:table-cell>
          <table:table-cell table:style-name="ce9" table:formula="of:=SUM([.$AH41:.$AJ41])/[.AW41]" office:value-type="float" office:value="0.25" calcext:value-type="float">
            <text:p>0.25</text:p>
          </table:table-cell>
          <table:table-cell table:style-name="ce9" table:formula="of:=SUM([.$AK41:.$AM41])/[.AX41]" office:value-type="float" office:value="0.25" calcext:value-type="float">
            <text:p>0.25</text:p>
          </table:table-cell>
          <table:table-cell table:style-name="ce8" table:formula="of:=INDEX([.AU$4:.AU$30];MATCH([.$A41];[.$AA$4:.$AA$30];0))" office:value-type="float" office:value="4" calcext:value-type="float">
            <text:p>4</text:p>
          </table:table-cell>
          <table:table-cell table:style-name="ce8" table:formula="of:=INDEX([.AV$4:.AV$30];MATCH([.$A41];[.$AA$4:.$AA$30];0))" office:value-type="float" office:value="2" calcext:value-type="float">
            <text:p>2</text:p>
          </table:table-cell>
          <table:table-cell table:style-name="ce8" table:formula="of:=INDEX([.AW$4:.AW$30];MATCH([.$A41];[.$AA$4:.$AA$30];0))" office:value-type="float" office:value="4" calcext:value-type="float">
            <text:p>4</text:p>
          </table:table-cell>
          <table:table-cell table:style-name="ce8" table:formula="of:=INDEX([.AX$4:.AX$30];MATCH([.$A41];[.$AA$4:.$AA$30];0))" office:value-type="float" office:value="2" calcext:value-type="float">
            <text:p>2</text:p>
          </table:table-cell>
          <table:table-cell table:formula="of:=SUM([to_solve_capacity.AU41:.AX41])" office:value-type="float" office:value="12" calcext:value-type="float">
            <text:p>12</text:p>
          </table:table-cell>
          <table:table-cell/>
          <table:table-cell table:formula="of:=[.$BA$33]*[.N41]" office:value-type="float" office:value="16" calcext:value-type="float">
            <text:p>16</text:p>
          </table:table-cell>
          <table:table-cell table:style-name="ce8" table:formula="of:=INDEX([.AS$4:.AS$30];MATCH([.$A41];[.$AA$4:.$AA$30];0))" office:value-type="float" office:value="0" calcext:value-type="float">
            <text:p>0</text:p>
          </table:table-cell>
          <table:table-cell table:style-name="ce8" table:formula="of:=[.BI41]*[.$M41]" office:value-type="float" office:value="54.6666666666667" calcext:value-type="float">
            <text:p>55</text:p>
          </table:table-cell>
          <table:table-cell table:style-name="ce8" table:formula="of:=[.BJ41]*[.$M41]" office:value-type="float" office:value="36.4444444444444" calcext:value-type="float">
            <text:p>36</text:p>
          </table:table-cell>
          <table:table-cell table:style-name="ce8" table:formula="of:=[.BK41]*[.$M41]" office:value-type="float" office:value="36.4444444444444" calcext:value-type="float">
            <text:p>36</text:p>
          </table:table-cell>
          <table:table-cell table:style-name="ce8" table:formula="of:=[.BL41]*[.$M41]" office:value-type="float" office:value="36.4444444444444" calcext:value-type="float">
            <text:p>36</text:p>
          </table:table-cell>
          <table:table-cell table:style-name="ce13" table:formula="of:=[.BA41]/[.$M41]" office:value-type="float" office:value="0.0888888888888889" calcext:value-type="float">
            <text:p>0.09</text:p>
          </table:table-cell>
          <table:table-cell table:style-name="ce13" table:formula="of:=[.BB41]/[.$M41]" office:value-type="float" office:value="0" calcext:value-type="float">
            <text:p>0.00</text:p>
          </table:table-cell>
          <table:table-cell table:style-name="ce13" table:formula="of:=(1-[.$BG41]-[.$BH41])*[.AQ41]/SUM([.$AQ41:.$AT41])" office:value-type="float" office:value="0.303703703703704" calcext:value-type="float">
            <text:p>0.30</text:p>
          </table:table-cell>
          <table:table-cell table:style-name="ce13" table:formula="of:=(1-[.$BG41]-[.$BH41])*[.AR41]/SUM([.$AQ41:.$AT41])" office:value-type="float" office:value="0.202469135802469" calcext:value-type="float">
            <text:p>0.20</text:p>
          </table:table-cell>
          <table:table-cell table:style-name="ce13" table:formula="of:=(1-[.$BG41]-[.$BH41])*[.AS41]/SUM([.$AQ41:.$AT41])" office:value-type="float" office:value="0.202469135802469" calcext:value-type="float">
            <text:p>0.20</text:p>
          </table:table-cell>
          <table:table-cell table:style-name="ce13" table:formula="of:=(1-[.$BG41]-[.$BH41])*[.AT41]/SUM([.$AQ41:.$AT41])" office:value-type="float" office:value="0.202469135802469" calcext:value-type="float">
            <text:p>0.20</text:p>
          </table:table-cell>
          <table:table-cell table:style-name="ce8" table:formula="of:=3600 *(1-SUM([.BI41:.BL41]))" office:value-type="float" office:value="320" calcext:value-type="float">
            <text:p>320</text:p>
          </table:table-cell>
          <table:table-cell table:formula="of:=[.BM41]/([.BA41]+[.BB41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SK12</text:p>
          </table:table-cell>
          <table:table-cell table:style-name="ce15" table:formula="of:=[.M42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2]" office:value-type="float" office:value="37.5" calcext:value-type="float">
            <text:p>37.5</text:p>
          </table:table-cell>
          <table:table-cell table:style-name="ce19" table:formula="of:=[.O42]" office:value-type="float" office:value="375" calcext:value-type="float">
            <text:p>375</text:p>
          </table:table-cell>
          <table:table-cell table:style-name="ce19" table:formula="of:=[.J42]*[.Q42]" office:value-type="float" office:value="375" calcext:value-type="float">
            <text:p>375</text:p>
          </table:table-cell>
          <table:table-cell table:style-name="ce19" table:formula="of:=[.K42]*[.T42]" office:value-type="float" office:value="500" calcext:value-type="float">
            <text:p>500</text:p>
          </table:table-cell>
          <table:table-cell table:style-name="ce4" table:formula="of:=[.M41]" office:value-type="float" office:value="180" calcext:value-type="float">
            <text:p>180</text:p>
          </table:table-cell>
          <table:table-cell table:formula="of:=INDEX([.N$4:.N$30];MATCH([.$A42];[.$AA$4:.$AA$30];0))" office:value-type="float" office:value="4" calcext:value-type="float">
            <text:p>4</text:p>
          </table:table-cell>
          <table:table-cell table:style-name="ce16" table:formula="of:=SUMPRODUCT([.AU42:.AX42];[.BI42:.BL42])*[.$AV$33]/[.AY42]" office:value-type="float" office:value="375" calcext:value-type="float">
            <text:p>375</text:p>
          </table:table-cell>
          <table:table-cell table:style-name="ce16" table:formula="of:=SUMPRODUCT([.AU42:.AX42];[.BI42:.BL42])*[.$AV$33]" office:value-type="float" office:value="4500" calcext:value-type="float">
            <text:p>4500</text:p>
          </table:table-cell>
          <table:table-cell table:style-name="ce6" table:formula="of:=[.S42]/[.R42]" office:value-type="float" office:value="1" calcext:value-type="float">
            <text:p>1.00</text:p>
          </table:table-cell>
          <table:table-cell table:style-name="ce6" table:formula="of:=SUM([.AB42:.AM42])/4" office:value-type="float" office:value="0.75" calcext:value-type="float">
            <text:p>0.75</text:p>
          </table:table-cell>
          <table:table-cell table:style-name="ce6" table:formula="of:=(4-[.V42])/4" office:value-type="float" office:value="0.75" calcext:value-type="float">
            <text:p>0.75</text:p>
          </table:table-cell>
          <table:table-cell table:style-name="ce6" table:formula="of:=1+[.U42]" office:value-type="float" office:value="1.33333333333333" calcext:value-type="float">
            <text:p>1.33</text:p>
          </table:table-cell>
          <table:table-cell table:style-name="ce6" table:formula="of:=[.V42]/(4-[.V42])" office:value-type="float" office:value="0.333333333333333" calcext:value-type="float">
            <text:p>0.33</text:p>
          </table:table-cell>
          <table:table-cell table:style-name="ce6" table:formula="of:=SUM([.AN42:.AP42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2];[.$AA$4:.$AA$30];0))*[.$Y42]" office:value-type="float" office:value="0.25" calcext:value-type="float">
            <text:p>0.25</text:p>
          </table:table-cell>
          <table:table-cell table:formula="of:=INDEX([.AC$4:.AC$30];MATCH([.$A42];[.$AA$4:.$AA$30];0))*[.$Z42]" office:value-type="float" office:value="0.5" calcext:value-type="float">
            <text:p>0.50</text:p>
          </table:table-cell>
          <table:table-cell table:formula="of:=INDEX([.AD$4:.AD$30];MATCH([.$A42];[.$AA$4:.$AA$30];0))*[.$AA42]" office:value-type="float" office:value="0" calcext:value-type="float">
            <text:p>0.00</text:p>
          </table:table-cell>
          <table:table-cell table:formula="of:=INDEX([.AE$4:.AE$30];MATCH([.$A42];[.$AA$4:.$AA$30];0))*[.$Y42]" office:value-type="float" office:value="0.25" calcext:value-type="float">
            <text:p>0.25</text:p>
          </table:table-cell>
          <table:table-cell table:formula="of:=INDEX([.AF$4:.AF$30];MATCH([.$A42];[.$AA$4:.$AA$30];0))*[.$Z42]" office:value-type="float" office:value="0.5" calcext:value-type="float">
            <text:p>0.50</text:p>
          </table:table-cell>
          <table:table-cell table:formula="of:=INDEX([.AG$4:.AG$30];MATCH([.$A42];[.$AA$4:.$AA$30];0))*[.$AA42]" office:value-type="float" office:value="0" calcext:value-type="float">
            <text:p>0.00</text:p>
          </table:table-cell>
          <table:table-cell table:formula="of:=INDEX([.AH$4:.AH$30];MATCH([.$A42];[.$AA$4:.$AA$30];0))*[.$Y42]" office:value-type="float" office:value="0.25" calcext:value-type="float">
            <text:p>0.25</text:p>
          </table:table-cell>
          <table:table-cell table:formula="of:=INDEX([.AI$4:.AI$30];MATCH([.$A42];[.$AA$4:.$AA$30];0))*[.$Z42]" office:value-type="float" office:value="0.5" calcext:value-type="float">
            <text:p>0.50</text:p>
          </table:table-cell>
          <table:table-cell table:formula="of:=INDEX([.AJ$4:.AJ$30];MATCH([.$A42];[.$AA$4:.$AA$30];0))*[.$AA42]" office:value-type="float" office:value="0" calcext:value-type="float">
            <text:p>0.00</text:p>
          </table:table-cell>
          <table:table-cell table:formula="of:=INDEX([.AK$4:.AK$30];MATCH([.$A42];[.$AA$4:.$AA$30];0))*[.$Y42]" office:value-type="float" office:value="0.25" calcext:value-type="float">
            <text:p>0.25</text:p>
          </table:table-cell>
          <table:table-cell table:formula="of:=INDEX([.AL$4:.AL$30];MATCH([.$A42];[.$AA$4:.$AA$30];0))*[.$Z42]" office:value-type="float" office:value="0.5" calcext:value-type="float">
            <text:p>0.50</text:p>
          </table:table-cell>
          <table:table-cell table:style-name="ce9" table:formula="of:=INDEX([.AM$4:.AM$30];MATCH([.$A42];[.$AA$4:.$AA$30];0))*[.$AA42]" office:value-type="float" office:value="0" calcext:value-type="float">
            <text:p>0.00</text:p>
          </table:table-cell>
          <table:table-cell table:style-name="ce9" table:formula="of:=INDEX([.AN$4:.AN$30];MATCH([.$A42];[.$AA$4:.$AA$30];0))*[.$Y42]" office:value-type="float" office:value="0" calcext:value-type="float">
            <text:p>0.00</text:p>
          </table:table-cell>
          <table:table-cell table:style-name="ce9" table:formula="of:=INDEX([.AO$4:.AO$30];MATCH([.$A42];[.$AA$4:.$AA$30];0))*[.$Z42]" office:value-type="float" office:value="0" calcext:value-type="float">
            <text:p>0.00</text:p>
          </table:table-cell>
          <table:table-cell table:style-name="ce9" table:formula="of:=INDEX([.AP$4:.AP$30];MATCH([.$A42];[.$AA$4:.$AA$30];0))*[.$AA42]" office:value-type="float" office:value="1" calcext:value-type="float">
            <text:p>1.00</text:p>
          </table:table-cell>
          <table:table-cell table:style-name="ce9" table:formula="of:=SUM([.$AB42:.$AD42])/[.AU42]" office:value-type="float" office:value="0.25" calcext:value-type="float">
            <text:p>0.25</text:p>
          </table:table-cell>
          <table:table-cell table:style-name="ce9" table:formula="of:=SUM([.$AE42:.$AG42])/[.AV42]" office:value-type="float" office:value="0.25" calcext:value-type="float">
            <text:p>0.25</text:p>
          </table:table-cell>
          <table:table-cell table:style-name="ce9" table:formula="of:=SUM([.$AH42:.$AJ42])/[.AW42]" office:value-type="float" office:value="0.25" calcext:value-type="float">
            <text:p>0.25</text:p>
          </table:table-cell>
          <table:table-cell table:style-name="ce9" table:formula="of:=SUM([.$AK42:.$AM42])/[.AX42]" office:value-type="float" office:value="0.25" calcext:value-type="float">
            <text:p>0.25</text:p>
          </table:table-cell>
          <table:table-cell table:style-name="ce8" table:formula="of:=INDEX([.AU$4:.AU$30];MATCH([.$A42];[.$AA$4:.$AA$30];0))" office:value-type="float" office:value="3" calcext:value-type="float">
            <text:p>3</text:p>
          </table:table-cell>
          <table:table-cell table:style-name="ce8" table:formula="of:=INDEX([.AV$4:.AV$30];MATCH([.$A42];[.$AA$4:.$AA$30];0))" office:value-type="float" office:value="3" calcext:value-type="float">
            <text:p>3</text:p>
          </table:table-cell>
          <table:table-cell table:style-name="ce8" table:formula="of:=INDEX([.AW$4:.AW$30];MATCH([.$A42];[.$AA$4:.$AA$30];0))" office:value-type="float" office:value="3" calcext:value-type="float">
            <text:p>3</text:p>
          </table:table-cell>
          <table:table-cell table:style-name="ce8" table:formula="of:=INDEX([.AX$4:.AX$30];MATCH([.$A42];[.$AA$4:.$AA$30];0))" office:value-type="float" office:value="3" calcext:value-type="float">
            <text:p>3</text:p>
          </table:table-cell>
          <table:table-cell table:formula="of:=SUM([to_solve_capacity.AU42:.AX42])" office:value-type="float" office:value="12" calcext:value-type="float">
            <text:p>12</text:p>
          </table:table-cell>
          <table:table-cell/>
          <table:table-cell table:formula="of:=[.$BA$33]*[.N42]" office:value-type="float" office:value="16" calcext:value-type="float">
            <text:p>16</text:p>
          </table:table-cell>
          <table:table-cell table:style-name="ce8" table:formula="of:=INDEX([.AS$4:.AS$30];MATCH([.$A42];[.$AA$4:.$AA$30];0))" office:value-type="float" office:value="14" calcext:value-type="float">
            <text:p>14</text:p>
          </table:table-cell>
          <table:table-cell table:style-name="ce8" table:formula="of:=[.BI42]*[.$M42]" office:value-type="float" office:value="37.5" calcext:value-type="float">
            <text:p>38</text:p>
          </table:table-cell>
          <table:table-cell table:style-name="ce8" table:formula="of:=[.BJ42]*[.$M42]" office:value-type="float" office:value="37.5" calcext:value-type="float">
            <text:p>38</text:p>
          </table:table-cell>
          <table:table-cell table:style-name="ce8" table:formula="of:=[.BK42]*[.$M42]" office:value-type="float" office:value="37.5" calcext:value-type="float">
            <text:p>38</text:p>
          </table:table-cell>
          <table:table-cell table:style-name="ce8" table:formula="of:=[.BL42]*[.$M42]" office:value-type="float" office:value="37.5" calcext:value-type="float">
            <text:p>38</text:p>
          </table:table-cell>
          <table:table-cell table:style-name="ce13" table:formula="of:=[.BA42]/[.$M42]" office:value-type="float" office:value="0.0888888888888889" calcext:value-type="float">
            <text:p>0.09</text:p>
          </table:table-cell>
          <table:table-cell table:style-name="ce13" table:formula="of:=[.BB42]/[.$M42]" office:value-type="float" office:value="0.0777777777777778" calcext:value-type="float">
            <text:p>0.08</text:p>
          </table:table-cell>
          <table:table-cell table:style-name="ce13" table:formula="of:=(1-[.$BG42]-[.$BH42])*[.AQ42]/SUM([.$AQ42:.$AT42])" office:value-type="float" office:value="0.208333333333333" calcext:value-type="float">
            <text:p>0.21</text:p>
          </table:table-cell>
          <table:table-cell table:style-name="ce13" table:formula="of:=(1-[.$BG42]-[.$BH42])*[.AR42]/SUM([.$AQ42:.$AT42])" office:value-type="float" office:value="0.208333333333333" calcext:value-type="float">
            <text:p>0.21</text:p>
          </table:table-cell>
          <table:table-cell table:style-name="ce13" table:formula="of:=(1-[.$BG42]-[.$BH42])*[.AS42]/SUM([.$AQ42:.$AT42])" office:value-type="float" office:value="0.208333333333333" calcext:value-type="float">
            <text:p>0.21</text:p>
          </table:table-cell>
          <table:table-cell table:style-name="ce13" table:formula="of:=(1-[.$BG42]-[.$BH42])*[.AT42]/SUM([.$AQ42:.$AT42])" office:value-type="float" office:value="0.208333333333333" calcext:value-type="float">
            <text:p>0.21</text:p>
          </table:table-cell>
          <table:table-cell table:style-name="ce8" table:formula="of:=3600 *(1-SUM([.BI42:.BL42]))" office:value-type="float" office:value="600" calcext:value-type="float">
            <text:p>600</text:p>
          </table:table-cell>
          <table:table-cell table:formula="of:=[.BM42]/([.BA42]+[.BB42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JK12</text:p>
          </table:table-cell>
          <table:table-cell table:style-name="ce15" table:formula="of:=[.M43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3]" office:value-type="float" office:value="41" calcext:value-type="float">
            <text:p>41.0</text:p>
          </table:table-cell>
          <table:table-cell table:style-name="ce19" table:formula="of:=[.O43]" office:value-type="float" office:value="410" calcext:value-type="float">
            <text:p>410</text:p>
          </table:table-cell>
          <table:table-cell table:style-name="ce19" table:formula="of:=[.J43]*[.Q43]" office:value-type="float" office:value="410" calcext:value-type="float">
            <text:p>410</text:p>
          </table:table-cell>
          <table:table-cell table:style-name="ce19" table:formula="of:=[.K43]*[.T43]" office:value-type="float" office:value="546.666666666667" calcext:value-type="float">
            <text:p>547</text:p>
          </table:table-cell>
          <table:table-cell table:style-name="ce4" table:formula="of:=[.M42]" office:value-type="float" office:value="180" calcext:value-type="float">
            <text:p>180</text:p>
          </table:table-cell>
          <table:table-cell table:formula="of:=INDEX([.N$4:.N$30];MATCH([.$A43];[.$AA$4:.$AA$30];0))" office:value-type="float" office:value="4" calcext:value-type="float">
            <text:p>4</text:p>
          </table:table-cell>
          <table:table-cell table:style-name="ce16" table:formula="of:=SUMPRODUCT([.AU43:.AX43];[.BI43:.BL43])*[.$AV$33]/[.AY43]" office:value-type="float" office:value="410" calcext:value-type="float">
            <text:p>410</text:p>
          </table:table-cell>
          <table:table-cell table:style-name="ce16" table:formula="of:=SUMPRODUCT([.AU43:.AX43];[.BI43:.BL43])*[.$AV$33]" office:value-type="float" office:value="4920" calcext:value-type="float">
            <text:p>4920</text:p>
          </table:table-cell>
          <table:table-cell table:style-name="ce6" table:formula="of:=[.S43]/[.R43]" office:value-type="float" office:value="1" calcext:value-type="float">
            <text:p>1.00</text:p>
          </table:table-cell>
          <table:table-cell table:style-name="ce6" table:formula="of:=SUM([.AB43:.AM43])/4" office:value-type="float" office:value="0.75" calcext:value-type="float">
            <text:p>0.75</text:p>
          </table:table-cell>
          <table:table-cell table:style-name="ce6" table:formula="of:=(4-[.V43])/4" office:value-type="float" office:value="0.75" calcext:value-type="float">
            <text:p>0.75</text:p>
          </table:table-cell>
          <table:table-cell table:style-name="ce6" table:formula="of:=1+[.U43]" office:value-type="float" office:value="1.33333333333333" calcext:value-type="float">
            <text:p>1.33</text:p>
          </table:table-cell>
          <table:table-cell table:style-name="ce6" table:formula="of:=[.V43]/(4-[.V43])" office:value-type="float" office:value="0.333333333333333" calcext:value-type="float">
            <text:p>0.33</text:p>
          </table:table-cell>
          <table:table-cell table:style-name="ce6" table:formula="of:=SUM([.AN43:.AP43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3];[.$AA$4:.$AA$30];0))*[.$Y43]" office:value-type="float" office:value="0" calcext:value-type="float">
            <text:p>0.00</text:p>
          </table:table-cell>
          <table:table-cell table:formula="of:=INDEX([.AC$4:.AC$30];MATCH([.$A43];[.$AA$4:.$AA$30];0))*[.$Z43]" office:value-type="float" office:value="1" calcext:value-type="float">
            <text:p>1.00</text:p>
          </table:table-cell>
          <table:table-cell table:formula="of:=INDEX([.AD$4:.AD$30];MATCH([.$A43];[.$AA$4:.$AA$30];0))*[.$AA43]" office:value-type="float" office:value="0" calcext:value-type="float">
            <text:p>0.00</text:p>
          </table:table-cell>
          <table:table-cell table:formula="of:=INDEX([.AE$4:.AE$30];MATCH([.$A43];[.$AA$4:.$AA$30];0))*[.$Y43]" office:value-type="float" office:value="0.5" calcext:value-type="float">
            <text:p>0.50</text:p>
          </table:table-cell>
          <table:table-cell table:formula="of:=INDEX([.AF$4:.AF$30];MATCH([.$A43];[.$AA$4:.$AA$30];0))*[.$Z43]" office:value-type="float" office:value="0" calcext:value-type="float">
            <text:p>0.00</text:p>
          </table:table-cell>
          <table:table-cell table:formula="of:=INDEX([.AG$4:.AG$30];MATCH([.$A43];[.$AA$4:.$AA$30];0))*[.$AA43]" office:value-type="float" office:value="0" calcext:value-type="float">
            <text:p>0.00</text:p>
          </table:table-cell>
          <table:table-cell table:formula="of:=INDEX([.AH$4:.AH$30];MATCH([.$A43];[.$AA$4:.$AA$30];0))*[.$Y43]" office:value-type="float" office:value="0" calcext:value-type="float">
            <text:p>0.00</text:p>
          </table:table-cell>
          <table:table-cell table:formula="of:=INDEX([.AI$4:.AI$30];MATCH([.$A43];[.$AA$4:.$AA$30];0))*[.$Z43]" office:value-type="float" office:value="1" calcext:value-type="float">
            <text:p>1.00</text:p>
          </table:table-cell>
          <table:table-cell table:formula="of:=INDEX([.AJ$4:.AJ$30];MATCH([.$A43];[.$AA$4:.$AA$30];0))*[.$AA43]" office:value-type="float" office:value="0" calcext:value-type="float">
            <text:p>0.00</text:p>
          </table:table-cell>
          <table:table-cell table:formula="of:=INDEX([.AK$4:.AK$30];MATCH([.$A43];[.$AA$4:.$AA$30];0))*[.$Y43]" office:value-type="float" office:value="0.5" calcext:value-type="float">
            <text:p>0.50</text:p>
          </table:table-cell>
          <table:table-cell table:formula="of:=INDEX([.AL$4:.AL$30];MATCH([.$A43];[.$AA$4:.$AA$30];0))*[.$Z43]" office:value-type="float" office:value="0" calcext:value-type="float">
            <text:p>0.00</text:p>
          </table:table-cell>
          <table:table-cell table:style-name="ce9" table:formula="of:=INDEX([.AM$4:.AM$30];MATCH([.$A43];[.$AA$4:.$AA$30];0))*[.$AA43]" office:value-type="float" office:value="0" calcext:value-type="float">
            <text:p>0.00</text:p>
          </table:table-cell>
          <table:table-cell table:style-name="ce9" table:formula="of:=INDEX([.AN$4:.AN$30];MATCH([.$A43];[.$AA$4:.$AA$30];0))*[.$Y43]" office:value-type="float" office:value="0" calcext:value-type="float">
            <text:p>0.00</text:p>
          </table:table-cell>
          <table:table-cell table:style-name="ce9" table:formula="of:=INDEX([.AO$4:.AO$30];MATCH([.$A43];[.$AA$4:.$AA$30];0))*[.$Z43]" office:value-type="float" office:value="0" calcext:value-type="float">
            <text:p>0.00</text:p>
          </table:table-cell>
          <table:table-cell table:style-name="ce9" table:formula="of:=INDEX([.AP$4:.AP$30];MATCH([.$A43];[.$AA$4:.$AA$30];0))*[.$AA43]" office:value-type="float" office:value="1" calcext:value-type="float">
            <text:p>1.00</text:p>
          </table:table-cell>
          <table:table-cell table:style-name="ce9" table:formula="of:=SUM([.$AB43:.$AD43])/[.AU43]" office:value-type="float" office:value="0.25" calcext:value-type="float">
            <text:p>0.25</text:p>
          </table:table-cell>
          <table:table-cell table:style-name="ce9" table:formula="of:=SUM([.$AE43:.$AG43])/[.AV43]" office:value-type="float" office:value="0.25" calcext:value-type="float">
            <text:p>0.25</text:p>
          </table:table-cell>
          <table:table-cell table:style-name="ce9" table:formula="of:=SUM([.$AH43:.$AJ43])/[.AW43]" office:value-type="float" office:value="0.25" calcext:value-type="float">
            <text:p>0.25</text:p>
          </table:table-cell>
          <table:table-cell table:style-name="ce9" table:formula="of:=SUM([.$AK43:.$AM43])/[.AX43]" office:value-type="float" office:value="0.25" calcext:value-type="float">
            <text:p>0.25</text:p>
          </table:table-cell>
          <table:table-cell table:style-name="ce8" table:formula="of:=INDEX([.AU$4:.AU$30];MATCH([.$A43];[.$AA$4:.$AA$30];0))" office:value-type="float" office:value="4" calcext:value-type="float">
            <text:p>4</text:p>
          </table:table-cell>
          <table:table-cell table:style-name="ce8" table:formula="of:=INDEX([.AV$4:.AV$30];MATCH([.$A43];[.$AA$4:.$AA$30];0))" office:value-type="float" office:value="2" calcext:value-type="float">
            <text:p>2</text:p>
          </table:table-cell>
          <table:table-cell table:style-name="ce8" table:formula="of:=INDEX([.AW$4:.AW$30];MATCH([.$A43];[.$AA$4:.$AA$30];0))" office:value-type="float" office:value="4" calcext:value-type="float">
            <text:p>4</text:p>
          </table:table-cell>
          <table:table-cell table:style-name="ce8" table:formula="of:=INDEX([.AX$4:.AX$30];MATCH([.$A43];[.$AA$4:.$AA$30];0))" office:value-type="float" office:value="2" calcext:value-type="float">
            <text:p>2</text:p>
          </table:table-cell>
          <table:table-cell table:formula="of:=SUM([to_solve_capacity.AU43:.AX43])" office:value-type="float" office:value="12" calcext:value-type="float">
            <text:p>12</text:p>
          </table:table-cell>
          <table:table-cell/>
          <table:table-cell table:formula="of:=[.$BA$33]*[.N43]" office:value-type="float" office:value="16" calcext:value-type="float">
            <text:p>16</text:p>
          </table:table-cell>
          <table:table-cell table:style-name="ce8" table:formula="of:=INDEX([.AS$4:.AS$30];MATCH([.$A43];[.$AA$4:.$AA$30];0))" office:value-type="float" office:value="0" calcext:value-type="float">
            <text:p>0</text:p>
          </table:table-cell>
          <table:table-cell table:style-name="ce8" table:formula="of:=[.BI43]*[.$M43]" office:value-type="float" office:value="41" calcext:value-type="float">
            <text:p>41</text:p>
          </table:table-cell>
          <table:table-cell table:style-name="ce8" table:formula="of:=[.BJ43]*[.$M43]" office:value-type="float" office:value="41" calcext:value-type="float">
            <text:p>41</text:p>
          </table:table-cell>
          <table:table-cell table:style-name="ce8" table:formula="of:=[.BK43]*[.$M43]" office:value-type="float" office:value="41" calcext:value-type="float">
            <text:p>41</text:p>
          </table:table-cell>
          <table:table-cell table:style-name="ce8" table:formula="of:=[.BL43]*[.$M43]" office:value-type="float" office:value="41" calcext:value-type="float">
            <text:p>41</text:p>
          </table:table-cell>
          <table:table-cell table:style-name="ce13" table:formula="of:=[.BA43]/[.$M43]" office:value-type="float" office:value="0.0888888888888889" calcext:value-type="float">
            <text:p>0.09</text:p>
          </table:table-cell>
          <table:table-cell table:style-name="ce13" table:formula="of:=[.BB43]/[.$M43]" office:value-type="float" office:value="0" calcext:value-type="float">
            <text:p>0.00</text:p>
          </table:table-cell>
          <table:table-cell table:style-name="ce13" table:formula="of:=(1-[.$BG43]-[.$BH43])*[.AQ43]/SUM([.$AQ43:.$AT43])" office:value-type="float" office:value="0.227777777777778" calcext:value-type="float">
            <text:p>0.23</text:p>
          </table:table-cell>
          <table:table-cell table:style-name="ce13" table:formula="of:=(1-[.$BG43]-[.$BH43])*[.AR43]/SUM([.$AQ43:.$AT43])" office:value-type="float" office:value="0.227777777777778" calcext:value-type="float">
            <text:p>0.23</text:p>
          </table:table-cell>
          <table:table-cell table:style-name="ce13" table:formula="of:=(1-[.$BG43]-[.$BH43])*[.AS43]/SUM([.$AQ43:.$AT43])" office:value-type="float" office:value="0.227777777777778" calcext:value-type="float">
            <text:p>0.23</text:p>
          </table:table-cell>
          <table:table-cell table:style-name="ce13" table:formula="of:=(1-[.$BG43]-[.$BH43])*[.AT43]/SUM([.$AQ43:.$AT43])" office:value-type="float" office:value="0.227777777777778" calcext:value-type="float">
            <text:p>0.23</text:p>
          </table:table-cell>
          <table:table-cell table:style-name="ce8" table:formula="of:=3600 *(1-SUM([.BI43:.BL43]))" office:value-type="float" office:value="320" calcext:value-type="float">
            <text:p>320</text:p>
          </table:table-cell>
          <table:table-cell table:formula="of:=[.BM43]/([.BA43]+[.BB43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M</text:p>
          </table:table-cell>
          <table:table-cell table:style-name="ce15" table:formula="of:=[.M44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4]" office:value-type="float" office:value="43.5483870967742" calcext:value-type="float">
            <text:p>43.5</text:p>
          </table:table-cell>
          <table:table-cell table:style-name="ce19" table:formula="of:=[.O44]" office:value-type="float" office:value="387.096774193548" calcext:value-type="float">
            <text:p>387</text:p>
          </table:table-cell>
          <table:table-cell table:style-name="ce19" table:formula="of:=[.J44]*[.Q44]" office:value-type="float" office:value="387.096774193548" calcext:value-type="float">
            <text:p>387</text:p>
          </table:table-cell>
          <table:table-cell table:style-name="ce19" table:formula="of:=[.K44]*[.T44]" office:value-type="float" office:value="387.096774193548" calcext:value-type="float">
            <text:p>387</text:p>
          </table:table-cell>
          <table:table-cell table:style-name="ce4" table:formula="of:=[.M43]" office:value-type="float" office:value="180" calcext:value-type="float">
            <text:p>180</text:p>
          </table:table-cell>
          <table:table-cell table:formula="of:=INDEX([.N$4:.N$30];MATCH([.$A44];[.$AA$4:.$AA$30];0))" office:value-type="float" office:value="4" calcext:value-type="float">
            <text:p>4</text:p>
          </table:table-cell>
          <table:table-cell table:style-name="ce16" table:formula="of:=SUMPRODUCT([.AU44:.AX44];[.BI44:.BL44])*[.$AV$33]/[.AY44]" office:value-type="float" office:value="387.096774193548" calcext:value-type="float">
            <text:p>387</text:p>
          </table:table-cell>
          <table:table-cell table:style-name="ce16" table:formula="of:=SUMPRODUCT([.AU44:.AX44];[.BI44:.BL44])*[.$AV$33]" office:value-type="float" office:value="4645.16129032258" calcext:value-type="float">
            <text:p>4645</text:p>
          </table:table-cell>
          <table:table-cell table:style-name="ce6" table:formula="of:=[.S44]/[.R44]" office:value-type="float" office:value="1" calcext:value-type="float">
            <text:p>1.00</text:p>
          </table:table-cell>
          <table:table-cell table:style-name="ce6" table:formula="of:=SUM([.AB44:.AM44])/4" office:value-type="float" office:value="1" calcext:value-type="float">
            <text:p>1.00</text:p>
          </table:table-cell>
          <table:table-cell table:style-name="ce6" table:formula="of:=(4-[.V44])/4" office:value-type="float" office:value="1" calcext:value-type="float">
            <text:p>1.00</text:p>
          </table:table-cell>
          <table:table-cell table:style-name="ce6" table:formula="of:=1+[.U44]" office:value-type="float" office:value="1" calcext:value-type="float">
            <text:p>1.00</text:p>
          </table:table-cell>
          <table:table-cell table:style-name="ce6" table:formula="of:=[.V44]/(4-[.V44])" office:value-type="float" office:value="0" calcext:value-type="float">
            <text:p>0.00</text:p>
          </table:table-cell>
          <table:table-cell table:style-name="ce6" table:formula="of:=SUM([.AN44:.AP44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4];[.$AA$4:.$AA$30];0))*[.$Y44]" office:value-type="float" office:value="0" calcext:value-type="float">
            <text:p>0.00</text:p>
          </table:table-cell>
          <table:table-cell table:formula="of:=INDEX([.AC$4:.AC$30];MATCH([.$A44];[.$AA$4:.$AA$30];0))*[.$Z44]" office:value-type="float" office:value="1" calcext:value-type="float">
            <text:p>1.00</text:p>
          </table:table-cell>
          <table:table-cell table:formula="of:=INDEX([.AD$4:.AD$30];MATCH([.$A44];[.$AA$4:.$AA$30];0))*[.$AA44]" office:value-type="float" office:value="0.5" calcext:value-type="float">
            <text:p>0.50</text:p>
          </table:table-cell>
          <table:table-cell table:formula="of:=INDEX([.AE$4:.AE$30];MATCH([.$A44];[.$AA$4:.$AA$30];0))*[.$Y44]" office:value-type="float" office:value="0.5" calcext:value-type="float">
            <text:p>0.50</text:p>
          </table:table-cell>
          <table:table-cell table:formula="of:=INDEX([.AF$4:.AF$30];MATCH([.$A44];[.$AA$4:.$AA$30];0))*[.$Z44]" office:value-type="float" office:value="0" calcext:value-type="float">
            <text:p>0.00</text:p>
          </table:table-cell>
          <table:table-cell table:formula="of:=INDEX([.AG$4:.AG$30];MATCH([.$A44];[.$AA$4:.$AA$30];0))*[.$AA44]" office:value-type="float" office:value="0" calcext:value-type="float">
            <text:p>0.00</text:p>
          </table:table-cell>
          <table:table-cell table:formula="of:=INDEX([.AH$4:.AH$30];MATCH([.$A44];[.$AA$4:.$AA$30];0))*[.$Y44]" office:value-type="float" office:value="0.25" calcext:value-type="float">
            <text:p>0.25</text:p>
          </table:table-cell>
          <table:table-cell table:formula="of:=INDEX([.AI$4:.AI$30];MATCH([.$A44];[.$AA$4:.$AA$30];0))*[.$Z44]" office:value-type="float" office:value="0.5" calcext:value-type="float">
            <text:p>0.50</text:p>
          </table:table-cell>
          <table:table-cell table:formula="of:=INDEX([.AJ$4:.AJ$30];MATCH([.$A44];[.$AA$4:.$AA$30];0))*[.$AA44]" office:value-type="float" office:value="0.25" calcext:value-type="float">
            <text:p>0.25</text:p>
          </table:table-cell>
          <table:table-cell table:formula="of:=INDEX([.AK$4:.AK$30];MATCH([.$A44];[.$AA$4:.$AA$30];0))*[.$Y44]" office:value-type="float" office:value="0.25" calcext:value-type="float">
            <text:p>0.25</text:p>
          </table:table-cell>
          <table:table-cell table:formula="of:=INDEX([.AL$4:.AL$30];MATCH([.$A44];[.$AA$4:.$AA$30];0))*[.$Z44]" office:value-type="float" office:value="0.5" calcext:value-type="float">
            <text:p>0.50</text:p>
          </table:table-cell>
          <table:table-cell table:style-name="ce9" table:formula="of:=INDEX([.AM$4:.AM$30];MATCH([.$A44];[.$AA$4:.$AA$30];0))*[.$AA44]" office:value-type="float" office:value="0.25" calcext:value-type="float">
            <text:p>0.25</text:p>
          </table:table-cell>
          <table:table-cell table:style-name="ce9" table:formula="of:=INDEX([.AN$4:.AN$30];MATCH([.$A44];[.$AA$4:.$AA$30];0))*[.$Y44]" office:value-type="float" office:value="0" calcext:value-type="float">
            <text:p>0.00</text:p>
          </table:table-cell>
          <table:table-cell table:style-name="ce9" table:formula="of:=INDEX([.AO$4:.AO$30];MATCH([.$A44];[.$AA$4:.$AA$30];0))*[.$Z44]" office:value-type="float" office:value="0" calcext:value-type="float">
            <text:p>0.00</text:p>
          </table:table-cell>
          <table:table-cell table:style-name="ce9" table:formula="of:=INDEX([.AP$4:.AP$30];MATCH([.$A44];[.$AA$4:.$AA$30];0))*[.$AA44]" office:value-type="float" office:value="0" calcext:value-type="float">
            <text:p>0.00</text:p>
          </table:table-cell>
          <table:table-cell table:style-name="ce9" table:formula="of:=SUM([.$AB44:.$AD44])/[.AU44]" office:value-type="float" office:value="0.375" calcext:value-type="float">
            <text:p>0.38</text:p>
          </table:table-cell>
          <table:table-cell table:style-name="ce9" table:formula="of:=SUM([.$AE44:.$AG44])/[.AV44]" office:value-type="float" office:value="0.25" calcext:value-type="float">
            <text:p>0.25</text:p>
          </table:table-cell>
          <table:table-cell table:style-name="ce9" table:formula="of:=SUM([.$AH44:.$AJ44])/[.AW44]" office:value-type="float" office:value="0.333333333333333" calcext:value-type="float">
            <text:p>0.33</text:p>
          </table:table-cell>
          <table:table-cell table:style-name="ce9" table:formula="of:=SUM([.$AK44:.$AM44])/[.AX44]" office:value-type="float" office:value="0.333333333333333" calcext:value-type="float">
            <text:p>0.33</text:p>
          </table:table-cell>
          <table:table-cell table:style-name="ce8" table:formula="of:=INDEX([.AU$4:.AU$30];MATCH([.$A44];[.$AA$4:.$AA$30];0))" office:value-type="float" office:value="4" calcext:value-type="float">
            <text:p>4</text:p>
          </table:table-cell>
          <table:table-cell table:style-name="ce8" table:formula="of:=INDEX([.AV$4:.AV$30];MATCH([.$A44];[.$AA$4:.$AA$30];0))" office:value-type="float" office:value="2" calcext:value-type="float">
            <text:p>2</text:p>
          </table:table-cell>
          <table:table-cell table:style-name="ce8" table:formula="of:=INDEX([.AW$4:.AW$30];MATCH([.$A44];[.$AA$4:.$AA$30];0))" office:value-type="float" office:value="3" calcext:value-type="float">
            <text:p>3</text:p>
          </table:table-cell>
          <table:table-cell table:style-name="ce8" table:formula="of:=INDEX([.AX$4:.AX$30];MATCH([.$A44];[.$AA$4:.$AA$30];0))" office:value-type="float" office:value="3" calcext:value-type="float">
            <text:p>3</text:p>
          </table:table-cell>
          <table:table-cell table:formula="of:=SUM([to_solve_capacity.AU44:.AX44])" office:value-type="float" office:value="12" calcext:value-type="float">
            <text:p>12</text:p>
          </table:table-cell>
          <table:table-cell/>
          <table:table-cell table:formula="of:=[.$BA$33]*[.N44]" office:value-type="float" office:value="16" calcext:value-type="float">
            <text:p>16</text:p>
          </table:table-cell>
          <table:table-cell table:style-name="ce8" table:formula="of:=INDEX([.AS$4:.AS$30];MATCH([.$A44];[.$AA$4:.$AA$30];0))" office:value-type="float" office:value="14" calcext:value-type="float">
            <text:p>14</text:p>
          </table:table-cell>
          <table:table-cell table:style-name="ce8" table:formula="of:=[.BI44]*[.$M44]" office:value-type="float" office:value="43.5483870967742" calcext:value-type="float">
            <text:p>44</text:p>
          </table:table-cell>
          <table:table-cell table:style-name="ce8" table:formula="of:=[.BJ44]*[.$M44]" office:value-type="float" office:value="29.0322580645161" calcext:value-type="float">
            <text:p>29</text:p>
          </table:table-cell>
          <table:table-cell table:style-name="ce8" table:formula="of:=[.BK44]*[.$M44]" office:value-type="float" office:value="38.7096774193548" calcext:value-type="float">
            <text:p>39</text:p>
          </table:table-cell>
          <table:table-cell table:style-name="ce8" table:formula="of:=[.BL44]*[.$M44]" office:value-type="float" office:value="38.7096774193548" calcext:value-type="float">
            <text:p>39</text:p>
          </table:table-cell>
          <table:table-cell table:style-name="ce13" table:formula="of:=[.BA44]/[.$M44]" office:value-type="float" office:value="0.0888888888888889" calcext:value-type="float">
            <text:p>0.09</text:p>
          </table:table-cell>
          <table:table-cell table:style-name="ce13" table:formula="of:=[.BB44]/[.$M44]" office:value-type="float" office:value="0.0777777777777778" calcext:value-type="float">
            <text:p>0.08</text:p>
          </table:table-cell>
          <table:table-cell table:style-name="ce13" table:formula="of:=(1-[.$BG44]-[.$BH44])*[.AQ44]/SUM([.$AQ44:.$AT44])" office:value-type="float" office:value="0.241935483870968" calcext:value-type="float">
            <text:p>0.24</text:p>
          </table:table-cell>
          <table:table-cell table:style-name="ce13" table:formula="of:=(1-[.$BG44]-[.$BH44])*[.AR44]/SUM([.$AQ44:.$AT44])" office:value-type="float" office:value="0.161290322580645" calcext:value-type="float">
            <text:p>0.16</text:p>
          </table:table-cell>
          <table:table-cell table:style-name="ce13" table:formula="of:=(1-[.$BG44]-[.$BH44])*[.AS44]/SUM([.$AQ44:.$AT44])" office:value-type="float" office:value="0.21505376344086" calcext:value-type="float">
            <text:p>0.22</text:p>
          </table:table-cell>
          <table:table-cell table:style-name="ce13" table:formula="of:=(1-[.$BG44]-[.$BH44])*[.AT44]/SUM([.$AQ44:.$AT44])" office:value-type="float" office:value="0.21505376344086" calcext:value-type="float">
            <text:p>0.22</text:p>
          </table:table-cell>
          <table:table-cell table:style-name="ce8" table:formula="of:=3600 *(1-SUM([.BI44:.BL44]))" office:value-type="float" office:value="600" calcext:value-type="float">
            <text:p>600</text:p>
          </table:table-cell>
          <table:table-cell table:formula="of:=[.BM44]/([.BA44]+[.BB44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MK1</text:p>
          </table:table-cell>
          <table:table-cell table:style-name="ce15" table:formula="of:=[.M45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style-name="ce15" office:value-type="string" calcext:value-type="string">
            <text:p>detour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/>
          <table:table-cell table:style-name="ce18" table:formula="of:=[.BC45]" office:value-type="float" office:value="32.1428571428571" calcext:value-type="float">
            <text:p>32.1</text:p>
          </table:table-cell>
          <table:table-cell table:style-name="ce19" table:formula="of:=[.O45]" office:value-type="float" office:value="375" calcext:value-type="float">
            <text:p>375</text:p>
          </table:table-cell>
          <table:table-cell table:style-name="ce19" table:formula="of:=[.J45]*[.Q45]" office:value-type="float" office:value="375" calcext:value-type="float">
            <text:p>375</text:p>
          </table:table-cell>
          <table:table-cell table:style-name="ce19" table:formula="of:=[.K45]*[.T45]" office:value-type="float" office:value="428.571428571429" calcext:value-type="float">
            <text:p>429</text:p>
          </table:table-cell>
          <table:table-cell table:style-name="ce4" table:formula="of:=[.M44]" office:value-type="float" office:value="180" calcext:value-type="float">
            <text:p>180</text:p>
          </table:table-cell>
          <table:table-cell table:formula="of:=INDEX([.N$4:.N$30];MATCH([.$A45];[.$AA$4:.$AA$30];0))" office:value-type="float" office:value="4" calcext:value-type="float">
            <text:p>4</text:p>
          </table:table-cell>
          <table:table-cell table:style-name="ce16" table:formula="of:=SUMPRODUCT([.AU45:.AX45];[.BI45:.BL45])*[.$AV$33]/[.AY45]" office:value-type="float" office:value="375" calcext:value-type="float">
            <text:p>375</text:p>
          </table:table-cell>
          <table:table-cell table:style-name="ce16" table:formula="of:=SUMPRODUCT([.AU45:.AX45];[.BI45:.BL45])*[.$AV$33]" office:value-type="float" office:value="4500" calcext:value-type="float">
            <text:p>4500</text:p>
          </table:table-cell>
          <table:table-cell table:style-name="ce6" table:formula="of:=[.S45]/[.R45]" office:value-type="float" office:value="1" calcext:value-type="float">
            <text:p>1.00</text:p>
          </table:table-cell>
          <table:table-cell table:style-name="ce6" table:formula="of:=SUM([.AB45:.AM45])/4" office:value-type="float" office:value="0.875" calcext:value-type="float">
            <text:p>0.88</text:p>
          </table:table-cell>
          <table:table-cell table:style-name="ce6" table:formula="of:=(4-[.V45])/4" office:value-type="float" office:value="0.875" calcext:value-type="float">
            <text:p>0.88</text:p>
          </table:table-cell>
          <table:table-cell table:style-name="ce6" table:formula="of:=1+[.U45]" office:value-type="float" office:value="1.14285714285714" calcext:value-type="float">
            <text:p>1.14</text:p>
          </table:table-cell>
          <table:table-cell table:style-name="ce6" table:formula="of:=[.V45]/(4-[.V45])" office:value-type="float" office:value="0.142857142857143" calcext:value-type="float">
            <text:p>0.14</text:p>
          </table:table-cell>
          <table:table-cell table:style-name="ce6" table:formula="of:=SUM([.AN45:.AP45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5];[.$AA$4:.$AA$30];0))*[.$Y45]" office:value-type="float" office:value="0" calcext:value-type="float">
            <text:p>0.00</text:p>
          </table:table-cell>
          <table:table-cell table:formula="of:=INDEX([.AC$4:.AC$30];MATCH([.$A45];[.$AA$4:.$AA$30];0))*[.$Z45]" office:value-type="float" office:value="1" calcext:value-type="float">
            <text:p>1.00</text:p>
          </table:table-cell>
          <table:table-cell table:formula="of:=INDEX([.AD$4:.AD$30];MATCH([.$A45];[.$AA$4:.$AA$30];0))*[.$AA45]" office:value-type="float" office:value="0" calcext:value-type="float">
            <text:p>0.00</text:p>
          </table:table-cell>
          <table:table-cell table:formula="of:=INDEX([.AE$4:.AE$30];MATCH([.$A45];[.$AA$4:.$AA$30];0))*[.$Y45]" office:value-type="float" office:value="0.5" calcext:value-type="float">
            <text:p>0.50</text:p>
          </table:table-cell>
          <table:table-cell table:formula="of:=INDEX([.AF$4:.AF$30];MATCH([.$A45];[.$AA$4:.$AA$30];0))*[.$Z45]" office:value-type="float" office:value="0" calcext:value-type="float">
            <text:p>0.00</text:p>
          </table:table-cell>
          <table:table-cell table:formula="of:=INDEX([.AG$4:.AG$30];MATCH([.$A45];[.$AA$4:.$AA$30];0))*[.$AA45]" office:value-type="float" office:value="0" calcext:value-type="float">
            <text:p>0.00</text:p>
          </table:table-cell>
          <table:table-cell table:formula="of:=INDEX([.AH$4:.AH$30];MATCH([.$A45];[.$AA$4:.$AA$30];0))*[.$Y45]" office:value-type="float" office:value="0.25" calcext:value-type="float">
            <text:p>0.25</text:p>
          </table:table-cell>
          <table:table-cell table:formula="of:=INDEX([.AI$4:.AI$30];MATCH([.$A45];[.$AA$4:.$AA$30];0))*[.$Z45]" office:value-type="float" office:value="0.5" calcext:value-type="float">
            <text:p>0.50</text:p>
          </table:table-cell>
          <table:table-cell table:formula="of:=INDEX([.AJ$4:.AJ$30];MATCH([.$A45];[.$AA$4:.$AA$30];0))*[.$AA45]" office:value-type="float" office:value="0.25" calcext:value-type="float">
            <text:p>0.25</text:p>
          </table:table-cell>
          <table:table-cell table:formula="of:=INDEX([.AK$4:.AK$30];MATCH([.$A45];[.$AA$4:.$AA$30];0))*[.$Y45]" office:value-type="float" office:value="0.25" calcext:value-type="float">
            <text:p>0.25</text:p>
          </table:table-cell>
          <table:table-cell table:formula="of:=INDEX([.AL$4:.AL$30];MATCH([.$A45];[.$AA$4:.$AA$30];0))*[.$Z45]" office:value-type="float" office:value="0.5" calcext:value-type="float">
            <text:p>0.50</text:p>
          </table:table-cell>
          <table:table-cell table:style-name="ce9" table:formula="of:=INDEX([.AM$4:.AM$30];MATCH([.$A45];[.$AA$4:.$AA$30];0))*[.$AA45]" office:value-type="float" office:value="0.25" calcext:value-type="float">
            <text:p>0.25</text:p>
          </table:table-cell>
          <table:table-cell table:style-name="ce9" table:formula="of:=INDEX([.AN$4:.AN$30];MATCH([.$A45];[.$AA$4:.$AA$30];0))*[.$Y45]" office:value-type="float" office:value="0" calcext:value-type="float">
            <text:p>0.00</text:p>
          </table:table-cell>
          <table:table-cell table:style-name="ce9" table:formula="of:=INDEX([.AO$4:.AO$30];MATCH([.$A45];[.$AA$4:.$AA$30];0))*[.$Z45]" office:value-type="float" office:value="0" calcext:value-type="float">
            <text:p>0.00</text:p>
          </table:table-cell>
          <table:table-cell table:style-name="ce9" table:formula="of:=INDEX([.AP$4:.AP$30];MATCH([.$A45];[.$AA$4:.$AA$30];0))*[.$AA45]" office:value-type="float" office:value="0.5" calcext:value-type="float">
            <text:p>0.50</text:p>
          </table:table-cell>
          <table:table-cell table:style-name="ce9" table:formula="of:=SUM([.$AB45:.$AD45])/[.AU45]" office:value-type="float" office:value="0.25" calcext:value-type="float">
            <text:p>0.25</text:p>
          </table:table-cell>
          <table:table-cell table:style-name="ce9" table:formula="of:=SUM([.$AE45:.$AG45])/[.AV45]" office:value-type="float" office:value="0.25" calcext:value-type="float">
            <text:p>0.25</text:p>
          </table:table-cell>
          <table:table-cell table:style-name="ce9" table:formula="of:=SUM([.$AH45:.$AJ45])/[.AW45]" office:value-type="float" office:value="0.333333333333333" calcext:value-type="float">
            <text:p>0.33</text:p>
          </table:table-cell>
          <table:table-cell table:style-name="ce9" table:formula="of:=SUM([.$AK45:.$AM45])/[.AX45]" office:value-type="float" office:value="0.333333333333333" calcext:value-type="float">
            <text:p>0.33</text:p>
          </table:table-cell>
          <table:table-cell table:style-name="ce8" table:formula="of:=INDEX([.AU$4:.AU$30];MATCH([.$A45];[.$AA$4:.$AA$30];0))" office:value-type="float" office:value="4" calcext:value-type="float">
            <text:p>4</text:p>
          </table:table-cell>
          <table:table-cell table:style-name="ce8" table:formula="of:=INDEX([.AV$4:.AV$30];MATCH([.$A45];[.$AA$4:.$AA$30];0))" office:value-type="float" office:value="2" calcext:value-type="float">
            <text:p>2</text:p>
          </table:table-cell>
          <table:table-cell table:style-name="ce8" table:formula="of:=INDEX([.AW$4:.AW$30];MATCH([.$A45];[.$AA$4:.$AA$30];0))" office:value-type="float" office:value="3" calcext:value-type="float">
            <text:p>3</text:p>
          </table:table-cell>
          <table:table-cell table:style-name="ce8" table:formula="of:=INDEX([.AX$4:.AX$30];MATCH([.$A45];[.$AA$4:.$AA$30];0))" office:value-type="float" office:value="3" calcext:value-type="float">
            <text:p>3</text:p>
          </table:table-cell>
          <table:table-cell table:formula="of:=SUM([to_solve_capacity.AU45:.AX45])" office:value-type="float" office:value="12" calcext:value-type="float">
            <text:p>12</text:p>
          </table:table-cell>
          <table:table-cell/>
          <table:table-cell table:formula="of:=[.$BA$33]*[.N45]" office:value-type="float" office:value="16" calcext:value-type="float">
            <text:p>16</text:p>
          </table:table-cell>
          <table:table-cell table:style-name="ce8" table:formula="of:=INDEX([.AS$4:.AS$30];MATCH([.$A45];[.$AA$4:.$AA$30];0))" office:value-type="float" office:value="14" calcext:value-type="float">
            <text:p>14</text:p>
          </table:table-cell>
          <table:table-cell table:style-name="ce8" table:formula="of:=[.BI45]*[.$M45]" office:value-type="float" office:value="32.1428571428571" calcext:value-type="float">
            <text:p>32</text:p>
          </table:table-cell>
          <table:table-cell table:style-name="ce8" table:formula="of:=[.BJ45]*[.$M45]" office:value-type="float" office:value="32.1428571428571" calcext:value-type="float">
            <text:p>32</text:p>
          </table:table-cell>
          <table:table-cell table:style-name="ce8" table:formula="of:=[.BK45]*[.$M45]" office:value-type="float" office:value="42.8571428571429" calcext:value-type="float">
            <text:p>43</text:p>
          </table:table-cell>
          <table:table-cell table:style-name="ce8" table:formula="of:=[.BL45]*[.$M45]" office:value-type="float" office:value="42.8571428571429" calcext:value-type="float">
            <text:p>43</text:p>
          </table:table-cell>
          <table:table-cell table:style-name="ce13" table:formula="of:=[.BA45]/[.$M45]" office:value-type="float" office:value="0.0888888888888889" calcext:value-type="float">
            <text:p>0.09</text:p>
          </table:table-cell>
          <table:table-cell table:style-name="ce13" table:formula="of:=[.BB45]/[.$M45]" office:value-type="float" office:value="0.0777777777777778" calcext:value-type="float">
            <text:p>0.08</text:p>
          </table:table-cell>
          <table:table-cell table:style-name="ce13" table:formula="of:=(1-[.$BG45]-[.$BH45])*[.AQ45]/SUM([.$AQ45:.$AT45])" office:value-type="float" office:value="0.178571428571429" calcext:value-type="float">
            <text:p>0.18</text:p>
          </table:table-cell>
          <table:table-cell table:style-name="ce13" table:formula="of:=(1-[.$BG45]-[.$BH45])*[.AR45]/SUM([.$AQ45:.$AT45])" office:value-type="float" office:value="0.178571428571429" calcext:value-type="float">
            <text:p>0.18</text:p>
          </table:table-cell>
          <table:table-cell table:style-name="ce13" table:formula="of:=(1-[.$BG45]-[.$BH45])*[.AS45]/SUM([.$AQ45:.$AT45])" office:value-type="float" office:value="0.238095238095238" calcext:value-type="float">
            <text:p>0.24</text:p>
          </table:table-cell>
          <table:table-cell table:style-name="ce13" table:formula="of:=(1-[.$BG45]-[.$BH45])*[.AT45]/SUM([.$AQ45:.$AT45])" office:value-type="float" office:value="0.238095238095238" calcext:value-type="float">
            <text:p>0.24</text:p>
          </table:table-cell>
          <table:table-cell table:style-name="ce8" table:formula="of:=3600 *(1-SUM([.BI45:.BL45]))" office:value-type="float" office:value="600" calcext:value-type="float">
            <text:p>600</text:p>
          </table:table-cell>
          <table:table-cell table:formula="of:=[.BM45]/([.BA45]+[.BB45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MK2</text:p>
          </table:table-cell>
          <table:table-cell table:style-name="ce15" table:formula="of:=[.M46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6]" office:value-type="float" office:value="50" calcext:value-type="float">
            <text:p>50.0</text:p>
          </table:table-cell>
          <table:table-cell table:style-name="ce19" table:formula="of:=[.O46]" office:value-type="float" office:value="388.888888888889" calcext:value-type="float">
            <text:p>389</text:p>
          </table:table-cell>
          <table:table-cell table:style-name="ce19" table:formula="of:=[.J46]*[.Q46]" office:value-type="float" office:value="388.888888888889" calcext:value-type="float">
            <text:p>389</text:p>
          </table:table-cell>
          <table:table-cell table:style-name="ce19" table:formula="of:=[.K46]*[.T46]" office:value-type="float" office:value="444.444444444444" calcext:value-type="float">
            <text:p>444</text:p>
          </table:table-cell>
          <table:table-cell table:style-name="ce4" table:formula="of:=[.M45]" office:value-type="float" office:value="180" calcext:value-type="float">
            <text:p>180</text:p>
          </table:table-cell>
          <table:table-cell table:formula="of:=INDEX([.N$4:.N$30];MATCH([.$A46];[.$AA$4:.$AA$30];0))" office:value-type="float" office:value="4" calcext:value-type="float">
            <text:p>4</text:p>
          </table:table-cell>
          <table:table-cell table:style-name="ce16" table:formula="of:=SUMPRODUCT([.AU46:.AX46];[.BI46:.BL46])*[.$AV$33]/[.AY46]" office:value-type="float" office:value="388.888888888889" calcext:value-type="float">
            <text:p>389</text:p>
          </table:table-cell>
          <table:table-cell table:style-name="ce16" table:formula="of:=SUMPRODUCT([.AU46:.AX46];[.BI46:.BL46])*[.$AV$33]" office:value-type="float" office:value="4666.66666666667" calcext:value-type="float">
            <text:p>4667</text:p>
          </table:table-cell>
          <table:table-cell table:style-name="ce6" table:formula="of:=[.S46]/[.R46]" office:value-type="float" office:value="1" calcext:value-type="float">
            <text:p>1.00</text:p>
          </table:table-cell>
          <table:table-cell table:style-name="ce6" table:formula="of:=SUM([.AB46:.AM46])/4" office:value-type="float" office:value="0.875" calcext:value-type="float">
            <text:p>0.88</text:p>
          </table:table-cell>
          <table:table-cell table:style-name="ce6" table:formula="of:=(4-[.V46])/4" office:value-type="float" office:value="0.875" calcext:value-type="float">
            <text:p>0.88</text:p>
          </table:table-cell>
          <table:table-cell table:style-name="ce6" table:formula="of:=1+[.U46]" office:value-type="float" office:value="1.14285714285714" calcext:value-type="float">
            <text:p>1.14</text:p>
          </table:table-cell>
          <table:table-cell table:style-name="ce6" table:formula="of:=[.V46]/(4-[.V46])" office:value-type="float" office:value="0.142857142857143" calcext:value-type="float">
            <text:p>0.14</text:p>
          </table:table-cell>
          <table:table-cell table:style-name="ce6" table:formula="of:=SUM([.AN46:.AP46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6];[.$AA$4:.$AA$30];0))*[.$Y46]" office:value-type="float" office:value="0" calcext:value-type="float">
            <text:p>0.00</text:p>
          </table:table-cell>
          <table:table-cell table:formula="of:=INDEX([.AC$4:.AC$30];MATCH([.$A46];[.$AA$4:.$AA$30];0))*[.$Z46]" office:value-type="float" office:value="1" calcext:value-type="float">
            <text:p>1.00</text:p>
          </table:table-cell>
          <table:table-cell table:formula="of:=INDEX([.AD$4:.AD$30];MATCH([.$A46];[.$AA$4:.$AA$30];0))*[.$AA46]" office:value-type="float" office:value="0.5" calcext:value-type="float">
            <text:p>0.50</text:p>
          </table:table-cell>
          <table:table-cell table:formula="of:=INDEX([.AE$4:.AE$30];MATCH([.$A46];[.$AA$4:.$AA$30];0))*[.$Y46]" office:value-type="float" office:value="0.5" calcext:value-type="float">
            <text:p>0.50</text:p>
          </table:table-cell>
          <table:table-cell table:formula="of:=INDEX([.AF$4:.AF$30];MATCH([.$A46];[.$AA$4:.$AA$30];0))*[.$Z46]" office:value-type="float" office:value="0" calcext:value-type="float">
            <text:p>0.00</text:p>
          </table:table-cell>
          <table:table-cell table:formula="of:=INDEX([.AG$4:.AG$30];MATCH([.$A46];[.$AA$4:.$AA$30];0))*[.$AA46]" office:value-type="float" office:value="0" calcext:value-type="float">
            <text:p>0.00</text:p>
          </table:table-cell>
          <table:table-cell table:formula="of:=INDEX([.AH$4:.AH$30];MATCH([.$A46];[.$AA$4:.$AA$30];0))*[.$Y46]" office:value-type="float" office:value="0.25" calcext:value-type="float">
            <text:p>0.25</text:p>
          </table:table-cell>
          <table:table-cell table:formula="of:=INDEX([.AI$4:.AI$30];MATCH([.$A46];[.$AA$4:.$AA$30];0))*[.$Z46]" office:value-type="float" office:value="0.5" calcext:value-type="float">
            <text:p>0.50</text:p>
          </table:table-cell>
          <table:table-cell table:formula="of:=INDEX([.AJ$4:.AJ$30];MATCH([.$A46];[.$AA$4:.$AA$30];0))*[.$AA46]" office:value-type="float" office:value="0" calcext:value-type="float">
            <text:p>0.00</text:p>
          </table:table-cell>
          <table:table-cell table:formula="of:=INDEX([.AK$4:.AK$30];MATCH([.$A46];[.$AA$4:.$AA$30];0))*[.$Y46]" office:value-type="float" office:value="0.25" calcext:value-type="float">
            <text:p>0.25</text:p>
          </table:table-cell>
          <table:table-cell table:formula="of:=INDEX([.AL$4:.AL$30];MATCH([.$A46];[.$AA$4:.$AA$30];0))*[.$Z46]" office:value-type="float" office:value="0.5" calcext:value-type="float">
            <text:p>0.50</text:p>
          </table:table-cell>
          <table:table-cell table:style-name="ce9" table:formula="of:=INDEX([.AM$4:.AM$30];MATCH([.$A46];[.$AA$4:.$AA$30];0))*[.$AA46]" office:value-type="float" office:value="0" calcext:value-type="float">
            <text:p>0.00</text:p>
          </table:table-cell>
          <table:table-cell table:style-name="ce9" table:formula="of:=INDEX([.AN$4:.AN$30];MATCH([.$A46];[.$AA$4:.$AA$30];0))*[.$Y46]" office:value-type="float" office:value="0" calcext:value-type="float">
            <text:p>0.00</text:p>
          </table:table-cell>
          <table:table-cell table:style-name="ce9" table:formula="of:=INDEX([.AO$4:.AO$30];MATCH([.$A46];[.$AA$4:.$AA$30];0))*[.$Z46]" office:value-type="float" office:value="0" calcext:value-type="float">
            <text:p>0.00</text:p>
          </table:table-cell>
          <table:table-cell table:style-name="ce9" table:formula="of:=INDEX([.AP$4:.AP$30];MATCH([.$A46];[.$AA$4:.$AA$30];0))*[.$AA46]" office:value-type="float" office:value="0.5" calcext:value-type="float">
            <text:p>0.50</text:p>
          </table:table-cell>
          <table:table-cell table:style-name="ce9" table:formula="of:=SUM([.$AB46:.$AD46])/[.AU46]" office:value-type="float" office:value="0.375" calcext:value-type="float">
            <text:p>0.38</text:p>
          </table:table-cell>
          <table:table-cell table:style-name="ce9" table:formula="of:=SUM([.$AE46:.$AG46])/[.AV46]" office:value-type="float" office:value="0.25" calcext:value-type="float">
            <text:p>0.25</text:p>
          </table:table-cell>
          <table:table-cell table:style-name="ce9" table:formula="of:=SUM([.$AH46:.$AJ46])/[.AW46]" office:value-type="float" office:value="0.25" calcext:value-type="float">
            <text:p>0.25</text:p>
          </table:table-cell>
          <table:table-cell table:style-name="ce9" table:formula="of:=SUM([.$AK46:.$AM46])/[.AX46]" office:value-type="float" office:value="0.25" calcext:value-type="float">
            <text:p>0.25</text:p>
          </table:table-cell>
          <table:table-cell table:style-name="ce8" table:formula="of:=INDEX([.AU$4:.AU$30];MATCH([.$A46];[.$AA$4:.$AA$30];0))" office:value-type="float" office:value="4" calcext:value-type="float">
            <text:p>4</text:p>
          </table:table-cell>
          <table:table-cell table:style-name="ce8" table:formula="of:=INDEX([.AV$4:.AV$30];MATCH([.$A46];[.$AA$4:.$AA$30];0))" office:value-type="float" office:value="2" calcext:value-type="float">
            <text:p>2</text:p>
          </table:table-cell>
          <table:table-cell table:style-name="ce8" table:formula="of:=INDEX([.AW$4:.AW$30];MATCH([.$A46];[.$AA$4:.$AA$30];0))" office:value-type="float" office:value="3" calcext:value-type="float">
            <text:p>3</text:p>
          </table:table-cell>
          <table:table-cell table:style-name="ce8" table:formula="of:=INDEX([.AX$4:.AX$30];MATCH([.$A46];[.$AA$4:.$AA$30];0))" office:value-type="float" office:value="3" calcext:value-type="float">
            <text:p>3</text:p>
          </table:table-cell>
          <table:table-cell table:formula="of:=SUM([to_solve_capacity.AU46:.AX46])" office:value-type="float" office:value="12" calcext:value-type="float">
            <text:p>12</text:p>
          </table:table-cell>
          <table:table-cell/>
          <table:table-cell table:formula="of:=[.$BA$33]*[.N46]" office:value-type="float" office:value="16" calcext:value-type="float">
            <text:p>16</text:p>
          </table:table-cell>
          <table:table-cell table:style-name="ce8" table:formula="of:=INDEX([.AS$4:.AS$30];MATCH([.$A46];[.$AA$4:.$AA$30];0))" office:value-type="float" office:value="14" calcext:value-type="float">
            <text:p>14</text:p>
          </table:table-cell>
          <table:table-cell table:style-name="ce8" table:formula="of:=[.BI46]*[.$M46]" office:value-type="float" office:value="50" calcext:value-type="float">
            <text:p>50</text:p>
          </table:table-cell>
          <table:table-cell table:style-name="ce8" table:formula="of:=[.BJ46]*[.$M46]" office:value-type="float" office:value="33.3333333333333" calcext:value-type="float">
            <text:p>33</text:p>
          </table:table-cell>
          <table:table-cell table:style-name="ce8" table:formula="of:=[.BK46]*[.$M46]" office:value-type="float" office:value="33.3333333333333" calcext:value-type="float">
            <text:p>33</text:p>
          </table:table-cell>
          <table:table-cell table:style-name="ce8" table:formula="of:=[.BL46]*[.$M46]" office:value-type="float" office:value="33.3333333333333" calcext:value-type="float">
            <text:p>33</text:p>
          </table:table-cell>
          <table:table-cell table:style-name="ce13" table:formula="of:=[.BA46]/[.$M46]" office:value-type="float" office:value="0.0888888888888889" calcext:value-type="float">
            <text:p>0.09</text:p>
          </table:table-cell>
          <table:table-cell table:style-name="ce13" table:formula="of:=[.BB46]/[.$M46]" office:value-type="float" office:value="0.0777777777777778" calcext:value-type="float">
            <text:p>0.08</text:p>
          </table:table-cell>
          <table:table-cell table:style-name="ce13" table:formula="of:=(1-[.$BG46]-[.$BH46])*[.AQ46]/SUM([.$AQ46:.$AT46])" office:value-type="float" office:value="0.277777777777778" calcext:value-type="float">
            <text:p>0.28</text:p>
          </table:table-cell>
          <table:table-cell table:style-name="ce13" table:formula="of:=(1-[.$BG46]-[.$BH46])*[.AR46]/SUM([.$AQ46:.$AT46])" office:value-type="float" office:value="0.185185185185185" calcext:value-type="float">
            <text:p>0.19</text:p>
          </table:table-cell>
          <table:table-cell table:style-name="ce13" table:formula="of:=(1-[.$BG46]-[.$BH46])*[.AS46]/SUM([.$AQ46:.$AT46])" office:value-type="float" office:value="0.185185185185185" calcext:value-type="float">
            <text:p>0.19</text:p>
          </table:table-cell>
          <table:table-cell table:style-name="ce13" table:formula="of:=(1-[.$BG46]-[.$BH46])*[.AT46]/SUM([.$AQ46:.$AT46])" office:value-type="float" office:value="0.185185185185185" calcext:value-type="float">
            <text:p>0.19</text:p>
          </table:table-cell>
          <table:table-cell table:style-name="ce8" table:formula="of:=3600 *(1-SUM([.BI46:.BL46]))" office:value-type="float" office:value="600" calcext:value-type="float">
            <text:p>600</text:p>
          </table:table-cell>
          <table:table-cell table:formula="of:=[.BM46]/([.BA46]+[.BB46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MK12</text:p>
          </table:table-cell>
          <table:table-cell table:style-name="ce15" table:formula="of:=[.M47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7]" office:value-type="float" office:value="37.5" calcext:value-type="float">
            <text:p>37.5</text:p>
          </table:table-cell>
          <table:table-cell table:style-name="ce19" table:formula="of:=[.O47]" office:value-type="float" office:value="375" calcext:value-type="float">
            <text:p>375</text:p>
          </table:table-cell>
          <table:table-cell table:style-name="ce19" table:formula="of:=[.J47]*[.Q47]" office:value-type="float" office:value="375" calcext:value-type="float">
            <text:p>375</text:p>
          </table:table-cell>
          <table:table-cell table:style-name="ce19" table:formula="of:=[.K47]*[.T47]" office:value-type="float" office:value="500" calcext:value-type="float">
            <text:p>500</text:p>
          </table:table-cell>
          <table:table-cell table:style-name="ce4" table:formula="of:=[.M46]" office:value-type="float" office:value="180" calcext:value-type="float">
            <text:p>180</text:p>
          </table:table-cell>
          <table:table-cell table:formula="of:=INDEX([.N$4:.N$30];MATCH([.$A47];[.$AA$4:.$AA$30];0))" office:value-type="float" office:value="4" calcext:value-type="float">
            <text:p>4</text:p>
          </table:table-cell>
          <table:table-cell table:style-name="ce16" table:formula="of:=SUMPRODUCT([.AU47:.AX47];[.BI47:.BL47])*[.$AV$33]/[.AY47]" office:value-type="float" office:value="375" calcext:value-type="float">
            <text:p>375</text:p>
          </table:table-cell>
          <table:table-cell table:style-name="ce16" table:formula="of:=SUMPRODUCT([.AU47:.AX47];[.BI47:.BL47])*[.$AV$33]" office:value-type="float" office:value="4500" calcext:value-type="float">
            <text:p>4500</text:p>
          </table:table-cell>
          <table:table-cell table:style-name="ce6" table:formula="of:=[.S47]/[.R47]" office:value-type="float" office:value="1" calcext:value-type="float">
            <text:p>1.00</text:p>
          </table:table-cell>
          <table:table-cell table:style-name="ce6" table:formula="of:=SUM([.AB47:.AM47])/4" office:value-type="float" office:value="0.75" calcext:value-type="float">
            <text:p>0.75</text:p>
          </table:table-cell>
          <table:table-cell table:style-name="ce6" table:formula="of:=(4-[.V47])/4" office:value-type="float" office:value="0.75" calcext:value-type="float">
            <text:p>0.75</text:p>
          </table:table-cell>
          <table:table-cell table:style-name="ce6" table:formula="of:=1+[.U47]" office:value-type="float" office:value="1.33333333333333" calcext:value-type="float">
            <text:p>1.33</text:p>
          </table:table-cell>
          <table:table-cell table:style-name="ce6" table:formula="of:=[.V47]/(4-[.V47])" office:value-type="float" office:value="0.333333333333333" calcext:value-type="float">
            <text:p>0.33</text:p>
          </table:table-cell>
          <table:table-cell table:style-name="ce6" table:formula="of:=SUM([.AN47:.AP47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7];[.$AA$4:.$AA$30];0))*[.$Y47]" office:value-type="float" office:value="0" calcext:value-type="float">
            <text:p>0.00</text:p>
          </table:table-cell>
          <table:table-cell table:formula="of:=INDEX([.AC$4:.AC$30];MATCH([.$A47];[.$AA$4:.$AA$30];0))*[.$Z47]" office:value-type="float" office:value="1" calcext:value-type="float">
            <text:p>1.00</text:p>
          </table:table-cell>
          <table:table-cell table:formula="of:=INDEX([.AD$4:.AD$30];MATCH([.$A47];[.$AA$4:.$AA$30];0))*[.$AA47]" office:value-type="float" office:value="0" calcext:value-type="float">
            <text:p>0.00</text:p>
          </table:table-cell>
          <table:table-cell table:formula="of:=INDEX([.AE$4:.AE$30];MATCH([.$A47];[.$AA$4:.$AA$30];0))*[.$Y47]" office:value-type="float" office:value="0.5" calcext:value-type="float">
            <text:p>0.50</text:p>
          </table:table-cell>
          <table:table-cell table:formula="of:=INDEX([.AF$4:.AF$30];MATCH([.$A47];[.$AA$4:.$AA$30];0))*[.$Z47]" office:value-type="float" office:value="0" calcext:value-type="float">
            <text:p>0.00</text:p>
          </table:table-cell>
          <table:table-cell table:formula="of:=INDEX([.AG$4:.AG$30];MATCH([.$A47];[.$AA$4:.$AA$30];0))*[.$AA47]" office:value-type="float" office:value="0" calcext:value-type="float">
            <text:p>0.00</text:p>
          </table:table-cell>
          <table:table-cell table:formula="of:=INDEX([.AH$4:.AH$30];MATCH([.$A47];[.$AA$4:.$AA$30];0))*[.$Y47]" office:value-type="float" office:value="0.25" calcext:value-type="float">
            <text:p>0.25</text:p>
          </table:table-cell>
          <table:table-cell table:formula="of:=INDEX([.AI$4:.AI$30];MATCH([.$A47];[.$AA$4:.$AA$30];0))*[.$Z47]" office:value-type="float" office:value="0.5" calcext:value-type="float">
            <text:p>0.50</text:p>
          </table:table-cell>
          <table:table-cell table:formula="of:=INDEX([.AJ$4:.AJ$30];MATCH([.$A47];[.$AA$4:.$AA$30];0))*[.$AA47]" office:value-type="float" office:value="0" calcext:value-type="float">
            <text:p>0.00</text:p>
          </table:table-cell>
          <table:table-cell table:formula="of:=INDEX([.AK$4:.AK$30];MATCH([.$A47];[.$AA$4:.$AA$30];0))*[.$Y47]" office:value-type="float" office:value="0.25" calcext:value-type="float">
            <text:p>0.25</text:p>
          </table:table-cell>
          <table:table-cell table:formula="of:=INDEX([.AL$4:.AL$30];MATCH([.$A47];[.$AA$4:.$AA$30];0))*[.$Z47]" office:value-type="float" office:value="0.5" calcext:value-type="float">
            <text:p>0.50</text:p>
          </table:table-cell>
          <table:table-cell table:style-name="ce9" table:formula="of:=INDEX([.AM$4:.AM$30];MATCH([.$A47];[.$AA$4:.$AA$30];0))*[.$AA47]" office:value-type="float" office:value="0" calcext:value-type="float">
            <text:p>0.00</text:p>
          </table:table-cell>
          <table:table-cell table:style-name="ce9" table:formula="of:=INDEX([.AN$4:.AN$30];MATCH([.$A47];[.$AA$4:.$AA$30];0))*[.$Y47]" office:value-type="float" office:value="0" calcext:value-type="float">
            <text:p>0.00</text:p>
          </table:table-cell>
          <table:table-cell table:style-name="ce9" table:formula="of:=INDEX([.AO$4:.AO$30];MATCH([.$A47];[.$AA$4:.$AA$30];0))*[.$Z47]" office:value-type="float" office:value="0" calcext:value-type="float">
            <text:p>0.00</text:p>
          </table:table-cell>
          <table:table-cell table:style-name="ce9" table:formula="of:=INDEX([.AP$4:.AP$30];MATCH([.$A47];[.$AA$4:.$AA$30];0))*[.$AA47]" office:value-type="float" office:value="1" calcext:value-type="float">
            <text:p>1.00</text:p>
          </table:table-cell>
          <table:table-cell table:style-name="ce9" table:formula="of:=SUM([.$AB47:.$AD47])/[.AU47]" office:value-type="float" office:value="0.25" calcext:value-type="float">
            <text:p>0.25</text:p>
          </table:table-cell>
          <table:table-cell table:style-name="ce9" table:formula="of:=SUM([.$AE47:.$AG47])/[.AV47]" office:value-type="float" office:value="0.25" calcext:value-type="float">
            <text:p>0.25</text:p>
          </table:table-cell>
          <table:table-cell table:style-name="ce9" table:formula="of:=SUM([.$AH47:.$AJ47])/[.AW47]" office:value-type="float" office:value="0.25" calcext:value-type="float">
            <text:p>0.25</text:p>
          </table:table-cell>
          <table:table-cell table:style-name="ce9" table:formula="of:=SUM([.$AK47:.$AM47])/[.AX47]" office:value-type="float" office:value="0.25" calcext:value-type="float">
            <text:p>0.25</text:p>
          </table:table-cell>
          <table:table-cell table:style-name="ce8" table:formula="of:=INDEX([.AU$4:.AU$30];MATCH([.$A47];[.$AA$4:.$AA$30];0))" office:value-type="float" office:value="4" calcext:value-type="float">
            <text:p>4</text:p>
          </table:table-cell>
          <table:table-cell table:style-name="ce8" table:formula="of:=INDEX([.AV$4:.AV$30];MATCH([.$A47];[.$AA$4:.$AA$30];0))" office:value-type="float" office:value="2" calcext:value-type="float">
            <text:p>2</text:p>
          </table:table-cell>
          <table:table-cell table:style-name="ce8" table:formula="of:=INDEX([.AW$4:.AW$30];MATCH([.$A47];[.$AA$4:.$AA$30];0))" office:value-type="float" office:value="3" calcext:value-type="float">
            <text:p>3</text:p>
          </table:table-cell>
          <table:table-cell table:style-name="ce8" table:formula="of:=INDEX([.AX$4:.AX$30];MATCH([.$A47];[.$AA$4:.$AA$30];0))" office:value-type="float" office:value="3" calcext:value-type="float">
            <text:p>3</text:p>
          </table:table-cell>
          <table:table-cell table:formula="of:=SUM([to_solve_capacity.AU47:.AX47])" office:value-type="float" office:value="12" calcext:value-type="float">
            <text:p>12</text:p>
          </table:table-cell>
          <table:table-cell/>
          <table:table-cell table:formula="of:=[.$BA$33]*[.N47]" office:value-type="float" office:value="16" calcext:value-type="float">
            <text:p>16</text:p>
          </table:table-cell>
          <table:table-cell table:style-name="ce8" table:formula="of:=INDEX([.AS$4:.AS$30];MATCH([.$A47];[.$AA$4:.$AA$30];0))" office:value-type="float" office:value="14" calcext:value-type="float">
            <text:p>14</text:p>
          </table:table-cell>
          <table:table-cell table:style-name="ce8" table:formula="of:=[.BI47]*[.$M47]" office:value-type="float" office:value="37.5" calcext:value-type="float">
            <text:p>38</text:p>
          </table:table-cell>
          <table:table-cell table:style-name="ce8" table:formula="of:=[.BJ47]*[.$M47]" office:value-type="float" office:value="37.5" calcext:value-type="float">
            <text:p>38</text:p>
          </table:table-cell>
          <table:table-cell table:style-name="ce8" table:formula="of:=[.BK47]*[.$M47]" office:value-type="float" office:value="37.5" calcext:value-type="float">
            <text:p>38</text:p>
          </table:table-cell>
          <table:table-cell table:style-name="ce8" table:formula="of:=[.BL47]*[.$M47]" office:value-type="float" office:value="37.5" calcext:value-type="float">
            <text:p>38</text:p>
          </table:table-cell>
          <table:table-cell table:style-name="ce13" table:formula="of:=[.BA47]/[.$M47]" office:value-type="float" office:value="0.0888888888888889" calcext:value-type="float">
            <text:p>0.09</text:p>
          </table:table-cell>
          <table:table-cell table:style-name="ce13" table:formula="of:=[.BB47]/[.$M47]" office:value-type="float" office:value="0.0777777777777778" calcext:value-type="float">
            <text:p>0.08</text:p>
          </table:table-cell>
          <table:table-cell table:style-name="ce13" table:formula="of:=(1-[.$BG47]-[.$BH47])*[.AQ47]/SUM([.$AQ47:.$AT47])" office:value-type="float" office:value="0.208333333333333" calcext:value-type="float">
            <text:p>0.21</text:p>
          </table:table-cell>
          <table:table-cell table:style-name="ce13" table:formula="of:=(1-[.$BG47]-[.$BH47])*[.AR47]/SUM([.$AQ47:.$AT47])" office:value-type="float" office:value="0.208333333333333" calcext:value-type="float">
            <text:p>0.21</text:p>
          </table:table-cell>
          <table:table-cell table:style-name="ce13" table:formula="of:=(1-[.$BG47]-[.$BH47])*[.AS47]/SUM([.$AQ47:.$AT47])" office:value-type="float" office:value="0.208333333333333" calcext:value-type="float">
            <text:p>0.21</text:p>
          </table:table-cell>
          <table:table-cell table:style-name="ce13" table:formula="of:=(1-[.$BG47]-[.$BH47])*[.AT47]/SUM([.$AQ47:.$AT47])" office:value-type="float" office:value="0.208333333333333" calcext:value-type="float">
            <text:p>0.21</text:p>
          </table:table-cell>
          <table:table-cell table:style-name="ce8" table:formula="of:=3600 *(1-SUM([.BI47:.BL47]))" office:value-type="float" office:value="600" calcext:value-type="float">
            <text:p>600</text:p>
          </table:table-cell>
          <table:table-cell table:formula="of:=[.BM47]/([.BA47]+[.BB47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J</text:p>
          </table:table-cell>
          <table:table-cell table:style-name="ce15" table:formula="of:=[.M48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\fignum(conflicting-movements)</text:p>
          </table:table-cell>
          <table:table-cell table:style-name="ce18" table:formula="of:=[.BC48]" office:value-type="float" office:value="22.2" calcext:value-type="float">
            <text:p>22.2</text:p>
          </table:table-cell>
          <table:table-cell table:style-name="ce19" table:formula="of:=[.O48]" office:value-type="float" office:value="394.666666666667" calcext:value-type="float">
            <text:p>395</text:p>
          </table:table-cell>
          <table:table-cell table:style-name="ce19" table:formula="of:=[.J48]*[.Q48]" office:value-type="float" office:value="394.666666666667" calcext:value-type="float">
            <text:p>395</text:p>
          </table:table-cell>
          <table:table-cell table:style-name="ce19" table:formula="of:=[.K48]*[.T48]" office:value-type="float" office:value="394.666666666667" calcext:value-type="float">
            <text:p>395</text:p>
          </table:table-cell>
          <table:table-cell table:style-name="ce4" office:value-type="float" office:value="90" calcext:value-type="float">
            <text:p>90</text:p>
          </table:table-cell>
          <table:table-cell table:formula="of:=INDEX([.N$4:.N$30];MATCH([.$A48];[.$AA$4:.$AA$30];0))" office:value-type="float" office:value="4" calcext:value-type="float">
            <text:p>4</text:p>
          </table:table-cell>
          <table:table-cell table:style-name="ce16" table:formula="of:=SUMPRODUCT([.AU48:.AX48];[.BI48:.BL48])*[.$AV$33]/[.AY48]" office:value-type="float" office:value="394.666666666667" calcext:value-type="float">
            <text:p>395</text:p>
          </table:table-cell>
          <table:table-cell table:style-name="ce16" table:formula="of:=SUMPRODUCT([.AU48:.AX48];[.BI48:.BL48])*[.$AV$33]" office:value-type="float" office:value="4736" calcext:value-type="float">
            <text:p>4736</text:p>
          </table:table-cell>
          <table:table-cell table:style-name="ce6" table:formula="of:=[.S48]/[.R48]" office:value-type="float" office:value="1" calcext:value-type="float">
            <text:p>1.00</text:p>
          </table:table-cell>
          <table:table-cell table:style-name="ce6" table:formula="of:=SUM([.AB48:.AM48])/4" office:value-type="float" office:value="1" calcext:value-type="float">
            <text:p>1.00</text:p>
          </table:table-cell>
          <table:table-cell table:style-name="ce6" table:formula="of:=(4-[.V48])/4" office:value-type="float" office:value="1" calcext:value-type="float">
            <text:p>1.00</text:p>
          </table:table-cell>
          <table:table-cell table:style-name="ce6" table:formula="of:=1+[.U48]" office:value-type="float" office:value="1" calcext:value-type="float">
            <text:p>1.00</text:p>
          </table:table-cell>
          <table:table-cell table:style-name="ce6" table:formula="of:=[.V48]/(4-[.V48])" office:value-type="float" office:value="0" calcext:value-type="float">
            <text:p>0.00</text:p>
          </table:table-cell>
          <table:table-cell table:style-name="ce6" table:formula="of:=SUM([.AN48:.AP48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8];[.$AA$4:.$AA$30];0))*[.$Y48]" office:value-type="float" office:value="0" calcext:value-type="float">
            <text:p>0.00</text:p>
          </table:table-cell>
          <table:table-cell table:formula="of:=INDEX([.AC$4:.AC$30];MATCH([.$A48];[.$AA$4:.$AA$30];0))*[.$Z48]" office:value-type="float" office:value="1" calcext:value-type="float">
            <text:p>1.00</text:p>
          </table:table-cell>
          <table:table-cell table:formula="of:=INDEX([.AD$4:.AD$30];MATCH([.$A48];[.$AA$4:.$AA$30];0))*[.$AA48]" office:value-type="float" office:value="0.5" calcext:value-type="float">
            <text:p>0.50</text:p>
          </table:table-cell>
          <table:table-cell table:formula="of:=INDEX([.AE$4:.AE$30];MATCH([.$A48];[.$AA$4:.$AA$30];0))*[.$Y48]" office:value-type="float" office:value="0.5" calcext:value-type="float">
            <text:p>0.50</text:p>
          </table:table-cell>
          <table:table-cell table:formula="of:=INDEX([.AF$4:.AF$30];MATCH([.$A48];[.$AA$4:.$AA$30];0))*[.$Z48]" office:value-type="float" office:value="0" calcext:value-type="float">
            <text:p>0.00</text:p>
          </table:table-cell>
          <table:table-cell table:formula="of:=INDEX([.AG$4:.AG$30];MATCH([.$A48];[.$AA$4:.$AA$30];0))*[.$AA48]" office:value-type="float" office:value="0" calcext:value-type="float">
            <text:p>0.00</text:p>
          </table:table-cell>
          <table:table-cell table:formula="of:=INDEX([.AH$4:.AH$30];MATCH([.$A48];[.$AA$4:.$AA$30];0))*[.$Y48]" office:value-type="float" office:value="0" calcext:value-type="float">
            <text:p>0.00</text:p>
          </table:table-cell>
          <table:table-cell table:formula="of:=INDEX([.AI$4:.AI$30];MATCH([.$A48];[.$AA$4:.$AA$30];0))*[.$Z48]" office:value-type="float" office:value="1" calcext:value-type="float">
            <text:p>1.00</text:p>
          </table:table-cell>
          <table:table-cell table:formula="of:=INDEX([.AJ$4:.AJ$30];MATCH([.$A48];[.$AA$4:.$AA$30];0))*[.$AA48]" office:value-type="float" office:value="0.5" calcext:value-type="float">
            <text:p>0.50</text:p>
          </table:table-cell>
          <table:table-cell table:formula="of:=INDEX([.AK$4:.AK$30];MATCH([.$A48];[.$AA$4:.$AA$30];0))*[.$Y48]" office:value-type="float" office:value="0.5" calcext:value-type="float">
            <text:p>0.50</text:p>
          </table:table-cell>
          <table:table-cell table:formula="of:=INDEX([.AL$4:.AL$30];MATCH([.$A48];[.$AA$4:.$AA$30];0))*[.$Z48]" office:value-type="float" office:value="0" calcext:value-type="float">
            <text:p>0.00</text:p>
          </table:table-cell>
          <table:table-cell table:style-name="ce9" table:formula="of:=INDEX([.AM$4:.AM$30];MATCH([.$A48];[.$AA$4:.$AA$30];0))*[.$AA48]" office:value-type="float" office:value="0" calcext:value-type="float">
            <text:p>0.00</text:p>
          </table:table-cell>
          <table:table-cell table:style-name="ce9" table:formula="of:=INDEX([.AN$4:.AN$30];MATCH([.$A48];[.$AA$4:.$AA$30];0))*[.$Y48]" office:value-type="float" office:value="0" calcext:value-type="float">
            <text:p>0.00</text:p>
          </table:table-cell>
          <table:table-cell table:style-name="ce9" table:formula="of:=INDEX([.AO$4:.AO$30];MATCH([.$A48];[.$AA$4:.$AA$30];0))*[.$Z48]" office:value-type="float" office:value="0" calcext:value-type="float">
            <text:p>0.00</text:p>
          </table:table-cell>
          <table:table-cell table:style-name="ce9" table:formula="of:=INDEX([.AP$4:.AP$30];MATCH([.$A48];[.$AA$4:.$AA$30];0))*[.$AA48]" office:value-type="float" office:value="0" calcext:value-type="float">
            <text:p>0.00</text:p>
          </table:table-cell>
          <table:table-cell table:style-name="ce9" table:formula="of:=SUM([.$AB48:.$AD48])/[.AU48]" office:value-type="float" office:value="0.375" calcext:value-type="float">
            <text:p>0.38</text:p>
          </table:table-cell>
          <table:table-cell table:style-name="ce9" table:formula="of:=SUM([.$AE48:.$AG48])/[.AV48]" office:value-type="float" office:value="0.25" calcext:value-type="float">
            <text:p>0.25</text:p>
          </table:table-cell>
          <table:table-cell table:style-name="ce9" table:formula="of:=SUM([.$AH48:.$AJ48])/[.AW48]" office:value-type="float" office:value="0.375" calcext:value-type="float">
            <text:p>0.38</text:p>
          </table:table-cell>
          <table:table-cell table:style-name="ce9" table:formula="of:=SUM([.$AK48:.$AM48])/[.AX48]" office:value-type="float" office:value="0.25" calcext:value-type="float">
            <text:p>0.25</text:p>
          </table:table-cell>
          <table:table-cell table:style-name="ce8" table:formula="of:=INDEX([.AU$4:.AU$30];MATCH([.$A48];[.$AA$4:.$AA$30];0))" office:value-type="float" office:value="4" calcext:value-type="float">
            <text:p>4</text:p>
          </table:table-cell>
          <table:table-cell table:style-name="ce8" table:formula="of:=INDEX([.AV$4:.AV$30];MATCH([.$A48];[.$AA$4:.$AA$30];0))" office:value-type="float" office:value="2" calcext:value-type="float">
            <text:p>2</text:p>
          </table:table-cell>
          <table:table-cell table:style-name="ce8" table:formula="of:=INDEX([.AW$4:.AW$30];MATCH([.$A48];[.$AA$4:.$AA$30];0))" office:value-type="float" office:value="4" calcext:value-type="float">
            <text:p>4</text:p>
          </table:table-cell>
          <table:table-cell table:style-name="ce8" table:formula="of:=INDEX([.AX$4:.AX$30];MATCH([.$A48];[.$AA$4:.$AA$30];0))" office:value-type="float" office:value="2" calcext:value-type="float">
            <text:p>2</text:p>
          </table:table-cell>
          <table:table-cell table:formula="of:=SUM([to_solve_capacity.AU48:.AX48])" office:value-type="float" office:value="12" calcext:value-type="float">
            <text:p>12</text:p>
          </table:table-cell>
          <table:table-cell/>
          <table:table-cell table:formula="of:=[.$BA$33]*[.N48]" office:value-type="float" office:value="16" calcext:value-type="float">
            <text:p>16</text:p>
          </table:table-cell>
          <table:table-cell table:style-name="ce8" table:formula="of:=INDEX([.AS$4:.AS$30];MATCH([.$A48];[.$AA$4:.$AA$30];0))" office:value-type="float" office:value="0" calcext:value-type="float">
            <text:p>0</text:p>
          </table:table-cell>
          <table:table-cell table:style-name="ce8" table:formula="of:=[.BI48]*[.$M48]" office:value-type="float" office:value="22.2" calcext:value-type="float">
            <text:p>22</text:p>
          </table:table-cell>
          <table:table-cell table:style-name="ce8" table:formula="of:=[.BJ48]*[.$M48]" office:value-type="float" office:value="14.8" calcext:value-type="float">
            <text:p>15</text:p>
          </table:table-cell>
          <table:table-cell table:style-name="ce8" table:formula="of:=[.BK48]*[.$M48]" office:value-type="float" office:value="22.2" calcext:value-type="float">
            <text:p>22</text:p>
          </table:table-cell>
          <table:table-cell table:style-name="ce8" table:formula="of:=[.BL48]*[.$M48]" office:value-type="float" office:value="14.8" calcext:value-type="float">
            <text:p>15</text:p>
          </table:table-cell>
          <table:table-cell table:style-name="ce13" table:formula="of:=[.BA48]/[.$M48]" office:value-type="float" office:value="0.177777777777778" calcext:value-type="float">
            <text:p>0.18</text:p>
          </table:table-cell>
          <table:table-cell table:style-name="ce13" table:formula="of:=[.BB48]/[.$M48]" office:value-type="float" office:value="0" calcext:value-type="float">
            <text:p>0.00</text:p>
          </table:table-cell>
          <table:table-cell table:style-name="ce13" table:formula="of:=(1-[.$BG48]-[.$BH48])*[.AQ48]/SUM([.$AQ48:.$AT48])" office:value-type="float" office:value="0.246666666666667" calcext:value-type="float">
            <text:p>0.25</text:p>
          </table:table-cell>
          <table:table-cell table:style-name="ce13" table:formula="of:=(1-[.$BG48]-[.$BH48])*[.AR48]/SUM([.$AQ48:.$AT48])" office:value-type="float" office:value="0.164444444444444" calcext:value-type="float">
            <text:p>0.16</text:p>
          </table:table-cell>
          <table:table-cell table:style-name="ce13" table:formula="of:=(1-[.$BG48]-[.$BH48])*[.AS48]/SUM([.$AQ48:.$AT48])" office:value-type="float" office:value="0.246666666666667" calcext:value-type="float">
            <text:p>0.25</text:p>
          </table:table-cell>
          <table:table-cell table:style-name="ce13" table:formula="of:=(1-[.$BG48]-[.$BH48])*[.AT48]/SUM([.$AQ48:.$AT48])" office:value-type="float" office:value="0.164444444444444" calcext:value-type="float">
            <text:p>0.16</text:p>
          </table:table-cell>
          <table:table-cell table:style-name="ce8" table:formula="of:=3600 *(1-SUM([.BI48:.BL48]))" office:value-type="float" office:value="640" calcext:value-type="float">
            <text:p>640</text:p>
          </table:table-cell>
          <table:table-cell table:formula="of:=[.BM48]/([.BA48]+[.BB48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JK1</text:p>
          </table:table-cell>
          <table:table-cell table:style-name="ce15" table:formula="of:=[.M49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/>
          <table:table-cell table:style-name="ce18" table:formula="of:=[.BC49]" office:value-type="float" office:value="16.4444444444444" calcext:value-type="float">
            <text:p>16.4</text:p>
          </table:table-cell>
          <table:table-cell table:style-name="ce19" table:formula="of:=[.O49]" office:value-type="float" office:value="383.703703703704" calcext:value-type="float">
            <text:p>384</text:p>
          </table:table-cell>
          <table:table-cell table:style-name="ce19" table:formula="of:=[.J49]*[.Q49]" office:value-type="float" office:value="383.703703703704" calcext:value-type="float">
            <text:p>384</text:p>
          </table:table-cell>
          <table:table-cell table:style-name="ce19" table:formula="of:=[.K49]*[.T49]" office:value-type="float" office:value="438.518518518518" calcext:value-type="float">
            <text:p>439</text:p>
          </table:table-cell>
          <table:table-cell table:style-name="ce4" table:formula="of:=[.M48]" office:value-type="float" office:value="90" calcext:value-type="float">
            <text:p>90</text:p>
          </table:table-cell>
          <table:table-cell table:formula="of:=INDEX([.N$4:.N$30];MATCH([.$A49];[.$AA$4:.$AA$30];0))" office:value-type="float" office:value="4" calcext:value-type="float">
            <text:p>4</text:p>
          </table:table-cell>
          <table:table-cell table:style-name="ce16" table:formula="of:=SUMPRODUCT([.AU49:.AX49];[.BI49:.BL49])*[.$AV$33]/[.AY49]" office:value-type="float" office:value="383.703703703704" calcext:value-type="float">
            <text:p>384</text:p>
          </table:table-cell>
          <table:table-cell table:style-name="ce16" table:formula="of:=SUMPRODUCT([.AU49:.AX49];[.BI49:.BL49])*[.$AV$33]" office:value-type="float" office:value="4604.44444444445" calcext:value-type="float">
            <text:p>4604</text:p>
          </table:table-cell>
          <table:table-cell table:style-name="ce6" table:formula="of:=[.S49]/[.R49]" office:value-type="float" office:value="1" calcext:value-type="float">
            <text:p>1.00</text:p>
          </table:table-cell>
          <table:table-cell table:style-name="ce6" table:formula="of:=SUM([.AB49:.AM49])/4" office:value-type="float" office:value="0.875" calcext:value-type="float">
            <text:p>0.88</text:p>
          </table:table-cell>
          <table:table-cell table:style-name="ce6" table:formula="of:=(4-[.V49])/4" office:value-type="float" office:value="0.875" calcext:value-type="float">
            <text:p>0.88</text:p>
          </table:table-cell>
          <table:table-cell table:style-name="ce6" table:formula="of:=1+[.U49]" office:value-type="float" office:value="1.14285714285714" calcext:value-type="float">
            <text:p>1.14</text:p>
          </table:table-cell>
          <table:table-cell table:style-name="ce6" table:formula="of:=[.V49]/(4-[.V49])" office:value-type="float" office:value="0.142857142857143" calcext:value-type="float">
            <text:p>0.14</text:p>
          </table:table-cell>
          <table:table-cell table:style-name="ce6" table:formula="of:=SUM([.AN49:.AP49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9];[.$AA$4:.$AA$30];0))*[.$Y49]" office:value-type="float" office:value="0" calcext:value-type="float">
            <text:p>0.00</text:p>
          </table:table-cell>
          <table:table-cell table:formula="of:=INDEX([.AC$4:.AC$30];MATCH([.$A49];[.$AA$4:.$AA$30];0))*[.$Z49]" office:value-type="float" office:value="1" calcext:value-type="float">
            <text:p>1.00</text:p>
          </table:table-cell>
          <table:table-cell table:formula="of:=INDEX([.AD$4:.AD$30];MATCH([.$A49];[.$AA$4:.$AA$30];0))*[.$AA49]" office:value-type="float" office:value="0" calcext:value-type="float">
            <text:p>0.00</text:p>
          </table:table-cell>
          <table:table-cell table:formula="of:=INDEX([.AE$4:.AE$30];MATCH([.$A49];[.$AA$4:.$AA$30];0))*[.$Y49]" office:value-type="float" office:value="0.5" calcext:value-type="float">
            <text:p>0.50</text:p>
          </table:table-cell>
          <table:table-cell table:formula="of:=INDEX([.AF$4:.AF$30];MATCH([.$A49];[.$AA$4:.$AA$30];0))*[.$Z49]" office:value-type="float" office:value="0" calcext:value-type="float">
            <text:p>0.00</text:p>
          </table:table-cell>
          <table:table-cell table:formula="of:=INDEX([.AG$4:.AG$30];MATCH([.$A49];[.$AA$4:.$AA$30];0))*[.$AA49]" office:value-type="float" office:value="0" calcext:value-type="float">
            <text:p>0.00</text:p>
          </table:table-cell>
          <table:table-cell table:formula="of:=INDEX([.AH$4:.AH$30];MATCH([.$A49];[.$AA$4:.$AA$30];0))*[.$Y49]" office:value-type="float" office:value="0" calcext:value-type="float">
            <text:p>0.00</text:p>
          </table:table-cell>
          <table:table-cell table:formula="of:=INDEX([.AI$4:.AI$30];MATCH([.$A49];[.$AA$4:.$AA$30];0))*[.$Z49]" office:value-type="float" office:value="1" calcext:value-type="float">
            <text:p>1.00</text:p>
          </table:table-cell>
          <table:table-cell table:formula="of:=INDEX([.AJ$4:.AJ$30];MATCH([.$A49];[.$AA$4:.$AA$30];0))*[.$AA49]" office:value-type="float" office:value="0.5" calcext:value-type="float">
            <text:p>0.50</text:p>
          </table:table-cell>
          <table:table-cell table:formula="of:=INDEX([.AK$4:.AK$30];MATCH([.$A49];[.$AA$4:.$AA$30];0))*[.$Y49]" office:value-type="float" office:value="0.5" calcext:value-type="float">
            <text:p>0.50</text:p>
          </table:table-cell>
          <table:table-cell table:formula="of:=INDEX([.AL$4:.AL$30];MATCH([.$A49];[.$AA$4:.$AA$30];0))*[.$Z49]" office:value-type="float" office:value="0" calcext:value-type="float">
            <text:p>0.00</text:p>
          </table:table-cell>
          <table:table-cell table:style-name="ce9" table:formula="of:=INDEX([.AM$4:.AM$30];MATCH([.$A49];[.$AA$4:.$AA$30];0))*[.$AA49]" office:value-type="float" office:value="0" calcext:value-type="float">
            <text:p>0.00</text:p>
          </table:table-cell>
          <table:table-cell table:style-name="ce9" table:formula="of:=INDEX([.AN$4:.AN$30];MATCH([.$A49];[.$AA$4:.$AA$30];0))*[.$Y49]" office:value-type="float" office:value="0" calcext:value-type="float">
            <text:p>0.00</text:p>
          </table:table-cell>
          <table:table-cell table:style-name="ce9" table:formula="of:=INDEX([.AO$4:.AO$30];MATCH([.$A49];[.$AA$4:.$AA$30];0))*[.$Z49]" office:value-type="float" office:value="0" calcext:value-type="float">
            <text:p>0.00</text:p>
          </table:table-cell>
          <table:table-cell table:style-name="ce9" table:formula="of:=INDEX([.AP$4:.AP$30];MATCH([.$A49];[.$AA$4:.$AA$30];0))*[.$AA49]" office:value-type="float" office:value="0.5" calcext:value-type="float">
            <text:p>0.50</text:p>
          </table:table-cell>
          <table:table-cell table:style-name="ce9" table:formula="of:=SUM([.$AB49:.$AD49])/[.AU49]" office:value-type="float" office:value="0.25" calcext:value-type="float">
            <text:p>0.25</text:p>
          </table:table-cell>
          <table:table-cell table:style-name="ce9" table:formula="of:=SUM([.$AE49:.$AG49])/[.AV49]" office:value-type="float" office:value="0.25" calcext:value-type="float">
            <text:p>0.25</text:p>
          </table:table-cell>
          <table:table-cell table:style-name="ce9" table:formula="of:=SUM([.$AH49:.$AJ49])/[.AW49]" office:value-type="float" office:value="0.375" calcext:value-type="float">
            <text:p>0.38</text:p>
          </table:table-cell>
          <table:table-cell table:style-name="ce9" table:formula="of:=SUM([.$AK49:.$AM49])/[.AX49]" office:value-type="float" office:value="0.25" calcext:value-type="float">
            <text:p>0.25</text:p>
          </table:table-cell>
          <table:table-cell table:style-name="ce8" table:formula="of:=INDEX([.AU$4:.AU$30];MATCH([.$A49];[.$AA$4:.$AA$30];0))" office:value-type="float" office:value="4" calcext:value-type="float">
            <text:p>4</text:p>
          </table:table-cell>
          <table:table-cell table:style-name="ce8" table:formula="of:=INDEX([.AV$4:.AV$30];MATCH([.$A49];[.$AA$4:.$AA$30];0))" office:value-type="float" office:value="2" calcext:value-type="float">
            <text:p>2</text:p>
          </table:table-cell>
          <table:table-cell table:style-name="ce8" table:formula="of:=INDEX([.AW$4:.AW$30];MATCH([.$A49];[.$AA$4:.$AA$30];0))" office:value-type="float" office:value="4" calcext:value-type="float">
            <text:p>4</text:p>
          </table:table-cell>
          <table:table-cell table:style-name="ce8" table:formula="of:=INDEX([.AX$4:.AX$30];MATCH([.$A49];[.$AA$4:.$AA$30];0))" office:value-type="float" office:value="2" calcext:value-type="float">
            <text:p>2</text:p>
          </table:table-cell>
          <table:table-cell table:formula="of:=SUM([to_solve_capacity.AU49:.AX49])" office:value-type="float" office:value="12" calcext:value-type="float">
            <text:p>12</text:p>
          </table:table-cell>
          <table:table-cell/>
          <table:table-cell table:formula="of:=[.$BA$33]*[.N49]" office:value-type="float" office:value="16" calcext:value-type="float">
            <text:p>16</text:p>
          </table:table-cell>
          <table:table-cell table:style-name="ce8" table:formula="of:=INDEX([.AS$4:.AS$30];MATCH([.$A49];[.$AA$4:.$AA$30];0))" office:value-type="float" office:value="0" calcext:value-type="float">
            <text:p>0</text:p>
          </table:table-cell>
          <table:table-cell table:style-name="ce8" table:formula="of:=[.BI49]*[.$M49]" office:value-type="float" office:value="16.4444444444444" calcext:value-type="float">
            <text:p>16</text:p>
          </table:table-cell>
          <table:table-cell table:style-name="ce8" table:formula="of:=[.BJ49]*[.$M49]" office:value-type="float" office:value="16.4444444444444" calcext:value-type="float">
            <text:p>16</text:p>
          </table:table-cell>
          <table:table-cell table:style-name="ce8" table:formula="of:=[.BK49]*[.$M49]" office:value-type="float" office:value="24.6666666666667" calcext:value-type="float">
            <text:p>25</text:p>
          </table:table-cell>
          <table:table-cell table:style-name="ce8" table:formula="of:=[.BL49]*[.$M49]" office:value-type="float" office:value="16.4444444444444" calcext:value-type="float">
            <text:p>16</text:p>
          </table:table-cell>
          <table:table-cell table:style-name="ce13" table:formula="of:=[.BA49]/[.$M49]" office:value-type="float" office:value="0.177777777777778" calcext:value-type="float">
            <text:p>0.18</text:p>
          </table:table-cell>
          <table:table-cell table:style-name="ce13" table:formula="of:=[.BB49]/[.$M49]" office:value-type="float" office:value="0" calcext:value-type="float">
            <text:p>0.00</text:p>
          </table:table-cell>
          <table:table-cell table:style-name="ce13" table:formula="of:=(1-[.$BG49]-[.$BH49])*[.AQ49]/SUM([.$AQ49:.$AT49])" office:value-type="float" office:value="0.182716049382716" calcext:value-type="float">
            <text:p>0.18</text:p>
          </table:table-cell>
          <table:table-cell table:style-name="ce13" table:formula="of:=(1-[.$BG49]-[.$BH49])*[.AR49]/SUM([.$AQ49:.$AT49])" office:value-type="float" office:value="0.182716049382716" calcext:value-type="float">
            <text:p>0.18</text:p>
          </table:table-cell>
          <table:table-cell table:style-name="ce13" table:formula="of:=(1-[.$BG49]-[.$BH49])*[.AS49]/SUM([.$AQ49:.$AT49])" office:value-type="float" office:value="0.274074074074074" calcext:value-type="float">
            <text:p>0.27</text:p>
          </table:table-cell>
          <table:table-cell table:style-name="ce13" table:formula="of:=(1-[.$BG49]-[.$BH49])*[.AT49]/SUM([.$AQ49:.$AT49])" office:value-type="float" office:value="0.182716049382716" calcext:value-type="float">
            <text:p>0.18</text:p>
          </table:table-cell>
          <table:table-cell table:style-name="ce8" table:formula="of:=3600 *(1-SUM([.BI49:.BL49]))" office:value-type="float" office:value="640" calcext:value-type="float">
            <text:p>640</text:p>
          </table:table-cell>
          <table:table-cell table:formula="of:=[.BM49]/([.BA49]+[.BB49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JK2</text:p>
          </table:table-cell>
          <table:table-cell table:style-name="ce15" table:formula="of:=[.M50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\fignum(detour-kerb-side)</text:p>
          </table:table-cell>
          <table:table-cell table:style-name="ce18" table:formula="of:=[.BC50]" office:value-type="float" office:value="24.6666666666667" calcext:value-type="float">
            <text:p>24.7</text:p>
          </table:table-cell>
          <table:table-cell table:style-name="ce19" table:formula="of:=[.O50]" office:value-type="float" office:value="383.703703703704" calcext:value-type="float">
            <text:p>384</text:p>
          </table:table-cell>
          <table:table-cell table:style-name="ce19" table:formula="of:=[.J50]*[.Q50]" office:value-type="float" office:value="383.703703703704" calcext:value-type="float">
            <text:p>384</text:p>
          </table:table-cell>
          <table:table-cell table:style-name="ce19" table:formula="of:=[.K50]*[.T50]" office:value-type="float" office:value="438.518518518518" calcext:value-type="float">
            <text:p>439</text:p>
          </table:table-cell>
          <table:table-cell table:style-name="ce4" table:formula="of:=[.M49]" office:value-type="float" office:value="90" calcext:value-type="float">
            <text:p>90</text:p>
          </table:table-cell>
          <table:table-cell table:formula="of:=INDEX([.N$4:.N$30];MATCH([.$A50];[.$AA$4:.$AA$30];0))" office:value-type="float" office:value="4" calcext:value-type="float">
            <text:p>4</text:p>
          </table:table-cell>
          <table:table-cell table:style-name="ce16" table:formula="of:=SUMPRODUCT([.AU50:.AX50];[.BI50:.BL50])*[.$AV$33]/[.AY50]" office:value-type="float" office:value="383.703703703704" calcext:value-type="float">
            <text:p>384</text:p>
          </table:table-cell>
          <table:table-cell table:style-name="ce16" table:formula="of:=SUMPRODUCT([.AU50:.AX50];[.BI50:.BL50])*[.$AV$33]" office:value-type="float" office:value="4604.44444444445" calcext:value-type="float">
            <text:p>4604</text:p>
          </table:table-cell>
          <table:table-cell table:style-name="ce6" table:formula="of:=[.S50]/[.R50]" office:value-type="float" office:value="1" calcext:value-type="float">
            <text:p>1.00</text:p>
          </table:table-cell>
          <table:table-cell table:style-name="ce6" table:formula="of:=SUM([.AB50:.AM50])/4" office:value-type="float" office:value="0.875" calcext:value-type="float">
            <text:p>0.88</text:p>
          </table:table-cell>
          <table:table-cell table:style-name="ce6" table:formula="of:=(4-[.V50])/4" office:value-type="float" office:value="0.875" calcext:value-type="float">
            <text:p>0.88</text:p>
          </table:table-cell>
          <table:table-cell table:style-name="ce6" table:formula="of:=1+[.U50]" office:value-type="float" office:value="1.14285714285714" calcext:value-type="float">
            <text:p>1.14</text:p>
          </table:table-cell>
          <table:table-cell table:style-name="ce6" table:formula="of:=[.V50]/(4-[.V50])" office:value-type="float" office:value="0.142857142857143" calcext:value-type="float">
            <text:p>0.14</text:p>
          </table:table-cell>
          <table:table-cell table:style-name="ce6" table:formula="of:=SUM([.AN50:.AP50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0];[.$AA$4:.$AA$30];0))*[.$Y50]" office:value-type="float" office:value="0" calcext:value-type="float">
            <text:p>0.00</text:p>
          </table:table-cell>
          <table:table-cell table:formula="of:=INDEX([.AC$4:.AC$30];MATCH([.$A50];[.$AA$4:.$AA$30];0))*[.$Z50]" office:value-type="float" office:value="1" calcext:value-type="float">
            <text:p>1.00</text:p>
          </table:table-cell>
          <table:table-cell table:formula="of:=INDEX([.AD$4:.AD$30];MATCH([.$A50];[.$AA$4:.$AA$30];0))*[.$AA50]" office:value-type="float" office:value="0.5" calcext:value-type="float">
            <text:p>0.50</text:p>
          </table:table-cell>
          <table:table-cell table:formula="of:=INDEX([.AE$4:.AE$30];MATCH([.$A50];[.$AA$4:.$AA$30];0))*[.$Y50]" office:value-type="float" office:value="0.5" calcext:value-type="float">
            <text:p>0.50</text:p>
          </table:table-cell>
          <table:table-cell table:formula="of:=INDEX([.AF$4:.AF$30];MATCH([.$A50];[.$AA$4:.$AA$30];0))*[.$Z50]" office:value-type="float" office:value="0" calcext:value-type="float">
            <text:p>0.00</text:p>
          </table:table-cell>
          <table:table-cell table:formula="of:=INDEX([.AG$4:.AG$30];MATCH([.$A50];[.$AA$4:.$AA$30];0))*[.$AA50]" office:value-type="float" office:value="0" calcext:value-type="float">
            <text:p>0.00</text:p>
          </table:table-cell>
          <table:table-cell table:formula="of:=INDEX([.AH$4:.AH$30];MATCH([.$A50];[.$AA$4:.$AA$30];0))*[.$Y50]" office:value-type="float" office:value="0" calcext:value-type="float">
            <text:p>0.00</text:p>
          </table:table-cell>
          <table:table-cell table:formula="of:=INDEX([.AI$4:.AI$30];MATCH([.$A50];[.$AA$4:.$AA$30];0))*[.$Z50]" office:value-type="float" office:value="1" calcext:value-type="float">
            <text:p>1.00</text:p>
          </table:table-cell>
          <table:table-cell table:formula="of:=INDEX([.AJ$4:.AJ$30];MATCH([.$A50];[.$AA$4:.$AA$30];0))*[.$AA50]" office:value-type="float" office:value="0" calcext:value-type="float">
            <text:p>0.00</text:p>
          </table:table-cell>
          <table:table-cell table:formula="of:=INDEX([.AK$4:.AK$30];MATCH([.$A50];[.$AA$4:.$AA$30];0))*[.$Y50]" office:value-type="float" office:value="0.5" calcext:value-type="float">
            <text:p>0.50</text:p>
          </table:table-cell>
          <table:table-cell table:formula="of:=INDEX([.AL$4:.AL$30];MATCH([.$A50];[.$AA$4:.$AA$30];0))*[.$Z50]" office:value-type="float" office:value="0" calcext:value-type="float">
            <text:p>0.00</text:p>
          </table:table-cell>
          <table:table-cell table:style-name="ce9" table:formula="of:=INDEX([.AM$4:.AM$30];MATCH([.$A50];[.$AA$4:.$AA$30];0))*[.$AA50]" office:value-type="float" office:value="0" calcext:value-type="float">
            <text:p>0.00</text:p>
          </table:table-cell>
          <table:table-cell table:style-name="ce9" table:formula="of:=INDEX([.AN$4:.AN$30];MATCH([.$A50];[.$AA$4:.$AA$30];0))*[.$Y50]" office:value-type="float" office:value="0" calcext:value-type="float">
            <text:p>0.00</text:p>
          </table:table-cell>
          <table:table-cell table:style-name="ce9" table:formula="of:=INDEX([.AO$4:.AO$30];MATCH([.$A50];[.$AA$4:.$AA$30];0))*[.$Z50]" office:value-type="float" office:value="0" calcext:value-type="float">
            <text:p>0.00</text:p>
          </table:table-cell>
          <table:table-cell table:style-name="ce9" table:formula="of:=INDEX([.AP$4:.AP$30];MATCH([.$A50];[.$AA$4:.$AA$30];0))*[.$AA50]" office:value-type="float" office:value="0.5" calcext:value-type="float">
            <text:p>0.50</text:p>
          </table:table-cell>
          <table:table-cell table:style-name="ce9" table:formula="of:=SUM([.$AB50:.$AD50])/[.AU50]" office:value-type="float" office:value="0.375" calcext:value-type="float">
            <text:p>0.38</text:p>
          </table:table-cell>
          <table:table-cell table:style-name="ce9" table:formula="of:=SUM([.$AE50:.$AG50])/[.AV50]" office:value-type="float" office:value="0.25" calcext:value-type="float">
            <text:p>0.25</text:p>
          </table:table-cell>
          <table:table-cell table:style-name="ce9" table:formula="of:=SUM([.$AH50:.$AJ50])/[.AW50]" office:value-type="float" office:value="0.25" calcext:value-type="float">
            <text:p>0.25</text:p>
          </table:table-cell>
          <table:table-cell table:style-name="ce9" table:formula="of:=SUM([.$AK50:.$AM50])/[.AX50]" office:value-type="float" office:value="0.25" calcext:value-type="float">
            <text:p>0.25</text:p>
          </table:table-cell>
          <table:table-cell table:style-name="ce8" table:formula="of:=INDEX([.AU$4:.AU$30];MATCH([.$A50];[.$AA$4:.$AA$30];0))" office:value-type="float" office:value="4" calcext:value-type="float">
            <text:p>4</text:p>
          </table:table-cell>
          <table:table-cell table:style-name="ce8" table:formula="of:=INDEX([.AV$4:.AV$30];MATCH([.$A50];[.$AA$4:.$AA$30];0))" office:value-type="float" office:value="2" calcext:value-type="float">
            <text:p>2</text:p>
          </table:table-cell>
          <table:table-cell table:style-name="ce8" table:formula="of:=INDEX([.AW$4:.AW$30];MATCH([.$A50];[.$AA$4:.$AA$30];0))" office:value-type="float" office:value="4" calcext:value-type="float">
            <text:p>4</text:p>
          </table:table-cell>
          <table:table-cell table:style-name="ce8" table:formula="of:=INDEX([.AX$4:.AX$30];MATCH([.$A50];[.$AA$4:.$AA$30];0))" office:value-type="float" office:value="2" calcext:value-type="float">
            <text:p>2</text:p>
          </table:table-cell>
          <table:table-cell table:formula="of:=SUM([to_solve_capacity.AU50:.AX50])" office:value-type="float" office:value="12" calcext:value-type="float">
            <text:p>12</text:p>
          </table:table-cell>
          <table:table-cell/>
          <table:table-cell table:formula="of:=[.$BA$33]*[.N50]" office:value-type="float" office:value="16" calcext:value-type="float">
            <text:p>16</text:p>
          </table:table-cell>
          <table:table-cell table:style-name="ce8" table:formula="of:=INDEX([.AS$4:.AS$30];MATCH([.$A50];[.$AA$4:.$AA$30];0))" office:value-type="float" office:value="0" calcext:value-type="float">
            <text:p>0</text:p>
          </table:table-cell>
          <table:table-cell table:style-name="ce8" table:formula="of:=[.BI50]*[.$M50]" office:value-type="float" office:value="24.6666666666667" calcext:value-type="float">
            <text:p>25</text:p>
          </table:table-cell>
          <table:table-cell table:style-name="ce8" table:formula="of:=[.BJ50]*[.$M50]" office:value-type="float" office:value="16.4444444444444" calcext:value-type="float">
            <text:p>16</text:p>
          </table:table-cell>
          <table:table-cell table:style-name="ce8" table:formula="of:=[.BK50]*[.$M50]" office:value-type="float" office:value="16.4444444444444" calcext:value-type="float">
            <text:p>16</text:p>
          </table:table-cell>
          <table:table-cell table:style-name="ce8" table:formula="of:=[.BL50]*[.$M50]" office:value-type="float" office:value="16.4444444444444" calcext:value-type="float">
            <text:p>16</text:p>
          </table:table-cell>
          <table:table-cell table:style-name="ce13" table:formula="of:=[.BA50]/[.$M50]" office:value-type="float" office:value="0.177777777777778" calcext:value-type="float">
            <text:p>0.18</text:p>
          </table:table-cell>
          <table:table-cell table:style-name="ce13" table:formula="of:=[.BB50]/[.$M50]" office:value-type="float" office:value="0" calcext:value-type="float">
            <text:p>0.00</text:p>
          </table:table-cell>
          <table:table-cell table:style-name="ce13" table:formula="of:=(1-[.$BG50]-[.$BH50])*[.AQ50]/SUM([.$AQ50:.$AT50])" office:value-type="float" office:value="0.274074074074074" calcext:value-type="float">
            <text:p>0.27</text:p>
          </table:table-cell>
          <table:table-cell table:style-name="ce13" table:formula="of:=(1-[.$BG50]-[.$BH50])*[.AR50]/SUM([.$AQ50:.$AT50])" office:value-type="float" office:value="0.182716049382716" calcext:value-type="float">
            <text:p>0.18</text:p>
          </table:table-cell>
          <table:table-cell table:style-name="ce13" table:formula="of:=(1-[.$BG50]-[.$BH50])*[.AS50]/SUM([.$AQ50:.$AT50])" office:value-type="float" office:value="0.182716049382716" calcext:value-type="float">
            <text:p>0.18</text:p>
          </table:table-cell>
          <table:table-cell table:style-name="ce13" table:formula="of:=(1-[.$BG50]-[.$BH50])*[.AT50]/SUM([.$AQ50:.$AT50])" office:value-type="float" office:value="0.182716049382716" calcext:value-type="float">
            <text:p>0.18</text:p>
          </table:table-cell>
          <table:table-cell table:style-name="ce8" table:formula="of:=3600 *(1-SUM([.BI50:.BL50]))" office:value-type="float" office:value="640" calcext:value-type="float">
            <text:p>640</text:p>
          </table:table-cell>
          <table:table-cell table:formula="of:=[.BM50]/([.BA50]+[.BB50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JK12</text:p>
          </table:table-cell>
          <table:table-cell table:style-name="ce15" table:formula="of:=[.M51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51]" office:value-type="float" office:value="18.5" calcext:value-type="float">
            <text:p>18.5</text:p>
          </table:table-cell>
          <table:table-cell table:style-name="ce19" table:formula="of:=[.O51]" office:value-type="float" office:value="370" calcext:value-type="float">
            <text:p>370</text:p>
          </table:table-cell>
          <table:table-cell table:style-name="ce19" table:formula="of:=[.J51]*[.Q51]" office:value-type="float" office:value="370" calcext:value-type="float">
            <text:p>370</text:p>
          </table:table-cell>
          <table:table-cell table:style-name="ce19" table:formula="of:=[.K51]*[.T51]" office:value-type="float" office:value="493.333333333333" calcext:value-type="float">
            <text:p>493</text:p>
          </table:table-cell>
          <table:table-cell table:style-name="ce4" table:formula="of:=[.M50]" office:value-type="float" office:value="90" calcext:value-type="float">
            <text:p>90</text:p>
          </table:table-cell>
          <table:table-cell table:formula="of:=INDEX([.N$4:.N$30];MATCH([.$A51];[.$AA$4:.$AA$30];0))" office:value-type="float" office:value="4" calcext:value-type="float">
            <text:p>4</text:p>
          </table:table-cell>
          <table:table-cell table:style-name="ce16" table:formula="of:=SUMPRODUCT([.AU51:.AX51];[.BI51:.BL51])*[.$AV$33]/[.AY51]" office:value-type="float" office:value="370" calcext:value-type="float">
            <text:p>370</text:p>
          </table:table-cell>
          <table:table-cell table:style-name="ce16" table:formula="of:=SUMPRODUCT([.AU51:.AX51];[.BI51:.BL51])*[.$AV$33]" office:value-type="float" office:value="4440" calcext:value-type="float">
            <text:p>4440</text:p>
          </table:table-cell>
          <table:table-cell table:style-name="ce6" table:formula="of:=[.S51]/[.R51]" office:value-type="float" office:value="1" calcext:value-type="float">
            <text:p>1.00</text:p>
          </table:table-cell>
          <table:table-cell table:style-name="ce6" table:formula="of:=SUM([.AB51:.AM51])/4" office:value-type="float" office:value="0.75" calcext:value-type="float">
            <text:p>0.75</text:p>
          </table:table-cell>
          <table:table-cell table:style-name="ce6" table:formula="of:=(4-[.V51])/4" office:value-type="float" office:value="0.75" calcext:value-type="float">
            <text:p>0.75</text:p>
          </table:table-cell>
          <table:table-cell table:style-name="ce6" table:formula="of:=1+[.U51]" office:value-type="float" office:value="1.33333333333333" calcext:value-type="float">
            <text:p>1.33</text:p>
          </table:table-cell>
          <table:table-cell table:style-name="ce6" table:formula="of:=[.V51]/(4-[.V51])" office:value-type="float" office:value="0.333333333333333" calcext:value-type="float">
            <text:p>0.33</text:p>
          </table:table-cell>
          <table:table-cell table:style-name="ce6" table:formula="of:=SUM([.AN51:.AP51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1];[.$AA$4:.$AA$30];0))*[.$Y51]" office:value-type="float" office:value="0" calcext:value-type="float">
            <text:p>0.00</text:p>
          </table:table-cell>
          <table:table-cell table:formula="of:=INDEX([.AC$4:.AC$30];MATCH([.$A51];[.$AA$4:.$AA$30];0))*[.$Z51]" office:value-type="float" office:value="1" calcext:value-type="float">
            <text:p>1.00</text:p>
          </table:table-cell>
          <table:table-cell table:formula="of:=INDEX([.AD$4:.AD$30];MATCH([.$A51];[.$AA$4:.$AA$30];0))*[.$AA51]" office:value-type="float" office:value="0" calcext:value-type="float">
            <text:p>0.00</text:p>
          </table:table-cell>
          <table:table-cell table:formula="of:=INDEX([.AE$4:.AE$30];MATCH([.$A51];[.$AA$4:.$AA$30];0))*[.$Y51]" office:value-type="float" office:value="0.5" calcext:value-type="float">
            <text:p>0.50</text:p>
          </table:table-cell>
          <table:table-cell table:formula="of:=INDEX([.AF$4:.AF$30];MATCH([.$A51];[.$AA$4:.$AA$30];0))*[.$Z51]" office:value-type="float" office:value="0" calcext:value-type="float">
            <text:p>0.00</text:p>
          </table:table-cell>
          <table:table-cell table:formula="of:=INDEX([.AG$4:.AG$30];MATCH([.$A51];[.$AA$4:.$AA$30];0))*[.$AA51]" office:value-type="float" office:value="0" calcext:value-type="float">
            <text:p>0.00</text:p>
          </table:table-cell>
          <table:table-cell table:formula="of:=INDEX([.AH$4:.AH$30];MATCH([.$A51];[.$AA$4:.$AA$30];0))*[.$Y51]" office:value-type="float" office:value="0" calcext:value-type="float">
            <text:p>0.00</text:p>
          </table:table-cell>
          <table:table-cell table:formula="of:=INDEX([.AI$4:.AI$30];MATCH([.$A51];[.$AA$4:.$AA$30];0))*[.$Z51]" office:value-type="float" office:value="1" calcext:value-type="float">
            <text:p>1.00</text:p>
          </table:table-cell>
          <table:table-cell table:formula="of:=INDEX([.AJ$4:.AJ$30];MATCH([.$A51];[.$AA$4:.$AA$30];0))*[.$AA51]" office:value-type="float" office:value="0" calcext:value-type="float">
            <text:p>0.00</text:p>
          </table:table-cell>
          <table:table-cell table:formula="of:=INDEX([.AK$4:.AK$30];MATCH([.$A51];[.$AA$4:.$AA$30];0))*[.$Y51]" office:value-type="float" office:value="0.5" calcext:value-type="float">
            <text:p>0.50</text:p>
          </table:table-cell>
          <table:table-cell table:formula="of:=INDEX([.AL$4:.AL$30];MATCH([.$A51];[.$AA$4:.$AA$30];0))*[.$Z51]" office:value-type="float" office:value="0" calcext:value-type="float">
            <text:p>0.00</text:p>
          </table:table-cell>
          <table:table-cell table:style-name="ce9" table:formula="of:=INDEX([.AM$4:.AM$30];MATCH([.$A51];[.$AA$4:.$AA$30];0))*[.$AA51]" office:value-type="float" office:value="0" calcext:value-type="float">
            <text:p>0.00</text:p>
          </table:table-cell>
          <table:table-cell table:style-name="ce9" table:formula="of:=INDEX([.AN$4:.AN$30];MATCH([.$A51];[.$AA$4:.$AA$30];0))*[.$Y51]" office:value-type="float" office:value="0" calcext:value-type="float">
            <text:p>0.00</text:p>
          </table:table-cell>
          <table:table-cell table:style-name="ce9" table:formula="of:=INDEX([.AO$4:.AO$30];MATCH([.$A51];[.$AA$4:.$AA$30];0))*[.$Z51]" office:value-type="float" office:value="0" calcext:value-type="float">
            <text:p>0.00</text:p>
          </table:table-cell>
          <table:table-cell table:style-name="ce9" table:formula="of:=INDEX([.AP$4:.AP$30];MATCH([.$A51];[.$AA$4:.$AA$30];0))*[.$AA51]" office:value-type="float" office:value="1" calcext:value-type="float">
            <text:p>1.00</text:p>
          </table:table-cell>
          <table:table-cell table:style-name="ce9" table:formula="of:=SUM([.$AB51:.$AD51])/[.AU51]" office:value-type="float" office:value="0.25" calcext:value-type="float">
            <text:p>0.25</text:p>
          </table:table-cell>
          <table:table-cell table:style-name="ce9" table:formula="of:=SUM([.$AE51:.$AG51])/[.AV51]" office:value-type="float" office:value="0.25" calcext:value-type="float">
            <text:p>0.25</text:p>
          </table:table-cell>
          <table:table-cell table:style-name="ce9" table:formula="of:=SUM([.$AH51:.$AJ51])/[.AW51]" office:value-type="float" office:value="0.25" calcext:value-type="float">
            <text:p>0.25</text:p>
          </table:table-cell>
          <table:table-cell table:style-name="ce9" table:formula="of:=SUM([.$AK51:.$AM51])/[.AX51]" office:value-type="float" office:value="0.25" calcext:value-type="float">
            <text:p>0.25</text:p>
          </table:table-cell>
          <table:table-cell table:style-name="ce8" table:formula="of:=INDEX([.AU$4:.AU$30];MATCH([.$A51];[.$AA$4:.$AA$30];0))" office:value-type="float" office:value="4" calcext:value-type="float">
            <text:p>4</text:p>
          </table:table-cell>
          <table:table-cell table:style-name="ce8" table:formula="of:=INDEX([.AV$4:.AV$30];MATCH([.$A51];[.$AA$4:.$AA$30];0))" office:value-type="float" office:value="2" calcext:value-type="float">
            <text:p>2</text:p>
          </table:table-cell>
          <table:table-cell table:style-name="ce8" table:formula="of:=INDEX([.AW$4:.AW$30];MATCH([.$A51];[.$AA$4:.$AA$30];0))" office:value-type="float" office:value="4" calcext:value-type="float">
            <text:p>4</text:p>
          </table:table-cell>
          <table:table-cell table:style-name="ce8" table:formula="of:=INDEX([.AX$4:.AX$30];MATCH([.$A51];[.$AA$4:.$AA$30];0))" office:value-type="float" office:value="2" calcext:value-type="float">
            <text:p>2</text:p>
          </table:table-cell>
          <table:table-cell table:formula="of:=SUM([to_solve_capacity.AU51:.AX51])" office:value-type="float" office:value="12" calcext:value-type="float">
            <text:p>12</text:p>
          </table:table-cell>
          <table:table-cell/>
          <table:table-cell table:formula="of:=[.$BA$33]*[.N51]" office:value-type="float" office:value="16" calcext:value-type="float">
            <text:p>16</text:p>
          </table:table-cell>
          <table:table-cell table:style-name="ce8" table:formula="of:=INDEX([.AS$4:.AS$30];MATCH([.$A51];[.$AA$4:.$AA$30];0))" office:value-type="float" office:value="0" calcext:value-type="float">
            <text:p>0</text:p>
          </table:table-cell>
          <table:table-cell table:style-name="ce8" table:formula="of:=[.BI51]*[.$M51]" office:value-type="float" office:value="18.5" calcext:value-type="float">
            <text:p>19</text:p>
          </table:table-cell>
          <table:table-cell table:style-name="ce8" table:formula="of:=[.BJ51]*[.$M51]" office:value-type="float" office:value="18.5" calcext:value-type="float">
            <text:p>19</text:p>
          </table:table-cell>
          <table:table-cell table:style-name="ce8" table:formula="of:=[.BK51]*[.$M51]" office:value-type="float" office:value="18.5" calcext:value-type="float">
            <text:p>19</text:p>
          </table:table-cell>
          <table:table-cell table:style-name="ce8" table:formula="of:=[.BL51]*[.$M51]" office:value-type="float" office:value="18.5" calcext:value-type="float">
            <text:p>19</text:p>
          </table:table-cell>
          <table:table-cell table:style-name="ce13" table:formula="of:=[.BA51]/[.$M51]" office:value-type="float" office:value="0.177777777777778" calcext:value-type="float">
            <text:p>0.18</text:p>
          </table:table-cell>
          <table:table-cell table:style-name="ce13" table:formula="of:=[.BB51]/[.$M51]" office:value-type="float" office:value="0" calcext:value-type="float">
            <text:p>0.00</text:p>
          </table:table-cell>
          <table:table-cell table:style-name="ce13" table:formula="of:=(1-[.$BG51]-[.$BH51])*[.AQ51]/SUM([.$AQ51:.$AT51])" office:value-type="float" office:value="0.205555555555556" calcext:value-type="float">
            <text:p>0.21</text:p>
          </table:table-cell>
          <table:table-cell table:style-name="ce13" table:formula="of:=(1-[.$BG51]-[.$BH51])*[.AR51]/SUM([.$AQ51:.$AT51])" office:value-type="float" office:value="0.205555555555556" calcext:value-type="float">
            <text:p>0.21</text:p>
          </table:table-cell>
          <table:table-cell table:style-name="ce13" table:formula="of:=(1-[.$BG51]-[.$BH51])*[.AS51]/SUM([.$AQ51:.$AT51])" office:value-type="float" office:value="0.205555555555556" calcext:value-type="float">
            <text:p>0.21</text:p>
          </table:table-cell>
          <table:table-cell table:style-name="ce13" table:formula="of:=(1-[.$BG51]-[.$BH51])*[.AT51]/SUM([.$AQ51:.$AT51])" office:value-type="float" office:value="0.205555555555556" calcext:value-type="float">
            <text:p>0.21</text:p>
          </table:table-cell>
          <table:table-cell table:style-name="ce8" table:formula="of:=3600 *(1-SUM([.BI51:.BL51]))" office:value-type="float" office:value="640" calcext:value-type="float">
            <text:p>640</text:p>
          </table:table-cell>
          <table:table-cell table:formula="of:=[.BM51]/([.BA51]+[.BB51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KF</text:p>
          </table:table-cell>
          <table:table-cell table:style-name="ce15" table:formula="of:=[.M52]" office:value-type="float" office:value="90" calcext:value-type="float">
            <text:p>9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kerb-first</text:p>
          </table:table-cell>
          <table:table-cell table:style-name="ce15" office:value-type="string" calcext:value-type="string">
            <text:p>\fignum(detour-kerb-first)</text:p>
          </table:table-cell>
          <table:table-cell table:style-name="ce18" table:formula="of:=[.BC52]" office:value-type="float" office:value="42.5454545454546" calcext:value-type="float">
            <text:p>42.5</text:p>
          </table:table-cell>
          <table:table-cell table:style-name="ce19" table:formula="of:=[.O52]" office:value-type="float" office:value="495.950344409961" calcext:value-type="float">
            <text:p>496</text:p>
          </table:table-cell>
          <table:table-cell table:style-name="ce19" table:formula="of:=[.J52]*[.Q52]" office:value-type="float" office:value="495.950344409961" calcext:value-type="float">
            <text:p>496</text:p>
          </table:table-cell>
          <table:table-cell table:style-name="ce19" table:formula="of:=[.K52]*[.T52]" office:value-type="float" office:value="566.800393611384" calcext:value-type="float">
            <text:p>567</text:p>
          </table:table-cell>
          <table:table-cell table:style-name="ce4" table:formula="of:=[.M51]" office:value-type="float" office:value="90" calcext:value-type="float">
            <text:p>90</text:p>
          </table:table-cell>
          <table:table-cell table:formula="of:=INDEX([.N$4:.N$30];MATCH([.$A52];[.$AA$4:.$AA$30];0))" office:value-type="float" office:value="3" calcext:value-type="float">
            <text:p>3</text:p>
          </table:table-cell>
          <table:table-cell table:style-name="ce16" table:formula="of:=SUMPRODUCT([.AU52:.AX52];[.BI52:.BL52])*[.$AV$33]/[.AY52]" office:value-type="float" office:value="495.950344409961" calcext:value-type="float">
            <text:p>496</text:p>
          </table:table-cell>
          <table:table-cell table:style-name="ce16" table:formula="of:=SUMPRODUCT([.AU52:.AX52];[.BI52:.BL52])*[.$AV$33]" office:value-type="float" office:value="5956.36363636364" calcext:value-type="float">
            <text:p>5956</text:p>
          </table:table-cell>
          <table:table-cell table:style-name="ce6" table:formula="of:=[.S52]/[.R52]" office:value-type="float" office:value="1" calcext:value-type="float">
            <text:p>1.00</text:p>
          </table:table-cell>
          <table:table-cell table:style-name="ce6" table:formula="of:=SUM([.AB52:.AM52])/4" office:value-type="float" office:value="0.875" calcext:value-type="float">
            <text:p>0.88</text:p>
          </table:table-cell>
          <table:table-cell table:style-name="ce6" table:formula="of:=(4-[.V52])/4" office:value-type="float" office:value="0.875" calcext:value-type="float">
            <text:p>0.88</text:p>
          </table:table-cell>
          <table:table-cell table:style-name="ce6" table:formula="of:=1+[.U52]" office:value-type="float" office:value="1.14285714285714" calcext:value-type="float">
            <text:p>1.14</text:p>
          </table:table-cell>
          <table:table-cell table:style-name="ce6" table:formula="of:=[.V52]/(4-[.V52])" office:value-type="float" office:value="0.142857142857143" calcext:value-type="float">
            <text:p>0.14</text:p>
          </table:table-cell>
          <table:table-cell table:style-name="ce6" table:formula="of:=SUM([.AN52:.AP52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2];[.$AA$4:.$AA$30];0))*[.$Y52]" office:value-type="float" office:value="0.5" calcext:value-type="float">
            <text:p>0.50</text:p>
          </table:table-cell>
          <table:table-cell table:formula="of:=INDEX([.AC$4:.AC$30];MATCH([.$A52];[.$AA$4:.$AA$30];0))*[.$Z52]" office:value-type="float" office:value="1" calcext:value-type="float">
            <text:p>1.00</text:p>
          </table:table-cell>
          <table:table-cell table:formula="of:=INDEX([.AD$4:.AD$30];MATCH([.$A52];[.$AA$4:.$AA$30];0))*[.$AA52]" office:value-type="float" office:value="0.5" calcext:value-type="float">
            <text:p>0.50</text:p>
          </table:table-cell>
          <table:table-cell table:formula="of:=INDEX([.AE$4:.AE$30];MATCH([.$A52];[.$AA$4:.$AA$30];0))*[.$Y52]" office:value-type="float" office:value="0.5" calcext:value-type="float">
            <text:p>0.50</text:p>
          </table:table-cell>
          <table:table-cell table:formula="of:=INDEX([.AF$4:.AF$30];MATCH([.$A52];[.$AA$4:.$AA$30];0))*[.$Z52]" office:value-type="float" office:value="0" calcext:value-type="float">
            <text:p>0.00</text:p>
          </table:table-cell>
          <table:table-cell table:formula="of:=INDEX([.AG$4:.AG$30];MATCH([.$A52];[.$AA$4:.$AA$30];0))*[.$AA52]" office:value-type="float" office:value="0" calcext:value-type="float">
            <text:p>0.00</text:p>
          </table:table-cell>
          <table:table-cell table:formula="of:=INDEX([.AH$4:.AH$30];MATCH([.$A52];[.$AA$4:.$AA$30];0))*[.$Y52]" office:value-type="float" office:value="0" calcext:value-type="float">
            <text:p>0.00</text:p>
          </table:table-cell>
          <table:table-cell table:formula="of:=INDEX([.AI$4:.AI$30];MATCH([.$A52];[.$AA$4:.$AA$30];0))*[.$Z52]" office:value-type="float" office:value="1" calcext:value-type="float">
            <text:p>1.00</text:p>
          </table:table-cell>
          <table:table-cell table:formula="of:=INDEX([.AJ$4:.AJ$30];MATCH([.$A52];[.$AA$4:.$AA$30];0))*[.$AA52]" office:value-type="float" office:value="0" calcext:value-type="float">
            <text:p>0.00</text:p>
          </table:table-cell>
          <table:table-cell table:formula="of:=INDEX([.AK$4:.AK$30];MATCH([.$A52];[.$AA$4:.$AA$30];0))*[.$Y52]" office:value-type="float" office:value="0" calcext:value-type="float">
            <text:p>0.00</text:p>
          </table:table-cell>
          <table:table-cell table:formula="of:=INDEX([.AL$4:.AL$30];MATCH([.$A52];[.$AA$4:.$AA$30];0))*[.$Z52]" office:value-type="float" office:value="0" calcext:value-type="float">
            <text:p>0.00</text:p>
          </table:table-cell>
          <table:table-cell table:style-name="ce9" table:formula="of:=INDEX([.AM$4:.AM$30];MATCH([.$A52];[.$AA$4:.$AA$30];0))*[.$AA52]" office:value-type="float" office:value="0" calcext:value-type="float">
            <text:p>0.00</text:p>
          </table:table-cell>
          <table:table-cell table:style-name="ce9" table:formula="of:=INDEX([.AN$4:.AN$30];MATCH([.$A52];[.$AA$4:.$AA$30];0))*[.$Y52]" office:value-type="float" office:value="0" calcext:value-type="float">
            <text:p>0.00</text:p>
          </table:table-cell>
          <table:table-cell table:style-name="ce9" table:formula="of:=INDEX([.AO$4:.AO$30];MATCH([.$A52];[.$AA$4:.$AA$30];0))*[.$Z52]" office:value-type="float" office:value="0" calcext:value-type="float">
            <text:p>0.00</text:p>
          </table:table-cell>
          <table:table-cell table:style-name="ce9" table:formula="of:=INDEX([.AP$4:.AP$30];MATCH([.$A52];[.$AA$4:.$AA$30];0))*[.$AA52]" office:value-type="float" office:value="0.5" calcext:value-type="float">
            <text:p>0.50</text:p>
          </table:table-cell>
          <table:table-cell table:style-name="ce9" table:formula="of:=SUM([.$AB52:.$AD52])/[.AU52]" office:value-type="float" office:value="0.5" calcext:value-type="float">
            <text:p>0.50</text:p>
          </table:table-cell>
          <table:table-cell table:style-name="ce9" table:formula="of:=SUM([.$AE52:.$AG52])/[.AV52]" office:value-type="float" office:value="0.25" calcext:value-type="float">
            <text:p>0.25</text:p>
          </table:table-cell>
          <table:table-cell table:style-name="ce9" table:formula="of:=SUM([.$AH52:.$AJ52])/[.AW52]" office:value-type="float" office:value="0.166666666666667" calcext:value-type="float">
            <text:p>0.17</text:p>
          </table:table-cell>
          <table:table-cell table:style-name="ce9" table:formula="of:=SUM([.$AK52:.$AM52])/[.AX52]" office:value-type="float" office:value="0" calcext:value-type="float">
            <text:p>0.00</text:p>
          </table:table-cell>
          <table:table-cell table:style-name="ce8" table:formula="of:=INDEX([.AU$4:.AU$30];MATCH([.$A52];[.$AA$4:.$AA$30];0))" office:value-type="float" office:value="4" calcext:value-type="float">
            <text:p>4</text:p>
          </table:table-cell>
          <table:table-cell table:style-name="ce8" table:formula="of:=INDEX([.AV$4:.AV$30];MATCH([.$A52];[.$AA$4:.$AA$30];0))" office:value-type="float" office:value="2" calcext:value-type="float">
            <text:p>2</text:p>
          </table:table-cell>
          <table:table-cell table:style-name="ce8" table:formula="of:=INDEX([.AW$4:.AW$30];MATCH([.$A52];[.$AA$4:.$AA$30];0))" office:value-type="float" office:value="6" calcext:value-type="float">
            <text:p>6</text:p>
          </table:table-cell>
          <table:table-cell table:style-name="ce8" table:formula="of:=INDEX([.AX$4:.AX$30];MATCH([.$A52];[.$AA$4:.$AA$30];0))" office:value-type="float" office:value="0.01" calcext:value-type="float">
            <text:p>0</text:p>
          </table:table-cell>
          <table:table-cell table:formula="of:=SUM([to_solve_capacity.AU52:.AX52])" office:value-type="float" office:value="12.01" calcext:value-type="float">
            <text:p>12.01</text:p>
          </table:table-cell>
          <table:table-cell/>
          <table:table-cell table:formula="of:=[.$BA$33]*[.N52]" office:value-type="float" office:value="12" calcext:value-type="float">
            <text:p>12</text:p>
          </table:table-cell>
          <table:table-cell table:style-name="ce8" table:formula="of:=INDEX([.AS$4:.AS$30];MATCH([.$A52];[.$AA$4:.$AA$30];0))" office:value-type="float" office:value="0" calcext:value-type="float">
            <text:p>0</text:p>
          </table:table-cell>
          <table:table-cell table:style-name="ce8" table:formula="of:=[.BI52]*[.$M52]" office:value-type="float" office:value="42.5454545454546" calcext:value-type="float">
            <text:p>43</text:p>
          </table:table-cell>
          <table:table-cell table:style-name="ce8" table:formula="of:=[.BJ52]*[.$M52]" office:value-type="float" office:value="21.2727272727273" calcext:value-type="float">
            <text:p>21</text:p>
          </table:table-cell>
          <table:table-cell table:style-name="ce8" table:formula="of:=[.BK52]*[.$M52]" office:value-type="float" office:value="14.1818181818182" calcext:value-type="float">
            <text:p>14</text:p>
          </table:table-cell>
          <table:table-cell table:style-name="ce8" table:formula="of:=[.BL52]*[.$M52]" office:value-type="float" office:value="0" calcext:value-type="float">
            <text:p>0</text:p>
          </table:table-cell>
          <table:table-cell table:style-name="ce13" table:formula="of:=[.BA52]/[.$M52]" office:value-type="float" office:value="0.133333333333333" calcext:value-type="float">
            <text:p>0.13</text:p>
          </table:table-cell>
          <table:table-cell table:style-name="ce13" table:formula="of:=[.BB52]/[.$M52]" office:value-type="float" office:value="0" calcext:value-type="float">
            <text:p>0.00</text:p>
          </table:table-cell>
          <table:table-cell table:style-name="ce13" table:formula="of:=(1-[.$BG52]-[.$BH52])*[.AQ52]/SUM([.$AQ52:.$AT52])" office:value-type="float" office:value="0.472727272727273" calcext:value-type="float">
            <text:p>0.47</text:p>
          </table:table-cell>
          <table:table-cell table:style-name="ce13" table:formula="of:=(1-[.$BG52]-[.$BH52])*[.AR52]/SUM([.$AQ52:.$AT52])" office:value-type="float" office:value="0.236363636363636" calcext:value-type="float">
            <text:p>0.24</text:p>
          </table:table-cell>
          <table:table-cell table:style-name="ce13" table:formula="of:=(1-[.$BG52]-[.$BH52])*[.AS52]/SUM([.$AQ52:.$AT52])" office:value-type="float" office:value="0.157575757575758" calcext:value-type="float">
            <text:p>0.16</text:p>
          </table:table-cell>
          <table:table-cell table:style-name="ce13" table:formula="of:=(1-[.$BG52]-[.$BH52])*[.AT52]/SUM([.$AQ52:.$AT52])" office:value-type="float" office:value="0" calcext:value-type="float">
            <text:p>0.00</text:p>
          </table:table-cell>
          <table:table-cell table:style-name="ce8" table:formula="of:=3600 *(1-SUM([.BI52:.BL52]))" office:value-type="float" office:value="479.999999999999" calcext:value-type="float">
            <text:p>480</text:p>
          </table:table-cell>
          <table:table-cell table:formula="of:=[.BM52]/([.BA52]+[.BB52])" office:value-type="float" office:value="39.9999999999999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LKF</text:p>
          </table:table-cell>
          <table:table-cell table:style-name="ce15" table:formula="of:=[.M53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kerb-first</text:p>
          </table:table-cell>
          <table:table-cell table:style-name="ce15" office:value-type="string" calcext:value-type="string">
            <text:p>\fignum(loop-detour)</text:p>
          </table:table-cell>
          <table:table-cell table:style-name="ce18" table:formula="of:=[.BC53]" office:value-type="float" office:value="51.25" calcext:value-type="float">
            <text:p>51.3</text:p>
          </table:table-cell>
          <table:table-cell table:style-name="ce19" table:formula="of:=[.O53]" office:value-type="float" office:value="818.635607321131" calcext:value-type="float">
            <text:p>819</text:p>
          </table:table-cell>
          <table:table-cell table:style-name="ce19" table:formula="of:=[.J53]*[.Q53]" office:value-type="float" office:value="716.30615640599" calcext:value-type="float">
            <text:p>716</text:p>
          </table:table-cell>
          <table:table-cell table:style-name="ce19" table:formula="of:=[.K53]*[.T53]" office:value-type="float" office:value="818.635607321131" calcext:value-type="float">
            <text:p>819</text:p>
          </table:table-cell>
          <table:table-cell table:style-name="ce4" table:formula="of:=[.M52]" office:value-type="float" office:value="90" calcext:value-type="float">
            <text:p>90</text:p>
          </table:table-cell>
          <table:table-cell table:formula="of:=INDEX([.N$4:.N$30];MATCH([.$A53];[.$AA$4:.$AA$30];0))" office:value-type="float" office:value="2" calcext:value-type="float">
            <text:p>2</text:p>
          </table:table-cell>
          <table:table-cell table:style-name="ce16" table:formula="of:=SUMPRODUCT([.AU53:.AX53];[.BI53:.BL53])*[.$AV$33]/[.AY53]" office:value-type="float" office:value="818.635607321131" calcext:value-type="float">
            <text:p>819</text:p>
          </table:table-cell>
          <table:table-cell table:style-name="ce16" table:formula="of:=SUMPRODUCT([.AU53:.AX53];[.BI53:.BL53])*[.$AV$33]" office:value-type="float" office:value="9840" calcext:value-type="float">
            <text:p>9840</text:p>
          </table:table-cell>
          <table:table-cell table:style-name="ce6" table:formula="of:=[.S53]/[.R53]" office:value-type="float" office:value="0.875" calcext:value-type="float">
            <text:p>0.88</text:p>
          </table:table-cell>
          <table:table-cell table:style-name="ce6" table:formula="of:=SUM([.AB53:.AM53])/4" office:value-type="float" office:value="1" calcext:value-type="float">
            <text:p>1.00</text:p>
          </table:table-cell>
          <table:table-cell table:style-name="ce6" table:formula="of:=(4-[.V53])/4" office:value-type="float" office:value="0.875" calcext:value-type="float">
            <text:p>0.88</text:p>
          </table:table-cell>
          <table:table-cell table:style-name="ce6" table:formula="of:=1+[.U53]" office:value-type="float" office:value="1.14285714285714" calcext:value-type="float">
            <text:p>1.14</text:p>
          </table:table-cell>
          <table:table-cell table:style-name="ce6" table:formula="of:=[.V53]/(4-[.V53])" office:value-type="float" office:value="0.142857142857143" calcext:value-type="float">
            <text:p>0.14</text:p>
          </table:table-cell>
          <table:table-cell table:style-name="ce6" table:formula="of:=SUM([.AN53:.AP53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3];[.$AA$4:.$AA$30];0))*[.$Y53]" office:value-type="float" office:value="1" calcext:value-type="float">
            <text:p>1.00</text:p>
          </table:table-cell>
          <table:table-cell table:formula="of:=INDEX([.AC$4:.AC$30];MATCH([.$A53];[.$AA$4:.$AA$30];0))*[.$Z53]" office:value-type="float" office:value="1" calcext:value-type="float">
            <text:p>1.00</text:p>
          </table:table-cell>
          <table:table-cell table:formula="of:=INDEX([.AD$4:.AD$30];MATCH([.$A53];[.$AA$4:.$AA$30];0))*[.$AA53]" office:value-type="float" office:value="0.5" calcext:value-type="float">
            <text:p>0.50</text:p>
          </table:table-cell>
          <table:table-cell table:formula="of:=INDEX([.AE$4:.AE$30];MATCH([.$A53];[.$AA$4:.$AA$30];0))*[.$Y53]" office:value-type="float" office:value="0.5" calcext:value-type="float">
            <text:p>0.50</text:p>
          </table:table-cell>
          <table:table-cell table:formula="of:=INDEX([.AF$4:.AF$30];MATCH([.$A53];[.$AA$4:.$AA$30];0))*[.$Z53]" office:value-type="float" office:value="1" calcext:value-type="float">
            <text:p>1.00</text:p>
          </table:table-cell>
          <table:table-cell table:formula="of:=INDEX([.AG$4:.AG$30];MATCH([.$A53];[.$AA$4:.$AA$30];0))*[.$AA53]" office:value-type="float" office:value="0" calcext:value-type="float">
            <text:p>0.00</text:p>
          </table:table-cell>
          <table:table-cell table:formula="of:=INDEX([.AH$4:.AH$30];MATCH([.$A53];[.$AA$4:.$AA$30];0))*[.$Y53]" office:value-type="float" office:value="0" calcext:value-type="float">
            <text:p>0.00</text:p>
          </table:table-cell>
          <table:table-cell table:formula="of:=INDEX([.AI$4:.AI$30];MATCH([.$A53];[.$AA$4:.$AA$30];0))*[.$Z53]" office:value-type="float" office:value="0" calcext:value-type="float">
            <text:p>0.00</text:p>
          </table:table-cell>
          <table:table-cell table:formula="of:=INDEX([.AJ$4:.AJ$30];MATCH([.$A53];[.$AA$4:.$AA$30];0))*[.$AA53]" office:value-type="float" office:value="0" calcext:value-type="float">
            <text:p>0.00</text:p>
          </table:table-cell>
          <table:table-cell table:formula="of:=INDEX([.AK$4:.AK$30];MATCH([.$A53];[.$AA$4:.$AA$30];0))*[.$Y53]" office:value-type="float" office:value="0" calcext:value-type="float">
            <text:p>0.00</text:p>
          </table:table-cell>
          <table:table-cell table:formula="of:=INDEX([.AL$4:.AL$30];MATCH([.$A53];[.$AA$4:.$AA$30];0))*[.$Z53]" office:value-type="float" office:value="0" calcext:value-type="float">
            <text:p>0.00</text:p>
          </table:table-cell>
          <table:table-cell table:style-name="ce9" table:formula="of:=INDEX([.AM$4:.AM$30];MATCH([.$A53];[.$AA$4:.$AA$30];0))*[.$AA53]" office:value-type="float" office:value="0" calcext:value-type="float">
            <text:p>0.00</text:p>
          </table:table-cell>
          <table:table-cell table:style-name="ce9" table:formula="of:=INDEX([.AN$4:.AN$30];MATCH([.$A53];[.$AA$4:.$AA$30];0))*[.$Y53]" office:value-type="float" office:value="0" calcext:value-type="float">
            <text:p>0.00</text:p>
          </table:table-cell>
          <table:table-cell table:style-name="ce9" table:formula="of:=INDEX([.AO$4:.AO$30];MATCH([.$A53];[.$AA$4:.$AA$30];0))*[.$Z53]" office:value-type="float" office:value="0" calcext:value-type="float">
            <text:p>0.00</text:p>
          </table:table-cell>
          <table:table-cell table:style-name="ce9" table:formula="of:=INDEX([.AP$4:.AP$30];MATCH([.$A53];[.$AA$4:.$AA$30];0))*[.$AA53]" office:value-type="float" office:value="0.5" calcext:value-type="float">
            <text:p>0.50</text:p>
          </table:table-cell>
          <table:table-cell table:style-name="ce9" table:formula="of:=SUM([.$AB53:.$AD53])/[.AU53]" office:value-type="float" office:value="0.416666666666667" calcext:value-type="float">
            <text:p>0.42</text:p>
          </table:table-cell>
          <table:table-cell table:style-name="ce9" table:formula="of:=SUM([.$AE53:.$AG53])/[.AV53]" office:value-type="float" office:value="0.25" calcext:value-type="float">
            <text:p>0.25</text:p>
          </table:table-cell>
          <table:table-cell table:style-name="ce9" table:formula="of:=SUM([.$AH53:.$AJ53])/[.AW53]" office:value-type="float" office:value="0" calcext:value-type="float">
            <text:p>0.00</text:p>
          </table:table-cell>
          <table:table-cell table:style-name="ce9" table:formula="of:=SUM([.$AK53:.$AM53])/[.AX53]" office:value-type="float" office:value="0" calcext:value-type="float">
            <text:p>0.00</text:p>
          </table:table-cell>
          <table:table-cell table:style-name="ce8" table:formula="of:=INDEX([.AU$4:.AU$30];MATCH([.$A53];[.$AA$4:.$AA$30];0))" office:value-type="float" office:value="6" calcext:value-type="float">
            <text:p>6</text:p>
          </table:table-cell>
          <table:table-cell table:style-name="ce8" table:formula="of:=INDEX([.AV$4:.AV$30];MATCH([.$A53];[.$AA$4:.$AA$30];0))" office:value-type="float" office:value="6" calcext:value-type="float">
            <text:p>6</text:p>
          </table:table-cell>
          <table:table-cell table:style-name="ce8" table:formula="of:=INDEX([.AW$4:.AW$30];MATCH([.$A53];[.$AA$4:.$AA$30];0))" office:value-type="float" office:value="0.01" calcext:value-type="float">
            <text:p>0</text:p>
          </table:table-cell>
          <table:table-cell table:style-name="ce8" table:formula="of:=INDEX([.AX$4:.AX$30];MATCH([.$A53];[.$AA$4:.$AA$30];0))" office:value-type="float" office:value="0.01" calcext:value-type="float">
            <text:p>0</text:p>
          </table:table-cell>
          <table:table-cell table:formula="of:=SUM([to_solve_capacity.AU53:.AX53])" office:value-type="float" office:value="12.02" calcext:value-type="float">
            <text:p>12.02</text:p>
          </table:table-cell>
          <table:table-cell/>
          <table:table-cell table:formula="of:=[.$BA$33]*[.N53]" office:value-type="float" office:value="8" calcext:value-type="float">
            <text:p>8</text:p>
          </table:table-cell>
          <table:table-cell table:style-name="ce8" table:formula="of:=INDEX([.AS$4:.AS$30];MATCH([.$A53];[.$AA$4:.$AA$30];0))" office:value-type="float" office:value="0" calcext:value-type="float">
            <text:p>0</text:p>
          </table:table-cell>
          <table:table-cell table:style-name="ce8" table:formula="of:=[.BI53]*[.$M53]" office:value-type="float" office:value="51.25" calcext:value-type="float">
            <text:p>51</text:p>
          </table:table-cell>
          <table:table-cell table:style-name="ce8" table:formula="of:=[.BJ53]*[.$M53]" office:value-type="float" office:value="30.75" calcext:value-type="float">
            <text:p>31</text:p>
          </table:table-cell>
          <table:table-cell table:style-name="ce8" table:formula="of:=[.BK53]*[.$M53]" office:value-type="float" office:value="0" calcext:value-type="float">
            <text:p>0</text:p>
          </table:table-cell>
          <table:table-cell table:style-name="ce8" table:formula="of:=[.BL53]*[.$M53]" office:value-type="float" office:value="0" calcext:value-type="float">
            <text:p>0</text:p>
          </table:table-cell>
          <table:table-cell table:style-name="ce13" table:formula="of:=[.BA53]/[.$M53]" office:value-type="float" office:value="0.0888888888888889" calcext:value-type="float">
            <text:p>0.09</text:p>
          </table:table-cell>
          <table:table-cell table:style-name="ce13" table:formula="of:=[.BB53]/[.$M53]" office:value-type="float" office:value="0" calcext:value-type="float">
            <text:p>0.00</text:p>
          </table:table-cell>
          <table:table-cell table:style-name="ce13" table:formula="of:=(1-[.$BG53]-[.$BH53])*[.AQ53]/SUM([.$AQ53:.$AT53])" office:value-type="float" office:value="0.569444444444444" calcext:value-type="float">
            <text:p>0.57</text:p>
          </table:table-cell>
          <table:table-cell table:style-name="ce13" table:formula="of:=(1-[.$BG53]-[.$BH53])*[.AR53]/SUM([.$AQ53:.$AT53])" office:value-type="float" office:value="0.341666666666667" calcext:value-type="float">
            <text:p>0.34</text:p>
          </table:table-cell>
          <table:table-cell table:style-name="ce13" table:formula="of:=(1-[.$BG53]-[.$BH53])*[.AS53]/SUM([.$AQ53:.$AT53])" office:value-type="float" office:value="0" calcext:value-type="float">
            <text:p>0.00</text:p>
          </table:table-cell>
          <table:table-cell table:style-name="ce13" table:formula="of:=(1-[.$BG53]-[.$BH53])*[.AT53]/SUM([.$AQ53:.$AT53])" office:value-type="float" office:value="0" calcext:value-type="float">
            <text:p>0.00</text:p>
          </table:table-cell>
          <table:table-cell table:style-name="ce8" table:formula="of:=3600 *(1-SUM([.BI53:.BL53]))" office:value-type="float" office:value="320" calcext:value-type="float">
            <text:p>320</text:p>
          </table:table-cell>
          <table:table-cell table:formula="of:=[.BM53]/([.BA53]+[.BB53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PLK</text:p>
          </table:table-cell>
          <table:table-cell table:style-name="ce15" table:formula="of:=[.M54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Previous-turn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\fignum(previous-turn)</text:p>
          </table:table-cell>
          <table:table-cell table:style-name="ce18" table:formula="of:=[.BC54]" office:value-type="float" office:value="46.8571428571429" calcext:value-type="float">
            <text:p>46.9</text:p>
          </table:table-cell>
          <table:table-cell table:style-name="ce19" table:formula="of:=[.O54]" office:value-type="float" office:value="818.635607321132" calcext:value-type="float">
            <text:p>819</text:p>
          </table:table-cell>
          <table:table-cell table:style-name="ce19" table:formula="of:=[.J54]*[.Q54]" office:value-type="float" office:value="701.687663418113" calcext:value-type="float">
            <text:p>702</text:p>
          </table:table-cell>
          <table:table-cell table:style-name="ce19" table:formula="of:=[.K54]*[.T54]" office:value-type="float" office:value="935.58355122415" calcext:value-type="float">
            <text:p>936</text:p>
          </table:table-cell>
          <table:table-cell table:style-name="ce4" table:formula="of:=[.M53]" office:value-type="float" office:value="90" calcext:value-type="float">
            <text:p>90</text:p>
          </table:table-cell>
          <table:table-cell table:formula="of:=INDEX([.N$4:.N$30];MATCH([.$A54];[.$AA$4:.$AA$30];0))" office:value-type="float" office:value="2" calcext:value-type="float">
            <text:p>2</text:p>
          </table:table-cell>
          <table:table-cell table:style-name="ce16" table:formula="of:=SUMPRODUCT([.AU54:.AX54];[.BI54:.BL54])*[.$AV$33]/[.AY54]" office:value-type="float" office:value="818.635607321132" calcext:value-type="float">
            <text:p>819</text:p>
          </table:table-cell>
          <table:table-cell table:style-name="ce16" table:formula="of:=SUMPRODUCT([.AU54:.AX54];[.BI54:.BL54])*[.$AV$33]" office:value-type="float" office:value="9840" calcext:value-type="float">
            <text:p>9840</text:p>
          </table:table-cell>
          <table:table-cell table:style-name="ce6" table:formula="of:=[.S54]/[.R54]" office:value-type="float" office:value="0.857142857142857" calcext:value-type="float">
            <text:p>0.86</text:p>
          </table:table-cell>
          <table:table-cell table:style-name="ce6" table:formula="of:=SUM([.AB54:.AM54])/4" office:value-type="float" office:value="0.875" calcext:value-type="float">
            <text:p>0.88</text:p>
          </table:table-cell>
          <table:table-cell table:style-name="ce6" table:formula="of:=(4-[.V54])/4" office:value-type="float" office:value="0.75" calcext:value-type="float">
            <text:p>0.75</text:p>
          </table:table-cell>
          <table:table-cell table:style-name="ce6" table:formula="of:=1+[.U54]" office:value-type="float" office:value="1.33333333333333" calcext:value-type="float">
            <text:p>1.33</text:p>
          </table:table-cell>
          <table:table-cell table:style-name="ce6" table:formula="of:=[.V54]/(4-[.V54])" office:value-type="float" office:value="0.333333333333333" calcext:value-type="float">
            <text:p>0.33</text:p>
          </table:table-cell>
          <table:table-cell table:style-name="ce6" table:formula="of:=SUM([.AN54:.AP54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4];[.$AA$4:.$AA$30];0))*[.$Y54]" office:value-type="float" office:value="0.5" calcext:value-type="float">
            <text:p>0.50</text:p>
          </table:table-cell>
          <table:table-cell table:formula="of:=INDEX([.AC$4:.AC$30];MATCH([.$A54];[.$AA$4:.$AA$30];0))*[.$Z54]" office:value-type="float" office:value="1" calcext:value-type="float">
            <text:p>1.00</text:p>
          </table:table-cell>
          <table:table-cell table:formula="of:=INDEX([.AD$4:.AD$30];MATCH([.$A54];[.$AA$4:.$AA$30];0))*[.$AA54]" office:value-type="float" office:value="0.5" calcext:value-type="float">
            <text:p>0.50</text:p>
          </table:table-cell>
          <table:table-cell table:formula="of:=INDEX([.AE$4:.AE$30];MATCH([.$A54];[.$AA$4:.$AA$30];0))*[.$Y54]" office:value-type="float" office:value="0.5" calcext:value-type="float">
            <text:p>0.50</text:p>
          </table:table-cell>
          <table:table-cell table:formula="of:=INDEX([.AF$4:.AF$30];MATCH([.$A54];[.$AA$4:.$AA$30];0))*[.$Z54]" office:value-type="float" office:value="1" calcext:value-type="float">
            <text:p>1.00</text:p>
          </table:table-cell>
          <table:table-cell table:formula="of:=INDEX([.AG$4:.AG$30];MATCH([.$A54];[.$AA$4:.$AA$30];0))*[.$AA54]" office:value-type="float" office:value="0" calcext:value-type="float">
            <text:p>0.00</text:p>
          </table:table-cell>
          <table:table-cell table:formula="of:=INDEX([.AH$4:.AH$30];MATCH([.$A54];[.$AA$4:.$AA$30];0))*[.$Y54]" office:value-type="float" office:value="0" calcext:value-type="float">
            <text:p>0.00</text:p>
          </table:table-cell>
          <table:table-cell table:formula="of:=INDEX([.AI$4:.AI$30];MATCH([.$A54];[.$AA$4:.$AA$30];0))*[.$Z54]" office:value-type="float" office:value="0" calcext:value-type="float">
            <text:p>0.00</text:p>
          </table:table-cell>
          <table:table-cell table:formula="of:=INDEX([.AJ$4:.AJ$30];MATCH([.$A54];[.$AA$4:.$AA$30];0))*[.$AA54]" office:value-type="float" office:value="0" calcext:value-type="float">
            <text:p>0.00</text:p>
          </table:table-cell>
          <table:table-cell table:formula="of:=INDEX([.AK$4:.AK$30];MATCH([.$A54];[.$AA$4:.$AA$30];0))*[.$Y54]" office:value-type="float" office:value="0" calcext:value-type="float">
            <text:p>0.00</text:p>
          </table:table-cell>
          <table:table-cell table:formula="of:=INDEX([.AL$4:.AL$30];MATCH([.$A54];[.$AA$4:.$AA$30];0))*[.$Z54]" office:value-type="float" office:value="0" calcext:value-type="float">
            <text:p>0.00</text:p>
          </table:table-cell>
          <table:table-cell table:style-name="ce9" table:formula="of:=INDEX([.AM$4:.AM$30];MATCH([.$A54];[.$AA$4:.$AA$30];0))*[.$AA54]" office:value-type="float" office:value="0" calcext:value-type="float">
            <text:p>0.00</text:p>
          </table:table-cell>
          <table:table-cell table:style-name="ce9" table:formula="of:=INDEX([.AN$4:.AN$30];MATCH([.$A54];[.$AA$4:.$AA$30];0))*[.$Y54]" office:value-type="float" office:value="0.5" calcext:value-type="float">
            <text:p>0.50</text:p>
          </table:table-cell>
          <table:table-cell table:style-name="ce9" table:formula="of:=INDEX([.AO$4:.AO$30];MATCH([.$A54];[.$AA$4:.$AA$30];0))*[.$Z54]" office:value-type="float" office:value="0" calcext:value-type="float">
            <text:p>0.00</text:p>
          </table:table-cell>
          <table:table-cell table:style-name="ce9" table:formula="of:=INDEX([.AP$4:.AP$30];MATCH([.$A54];[.$AA$4:.$AA$30];0))*[.$AA54]" office:value-type="float" office:value="0.5" calcext:value-type="float">
            <text:p>0.50</text:p>
          </table:table-cell>
          <table:table-cell table:style-name="ce9" table:formula="of:=SUM([.$AB54:.$AD54])/[.AU54]" office:value-type="float" office:value="0.333333333333333" calcext:value-type="float">
            <text:p>0.33</text:p>
          </table:table-cell>
          <table:table-cell table:style-name="ce9" table:formula="of:=SUM([.$AE54:.$AG54])/[.AV54]" office:value-type="float" office:value="0.25" calcext:value-type="float">
            <text:p>0.25</text:p>
          </table:table-cell>
          <table:table-cell table:style-name="ce9" table:formula="of:=SUM([.$AH54:.$AJ54])/[.AW54]" office:value-type="float" office:value="0" calcext:value-type="float">
            <text:p>0.00</text:p>
          </table:table-cell>
          <table:table-cell table:style-name="ce9" table:formula="of:=SUM([.$AK54:.$AM54])/[.AX54]" office:value-type="float" office:value="0" calcext:value-type="float">
            <text:p>0.00</text:p>
          </table:table-cell>
          <table:table-cell table:style-name="ce8" table:formula="of:=INDEX([.AU$4:.AU$30];MATCH([.$A54];[.$AA$4:.$AA$30];0))" office:value-type="float" office:value="6" calcext:value-type="float">
            <text:p>6</text:p>
          </table:table-cell>
          <table:table-cell table:style-name="ce8" table:formula="of:=INDEX([.AV$4:.AV$30];MATCH([.$A54];[.$AA$4:.$AA$30];0))" office:value-type="float" office:value="6" calcext:value-type="float">
            <text:p>6</text:p>
          </table:table-cell>
          <table:table-cell table:style-name="ce8" table:formula="of:=INDEX([.AW$4:.AW$30];MATCH([.$A54];[.$AA$4:.$AA$30];0))" office:value-type="float" office:value="0.01" calcext:value-type="float">
            <text:p>0</text:p>
          </table:table-cell>
          <table:table-cell table:style-name="ce8" table:formula="of:=INDEX([.AX$4:.AX$30];MATCH([.$A54];[.$AA$4:.$AA$30];0))" office:value-type="float" office:value="0.01" calcext:value-type="float">
            <text:p>0</text:p>
          </table:table-cell>
          <table:table-cell table:formula="of:=SUM([to_solve_capacity.AU54:.AX54])" office:value-type="float" office:value="12.02" calcext:value-type="float">
            <text:p>12.02</text:p>
          </table:table-cell>
          <table:table-cell/>
          <table:table-cell table:formula="of:=[.$BA$33]*[.N54]" office:value-type="float" office:value="8" calcext:value-type="float">
            <text:p>8</text:p>
          </table:table-cell>
          <table:table-cell table:style-name="ce8" table:formula="of:=INDEX([.AS$4:.AS$30];MATCH([.$A54];[.$AA$4:.$AA$30];0))" office:value-type="float" office:value="0" calcext:value-type="float">
            <text:p>0</text:p>
          </table:table-cell>
          <table:table-cell table:style-name="ce8" table:formula="of:=[.BI54]*[.$M54]" office:value-type="float" office:value="46.8571428571429" calcext:value-type="float">
            <text:p>47</text:p>
          </table:table-cell>
          <table:table-cell table:style-name="ce8" table:formula="of:=[.BJ54]*[.$M54]" office:value-type="float" office:value="35.1428571428571" calcext:value-type="float">
            <text:p>35</text:p>
          </table:table-cell>
          <table:table-cell table:style-name="ce8" table:formula="of:=[.BK54]*[.$M54]" office:value-type="float" office:value="0" calcext:value-type="float">
            <text:p>0</text:p>
          </table:table-cell>
          <table:table-cell table:style-name="ce8" table:formula="of:=[.BL54]*[.$M54]" office:value-type="float" office:value="0" calcext:value-type="float">
            <text:p>0</text:p>
          </table:table-cell>
          <table:table-cell table:style-name="ce13" table:formula="of:=[.BA54]/[.$M54]" office:value-type="float" office:value="0.0888888888888889" calcext:value-type="float">
            <text:p>0.09</text:p>
          </table:table-cell>
          <table:table-cell table:style-name="ce13" table:formula="of:=[.BB54]/[.$M54]" office:value-type="float" office:value="0" calcext:value-type="float">
            <text:p>0.00</text:p>
          </table:table-cell>
          <table:table-cell table:style-name="ce13" table:formula="of:=(1-[.$BG54]-[.$BH54])*[.AQ54]/SUM([.$AQ54:.$AT54])" office:value-type="float" office:value="0.520634920634921" calcext:value-type="float">
            <text:p>0.52</text:p>
          </table:table-cell>
          <table:table-cell table:style-name="ce13" table:formula="of:=(1-[.$BG54]-[.$BH54])*[.AR54]/SUM([.$AQ54:.$AT54])" office:value-type="float" office:value="0.390476190476191" calcext:value-type="float">
            <text:p>0.39</text:p>
          </table:table-cell>
          <table:table-cell table:style-name="ce13" table:formula="of:=(1-[.$BG54]-[.$BH54])*[.AS54]/SUM([.$AQ54:.$AT54])" office:value-type="float" office:value="0" calcext:value-type="float">
            <text:p>0.00</text:p>
          </table:table-cell>
          <table:table-cell table:style-name="ce13" table:formula="of:=(1-[.$BG54]-[.$BH54])*[.AT54]/SUM([.$AQ54:.$AT54])" office:value-type="float" office:value="0" calcext:value-type="float">
            <text:p>0.00</text:p>
          </table:table-cell>
          <table:table-cell table:style-name="ce8" table:formula="of:=3600 *(1-SUM([.BI54:.BL54]))" office:value-type="float" office:value="320" calcext:value-type="float">
            <text:p>320</text:p>
          </table:table-cell>
          <table:table-cell table:formula="of:=[.BM54]/([.BA54]+[.BB54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PL</text:p>
          </table:table-cell>
          <table:table-cell table:style-name="ce15" table:formula="of:=[.M55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loop</text:p>
          </table:table-cell>
          <table:table-cell table:style-name="ce15"/>
          <table:table-cell table:style-name="ce18" table:formula="of:=[.BC55]" office:value-type="float" office:value="41" calcext:value-type="float">
            <text:p>41.0</text:p>
          </table:table-cell>
          <table:table-cell table:style-name="ce19" table:formula="of:=[.O55]" office:value-type="float" office:value="818.635607321131" calcext:value-type="float">
            <text:p>819</text:p>
          </table:table-cell>
          <table:table-cell table:style-name="ce19" table:formula="of:=[.J55]*[.Q55]" office:value-type="float" office:value="716.30615640599" calcext:value-type="float">
            <text:p>716</text:p>
          </table:table-cell>
          <table:table-cell table:style-name="ce19" table:formula="of:=[.K55]*[.T55]" office:value-type="float" office:value="818.635607321131" calcext:value-type="float">
            <text:p>819</text:p>
          </table:table-cell>
          <table:table-cell table:style-name="ce4" table:formula="of:=[.M54]" office:value-type="float" office:value="90" calcext:value-type="float">
            <text:p>90</text:p>
          </table:table-cell>
          <table:table-cell table:formula="of:=INDEX([.N$4:.N$30];MATCH([.$A55];[.$AA$4:.$AA$30];0))" office:value-type="float" office:value="2" calcext:value-type="float">
            <text:p>2</text:p>
          </table:table-cell>
          <table:table-cell table:style-name="ce16" table:formula="of:=SUMPRODUCT([.AU55:.AX55];[.BI55:.BL55])*[.$AV$33]/[.AY55]" office:value-type="float" office:value="818.635607321131" calcext:value-type="float">
            <text:p>819</text:p>
          </table:table-cell>
          <table:table-cell table:style-name="ce16" table:formula="of:=SUMPRODUCT([.AU55:.AX55];[.BI55:.BL55])*[.$AV$33]" office:value-type="float" office:value="9840" calcext:value-type="float">
            <text:p>9840</text:p>
          </table:table-cell>
          <table:table-cell table:style-name="ce6" table:formula="of:=[.S55]/[.R55]" office:value-type="float" office:value="0.875" calcext:value-type="float">
            <text:p>0.88</text:p>
          </table:table-cell>
          <table:table-cell table:style-name="ce6" table:formula="of:=SUM([.AB55:.AM55])/4" office:value-type="float" office:value="1" calcext:value-type="float">
            <text:p>1.00</text:p>
          </table:table-cell>
          <table:table-cell table:style-name="ce6" table:formula="of:=(4-[.V55])/4" office:value-type="float" office:value="0.875" calcext:value-type="float">
            <text:p>0.88</text:p>
          </table:table-cell>
          <table:table-cell table:style-name="ce6" table:formula="of:=1+[.U55]" office:value-type="float" office:value="1.14285714285714" calcext:value-type="float">
            <text:p>1.14</text:p>
          </table:table-cell>
          <table:table-cell table:style-name="ce6" table:formula="of:=[.V55]/(4-[.V55])" office:value-type="float" office:value="0.142857142857143" calcext:value-type="float">
            <text:p>0.14</text:p>
          </table:table-cell>
          <table:table-cell table:style-name="ce6" table:formula="of:=SUM([.AN55:.AP55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5];[.$AA$4:.$AA$30];0))*[.$Y55]" office:value-type="float" office:value="0.5" calcext:value-type="float">
            <text:p>0.50</text:p>
          </table:table-cell>
          <table:table-cell table:formula="of:=INDEX([.AC$4:.AC$30];MATCH([.$A55];[.$AA$4:.$AA$30];0))*[.$Z55]" office:value-type="float" office:value="1" calcext:value-type="float">
            <text:p>1.00</text:p>
          </table:table-cell>
          <table:table-cell table:formula="of:=INDEX([.AD$4:.AD$30];MATCH([.$A55];[.$AA$4:.$AA$30];0))*[.$AA55]" office:value-type="float" office:value="0.5" calcext:value-type="float">
            <text:p>0.50</text:p>
          </table:table-cell>
          <table:table-cell table:formula="of:=INDEX([.AE$4:.AE$30];MATCH([.$A55];[.$AA$4:.$AA$30];0))*[.$Y55]" office:value-type="float" office:value="0.5" calcext:value-type="float">
            <text:p>0.50</text:p>
          </table:table-cell>
          <table:table-cell table:formula="of:=INDEX([.AF$4:.AF$30];MATCH([.$A55];[.$AA$4:.$AA$30];0))*[.$Z55]" office:value-type="float" office:value="1" calcext:value-type="float">
            <text:p>1.00</text:p>
          </table:table-cell>
          <table:table-cell table:formula="of:=INDEX([.AG$4:.AG$30];MATCH([.$A55];[.$AA$4:.$AA$30];0))*[.$AA55]" office:value-type="float" office:value="0.5" calcext:value-type="float">
            <text:p>0.50</text:p>
          </table:table-cell>
          <table:table-cell table:formula="of:=INDEX([.AH$4:.AH$30];MATCH([.$A55];[.$AA$4:.$AA$30];0))*[.$Y55]" office:value-type="float" office:value="0" calcext:value-type="float">
            <text:p>0.00</text:p>
          </table:table-cell>
          <table:table-cell table:formula="of:=INDEX([.AI$4:.AI$30];MATCH([.$A55];[.$AA$4:.$AA$30];0))*[.$Z55]" office:value-type="float" office:value="0" calcext:value-type="float">
            <text:p>0.00</text:p>
          </table:table-cell>
          <table:table-cell table:formula="of:=INDEX([.AJ$4:.AJ$30];MATCH([.$A55];[.$AA$4:.$AA$30];0))*[.$AA55]" office:value-type="float" office:value="0" calcext:value-type="float">
            <text:p>0.00</text:p>
          </table:table-cell>
          <table:table-cell table:formula="of:=INDEX([.AK$4:.AK$30];MATCH([.$A55];[.$AA$4:.$AA$30];0))*[.$Y55]" office:value-type="float" office:value="0" calcext:value-type="float">
            <text:p>0.00</text:p>
          </table:table-cell>
          <table:table-cell table:formula="of:=INDEX([.AL$4:.AL$30];MATCH([.$A55];[.$AA$4:.$AA$30];0))*[.$Z55]" office:value-type="float" office:value="0" calcext:value-type="float">
            <text:p>0.00</text:p>
          </table:table-cell>
          <table:table-cell table:style-name="ce9" table:formula="of:=INDEX([.AM$4:.AM$30];MATCH([.$A55];[.$AA$4:.$AA$30];0))*[.$AA55]" office:value-type="float" office:value="0" calcext:value-type="float">
            <text:p>0.00</text:p>
          </table:table-cell>
          <table:table-cell table:style-name="ce9" table:formula="of:=INDEX([.AN$4:.AN$30];MATCH([.$A55];[.$AA$4:.$AA$30];0))*[.$Y55]" office:value-type="float" office:value="0.5" calcext:value-type="float">
            <text:p>0.50</text:p>
          </table:table-cell>
          <table:table-cell table:style-name="ce9" table:formula="of:=INDEX([.AO$4:.AO$30];MATCH([.$A55];[.$AA$4:.$AA$30];0))*[.$Z55]" office:value-type="float" office:value="0" calcext:value-type="float">
            <text:p>0.00</text:p>
          </table:table-cell>
          <table:table-cell table:style-name="ce9" table:formula="of:=INDEX([.AP$4:.AP$30];MATCH([.$A55];[.$AA$4:.$AA$30];0))*[.$AA55]" office:value-type="float" office:value="0" calcext:value-type="float">
            <text:p>0.00</text:p>
          </table:table-cell>
          <table:table-cell table:style-name="ce9" table:formula="of:=SUM([.$AB55:.$AD55])/[.AU55]" office:value-type="float" office:value="0.333333333333333" calcext:value-type="float">
            <text:p>0.33</text:p>
          </table:table-cell>
          <table:table-cell table:style-name="ce9" table:formula="of:=SUM([.$AE55:.$AG55])/[.AV55]" office:value-type="float" office:value="0.333333333333333" calcext:value-type="float">
            <text:p>0.33</text:p>
          </table:table-cell>
          <table:table-cell table:style-name="ce9" table:formula="of:=SUM([.$AH55:.$AJ55])/[.AW55]" office:value-type="float" office:value="0" calcext:value-type="float">
            <text:p>0.00</text:p>
          </table:table-cell>
          <table:table-cell table:style-name="ce9" table:formula="of:=SUM([.$AK55:.$AM55])/[.AX55]" office:value-type="float" office:value="0" calcext:value-type="float">
            <text:p>0.00</text:p>
          </table:table-cell>
          <table:table-cell table:style-name="ce8" table:formula="of:=INDEX([.AU$4:.AU$30];MATCH([.$A55];[.$AA$4:.$AA$30];0))" office:value-type="float" office:value="6" calcext:value-type="float">
            <text:p>6</text:p>
          </table:table-cell>
          <table:table-cell table:style-name="ce8" table:formula="of:=INDEX([.AV$4:.AV$30];MATCH([.$A55];[.$AA$4:.$AA$30];0))" office:value-type="float" office:value="6" calcext:value-type="float">
            <text:p>6</text:p>
          </table:table-cell>
          <table:table-cell table:style-name="ce8" table:formula="of:=INDEX([.AW$4:.AW$30];MATCH([.$A55];[.$AA$4:.$AA$30];0))" office:value-type="float" office:value="0.01" calcext:value-type="float">
            <text:p>0</text:p>
          </table:table-cell>
          <table:table-cell table:style-name="ce8" table:formula="of:=INDEX([.AX$4:.AX$30];MATCH([.$A55];[.$AA$4:.$AA$30];0))" office:value-type="float" office:value="0.01" calcext:value-type="float">
            <text:p>0</text:p>
          </table:table-cell>
          <table:table-cell table:formula="of:=SUM([to_solve_capacity.AU55:.AX55])" office:value-type="float" office:value="12.02" calcext:value-type="float">
            <text:p>12.02</text:p>
          </table:table-cell>
          <table:table-cell/>
          <table:table-cell table:formula="of:=[.$BA$33]*[.N55]" office:value-type="float" office:value="8" calcext:value-type="float">
            <text:p>8</text:p>
          </table:table-cell>
          <table:table-cell table:style-name="ce8" table:formula="of:=INDEX([.AS$4:.AS$30];MATCH([.$A55];[.$AA$4:.$AA$30];0))" office:value-type="float" office:value="0" calcext:value-type="float">
            <text:p>0</text:p>
          </table:table-cell>
          <table:table-cell table:style-name="ce8" table:formula="of:=[.BI55]*[.$M55]" office:value-type="float" office:value="41" calcext:value-type="float">
            <text:p>41</text:p>
          </table:table-cell>
          <table:table-cell table:style-name="ce8" table:formula="of:=[.BJ55]*[.$M55]" office:value-type="float" office:value="41" calcext:value-type="float">
            <text:p>41</text:p>
          </table:table-cell>
          <table:table-cell table:style-name="ce8" table:formula="of:=[.BK55]*[.$M55]" office:value-type="float" office:value="0" calcext:value-type="float">
            <text:p>0</text:p>
          </table:table-cell>
          <table:table-cell table:style-name="ce8" table:formula="of:=[.BL55]*[.$M55]" office:value-type="float" office:value="0" calcext:value-type="float">
            <text:p>0</text:p>
          </table:table-cell>
          <table:table-cell table:style-name="ce13" table:formula="of:=[.BA55]/[.$M55]" office:value-type="float" office:value="0.0888888888888889" calcext:value-type="float">
            <text:p>0.09</text:p>
          </table:table-cell>
          <table:table-cell table:style-name="ce13" table:formula="of:=[.BB55]/[.$M55]" office:value-type="float" office:value="0" calcext:value-type="float">
            <text:p>0.00</text:p>
          </table:table-cell>
          <table:table-cell table:style-name="ce13" table:formula="of:=(1-[.$BG55]-[.$BH55])*[.AQ55]/SUM([.$AQ55:.$AT55])" office:value-type="float" office:value="0.455555555555556" calcext:value-type="float">
            <text:p>0.46</text:p>
          </table:table-cell>
          <table:table-cell table:style-name="ce13" table:formula="of:=(1-[.$BG55]-[.$BH55])*[.AR55]/SUM([.$AQ55:.$AT55])" office:value-type="float" office:value="0.455555555555556" calcext:value-type="float">
            <text:p>0.46</text:p>
          </table:table-cell>
          <table:table-cell table:style-name="ce13" table:formula="of:=(1-[.$BG55]-[.$BH55])*[.AS55]/SUM([.$AQ55:.$AT55])" office:value-type="float" office:value="0" calcext:value-type="float">
            <text:p>0.00</text:p>
          </table:table-cell>
          <table:table-cell table:style-name="ce13" table:formula="of:=(1-[.$BG55]-[.$BH55])*[.AT55]/SUM([.$AQ55:.$AT55])" office:value-type="float" office:value="0" calcext:value-type="float">
            <text:p>0.00</text:p>
          </table:table-cell>
          <table:table-cell table:style-name="ce8" table:formula="of:=3600 *(1-SUM([.BI55:.BL55]))" office:value-type="float" office:value="320" calcext:value-type="float">
            <text:p>320</text:p>
          </table:table-cell>
          <table:table-cell table:formula="of:=[.BM55]/([.BA55]+[.BB55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KALL</text:p>
          </table:table-cell>
          <table:table-cell table:style-name="ce15" table:formula="of:=[.M56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kerb-first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kerb-first</text:p>
          </table:table-cell>
          <table:table-cell table:style-name="ce15"/>
          <table:table-cell table:style-name="ce18" table:formula="of:=[.BC56]" office:value-type="float" office:value="41" calcext:value-type="float">
            <text:p>41.0</text:p>
          </table:table-cell>
          <table:table-cell table:style-name="ce19" table:formula="of:=[.O56]" office:value-type="float" office:value="818.635607321131" calcext:value-type="float">
            <text:p>819</text:p>
          </table:table-cell>
          <table:table-cell table:style-name="ce19" table:formula="of:=[.J56]*[.Q56]" office:value-type="float" office:value="818.635607321131" calcext:value-type="float">
            <text:p>819</text:p>
          </table:table-cell>
          <table:table-cell table:style-name="ce19" table:formula="of:=[.K56]*[.T56]" office:value-type="float" office:value="1091.51414309484" calcext:value-type="float">
            <text:p>1092</text:p>
          </table:table-cell>
          <table:table-cell table:style-name="ce4" table:formula="of:=[.M55]" office:value-type="float" office:value="90" calcext:value-type="float">
            <text:p>90</text:p>
          </table:table-cell>
          <table:table-cell table:formula="of:=INDEX([.N$4:.N$30];MATCH([.$A56];[.$AA$4:.$AA$30];0))" office:value-type="float" office:value="2" calcext:value-type="float">
            <text:p>2</text:p>
          </table:table-cell>
          <table:table-cell table:style-name="ce16" table:formula="of:=SUMPRODUCT([.AU56:.AX56];[.BI56:.BL56])*[.$AV$33]/[.AY56]" office:value-type="float" office:value="818.635607321131" calcext:value-type="float">
            <text:p>819</text:p>
          </table:table-cell>
          <table:table-cell table:style-name="ce16" table:formula="of:=SUMPRODUCT([.AU56:.AX56];[.BI56:.BL56])*[.$AV$33]" office:value-type="float" office:value="9840" calcext:value-type="float">
            <text:p>9840</text:p>
          </table:table-cell>
          <table:table-cell table:style-name="ce6" table:formula="of:=[.S56]/[.R56]" office:value-type="float" office:value="1" calcext:value-type="float">
            <text:p>1.00</text:p>
          </table:table-cell>
          <table:table-cell table:style-name="ce6" table:formula="of:=SUM([.AB56:.AM56])/4" office:value-type="float" office:value="0.75" calcext:value-type="float">
            <text:p>0.75</text:p>
          </table:table-cell>
          <table:table-cell table:style-name="ce6" table:formula="of:=(4-[.V56])/4" office:value-type="float" office:value="0.75" calcext:value-type="float">
            <text:p>0.75</text:p>
          </table:table-cell>
          <table:table-cell table:style-name="ce6" table:formula="of:=1+[.U56]" office:value-type="float" office:value="1.33333333333333" calcext:value-type="float">
            <text:p>1.33</text:p>
          </table:table-cell>
          <table:table-cell table:style-name="ce6" table:formula="of:=[.V56]/(4-[.V56])" office:value-type="float" office:value="0.333333333333333" calcext:value-type="float">
            <text:p>0.33</text:p>
          </table:table-cell>
          <table:table-cell table:style-name="ce6" table:formula="of:=SUM([.AN56:.AP56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6];[.$AA$4:.$AA$30];0))*[.$Y56]" office:value-type="float" office:value="0.5" calcext:value-type="float">
            <text:p>0.50</text:p>
          </table:table-cell>
          <table:table-cell table:formula="of:=INDEX([.AC$4:.AC$30];MATCH([.$A56];[.$AA$4:.$AA$30];0))*[.$Z56]" office:value-type="float" office:value="1" calcext:value-type="float">
            <text:p>1.00</text:p>
          </table:table-cell>
          <table:table-cell table:formula="of:=INDEX([.AD$4:.AD$30];MATCH([.$A56];[.$AA$4:.$AA$30];0))*[.$AA56]" office:value-type="float" office:value="0" calcext:value-type="float">
            <text:p>0.00</text:p>
          </table:table-cell>
          <table:table-cell table:formula="of:=INDEX([.AE$4:.AE$30];MATCH([.$A56];[.$AA$4:.$AA$30];0))*[.$Y56]" office:value-type="float" office:value="0.5" calcext:value-type="float">
            <text:p>0.50</text:p>
          </table:table-cell>
          <table:table-cell table:formula="of:=INDEX([.AF$4:.AF$30];MATCH([.$A56];[.$AA$4:.$AA$30];0))*[.$Z56]" office:value-type="float" office:value="1" calcext:value-type="float">
            <text:p>1.00</text:p>
          </table:table-cell>
          <table:table-cell table:formula="of:=INDEX([.AG$4:.AG$30];MATCH([.$A56];[.$AA$4:.$AA$30];0))*[.$AA56]" office:value-type="float" office:value="0" calcext:value-type="float">
            <text:p>0.00</text:p>
          </table:table-cell>
          <table:table-cell table:formula="of:=INDEX([.AH$4:.AH$30];MATCH([.$A56];[.$AA$4:.$AA$30];0))*[.$Y56]" office:value-type="float" office:value="0" calcext:value-type="float">
            <text:p>0.00</text:p>
          </table:table-cell>
          <table:table-cell table:formula="of:=INDEX([.AI$4:.AI$30];MATCH([.$A56];[.$AA$4:.$AA$30];0))*[.$Z56]" office:value-type="float" office:value="0" calcext:value-type="float">
            <text:p>0.00</text:p>
          </table:table-cell>
          <table:table-cell table:formula="of:=INDEX([.AJ$4:.AJ$30];MATCH([.$A56];[.$AA$4:.$AA$30];0))*[.$AA56]" office:value-type="float" office:value="0" calcext:value-type="float">
            <text:p>0.00</text:p>
          </table:table-cell>
          <table:table-cell table:formula="of:=INDEX([.AK$4:.AK$30];MATCH([.$A56];[.$AA$4:.$AA$30];0))*[.$Y56]" office:value-type="float" office:value="0" calcext:value-type="float">
            <text:p>0.00</text:p>
          </table:table-cell>
          <table:table-cell table:formula="of:=INDEX([.AL$4:.AL$30];MATCH([.$A56];[.$AA$4:.$AA$30];0))*[.$Z56]" office:value-type="float" office:value="0" calcext:value-type="float">
            <text:p>0.00</text:p>
          </table:table-cell>
          <table:table-cell table:style-name="ce9" table:formula="of:=INDEX([.AM$4:.AM$30];MATCH([.$A56];[.$AA$4:.$AA$30];0))*[.$AA56]" office:value-type="float" office:value="0" calcext:value-type="float">
            <text:p>0.00</text:p>
          </table:table-cell>
          <table:table-cell table:style-name="ce9" table:formula="of:=INDEX([.AN$4:.AN$30];MATCH([.$A56];[.$AA$4:.$AA$30];0))*[.$Y56]" office:value-type="float" office:value="0" calcext:value-type="float">
            <text:p>0.00</text:p>
          </table:table-cell>
          <table:table-cell table:style-name="ce9" table:formula="of:=INDEX([.AO$4:.AO$30];MATCH([.$A56];[.$AA$4:.$AA$30];0))*[.$Z56]" office:value-type="float" office:value="0" calcext:value-type="float">
            <text:p>0.00</text:p>
          </table:table-cell>
          <table:table-cell table:style-name="ce9" table:formula="of:=INDEX([.AP$4:.AP$30];MATCH([.$A56];[.$AA$4:.$AA$30];0))*[.$AA56]" office:value-type="float" office:value="1" calcext:value-type="float">
            <text:p>1.00</text:p>
          </table:table-cell>
          <table:table-cell table:style-name="ce9" table:formula="of:=SUM([.$AB56:.$AD56])/[.AU56]" office:value-type="float" office:value="0.25" calcext:value-type="float">
            <text:p>0.25</text:p>
          </table:table-cell>
          <table:table-cell table:style-name="ce9" table:formula="of:=SUM([.$AE56:.$AG56])/[.AV56]" office:value-type="float" office:value="0.25" calcext:value-type="float">
            <text:p>0.25</text:p>
          </table:table-cell>
          <table:table-cell table:style-name="ce9" table:formula="of:=SUM([.$AH56:.$AJ56])/[.AW56]" office:value-type="float" office:value="0" calcext:value-type="float">
            <text:p>0.00</text:p>
          </table:table-cell>
          <table:table-cell table:style-name="ce9" table:formula="of:=SUM([.$AK56:.$AM56])/[.AX56]" office:value-type="float" office:value="0" calcext:value-type="float">
            <text:p>0.00</text:p>
          </table:table-cell>
          <table:table-cell table:style-name="ce8" table:formula="of:=INDEX([.AU$4:.AU$30];MATCH([.$A56];[.$AA$4:.$AA$30];0))" office:value-type="float" office:value="6" calcext:value-type="float">
            <text:p>6</text:p>
          </table:table-cell>
          <table:table-cell table:style-name="ce8" table:formula="of:=INDEX([.AV$4:.AV$30];MATCH([.$A56];[.$AA$4:.$AA$30];0))" office:value-type="float" office:value="6" calcext:value-type="float">
            <text:p>6</text:p>
          </table:table-cell>
          <table:table-cell table:style-name="ce8" table:formula="of:=INDEX([.AW$4:.AW$30];MATCH([.$A56];[.$AA$4:.$AA$30];0))" office:value-type="float" office:value="0.01" calcext:value-type="float">
            <text:p>0</text:p>
          </table:table-cell>
          <table:table-cell table:style-name="ce8" table:formula="of:=INDEX([.AX$4:.AX$30];MATCH([.$A56];[.$AA$4:.$AA$30];0))" office:value-type="float" office:value="0.01" calcext:value-type="float">
            <text:p>0</text:p>
          </table:table-cell>
          <table:table-cell table:formula="of:=SUM([to_solve_capacity.AU56:.AX56])" office:value-type="float" office:value="12.02" calcext:value-type="float">
            <text:p>12.02</text:p>
          </table:table-cell>
          <table:table-cell/>
          <table:table-cell table:formula="of:=[.$BA$33]*[.N56]" office:value-type="float" office:value="8" calcext:value-type="float">
            <text:p>8</text:p>
          </table:table-cell>
          <table:table-cell table:style-name="ce8" table:formula="of:=INDEX([.AS$4:.AS$30];MATCH([.$A56];[.$AA$4:.$AA$30];0))" office:value-type="float" office:value="0" calcext:value-type="float">
            <text:p>0</text:p>
          </table:table-cell>
          <table:table-cell table:style-name="ce8" table:formula="of:=[.BI56]*[.$M56]" office:value-type="float" office:value="41" calcext:value-type="float">
            <text:p>41</text:p>
          </table:table-cell>
          <table:table-cell table:style-name="ce8" table:formula="of:=[.BJ56]*[.$M56]" office:value-type="float" office:value="41" calcext:value-type="float">
            <text:p>41</text:p>
          </table:table-cell>
          <table:table-cell table:style-name="ce8" table:formula="of:=[.BK56]*[.$M56]" office:value-type="float" office:value="0" calcext:value-type="float">
            <text:p>0</text:p>
          </table:table-cell>
          <table:table-cell table:style-name="ce8" table:formula="of:=[.BL56]*[.$M56]" office:value-type="float" office:value="0" calcext:value-type="float">
            <text:p>0</text:p>
          </table:table-cell>
          <table:table-cell table:style-name="ce13" table:formula="of:=[.BA56]/[.$M56]" office:value-type="float" office:value="0.0888888888888889" calcext:value-type="float">
            <text:p>0.09</text:p>
          </table:table-cell>
          <table:table-cell table:style-name="ce13" table:formula="of:=[.BB56]/[.$M56]" office:value-type="float" office:value="0" calcext:value-type="float">
            <text:p>0.00</text:p>
          </table:table-cell>
          <table:table-cell table:style-name="ce13" table:formula="of:=(1-[.$BG56]-[.$BH56])*[.AQ56]/SUM([.$AQ56:.$AT56])" office:value-type="float" office:value="0.455555555555556" calcext:value-type="float">
            <text:p>0.46</text:p>
          </table:table-cell>
          <table:table-cell table:style-name="ce13" table:formula="of:=(1-[.$BG56]-[.$BH56])*[.AR56]/SUM([.$AQ56:.$AT56])" office:value-type="float" office:value="0.455555555555556" calcext:value-type="float">
            <text:p>0.46</text:p>
          </table:table-cell>
          <table:table-cell table:style-name="ce13" table:formula="of:=(1-[.$BG56]-[.$BH56])*[.AS56]/SUM([.$AQ56:.$AT56])" office:value-type="float" office:value="0" calcext:value-type="float">
            <text:p>0.00</text:p>
          </table:table-cell>
          <table:table-cell table:style-name="ce13" table:formula="of:=(1-[.$BG56]-[.$BH56])*[.AT56]/SUM([.$AQ56:.$AT56])" office:value-type="float" office:value="0" calcext:value-type="float">
            <text:p>0.00</text:p>
          </table:table-cell>
          <table:table-cell table:style-name="ce8" table:formula="of:=3600 *(1-SUM([.BI56:.BL56]))" office:value-type="float" office:value="320" calcext:value-type="float">
            <text:p>320</text:p>
          </table:table-cell>
          <table:table-cell table:formula="of:=[.BM56]/([.BA56]+[.BB56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LOOPALL</text:p>
          </table:table-cell>
          <table:table-cell table:style-name="ce15" table:formula="of:=[.M57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op</text:p>
          </table:table-cell>
          <table:table-cell table:style-name="ce15"/>
          <table:table-cell table:style-name="ce18" table:formula="of:=[.BC57]" office:value-type="float" office:value="41" calcext:value-type="float">
            <text:p>41.0</text:p>
          </table:table-cell>
          <table:table-cell table:style-name="ce19" table:formula="of:=[.O57]" office:value-type="float" office:value="818.635607321131" calcext:value-type="float">
            <text:p>819</text:p>
          </table:table-cell>
          <table:table-cell table:style-name="ce19" table:formula="of:=[.J57]*[.Q57]" office:value-type="float" office:value="654.908485856905" calcext:value-type="float">
            <text:p>655</text:p>
          </table:table-cell>
          <table:table-cell table:style-name="ce19" table:formula="of:=[.K57]*[.T57]" office:value-type="float" office:value="654.908485856905" calcext:value-type="float">
            <text:p>655</text:p>
          </table:table-cell>
          <table:table-cell table:style-name="ce4" table:formula="of:=[.M56]" office:value-type="float" office:value="90" calcext:value-type="float">
            <text:p>90</text:p>
          </table:table-cell>
          <table:table-cell table:formula="of:=INDEX([.N$4:.N$30];MATCH([.$A57];[.$AA$4:.$AA$30];0))" office:value-type="float" office:value="2" calcext:value-type="float">
            <text:p>2</text:p>
          </table:table-cell>
          <table:table-cell table:style-name="ce16" table:formula="of:=SUMPRODUCT([.AU57:.AX57];[.BI57:.BL57])*[.$AV$33]/[.AY57]" office:value-type="float" office:value="818.635607321131" calcext:value-type="float">
            <text:p>819</text:p>
          </table:table-cell>
          <table:table-cell table:style-name="ce16" table:formula="of:=SUMPRODUCT([.AU57:.AX57];[.BI57:.BL57])*[.$AV$33]" office:value-type="float" office:value="9840" calcext:value-type="float">
            <text:p>9840</text:p>
          </table:table-cell>
          <table:table-cell table:style-name="ce6" table:formula="of:=[.S57]/[.R57]" office:value-type="float" office:value="0.8" calcext:value-type="float">
            <text:p>0.80</text:p>
          </table:table-cell>
          <table:table-cell table:style-name="ce6" table:formula="of:=SUM([.AB57:.AM57])/4" office:value-type="float" office:value="1.25" calcext:value-type="float">
            <text:p>1.25</text:p>
          </table:table-cell>
          <table:table-cell table:style-name="ce6" table:formula="of:=(4-[.V57])/4" office:value-type="float" office:value="1" calcext:value-type="float">
            <text:p>1.00</text:p>
          </table:table-cell>
          <table:table-cell table:style-name="ce6" table:formula="of:=1+[.U57]" office:value-type="float" office:value="1" calcext:value-type="float">
            <text:p>1.00</text:p>
          </table:table-cell>
          <table:table-cell table:style-name="ce6" table:formula="of:=[.V57]/(4-[.V57])" office:value-type="float" office:value="0" calcext:value-type="float">
            <text:p>0.00</text:p>
          </table:table-cell>
          <table:table-cell table:style-name="ce6" table:formula="of:=SUM([.AN57:.AP57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7];[.$AA$4:.$AA$30];0))*[.$Y57]" office:value-type="float" office:value="1" calcext:value-type="float">
            <text:p>1.00</text:p>
          </table:table-cell>
          <table:table-cell table:formula="of:=INDEX([.AC$4:.AC$30];MATCH([.$A57];[.$AA$4:.$AA$30];0))*[.$Z57]" office:value-type="float" office:value="1" calcext:value-type="float">
            <text:p>1.00</text:p>
          </table:table-cell>
          <table:table-cell table:formula="of:=INDEX([.AD$4:.AD$30];MATCH([.$A57];[.$AA$4:.$AA$30];0))*[.$AA57]" office:value-type="float" office:value="0.5" calcext:value-type="float">
            <text:p>0.50</text:p>
          </table:table-cell>
          <table:table-cell table:formula="of:=INDEX([.AE$4:.AE$30];MATCH([.$A57];[.$AA$4:.$AA$30];0))*[.$Y57]" office:value-type="float" office:value="1" calcext:value-type="float">
            <text:p>1.00</text:p>
          </table:table-cell>
          <table:table-cell table:formula="of:=INDEX([.AF$4:.AF$30];MATCH([.$A57];[.$AA$4:.$AA$30];0))*[.$Z57]" office:value-type="float" office:value="1" calcext:value-type="float">
            <text:p>1.00</text:p>
          </table:table-cell>
          <table:table-cell table:formula="of:=INDEX([.AG$4:.AG$30];MATCH([.$A57];[.$AA$4:.$AA$30];0))*[.$AA57]" office:value-type="float" office:value="0.5" calcext:value-type="float">
            <text:p>0.50</text:p>
          </table:table-cell>
          <table:table-cell table:formula="of:=INDEX([.AH$4:.AH$30];MATCH([.$A57];[.$AA$4:.$AA$30];0))*[.$Y57]" office:value-type="float" office:value="0" calcext:value-type="float">
            <text:p>0.00</text:p>
          </table:table-cell>
          <table:table-cell table:formula="of:=INDEX([.AI$4:.AI$30];MATCH([.$A57];[.$AA$4:.$AA$30];0))*[.$Z57]" office:value-type="float" office:value="0" calcext:value-type="float">
            <text:p>0.00</text:p>
          </table:table-cell>
          <table:table-cell table:formula="of:=INDEX([.AJ$4:.AJ$30];MATCH([.$A57];[.$AA$4:.$AA$30];0))*[.$AA57]" office:value-type="float" office:value="0" calcext:value-type="float">
            <text:p>0.00</text:p>
          </table:table-cell>
          <table:table-cell table:formula="of:=INDEX([.AK$4:.AK$30];MATCH([.$A57];[.$AA$4:.$AA$30];0))*[.$Y57]" office:value-type="float" office:value="0" calcext:value-type="float">
            <text:p>0.00</text:p>
          </table:table-cell>
          <table:table-cell table:formula="of:=INDEX([.AL$4:.AL$30];MATCH([.$A57];[.$AA$4:.$AA$30];0))*[.$Z57]" office:value-type="float" office:value="0" calcext:value-type="float">
            <text:p>0.00</text:p>
          </table:table-cell>
          <table:table-cell table:style-name="ce9" table:formula="of:=INDEX([.AM$4:.AM$30];MATCH([.$A57];[.$AA$4:.$AA$30];0))*[.$AA57]" office:value-type="float" office:value="0" calcext:value-type="float">
            <text:p>0.00</text:p>
          </table:table-cell>
          <table:table-cell table:style-name="ce9" table:formula="of:=INDEX([.AN$4:.AN$30];MATCH([.$A57];[.$AA$4:.$AA$30];0))*[.$Y57]" office:value-type="float" office:value="0" calcext:value-type="float">
            <text:p>0.00</text:p>
          </table:table-cell>
          <table:table-cell table:style-name="ce9" table:formula="of:=INDEX([.AO$4:.AO$30];MATCH([.$A57];[.$AA$4:.$AA$30];0))*[.$Z57]" office:value-type="float" office:value="0" calcext:value-type="float">
            <text:p>0.00</text:p>
          </table:table-cell>
          <table:table-cell table:style-name="ce9" table:formula="of:=INDEX([.AP$4:.AP$30];MATCH([.$A57];[.$AA$4:.$AA$30];0))*[.$AA57]" office:value-type="float" office:value="0" calcext:value-type="float">
            <text:p>0.00</text:p>
          </table:table-cell>
          <table:table-cell table:style-name="ce9" table:formula="of:=SUM([.$AB57:.$AD57])/[.AU57]" office:value-type="float" office:value="0.416666666666667" calcext:value-type="float">
            <text:p>0.42</text:p>
          </table:table-cell>
          <table:table-cell table:style-name="ce9" table:formula="of:=SUM([.$AE57:.$AG57])/[.AV57]" office:value-type="float" office:value="0.416666666666667" calcext:value-type="float">
            <text:p>0.42</text:p>
          </table:table-cell>
          <table:table-cell table:style-name="ce9" table:formula="of:=SUM([.$AH57:.$AJ57])/[.AW57]" office:value-type="float" office:value="0" calcext:value-type="float">
            <text:p>0.00</text:p>
          </table:table-cell>
          <table:table-cell table:style-name="ce9" table:formula="of:=SUM([.$AK57:.$AM57])/[.AX57]" office:value-type="float" office:value="0" calcext:value-type="float">
            <text:p>0.00</text:p>
          </table:table-cell>
          <table:table-cell table:style-name="ce8" table:formula="of:=INDEX([.AU$4:.AU$30];MATCH([.$A57];[.$AA$4:.$AA$30];0))" office:value-type="float" office:value="6" calcext:value-type="float">
            <text:p>6</text:p>
          </table:table-cell>
          <table:table-cell table:style-name="ce8" table:formula="of:=INDEX([.AV$4:.AV$30];MATCH([.$A57];[.$AA$4:.$AA$30];0))" office:value-type="float" office:value="6" calcext:value-type="float">
            <text:p>6</text:p>
          </table:table-cell>
          <table:table-cell table:style-name="ce8" table:formula="of:=INDEX([.AW$4:.AW$30];MATCH([.$A57];[.$AA$4:.$AA$30];0))" office:value-type="float" office:value="0.01" calcext:value-type="float">
            <text:p>0</text:p>
          </table:table-cell>
          <table:table-cell table:style-name="ce8" table:formula="of:=INDEX([.AX$4:.AX$30];MATCH([.$A57];[.$AA$4:.$AA$30];0))" office:value-type="float" office:value="0.01" calcext:value-type="float">
            <text:p>0</text:p>
          </table:table-cell>
          <table:table-cell table:formula="of:=SUM([to_solve_capacity.AU57:.AX57])" office:value-type="float" office:value="12.02" calcext:value-type="float">
            <text:p>12.02</text:p>
          </table:table-cell>
          <table:table-cell/>
          <table:table-cell table:formula="of:=[.$BA$33]*[.N57]" office:value-type="float" office:value="8" calcext:value-type="float">
            <text:p>8</text:p>
          </table:table-cell>
          <table:table-cell table:style-name="ce8" table:formula="of:=INDEX([.AS$4:.AS$30];MATCH([.$A57];[.$AA$4:.$AA$30];0))" office:value-type="float" office:value="0" calcext:value-type="float">
            <text:p>0</text:p>
          </table:table-cell>
          <table:table-cell table:style-name="ce8" table:formula="of:=[.BI57]*[.$M57]" office:value-type="float" office:value="41" calcext:value-type="float">
            <text:p>41</text:p>
          </table:table-cell>
          <table:table-cell table:style-name="ce8" table:formula="of:=[.BJ57]*[.$M57]" office:value-type="float" office:value="41" calcext:value-type="float">
            <text:p>41</text:p>
          </table:table-cell>
          <table:table-cell table:style-name="ce8" table:formula="of:=[.BK57]*[.$M57]" office:value-type="float" office:value="0" calcext:value-type="float">
            <text:p>0</text:p>
          </table:table-cell>
          <table:table-cell table:style-name="ce8" table:formula="of:=[.BL57]*[.$M57]" office:value-type="float" office:value="0" calcext:value-type="float">
            <text:p>0</text:p>
          </table:table-cell>
          <table:table-cell table:style-name="ce13" table:formula="of:=[.BA57]/[.$M57]" office:value-type="float" office:value="0.0888888888888889" calcext:value-type="float">
            <text:p>0.09</text:p>
          </table:table-cell>
          <table:table-cell table:style-name="ce13" table:formula="of:=[.BB57]/[.$M57]" office:value-type="float" office:value="0" calcext:value-type="float">
            <text:p>0.00</text:p>
          </table:table-cell>
          <table:table-cell table:style-name="ce13" table:formula="of:=(1-[.$BG57]-[.$BH57])*[.AQ57]/SUM([.$AQ57:.$AT57])" office:value-type="float" office:value="0.455555555555556" calcext:value-type="float">
            <text:p>0.46</text:p>
          </table:table-cell>
          <table:table-cell table:style-name="ce13" table:formula="of:=(1-[.$BG57]-[.$BH57])*[.AR57]/SUM([.$AQ57:.$AT57])" office:value-type="float" office:value="0.455555555555556" calcext:value-type="float">
            <text:p>0.46</text:p>
          </table:table-cell>
          <table:table-cell table:style-name="ce13" table:formula="of:=(1-[.$BG57]-[.$BH57])*[.AS57]/SUM([.$AQ57:.$AT57])" office:value-type="float" office:value="0" calcext:value-type="float">
            <text:p>0.00</text:p>
          </table:table-cell>
          <table:table-cell table:style-name="ce13" table:formula="of:=(1-[.$BG57]-[.$BH57])*[.AT57]/SUM([.$AQ57:.$AT57])" office:value-type="float" office:value="0" calcext:value-type="float">
            <text:p>0.00</text:p>
          </table:table-cell>
          <table:table-cell table:style-name="ce8" table:formula="of:=3600 *(1-SUM([.BI57:.BL57]))" office:value-type="float" office:value="320" calcext:value-type="float">
            <text:p>320</text:p>
          </table:table-cell>
          <table:table-cell table:formula="of:=[.BM57]/([.BA57]+[.BB57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CLOVE</text:p>
          </table:table-cell>
          <table:table-cell table:style-name="ce15" table:formula="of:=[.M58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“clove like”</text:p>
          </table:table-cell>
          <table:table-cell table:style-name="ce18" table:formula="of:=[.BC58]" office:value-type="float" office:value="41" calcext:value-type="float">
            <text:p>41.0</text:p>
          </table:table-cell>
          <table:table-cell table:style-name="ce19" table:formula="of:=[.O58]" office:value-type="float" office:value="818.635607321131" calcext:value-type="float">
            <text:p>819</text:p>
          </table:table-cell>
          <table:table-cell table:style-name="ce19" table:formula="of:=[.J58]*[.Q58]" office:value-type="float" office:value="613.976705490849" calcext:value-type="float">
            <text:p>614</text:p>
          </table:table-cell>
          <table:table-cell table:style-name="ce19" table:formula="of:=[.K58]*[.T58]" office:value-type="float" office:value="818.635607321131" calcext:value-type="float">
            <text:p>819</text:p>
          </table:table-cell>
          <table:table-cell table:style-name="ce4" table:formula="of:=[.M57]" office:value-type="float" office:value="90" calcext:value-type="float">
            <text:p>90</text:p>
          </table:table-cell>
          <table:table-cell table:formula="of:=INDEX([.N$4:.N$30];MATCH([.$A58];[.$AA$4:.$AA$30];0))" office:value-type="float" office:value="2" calcext:value-type="float">
            <text:p>2</text:p>
          </table:table-cell>
          <table:table-cell table:style-name="ce16" table:formula="of:=SUMPRODUCT([.AU58:.AX58];[.BI58:.BL58])*[.$AV$33]/[.AY58]" office:value-type="float" office:value="818.635607321131" calcext:value-type="float">
            <text:p>819</text:p>
          </table:table-cell>
          <table:table-cell table:style-name="ce16" table:formula="of:=SUMPRODUCT([.AU58:.AX58];[.BI58:.BL58])*[.$AV$33]" office:value-type="float" office:value="9840" calcext:value-type="float">
            <text:p>9840</text:p>
          </table:table-cell>
          <table:table-cell table:style-name="ce6" table:formula="of:=[.S58]/[.R58]" office:value-type="float" office:value="0.75" calcext:value-type="float">
            <text:p>0.75</text:p>
          </table:table-cell>
          <table:table-cell table:style-name="ce6" table:formula="of:=SUM([.AB58:.AM58])/4" office:value-type="float" office:value="1" calcext:value-type="float">
            <text:p>1.00</text:p>
          </table:table-cell>
          <table:table-cell table:style-name="ce6" table:formula="of:=(4-[.V58])/4" office:value-type="float" office:value="0.75" calcext:value-type="float">
            <text:p>0.75</text:p>
          </table:table-cell>
          <table:table-cell table:style-name="ce6" table:formula="of:=1+[.U58]" office:value-type="float" office:value="1.33333333333333" calcext:value-type="float">
            <text:p>1.33</text:p>
          </table:table-cell>
          <table:table-cell table:style-name="ce6" table:formula="of:=[.V58]/(4-[.V58])" office:value-type="float" office:value="0.333333333333333" calcext:value-type="float">
            <text:p>0.33</text:p>
          </table:table-cell>
          <table:table-cell table:style-name="ce6" table:formula="of:=SUM([.AN58:.AP58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8];[.$AA$4:.$AA$30];0))*[.$Y58]" office:value-type="float" office:value="1" calcext:value-type="float">
            <text:p>1.00</text:p>
          </table:table-cell>
          <table:table-cell table:formula="of:=INDEX([.AC$4:.AC$30];MATCH([.$A58];[.$AA$4:.$AA$30];0))*[.$Z58]" office:value-type="float" office:value="1" calcext:value-type="float">
            <text:p>1.00</text:p>
          </table:table-cell>
          <table:table-cell table:formula="of:=INDEX([.AD$4:.AD$30];MATCH([.$A58];[.$AA$4:.$AA$30];0))*[.$AA58]" office:value-type="float" office:value="0" calcext:value-type="float">
            <text:p>0.00</text:p>
          </table:table-cell>
          <table:table-cell table:formula="of:=INDEX([.AE$4:.AE$30];MATCH([.$A58];[.$AA$4:.$AA$30];0))*[.$Y58]" office:value-type="float" office:value="1" calcext:value-type="float">
            <text:p>1.00</text:p>
          </table:table-cell>
          <table:table-cell table:formula="of:=INDEX([.AF$4:.AF$30];MATCH([.$A58];[.$AA$4:.$AA$30];0))*[.$Z58]" office:value-type="float" office:value="1" calcext:value-type="float">
            <text:p>1.00</text:p>
          </table:table-cell>
          <table:table-cell table:formula="of:=INDEX([.AG$4:.AG$30];MATCH([.$A58];[.$AA$4:.$AA$30];0))*[.$AA58]" office:value-type="float" office:value="0" calcext:value-type="float">
            <text:p>0.00</text:p>
          </table:table-cell>
          <table:table-cell table:formula="of:=INDEX([.AH$4:.AH$30];MATCH([.$A58];[.$AA$4:.$AA$30];0))*[.$Y58]" office:value-type="float" office:value="0" calcext:value-type="float">
            <text:p>0.00</text:p>
          </table:table-cell>
          <table:table-cell table:formula="of:=INDEX([.AI$4:.AI$30];MATCH([.$A58];[.$AA$4:.$AA$30];0))*[.$Z58]" office:value-type="float" office:value="0" calcext:value-type="float">
            <text:p>0.00</text:p>
          </table:table-cell>
          <table:table-cell table:formula="of:=INDEX([.AJ$4:.AJ$30];MATCH([.$A58];[.$AA$4:.$AA$30];0))*[.$AA58]" office:value-type="float" office:value="0" calcext:value-type="float">
            <text:p>0.00</text:p>
          </table:table-cell>
          <table:table-cell table:formula="of:=INDEX([.AK$4:.AK$30];MATCH([.$A58];[.$AA$4:.$AA$30];0))*[.$Y58]" office:value-type="float" office:value="0" calcext:value-type="float">
            <text:p>0.00</text:p>
          </table:table-cell>
          <table:table-cell table:formula="of:=INDEX([.AL$4:.AL$30];MATCH([.$A58];[.$AA$4:.$AA$30];0))*[.$Z58]" office:value-type="float" office:value="0" calcext:value-type="float">
            <text:p>0.00</text:p>
          </table:table-cell>
          <table:table-cell table:style-name="ce9" table:formula="of:=INDEX([.AM$4:.AM$30];MATCH([.$A58];[.$AA$4:.$AA$30];0))*[.$AA58]" office:value-type="float" office:value="0" calcext:value-type="float">
            <text:p>0.00</text:p>
          </table:table-cell>
          <table:table-cell table:style-name="ce9" table:formula="of:=INDEX([.AN$4:.AN$30];MATCH([.$A58];[.$AA$4:.$AA$30];0))*[.$Y58]" office:value-type="float" office:value="0" calcext:value-type="float">
            <text:p>0.00</text:p>
          </table:table-cell>
          <table:table-cell table:style-name="ce9" table:formula="of:=INDEX([.AO$4:.AO$30];MATCH([.$A58];[.$AA$4:.$AA$30];0))*[.$Z58]" office:value-type="float" office:value="0" calcext:value-type="float">
            <text:p>0.00</text:p>
          </table:table-cell>
          <table:table-cell table:style-name="ce9" table:formula="of:=INDEX([.AP$4:.AP$30];MATCH([.$A58];[.$AA$4:.$AA$30];0))*[.$AA58]" office:value-type="float" office:value="1" calcext:value-type="float">
            <text:p>1.00</text:p>
          </table:table-cell>
          <table:table-cell table:style-name="ce9" table:formula="of:=SUM([.$AB58:.$AD58])/[.AU58]" office:value-type="float" office:value="0.333333333333333" calcext:value-type="float">
            <text:p>0.33</text:p>
          </table:table-cell>
          <table:table-cell table:style-name="ce9" table:formula="of:=SUM([.$AE58:.$AG58])/[.AV58]" office:value-type="float" office:value="0.333333333333333" calcext:value-type="float">
            <text:p>0.33</text:p>
          </table:table-cell>
          <table:table-cell table:style-name="ce9" table:formula="of:=SUM([.$AH58:.$AJ58])/[.AW58]" office:value-type="float" office:value="0" calcext:value-type="float">
            <text:p>0.00</text:p>
          </table:table-cell>
          <table:table-cell table:style-name="ce9" table:formula="of:=SUM([.$AK58:.$AM58])/[.AX58]" office:value-type="float" office:value="0" calcext:value-type="float">
            <text:p>0.00</text:p>
          </table:table-cell>
          <table:table-cell table:style-name="ce8" table:formula="of:=INDEX([.AU$4:.AU$30];MATCH([.$A58];[.$AA$4:.$AA$30];0))" office:value-type="float" office:value="6" calcext:value-type="float">
            <text:p>6</text:p>
          </table:table-cell>
          <table:table-cell table:style-name="ce8" table:formula="of:=INDEX([.AV$4:.AV$30];MATCH([.$A58];[.$AA$4:.$AA$30];0))" office:value-type="float" office:value="6" calcext:value-type="float">
            <text:p>6</text:p>
          </table:table-cell>
          <table:table-cell table:style-name="ce8" table:formula="of:=INDEX([.AW$4:.AW$30];MATCH([.$A58];[.$AA$4:.$AA$30];0))" office:value-type="float" office:value="0.01" calcext:value-type="float">
            <text:p>0</text:p>
          </table:table-cell>
          <table:table-cell table:style-name="ce8" table:formula="of:=INDEX([.AX$4:.AX$30];MATCH([.$A58];[.$AA$4:.$AA$30];0))" office:value-type="float" office:value="0.01" calcext:value-type="float">
            <text:p>0</text:p>
          </table:table-cell>
          <table:table-cell table:formula="of:=SUM([to_solve_capacity.AU58:.AX58])" office:value-type="float" office:value="12.02" calcext:value-type="float">
            <text:p>12.02</text:p>
          </table:table-cell>
          <table:table-cell/>
          <table:table-cell table:formula="of:=[.$BA$33]*[.N58]" office:value-type="float" office:value="8" calcext:value-type="float">
            <text:p>8</text:p>
          </table:table-cell>
          <table:table-cell table:style-name="ce8" table:formula="of:=INDEX([.AS$4:.AS$30];MATCH([.$A58];[.$AA$4:.$AA$30];0))" office:value-type="float" office:value="0" calcext:value-type="float">
            <text:p>0</text:p>
          </table:table-cell>
          <table:table-cell table:style-name="ce8" table:formula="of:=[.BI58]*[.$M58]" office:value-type="float" office:value="41" calcext:value-type="float">
            <text:p>41</text:p>
          </table:table-cell>
          <table:table-cell table:style-name="ce8" table:formula="of:=[.BJ58]*[.$M58]" office:value-type="float" office:value="41" calcext:value-type="float">
            <text:p>41</text:p>
          </table:table-cell>
          <table:table-cell table:style-name="ce8" table:formula="of:=[.BK58]*[.$M58]" office:value-type="float" office:value="0" calcext:value-type="float">
            <text:p>0</text:p>
          </table:table-cell>
          <table:table-cell table:style-name="ce8" table:formula="of:=[.BL58]*[.$M58]" office:value-type="float" office:value="0" calcext:value-type="float">
            <text:p>0</text:p>
          </table:table-cell>
          <table:table-cell table:style-name="ce13" table:formula="of:=[.BA58]/[.$M58]" office:value-type="float" office:value="0.0888888888888889" calcext:value-type="float">
            <text:p>0.09</text:p>
          </table:table-cell>
          <table:table-cell table:style-name="ce13" table:formula="of:=[.BB58]/[.$M58]" office:value-type="float" office:value="0" calcext:value-type="float">
            <text:p>0.00</text:p>
          </table:table-cell>
          <table:table-cell table:style-name="ce13" table:formula="of:=(1-[.$BG58]-[.$BH58])*[.AQ58]/SUM([.$AQ58:.$AT58])" office:value-type="float" office:value="0.455555555555556" calcext:value-type="float">
            <text:p>0.46</text:p>
          </table:table-cell>
          <table:table-cell table:style-name="ce13" table:formula="of:=(1-[.$BG58]-[.$BH58])*[.AR58]/SUM([.$AQ58:.$AT58])" office:value-type="float" office:value="0.455555555555556" calcext:value-type="float">
            <text:p>0.46</text:p>
          </table:table-cell>
          <table:table-cell table:style-name="ce13" table:formula="of:=(1-[.$BG58]-[.$BH58])*[.AS58]/SUM([.$AQ58:.$AT58])" office:value-type="float" office:value="0" calcext:value-type="float">
            <text:p>0.00</text:p>
          </table:table-cell>
          <table:table-cell table:style-name="ce13" table:formula="of:=(1-[.$BG58]-[.$BH58])*[.AT58]/SUM([.$AQ58:.$AT58])" office:value-type="float" office:value="0" calcext:value-type="float">
            <text:p>0.00</text:p>
          </table:table-cell>
          <table:table-cell table:style-name="ce8" table:formula="of:=3600 *(1-SUM([.BI58:.BL58]))" office:value-type="float" office:value="320" calcext:value-type="float">
            <text:p>320</text:p>
          </table:table-cell>
          <table:table-cell table:formula="of:=[.BM58]/([.BA58]+[.BB58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U</text:p>
          </table:table-cell>
          <table:table-cell table:style-name="ce15" table:formula="of:=[.M59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u-kerb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kerb-u</text:p>
          </table:table-cell>
          <table:table-cell table:style-name="ce15" office:value-type="string" calcext:value-type="string">
            <text:p>\fignum(u-kerb) and \fignum(side-u-kerb)</text:p>
          </table:table-cell>
          <table:table-cell table:style-name="ce18" table:formula="of:=[.BC59]" office:value-type="float" office:value="49.2" calcext:value-type="float">
            <text:p>49.2</text:p>
          </table:table-cell>
          <table:table-cell table:style-name="ce19" table:formula="of:=[.O59]" office:value-type="float" office:value="818.635607321131" calcext:value-type="float">
            <text:p>819</text:p>
          </table:table-cell>
          <table:table-cell table:style-name="ce19" table:formula="of:=[.J59]*[.Q59]" office:value-type="float" office:value="654.908485856905" calcext:value-type="float">
            <text:p>655</text:p>
          </table:table-cell>
          <table:table-cell table:style-name="ce19" table:formula="of:=[.K59]*[.T59]" office:value-type="float" office:value="654.908485856905" calcext:value-type="float">
            <text:p>655</text:p>
          </table:table-cell>
          <table:table-cell table:style-name="ce4" table:formula="of:=[.M58]" office:value-type="float" office:value="90" calcext:value-type="float">
            <text:p>90</text:p>
          </table:table-cell>
          <table:table-cell table:formula="of:=INDEX([.N$4:.N$30];MATCH([.$A59];[.$AA$4:.$AA$30];0))" office:value-type="float" office:value="2" calcext:value-type="float">
            <text:p>2</text:p>
          </table:table-cell>
          <table:table-cell table:style-name="ce16" table:formula="of:=SUMPRODUCT([.AU59:.AX59];[.BI59:.BL59])*[.$AV$33]/[.AY59]" office:value-type="float" office:value="818.635607321131" calcext:value-type="float">
            <text:p>819</text:p>
          </table:table-cell>
          <table:table-cell table:style-name="ce16" table:formula="of:=SUMPRODUCT([.AU59:.AX59];[.BI59:.BL59])*[.$AV$33]" office:value-type="float" office:value="9840" calcext:value-type="float">
            <text:p>9840</text:p>
          </table:table-cell>
          <table:table-cell table:style-name="ce6" table:formula="of:=[.S59]/[.R59]" office:value-type="float" office:value="0.8" calcext:value-type="float">
            <text:p>0.80</text:p>
          </table:table-cell>
          <table:table-cell table:style-name="ce6" table:formula="of:=SUM([.AB59:.AM59])/4" office:value-type="float" office:value="1.25" calcext:value-type="float">
            <text:p>1.25</text:p>
          </table:table-cell>
          <table:table-cell table:style-name="ce6" table:formula="of:=(4-[.V59])/4" office:value-type="float" office:value="1" calcext:value-type="float">
            <text:p>1.00</text:p>
          </table:table-cell>
          <table:table-cell table:style-name="ce6" table:formula="of:=1+[.U59]" office:value-type="float" office:value="1" calcext:value-type="float">
            <text:p>1.00</text:p>
          </table:table-cell>
          <table:table-cell table:style-name="ce6" table:formula="of:=[.V59]/(4-[.V59])" office:value-type="float" office:value="0" calcext:value-type="float">
            <text:p>0.00</text:p>
          </table:table-cell>
          <table:table-cell table:style-name="ce6" table:formula="of:=SUM([.AN59:.AP59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9];[.$AA$4:.$AA$30];0))*[.$Y59]" office:value-type="float" office:value="1.5" calcext:value-type="float">
            <text:p>1.50</text:p>
          </table:table-cell>
          <table:table-cell table:formula="of:=INDEX([.AC$4:.AC$30];MATCH([.$A59];[.$AA$4:.$AA$30];0))*[.$Z59]" office:value-type="float" office:value="1" calcext:value-type="float">
            <text:p>1.00</text:p>
          </table:table-cell>
          <table:table-cell table:formula="of:=INDEX([.AD$4:.AD$30];MATCH([.$A59];[.$AA$4:.$AA$30];0))*[.$AA59]" office:value-type="float" office:value="0.5" calcext:value-type="float">
            <text:p>0.50</text:p>
          </table:table-cell>
          <table:table-cell table:formula="of:=INDEX([.AE$4:.AE$30];MATCH([.$A59];[.$AA$4:.$AA$30];0))*[.$Y59]" office:value-type="float" office:value="0.5" calcext:value-type="float">
            <text:p>0.50</text:p>
          </table:table-cell>
          <table:table-cell table:formula="of:=INDEX([.AF$4:.AF$30];MATCH([.$A59];[.$AA$4:.$AA$30];0))*[.$Z59]" office:value-type="float" office:value="1" calcext:value-type="float">
            <text:p>1.00</text:p>
          </table:table-cell>
          <table:table-cell table:formula="of:=INDEX([.AG$4:.AG$30];MATCH([.$A59];[.$AA$4:.$AA$30];0))*[.$AA59]" office:value-type="float" office:value="0.5" calcext:value-type="float">
            <text:p>0.50</text:p>
          </table:table-cell>
          <table:table-cell table:formula="of:=INDEX([.AH$4:.AH$30];MATCH([.$A59];[.$AA$4:.$AA$30];0))*[.$Y59]" office:value-type="float" office:value="0" calcext:value-type="float">
            <text:p>0.00</text:p>
          </table:table-cell>
          <table:table-cell table:formula="of:=INDEX([.AI$4:.AI$30];MATCH([.$A59];[.$AA$4:.$AA$30];0))*[.$Z59]" office:value-type="float" office:value="0" calcext:value-type="float">
            <text:p>0.00</text:p>
          </table:table-cell>
          <table:table-cell table:formula="of:=INDEX([.AJ$4:.AJ$30];MATCH([.$A59];[.$AA$4:.$AA$30];0))*[.$AA59]" office:value-type="float" office:value="0" calcext:value-type="float">
            <text:p>0.00</text:p>
          </table:table-cell>
          <table:table-cell table:formula="of:=INDEX([.AK$4:.AK$30];MATCH([.$A59];[.$AA$4:.$AA$30];0))*[.$Y59]" office:value-type="float" office:value="0" calcext:value-type="float">
            <text:p>0.00</text:p>
          </table:table-cell>
          <table:table-cell table:formula="of:=INDEX([.AL$4:.AL$30];MATCH([.$A59];[.$AA$4:.$AA$30];0))*[.$Z59]" office:value-type="float" office:value="0" calcext:value-type="float">
            <text:p>0.00</text:p>
          </table:table-cell>
          <table:table-cell table:style-name="ce9" table:formula="of:=INDEX([.AM$4:.AM$30];MATCH([.$A59];[.$AA$4:.$AA$30];0))*[.$AA59]" office:value-type="float" office:value="0" calcext:value-type="float">
            <text:p>0.00</text:p>
          </table:table-cell>
          <table:table-cell table:style-name="ce9" table:formula="of:=INDEX([.AN$4:.AN$30];MATCH([.$A59];[.$AA$4:.$AA$30];0))*[.$Y59]" office:value-type="float" office:value="0" calcext:value-type="float">
            <text:p>0.00</text:p>
          </table:table-cell>
          <table:table-cell table:style-name="ce9" table:formula="of:=INDEX([.AO$4:.AO$30];MATCH([.$A59];[.$AA$4:.$AA$30];0))*[.$Z59]" office:value-type="float" office:value="0" calcext:value-type="float">
            <text:p>0.00</text:p>
          </table:table-cell>
          <table:table-cell table:style-name="ce9" table:formula="of:=INDEX([.AP$4:.AP$30];MATCH([.$A59];[.$AA$4:.$AA$30];0))*[.$AA59]" office:value-type="float" office:value="0" calcext:value-type="float">
            <text:p>0.00</text:p>
          </table:table-cell>
          <table:table-cell table:style-name="ce9" table:formula="of:=SUM([.$AB59:.$AD59])/[.AU59]" office:value-type="float" office:value="0.5" calcext:value-type="float">
            <text:p>0.50</text:p>
          </table:table-cell>
          <table:table-cell table:style-name="ce9" table:formula="of:=SUM([.$AE59:.$AG59])/[.AV59]" office:value-type="float" office:value="0.333333333333333" calcext:value-type="float">
            <text:p>0.33</text:p>
          </table:table-cell>
          <table:table-cell table:style-name="ce9" table:formula="of:=SUM([.$AH59:.$AJ59])/[.AW59]" office:value-type="float" office:value="0" calcext:value-type="float">
            <text:p>0.00</text:p>
          </table:table-cell>
          <table:table-cell table:style-name="ce9" table:formula="of:=SUM([.$AK59:.$AM59])/[.AX59]" office:value-type="float" office:value="0" calcext:value-type="float">
            <text:p>0.00</text:p>
          </table:table-cell>
          <table:table-cell table:style-name="ce8" table:formula="of:=INDEX([.AU$4:.AU$30];MATCH([.$A59];[.$AA$4:.$AA$30];0))" office:value-type="float" office:value="6" calcext:value-type="float">
            <text:p>6</text:p>
          </table:table-cell>
          <table:table-cell table:style-name="ce8" table:formula="of:=INDEX([.AV$4:.AV$30];MATCH([.$A59];[.$AA$4:.$AA$30];0))" office:value-type="float" office:value="6" calcext:value-type="float">
            <text:p>6</text:p>
          </table:table-cell>
          <table:table-cell table:style-name="ce8" table:formula="of:=INDEX([.AW$4:.AW$30];MATCH([.$A59];[.$AA$4:.$AA$30];0))" office:value-type="float" office:value="0.01" calcext:value-type="float">
            <text:p>0</text:p>
          </table:table-cell>
          <table:table-cell table:style-name="ce8" table:formula="of:=INDEX([.AX$4:.AX$30];MATCH([.$A59];[.$AA$4:.$AA$30];0))" office:value-type="float" office:value="0.01" calcext:value-type="float">
            <text:p>0</text:p>
          </table:table-cell>
          <table:table-cell table:formula="of:=SUM([to_solve_capacity.AU59:.AX59])" office:value-type="float" office:value="12.02" calcext:value-type="float">
            <text:p>12.02</text:p>
          </table:table-cell>
          <table:table-cell/>
          <table:table-cell table:formula="of:=[.$BA$33]*[.N59]" office:value-type="float" office:value="8" calcext:value-type="float">
            <text:p>8</text:p>
          </table:table-cell>
          <table:table-cell table:style-name="ce8" table:formula="of:=INDEX([.AS$4:.AS$30];MATCH([.$A59];[.$AA$4:.$AA$30];0))" office:value-type="float" office:value="0" calcext:value-type="float">
            <text:p>0</text:p>
          </table:table-cell>
          <table:table-cell table:style-name="ce8" table:formula="of:=[.BI59]*[.$M59]" office:value-type="float" office:value="49.2" calcext:value-type="float">
            <text:p>49</text:p>
          </table:table-cell>
          <table:table-cell table:style-name="ce8" table:formula="of:=[.BJ59]*[.$M59]" office:value-type="float" office:value="32.8" calcext:value-type="float">
            <text:p>33</text:p>
          </table:table-cell>
          <table:table-cell table:style-name="ce8" table:formula="of:=[.BK59]*[.$M59]" office:value-type="float" office:value="0" calcext:value-type="float">
            <text:p>0</text:p>
          </table:table-cell>
          <table:table-cell table:style-name="ce8" table:formula="of:=[.BL59]*[.$M59]" office:value-type="float" office:value="0" calcext:value-type="float">
            <text:p>0</text:p>
          </table:table-cell>
          <table:table-cell table:style-name="ce13" table:formula="of:=[.BA59]/[.$M59]" office:value-type="float" office:value="0.0888888888888889" calcext:value-type="float">
            <text:p>0.09</text:p>
          </table:table-cell>
          <table:table-cell table:style-name="ce13" table:formula="of:=[.BB59]/[.$M59]" office:value-type="float" office:value="0" calcext:value-type="float">
            <text:p>0.00</text:p>
          </table:table-cell>
          <table:table-cell table:style-name="ce13" table:formula="of:=(1-[.$BG59]-[.$BH59])*[.AQ59]/SUM([.$AQ59:.$AT59])" office:value-type="float" office:value="0.546666666666667" calcext:value-type="float">
            <text:p>0.55</text:p>
          </table:table-cell>
          <table:table-cell table:style-name="ce13" table:formula="of:=(1-[.$BG59]-[.$BH59])*[.AR59]/SUM([.$AQ59:.$AT59])" office:value-type="float" office:value="0.364444444444444" calcext:value-type="float">
            <text:p>0.36</text:p>
          </table:table-cell>
          <table:table-cell table:style-name="ce13" table:formula="of:=(1-[.$BG59]-[.$BH59])*[.AS59]/SUM([.$AQ59:.$AT59])" office:value-type="float" office:value="0" calcext:value-type="float">
            <text:p>0.00</text:p>
          </table:table-cell>
          <table:table-cell table:style-name="ce13" table:formula="of:=(1-[.$BG59]-[.$BH59])*[.AT59]/SUM([.$AQ59:.$AT59])" office:value-type="float" office:value="0" calcext:value-type="float">
            <text:p>0.00</text:p>
          </table:table-cell>
          <table:table-cell table:style-name="ce8" table:formula="of:=3600 *(1-SUM([.BI59:.BL59]))" office:value-type="float" office:value="320" calcext:value-type="float">
            <text:p>320</text:p>
          </table:table-cell>
          <table:table-cell table:formula="of:=[.BM59]/([.BA59]+[.BB59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U2</text:p>
          </table:table-cell>
          <table:table-cell table:style-name="ce15" table:formula="of:=[.M60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kerb-u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u-kerb</text:p>
          </table:table-cell>
          <table:table-cell table:style-name="ce15"/>
          <table:table-cell table:style-name="ce18" table:formula="of:=[.BC60]" office:value-type="float" office:value="32.8" calcext:value-type="float">
            <text:p>32.8</text:p>
          </table:table-cell>
          <table:table-cell table:style-name="ce19" table:formula="of:=[.O60]" office:value-type="float" office:value="818.635607321131" calcext:value-type="float">
            <text:p>819</text:p>
          </table:table-cell>
          <table:table-cell table:style-name="ce19" table:formula="of:=[.J60]*[.Q60]" office:value-type="float" office:value="654.908485856905" calcext:value-type="float">
            <text:p>655</text:p>
          </table:table-cell>
          <table:table-cell table:style-name="ce19" table:formula="of:=[.K60]*[.T60]" office:value-type="float" office:value="654.908485856905" calcext:value-type="float">
            <text:p>655</text:p>
          </table:table-cell>
          <table:table-cell table:style-name="ce4" table:formula="of:=[.M59]" office:value-type="float" office:value="90" calcext:value-type="float">
            <text:p>90</text:p>
          </table:table-cell>
          <table:table-cell table:formula="of:=INDEX([.N$4:.N$30];MATCH([.$A60];[.$AA$4:.$AA$30];0))" office:value-type="float" office:value="2" calcext:value-type="float">
            <text:p>2</text:p>
          </table:table-cell>
          <table:table-cell table:style-name="ce16" table:formula="of:=SUMPRODUCT([.AU60:.AX60];[.BI60:.BL60])*[.$AV$33]/[.AY60]" office:value-type="float" office:value="818.635607321131" calcext:value-type="float">
            <text:p>819</text:p>
          </table:table-cell>
          <table:table-cell table:style-name="ce16" table:formula="of:=SUMPRODUCT([.AU60:.AX60];[.BI60:.BL60])*[.$AV$33]" office:value-type="float" office:value="9840" calcext:value-type="float">
            <text:p>9840</text:p>
          </table:table-cell>
          <table:table-cell table:style-name="ce6" table:formula="of:=[.S60]/[.R60]" office:value-type="float" office:value="0.8" calcext:value-type="float">
            <text:p>0.80</text:p>
          </table:table-cell>
          <table:table-cell table:style-name="ce6" table:formula="of:=SUM([.AB60:.AM60])/4" office:value-type="float" office:value="1.25" calcext:value-type="float">
            <text:p>1.25</text:p>
          </table:table-cell>
          <table:table-cell table:style-name="ce6" table:formula="of:=(4-[.V60])/4" office:value-type="float" office:value="1" calcext:value-type="float">
            <text:p>1.00</text:p>
          </table:table-cell>
          <table:table-cell table:style-name="ce6" table:formula="of:=1+[.U60]" office:value-type="float" office:value="1" calcext:value-type="float">
            <text:p>1.00</text:p>
          </table:table-cell>
          <table:table-cell table:style-name="ce6" table:formula="of:=[.V60]/(4-[.V60])" office:value-type="float" office:value="0" calcext:value-type="float">
            <text:p>0.00</text:p>
          </table:table-cell>
          <table:table-cell table:style-name="ce6" table:formula="of:=SUM([.AN60:.AP60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Y$33]" office:value-type="float" office:value="0.25" calcext:value-type="float">
            <text:p>0.25</text:p>
          </table:table-cell>
          <table:table-cell table:style-name="ce9"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60];[.$AA$4:.$AA$30];0))*[.$Y60]" office:value-type="float" office:value="0.5" calcext:value-type="float">
            <text:p>0.50</text:p>
          </table:table-cell>
          <table:table-cell table:formula="of:=INDEX([.AC$4:.AC$30];MATCH([.$A60];[.$AA$4:.$AA$30];0))*[.$Z60]" office:value-type="float" office:value="1" calcext:value-type="float">
            <text:p>1.00</text:p>
          </table:table-cell>
          <table:table-cell table:formula="of:=INDEX([.AD$4:.AD$30];MATCH([.$A60];[.$AA$4:.$AA$30];0))*[.$AA60]" office:value-type="float" office:value="0.5" calcext:value-type="float">
            <text:p>0.50</text:p>
          </table:table-cell>
          <table:table-cell table:formula="of:=INDEX([.AE$4:.AE$30];MATCH([.$A60];[.$AA$4:.$AA$30];0))*[.$Y60]" office:value-type="float" office:value="1.5" calcext:value-type="float">
            <text:p>1.50</text:p>
          </table:table-cell>
          <table:table-cell table:formula="of:=INDEX([.AF$4:.AF$30];MATCH([.$A60];[.$AA$4:.$AA$30];0))*[.$Z60]" office:value-type="float" office:value="1" calcext:value-type="float">
            <text:p>1.00</text:p>
          </table:table-cell>
          <table:table-cell table:formula="of:=INDEX([.AG$4:.AG$30];MATCH([.$A60];[.$AA$4:.$AA$30];0))*[.$AA60]" office:value-type="float" office:value="0.5" calcext:value-type="float">
            <text:p>0.50</text:p>
          </table:table-cell>
          <table:table-cell table:formula="of:=INDEX([.AH$4:.AH$30];MATCH([.$A60];[.$AA$4:.$AA$30];0))*[.$Y60]" office:value-type="float" office:value="0" calcext:value-type="float">
            <text:p>0.00</text:p>
          </table:table-cell>
          <table:table-cell table:formula="of:=INDEX([.AI$4:.AI$30];MATCH([.$A60];[.$AA$4:.$AA$30];0))*[.$Z60]" office:value-type="float" office:value="0" calcext:value-type="float">
            <text:p>0.00</text:p>
          </table:table-cell>
          <table:table-cell table:formula="of:=INDEX([.AJ$4:.AJ$30];MATCH([.$A60];[.$AA$4:.$AA$30];0))*[.$AA60]" office:value-type="float" office:value="0" calcext:value-type="float">
            <text:p>0.00</text:p>
          </table:table-cell>
          <table:table-cell table:formula="of:=INDEX([.AK$4:.AK$30];MATCH([.$A60];[.$AA$4:.$AA$30];0))*[.$Y60]" office:value-type="float" office:value="0" calcext:value-type="float">
            <text:p>0.00</text:p>
          </table:table-cell>
          <table:table-cell table:formula="of:=INDEX([.AL$4:.AL$30];MATCH([.$A60];[.$AA$4:.$AA$30];0))*[.$Z60]" office:value-type="float" office:value="0" calcext:value-type="float">
            <text:p>0.00</text:p>
          </table:table-cell>
          <table:table-cell table:style-name="ce9" table:formula="of:=INDEX([.AM$4:.AM$30];MATCH([.$A60];[.$AA$4:.$AA$30];0))*[.$AA60]" office:value-type="float" office:value="0" calcext:value-type="float">
            <text:p>0.00</text:p>
          </table:table-cell>
          <table:table-cell table:style-name="ce9" table:formula="of:=INDEX([.AN$4:.AN$30];MATCH([.$A60];[.$AA$4:.$AA$30];0))*[.$Y60]" office:value-type="float" office:value="0" calcext:value-type="float">
            <text:p>0.00</text:p>
          </table:table-cell>
          <table:table-cell table:style-name="ce9" table:formula="of:=INDEX([.AO$4:.AO$30];MATCH([.$A60];[.$AA$4:.$AA$30];0))*[.$Z60]" office:value-type="float" office:value="0" calcext:value-type="float">
            <text:p>0.00</text:p>
          </table:table-cell>
          <table:table-cell table:style-name="ce9" table:formula="of:=INDEX([.AP$4:.AP$30];MATCH([.$A60];[.$AA$4:.$AA$30];0))*[.$AA60]" office:value-type="float" office:value="0" calcext:value-type="float">
            <text:p>0.00</text:p>
          </table:table-cell>
          <table:table-cell table:style-name="ce9" table:formula="of:=SUM([.$AB60:.$AD60])/[.AU60]" office:value-type="float" office:value="0.333333333333333" calcext:value-type="float">
            <text:p>0.33</text:p>
          </table:table-cell>
          <table:table-cell table:style-name="ce9" table:formula="of:=SUM([.$AE60:.$AG60])/[.AV60]" office:value-type="float" office:value="0.5" calcext:value-type="float">
            <text:p>0.50</text:p>
          </table:table-cell>
          <table:table-cell table:style-name="ce9" table:formula="of:=SUM([.$AH60:.$AJ60])/[.AW60]" office:value-type="float" office:value="0" calcext:value-type="float">
            <text:p>0.00</text:p>
          </table:table-cell>
          <table:table-cell table:style-name="ce9" table:formula="of:=SUM([.$AK60:.$AM60])/[.AX60]" office:value-type="float" office:value="0" calcext:value-type="float">
            <text:p>0.00</text:p>
          </table:table-cell>
          <table:table-cell table:style-name="ce8" table:formula="of:=INDEX([.AU$4:.AU$30];MATCH([.$A60];[.$AA$4:.$AA$30];0))" office:value-type="float" office:value="6" calcext:value-type="float">
            <text:p>6</text:p>
          </table:table-cell>
          <table:table-cell table:style-name="ce8" table:formula="of:=INDEX([.AV$4:.AV$30];MATCH([.$A60];[.$AA$4:.$AA$30];0))" office:value-type="float" office:value="6" calcext:value-type="float">
            <text:p>6</text:p>
          </table:table-cell>
          <table:table-cell table:style-name="ce8" table:formula="of:=INDEX([.AW$4:.AW$30];MATCH([.$A60];[.$AA$4:.$AA$30];0))" office:value-type="float" office:value="0.01" calcext:value-type="float">
            <text:p>0</text:p>
          </table:table-cell>
          <table:table-cell table:style-name="ce8" table:formula="of:=INDEX([.AX$4:.AX$30];MATCH([.$A60];[.$AA$4:.$AA$30];0))" office:value-type="float" office:value="0.01" calcext:value-type="float">
            <text:p>0</text:p>
          </table:table-cell>
          <table:table-cell table:formula="of:=SUM([to_solve_capacity.AU60:.AX60])" office:value-type="float" office:value="12.02" calcext:value-type="float">
            <text:p>12.02</text:p>
          </table:table-cell>
          <table:table-cell/>
          <table:table-cell table:formula="of:=[.$BA$33]*[.N60]" office:value-type="float" office:value="8" calcext:value-type="float">
            <text:p>8</text:p>
          </table:table-cell>
          <table:table-cell table:style-name="ce8" table:formula="of:=INDEX([.AS$4:.AS$30];MATCH([.$A60];[.$AA$4:.$AA$30];0))" office:value-type="float" office:value="0" calcext:value-type="float">
            <text:p>0</text:p>
          </table:table-cell>
          <table:table-cell table:style-name="ce8" table:formula="of:=[.BI60]*[.$M60]" office:value-type="float" office:value="32.8" calcext:value-type="float">
            <text:p>33</text:p>
          </table:table-cell>
          <table:table-cell table:style-name="ce8" table:formula="of:=[.BJ60]*[.$M60]" office:value-type="float" office:value="49.2" calcext:value-type="float">
            <text:p>49</text:p>
          </table:table-cell>
          <table:table-cell table:style-name="ce8" table:formula="of:=[.BK60]*[.$M60]" office:value-type="float" office:value="0" calcext:value-type="float">
            <text:p>0</text:p>
          </table:table-cell>
          <table:table-cell table:style-name="ce8" table:formula="of:=[.BL60]*[.$M60]" office:value-type="float" office:value="0" calcext:value-type="float">
            <text:p>0</text:p>
          </table:table-cell>
          <table:table-cell table:style-name="ce13" table:formula="of:=[.BA60]/[.$M60]" office:value-type="float" office:value="0.0888888888888889" calcext:value-type="float">
            <text:p>0.09</text:p>
          </table:table-cell>
          <table:table-cell table:style-name="ce13" table:formula="of:=[.BB60]/[.$M60]" office:value-type="float" office:value="0" calcext:value-type="float">
            <text:p>0.00</text:p>
          </table:table-cell>
          <table:table-cell table:style-name="ce13" table:formula="of:=(1-[.$BG60]-[.$BH60])*[.AQ60]/SUM([.$AQ60:.$AT60])" office:value-type="float" office:value="0.364444444444444" calcext:value-type="float">
            <text:p>0.36</text:p>
          </table:table-cell>
          <table:table-cell table:style-name="ce13" table:formula="of:=(1-[.$BG60]-[.$BH60])*[.AR60]/SUM([.$AQ60:.$AT60])" office:value-type="float" office:value="0.546666666666667" calcext:value-type="float">
            <text:p>0.55</text:p>
          </table:table-cell>
          <table:table-cell table:style-name="ce13" table:formula="of:=(1-[.$BG60]-[.$BH60])*[.AS60]/SUM([.$AQ60:.$AT60])" office:value-type="float" office:value="0" calcext:value-type="float">
            <text:p>0.00</text:p>
          </table:table-cell>
          <table:table-cell table:style-name="ce13" table:formula="of:=(1-[.$BG60]-[.$BH60])*[.AT60]/SUM([.$AQ60:.$AT60])" office:value-type="float" office:value="0" calcext:value-type="float">
            <text:p>0.00</text:p>
          </table:table-cell>
          <table:table-cell table:style-name="ce8" table:formula="of:=3600 *(1-SUM([.BI60:.BL60]))" office:value-type="float" office:value="320" calcext:value-type="float">
            <text:p>320</text:p>
          </table:table-cell>
          <table:table-cell table:formula="of:=[.BM60]/([.BA60]+[.BB60])" office:value-type="float" office:value="40" calcext:value-type="float">
            <text:p>40</text:p>
          </table:table-cell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------</text:p>
          </table:table-cell>
          <table:table-cell table:style-name="ce11" office:value-type="string" calcext:value-type="string">
            <text:p>--------</text:p>
          </table:table-cell>
          <table:table-cell table:number-columns-repeated="2" table:style-name="ce11" office:value-type="string" calcext:value-type="string">
            <text:p>--------------</text:p>
          </table:table-cell>
          <table:table-cell table:style-name="ce11" office:value-type="string" calcext:value-type="string">
            <text:p>--------------------</text:p>
          </table:table-cell>
          <table:table-cell table:style-name="ce11" office:value-type="string" calcext:value-type="string">
            <text:p>-----------------</text:p>
          </table:table-cell>
          <table:table-cell table:style-name="ce11" office:value-type="string" calcext:value-type="string">
            <text:p>-----------------------------------------------------------</text:p>
          </table:table-cell>
          <table:table-cell table:style-name="ce11" office:value-type="string" calcext:value-type="string">
            <text:p>-----------</text:p>
          </table:table-cell>
          <table:table-cell table:style-name="ce11" office:value-type="string" calcext:value-type="string">
            <text:p>-----------------</text:p>
          </table:table-cell>
          <table:table-cell table:style-name="ce11" office:value-type="string" calcext:value-type="string">
            <text:p>------------------------------</text:p>
          </table:table-cell>
          <table:table-cell table:style-name="ce11" office:value-type="string" calcext:value-type="string">
            <text:p>------------------------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62];[.C62];[.D62];[.E62];[.F62];[.G62];[.H62];[.I62];[.J62];[.K62];[.L62];[.M62])" office:value-type="string" office:string-value="| cycle time| phases| BRT direction kerb-side-turn detour| BRT direction cross-traffic-turn  detour| perpendicular direction kerb-side-turn detour| perpendicular direction cross-traffic-turn  detour| figure| direction 1 straight movement green time| Average throughput per approach lane| Overall  throughput at intersection per approach lane| Total  throughput with auxiliary intersections per apprach lane at intersection" calcext:value-type="string">
            <text:p>| cycle time| phases| BRT direction kerb-side-turn detour| BRT direction cross-traffic-turn <text:s/>detour| perpendicular direction kerb-side-turn detour| perpendicular direction cross-traffic-turn <text:s/>detour| figure| direction 1 straight movement green time| Average throughput per approach lane| Overall <text:s/>throughput at intersection per approach lane| Total <text:s/>throughput with auxiliary intersections per apprach lane at intersection</text:p>
          </table:table-cell>
          <table:table-cell table:formula="of:=CONCATENATE(&quot;| &quot;;[.B35])" office:value-type="string" office:string-value="| cycle time" calcext:value-type="string">
            <text:p>| cycle time</text:p>
          </table:table-cell>
          <table:table-cell table:formula="of:=CONCATENATE(&quot;| &quot;;[.C35])" office:value-type="string" office:string-value="| phases" calcext:value-type="string">
            <text:p>| phases</text:p>
          </table:table-cell>
          <table:table-cell table:formula="of:=CONCATENATE(&quot;| &quot;;[.D35])" office:value-type="string" office:string-value="| BRT direction kerb-side-turn detour" calcext:value-type="string">
            <text:p>| BRT direction kerb-side-turn detour</text:p>
          </table:table-cell>
          <table:table-cell table:formula="of:=CONCATENATE(&quot;| &quot;;[.E35])" office:value-type="string" office:string-value="| BRT direction cross-traffic-turn  detour" calcext:value-type="string">
            <text:p>| BRT direction cross-traffic-turn <text:s/>detour</text:p>
          </table:table-cell>
          <table:table-cell table:formula="of:=CONCATENATE(&quot;| &quot;;[.F35])" office:value-type="string" office:string-value="| perpendicular direction kerb-side-turn detour" calcext:value-type="string">
            <text:p>| perpendicular direction kerb-side-turn detour</text:p>
          </table:table-cell>
          <table:table-cell table:formula="of:=CONCATENATE(&quot;| &quot;;[.G35])" office:value-type="string" office:string-value="| perpendicular direction cross-traffic-turn  detour" calcext:value-type="string">
            <text:p>| perpendicular direction cross-traffic-turn <text:s/>detour</text:p>
          </table:table-cell>
          <table:table-cell table:formula="of:=CONCATENATE(&quot;| &quot;;[.H35])" office:value-type="string" office:string-value="| figure" calcext:value-type="string">
            <text:p>| figure</text:p>
          </table:table-cell>
          <table:table-cell table:formula="of:=CONCATENATE(&quot;| &quot;;[.I35])" office:value-type="string" office:string-value="| direction 1 straight movement green time" calcext:value-type="string">
            <text:p>| direction 1 straight movement green time</text:p>
          </table:table-cell>
          <table:table-cell table:formula="of:=CONCATENATE(&quot;| &quot;;[.J35])" office:value-type="string" office:string-value="| Average throughput per approach lane" calcext:value-type="string">
            <text:p>| Average throughput per approach lane</text:p>
          </table:table-cell>
          <table:table-cell table:formula="of:=CONCATENATE(&quot;| &quot;;[.K35])" office:value-type="string" office:string-value="| Overall  throughput at intersection per approach lane" calcext:value-type="string">
            <text:p>| Overall <text:s/>throughput at intersection per approach lane</text:p>
          </table:table-cell>
          <table:table-cell table:formula="of:=CONCATENATE(&quot;| &quot;;[.L35])" office:value-type="string" office:string-value="| Total  throughput with auxiliary intersections per apprach lane at intersection" calcext:value-type="string">
            <text:p>| Total <text:s/>throughput with auxiliary intersections per apprach lane at intersection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63];[.C63];[.D63];[.E63];[.F63];[.G63];[.H63];[.I63];[.J63];[.K63];[.L63])" office:value-type="string" office:string-value="|------|--------|--------------|--------------|--------------------|-----------------|-----------------------------------------------------------|-----------|-----------------|------------------------------|------------------------" calcext:value-type="string">
            <text:p>|------|--------|--------------|--------------|--------------------|-----------------|-----------------------------------------------------------|-----------|-----------------|------------------------------|------------------------</text:p>
          </table:table-cell>
          <table:table-cell table:formula="of:=CONCATENATE(&quot;|&quot;;[.B61])" office:value-type="string" office:string-value="|------" calcext:value-type="string">
            <text:p>|------</text:p>
          </table:table-cell>
          <table:table-cell table:formula="of:=CONCATENATE(&quot;|&quot;;[.C61])" office:value-type="string" office:string-value="|--------" calcext:value-type="string">
            <text:p>|--------</text:p>
          </table:table-cell>
          <table:table-cell table:formula="of:=CONCATENATE(&quot;|&quot;;[.D61])" office:value-type="string" office:string-value="|--------------" calcext:value-type="string">
            <text:p>|--------------</text:p>
          </table:table-cell>
          <table:table-cell table:formula="of:=CONCATENATE(&quot;|&quot;;[.E61])" office:value-type="string" office:string-value="|--------------" calcext:value-type="string">
            <text:p>|--------------</text:p>
          </table:table-cell>
          <table:table-cell table:formula="of:=CONCATENATE(&quot;|&quot;;[.F61])" office:value-type="string" office:string-value="|--------------------" calcext:value-type="string">
            <text:p>|--------------------</text:p>
          </table:table-cell>
          <table:table-cell table:formula="of:=CONCATENATE(&quot;|&quot;;[.G61])" office:value-type="string" office:string-value="|-----------------" calcext:value-type="string">
            <text:p>|-----------------</text:p>
          </table:table-cell>
          <table:table-cell table:formula="of:=CONCATENATE(&quot;|&quot;;[.H61])" office:value-type="string" office:string-value="|-----------------------------------------------------------" calcext:value-type="string">
            <text:p>|-----------------------------------------------------------</text:p>
          </table:table-cell>
          <table:table-cell table:formula="of:=CONCATENATE(&quot;|&quot;;[.I61])" office:value-type="string" office:string-value="|-----------" calcext:value-type="string">
            <text:p>|-----------</text:p>
          </table:table-cell>
          <table:table-cell table:formula="of:=CONCATENATE(&quot;|&quot;;[.J61])" office:value-type="string" office:string-value="|-----------------" calcext:value-type="string">
            <text:p>|-----------------</text:p>
          </table:table-cell>
          <table:table-cell table:formula="of:=CONCATENATE(&quot;|&quot;;[.K61])" office:value-type="string" office:string-value="|------------------------------" calcext:value-type="string">
            <text:p>|------------------------------</text:p>
          </table:table-cell>
          <table:table-cell table:formula="of:=CONCATENATE(&quot;|&quot;;[.L61])" office:value-type="string" office:string-value="|------------------------" calcext:value-type="string">
            <text:p>|------------------------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64];[.C64];[.D64];[.E64];[.F64];[.G64];[.H64];[.I64];[.J64];[.K64];[.L64];[.M64])" office:value-type="string" office:string-value="| 90| javanese| -| -| -| -| \fignum(conflicting-movements)| 22| 395| 395| 395" calcext:value-type="string">
            <text:p>| 90| javanese| -| -| -| -| \fignum(conflicting-movements)| 22| 395| 395| 395</text:p>
          </table:table-cell>
          <table:table-cell table:formula="of:=CONCATENATE(&quot;| &quot;;[.B48])" office:value-type="string" office:string-value="| 90" calcext:value-type="string">
            <text:p>| 90</text:p>
          </table:table-cell>
          <table:table-cell table:formula="of:=CONCATENATE(&quot;| &quot;;[.C48])" office:value-type="string" office:string-value="| javanese" calcext:value-type="string">
            <text:p>| javanese</text:p>
          </table:table-cell>
          <table:table-cell table:formula="of:=CONCATENATE(&quot;| &quot;;[.D48])" office:value-type="string" office:string-value="| -" calcext:value-type="string">
            <text:p>| -</text:p>
          </table:table-cell>
          <table:table-cell table:formula="of:=CONCATENATE(&quot;| &quot;;[.E48])" office:value-type="string" office:string-value="| -" calcext:value-type="string">
            <text:p>| -</text:p>
          </table:table-cell>
          <table:table-cell table:formula="of:=CONCATENATE(&quot;| &quot;;[.F48])" office:value-type="string" office:string-value="| -" calcext:value-type="string">
            <text:p>| -</text:p>
          </table:table-cell>
          <table:table-cell table:formula="of:=CONCATENATE(&quot;| &quot;;[.G48])" office:value-type="string" office:string-value="| -" calcext:value-type="string">
            <text:p>| -</text:p>
          </table:table-cell>
          <table:table-cell table:formula="of:=CONCATENATE(&quot;| &quot;;[.H48])" office:value-type="string" office:string-value="| \fignum(conflicting-movements)" calcext:value-type="string">
            <text:p>| \fignum(conflicting-movements)</text:p>
          </table:table-cell>
          <table:table-cell table:formula="of:=CONCATENATE(&quot;| &quot;;TEXT([.I48];&quot;##&quot;))" office:value-type="string" office:string-value="| 22" calcext:value-type="string">
            <text:p>| 22</text:p>
          </table:table-cell>
          <table:table-cell table:formula="of:=CONCATENATE(&quot;| &quot;;TEXT([.J48];&quot;##&quot;))" office:value-type="string" office:string-value="| 395" calcext:value-type="string">
            <text:p>| 395</text:p>
          </table:table-cell>
          <table:table-cell table:formula="of:=CONCATENATE(&quot;| &quot;;TEXT([.K48];&quot;##&quot;))" office:value-type="string" office:string-value="| 395" calcext:value-type="string">
            <text:p>| 395</text:p>
          </table:table-cell>
          <table:table-cell table:formula="of:=CONCATENATE(&quot;| &quot;;TEXT([.L48];&quot;##&quot;))" office:value-type="string" office:string-value="| 395" calcext:value-type="string">
            <text:p>| 395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65];[.C65];[.D65];[.E65];[.F65];[.G65];[.H65];[.I65];[.J65];[.K65];[.L65];[.M65])" office:value-type="string" office:string-value="| 90| javanese| detour| -| -| -| | 16| 384| 384| 439" calcext:value-type="string">
            <text:p>| 90| javanese| detour| -| -| -| | 16| 384| 384| 439</text:p>
          </table:table-cell>
          <table:table-cell table:formula="of:=CONCATENATE(&quot;| &quot;;[.B49])" office:value-type="string" office:string-value="| 90" calcext:value-type="string">
            <text:p>| 90</text:p>
          </table:table-cell>
          <table:table-cell table:formula="of:=CONCATENATE(&quot;| &quot;;[.C49])" office:value-type="string" office:string-value="| javanese" calcext:value-type="string">
            <text:p>| javanese</text:p>
          </table:table-cell>
          <table:table-cell table:formula="of:=CONCATENATE(&quot;| &quot;;[.D49])" office:value-type="string" office:string-value="| detour" calcext:value-type="string">
            <text:p>| detour</text:p>
          </table:table-cell>
          <table:table-cell table:formula="of:=CONCATENATE(&quot;| &quot;;[.E49])" office:value-type="string" office:string-value="| -" calcext:value-type="string">
            <text:p>| -</text:p>
          </table:table-cell>
          <table:table-cell table:formula="of:=CONCATENATE(&quot;| &quot;;[.F49])" office:value-type="string" office:string-value="| -" calcext:value-type="string">
            <text:p>| -</text:p>
          </table:table-cell>
          <table:table-cell table:formula="of:=CONCATENATE(&quot;| &quot;;[.G49])" office:value-type="string" office:string-value="| -" calcext:value-type="string">
            <text:p>| -</text:p>
          </table:table-cell>
          <table:table-cell table:formula="of:=CONCATENATE(&quot;| &quot;;[.H49])" office:value-type="string" office:string-value="| " calcext:value-type="string">
            <text:p>| </text:p>
          </table:table-cell>
          <table:table-cell table:formula="of:=CONCATENATE(&quot;| &quot;;TEXT([.I49];&quot;##&quot;))" office:value-type="string" office:string-value="| 16" calcext:value-type="string">
            <text:p>| 16</text:p>
          </table:table-cell>
          <table:table-cell table:formula="of:=CONCATENATE(&quot;| &quot;;TEXT([.J49];&quot;##&quot;))" office:value-type="string" office:string-value="| 384" calcext:value-type="string">
            <text:p>| 384</text:p>
          </table:table-cell>
          <table:table-cell table:formula="of:=CONCATENATE(&quot;| &quot;;TEXT([.K49];&quot;##&quot;))" office:value-type="string" office:string-value="| 384" calcext:value-type="string">
            <text:p>| 384</text:p>
          </table:table-cell>
          <table:table-cell table:formula="of:=CONCATENATE(&quot;| &quot;;TEXT([.L49];&quot;##&quot;))" office:value-type="string" office:string-value="| 439" calcext:value-type="string">
            <text:p>| 439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66];[.C66];[.D66];[.E66];[.F66];[.G66];[.H66];[.I66];[.J66];[.K66];[.L66];[.M66])" office:value-type="string" office:string-value="| 90| javanese| -| -| detour| -| \fignum(detour-kerb-side)| 25| 384| 384| 439" calcext:value-type="string">
            <text:p>| 90| javanese| -| -| detour| -| \fignum(detour-kerb-side)| 25| 384| 384| 439</text:p>
          </table:table-cell>
          <table:table-cell table:formula="of:=CONCATENATE(&quot;| &quot;;[.B50])" office:value-type="string" office:string-value="| 90" calcext:value-type="string">
            <text:p>| 90</text:p>
          </table:table-cell>
          <table:table-cell table:formula="of:=CONCATENATE(&quot;| &quot;;[.C50])" office:value-type="string" office:string-value="| javanese" calcext:value-type="string">
            <text:p>| javanese</text:p>
          </table:table-cell>
          <table:table-cell table:formula="of:=CONCATENATE(&quot;| &quot;;[.D50])" office:value-type="string" office:string-value="| -" calcext:value-type="string">
            <text:p>| -</text:p>
          </table:table-cell>
          <table:table-cell table:formula="of:=CONCATENATE(&quot;| &quot;;[.E50])" office:value-type="string" office:string-value="| -" calcext:value-type="string">
            <text:p>| -</text:p>
          </table:table-cell>
          <table:table-cell table:formula="of:=CONCATENATE(&quot;| &quot;;[.F50])" office:value-type="string" office:string-value="| detour" calcext:value-type="string">
            <text:p>| detour</text:p>
          </table:table-cell>
          <table:table-cell table:formula="of:=CONCATENATE(&quot;| &quot;;[.G50])" office:value-type="string" office:string-value="| -" calcext:value-type="string">
            <text:p>| -</text:p>
          </table:table-cell>
          <table:table-cell table:formula="of:=CONCATENATE(&quot;| &quot;;[.H50])" office:value-type="string" office:string-value="| \fignum(detour-kerb-side)" calcext:value-type="string">
            <text:p>| \fignum(detour-kerb-side)</text:p>
          </table:table-cell>
          <table:table-cell table:formula="of:=CONCATENATE(&quot;| &quot;;TEXT([.I50];&quot;##&quot;))" office:value-type="string" office:string-value="| 25" calcext:value-type="string">
            <text:p>| 25</text:p>
          </table:table-cell>
          <table:table-cell table:formula="of:=CONCATENATE(&quot;| &quot;;TEXT([.J50];&quot;##&quot;))" office:value-type="string" office:string-value="| 384" calcext:value-type="string">
            <text:p>| 384</text:p>
          </table:table-cell>
          <table:table-cell table:formula="of:=CONCATENATE(&quot;| &quot;;TEXT([.K50];&quot;##&quot;))" office:value-type="string" office:string-value="| 384" calcext:value-type="string">
            <text:p>| 384</text:p>
          </table:table-cell>
          <table:table-cell table:formula="of:=CONCATENATE(&quot;| &quot;;TEXT([.L50];&quot;##&quot;))" office:value-type="string" office:string-value="| 439" calcext:value-type="string">
            <text:p>| 439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67];[.C67];[.D67];[.E67];[.F67];[.G67];[.H67];[.I67];[.J67];[.K67];[.L67];[.M67])" office:value-type="string" office:string-value="| 90| javanese| detour| -| detour| -| | 19| 370| 370| 493" calcext:value-type="string">
            <text:p>| 90| javanese| detour| -| detour| -| | 19| 370| 370| 493</text:p>
          </table:table-cell>
          <table:table-cell table:formula="of:=CONCATENATE(&quot;| &quot;;[.B51])" office:value-type="string" office:string-value="| 90" calcext:value-type="string">
            <text:p>| 90</text:p>
          </table:table-cell>
          <table:table-cell table:formula="of:=CONCATENATE(&quot;| &quot;;[.C51])" office:value-type="string" office:string-value="| javanese" calcext:value-type="string">
            <text:p>| javanese</text:p>
          </table:table-cell>
          <table:table-cell table:formula="of:=CONCATENATE(&quot;| &quot;;[.D51])" office:value-type="string" office:string-value="| detour" calcext:value-type="string">
            <text:p>| detour</text:p>
          </table:table-cell>
          <table:table-cell table:formula="of:=CONCATENATE(&quot;| &quot;;[.E51])" office:value-type="string" office:string-value="| -" calcext:value-type="string">
            <text:p>| -</text:p>
          </table:table-cell>
          <table:table-cell table:formula="of:=CONCATENATE(&quot;| &quot;;[.F51])" office:value-type="string" office:string-value="| detour" calcext:value-type="string">
            <text:p>| detour</text:p>
          </table:table-cell>
          <table:table-cell table:formula="of:=CONCATENATE(&quot;| &quot;;[.G51])" office:value-type="string" office:string-value="| -" calcext:value-type="string">
            <text:p>| -</text:p>
          </table:table-cell>
          <table:table-cell table:formula="of:=CONCATENATE(&quot;| &quot;;[.H51])" office:value-type="string" office:string-value="| " calcext:value-type="string">
            <text:p>| </text:p>
          </table:table-cell>
          <table:table-cell table:formula="of:=CONCATENATE(&quot;| &quot;;TEXT([.I51];&quot;##&quot;))" office:value-type="string" office:string-value="| 19" calcext:value-type="string">
            <text:p>| 19</text:p>
          </table:table-cell>
          <table:table-cell table:formula="of:=CONCATENATE(&quot;| &quot;;TEXT([.J51];&quot;##&quot;))" office:value-type="string" office:string-value="| 370" calcext:value-type="string">
            <text:p>| 370</text:p>
          </table:table-cell>
          <table:table-cell table:formula="of:=CONCATENATE(&quot;| &quot;;TEXT([.K51];&quot;##&quot;))" office:value-type="string" office:string-value="| 370" calcext:value-type="string">
            <text:p>| 370</text:p>
          </table:table-cell>
          <table:table-cell table:formula="of:=CONCATENATE(&quot;| &quot;;TEXT([.L51];&quot;##&quot;))" office:value-type="string" office:string-value="| 493" calcext:value-type="string">
            <text:p>| 493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68];[.C68];[.D68];[.E68];[.F68];[.G68];[.H68];[.I68];[.J68];[.K68];[.L68];[.M68])" office:value-type="string" office:string-value="| 90| 3| -| -| detour| kerb-first| \fignum(detour-kerb-first)| 43| 496| 496| 567" calcext:value-type="string">
            <text:p>| 90| 3| -| -| detour| kerb-first| \fignum(detour-kerb-first)| 43| 496| 496| 567</text:p>
          </table:table-cell>
          <table:table-cell table:formula="of:=CONCATENATE(&quot;| &quot;;[.B52])" office:value-type="string" office:string-value="| 90" calcext:value-type="string">
            <text:p>| 90</text:p>
          </table:table-cell>
          <table:table-cell table:formula="of:=CONCATENATE(&quot;| &quot;;[.C52])" office:value-type="string" office:string-value="| 3" calcext:value-type="string">
            <text:p>| 3</text:p>
          </table:table-cell>
          <table:table-cell table:formula="of:=CONCATENATE(&quot;| &quot;;[.D52])" office:value-type="string" office:string-value="| -" calcext:value-type="string">
            <text:p>| -</text:p>
          </table:table-cell>
          <table:table-cell table:formula="of:=CONCATENATE(&quot;| &quot;;[.E52])" office:value-type="string" office:string-value="| -" calcext:value-type="string">
            <text:p>| -</text:p>
          </table:table-cell>
          <table:table-cell table:formula="of:=CONCATENATE(&quot;| &quot;;[.F52])" office:value-type="string" office:string-value="| detour" calcext:value-type="string">
            <text:p>| detour</text:p>
          </table:table-cell>
          <table:table-cell table:formula="of:=CONCATENATE(&quot;| &quot;;[.G52])" office:value-type="string" office:string-value="| kerb-first" calcext:value-type="string">
            <text:p>| kerb-first</text:p>
          </table:table-cell>
          <table:table-cell table:formula="of:=CONCATENATE(&quot;| &quot;;[.H52])" office:value-type="string" office:string-value="| \fignum(detour-kerb-first)" calcext:value-type="string">
            <text:p>| \fignum(detour-kerb-first)</text:p>
          </table:table-cell>
          <table:table-cell table:formula="of:=CONCATENATE(&quot;| &quot;;TEXT([.I52];&quot;##&quot;))" office:value-type="string" office:string-value="| 43" calcext:value-type="string">
            <text:p>| 43</text:p>
          </table:table-cell>
          <table:table-cell table:formula="of:=CONCATENATE(&quot;| &quot;;TEXT([.J52];&quot;##&quot;))" office:value-type="string" office:string-value="| 496" calcext:value-type="string">
            <text:p>| 496</text:p>
          </table:table-cell>
          <table:table-cell table:formula="of:=CONCATENATE(&quot;| &quot;;TEXT([.K52];&quot;##&quot;))" office:value-type="string" office:string-value="| 496" calcext:value-type="string">
            <text:p>| 496</text:p>
          </table:table-cell>
          <table:table-cell table:formula="of:=CONCATENATE(&quot;| &quot;;TEXT([.L52];&quot;##&quot;))" office:value-type="string" office:string-value="| 567" calcext:value-type="string">
            <text:p>| 567</text:p>
          </table:table-cell>
          <table:table-cell table:style-name="Default"/>
          <table:table-cell table:style-name="Default" table:formula="of:=[.L56]/[.AV33]" office:value-type="float" office:value="0.6063967461638" calcext:value-type="float">
            <text:p>0.6063967462</text:p>
          </table:table-cell>
          <table:table-cell table:style-name="Default" table:number-columns-repeated="30"/>
          <table:table-cell/>
          <table:table-cell table:style-name="Default" table:number-columns-repeated="22"/>
        </table:table-row>
        <table:table-row table:style-name="ro1">
          <table:table-cell table:formula="of:=CONCATENATE([.B69];[.C69];[.D69];[.E69];[.F69];[.G69];[.H69];[.I69];[.J69];[.K69];[.L69];[.M69])" office:value-type="string" office:string-value="| 90| 2| -| loop| detour| kerb-first| \fignum(loop-detour)| 51| 819| 716| 819" calcext:value-type="string">
            <text:p>| 90| 2| -| loop| detour| kerb-first| \fignum(loop-detour)| 51| 819| 716| 819</text:p>
          </table:table-cell>
          <table:table-cell table:formula="of:=CONCATENATE(&quot;| &quot;;[.B53])" office:value-type="string" office:string-value="| 90" calcext:value-type="string">
            <text:p>| 90</text:p>
          </table:table-cell>
          <table:table-cell table:formula="of:=CONCATENATE(&quot;| &quot;;[.C53])" office:value-type="string" office:string-value="| 2" calcext:value-type="string">
            <text:p>| 2</text:p>
          </table:table-cell>
          <table:table-cell table:formula="of:=CONCATENATE(&quot;| &quot;;[.D53])" office:value-type="string" office:string-value="| -" calcext:value-type="string">
            <text:p>| -</text:p>
          </table:table-cell>
          <table:table-cell table:formula="of:=CONCATENATE(&quot;| &quot;;[.E53])" office:value-type="string" office:string-value="| loop" calcext:value-type="string">
            <text:p>| loop</text:p>
          </table:table-cell>
          <table:table-cell table:formula="of:=CONCATENATE(&quot;| &quot;;[.F53])" office:value-type="string" office:string-value="| detour" calcext:value-type="string">
            <text:p>| detour</text:p>
          </table:table-cell>
          <table:table-cell table:formula="of:=CONCATENATE(&quot;| &quot;;[.G53])" office:value-type="string" office:string-value="| kerb-first" calcext:value-type="string">
            <text:p>| kerb-first</text:p>
          </table:table-cell>
          <table:table-cell table:formula="of:=CONCATENATE(&quot;| &quot;;[.H53])" office:value-type="string" office:string-value="| \fignum(loop-detour)" calcext:value-type="string">
            <text:p>| \fignum(loop-detour)</text:p>
          </table:table-cell>
          <table:table-cell table:formula="of:=CONCATENATE(&quot;| &quot;;TEXT([.I53];&quot;##&quot;))" office:value-type="string" office:string-value="| 51" calcext:value-type="string">
            <text:p>| 51</text:p>
          </table:table-cell>
          <table:table-cell table:formula="of:=CONCATENATE(&quot;| &quot;;TEXT([.J53];&quot;##&quot;))" office:value-type="string" office:string-value="| 819" calcext:value-type="string">
            <text:p>| 819</text:p>
          </table:table-cell>
          <table:table-cell table:formula="of:=CONCATENATE(&quot;| &quot;;TEXT([.K53];&quot;##&quot;))" office:value-type="string" office:string-value="| 716" calcext:value-type="string">
            <text:p>| 716</text:p>
          </table:table-cell>
          <table:table-cell table:formula="of:=CONCATENATE(&quot;| &quot;;TEXT([.L53];&quot;##&quot;))" office:value-type="string" office:string-value="| 819" calcext:value-type="string">
            <text:p>| 819</text:p>
          </table:table-cell>
          <table:table-cell table:style-name="Default"/>
          <table:table-cell table:style-name="Default" table:formula="of:=[.K56]/[.K48]" office:value-type="float" office:value="2.07424562665827" calcext:value-type="float">
            <text:p>2.0742456267</text:p>
          </table:table-cell>
          <table:table-cell table:style-name="Default" table:number-columns-repeated="30"/>
          <table:table-cell/>
          <table:table-cell table:style-name="Default" table:number-columns-repeated="22"/>
        </table:table-row>
        <table:table-row table:style-name="ro1">
          <table:table-cell table:formula="of:=CONCATENATE([.B70];[.C70];[.D70];[.E70];[.F70];[.G70];[.H70];[.I70];[.J70];[.K70];[.L70];[.M70])" office:value-type="string" office:string-value="| 90| 2| -| Previous-turn| detour| loop| \fignum(previous-turn)| 47| 819| 702| 936" calcext:value-type="string">
            <text:p>| 90| 2| -| Previous-turn| detour| loop| \fignum(previous-turn)| 47| 819| 702| 936</text:p>
          </table:table-cell>
          <table:table-cell table:formula="of:=CONCATENATE(&quot;| &quot;;[.B54])" office:value-type="string" office:string-value="| 90" calcext:value-type="string">
            <text:p>| 90</text:p>
          </table:table-cell>
          <table:table-cell table:formula="of:=CONCATENATE(&quot;| &quot;;[.C54])" office:value-type="string" office:string-value="| 2" calcext:value-type="string">
            <text:p>| 2</text:p>
          </table:table-cell>
          <table:table-cell table:formula="of:=CONCATENATE(&quot;| &quot;;[.D54])" office:value-type="string" office:string-value="| -" calcext:value-type="string">
            <text:p>| -</text:p>
          </table:table-cell>
          <table:table-cell table:formula="of:=CONCATENATE(&quot;| &quot;;[.E54])" office:value-type="string" office:string-value="| Previous-turn" calcext:value-type="string">
            <text:p>| Previous-turn</text:p>
          </table:table-cell>
          <table:table-cell table:formula="of:=CONCATENATE(&quot;| &quot;;[.F54])" office:value-type="string" office:string-value="| detour" calcext:value-type="string">
            <text:p>| detour</text:p>
          </table:table-cell>
          <table:table-cell table:formula="of:=CONCATENATE(&quot;| &quot;;[.G54])" office:value-type="string" office:string-value="| loop" calcext:value-type="string">
            <text:p>| loop</text:p>
          </table:table-cell>
          <table:table-cell table:formula="of:=CONCATENATE(&quot;| &quot;;[.H54])" office:value-type="string" office:string-value="| \fignum(previous-turn)" calcext:value-type="string">
            <text:p>| \fignum(previous-turn)</text:p>
          </table:table-cell>
          <table:table-cell table:formula="of:=CONCATENATE(&quot;| &quot;;TEXT([.I54];&quot;##&quot;))" office:value-type="string" office:string-value="| 47" calcext:value-type="string">
            <text:p>| 47</text:p>
          </table:table-cell>
          <table:table-cell table:formula="of:=CONCATENATE(&quot;| &quot;;TEXT([.J54];&quot;##&quot;))" office:value-type="string" office:string-value="| 819" calcext:value-type="string">
            <text:p>| 819</text:p>
          </table:table-cell>
          <table:table-cell table:formula="of:=CONCATENATE(&quot;| &quot;;TEXT([.K54];&quot;##&quot;))" office:value-type="string" office:string-value="| 702" calcext:value-type="string">
            <text:p>| 702</text:p>
          </table:table-cell>
          <table:table-cell table:formula="of:=CONCATENATE(&quot;| &quot;;TEXT([.L54];&quot;##&quot;))" office:value-type="string" office:string-value="| 936" calcext:value-type="string">
            <text:p>| 936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71];[.C71];[.D71];[.E71];[.F71];[.G71];[.H71];[.I71];[.J71];[.K71];[.L71];[.M71])" office:value-type="string" office:string-value="| 90| 2| -| -| -| loop| | 41| 819| 716| 819" calcext:value-type="string">
            <text:p>| 90| 2| -| -| -| loop| | 41| 819| 716| 819</text:p>
          </table:table-cell>
          <table:table-cell table:formula="of:=CONCATENATE(&quot;| &quot;;[.B55])" office:value-type="string" office:string-value="| 90" calcext:value-type="string">
            <text:p>| 90</text:p>
          </table:table-cell>
          <table:table-cell table:formula="of:=CONCATENATE(&quot;| &quot;;[.C55])" office:value-type="string" office:string-value="| 2" calcext:value-type="string">
            <text:p>| 2</text:p>
          </table:table-cell>
          <table:table-cell table:formula="of:=CONCATENATE(&quot;| &quot;;[.D55])" office:value-type="string" office:string-value="| -" calcext:value-type="string">
            <text:p>| -</text:p>
          </table:table-cell>
          <table:table-cell table:formula="of:=CONCATENATE(&quot;| &quot;;[.E55])" office:value-type="string" office:string-value="| -" calcext:value-type="string">
            <text:p>| -</text:p>
          </table:table-cell>
          <table:table-cell table:formula="of:=CONCATENATE(&quot;| &quot;;[.F55])" office:value-type="string" office:string-value="| -" calcext:value-type="string">
            <text:p>| -</text:p>
          </table:table-cell>
          <table:table-cell table:formula="of:=CONCATENATE(&quot;| &quot;;[.G55])" office:value-type="string" office:string-value="| loop" calcext:value-type="string">
            <text:p>| loop</text:p>
          </table:table-cell>
          <table:table-cell table:formula="of:=CONCATENATE(&quot;| &quot;;[.H55])" office:value-type="string" office:string-value="| " calcext:value-type="string">
            <text:p>| </text:p>
          </table:table-cell>
          <table:table-cell table:formula="of:=CONCATENATE(&quot;| &quot;;TEXT([.I55];&quot;##&quot;))" office:value-type="string" office:string-value="| 41" calcext:value-type="string">
            <text:p>| 41</text:p>
          </table:table-cell>
          <table:table-cell table:formula="of:=CONCATENATE(&quot;| &quot;;TEXT([.J55];&quot;##&quot;))" office:value-type="string" office:string-value="| 819" calcext:value-type="string">
            <text:p>| 819</text:p>
          </table:table-cell>
          <table:table-cell table:formula="of:=CONCATENATE(&quot;| &quot;;TEXT([.K55];&quot;##&quot;))" office:value-type="string" office:string-value="| 716" calcext:value-type="string">
            <text:p>| 716</text:p>
          </table:table-cell>
          <table:table-cell table:formula="of:=CONCATENATE(&quot;| &quot;;TEXT([.L55];&quot;##&quot;))" office:value-type="string" office:string-value="| 819" calcext:value-type="string">
            <text:p>| 819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72];[.C72];[.D72];[.E72];[.F72];[.G72];[.H72];[.I72];[.J72];[.K72];[.L72];[.M72])" office:value-type="string" office:string-value="| 90| 2| detour| kerb-first| detour| kerb-first| | 41| 819| 819| 1092" calcext:value-type="string">
            <text:p>| 90| 2| detour| kerb-first| detour| kerb-first| | 41| 819| 819| 1092</text:p>
          </table:table-cell>
          <table:table-cell table:formula="of:=CONCATENATE(&quot;| &quot;;[.B56])" office:value-type="string" office:string-value="| 90" calcext:value-type="string">
            <text:p>| 90</text:p>
          </table:table-cell>
          <table:table-cell table:formula="of:=CONCATENATE(&quot;| &quot;;[.C56])" office:value-type="string" office:string-value="| 2" calcext:value-type="string">
            <text:p>| 2</text:p>
          </table:table-cell>
          <table:table-cell table:formula="of:=CONCATENATE(&quot;| &quot;;[.D56])" office:value-type="string" office:string-value="| detour" calcext:value-type="string">
            <text:p>| detour</text:p>
          </table:table-cell>
          <table:table-cell table:formula="of:=CONCATENATE(&quot;| &quot;;[.E56])" office:value-type="string" office:string-value="| kerb-first" calcext:value-type="string">
            <text:p>| kerb-first</text:p>
          </table:table-cell>
          <table:table-cell table:formula="of:=CONCATENATE(&quot;| &quot;;[.F56])" office:value-type="string" office:string-value="| detour" calcext:value-type="string">
            <text:p>| detour</text:p>
          </table:table-cell>
          <table:table-cell table:formula="of:=CONCATENATE(&quot;| &quot;;[.G56])" office:value-type="string" office:string-value="| kerb-first" calcext:value-type="string">
            <text:p>| kerb-first</text:p>
          </table:table-cell>
          <table:table-cell table:formula="of:=CONCATENATE(&quot;| &quot;;[.H56])" office:value-type="string" office:string-value="| " calcext:value-type="string">
            <text:p>| </text:p>
          </table:table-cell>
          <table:table-cell table:formula="of:=CONCATENATE(&quot;| &quot;;TEXT([.I56];&quot;##&quot;))" office:value-type="string" office:string-value="| 41" calcext:value-type="string">
            <text:p>| 41</text:p>
          </table:table-cell>
          <table:table-cell table:formula="of:=CONCATENATE(&quot;| &quot;;TEXT([.J56];&quot;##&quot;))" office:value-type="string" office:string-value="| 819" calcext:value-type="string">
            <text:p>| 819</text:p>
          </table:table-cell>
          <table:table-cell table:formula="of:=CONCATENATE(&quot;| &quot;;TEXT([.K56];&quot;##&quot;))" office:value-type="string" office:string-value="| 819" calcext:value-type="string">
            <text:p>| 819</text:p>
          </table:table-cell>
          <table:table-cell table:formula="of:=CONCATENATE(&quot;| &quot;;TEXT([.L56];&quot;##&quot;))" office:value-type="string" office:string-value="| 1092" calcext:value-type="string">
            <text:p>| 1092</text:p>
          </table:table-cell>
          <table:table-cell table:style-name="Default"/>
          <table:table-cell table:style-name="Default" table:formula="of:=[.J52]/[.J48]" office:value-type="float" office:value="1.25663094022794" calcext:value-type="float">
            <text:p>1.2566309402</text:p>
          </table:table-cell>
          <table:table-cell table:style-name="Default" table:formula="of:=[.K52]/[.K51]" office:value-type="float" office:value="1.34040633624314" calcext:value-type="float">
            <text:p>1.3404063362</text:p>
          </table:table-cell>
          <table:table-cell table:style-name="Default" table:formula="of:=[.L52]/[.L51]" office:value-type="float" office:value="1.14891971677983" calcext:value-type="float">
            <text:p>1.1489197168</text:p>
          </table:table-cell>
          <table:table-cell table:style-name="Default" table:number-columns-repeated="28"/>
          <table:table-cell/>
          <table:table-cell table:style-name="Default" table:number-columns-repeated="22"/>
        </table:table-row>
        <table:table-row table:style-name="ro1">
          <table:table-cell table:formula="of:=CONCATENATE([.B73];[.C73];[.D73];[.E73];[.F73];[.G73];[.H73];[.I73];[.J73];[.K73];[.L73];[.M73])" office:value-type="string" office:string-value="| 90| 2| -| loop| -| loop| | 41| 819| 655| 655" calcext:value-type="string">
            <text:p>| 90| 2| -| loop| -| loop| | 41| 819| 655| 655</text:p>
          </table:table-cell>
          <table:table-cell table:formula="of:=CONCATENATE(&quot;| &quot;;[.B57])" office:value-type="string" office:string-value="| 90" calcext:value-type="string">
            <text:p>| 90</text:p>
          </table:table-cell>
          <table:table-cell table:formula="of:=CONCATENATE(&quot;| &quot;;[.C57])" office:value-type="string" office:string-value="| 2" calcext:value-type="string">
            <text:p>| 2</text:p>
          </table:table-cell>
          <table:table-cell table:formula="of:=CONCATENATE(&quot;| &quot;;[.D57])" office:value-type="string" office:string-value="| -" calcext:value-type="string">
            <text:p>| -</text:p>
          </table:table-cell>
          <table:table-cell table:formula="of:=CONCATENATE(&quot;| &quot;;[.E57])" office:value-type="string" office:string-value="| loop" calcext:value-type="string">
            <text:p>| loop</text:p>
          </table:table-cell>
          <table:table-cell table:formula="of:=CONCATENATE(&quot;| &quot;;[.F57])" office:value-type="string" office:string-value="| -" calcext:value-type="string">
            <text:p>| -</text:p>
          </table:table-cell>
          <table:table-cell table:formula="of:=CONCATENATE(&quot;| &quot;;[.G57])" office:value-type="string" office:string-value="| loop" calcext:value-type="string">
            <text:p>| loop</text:p>
          </table:table-cell>
          <table:table-cell table:formula="of:=CONCATENATE(&quot;| &quot;;[.H57])" office:value-type="string" office:string-value="| " calcext:value-type="string">
            <text:p>| </text:p>
          </table:table-cell>
          <table:table-cell table:formula="of:=CONCATENATE(&quot;| &quot;;TEXT([.I57];&quot;##&quot;))" office:value-type="string" office:string-value="| 41" calcext:value-type="string">
            <text:p>| 41</text:p>
          </table:table-cell>
          <table:table-cell table:formula="of:=CONCATENATE(&quot;| &quot;;TEXT([.J57];&quot;##&quot;))" office:value-type="string" office:string-value="| 819" calcext:value-type="string">
            <text:p>| 819</text:p>
          </table:table-cell>
          <table:table-cell table:formula="of:=CONCATENATE(&quot;| &quot;;TEXT([.K57];&quot;##&quot;))" office:value-type="string" office:string-value="| 655" calcext:value-type="string">
            <text:p>| 655</text:p>
          </table:table-cell>
          <table:table-cell table:formula="of:=CONCATENATE(&quot;| &quot;;TEXT([.L57];&quot;##&quot;))" office:value-type="string" office:string-value="| 655" calcext:value-type="string">
            <text:p>| 655</text:p>
          </table:table-cell>
          <table:table-cell table:style-name="Default"/>
          <table:table-cell table:style-name="Default" table:formula="of:=[.J53]/[.J48]" office:value-type="float" office:value="2.07424562665827" calcext:value-type="float">
            <text:p>2.0742456267</text:p>
          </table:table-cell>
          <table:table-cell table:style-name="Default" table:formula="of:=[.K53]/[.K48]" office:value-type="float" office:value="1.81496492332599" calcext:value-type="float">
            <text:p>1.8149649233</text:p>
          </table:table-cell>
          <table:table-cell table:style-name="Default" table:formula="of:=[.L53]/[.L48]" office:value-type="float" office:value="2.07424562665827" calcext:value-type="float">
            <text:p>2.0742456267</text:p>
          </table:table-cell>
          <table:table-cell table:style-name="Default" table:number-columns-repeated="28"/>
          <table:table-cell/>
          <table:table-cell table:style-name="Default" table:number-columns-repeated="22"/>
        </table:table-row>
        <table:table-row table:style-name="ro1">
          <table:table-cell table:formula="of:=CONCATENATE([.B74];[.C74];[.D74];[.E74];[.F74];[.G74];[.H74];[.I74];[.J74];[.K74];[.L74];[.M74])" office:value-type="string" office:string-value="| 90| 2| detour| loop| detour| loop| “clove like”| 41| 819| 614| 819" calcext:value-type="string">
            <text:p>| 90| 2| detour| loop| detour| loop| “clove like”| 41| 819| 614| 819</text:p>
          </table:table-cell>
          <table:table-cell table:formula="of:=CONCATENATE(&quot;| &quot;;[.B58])" office:value-type="string" office:string-value="| 90" calcext:value-type="string">
            <text:p>| 90</text:p>
          </table:table-cell>
          <table:table-cell table:formula="of:=CONCATENATE(&quot;| &quot;;[.C58])" office:value-type="string" office:string-value="| 2" calcext:value-type="string">
            <text:p>| 2</text:p>
          </table:table-cell>
          <table:table-cell table:formula="of:=CONCATENATE(&quot;| &quot;;[.D58])" office:value-type="string" office:string-value="| detour" calcext:value-type="string">
            <text:p>| detour</text:p>
          </table:table-cell>
          <table:table-cell table:formula="of:=CONCATENATE(&quot;| &quot;;[.E58])" office:value-type="string" office:string-value="| loop" calcext:value-type="string">
            <text:p>| loop</text:p>
          </table:table-cell>
          <table:table-cell table:formula="of:=CONCATENATE(&quot;| &quot;;[.F58])" office:value-type="string" office:string-value="| detour" calcext:value-type="string">
            <text:p>| detour</text:p>
          </table:table-cell>
          <table:table-cell table:formula="of:=CONCATENATE(&quot;| &quot;;[.G58])" office:value-type="string" office:string-value="| loop" calcext:value-type="string">
            <text:p>| loop</text:p>
          </table:table-cell>
          <table:table-cell table:formula="of:=CONCATENATE(&quot;| &quot;;[.H58])" office:value-type="string" office:string-value="| “clove like”" calcext:value-type="string">
            <text:p>| “clove like”</text:p>
          </table:table-cell>
          <table:table-cell table:formula="of:=CONCATENATE(&quot;| &quot;;TEXT([.I58];&quot;##&quot;))" office:value-type="string" office:string-value="| 41" calcext:value-type="string">
            <text:p>| 41</text:p>
          </table:table-cell>
          <table:table-cell table:formula="of:=CONCATENATE(&quot;| &quot;;TEXT([.J58];&quot;##&quot;))" office:value-type="string" office:string-value="| 819" calcext:value-type="string">
            <text:p>| 819</text:p>
          </table:table-cell>
          <table:table-cell table:formula="of:=CONCATENATE(&quot;| &quot;;TEXT([.K58];&quot;##&quot;))" office:value-type="string" office:string-value="| 614" calcext:value-type="string">
            <text:p>| 614</text:p>
          </table:table-cell>
          <table:table-cell table:formula="of:=CONCATENATE(&quot;| &quot;;TEXT([.L58];&quot;##&quot;))" office:value-type="string" office:string-value="| 819" calcext:value-type="string">
            <text:p>| 819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75];[.C75];[.D75];[.E75];[.F75];[.G75];[.H75];[.I75];[.J75];[.K75];[.L75];[.M75])" office:value-type="string" office:string-value="| 90| 2| -| u-kerb| -| kerb-u| \fignum(u-kerb) and \fignum(side-u-kerb)| 49| 819| 655| 655" calcext:value-type="string">
            <text:p>| 90| 2| -| u-kerb| -| kerb-u| \fignum(u-kerb) and \fignum(side-u-kerb)| 49| 819| 655| 655</text:p>
          </table:table-cell>
          <table:table-cell table:formula="of:=CONCATENATE(&quot;| &quot;;[.B59])" office:value-type="string" office:string-value="| 90" calcext:value-type="string">
            <text:p>| 90</text:p>
          </table:table-cell>
          <table:table-cell table:formula="of:=CONCATENATE(&quot;| &quot;;[.C59])" office:value-type="string" office:string-value="| 2" calcext:value-type="string">
            <text:p>| 2</text:p>
          </table:table-cell>
          <table:table-cell table:formula="of:=CONCATENATE(&quot;| &quot;;[.D59])" office:value-type="string" office:string-value="| -" calcext:value-type="string">
            <text:p>| -</text:p>
          </table:table-cell>
          <table:table-cell table:formula="of:=CONCATENATE(&quot;| &quot;;[.E59])" office:value-type="string" office:string-value="| u-kerb" calcext:value-type="string">
            <text:p>| u-kerb</text:p>
          </table:table-cell>
          <table:table-cell table:formula="of:=CONCATENATE(&quot;| &quot;;[.F59])" office:value-type="string" office:string-value="| -" calcext:value-type="string">
            <text:p>| -</text:p>
          </table:table-cell>
          <table:table-cell table:formula="of:=CONCATENATE(&quot;| &quot;;[.G59])" office:value-type="string" office:string-value="| kerb-u" calcext:value-type="string">
            <text:p>| kerb-u</text:p>
          </table:table-cell>
          <table:table-cell table:formula="of:=CONCATENATE(&quot;| &quot;;[.H59])" office:value-type="string" office:string-value="| \fignum(u-kerb) and \fignum(side-u-kerb)" calcext:value-type="string">
            <text:p>| \fignum(u-kerb) and \fignum(side-u-kerb)</text:p>
          </table:table-cell>
          <table:table-cell table:formula="of:=CONCATENATE(&quot;| &quot;;TEXT([.I59];&quot;##&quot;))" office:value-type="string" office:string-value="| 49" calcext:value-type="string">
            <text:p>| 49</text:p>
          </table:table-cell>
          <table:table-cell table:formula="of:=CONCATENATE(&quot;| &quot;;TEXT([.J59];&quot;##&quot;))" office:value-type="string" office:string-value="| 819" calcext:value-type="string">
            <text:p>| 819</text:p>
          </table:table-cell>
          <table:table-cell table:formula="of:=CONCATENATE(&quot;| &quot;;TEXT([.K59];&quot;##&quot;))" office:value-type="string" office:string-value="| 655" calcext:value-type="string">
            <text:p>| 655</text:p>
          </table:table-cell>
          <table:table-cell table:formula="of:=CONCATENATE(&quot;| &quot;;TEXT([.L59];&quot;##&quot;))" office:value-type="string" office:string-value="| 655" calcext:value-type="string">
            <text:p>| 655</text:p>
          </table:table-cell>
          <table:table-cell table:style-name="Default" table:number-columns-repeated="32"/>
          <table:table-cell/>
          <table:table-cell table:style-name="Default" table:number-columns-repeated="22"/>
        </table:table-row>
        <table:table-row table:style-name="ro1">
          <table:table-cell table:formula="of:=CONCATENATE([.B76];[.C76];[.D76];[.E76];[.F76];[.G76];[.H76];[.I76];[.J76];[.K76];[.L76];[.M76])" office:value-type="string" office:string-value="| 90| 2| -| kerb-u| -| u-kerb| | 33| 819| 655| 655" calcext:value-type="string">
            <text:p>| 90| 2| -| kerb-u| -| u-kerb| | 33| 819| 655| 655</text:p>
          </table:table-cell>
          <table:table-cell table:formula="of:=CONCATENATE(&quot;| &quot;;[.B60])" office:value-type="string" office:string-value="| 90" calcext:value-type="string">
            <text:p>| 90</text:p>
          </table:table-cell>
          <table:table-cell table:formula="of:=CONCATENATE(&quot;| &quot;;[.C60])" office:value-type="string" office:string-value="| 2" calcext:value-type="string">
            <text:p>| 2</text:p>
          </table:table-cell>
          <table:table-cell table:formula="of:=CONCATENATE(&quot;| &quot;;[.D60])" office:value-type="string" office:string-value="| -" calcext:value-type="string">
            <text:p>| -</text:p>
          </table:table-cell>
          <table:table-cell table:formula="of:=CONCATENATE(&quot;| &quot;;[.E60])" office:value-type="string" office:string-value="| kerb-u" calcext:value-type="string">
            <text:p>| kerb-u</text:p>
          </table:table-cell>
          <table:table-cell table:formula="of:=CONCATENATE(&quot;| &quot;;[.F60])" office:value-type="string" office:string-value="| -" calcext:value-type="string">
            <text:p>| -</text:p>
          </table:table-cell>
          <table:table-cell table:formula="of:=CONCATENATE(&quot;| &quot;;[.G60])" office:value-type="string" office:string-value="| u-kerb" calcext:value-type="string">
            <text:p>| u-kerb</text:p>
          </table:table-cell>
          <table:table-cell table:formula="of:=CONCATENATE(&quot;| &quot;;[.H60])" office:value-type="string" office:string-value="| " calcext:value-type="string">
            <text:p>| </text:p>
          </table:table-cell>
          <table:table-cell table:formula="of:=CONCATENATE(&quot;| &quot;;TEXT([.I60];&quot;##&quot;))" office:value-type="string" office:string-value="| 33" calcext:value-type="string">
            <text:p>| 33</text:p>
          </table:table-cell>
          <table:table-cell table:formula="of:=CONCATENATE(&quot;| &quot;;TEXT([.J60];&quot;##&quot;))" office:value-type="string" office:string-value="| 819" calcext:value-type="string">
            <text:p>| 819</text:p>
          </table:table-cell>
          <table:table-cell table:formula="of:=CONCATENATE(&quot;| &quot;;TEXT([.K60];&quot;##&quot;))" office:value-type="string" office:string-value="| 655" calcext:value-type="string">
            <text:p>| 655</text:p>
          </table:table-cell>
          <table:table-cell table:formula="of:=CONCATENATE(&quot;| &quot;;TEXT([.L60];&quot;##&quot;))" office:value-type="string" office:string-value="| 655" calcext:value-type="string">
            <text:p>| 655</text:p>
          </table:table-cell>
          <table:table-cell table:style-name="Default"/>
          <table:table-cell table:style-name="Default" table:formula="of:=[.L56]/[.L36]" office:value-type="float" office:value="2.91070438158624" calcext:value-type="float">
            <text:p>2.9107043816</text:p>
          </table:table-cell>
          <table:table-cell table:style-name="Default"/>
          <table:table-cell table:style-name="Default" table:formula="of:=[.K59]/[.K51]" office:value-type="float" office:value="1.77002293474839" calcext:value-type="float">
            <text:p>1.7700229347</text:p>
          </table:table-cell>
          <table:table-cell table:style-name="Default" table:number-columns-repeated="28"/>
          <table:table-cell/>
          <table:table-cell table:style-name="Default" table:number-columns-repeated="22"/>
        </table:table-row>
      </table:table>
      <table:table table:name="to_solve_cpa_flyover" table:style-name="ta1">
        <table:table-column table:style-name="co17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ce15"/>
        <table:table-column table:style-name="co3" table:default-cell-style-name="Default"/>
        <table:table-column table:style-name="co4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number-columns-repeated="2" table:default-cell-style-name="ce4"/>
        <table:table-column table:style-name="co5" table:number-columns-repeated="3" table:default-cell-style-name="ce4"/>
        <table:table-column table:style-name="co5" table:default-cell-style-name="ce1"/>
        <table:table-column table:style-name="co41" table:default-cell-style-name="ce9"/>
        <table:table-column table:style-name="co42" table:default-cell-style-name="ce9"/>
        <table:table-column table:style-name="co43" table:number-columns-repeated="12" table:default-cell-style-name="ce9"/>
        <table:table-column table:style-name="co8" table:number-columns-repeated="3" table:default-cell-style-name="ce9"/>
        <table:table-column table:style-name="co8" table:default-cell-style-name="ce1"/>
        <table:table-column table:style-name="co8" table:default-cell-style-name="ce9"/>
        <table:table-column table:style-name="co8" table:default-cell-style-name="Default"/>
        <table:table-column table:style-name="co21" table:default-cell-style-name="ce1"/>
        <table:table-column table:style-name="co22" table:number-columns-repeated="5" table:default-cell-style-name="ce8"/>
        <table:table-column table:style-name="co13" table:default-cell-style-name="ce1"/>
        <table:table-column table:style-name="co8" table:number-columns-repeated="6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number-columns-repeated="3" table:default-cell-style-name="ce1"/>
        <table:table-column table:style-name="co24" table:default-cell-style-name="ce1"/>
        <table:table-column table:style-name="co25" table:default-cell-style-name="ce1"/>
        <table:table-column table:style-name="co16" table:default-cell-style-name="Default"/>
        <table:table-row table:style-name="ro1">
          <table:table-cell table:number-columns-repeated="15"/>
          <table:table-cell table:style-name="Default"/>
          <table:table-cell/>
          <table:table-cell table:style-name="Default" table:number-columns-repeated="13"/>
          <table:table-cell table:style-name="ce10" office:value-type="string" calcext:value-type="string" table:number-columns-spanned="11" table:number-rows-spanned="1">
            <text:p>required flow during phases</text:p>
          </table:table-cell>
          <table:covered-table-cell table:number-columns-repeated="10" table:style-name="Default"/>
          <table:table-cell table:style-name="Default"/>
          <table:table-cell table:style-name="ce1" office:value-type="string" calcext:value-type="string">
            <text:p>Crossing away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Default" table:number-columns-repeated="15"/>
          <table:table-cell/>
        </table:table-row>
        <table:table-row table:style-name="ro1">
          <table:table-cell table:number-columns-repeated="15"/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#phases</text:p>
          </table:table-cell>
          <table:table-cell table:style-name="ce1" table:number-columns-repeated="10"/>
          <table:table-cell/>
          <table:table-cell table:style-name="ce1"/>
          <table:table-cell table:style-name="Default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style-name="ce2"/>
          <table:covered-table-cell table:style-name="ce1"/>
          <table:table-cell table:style-name="ce1" table:number-columns-repeated="3"/>
          <table:table-cell/>
          <table:table-cell table:style-name="ce1" table:number-columns-repeated="2"/>
          <table:table-cell table:style-name="Default" table:number-columns-repeated="6"/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/>
          <table:table-cell table:number-columns-repeated="11"/>
          <table:table-cell table:style-name="ce1"/>
          <table:table-cell table:style-name="Default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"/>
          <table:table-cell table:style-name="ce1" office:value-type="string" calcext:value-type="string">
            <text:p>pedestrian crossing phase</text:p>
          </table:table-cell>
          <table:table-cell table:style-name="Default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total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standard</text:p>
          </table:table-cell>
          <table:table-cell table:style-name="ce15" office:value-type="string" calcext:value-type="string">
            <text:p>S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1"/>
          <table:table-cell table:style-name="ce1" office:value-type="float" office:value="14" calcext:value-type="float">
            <text:p>14</text:p>
          </table:table-cell>
          <table:table-cell/>
          <table:table-cell table:number-columns-repeated="4" table:style-name="ce4" office:value-type="float" office:value="3" calcext:value-type="float">
            <text:p>3</text:p>
          </table:table-cell>
          <table:table-cell table:style-name="ce4" table:formula="of:=SUM([.AX4:.BA4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standard k1</text:p>
          </table:table-cell>
          <table:table-cell table:style-name="ce15" office:value-type="string" calcext:value-type="string">
            <text:p>SK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float" office:value="14" calcext:value-type="float">
            <text:p>14</text:p>
          </table:table-cell>
          <table:table-cell/>
          <table:table-cell table:number-columns-repeated="4" table:style-name="ce4" office:value-type="float" office:value="3" calcext:value-type="float">
            <text:p>3</text:p>
          </table:table-cell>
          <table:table-cell table:style-name="ce4" table:formula="of:=SUM([.AX5:.BA5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standard k2</text:p>
          </table:table-cell>
          <table:table-cell table:style-name="ce15" office:value-type="string" calcext:value-type="string">
            <text:p>SK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float" office:value="14" calcext:value-type="float">
            <text:p>14</text:p>
          </table:table-cell>
          <table:table-cell/>
          <table:table-cell table:number-columns-repeated="4" table:style-name="ce4" office:value-type="float" office:value="3" calcext:value-type="float">
            <text:p>3</text:p>
          </table:table-cell>
          <table:table-cell table:style-name="ce4" table:formula="of:=SUM([.AX6:.BA6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standard kk</text:p>
          </table:table-cell>
          <table:table-cell table:style-name="ce15" office:value-type="string" calcext:value-type="string">
            <text:p>SK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14" calcext:value-type="float">
            <text:p>14</text:p>
          </table:table-cell>
          <table:table-cell/>
          <table:table-cell table:number-columns-repeated="4" table:style-name="ce4" office:value-type="float" office:value="3" calcext:value-type="float">
            <text:p>3</text:p>
          </table:table-cell>
          <table:table-cell table:style-name="ce4" table:formula="of:=SUM([.AX7:.BA7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28" office:value-type="string" calcext:value-type="string">
            <text:p>javanese</text:p>
          </table:table-cell>
          <table:table-cell table:style-name="ce21" office:value-type="string" calcext:value-type="string">
            <text:p>J</text:p>
          </table:table-cell>
          <table:table-cell table:style-name="ce24"/>
          <table:table-cell table:number-columns-repeated="3" table:style-name="ce24" office:value-type="float" office:value="2" calcext:value-type="float">
            <text:p>2</text:p>
          </table:table-cell>
          <table:table-cell table:style-name="ce24" table:number-columns-repeated="3"/>
          <table:table-cell table:number-columns-repeated="3"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8" table:number-columns-repeated="2"/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SUM([.AX8:.BA8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28" office:value-type="string" calcext:value-type="string">
            <text:p>javanese</text:p>
          </table:table-cell>
          <table:table-cell table:style-name="ce21" office:value-type="string" calcext:value-type="string">
            <text:p>JFO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3"/>
          <table:table-cell table:number-columns-repeated="3"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28" office:value-type="float" office:value="0" calcext:value-type="float">
            <text:p>0</text:p>
          </table:table-cell>
          <table:table-cell table:style-name="ce28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javanese</text:p>
          </table:table-cell>
          <table:table-cell table:style-name="ce15" office:value-type="string" calcext:value-type="string">
            <text:p>J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SUM([.AX10:.BA10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javanese</text:p>
          </table:table-cell>
          <table:table-cell table:style-name="ce15" office:value-type="string" calcext:value-type="string">
            <text:p>JK2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SUM([.AX11:.BA11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javanese</text:p>
          </table:table-cell>
          <table:table-cell table:style-name="ce15" office:value-type="string" calcext:value-type="string">
            <text:p>JK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SUM([.AX12:.BA12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mixed</text:p>
          </table:table-cell>
          <table:table-cell table:style-name="ce15" office:value-type="string" calcext:value-type="string">
            <text:p>M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6" table:style-name="ce4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1"/>
          <table:table-cell table:style-name="ce1" office:value-type="float" office:value="14" calcext:value-type="float">
            <text:p>1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formula="of:=SUM([.AX13:.BA13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mixed</text:p>
          </table:table-cell>
          <table:table-cell table:style-name="ce15" office:value-type="string" calcext:value-type="string">
            <text:p>M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6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float" office:value="14" calcext:value-type="float">
            <text:p>1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formula="of:=SUM([.AX14:.BA14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mixed</text:p>
          </table:table-cell>
          <table:table-cell table:style-name="ce15" office:value-type="string" calcext:value-type="string">
            <text:p>MK2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float" office:value="14" calcext:value-type="float">
            <text:p>1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formula="of:=SUM([.AX15:.BA15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11"/>
          <table:table-cell table:style-name="ce1" office:value-type="string" calcext:value-type="string">
            <text:p>mixed</text:p>
          </table:table-cell>
          <table:table-cell table:style-name="ce15" office:value-type="string" calcext:value-type="string">
            <text:p>MK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14" calcext:value-type="float">
            <text:p>1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formula="of:=SUM([.AX16:.BA16])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style-name="ce28" office:value-type="string" calcext:value-type="string">
            <text:p>3-phases</text:p>
          </table:table-cell>
          <table:table-cell table:style-name="ce21" office:value-type="string" calcext:value-type="string">
            <text:p>KF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table:formula="of:=SUM([.AX17:.BA17])" office:value-type="float" office:value="12.01" calcext:value-type="float">
            <text:p>12.01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style-name="ce28" office:value-type="string" calcext:value-type="string">
            <text:p>3-phases</text:p>
          </table:table-cell>
          <table:table-cell table:style-name="ce21" office:value-type="string" calcext:value-type="string">
            <text:p>KFFO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number-columns-repeated="2" table:style-name="ce24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0" calcext:value-type="float">
            <text:p>0</text:p>
          </table:table-cell>
          <table:table-cell table:style-name="ce28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1" office:value-type="string" calcext:value-type="string">
            <text:p>Loop and kerbfirst</text:p>
          </table:table-cell>
          <table:table-cell table:style-name="ce15" office:value-type="string" calcext:value-type="string">
            <text:p>LKF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style-name="ce4" table:formula="of:=SUM([.AX19:.BA19])" office:value-type="float" office:value="12.02" calcext:value-type="float">
            <text:p>12.0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1" office:value-type="string" calcext:value-type="string">
            <text:p>Previous and loop kerb</text:p>
          </table:table-cell>
          <table:table-cell table:style-name="ce15" office:value-type="string" calcext:value-type="string">
            <text:p>PLK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style-name="ce4" table:formula="of:=SUM([.AX20:.BA20])" office:value-type="float" office:value="12.02" calcext:value-type="float">
            <text:p>12.0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1" office:value-type="string" calcext:value-type="string">
            <text:p>Previous and loop no-kerb</text:p>
          </table:table-cell>
          <table:table-cell table:style-name="ce15" office:value-type="string" calcext:value-type="string">
            <text:p>PL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/>
          <table:table-cell table:style-name="ce1"/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style-name="ce4" table:formula="of:=SUM([.AX21:.BA21])" office:value-type="float" office:value="12.02" calcext:value-type="float">
            <text:p>12.0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28" office:value-type="string" calcext:value-type="string">
            <text:p>all kerb-side</text:p>
          </table:table-cell>
          <table:table-cell table:style-name="ce21" office:value-type="string" calcext:value-type="string">
            <text:p>KALL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4" office:value-type="float" office:value="4" calcext:value-type="float">
            <text:p>4</text:p>
          </table:table-cell>
          <table:table-cell table:style-name="ce28"/>
          <table:table-cell table:style-name="ce37"/>
          <table:table-cell table:style-name="ce37" office:value-type="float" office:value="0" calcext:value-type="float">
            <text:p>0</text:p>
          </table:table-cell>
          <table:table-cell table:style-name="ce28"/>
          <table:table-cell table:number-columns-repeated="2"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 table:style-name="ce24" table:formula="of:=SUM([.AX22:.BA22])" office:value-type="float" office:value="12.02" calcext:value-type="float">
            <text:p>12.0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28" office:value-type="string" calcext:value-type="string">
            <text:p>all kerb-side with fly-over</text:p>
          </table:table-cell>
          <table:table-cell table:style-name="ce21" office:value-type="string" calcext:value-type="string">
            <text:p>KALLFO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/>
          <table:table-cell table:style-name="ce37"/>
          <table:table-cell table:style-name="ce37" office:value-type="float" office:value="0" calcext:value-type="float">
            <text:p>0</text:p>
          </table:table-cell>
          <table:table-cell table:style-name="ce28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5">
          <table:table-cell table:number-columns-repeated="16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29" office:value-type="string" calcext:value-type="string">
            <text:p>allkerb and flyover (secondary)</text:p>
          </table:table-cell>
          <table:table-cell table:style-name="ce31" office:value-type="string" calcext:value-type="string">
            <text:p>REALKERB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7"/>
          <table:table-cell table:number-columns-repeated="2" table:style-name="ce33" office:value-type="float" office:value="2" calcext:value-type="float">
            <text:p>2</text:p>
          </table:table-cell>
          <table:table-cell table:style-name="ce29"/>
          <table:table-cell table:style-name="ce38"/>
          <table:table-cell table:style-name="ce38" office:value-type="float" office:value="0" calcext:value-type="float">
            <text:p>0</text:p>
          </table:table-cell>
          <table:table-cell table:style-name="ce29"/>
          <table:table-cell table:number-columns-repeated="2"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.01" calcext:value-type="float">
            <text:p>0.01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1"/>
          <table:table-cell table:style-name="ce28" office:value-type="string" calcext:value-type="string">
            <text:p>All-loop no kerb</text:p>
          </table:table-cell>
          <table:table-cell table:style-name="ce21" office:value-type="string" calcext:value-type="string">
            <text:p>LOOPALL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8"/>
          <table:table-cell table:style-name="ce37"/>
          <table:table-cell table:style-name="ce37" office:value-type="float" office:value="0" calcext:value-type="float">
            <text:p>0</text:p>
          </table:table-cell>
          <table:table-cell table:style-name="ce28"/>
          <table:table-cell table:number-columns-repeated="2"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 table:style-name="ce24" table:formula="of:=SUM([.AX25:.BA25])" office:value-type="float" office:value="12.02" calcext:value-type="float">
            <text:p>12.0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1"/>
          <table:table-cell table:style-name="ce28" office:value-type="string" calcext:value-type="string">
            <text:p>All-loop no kerb</text:p>
          </table:table-cell>
          <table:table-cell table:style-name="ce21" office:value-type="string" calcext:value-type="string">
            <text:p>LOOPALLFO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7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8"/>
          <table:table-cell table:style-name="ce37"/>
          <table:table-cell table:style-name="ce37" office:value-type="float" office:value="0" calcext:value-type="float">
            <text:p>0</text:p>
          </table:table-cell>
          <table:table-cell table:style-name="ce28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1"/>
          <table:table-cell table:style-name="ce1" office:value-type="string" calcext:value-type="string">
            <text:p>All-loop and kerb (clove)</text:p>
          </table:table-cell>
          <table:table-cell table:style-name="ce15" office:value-type="string" calcext:value-type="string">
            <text:p>CLOV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style-name="ce4" table:formula="of:=SUM([.AX27:.BA27])" office:value-type="float" office:value="12.02" calcext:value-type="float">
            <text:p>12.02</text:p>
          </table:table-cell>
          <table:table-cell table:number-columns-repeated="15"/>
          <table:table-cell table:style-name="ce1"/>
        </table:table-row>
        <table:table-row table:style-name="ro5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1"/>
          <table:table-cell table:style-name="ce28" office:value-type="string" calcext:value-type="string">
            <text:p>All-loop and kerb (clove)</text:p>
          </table:table-cell>
          <table:table-cell table:style-name="ce21" office:value-type="string" calcext:value-type="string">
            <text:p>CLOVEFO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8"/>
          <table:table-cell table:style-name="ce37"/>
          <table:table-cell table:style-name="ce37" office:value-type="float" office:value="0" calcext:value-type="float">
            <text:p>0</text:p>
          </table:table-cell>
          <table:table-cell table:style-name="ce28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28"/>
          <table:table-cell table:style-name="ce30" office:value-type="string" calcext:value-type="string">
            <text:p>loop and right kerb</text:p>
          </table:table-cell>
          <table:table-cell table:style-name="ce32" office:value-type="string" calcext:value-type="string">
            <text:p>REALCLOVE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table:number-columns-repeated="8"/>
          <table:table-cell table:style-name="ce36"/>
          <table:table-cell table:number-columns-repeated="3" table:style-name="ce36" office:value-type="float" office:value="0" calcext:value-type="float">
            <text:p>0</text:p>
          </table:table-cell>
          <table:table-cell table:style-name="ce30"/>
          <table:table-cell table:style-name="ce39"/>
          <table:table-cell table:style-name="ce39" office:value-type="float" office:value="14" calcext:value-type="float">
            <text:p>14</text:p>
          </table:table-cell>
          <table:table-cell table:style-name="ce30"/>
          <table:table-cell table:style-name="ce36" office:value-type="float" office:value="12" calcext:value-type="float">
            <text:p>12</text:p>
          </table:table-cell>
          <table:table-cell table:number-columns-repeated="3" table:style-name="ce36" office:value-type="float" office:value="0.01" calcext:value-type="float">
            <text:p>0.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1" office:value-type="string" calcext:value-type="string">
            <text:p>uturn here</text:p>
          </table:table-cell>
          <table:table-cell table:style-name="ce15" office:value-type="string" calcext:value-type="string">
            <text:p>U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4" table:number-columns-repeated="4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style-name="ce4" table:formula="of:=SUM([.AX30:.BA30])" office:value-type="float" office:value="12.02" calcext:value-type="float">
            <text:p>12.02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1" office:value-type="string" calcext:value-type="string">
            <text:p>uturn there</text:p>
          </table:table-cell>
          <table:table-cell table:style-name="ce15" office:value-type="string" calcext:value-type="string">
            <text:p>U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4" table:number-columns-repeated="4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style-name="ce4" table:formula="of:=SUM([.AX31:.BA31])" office:value-type="float" office:value="12.02" calcext:value-type="float">
            <text:p>12.02</text:p>
          </table:table-cell>
          <table:table-cell table:number-columns-repeated="15"/>
          <table:table-cell table:style-name="ce1"/>
        </table:table-row>
        <table:table-row table:style-name="ro1" table:number-rows-repeated="2">
          <table:table-cell table:number-columns-repeated="28"/>
          <table:table-cell table:style-name="ce1"/>
          <table:table-cell table:style-name="ce15"/>
          <table:table-cell table:style-name="ce11" table:number-columns-repeated="11"/>
          <table:table-cell table:style-name="ce4" table:number-columns-repeated="4"/>
          <table:table-cell/>
          <table:table-cell table:style-name="Default"/>
          <table:table-cell table:number-columns-repeated="2"/>
          <table:table-cell table:style-name="ce4" table:number-columns-repeated="5"/>
          <table:table-cell table:number-columns-repeated="15"/>
          <table:table-cell table:style-name="ce1"/>
        </table:table-row>
        <table:table-row table:style-name="ro1">
          <table:table-cell table:number-columns-repeated="16"/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1"/>
          <table:table-cell table:style-name="ce15"/>
          <table:table-cell table:style-name="ce11" table:number-columns-repeated="11"/>
          <table:table-cell table:style-name="ce4" table:number-columns-repeated="4"/>
          <table:table-cell/>
          <table:table-cell table:style-name="ce1" table:number-columns-repeated="2"/>
          <table:table-cell/>
          <table:table-cell table:style-name="ce4" table:number-columns-repeated="4"/>
          <table:table-cell table:style-name="ce4" table:formula="of:=SUM([.AX34:.BA34])" office:value-type="float" office:value="0" calcext:value-type="float">
            <text:p>0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7"/>
          <table:table-cell table:style-name="Default" table:number-columns-repeated="12"/>
          <table:table-cell table:style-name="ce15"/>
          <table:table-cell table:style-name="ce4" table:number-columns-repeated="15"/>
          <table:table-cell/>
          <table:table-cell table:style-name="ce1" table:number-columns-repeated="2"/>
          <table:table-cell/>
          <table:table-cell table:style-name="ce4" table:number-columns-repeated="4"/>
          <table:table-cell table:style-name="ce4" table:formula="of:=SUM([.AX35:.BA35])" office:value-type="float" office:value="0" calcext:value-type="float">
            <text:p>0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5"/>
          <table:table-cell table:style-name="ce1"/>
          <table:table-cell/>
          <table:table-cell table:style-name="Default" table:number-columns-repeated="13"/>
          <table:table-cell table:style-name="ce4" table:number-columns-repeated="15"/>
          <table:table-cell/>
          <table:table-cell table:style-name="ce1" table:number-columns-repeated="2"/>
          <table:table-cell/>
          <table:table-cell table:style-name="ce4" table:number-columns-repeated="4"/>
          <table:table-cell table:style-name="ce4" table:formula="of:=SUM([.AX36:.BA36])" office:value-type="float" office:value="0" calcext:value-type="float">
            <text:p>0</text:p>
          </table:table-cell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REFERENCE FLOW</text:p>
          </table:table-cell>
          <table:table-cell table:number-columns-repeated="14"/>
          <table:table-cell table:style-name="ce1"/>
          <table:table-cell office:value-type="float" office:value="1" calcext:value-type="float">
            <text:p>1</text:p>
          </table:table-cell>
          <table:table-cell table:style-name="Default" table:number-columns-repeated="12"/>
          <table:table-cell table:style-name="ce4"/>
          <table:table-cell table:style-name="ce1" table:number-columns-repeated="15"/>
          <table:table-cell/>
          <table:table-cell table:style-name="ce1" table:number-columns-repeated="2"/>
          <table:table-cell/>
          <table:table-cell table:style-name="ce4" table:number-columns-repeated="5"/>
          <table:table-cell table:number-columns-repeated="15"/>
          <table:table-cell table:style-name="ce1"/>
        </table:table-row>
        <table:table-row table:style-name="ro1">
          <table:table-cell table:style-name="ce1" office:value-type="string" calcext:value-type="string">
            <text:p>Cross-traffic-turns</text:p>
          </table:table-cell>
          <table:table-cell table:style-name="ce1" table:number-columns-repeated="14"/>
          <table:table-cell table:style-name="Default"/>
          <table:table-cell table:style-name="ce20" office:value-type="float" office:value="0.25" calcext:value-type="float">
            <text:p>0.250</text:p>
          </table:table-cell>
          <table:table-cell table:style-name="Default" table:number-columns-repeated="12"/>
          <table:table-cell table:style-name="ce4"/>
          <table:table-cell table:style-name="ce1" table:number-columns-repeated="15"/>
          <table:table-cell/>
          <table:table-cell table:style-name="ce1" table:number-columns-repeated="2"/>
          <table:table-cell/>
          <table:table-cell table:style-name="ce1" table:number-columns-repeated="5"/>
          <table:table-cell table:number-columns-repeated="15"/>
          <table:table-cell table:style-name="ce1"/>
        </table:table-row>
        <table:table-row table:style-name="ro1">
          <table:table-cell table:style-name="ce1" office:value-type="string" calcext:value-type="string">
            <text:p>straight</text:p>
          </table:table-cell>
          <table:table-cell table:style-name="ce1" table:number-columns-repeated="14"/>
          <table:table-cell table:style-name="Default"/>
          <table:table-cell table:style-name="ce20" table:formula="of:=1-[.Q38]-[.Q40]" office:value-type="float" office:value="0.5" calcext:value-type="float">
            <text:p>0.500</text:p>
          </table:table-cell>
          <table:table-cell table:number-columns-repeated="10"/>
          <table:table-cell table:style-name="Default" table:number-columns-repeated="3"/>
          <table:table-cell table:style-name="ce10"/>
          <table:table-cell table:style-name="Default" table:number-columns-repeated="14"/>
          <table:table-cell/>
          <table:table-cell table:style-name="ce1" table:number-columns-repeated="2"/>
          <table:table-cell/>
          <table:table-cell table:style-name="Default"/>
          <table:table-cell table:style-name="ce1" office:value-type="string" calcext:value-type="string">
            <text:p>lane capacity</text:p>
          </table:table-cell>
          <table:table-cell table:style-name="Default"/>
          <table:table-cell table:style-name="ce1" table:number-columns-repeated="2"/>
          <table:table-cell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2"/>
          <table:table-cell table:style-name="ce1"/>
        </table:table-row>
        <table:table-row table:style-name="ro1">
          <table:table-cell office:value-type="string" calcext:value-type="string">
            <text:p>Kerb-side-turns</text:p>
          </table:table-cell>
          <table:table-cell table:number-columns-repeated="14"/>
          <table:table-cell table:style-name="Default"/>
          <table:table-cell table:style-name="ce20" office:value-type="float" office:value="0.25" calcext:value-type="float">
            <text:p>0.250</text:p>
          </table:table-cell>
          <table:table-cell table:style-name="Default" table:number-columns-repeated="10"/>
          <table:table-cell table:style-name="Default" table:formula="of:=[.Q37]*[.Q38]" office:value-type="float" office:value="0.25" calcext:value-type="float">
            <text:p>0.25</text:p>
          </table:table-cell>
          <table:table-cell table:style-name="Default" table:formula="of:=[.Q37]*[.Q39]" office:value-type="float" office:value="0.5" calcext:value-type="float">
            <text:p>0.5</text:p>
          </table:table-cell>
          <table:table-cell table:style-name="Default" table:formula="of:=[.Q37]*[.Q40]" office:value-type="float" office:value="0.25" calcext:value-type="float">
            <text:p>0.25</text:p>
          </table:table-cell>
          <table:table-cell table:style-name="ce10" office:value-type="string" calcext:value-type="string" table:number-columns-spanned="11" table:number-rows-spanned="1">
            <text:p>Flow required during phases</text:p>
          </table:table-cell>
          <table:covered-table-cell table:number-columns-repeated="2" table:style-name="ce2"/>
          <table:covered-table-cell table:style-name="ce2" office:value-type="string" calcext:value-type="string">
            <text:p>Phase 2</text:p>
          </table:covered-table-cell>
          <table:covered-table-cell table:number-columns-repeated="7" table:style-name="ce2"/>
          <table:table-cell table:style-name="Default" table:number-columns-repeated="4"/>
          <table:table-cell/>
          <table:table-cell table:style-name="ce1" table:number-columns-repeated="2"/>
          <table:table-cell/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 table:number-columns-repeated="3"/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2"/>
          <table:table-cell table:style-name="ce1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3" table:number-rows-spanned="1">
            <text:p>direction 1 detoured movemen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irection 2 detoured movements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3"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per lane</text:p>
          </table:table-cell>
          <table:table-cell table:style-name="ce2" office:value-type="string" calcext:value-type="string" table:number-columns-spanned="1" table:number-rows-spanned="2">
            <text:p>intersection througput</text:p>
          </table:table-cell>
          <table:table-cell table:style-name="ce2" office:value-type="string" calcext:value-type="string" table:number-columns-spanned="1" table:number-rows-spanned="2">
            <text:p>For each vehicle crossing an approach, in fact there are crossing the intersection</text:p>
          </table:table-cell>
          <table:table-cell table:style-name="ce2" office:value-type="string" calcext:value-type="string" table:number-columns-spanned="1" table:number-rows-spanned="2">
            <text:p>In fact the flow at intersection is</text:p>
          </table:table-cell>
          <table:table-cell table:style-name="ce2" office:value-type="string" calcext:value-type="string" table:number-columns-spanned="1" table:number-rows-spanned="2">
            <text:p>Excluding detoured flows, remaining <text:s/>at intersection should be</text:p>
          </table:table-cell>
          <table:table-cell table:style-name="ce2" office:value-type="string" calcext:value-type="string" table:number-columns-spanned="1" table:number-rows-spanned="2">
            <text:p>For each vehicle at intersection there are a total of crossings of</text:p>
          </table:table-cell>
          <table:table-cell table:style-name="ce2" office:value-type="string" calcext:value-type="string" table:number-columns-spanned="1" table:number-rows-spanned="2">
            <text:p>out flow represents</text:p>
          </table:table-cell>
          <table:table-cell table:style-name="ce2" office:value-type="string" calcext:value-type="string" table:number-columns-spanned="1" table:number-rows-spanned="2">
            <text:p>out flow</text:p>
          </table:table-cell>
          <table:table-cell table:style-name="ce2" table:number-columns-repeated="2"/>
          <table:table-cell table:style-name="ce2" office:value-type="string" calcext:value-type="string" table:number-columns-spanned="3" table:number-rows-spanned="1">
            <text:p>flow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number-columns-repeated="2" table:style-name="ce2"/>
          <table:table-cell table:style-name="ce1" office:value-type="string" calcext:value-type="string">
            <text:p>Crossing away</text:p>
          </table:table-cell>
          <table:table-cell table:style-name="ce2" table:number-columns-repeated="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10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 table:number-columns-spanned="1" table:number-rows-spanned="2">
            <text:p>available time per hour for lost time +pedestrians</text:p>
          </table:table-cell>
          <table:table-cell table:style-name="ce3" office:value-type="string" calcext:value-type="string" table:number-columns-spanned="1" table:number-rows-spanned="2">
            <text:p>Possible cycles per hour</text:p>
          </table:table-cell>
          <table:table-cell/>
        </table:table-row>
        <table:table-row table:style-name="ro8">
          <table:table-cell table:number-columns-repeated="2" table:style-name="ce2" office:value-type="string" calcext:value-type="string">
            <text:p>option</text:p>
          </table:table-cell>
          <table:table-cell table:style-name="ce2" office:value-type="string" calcext:value-type="string">
            <text:p>cycle time</text:p>
          </table:table-cell>
          <table:table-cell table:style-name="ce2" office:value-type="string" calcext:value-type="string">
            <text:p>phases</text:p>
          </table:table-cell>
          <table:table-cell table:style-name="ce2" office:value-type="string" calcext:value-type="string">
            <text:p>BRT direction kerb-side-turn detour</text:p>
          </table:table-cell>
          <table:table-cell table:style-name="ce2" office:value-type="string" calcext:value-type="string">
            <text:p>BRT direction straight flow</text:p>
          </table:table-cell>
          <table:table-cell table:style-name="ce2" office:value-type="string" calcext:value-type="string">
            <text:p>BRT direction cross-traffic-turn <text:s/>detour</text:p>
          </table:table-cell>
          <table:table-cell table:style-name="ce2" office:value-type="string" calcext:value-type="string">
            <text:p>perpendicular direction kerb-side-turn detour</text:p>
          </table:table-cell>
          <table:table-cell table:style-name="ce2" office:value-type="string" calcext:value-type="string">
            <text:p>perpendicular direction straight flow</text:p>
          </table:table-cell>
          <table:table-cell table:style-name="ce2" office:value-type="string" calcext:value-type="string">
            <text:p>perpendicular direction cross-traffic-turn <text:s/>detour</text:p>
          </table:table-cell>
          <table:table-cell table:style-name="ce2" office:value-type="string" calcext:value-type="string">
            <text:p>figure</text:p>
          </table:table-cell>
          <table:table-cell table:style-name="ce2" office:value-type="string" calcext:value-type="string">
            <text:p>direction 1 straight movement green time</text:p>
          </table:table-cell>
          <table:table-cell table:style-name="ce2" office:value-type="string" calcext:value-type="string">
            <text:p>Average throughput per approach lane</text:p>
          </table:table-cell>
          <table:table-cell table:style-name="ce2" office:value-type="string" calcext:value-type="string">
            <text:p>Overall <text:s/>throughput at intersection per approach lane</text:p>
          </table:table-cell>
          <table:table-cell table:style-name="ce2" office:value-type="string" calcext:value-type="string">
            <text:p>Total <text:s/>throughput with auxiliary intersections per apprach lane at intersection</text:p>
          </table:table-cell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covered-table-cell table:number-columns-repeated="7" table:style-name="ce3"/>
          <table:table-cell table:style-name="ce3" table:number-columns-repeated="2"/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covered-table-cell table:number-columns-repeated="2" table:style-name="ce3"/>
          <table:table-cell table:style-name="ce1"/>
        </table:table-row>
        <table:table-row table:style-name="ro5">
          <table:table-cell table:style-name="ce15" office:value-type="string" calcext:value-type="string">
            <text:p>S</text:p>
          </table:table-cell>
          <table:table-cell table:style-name="ce15"/>
          <table:table-cell table:style-name="ce15" table:formula="of:=[.P43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43]" office:value-type="float" office:value="37.5" calcext:value-type="float">
            <text:p>37.5</text:p>
          </table:table-cell>
          <table:table-cell table:style-name="ce19" table:formula="of:=[.R43]" office:value-type="float" office:value="375" calcext:value-type="float">
            <text:p>375</text:p>
          </table:table-cell>
          <table:table-cell table:style-name="ce19" table:formula="of:=[.M43]*[.T43]" office:value-type="float" office:value="375" calcext:value-type="float">
            <text:p>375</text:p>
          </table:table-cell>
          <table:table-cell table:style-name="ce19" table:formula="of:=[.N43]*[.W43]" office:value-type="float" office:value="375" calcext:value-type="float">
            <text:p>375</text:p>
          </table:table-cell>
          <table:table-cell table:style-name="ce4" office:value-type="float" office:value="180" calcext:value-type="float">
            <text:p>180</text:p>
          </table:table-cell>
          <table:table-cell table:style-name="ce16" table:formula="of:=INDEX([.Q$4:.Q$37];MATCH([.$A43];[.$AD$4:.$AD$37];0))" office:value-type="float" office:value="4" calcext:value-type="float">
            <text:p>4</text:p>
          </table:table-cell>
          <table:table-cell table:style-name="ce16" table:formula="of:=SUMPRODUCT([.AX43:.BA43];[.BL43:.BO43])*[.$AY$40]/[.BB43]" office:value-type="float" office:value="375" calcext:value-type="float">
            <text:p>375</text:p>
          </table:table-cell>
          <table:table-cell table:style-name="ce16" table:formula="of:=SUMPRODUCT([.AX43:.BA43];[.BL43:.BO43])*[.$AY$40]" office:value-type="float" office:value="4500" calcext:value-type="float">
            <text:p>4500</text:p>
          </table:table-cell>
          <table:table-cell table:style-name="ce6" table:formula="of:=[.V43]/[.U43]" office:value-type="float" office:value="1" calcext:value-type="float">
            <text:p>1.00</text:p>
          </table:table-cell>
          <table:table-cell table:style-name="ce6" table:formula="of:=SUM([.AE43:.AP43])/4" office:value-type="float" office:value="1" calcext:value-type="float">
            <text:p>1.00</text:p>
          </table:table-cell>
          <table:table-cell table:style-name="ce6" table:formula="of:=(4-[.Y43])/4" office:value-type="float" office:value="1" calcext:value-type="float">
            <text:p>1.00</text:p>
          </table:table-cell>
          <table:table-cell table:style-name="ce6" table:formula="of:=1+[.X43]" office:value-type="float" office:value="1" calcext:value-type="float">
            <text:p>1.00</text:p>
          </table:table-cell>
          <table:table-cell table:style-name="ce6" table:formula="of:=[.Y43]/(4-[.Y43])" office:value-type="float" office:value="0" calcext:value-type="float">
            <text:p>0.00</text:p>
          </table:table-cell>
          <table:table-cell table:style-name="ce6" table:formula="of:=SUM([.AQ43:.AS43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43];[.$AD$4:.$AD$37];0))*[.$AB43]" office:value-type="float" office:value="0.25" calcext:value-type="float">
            <text:p>0.25</text:p>
          </table:table-cell>
          <table:table-cell table:formula="of:=INDEX([.AF$4:.AF$37];MATCH([.$A43];[.$AD$4:.$AD$37];0))*[.$AC43]" office:value-type="float" office:value="0.5" calcext:value-type="float">
            <text:p>0.50</text:p>
          </table:table-cell>
          <table:table-cell table:formula="of:=INDEX([.AG$4:.AG$37];MATCH([.$A43];[.$AD$4:.$AD$37];0))*[.$AD43]" office:value-type="float" office:value="0.25" calcext:value-type="float">
            <text:p>0.25</text:p>
          </table:table-cell>
          <table:table-cell table:formula="of:=INDEX([.AH$4:.AH$37];MATCH([.$A43];[.$AD$4:.$AD$37];0))*[.$AB43]" office:value-type="float" office:value="0.25" calcext:value-type="float">
            <text:p>0.25</text:p>
          </table:table-cell>
          <table:table-cell table:formula="of:=INDEX([.AI$4:.AI$37];MATCH([.$A43];[.$AD$4:.$AD$37];0))*[.$AC43]" office:value-type="float" office:value="0.5" calcext:value-type="float">
            <text:p>0.50</text:p>
          </table:table-cell>
          <table:table-cell table:formula="of:=INDEX([.AJ$4:.AJ$37];MATCH([.$A43];[.$AD$4:.$AD$37];0))*[.$AD43]" office:value-type="float" office:value="0.25" calcext:value-type="float">
            <text:p>0.25</text:p>
          </table:table-cell>
          <table:table-cell table:formula="of:=INDEX([.AK$4:.AK$37];MATCH([.$A43];[.$AD$4:.$AD$37];0))*[.$AB43]" office:value-type="float" office:value="0.25" calcext:value-type="float">
            <text:p>0.25</text:p>
          </table:table-cell>
          <table:table-cell table:formula="of:=INDEX([.AL$4:.AL$37];MATCH([.$A43];[.$AD$4:.$AD$37];0))*[.$AC43]" office:value-type="float" office:value="0.5" calcext:value-type="float">
            <text:p>0.50</text:p>
          </table:table-cell>
          <table:table-cell table:formula="of:=INDEX([.AM$4:.AM$37];MATCH([.$A43];[.$AD$4:.$AD$37];0))*[.$AD43]" office:value-type="float" office:value="0.25" calcext:value-type="float">
            <text:p>0.25</text:p>
          </table:table-cell>
          <table:table-cell table:formula="of:=INDEX([.AN$4:.AN$37];MATCH([.$A43];[.$AD$4:.$AD$37];0))*[.$AB43]" office:value-type="float" office:value="0.25" calcext:value-type="float">
            <text:p>0.25</text:p>
          </table:table-cell>
          <table:table-cell table:formula="of:=INDEX([.AO$4:.AO$37];MATCH([.$A43];[.$AD$4:.$AD$37];0))*[.$AC43]" office:value-type="float" office:value="0.5" calcext:value-type="float">
            <text:p>0.50</text:p>
          </table:table-cell>
          <table:table-cell table:formula="of:=INDEX([.AP$4:.AP$37];MATCH([.$A43];[.$AD$4:.$AD$37];0))*[.$AD43]" office:value-type="float" office:value="0.25" calcext:value-type="float">
            <text:p>0.25</text:p>
          </table:table-cell>
          <table:table-cell table:formula="of:=INDEX([.AQ$4:.AQ$37];MATCH([.$A43];[.$AD$4:.$AD$37];0))*[.$AB43]" office:value-type="float" office:value="0" calcext:value-type="float">
            <text:p>0.00</text:p>
          </table:table-cell>
          <table:table-cell table:formula="of:=INDEX([.AR$4:.AR$37];MATCH([.$A43];[.$AD$4:.$AD$37];0))*[.$AC43]" office:value-type="float" office:value="0" calcext:value-type="float">
            <text:p>0.00</text:p>
          </table:table-cell>
          <table:table-cell table:formula="of:=INDEX([.AS$4:.AS$37];MATCH([.$A43];[.$AD$4:.$AD$37];0))*[.$AD43]" office:value-type="float" office:value="0" calcext:value-type="float">
            <text:p>0.00</text:p>
          </table:table-cell>
          <table:table-cell table:style-name="ce9" table:formula="of:=SUM([.$AE43:.$AG43])/[.AX43]" office:value-type="float" office:value="0.333333333333333" calcext:value-type="float">
            <text:p>0.33</text:p>
          </table:table-cell>
          <table:table-cell table:formula="of:=SUM([.$AH43:.$AJ43])/[.AY43]" office:value-type="float" office:value="0.333333333333333" calcext:value-type="float">
            <text:p>0.33</text:p>
          </table:table-cell>
          <table:table-cell table:style-name="ce9" table:formula="of:=SUM([.$AK43:.$AM43])/[.AZ43]" office:value-type="float" office:value="0.333333333333333" calcext:value-type="float">
            <text:p>0.33</text:p>
          </table:table-cell>
          <table:table-cell table:style-name="ce9" table:formula="of:=SUM([.$AN43:.$AP43])/[.BA43]" office:value-type="float" office:value="0.333333333333333" calcext:value-type="float">
            <text:p>0.33</text:p>
          </table:table-cell>
          <table:table-cell table:formula="of:=INDEX([.AX$4:.AX$37];MATCH([.$A43];[.$AD$4:.$AD$37];0))" office:value-type="float" office:value="3" calcext:value-type="float">
            <text:p>3</text:p>
          </table:table-cell>
          <table:table-cell table:formula="of:=INDEX([.AY$4:.AY$37];MATCH([.$A43];[.$AD$4:.$AD$37];0))" office:value-type="float" office:value="3" calcext:value-type="float">
            <text:p>3</text:p>
          </table:table-cell>
          <table:table-cell table:formula="of:=INDEX([.AZ$4:.AZ$37];MATCH([.$A43];[.$AD$4:.$AD$37];0))" office:value-type="float" office:value="3" calcext:value-type="float">
            <text:p>3</text:p>
          </table:table-cell>
          <table:table-cell table:formula="of:=INDEX([.BA$4:.BA$37];MATCH([.$A43];[.$AD$4:.$AD$37];0))" office:value-type="float" office:value="3" calcext:value-type="float">
            <text:p>3</text:p>
          </table:table-cell>
          <table:table-cell table:formula="of:=INDEX([.BB$4:.BB$37];MATCH([.$A43];[.$AD$4:.$AD$37];0))" office:value-type="float" office:value="12" calcext:value-type="float">
            <text:p>12</text:p>
          </table:table-cell>
          <table:table-cell/>
          <table:table-cell table:formula="of:=[.$BD$40]*[.Q43]" office:value-type="float" office:value="16" calcext:value-type="float">
            <text:p>16</text:p>
          </table:table-cell>
          <table:table-cell table:style-name="ce8" table:formula="of:=INDEX([.AV$4:.AV$37];MATCH([.$A43];[.$AD$4:.$AD$37];0))" office:value-type="float" office:value="14" calcext:value-type="float">
            <text:p>14</text:p>
          </table:table-cell>
          <table:table-cell table:style-name="ce8" table:formula="of:=[.BL43]*[.$P43]" office:value-type="float" office:value="37.5" calcext:value-type="float">
            <text:p>38</text:p>
          </table:table-cell>
          <table:table-cell table:style-name="ce8" table:formula="of:=[.BM43]*[.$P43]" office:value-type="float" office:value="37.5" calcext:value-type="float">
            <text:p>38</text:p>
          </table:table-cell>
          <table:table-cell table:style-name="ce8" table:formula="of:=[.BN43]*[.$P43]" office:value-type="float" office:value="37.5" calcext:value-type="float">
            <text:p>38</text:p>
          </table:table-cell>
          <table:table-cell table:style-name="ce8" table:formula="of:=[.BO43]*[.$P43]" office:value-type="float" office:value="37.5" calcext:value-type="float">
            <text:p>38</text:p>
          </table:table-cell>
          <table:table-cell table:style-name="ce13" table:formula="of:=[.BD43]/[.$P43]" office:value-type="float" office:value="0.0888888888888889" calcext:value-type="float">
            <text:p>0.09</text:p>
          </table:table-cell>
          <table:table-cell table:style-name="ce13" table:formula="of:=[.BE43]/[.$P43]" office:value-type="float" office:value="0.0777777777777778" calcext:value-type="float">
            <text:p>0.08</text:p>
          </table:table-cell>
          <table:table-cell table:style-name="ce13" table:formula="of:=(1-[.$BJ43]-[.$BK43])*[.AT43]/SUM([.$AT43:.$AW43])" office:value-type="float" office:value="0.208333333333333" calcext:value-type="float">
            <text:p>0.21</text:p>
          </table:table-cell>
          <table:table-cell table:style-name="ce13" table:formula="of:=(1-[.$BJ43]-[.$BK43])*[.AU43]/SUM([.$AT43:.$AW43])" office:value-type="float" office:value="0.208333333333333" calcext:value-type="float">
            <text:p>0.21</text:p>
          </table:table-cell>
          <table:table-cell table:style-name="ce13" table:formula="of:=(1-[.$BJ43]-[.$BK43])*[.AV43]/SUM([.$AT43:.$AW43])" office:value-type="float" office:value="0.208333333333333" calcext:value-type="float">
            <text:p>0.21</text:p>
          </table:table-cell>
          <table:table-cell table:style-name="ce13" table:formula="of:=(1-[.$BJ43]-[.$BK43])*[.AW43]/SUM([.$AT43:.$AW43])" office:value-type="float" office:value="0.208333333333333" calcext:value-type="float">
            <text:p>0.21</text:p>
          </table:table-cell>
          <table:table-cell table:style-name="ce8" table:formula="of:=3600 *(1-SUM([.BL43:.BO43]))" office:value-type="float" office:value="600" calcext:value-type="float">
            <text:p>600</text:p>
          </table:table-cell>
          <table:table-cell table:formula="of:=[.BP43]/([.BD43]+[.BE43])" office:value-type="float" office:value="20" calcext:value-type="float">
            <text:p>20</text:p>
          </table:table-cell>
          <table:table-cell table:style-name="ce1"/>
        </table:table-row>
        <table:table-row table:style-name="ro5">
          <table:table-cell table:style-name="ce15" office:value-type="string" calcext:value-type="string">
            <text:p>J</text:p>
          </table:table-cell>
          <table:table-cell table:style-name="ce15"/>
          <table:table-cell table:style-name="ce15" table:formula="of:=[.P44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44]" office:value-type="float" office:value="49.2" calcext:value-type="float">
            <text:p>49.2</text:p>
          </table:table-cell>
          <table:table-cell table:style-name="ce19" table:formula="of:=[.R44]" office:value-type="float" office:value="437.333333333333" calcext:value-type="float">
            <text:p>437</text:p>
          </table:table-cell>
          <table:table-cell table:style-name="ce19" table:formula="of:=[.M44]*[.T44]" office:value-type="float" office:value="437.333333333333" calcext:value-type="float">
            <text:p>437</text:p>
          </table:table-cell>
          <table:table-cell table:style-name="ce19" table:formula="of:=[.N44]*[.W44]" office:value-type="float" office:value="437.333333333333" calcext:value-type="float">
            <text:p>437</text:p>
          </table:table-cell>
          <table:table-cell table:style-name="ce4" table:formula="of:=[.P43]" office:value-type="float" office:value="180" calcext:value-type="float">
            <text:p>180</text:p>
          </table:table-cell>
          <table:table-cell table:style-name="ce16" table:formula="of:=INDEX([.Q$4:.Q$37];MATCH([.$A44];[.$AD$4:.$AD$37];0))" office:value-type="float" office:value="4" calcext:value-type="float">
            <text:p>4</text:p>
          </table:table-cell>
          <table:table-cell table:style-name="ce16" table:formula="of:=SUMPRODUCT([.AX44:.BA44];[.BL44:.BO44])*[.$AY$40]/[.BB44]" office:value-type="float" office:value="437.333333333333" calcext:value-type="float">
            <text:p>437</text:p>
          </table:table-cell>
          <table:table-cell table:style-name="ce16" table:formula="of:=SUMPRODUCT([.AX44:.BA44];[.BL44:.BO44])*[.$AY$40]" office:value-type="float" office:value="5248" calcext:value-type="float">
            <text:p>5248</text:p>
          </table:table-cell>
          <table:table-cell table:style-name="ce6" table:formula="of:=[.V44]/[.U44]" office:value-type="float" office:value="1" calcext:value-type="float">
            <text:p>1.00</text:p>
          </table:table-cell>
          <table:table-cell table:style-name="ce6" table:formula="of:=SUM([.AE44:.AP44])/4" office:value-type="float" office:value="1" calcext:value-type="float">
            <text:p>1.00</text:p>
          </table:table-cell>
          <table:table-cell table:style-name="ce6" table:formula="of:=(4-[.Y44])/4" office:value-type="float" office:value="1" calcext:value-type="float">
            <text:p>1.00</text:p>
          </table:table-cell>
          <table:table-cell table:style-name="ce6" table:formula="of:=1+[.X44]" office:value-type="float" office:value="1" calcext:value-type="float">
            <text:p>1.00</text:p>
          </table:table-cell>
          <table:table-cell table:style-name="ce6" table:formula="of:=[.Y44]/(4-[.Y44])" office:value-type="float" office:value="0" calcext:value-type="float">
            <text:p>0.00</text:p>
          </table:table-cell>
          <table:table-cell table:style-name="ce6" table:formula="of:=SUM([.AQ44:.AS44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44];[.$AD$4:.$AD$37];0))*[.$AB44]" office:value-type="float" office:value="0" calcext:value-type="float">
            <text:p>0.00</text:p>
          </table:table-cell>
          <table:table-cell table:formula="of:=INDEX([.AF$4:.AF$37];MATCH([.$A44];[.$AD$4:.$AD$37];0))*[.$AC44]" office:value-type="float" office:value="1" calcext:value-type="float">
            <text:p>1.00</text:p>
          </table:table-cell>
          <table:table-cell table:formula="of:=INDEX([.AG$4:.AG$37];MATCH([.$A44];[.$AD$4:.$AD$37];0))*[.$AD44]" office:value-type="float" office:value="0.5" calcext:value-type="float">
            <text:p>0.50</text:p>
          </table:table-cell>
          <table:table-cell table:formula="of:=INDEX([.AH$4:.AH$37];MATCH([.$A44];[.$AD$4:.$AD$37];0))*[.$AB44]" office:value-type="float" office:value="0.5" calcext:value-type="float">
            <text:p>0.50</text:p>
          </table:table-cell>
          <table:table-cell table:formula="of:=INDEX([.AI$4:.AI$37];MATCH([.$A44];[.$AD$4:.$AD$37];0))*[.$AC44]" office:value-type="float" office:value="0" calcext:value-type="float">
            <text:p>0.00</text:p>
          </table:table-cell>
          <table:table-cell table:formula="of:=INDEX([.AJ$4:.AJ$37];MATCH([.$A44];[.$AD$4:.$AD$37];0))*[.$AD44]" office:value-type="float" office:value="0" calcext:value-type="float">
            <text:p>0.00</text:p>
          </table:table-cell>
          <table:table-cell table:formula="of:=INDEX([.AK$4:.AK$37];MATCH([.$A44];[.$AD$4:.$AD$37];0))*[.$AB44]" office:value-type="float" office:value="0" calcext:value-type="float">
            <text:p>0.00</text:p>
          </table:table-cell>
          <table:table-cell table:formula="of:=INDEX([.AL$4:.AL$37];MATCH([.$A44];[.$AD$4:.$AD$37];0))*[.$AC44]" office:value-type="float" office:value="1" calcext:value-type="float">
            <text:p>1.00</text:p>
          </table:table-cell>
          <table:table-cell table:formula="of:=INDEX([.AM$4:.AM$37];MATCH([.$A44];[.$AD$4:.$AD$37];0))*[.$AD44]" office:value-type="float" office:value="0.5" calcext:value-type="float">
            <text:p>0.50</text:p>
          </table:table-cell>
          <table:table-cell table:formula="of:=INDEX([.AN$4:.AN$37];MATCH([.$A44];[.$AD$4:.$AD$37];0))*[.$AB44]" office:value-type="float" office:value="0.5" calcext:value-type="float">
            <text:p>0.50</text:p>
          </table:table-cell>
          <table:table-cell table:formula="of:=INDEX([.AO$4:.AO$37];MATCH([.$A44];[.$AD$4:.$AD$37];0))*[.$AC44]" office:value-type="float" office:value="0" calcext:value-type="float">
            <text:p>0.00</text:p>
          </table:table-cell>
          <table:table-cell table:formula="of:=INDEX([.AP$4:.AP$37];MATCH([.$A44];[.$AD$4:.$AD$37];0))*[.$AD44]" office:value-type="float" office:value="0" calcext:value-type="float">
            <text:p>0.00</text:p>
          </table:table-cell>
          <table:table-cell table:formula="of:=INDEX([.AQ$4:.AQ$37];MATCH([.$A44];[.$AD$4:.$AD$37];0))*[.$AB44]" office:value-type="float" office:value="0" calcext:value-type="float">
            <text:p>0.00</text:p>
          </table:table-cell>
          <table:table-cell table:formula="of:=INDEX([.AR$4:.AR$37];MATCH([.$A44];[.$AD$4:.$AD$37];0))*[.$AC44]" office:value-type="float" office:value="0" calcext:value-type="float">
            <text:p>0.00</text:p>
          </table:table-cell>
          <table:table-cell table:formula="of:=INDEX([.AS$4:.AS$37];MATCH([.$A44];[.$AD$4:.$AD$37];0))*[.$AD44]" office:value-type="float" office:value="0" calcext:value-type="float">
            <text:p>0.00</text:p>
          </table:table-cell>
          <table:table-cell table:style-name="ce9" table:formula="of:=SUM([.$AE44:.$AG44])/[.AX44]" office:value-type="float" office:value="0.375" calcext:value-type="float">
            <text:p>0.38</text:p>
          </table:table-cell>
          <table:table-cell table:formula="of:=SUM([.$AH44:.$AJ44])/[.AY44]" office:value-type="float" office:value="0.25" calcext:value-type="float">
            <text:p>0.25</text:p>
          </table:table-cell>
          <table:table-cell table:style-name="ce9" table:formula="of:=SUM([.$AK44:.$AM44])/[.AZ44]" office:value-type="float" office:value="0.375" calcext:value-type="float">
            <text:p>0.38</text:p>
          </table:table-cell>
          <table:table-cell table:style-name="ce9" table:formula="of:=SUM([.$AN44:.$AP44])/[.BA44]" office:value-type="float" office:value="0.25" calcext:value-type="float">
            <text:p>0.25</text:p>
          </table:table-cell>
          <table:table-cell table:formula="of:=INDEX([.AX$4:.AX$37];MATCH([.$A44];[.$AD$4:.$AD$37];0))" office:value-type="float" office:value="4" calcext:value-type="float">
            <text:p>4</text:p>
          </table:table-cell>
          <table:table-cell table:formula="of:=INDEX([.AY$4:.AY$37];MATCH([.$A44];[.$AD$4:.$AD$37];0))" office:value-type="float" office:value="2" calcext:value-type="float">
            <text:p>2</text:p>
          </table:table-cell>
          <table:table-cell table:formula="of:=INDEX([.AZ$4:.AZ$37];MATCH([.$A44];[.$AD$4:.$AD$37];0))" office:value-type="float" office:value="4" calcext:value-type="float">
            <text:p>4</text:p>
          </table:table-cell>
          <table:table-cell table:formula="of:=INDEX([.BA$4:.BA$37];MATCH([.$A44];[.$AD$4:.$AD$37];0))" office:value-type="float" office:value="2" calcext:value-type="float">
            <text:p>2</text:p>
          </table:table-cell>
          <table:table-cell table:formula="of:=INDEX([.BB$4:.BB$37];MATCH([.$A44];[.$AD$4:.$AD$37];0))" office:value-type="float" office:value="12" calcext:value-type="float">
            <text:p>12</text:p>
          </table:table-cell>
          <table:table-cell/>
          <table:table-cell table:formula="of:=[.$BD$40]*[.Q44]" office:value-type="float" office:value="16" calcext:value-type="float">
            <text:p>16</text:p>
          </table:table-cell>
          <table:table-cell table:style-name="ce8" table:formula="of:=INDEX([.AV$4:.AV$37];MATCH([.$A44];[.$AD$4:.$AD$37];0))" office:value-type="float" office:value="0" calcext:value-type="float">
            <text:p>0</text:p>
          </table:table-cell>
          <table:table-cell table:style-name="ce8" table:formula="of:=[.BL44]*[.$P44]" office:value-type="float" office:value="49.2" calcext:value-type="float">
            <text:p>49</text:p>
          </table:table-cell>
          <table:table-cell table:style-name="ce8" table:formula="of:=[.BM44]*[.$P44]" office:value-type="float" office:value="32.8" calcext:value-type="float">
            <text:p>33</text:p>
          </table:table-cell>
          <table:table-cell table:style-name="ce8" table:formula="of:=[.BN44]*[.$P44]" office:value-type="float" office:value="49.2" calcext:value-type="float">
            <text:p>49</text:p>
          </table:table-cell>
          <table:table-cell table:style-name="ce8" table:formula="of:=[.BO44]*[.$P44]" office:value-type="float" office:value="32.8" calcext:value-type="float">
            <text:p>33</text:p>
          </table:table-cell>
          <table:table-cell table:style-name="ce13" table:formula="of:=[.BD44]/[.$P44]" office:value-type="float" office:value="0.0888888888888889" calcext:value-type="float">
            <text:p>0.09</text:p>
          </table:table-cell>
          <table:table-cell table:style-name="ce13" table:formula="of:=[.BE44]/[.$P44]" office:value-type="float" office:value="0" calcext:value-type="float">
            <text:p>0.00</text:p>
          </table:table-cell>
          <table:table-cell table:style-name="ce13" table:formula="of:=(1-[.$BJ44]-[.$BK44])*[.AT44]/SUM([.$AT44:.$AW44])" office:value-type="float" office:value="0.273333333333333" calcext:value-type="float">
            <text:p>0.27</text:p>
          </table:table-cell>
          <table:table-cell table:style-name="ce13" table:formula="of:=(1-[.$BJ44]-[.$BK44])*[.AU44]/SUM([.$AT44:.$AW44])" office:value-type="float" office:value="0.182222222222222" calcext:value-type="float">
            <text:p>0.18</text:p>
          </table:table-cell>
          <table:table-cell table:style-name="ce13" table:formula="of:=(1-[.$BJ44]-[.$BK44])*[.AV44]/SUM([.$AT44:.$AW44])" office:value-type="float" office:value="0.273333333333333" calcext:value-type="float">
            <text:p>0.27</text:p>
          </table:table-cell>
          <table:table-cell table:style-name="ce13" table:formula="of:=(1-[.$BJ44]-[.$BK44])*[.AW44]/SUM([.$AT44:.$AW44])" office:value-type="float" office:value="0.182222222222222" calcext:value-type="float">
            <text:p>0.18</text:p>
          </table:table-cell>
          <table:table-cell table:style-name="ce8" table:formula="of:=3600 *(1-SUM([.BL44:.BO44]))" office:value-type="float" office:value="320" calcext:value-type="float">
            <text:p>320</text:p>
          </table:table-cell>
          <table:table-cell table:formula="of:=[.BP44]/([.BD44]+[.BE44])" office:value-type="float" office:value="20" calcext:value-type="float">
            <text:p>20</text:p>
          </table:table-cell>
          <table:table-cell table:style-name="ce1"/>
        </table:table-row>
        <table:table-row table:style-name="ro5">
          <table:table-cell table:style-name="ce15" office:value-type="string" calcext:value-type="string">
            <text:p>SK1</text:p>
          </table:table-cell>
          <table:table-cell table:style-name="ce15"/>
          <table:table-cell table:style-name="ce15" table:formula="of:=[.P45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45]" office:value-type="float" office:value="32.1428571428571" calcext:value-type="float">
            <text:p>32.1</text:p>
          </table:table-cell>
          <table:table-cell table:style-name="ce19" table:formula="of:=[.R45]" office:value-type="float" office:value="375" calcext:value-type="float">
            <text:p>375</text:p>
          </table:table-cell>
          <table:table-cell table:style-name="ce19" table:formula="of:=[.M45]*[.T45]" office:value-type="float" office:value="375" calcext:value-type="float">
            <text:p>375</text:p>
          </table:table-cell>
          <table:table-cell table:style-name="ce19" table:formula="of:=[.N45]*[.W45]" office:value-type="float" office:value="428.571428571429" calcext:value-type="float">
            <text:p>429</text:p>
          </table:table-cell>
          <table:table-cell table:style-name="ce4" table:formula="of:=[.P44]" office:value-type="float" office:value="180" calcext:value-type="float">
            <text:p>180</text:p>
          </table:table-cell>
          <table:table-cell table:style-name="ce16" table:formula="of:=INDEX([.Q$4:.Q$37];MATCH([.$A45];[.$AD$4:.$AD$37];0))" office:value-type="float" office:value="4" calcext:value-type="float">
            <text:p>4</text:p>
          </table:table-cell>
          <table:table-cell table:style-name="ce16" table:formula="of:=SUMPRODUCT([.AX45:.BA45];[.BL45:.BO45])*[.$AY$40]/[.BB45]" office:value-type="float" office:value="375" calcext:value-type="float">
            <text:p>375</text:p>
          </table:table-cell>
          <table:table-cell table:style-name="ce16" table:formula="of:=SUMPRODUCT([.AX45:.BA45];[.BL45:.BO45])*[.$AY$40]" office:value-type="float" office:value="4500" calcext:value-type="float">
            <text:p>4500</text:p>
          </table:table-cell>
          <table:table-cell table:style-name="ce6" table:formula="of:=[.V45]/[.U45]" office:value-type="float" office:value="1" calcext:value-type="float">
            <text:p>1.00</text:p>
          </table:table-cell>
          <table:table-cell table:style-name="ce6" table:formula="of:=SUM([.AE45:.AP45])/4" office:value-type="float" office:value="0.875" calcext:value-type="float">
            <text:p>0.88</text:p>
          </table:table-cell>
          <table:table-cell table:style-name="ce6" table:formula="of:=(4-[.Y45])/4" office:value-type="float" office:value="0.875" calcext:value-type="float">
            <text:p>0.88</text:p>
          </table:table-cell>
          <table:table-cell table:style-name="ce6" table:formula="of:=1+[.X45]" office:value-type="float" office:value="1.14285714285714" calcext:value-type="float">
            <text:p>1.14</text:p>
          </table:table-cell>
          <table:table-cell table:style-name="ce6" table:formula="of:=[.Y45]/(4-[.Y45])" office:value-type="float" office:value="0.142857142857143" calcext:value-type="float">
            <text:p>0.14</text:p>
          </table:table-cell>
          <table:table-cell table:style-name="ce6" table:formula="of:=SUM([.AQ45:.AS45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45];[.$AD$4:.$AD$37];0))*[.$AB45]" office:value-type="float" office:value="0.25" calcext:value-type="float">
            <text:p>0.25</text:p>
          </table:table-cell>
          <table:table-cell table:formula="of:=INDEX([.AF$4:.AF$37];MATCH([.$A45];[.$AD$4:.$AD$37];0))*[.$AC45]" office:value-type="float" office:value="0.5" calcext:value-type="float">
            <text:p>0.50</text:p>
          </table:table-cell>
          <table:table-cell table:formula="of:=INDEX([.AG$4:.AG$37];MATCH([.$A45];[.$AD$4:.$AD$37];0))*[.$AD45]" office:value-type="float" office:value="0" calcext:value-type="float">
            <text:p>0.00</text:p>
          </table:table-cell>
          <table:table-cell table:formula="of:=INDEX([.AH$4:.AH$37];MATCH([.$A45];[.$AD$4:.$AD$37];0))*[.$AB45]" office:value-type="float" office:value="0.25" calcext:value-type="float">
            <text:p>0.25</text:p>
          </table:table-cell>
          <table:table-cell table:formula="of:=INDEX([.AI$4:.AI$37];MATCH([.$A45];[.$AD$4:.$AD$37];0))*[.$AC45]" office:value-type="float" office:value="0.5" calcext:value-type="float">
            <text:p>0.50</text:p>
          </table:table-cell>
          <table:table-cell table:formula="of:=INDEX([.AJ$4:.AJ$37];MATCH([.$A45];[.$AD$4:.$AD$37];0))*[.$AD45]" office:value-type="float" office:value="0.25" calcext:value-type="float">
            <text:p>0.25</text:p>
          </table:table-cell>
          <table:table-cell table:formula="of:=INDEX([.AK$4:.AK$37];MATCH([.$A45];[.$AD$4:.$AD$37];0))*[.$AB45]" office:value-type="float" office:value="0.25" calcext:value-type="float">
            <text:p>0.25</text:p>
          </table:table-cell>
          <table:table-cell table:formula="of:=INDEX([.AL$4:.AL$37];MATCH([.$A45];[.$AD$4:.$AD$37];0))*[.$AC45]" office:value-type="float" office:value="0.5" calcext:value-type="float">
            <text:p>0.50</text:p>
          </table:table-cell>
          <table:table-cell table:formula="of:=INDEX([.AM$4:.AM$37];MATCH([.$A45];[.$AD$4:.$AD$37];0))*[.$AD45]" office:value-type="float" office:value="0" calcext:value-type="float">
            <text:p>0.00</text:p>
          </table:table-cell>
          <table:table-cell table:formula="of:=INDEX([.AN$4:.AN$37];MATCH([.$A45];[.$AD$4:.$AD$37];0))*[.$AB45]" office:value-type="float" office:value="0.25" calcext:value-type="float">
            <text:p>0.25</text:p>
          </table:table-cell>
          <table:table-cell table:formula="of:=INDEX([.AO$4:.AO$37];MATCH([.$A45];[.$AD$4:.$AD$37];0))*[.$AC45]" office:value-type="float" office:value="0.5" calcext:value-type="float">
            <text:p>0.50</text:p>
          </table:table-cell>
          <table:table-cell table:formula="of:=INDEX([.AP$4:.AP$37];MATCH([.$A45];[.$AD$4:.$AD$37];0))*[.$AD45]" office:value-type="float" office:value="0.25" calcext:value-type="float">
            <text:p>0.25</text:p>
          </table:table-cell>
          <table:table-cell table:formula="of:=INDEX([.AQ$4:.AQ$37];MATCH([.$A45];[.$AD$4:.$AD$37];0))*[.$AB45]" office:value-type="float" office:value="0" calcext:value-type="float">
            <text:p>0.00</text:p>
          </table:table-cell>
          <table:table-cell table:formula="of:=INDEX([.AR$4:.AR$37];MATCH([.$A45];[.$AD$4:.$AD$37];0))*[.$AC45]" office:value-type="float" office:value="0" calcext:value-type="float">
            <text:p>0.00</text:p>
          </table:table-cell>
          <table:table-cell table:formula="of:=INDEX([.AS$4:.AS$37];MATCH([.$A45];[.$AD$4:.$AD$37];0))*[.$AD45]" office:value-type="float" office:value="0.5" calcext:value-type="float">
            <text:p>0.50</text:p>
          </table:table-cell>
          <table:table-cell table:style-name="ce9" table:formula="of:=SUM([.$AE45:.$AG45])/[.AX45]" office:value-type="float" office:value="0.25" calcext:value-type="float">
            <text:p>0.25</text:p>
          </table:table-cell>
          <table:table-cell table:formula="of:=SUM([.$AH45:.$AJ45])/[.AY45]" office:value-type="float" office:value="0.333333333333333" calcext:value-type="float">
            <text:p>0.33</text:p>
          </table:table-cell>
          <table:table-cell table:style-name="ce9" table:formula="of:=SUM([.$AK45:.$AM45])/[.AZ45]" office:value-type="float" office:value="0.25" calcext:value-type="float">
            <text:p>0.25</text:p>
          </table:table-cell>
          <table:table-cell table:style-name="ce9" table:formula="of:=SUM([.$AN45:.$AP45])/[.BA45]" office:value-type="float" office:value="0.333333333333333" calcext:value-type="float">
            <text:p>0.33</text:p>
          </table:table-cell>
          <table:table-cell table:formula="of:=INDEX([.AX$4:.AX$37];MATCH([.$A45];[.$AD$4:.$AD$37];0))" office:value-type="float" office:value="3" calcext:value-type="float">
            <text:p>3</text:p>
          </table:table-cell>
          <table:table-cell table:formula="of:=INDEX([.AY$4:.AY$37];MATCH([.$A45];[.$AD$4:.$AD$37];0))" office:value-type="float" office:value="3" calcext:value-type="float">
            <text:p>3</text:p>
          </table:table-cell>
          <table:table-cell table:formula="of:=INDEX([.AZ$4:.AZ$37];MATCH([.$A45];[.$AD$4:.$AD$37];0))" office:value-type="float" office:value="3" calcext:value-type="float">
            <text:p>3</text:p>
          </table:table-cell>
          <table:table-cell table:formula="of:=INDEX([.BA$4:.BA$37];MATCH([.$A45];[.$AD$4:.$AD$37];0))" office:value-type="float" office:value="3" calcext:value-type="float">
            <text:p>3</text:p>
          </table:table-cell>
          <table:table-cell table:formula="of:=INDEX([.BB$4:.BB$37];MATCH([.$A45];[.$AD$4:.$AD$37];0))" office:value-type="float" office:value="12" calcext:value-type="float">
            <text:p>12</text:p>
          </table:table-cell>
          <table:table-cell/>
          <table:table-cell table:formula="of:=[.$BD$40]*[.Q45]" office:value-type="float" office:value="16" calcext:value-type="float">
            <text:p>16</text:p>
          </table:table-cell>
          <table:table-cell table:style-name="ce8" table:formula="of:=INDEX([.AV$4:.AV$37];MATCH([.$A45];[.$AD$4:.$AD$37];0))" office:value-type="float" office:value="14" calcext:value-type="float">
            <text:p>14</text:p>
          </table:table-cell>
          <table:table-cell table:style-name="ce8" table:formula="of:=[.BL45]*[.$P45]" office:value-type="float" office:value="32.1428571428571" calcext:value-type="float">
            <text:p>32</text:p>
          </table:table-cell>
          <table:table-cell table:style-name="ce8" table:formula="of:=[.BM45]*[.$P45]" office:value-type="float" office:value="42.8571428571429" calcext:value-type="float">
            <text:p>43</text:p>
          </table:table-cell>
          <table:table-cell table:style-name="ce8" table:formula="of:=[.BN45]*[.$P45]" office:value-type="float" office:value="32.1428571428571" calcext:value-type="float">
            <text:p>32</text:p>
          </table:table-cell>
          <table:table-cell table:style-name="ce8" table:formula="of:=[.BO45]*[.$P45]" office:value-type="float" office:value="42.8571428571429" calcext:value-type="float">
            <text:p>43</text:p>
          </table:table-cell>
          <table:table-cell table:style-name="ce13" table:formula="of:=[.BD45]/[.$P45]" office:value-type="float" office:value="0.0888888888888889" calcext:value-type="float">
            <text:p>0.09</text:p>
          </table:table-cell>
          <table:table-cell table:style-name="ce13" table:formula="of:=[.BE45]/[.$P45]" office:value-type="float" office:value="0.0777777777777778" calcext:value-type="float">
            <text:p>0.08</text:p>
          </table:table-cell>
          <table:table-cell table:style-name="ce13" table:formula="of:=(1-[.$BJ45]-[.$BK45])*[.AT45]/SUM([.$AT45:.$AW45])" office:value-type="float" office:value="0.178571428571429" calcext:value-type="float">
            <text:p>0.18</text:p>
          </table:table-cell>
          <table:table-cell table:style-name="ce13" table:formula="of:=(1-[.$BJ45]-[.$BK45])*[.AU45]/SUM([.$AT45:.$AW45])" office:value-type="float" office:value="0.238095238095238" calcext:value-type="float">
            <text:p>0.24</text:p>
          </table:table-cell>
          <table:table-cell table:style-name="ce13" table:formula="of:=(1-[.$BJ45]-[.$BK45])*[.AV45]/SUM([.$AT45:.$AW45])" office:value-type="float" office:value="0.178571428571429" calcext:value-type="float">
            <text:p>0.18</text:p>
          </table:table-cell>
          <table:table-cell table:style-name="ce13" table:formula="of:=(1-[.$BJ45]-[.$BK45])*[.AW45]/SUM([.$AT45:.$AW45])" office:value-type="float" office:value="0.238095238095238" calcext:value-type="float">
            <text:p>0.24</text:p>
          </table:table-cell>
          <table:table-cell table:style-name="ce8" table:formula="of:=3600 *(1-SUM([.BL45:.BO45]))" office:value-type="float" office:value="600" calcext:value-type="float">
            <text:p>600</text:p>
          </table:table-cell>
          <table:table-cell table:formula="of:=[.BP45]/([.BD45]+[.BE45])" office:value-type="float" office:value="20" calcext:value-type="float">
            <text:p>20</text:p>
          </table:table-cell>
          <table:table-cell table:style-name="ce1"/>
        </table:table-row>
        <table:table-row table:style-name="ro5">
          <table:table-cell table:style-name="ce15" office:value-type="string" calcext:value-type="string">
            <text:p>JK1</text:p>
          </table:table-cell>
          <table:table-cell table:style-name="ce15"/>
          <table:table-cell table:style-name="ce15" table:formula="of:=[.P46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46]" office:value-type="float" office:value="36.4444444444444" calcext:value-type="float">
            <text:p>36.4</text:p>
          </table:table-cell>
          <table:table-cell table:style-name="ce19" table:formula="of:=[.R46]" office:value-type="float" office:value="425.185185185185" calcext:value-type="float">
            <text:p>425</text:p>
          </table:table-cell>
          <table:table-cell table:style-name="ce19" table:formula="of:=[.M46]*[.T46]" office:value-type="float" office:value="425.185185185185" calcext:value-type="float">
            <text:p>425</text:p>
          </table:table-cell>
          <table:table-cell table:style-name="ce19" table:formula="of:=[.N46]*[.W46]" office:value-type="float" office:value="485.925925925926" calcext:value-type="float">
            <text:p>486</text:p>
          </table:table-cell>
          <table:table-cell table:style-name="ce4" table:formula="of:=[.P45]" office:value-type="float" office:value="180" calcext:value-type="float">
            <text:p>180</text:p>
          </table:table-cell>
          <table:table-cell table:style-name="ce16" table:formula="of:=INDEX([.Q$4:.Q$37];MATCH([.$A46];[.$AD$4:.$AD$37];0))" office:value-type="float" office:value="4" calcext:value-type="float">
            <text:p>4</text:p>
          </table:table-cell>
          <table:table-cell table:style-name="ce16" table:formula="of:=SUMPRODUCT([.AX46:.BA46];[.BL46:.BO46])*[.$AY$40]/[.BB46]" office:value-type="float" office:value="425.185185185185" calcext:value-type="float">
            <text:p>425</text:p>
          </table:table-cell>
          <table:table-cell table:style-name="ce16" table:formula="of:=SUMPRODUCT([.AX46:.BA46];[.BL46:.BO46])*[.$AY$40]" office:value-type="float" office:value="5102.22222222222" calcext:value-type="float">
            <text:p>5102</text:p>
          </table:table-cell>
          <table:table-cell table:style-name="ce6" table:formula="of:=[.V46]/[.U46]" office:value-type="float" office:value="1" calcext:value-type="float">
            <text:p>1.00</text:p>
          </table:table-cell>
          <table:table-cell table:style-name="ce6" table:formula="of:=SUM([.AE46:.AP46])/4" office:value-type="float" office:value="0.875" calcext:value-type="float">
            <text:p>0.88</text:p>
          </table:table-cell>
          <table:table-cell table:style-name="ce6" table:formula="of:=(4-[.Y46])/4" office:value-type="float" office:value="0.875" calcext:value-type="float">
            <text:p>0.88</text:p>
          </table:table-cell>
          <table:table-cell table:style-name="ce6" table:formula="of:=1+[.X46]" office:value-type="float" office:value="1.14285714285714" calcext:value-type="float">
            <text:p>1.14</text:p>
          </table:table-cell>
          <table:table-cell table:style-name="ce6" table:formula="of:=[.Y46]/(4-[.Y46])" office:value-type="float" office:value="0.142857142857143" calcext:value-type="float">
            <text:p>0.14</text:p>
          </table:table-cell>
          <table:table-cell table:style-name="ce6" table:formula="of:=SUM([.AQ46:.AS46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46];[.$AD$4:.$AD$37];0))*[.$AB46]" office:value-type="float" office:value="0" calcext:value-type="float">
            <text:p>0.00</text:p>
          </table:table-cell>
          <table:table-cell table:formula="of:=INDEX([.AF$4:.AF$37];MATCH([.$A46];[.$AD$4:.$AD$37];0))*[.$AC46]" office:value-type="float" office:value="1" calcext:value-type="float">
            <text:p>1.00</text:p>
          </table:table-cell>
          <table:table-cell table:formula="of:=INDEX([.AG$4:.AG$37];MATCH([.$A46];[.$AD$4:.$AD$37];0))*[.$AD46]" office:value-type="float" office:value="0" calcext:value-type="float">
            <text:p>0.00</text:p>
          </table:table-cell>
          <table:table-cell table:formula="of:=INDEX([.AH$4:.AH$37];MATCH([.$A46];[.$AD$4:.$AD$37];0))*[.$AB46]" office:value-type="float" office:value="0.5" calcext:value-type="float">
            <text:p>0.50</text:p>
          </table:table-cell>
          <table:table-cell table:formula="of:=INDEX([.AI$4:.AI$37];MATCH([.$A46];[.$AD$4:.$AD$37];0))*[.$AC46]" office:value-type="float" office:value="0" calcext:value-type="float">
            <text:p>0.00</text:p>
          </table:table-cell>
          <table:table-cell table:formula="of:=INDEX([.AJ$4:.AJ$37];MATCH([.$A46];[.$AD$4:.$AD$37];0))*[.$AD46]" office:value-type="float" office:value="0" calcext:value-type="float">
            <text:p>0.00</text:p>
          </table:table-cell>
          <table:table-cell table:formula="of:=INDEX([.AK$4:.AK$37];MATCH([.$A46];[.$AD$4:.$AD$37];0))*[.$AB46]" office:value-type="float" office:value="0" calcext:value-type="float">
            <text:p>0.00</text:p>
          </table:table-cell>
          <table:table-cell table:formula="of:=INDEX([.AL$4:.AL$37];MATCH([.$A46];[.$AD$4:.$AD$37];0))*[.$AC46]" office:value-type="float" office:value="1" calcext:value-type="float">
            <text:p>1.00</text:p>
          </table:table-cell>
          <table:table-cell table:formula="of:=INDEX([.AM$4:.AM$37];MATCH([.$A46];[.$AD$4:.$AD$37];0))*[.$AD46]" office:value-type="float" office:value="0.5" calcext:value-type="float">
            <text:p>0.50</text:p>
          </table:table-cell>
          <table:table-cell table:formula="of:=INDEX([.AN$4:.AN$37];MATCH([.$A46];[.$AD$4:.$AD$37];0))*[.$AB46]" office:value-type="float" office:value="0.5" calcext:value-type="float">
            <text:p>0.50</text:p>
          </table:table-cell>
          <table:table-cell table:formula="of:=INDEX([.AO$4:.AO$37];MATCH([.$A46];[.$AD$4:.$AD$37];0))*[.$AC46]" office:value-type="float" office:value="0" calcext:value-type="float">
            <text:p>0.00</text:p>
          </table:table-cell>
          <table:table-cell table:formula="of:=INDEX([.AP$4:.AP$37];MATCH([.$A46];[.$AD$4:.$AD$37];0))*[.$AD46]" office:value-type="float" office:value="0" calcext:value-type="float">
            <text:p>0.00</text:p>
          </table:table-cell>
          <table:table-cell table:formula="of:=INDEX([.AQ$4:.AQ$37];MATCH([.$A46];[.$AD$4:.$AD$37];0))*[.$AB46]" office:value-type="float" office:value="0" calcext:value-type="float">
            <text:p>0.00</text:p>
          </table:table-cell>
          <table:table-cell table:formula="of:=INDEX([.AR$4:.AR$37];MATCH([.$A46];[.$AD$4:.$AD$37];0))*[.$AC46]" office:value-type="float" office:value="0" calcext:value-type="float">
            <text:p>0.00</text:p>
          </table:table-cell>
          <table:table-cell table:formula="of:=INDEX([.AS$4:.AS$37];MATCH([.$A46];[.$AD$4:.$AD$37];0))*[.$AD46]" office:value-type="float" office:value="0.5" calcext:value-type="float">
            <text:p>0.50</text:p>
          </table:table-cell>
          <table:table-cell table:style-name="ce9" table:formula="of:=SUM([.$AE46:.$AG46])/[.AX46]" office:value-type="float" office:value="0.25" calcext:value-type="float">
            <text:p>0.25</text:p>
          </table:table-cell>
          <table:table-cell table:formula="of:=SUM([.$AH46:.$AJ46])/[.AY46]" office:value-type="float" office:value="0.25" calcext:value-type="float">
            <text:p>0.25</text:p>
          </table:table-cell>
          <table:table-cell table:style-name="ce9" table:formula="of:=SUM([.$AK46:.$AM46])/[.AZ46]" office:value-type="float" office:value="0.375" calcext:value-type="float">
            <text:p>0.38</text:p>
          </table:table-cell>
          <table:table-cell table:style-name="ce9" table:formula="of:=SUM([.$AN46:.$AP46])/[.BA46]" office:value-type="float" office:value="0.25" calcext:value-type="float">
            <text:p>0.25</text:p>
          </table:table-cell>
          <table:table-cell table:formula="of:=INDEX([.AX$4:.AX$37];MATCH([.$A46];[.$AD$4:.$AD$37];0))" office:value-type="float" office:value="4" calcext:value-type="float">
            <text:p>4</text:p>
          </table:table-cell>
          <table:table-cell table:formula="of:=INDEX([.AY$4:.AY$37];MATCH([.$A46];[.$AD$4:.$AD$37];0))" office:value-type="float" office:value="2" calcext:value-type="float">
            <text:p>2</text:p>
          </table:table-cell>
          <table:table-cell table:formula="of:=INDEX([.AZ$4:.AZ$37];MATCH([.$A46];[.$AD$4:.$AD$37];0))" office:value-type="float" office:value="4" calcext:value-type="float">
            <text:p>4</text:p>
          </table:table-cell>
          <table:table-cell table:formula="of:=INDEX([.BA$4:.BA$37];MATCH([.$A46];[.$AD$4:.$AD$37];0))" office:value-type="float" office:value="2" calcext:value-type="float">
            <text:p>2</text:p>
          </table:table-cell>
          <table:table-cell table:formula="of:=INDEX([.BB$4:.BB$37];MATCH([.$A46];[.$AD$4:.$AD$37];0))" office:value-type="float" office:value="12" calcext:value-type="float">
            <text:p>12</text:p>
          </table:table-cell>
          <table:table-cell/>
          <table:table-cell table:formula="of:=[.$BD$40]*[.Q46]" office:value-type="float" office:value="16" calcext:value-type="float">
            <text:p>16</text:p>
          </table:table-cell>
          <table:table-cell table:style-name="ce8" table:formula="of:=INDEX([.AV$4:.AV$37];MATCH([.$A46];[.$AD$4:.$AD$37];0))" office:value-type="float" office:value="0" calcext:value-type="float">
            <text:p>0</text:p>
          </table:table-cell>
          <table:table-cell table:style-name="ce8" table:formula="of:=[.BL46]*[.$P46]" office:value-type="float" office:value="36.4444444444444" calcext:value-type="float">
            <text:p>36</text:p>
          </table:table-cell>
          <table:table-cell table:style-name="ce8" table:formula="of:=[.BM46]*[.$P46]" office:value-type="float" office:value="36.4444444444444" calcext:value-type="float">
            <text:p>36</text:p>
          </table:table-cell>
          <table:table-cell table:style-name="ce8" table:formula="of:=[.BN46]*[.$P46]" office:value-type="float" office:value="54.6666666666667" calcext:value-type="float">
            <text:p>55</text:p>
          </table:table-cell>
          <table:table-cell table:style-name="ce8" table:formula="of:=[.BO46]*[.$P46]" office:value-type="float" office:value="36.4444444444444" calcext:value-type="float">
            <text:p>36</text:p>
          </table:table-cell>
          <table:table-cell table:style-name="ce13" table:formula="of:=[.BD46]/[.$P46]" office:value-type="float" office:value="0.0888888888888889" calcext:value-type="float">
            <text:p>0.09</text:p>
          </table:table-cell>
          <table:table-cell table:style-name="ce13" table:formula="of:=[.BE46]/[.$P46]" office:value-type="float" office:value="0" calcext:value-type="float">
            <text:p>0.00</text:p>
          </table:table-cell>
          <table:table-cell table:style-name="ce13" table:formula="of:=(1-[.$BJ46]-[.$BK46])*[.AT46]/SUM([.$AT46:.$AW46])" office:value-type="float" office:value="0.202469135802469" calcext:value-type="float">
            <text:p>0.20</text:p>
          </table:table-cell>
          <table:table-cell table:style-name="ce13" table:formula="of:=(1-[.$BJ46]-[.$BK46])*[.AU46]/SUM([.$AT46:.$AW46])" office:value-type="float" office:value="0.202469135802469" calcext:value-type="float">
            <text:p>0.20</text:p>
          </table:table-cell>
          <table:table-cell table:style-name="ce13" table:formula="of:=(1-[.$BJ46]-[.$BK46])*[.AV46]/SUM([.$AT46:.$AW46])" office:value-type="float" office:value="0.303703703703704" calcext:value-type="float">
            <text:p>0.30</text:p>
          </table:table-cell>
          <table:table-cell table:style-name="ce13" table:formula="of:=(1-[.$BJ46]-[.$BK46])*[.AW46]/SUM([.$AT46:.$AW46])" office:value-type="float" office:value="0.202469135802469" calcext:value-type="float">
            <text:p>0.20</text:p>
          </table:table-cell>
          <table:table-cell table:style-name="ce8" table:formula="of:=3600 *(1-SUM([.BL46:.BO46]))" office:value-type="float" office:value="320" calcext:value-type="float">
            <text:p>320</text:p>
          </table:table-cell>
          <table:table-cell table:formula="of:=[.BP46]/([.BD46]+[.BE46])" office:value-type="float" office:value="20" calcext:value-type="float">
            <text:p>20</text:p>
          </table:table-cell>
          <table:table-cell table:style-name="ce1"/>
        </table:table-row>
        <table:table-row table:style-name="ro5">
          <table:table-cell table:style-name="ce15" office:value-type="string" calcext:value-type="string">
            <text:p>SK2</text:p>
          </table:table-cell>
          <table:table-cell table:style-name="ce15"/>
          <table:table-cell table:style-name="ce15" table:formula="of:=[.P47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47]" office:value-type="float" office:value="42.8571428571429" calcext:value-type="float">
            <text:p>42.9</text:p>
          </table:table-cell>
          <table:table-cell table:style-name="ce19" table:formula="of:=[.R47]" office:value-type="float" office:value="375" calcext:value-type="float">
            <text:p>375</text:p>
          </table:table-cell>
          <table:table-cell table:style-name="ce19" table:formula="of:=[.M47]*[.T47]" office:value-type="float" office:value="375" calcext:value-type="float">
            <text:p>375</text:p>
          </table:table-cell>
          <table:table-cell table:style-name="ce19" table:formula="of:=[.N47]*[.W47]" office:value-type="float" office:value="428.571428571429" calcext:value-type="float">
            <text:p>429</text:p>
          </table:table-cell>
          <table:table-cell table:style-name="ce4" table:formula="of:=[.P46]" office:value-type="float" office:value="180" calcext:value-type="float">
            <text:p>180</text:p>
          </table:table-cell>
          <table:table-cell table:style-name="ce16" table:formula="of:=INDEX([.Q$4:.Q$37];MATCH([.$A47];[.$AD$4:.$AD$37];0))" office:value-type="float" office:value="4" calcext:value-type="float">
            <text:p>4</text:p>
          </table:table-cell>
          <table:table-cell table:style-name="ce16" table:formula="of:=SUMPRODUCT([.AX47:.BA47];[.BL47:.BO47])*[.$AY$40]/[.BB47]" office:value-type="float" office:value="375" calcext:value-type="float">
            <text:p>375</text:p>
          </table:table-cell>
          <table:table-cell table:style-name="ce16" table:formula="of:=SUMPRODUCT([.AX47:.BA47];[.BL47:.BO47])*[.$AY$40]" office:value-type="float" office:value="4500" calcext:value-type="float">
            <text:p>4500</text:p>
          </table:table-cell>
          <table:table-cell table:style-name="ce6" table:formula="of:=[.V47]/[.U47]" office:value-type="float" office:value="1" calcext:value-type="float">
            <text:p>1.00</text:p>
          </table:table-cell>
          <table:table-cell table:style-name="ce6" table:formula="of:=SUM([.AE47:.AP47])/4" office:value-type="float" office:value="0.875" calcext:value-type="float">
            <text:p>0.88</text:p>
          </table:table-cell>
          <table:table-cell table:style-name="ce6" table:formula="of:=(4-[.Y47])/4" office:value-type="float" office:value="0.875" calcext:value-type="float">
            <text:p>0.88</text:p>
          </table:table-cell>
          <table:table-cell table:style-name="ce6" table:formula="of:=1+[.X47]" office:value-type="float" office:value="1.14285714285714" calcext:value-type="float">
            <text:p>1.14</text:p>
          </table:table-cell>
          <table:table-cell table:style-name="ce6" table:formula="of:=[.Y47]/(4-[.Y47])" office:value-type="float" office:value="0.142857142857143" calcext:value-type="float">
            <text:p>0.14</text:p>
          </table:table-cell>
          <table:table-cell table:style-name="ce6" table:formula="of:=SUM([.AQ47:.AS47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47];[.$AD$4:.$AD$37];0))*[.$AB47]" office:value-type="float" office:value="0.25" calcext:value-type="float">
            <text:p>0.25</text:p>
          </table:table-cell>
          <table:table-cell table:formula="of:=INDEX([.AF$4:.AF$37];MATCH([.$A47];[.$AD$4:.$AD$37];0))*[.$AC47]" office:value-type="float" office:value="0.5" calcext:value-type="float">
            <text:p>0.50</text:p>
          </table:table-cell>
          <table:table-cell table:formula="of:=INDEX([.AG$4:.AG$37];MATCH([.$A47];[.$AD$4:.$AD$37];0))*[.$AD47]" office:value-type="float" office:value="0.25" calcext:value-type="float">
            <text:p>0.25</text:p>
          </table:table-cell>
          <table:table-cell table:formula="of:=INDEX([.AH$4:.AH$37];MATCH([.$A47];[.$AD$4:.$AD$37];0))*[.$AB47]" office:value-type="float" office:value="0.25" calcext:value-type="float">
            <text:p>0.25</text:p>
          </table:table-cell>
          <table:table-cell table:formula="of:=INDEX([.AI$4:.AI$37];MATCH([.$A47];[.$AD$4:.$AD$37];0))*[.$AC47]" office:value-type="float" office:value="0.5" calcext:value-type="float">
            <text:p>0.50</text:p>
          </table:table-cell>
          <table:table-cell table:formula="of:=INDEX([.AJ$4:.AJ$37];MATCH([.$A47];[.$AD$4:.$AD$37];0))*[.$AD47]" office:value-type="float" office:value="0" calcext:value-type="float">
            <text:p>0.00</text:p>
          </table:table-cell>
          <table:table-cell table:formula="of:=INDEX([.AK$4:.AK$37];MATCH([.$A47];[.$AD$4:.$AD$37];0))*[.$AB47]" office:value-type="float" office:value="0.25" calcext:value-type="float">
            <text:p>0.25</text:p>
          </table:table-cell>
          <table:table-cell table:formula="of:=INDEX([.AL$4:.AL$37];MATCH([.$A47];[.$AD$4:.$AD$37];0))*[.$AC47]" office:value-type="float" office:value="0.5" calcext:value-type="float">
            <text:p>0.50</text:p>
          </table:table-cell>
          <table:table-cell table:formula="of:=INDEX([.AM$4:.AM$37];MATCH([.$A47];[.$AD$4:.$AD$37];0))*[.$AD47]" office:value-type="float" office:value="0.25" calcext:value-type="float">
            <text:p>0.25</text:p>
          </table:table-cell>
          <table:table-cell table:formula="of:=INDEX([.AN$4:.AN$37];MATCH([.$A47];[.$AD$4:.$AD$37];0))*[.$AB47]" office:value-type="float" office:value="0.25" calcext:value-type="float">
            <text:p>0.25</text:p>
          </table:table-cell>
          <table:table-cell table:formula="of:=INDEX([.AO$4:.AO$37];MATCH([.$A47];[.$AD$4:.$AD$37];0))*[.$AC47]" office:value-type="float" office:value="0.5" calcext:value-type="float">
            <text:p>0.50</text:p>
          </table:table-cell>
          <table:table-cell table:formula="of:=INDEX([.AP$4:.AP$37];MATCH([.$A47];[.$AD$4:.$AD$37];0))*[.$AD47]" office:value-type="float" office:value="0" calcext:value-type="float">
            <text:p>0.00</text:p>
          </table:table-cell>
          <table:table-cell table:formula="of:=INDEX([.AQ$4:.AQ$37];MATCH([.$A47];[.$AD$4:.$AD$37];0))*[.$AB47]" office:value-type="float" office:value="0" calcext:value-type="float">
            <text:p>0.00</text:p>
          </table:table-cell>
          <table:table-cell table:formula="of:=INDEX([.AR$4:.AR$37];MATCH([.$A47];[.$AD$4:.$AD$37];0))*[.$AC47]" office:value-type="float" office:value="0" calcext:value-type="float">
            <text:p>0.00</text:p>
          </table:table-cell>
          <table:table-cell table:formula="of:=INDEX([.AS$4:.AS$37];MATCH([.$A47];[.$AD$4:.$AD$37];0))*[.$AD47]" office:value-type="float" office:value="0.5" calcext:value-type="float">
            <text:p>0.50</text:p>
          </table:table-cell>
          <table:table-cell table:style-name="ce9" table:formula="of:=SUM([.$AE47:.$AG47])/[.AX47]" office:value-type="float" office:value="0.333333333333333" calcext:value-type="float">
            <text:p>0.33</text:p>
          </table:table-cell>
          <table:table-cell table:formula="of:=SUM([.$AH47:.$AJ47])/[.AY47]" office:value-type="float" office:value="0.25" calcext:value-type="float">
            <text:p>0.25</text:p>
          </table:table-cell>
          <table:table-cell table:style-name="ce9" table:formula="of:=SUM([.$AK47:.$AM47])/[.AZ47]" office:value-type="float" office:value="0.333333333333333" calcext:value-type="float">
            <text:p>0.33</text:p>
          </table:table-cell>
          <table:table-cell table:style-name="ce9" table:formula="of:=SUM([.$AN47:.$AP47])/[.BA47]" office:value-type="float" office:value="0.25" calcext:value-type="float">
            <text:p>0.25</text:p>
          </table:table-cell>
          <table:table-cell table:formula="of:=INDEX([.AX$4:.AX$37];MATCH([.$A47];[.$AD$4:.$AD$37];0))" office:value-type="float" office:value="3" calcext:value-type="float">
            <text:p>3</text:p>
          </table:table-cell>
          <table:table-cell table:formula="of:=INDEX([.AY$4:.AY$37];MATCH([.$A47];[.$AD$4:.$AD$37];0))" office:value-type="float" office:value="3" calcext:value-type="float">
            <text:p>3</text:p>
          </table:table-cell>
          <table:table-cell table:formula="of:=INDEX([.AZ$4:.AZ$37];MATCH([.$A47];[.$AD$4:.$AD$37];0))" office:value-type="float" office:value="3" calcext:value-type="float">
            <text:p>3</text:p>
          </table:table-cell>
          <table:table-cell table:formula="of:=INDEX([.BA$4:.BA$37];MATCH([.$A47];[.$AD$4:.$AD$37];0))" office:value-type="float" office:value="3" calcext:value-type="float">
            <text:p>3</text:p>
          </table:table-cell>
          <table:table-cell table:formula="of:=INDEX([.BB$4:.BB$37];MATCH([.$A47];[.$AD$4:.$AD$37];0))" office:value-type="float" office:value="12" calcext:value-type="float">
            <text:p>12</text:p>
          </table:table-cell>
          <table:table-cell/>
          <table:table-cell table:formula="of:=[.$BD$40]*[.Q47]" office:value-type="float" office:value="16" calcext:value-type="float">
            <text:p>16</text:p>
          </table:table-cell>
          <table:table-cell table:style-name="ce8" table:formula="of:=INDEX([.AV$4:.AV$37];MATCH([.$A47];[.$AD$4:.$AD$37];0))" office:value-type="float" office:value="14" calcext:value-type="float">
            <text:p>14</text:p>
          </table:table-cell>
          <table:table-cell table:style-name="ce8" table:formula="of:=[.BL47]*[.$P47]" office:value-type="float" office:value="42.8571428571429" calcext:value-type="float">
            <text:p>43</text:p>
          </table:table-cell>
          <table:table-cell table:style-name="ce8" table:formula="of:=[.BM47]*[.$P47]" office:value-type="float" office:value="32.1428571428571" calcext:value-type="float">
            <text:p>32</text:p>
          </table:table-cell>
          <table:table-cell table:style-name="ce8" table:formula="of:=[.BN47]*[.$P47]" office:value-type="float" office:value="42.8571428571429" calcext:value-type="float">
            <text:p>43</text:p>
          </table:table-cell>
          <table:table-cell table:style-name="ce8" table:formula="of:=[.BO47]*[.$P47]" office:value-type="float" office:value="32.1428571428571" calcext:value-type="float">
            <text:p>32</text:p>
          </table:table-cell>
          <table:table-cell table:style-name="ce13" table:formula="of:=[.BD47]/[.$P47]" office:value-type="float" office:value="0.0888888888888889" calcext:value-type="float">
            <text:p>0.09</text:p>
          </table:table-cell>
          <table:table-cell table:style-name="ce13" table:formula="of:=[.BE47]/[.$P47]" office:value-type="float" office:value="0.0777777777777778" calcext:value-type="float">
            <text:p>0.08</text:p>
          </table:table-cell>
          <table:table-cell table:style-name="ce13" table:formula="of:=(1-[.$BJ47]-[.$BK47])*[.AT47]/SUM([.$AT47:.$AW47])" office:value-type="float" office:value="0.238095238095238" calcext:value-type="float">
            <text:p>0.24</text:p>
          </table:table-cell>
          <table:table-cell table:style-name="ce13" table:formula="of:=(1-[.$BJ47]-[.$BK47])*[.AU47]/SUM([.$AT47:.$AW47])" office:value-type="float" office:value="0.178571428571429" calcext:value-type="float">
            <text:p>0.18</text:p>
          </table:table-cell>
          <table:table-cell table:style-name="ce13" table:formula="of:=(1-[.$BJ47]-[.$BK47])*[.AV47]/SUM([.$AT47:.$AW47])" office:value-type="float" office:value="0.238095238095238" calcext:value-type="float">
            <text:p>0.24</text:p>
          </table:table-cell>
          <table:table-cell table:style-name="ce13" table:formula="of:=(1-[.$BJ47]-[.$BK47])*[.AW47]/SUM([.$AT47:.$AW47])" office:value-type="float" office:value="0.178571428571429" calcext:value-type="float">
            <text:p>0.18</text:p>
          </table:table-cell>
          <table:table-cell table:style-name="ce8" table:formula="of:=3600 *(1-SUM([.BL47:.BO47]))" office:value-type="float" office:value="600" calcext:value-type="float">
            <text:p>600</text:p>
          </table:table-cell>
          <table:table-cell table:formula="of:=[.BP47]/([.BD47]+[.BE47])" office:value-type="float" office:value="20" calcext:value-type="float">
            <text:p>20</text:p>
          </table:table-cell>
          <table:table-cell table:style-name="ce1"/>
        </table:table-row>
        <table:table-row table:style-name="ro1">
          <table:table-cell table:style-name="ce15" office:value-type="string" calcext:value-type="string">
            <text:p>JK2</text:p>
          </table:table-cell>
          <table:table-cell table:style-name="ce15"/>
          <table:table-cell table:style-name="ce15" table:formula="of:=[.P48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48]" office:value-type="float" office:value="54.6666666666667" calcext:value-type="float">
            <text:p>54.7</text:p>
          </table:table-cell>
          <table:table-cell table:style-name="ce19" table:formula="of:=[.R48]" office:value-type="float" office:value="425.185185185185" calcext:value-type="float">
            <text:p>425</text:p>
          </table:table-cell>
          <table:table-cell table:style-name="ce19" table:formula="of:=[.M48]*[.T48]" office:value-type="float" office:value="425.185185185185" calcext:value-type="float">
            <text:p>425</text:p>
          </table:table-cell>
          <table:table-cell table:style-name="ce19" table:formula="of:=[.N48]*[.W48]" office:value-type="float" office:value="485.925925925926" calcext:value-type="float">
            <text:p>486</text:p>
          </table:table-cell>
          <table:table-cell table:style-name="ce4" table:formula="of:=[.P47]" office:value-type="float" office:value="180" calcext:value-type="float">
            <text:p>180</text:p>
          </table:table-cell>
          <table:table-cell table:style-name="ce16" table:formula="of:=INDEX([.Q$4:.Q$37];MATCH([.$A48];[.$AD$4:.$AD$37];0))" office:value-type="float" office:value="4" calcext:value-type="float">
            <text:p>4</text:p>
          </table:table-cell>
          <table:table-cell table:style-name="ce16" table:formula="of:=SUMPRODUCT([.AX48:.BA48];[.BL48:.BO48])*[.$AY$40]/[.BB48]" office:value-type="float" office:value="425.185185185185" calcext:value-type="float">
            <text:p>425</text:p>
          </table:table-cell>
          <table:table-cell table:style-name="ce16" table:formula="of:=SUMPRODUCT([.AX48:.BA48];[.BL48:.BO48])*[.$AY$40]" office:value-type="float" office:value="5102.22222222222" calcext:value-type="float">
            <text:p>5102</text:p>
          </table:table-cell>
          <table:table-cell table:style-name="ce6" table:formula="of:=[.V48]/[.U48]" office:value-type="float" office:value="1" calcext:value-type="float">
            <text:p>1.00</text:p>
          </table:table-cell>
          <table:table-cell table:style-name="ce6" table:formula="of:=SUM([.AE48:.AP48])/4" office:value-type="float" office:value="0.875" calcext:value-type="float">
            <text:p>0.88</text:p>
          </table:table-cell>
          <table:table-cell table:style-name="ce6" table:formula="of:=(4-[.Y48])/4" office:value-type="float" office:value="0.875" calcext:value-type="float">
            <text:p>0.88</text:p>
          </table:table-cell>
          <table:table-cell table:style-name="ce6" table:formula="of:=1+[.X48]" office:value-type="float" office:value="1.14285714285714" calcext:value-type="float">
            <text:p>1.14</text:p>
          </table:table-cell>
          <table:table-cell table:style-name="ce6" table:formula="of:=[.Y48]/(4-[.Y48])" office:value-type="float" office:value="0.142857142857143" calcext:value-type="float">
            <text:p>0.14</text:p>
          </table:table-cell>
          <table:table-cell table:style-name="ce6" table:formula="of:=SUM([.AQ48:.AS48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48];[.$AD$4:.$AD$37];0))*[.$AB48]" office:value-type="float" office:value="0" calcext:value-type="float">
            <text:p>0.00</text:p>
          </table:table-cell>
          <table:table-cell table:formula="of:=INDEX([.AF$4:.AF$37];MATCH([.$A48];[.$AD$4:.$AD$37];0))*[.$AC48]" office:value-type="float" office:value="1" calcext:value-type="float">
            <text:p>1.00</text:p>
          </table:table-cell>
          <table:table-cell table:formula="of:=INDEX([.AG$4:.AG$37];MATCH([.$A48];[.$AD$4:.$AD$37];0))*[.$AD48]" office:value-type="float" office:value="0.5" calcext:value-type="float">
            <text:p>0.50</text:p>
          </table:table-cell>
          <table:table-cell table:formula="of:=INDEX([.AH$4:.AH$37];MATCH([.$A48];[.$AD$4:.$AD$37];0))*[.$AB48]" office:value-type="float" office:value="0.5" calcext:value-type="float">
            <text:p>0.50</text:p>
          </table:table-cell>
          <table:table-cell table:formula="of:=INDEX([.AI$4:.AI$37];MATCH([.$A48];[.$AD$4:.$AD$37];0))*[.$AC48]" office:value-type="float" office:value="0" calcext:value-type="float">
            <text:p>0.00</text:p>
          </table:table-cell>
          <table:table-cell table:formula="of:=INDEX([.AJ$4:.AJ$37];MATCH([.$A48];[.$AD$4:.$AD$37];0))*[.$AD48]" office:value-type="float" office:value="0" calcext:value-type="float">
            <text:p>0.00</text:p>
          </table:table-cell>
          <table:table-cell table:formula="of:=INDEX([.AK$4:.AK$37];MATCH([.$A48];[.$AD$4:.$AD$37];0))*[.$AB48]" office:value-type="float" office:value="0" calcext:value-type="float">
            <text:p>0.00</text:p>
          </table:table-cell>
          <table:table-cell table:formula="of:=INDEX([.AL$4:.AL$37];MATCH([.$A48];[.$AD$4:.$AD$37];0))*[.$AC48]" office:value-type="float" office:value="1" calcext:value-type="float">
            <text:p>1.00</text:p>
          </table:table-cell>
          <table:table-cell table:formula="of:=INDEX([.AM$4:.AM$37];MATCH([.$A48];[.$AD$4:.$AD$37];0))*[.$AD48]" office:value-type="float" office:value="0" calcext:value-type="float">
            <text:p>0.00</text:p>
          </table:table-cell>
          <table:table-cell table:formula="of:=INDEX([.AN$4:.AN$37];MATCH([.$A48];[.$AD$4:.$AD$37];0))*[.$AB48]" office:value-type="float" office:value="0.5" calcext:value-type="float">
            <text:p>0.50</text:p>
          </table:table-cell>
          <table:table-cell table:formula="of:=INDEX([.AO$4:.AO$37];MATCH([.$A48];[.$AD$4:.$AD$37];0))*[.$AC48]" office:value-type="float" office:value="0" calcext:value-type="float">
            <text:p>0.00</text:p>
          </table:table-cell>
          <table:table-cell table:formula="of:=INDEX([.AP$4:.AP$37];MATCH([.$A48];[.$AD$4:.$AD$37];0))*[.$AD48]" office:value-type="float" office:value="0" calcext:value-type="float">
            <text:p>0.00</text:p>
          </table:table-cell>
          <table:table-cell table:formula="of:=INDEX([.AQ$4:.AQ$37];MATCH([.$A48];[.$AD$4:.$AD$37];0))*[.$AB48]" office:value-type="float" office:value="0" calcext:value-type="float">
            <text:p>0.00</text:p>
          </table:table-cell>
          <table:table-cell table:formula="of:=INDEX([.AR$4:.AR$37];MATCH([.$A48];[.$AD$4:.$AD$37];0))*[.$AC48]" office:value-type="float" office:value="0" calcext:value-type="float">
            <text:p>0.00</text:p>
          </table:table-cell>
          <table:table-cell table:formula="of:=INDEX([.AS$4:.AS$37];MATCH([.$A48];[.$AD$4:.$AD$37];0))*[.$AD48]" office:value-type="float" office:value="0.5" calcext:value-type="float">
            <text:p>0.50</text:p>
          </table:table-cell>
          <table:table-cell table:style-name="ce9" table:formula="of:=SUM([.$AE48:.$AG48])/[.AX48]" office:value-type="float" office:value="0.375" calcext:value-type="float">
            <text:p>0.38</text:p>
          </table:table-cell>
          <table:table-cell table:formula="of:=SUM([.$AH48:.$AJ48])/[.AY48]" office:value-type="float" office:value="0.25" calcext:value-type="float">
            <text:p>0.25</text:p>
          </table:table-cell>
          <table:table-cell table:style-name="ce9" table:formula="of:=SUM([.$AK48:.$AM48])/[.AZ48]" office:value-type="float" office:value="0.25" calcext:value-type="float">
            <text:p>0.25</text:p>
          </table:table-cell>
          <table:table-cell table:style-name="ce9" table:formula="of:=SUM([.$AN48:.$AP48])/[.BA48]" office:value-type="float" office:value="0.25" calcext:value-type="float">
            <text:p>0.25</text:p>
          </table:table-cell>
          <table:table-cell table:formula="of:=INDEX([.AX$4:.AX$37];MATCH([.$A48];[.$AD$4:.$AD$37];0))" office:value-type="float" office:value="4" calcext:value-type="float">
            <text:p>4</text:p>
          </table:table-cell>
          <table:table-cell table:formula="of:=INDEX([.AY$4:.AY$37];MATCH([.$A48];[.$AD$4:.$AD$37];0))" office:value-type="float" office:value="2" calcext:value-type="float">
            <text:p>2</text:p>
          </table:table-cell>
          <table:table-cell table:formula="of:=INDEX([.AZ$4:.AZ$37];MATCH([.$A48];[.$AD$4:.$AD$37];0))" office:value-type="float" office:value="4" calcext:value-type="float">
            <text:p>4</text:p>
          </table:table-cell>
          <table:table-cell table:formula="of:=INDEX([.BA$4:.BA$37];MATCH([.$A48];[.$AD$4:.$AD$37];0))" office:value-type="float" office:value="2" calcext:value-type="float">
            <text:p>2</text:p>
          </table:table-cell>
          <table:table-cell table:formula="of:=INDEX([.BB$4:.BB$37];MATCH([.$A48];[.$AD$4:.$AD$37];0))" office:value-type="float" office:value="12" calcext:value-type="float">
            <text:p>12</text:p>
          </table:table-cell>
          <table:table-cell/>
          <table:table-cell table:formula="of:=[.$BD$40]*[.Q48]" office:value-type="float" office:value="16" calcext:value-type="float">
            <text:p>16</text:p>
          </table:table-cell>
          <table:table-cell table:style-name="ce8" table:formula="of:=INDEX([.AV$4:.AV$37];MATCH([.$A48];[.$AD$4:.$AD$37];0))" office:value-type="float" office:value="0" calcext:value-type="float">
            <text:p>0</text:p>
          </table:table-cell>
          <table:table-cell table:style-name="ce8" table:formula="of:=[.BL48]*[.$P48]" office:value-type="float" office:value="54.6666666666667" calcext:value-type="float">
            <text:p>55</text:p>
          </table:table-cell>
          <table:table-cell table:style-name="ce8" table:formula="of:=[.BM48]*[.$P48]" office:value-type="float" office:value="36.4444444444444" calcext:value-type="float">
            <text:p>36</text:p>
          </table:table-cell>
          <table:table-cell table:style-name="ce8" table:formula="of:=[.BN48]*[.$P48]" office:value-type="float" office:value="36.4444444444444" calcext:value-type="float">
            <text:p>36</text:p>
          </table:table-cell>
          <table:table-cell table:style-name="ce8" table:formula="of:=[.BO48]*[.$P48]" office:value-type="float" office:value="36.4444444444444" calcext:value-type="float">
            <text:p>36</text:p>
          </table:table-cell>
          <table:table-cell table:style-name="ce13" table:formula="of:=[.BD48]/[.$P48]" office:value-type="float" office:value="0.0888888888888889" calcext:value-type="float">
            <text:p>0.09</text:p>
          </table:table-cell>
          <table:table-cell table:style-name="ce13" table:formula="of:=[.BE48]/[.$P48]" office:value-type="float" office:value="0" calcext:value-type="float">
            <text:p>0.00</text:p>
          </table:table-cell>
          <table:table-cell table:style-name="ce13" table:formula="of:=(1-[.$BJ48]-[.$BK48])*[.AT48]/SUM([.$AT48:.$AW48])" office:value-type="float" office:value="0.303703703703704" calcext:value-type="float">
            <text:p>0.30</text:p>
          </table:table-cell>
          <table:table-cell table:style-name="ce13" table:formula="of:=(1-[.$BJ48]-[.$BK48])*[.AU48]/SUM([.$AT48:.$AW48])" office:value-type="float" office:value="0.202469135802469" calcext:value-type="float">
            <text:p>0.20</text:p>
          </table:table-cell>
          <table:table-cell table:style-name="ce13" table:formula="of:=(1-[.$BJ48]-[.$BK48])*[.AV48]/SUM([.$AT48:.$AW48])" office:value-type="float" office:value="0.202469135802469" calcext:value-type="float">
            <text:p>0.20</text:p>
          </table:table-cell>
          <table:table-cell table:style-name="ce13" table:formula="of:=(1-[.$BJ48]-[.$BK48])*[.AW48]/SUM([.$AT48:.$AW48])" office:value-type="float" office:value="0.202469135802469" calcext:value-type="float">
            <text:p>0.20</text:p>
          </table:table-cell>
          <table:table-cell table:style-name="ce8" table:formula="of:=3600 *(1-SUM([.BL48:.BO48]))" office:value-type="float" office:value="320" calcext:value-type="float">
            <text:p>320</text:p>
          </table:table-cell>
          <table:table-cell table:formula="of:=[.BP48]/([.BD48]+[.BE48])" office:value-type="float" office:value="20" calcext:value-type="float">
            <text:p>20</text:p>
          </table:table-cell>
          <table:table-cell table:style-name="ce1"/>
        </table:table-row>
        <table:table-row table:style-name="ro1">
          <table:table-cell table:style-name="ce15" office:value-type="string" calcext:value-type="string">
            <text:p>SK12</text:p>
          </table:table-cell>
          <table:table-cell table:style-name="ce15"/>
          <table:table-cell table:style-name="ce15" table:formula="of:=[.P49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49]" office:value-type="float" office:value="37.5" calcext:value-type="float">
            <text:p>37.5</text:p>
          </table:table-cell>
          <table:table-cell table:style-name="ce19" table:formula="of:=[.R49]" office:value-type="float" office:value="375" calcext:value-type="float">
            <text:p>375</text:p>
          </table:table-cell>
          <table:table-cell table:style-name="ce19" table:formula="of:=[.M49]*[.T49]" office:value-type="float" office:value="375" calcext:value-type="float">
            <text:p>375</text:p>
          </table:table-cell>
          <table:table-cell table:style-name="ce19" table:formula="of:=[.N49]*[.W49]" office:value-type="float" office:value="500" calcext:value-type="float">
            <text:p>500</text:p>
          </table:table-cell>
          <table:table-cell table:style-name="ce4" table:formula="of:=[.P48]" office:value-type="float" office:value="180" calcext:value-type="float">
            <text:p>180</text:p>
          </table:table-cell>
          <table:table-cell table:style-name="ce16" table:formula="of:=INDEX([.Q$4:.Q$37];MATCH([.$A49];[.$AD$4:.$AD$37];0))" office:value-type="float" office:value="4" calcext:value-type="float">
            <text:p>4</text:p>
          </table:table-cell>
          <table:table-cell table:style-name="ce16" table:formula="of:=SUMPRODUCT([.AX49:.BA49];[.BL49:.BO49])*[.$AY$40]/[.BB49]" office:value-type="float" office:value="375" calcext:value-type="float">
            <text:p>375</text:p>
          </table:table-cell>
          <table:table-cell table:style-name="ce16" table:formula="of:=SUMPRODUCT([.AX49:.BA49];[.BL49:.BO49])*[.$AY$40]" office:value-type="float" office:value="4500" calcext:value-type="float">
            <text:p>4500</text:p>
          </table:table-cell>
          <table:table-cell table:style-name="ce6" table:formula="of:=[.V49]/[.U49]" office:value-type="float" office:value="1" calcext:value-type="float">
            <text:p>1.00</text:p>
          </table:table-cell>
          <table:table-cell table:style-name="ce6" table:formula="of:=SUM([.AE49:.AP49])/4" office:value-type="float" office:value="0.75" calcext:value-type="float">
            <text:p>0.75</text:p>
          </table:table-cell>
          <table:table-cell table:style-name="ce6" table:formula="of:=(4-[.Y49])/4" office:value-type="float" office:value="0.75" calcext:value-type="float">
            <text:p>0.75</text:p>
          </table:table-cell>
          <table:table-cell table:style-name="ce6" table:formula="of:=1+[.X49]" office:value-type="float" office:value="1.33333333333333" calcext:value-type="float">
            <text:p>1.33</text:p>
          </table:table-cell>
          <table:table-cell table:style-name="ce6" table:formula="of:=[.Y49]/(4-[.Y49])" office:value-type="float" office:value="0.333333333333333" calcext:value-type="float">
            <text:p>0.33</text:p>
          </table:table-cell>
          <table:table-cell table:style-name="ce6" table:formula="of:=SUM([.AQ49:.AS49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49];[.$AD$4:.$AD$37];0))*[.$AB49]" office:value-type="float" office:value="0.25" calcext:value-type="float">
            <text:p>0.25</text:p>
          </table:table-cell>
          <table:table-cell table:formula="of:=INDEX([.AF$4:.AF$37];MATCH([.$A49];[.$AD$4:.$AD$37];0))*[.$AC49]" office:value-type="float" office:value="0.5" calcext:value-type="float">
            <text:p>0.50</text:p>
          </table:table-cell>
          <table:table-cell table:formula="of:=INDEX([.AG$4:.AG$37];MATCH([.$A49];[.$AD$4:.$AD$37];0))*[.$AD49]" office:value-type="float" office:value="0" calcext:value-type="float">
            <text:p>0.00</text:p>
          </table:table-cell>
          <table:table-cell table:formula="of:=INDEX([.AH$4:.AH$37];MATCH([.$A49];[.$AD$4:.$AD$37];0))*[.$AB49]" office:value-type="float" office:value="0.25" calcext:value-type="float">
            <text:p>0.25</text:p>
          </table:table-cell>
          <table:table-cell table:formula="of:=INDEX([.AI$4:.AI$37];MATCH([.$A49];[.$AD$4:.$AD$37];0))*[.$AC49]" office:value-type="float" office:value="0.5" calcext:value-type="float">
            <text:p>0.50</text:p>
          </table:table-cell>
          <table:table-cell table:formula="of:=INDEX([.AJ$4:.AJ$37];MATCH([.$A49];[.$AD$4:.$AD$37];0))*[.$AD49]" office:value-type="float" office:value="0" calcext:value-type="float">
            <text:p>0.00</text:p>
          </table:table-cell>
          <table:table-cell table:formula="of:=INDEX([.AK$4:.AK$37];MATCH([.$A49];[.$AD$4:.$AD$37];0))*[.$AB49]" office:value-type="float" office:value="0.25" calcext:value-type="float">
            <text:p>0.25</text:p>
          </table:table-cell>
          <table:table-cell table:formula="of:=INDEX([.AL$4:.AL$37];MATCH([.$A49];[.$AD$4:.$AD$37];0))*[.$AC49]" office:value-type="float" office:value="0.5" calcext:value-type="float">
            <text:p>0.50</text:p>
          </table:table-cell>
          <table:table-cell table:formula="of:=INDEX([.AM$4:.AM$37];MATCH([.$A49];[.$AD$4:.$AD$37];0))*[.$AD49]" office:value-type="float" office:value="0" calcext:value-type="float">
            <text:p>0.00</text:p>
          </table:table-cell>
          <table:table-cell table:formula="of:=INDEX([.AN$4:.AN$37];MATCH([.$A49];[.$AD$4:.$AD$37];0))*[.$AB49]" office:value-type="float" office:value="0.25" calcext:value-type="float">
            <text:p>0.25</text:p>
          </table:table-cell>
          <table:table-cell table:formula="of:=INDEX([.AO$4:.AO$37];MATCH([.$A49];[.$AD$4:.$AD$37];0))*[.$AC49]" office:value-type="float" office:value="0.5" calcext:value-type="float">
            <text:p>0.50</text:p>
          </table:table-cell>
          <table:table-cell table:formula="of:=INDEX([.AP$4:.AP$37];MATCH([.$A49];[.$AD$4:.$AD$37];0))*[.$AD49]" office:value-type="float" office:value="0" calcext:value-type="float">
            <text:p>0.00</text:p>
          </table:table-cell>
          <table:table-cell table:formula="of:=INDEX([.AQ$4:.AQ$37];MATCH([.$A49];[.$AD$4:.$AD$37];0))*[.$AB49]" office:value-type="float" office:value="0" calcext:value-type="float">
            <text:p>0.00</text:p>
          </table:table-cell>
          <table:table-cell table:formula="of:=INDEX([.AR$4:.AR$37];MATCH([.$A49];[.$AD$4:.$AD$37];0))*[.$AC49]" office:value-type="float" office:value="0" calcext:value-type="float">
            <text:p>0.00</text:p>
          </table:table-cell>
          <table:table-cell table:formula="of:=INDEX([.AS$4:.AS$37];MATCH([.$A49];[.$AD$4:.$AD$37];0))*[.$AD49]" office:value-type="float" office:value="1" calcext:value-type="float">
            <text:p>1.00</text:p>
          </table:table-cell>
          <table:table-cell table:style-name="ce9" table:formula="of:=SUM([.$AE49:.$AG49])/[.AX49]" office:value-type="float" office:value="0.25" calcext:value-type="float">
            <text:p>0.25</text:p>
          </table:table-cell>
          <table:table-cell table:formula="of:=SUM([.$AH49:.$AJ49])/[.AY49]" office:value-type="float" office:value="0.25" calcext:value-type="float">
            <text:p>0.25</text:p>
          </table:table-cell>
          <table:table-cell table:style-name="ce9" table:formula="of:=SUM([.$AK49:.$AM49])/[.AZ49]" office:value-type="float" office:value="0.25" calcext:value-type="float">
            <text:p>0.25</text:p>
          </table:table-cell>
          <table:table-cell table:style-name="ce9" table:formula="of:=SUM([.$AN49:.$AP49])/[.BA49]" office:value-type="float" office:value="0.25" calcext:value-type="float">
            <text:p>0.25</text:p>
          </table:table-cell>
          <table:table-cell table:formula="of:=INDEX([.AX$4:.AX$37];MATCH([.$A49];[.$AD$4:.$AD$37];0))" office:value-type="float" office:value="3" calcext:value-type="float">
            <text:p>3</text:p>
          </table:table-cell>
          <table:table-cell table:formula="of:=INDEX([.AY$4:.AY$37];MATCH([.$A49];[.$AD$4:.$AD$37];0))" office:value-type="float" office:value="3" calcext:value-type="float">
            <text:p>3</text:p>
          </table:table-cell>
          <table:table-cell table:formula="of:=INDEX([.AZ$4:.AZ$37];MATCH([.$A49];[.$AD$4:.$AD$37];0))" office:value-type="float" office:value="3" calcext:value-type="float">
            <text:p>3</text:p>
          </table:table-cell>
          <table:table-cell table:formula="of:=INDEX([.BA$4:.BA$37];MATCH([.$A49];[.$AD$4:.$AD$37];0))" office:value-type="float" office:value="3" calcext:value-type="float">
            <text:p>3</text:p>
          </table:table-cell>
          <table:table-cell table:formula="of:=INDEX([.BB$4:.BB$37];MATCH([.$A49];[.$AD$4:.$AD$37];0))" office:value-type="float" office:value="12" calcext:value-type="float">
            <text:p>12</text:p>
          </table:table-cell>
          <table:table-cell/>
          <table:table-cell table:formula="of:=[.$BD$40]*[.Q49]" office:value-type="float" office:value="16" calcext:value-type="float">
            <text:p>16</text:p>
          </table:table-cell>
          <table:table-cell table:style-name="ce8" table:formula="of:=INDEX([.AV$4:.AV$37];MATCH([.$A49];[.$AD$4:.$AD$37];0))" office:value-type="float" office:value="14" calcext:value-type="float">
            <text:p>14</text:p>
          </table:table-cell>
          <table:table-cell table:style-name="ce8" table:formula="of:=[.BL49]*[.$P49]" office:value-type="float" office:value="37.5" calcext:value-type="float">
            <text:p>38</text:p>
          </table:table-cell>
          <table:table-cell table:style-name="ce8" table:formula="of:=[.BM49]*[.$P49]" office:value-type="float" office:value="37.5" calcext:value-type="float">
            <text:p>38</text:p>
          </table:table-cell>
          <table:table-cell table:style-name="ce8" table:formula="of:=[.BN49]*[.$P49]" office:value-type="float" office:value="37.5" calcext:value-type="float">
            <text:p>38</text:p>
          </table:table-cell>
          <table:table-cell table:style-name="ce8" table:formula="of:=[.BO49]*[.$P49]" office:value-type="float" office:value="37.5" calcext:value-type="float">
            <text:p>38</text:p>
          </table:table-cell>
          <table:table-cell table:style-name="ce13" table:formula="of:=[.BD49]/[.$P49]" office:value-type="float" office:value="0.0888888888888889" calcext:value-type="float">
            <text:p>0.09</text:p>
          </table:table-cell>
          <table:table-cell table:style-name="ce13" table:formula="of:=[.BE49]/[.$P49]" office:value-type="float" office:value="0.0777777777777778" calcext:value-type="float">
            <text:p>0.08</text:p>
          </table:table-cell>
          <table:table-cell table:style-name="ce13" table:formula="of:=(1-[.$BJ49]-[.$BK49])*[.AT49]/SUM([.$AT49:.$AW49])" office:value-type="float" office:value="0.208333333333333" calcext:value-type="float">
            <text:p>0.21</text:p>
          </table:table-cell>
          <table:table-cell table:style-name="ce13" table:formula="of:=(1-[.$BJ49]-[.$BK49])*[.AU49]/SUM([.$AT49:.$AW49])" office:value-type="float" office:value="0.208333333333333" calcext:value-type="float">
            <text:p>0.21</text:p>
          </table:table-cell>
          <table:table-cell table:style-name="ce13" table:formula="of:=(1-[.$BJ49]-[.$BK49])*[.AV49]/SUM([.$AT49:.$AW49])" office:value-type="float" office:value="0.208333333333333" calcext:value-type="float">
            <text:p>0.21</text:p>
          </table:table-cell>
          <table:table-cell table:style-name="ce13" table:formula="of:=(1-[.$BJ49]-[.$BK49])*[.AW49]/SUM([.$AT49:.$AW49])" office:value-type="float" office:value="0.208333333333333" calcext:value-type="float">
            <text:p>0.21</text:p>
          </table:table-cell>
          <table:table-cell table:style-name="ce8" table:formula="of:=3600 *(1-SUM([.BL49:.BO49]))" office:value-type="float" office:value="600" calcext:value-type="float">
            <text:p>600</text:p>
          </table:table-cell>
          <table:table-cell table:formula="of:=[.BP49]/([.BD49]+[.BE49])" office:value-type="float" office:value="20" calcext:value-type="float">
            <text:p>20</text:p>
          </table:table-cell>
          <table:table-cell table:style-name="ce1"/>
        </table:table-row>
        <table:table-row table:style-name="ro1">
          <table:table-cell table:style-name="ce15" office:value-type="string" calcext:value-type="string">
            <text:p>JK12</text:p>
          </table:table-cell>
          <table:table-cell table:style-name="ce15"/>
          <table:table-cell table:style-name="ce15" table:formula="of:=[.P50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50]" office:value-type="float" office:value="41" calcext:value-type="float">
            <text:p>41.0</text:p>
          </table:table-cell>
          <table:table-cell table:style-name="ce19" table:formula="of:=[.R50]" office:value-type="float" office:value="410" calcext:value-type="float">
            <text:p>410</text:p>
          </table:table-cell>
          <table:table-cell table:style-name="ce19" table:formula="of:=[.M50]*[.T50]" office:value-type="float" office:value="410" calcext:value-type="float">
            <text:p>410</text:p>
          </table:table-cell>
          <table:table-cell table:style-name="ce19" table:formula="of:=[.N50]*[.W50]" office:value-type="float" office:value="546.666666666667" calcext:value-type="float">
            <text:p>547</text:p>
          </table:table-cell>
          <table:table-cell table:style-name="ce4" table:formula="of:=[.P49]" office:value-type="float" office:value="180" calcext:value-type="float">
            <text:p>180</text:p>
          </table:table-cell>
          <table:table-cell table:style-name="ce16" table:formula="of:=INDEX([.Q$4:.Q$37];MATCH([.$A50];[.$AD$4:.$AD$37];0))" office:value-type="float" office:value="4" calcext:value-type="float">
            <text:p>4</text:p>
          </table:table-cell>
          <table:table-cell table:style-name="ce16" table:formula="of:=SUMPRODUCT([.AX50:.BA50];[.BL50:.BO50])*[.$AY$40]/[.BB50]" office:value-type="float" office:value="410" calcext:value-type="float">
            <text:p>410</text:p>
          </table:table-cell>
          <table:table-cell table:style-name="ce16" table:formula="of:=SUMPRODUCT([.AX50:.BA50];[.BL50:.BO50])*[.$AY$40]" office:value-type="float" office:value="4920" calcext:value-type="float">
            <text:p>4920</text:p>
          </table:table-cell>
          <table:table-cell table:style-name="ce6" table:formula="of:=[.V50]/[.U50]" office:value-type="float" office:value="1" calcext:value-type="float">
            <text:p>1.00</text:p>
          </table:table-cell>
          <table:table-cell table:style-name="ce6" table:formula="of:=SUM([.AE50:.AP50])/4" office:value-type="float" office:value="0.75" calcext:value-type="float">
            <text:p>0.75</text:p>
          </table:table-cell>
          <table:table-cell table:style-name="ce6" table:formula="of:=(4-[.Y50])/4" office:value-type="float" office:value="0.75" calcext:value-type="float">
            <text:p>0.75</text:p>
          </table:table-cell>
          <table:table-cell table:style-name="ce6" table:formula="of:=1+[.X50]" office:value-type="float" office:value="1.33333333333333" calcext:value-type="float">
            <text:p>1.33</text:p>
          </table:table-cell>
          <table:table-cell table:style-name="ce6" table:formula="of:=[.Y50]/(4-[.Y50])" office:value-type="float" office:value="0.333333333333333" calcext:value-type="float">
            <text:p>0.33</text:p>
          </table:table-cell>
          <table:table-cell table:style-name="ce6" table:formula="of:=SUM([.AQ50:.AS50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0];[.$AD$4:.$AD$37];0))*[.$AB50]" office:value-type="float" office:value="0" calcext:value-type="float">
            <text:p>0.00</text:p>
          </table:table-cell>
          <table:table-cell table:formula="of:=INDEX([.AF$4:.AF$37];MATCH([.$A50];[.$AD$4:.$AD$37];0))*[.$AC50]" office:value-type="float" office:value="1" calcext:value-type="float">
            <text:p>1.00</text:p>
          </table:table-cell>
          <table:table-cell table:formula="of:=INDEX([.AG$4:.AG$37];MATCH([.$A50];[.$AD$4:.$AD$37];0))*[.$AD50]" office:value-type="float" office:value="0" calcext:value-type="float">
            <text:p>0.00</text:p>
          </table:table-cell>
          <table:table-cell table:formula="of:=INDEX([.AH$4:.AH$37];MATCH([.$A50];[.$AD$4:.$AD$37];0))*[.$AB50]" office:value-type="float" office:value="0.5" calcext:value-type="float">
            <text:p>0.50</text:p>
          </table:table-cell>
          <table:table-cell table:formula="of:=INDEX([.AI$4:.AI$37];MATCH([.$A50];[.$AD$4:.$AD$37];0))*[.$AC50]" office:value-type="float" office:value="0" calcext:value-type="float">
            <text:p>0.00</text:p>
          </table:table-cell>
          <table:table-cell table:formula="of:=INDEX([.AJ$4:.AJ$37];MATCH([.$A50];[.$AD$4:.$AD$37];0))*[.$AD50]" office:value-type="float" office:value="0" calcext:value-type="float">
            <text:p>0.00</text:p>
          </table:table-cell>
          <table:table-cell table:formula="of:=INDEX([.AK$4:.AK$37];MATCH([.$A50];[.$AD$4:.$AD$37];0))*[.$AB50]" office:value-type="float" office:value="0" calcext:value-type="float">
            <text:p>0.00</text:p>
          </table:table-cell>
          <table:table-cell table:formula="of:=INDEX([.AL$4:.AL$37];MATCH([.$A50];[.$AD$4:.$AD$37];0))*[.$AC50]" office:value-type="float" office:value="1" calcext:value-type="float">
            <text:p>1.00</text:p>
          </table:table-cell>
          <table:table-cell table:formula="of:=INDEX([.AM$4:.AM$37];MATCH([.$A50];[.$AD$4:.$AD$37];0))*[.$AD50]" office:value-type="float" office:value="0" calcext:value-type="float">
            <text:p>0.00</text:p>
          </table:table-cell>
          <table:table-cell table:formula="of:=INDEX([.AN$4:.AN$37];MATCH([.$A50];[.$AD$4:.$AD$37];0))*[.$AB50]" office:value-type="float" office:value="0.5" calcext:value-type="float">
            <text:p>0.50</text:p>
          </table:table-cell>
          <table:table-cell table:formula="of:=INDEX([.AO$4:.AO$37];MATCH([.$A50];[.$AD$4:.$AD$37];0))*[.$AC50]" office:value-type="float" office:value="0" calcext:value-type="float">
            <text:p>0.00</text:p>
          </table:table-cell>
          <table:table-cell table:formula="of:=INDEX([.AP$4:.AP$37];MATCH([.$A50];[.$AD$4:.$AD$37];0))*[.$AD50]" office:value-type="float" office:value="0" calcext:value-type="float">
            <text:p>0.00</text:p>
          </table:table-cell>
          <table:table-cell table:formula="of:=INDEX([.AQ$4:.AQ$37];MATCH([.$A50];[.$AD$4:.$AD$37];0))*[.$AB50]" office:value-type="float" office:value="0" calcext:value-type="float">
            <text:p>0.00</text:p>
          </table:table-cell>
          <table:table-cell table:formula="of:=INDEX([.AR$4:.AR$37];MATCH([.$A50];[.$AD$4:.$AD$37];0))*[.$AC50]" office:value-type="float" office:value="0" calcext:value-type="float">
            <text:p>0.00</text:p>
          </table:table-cell>
          <table:table-cell table:formula="of:=INDEX([.AS$4:.AS$37];MATCH([.$A50];[.$AD$4:.$AD$37];0))*[.$AD50]" office:value-type="float" office:value="1" calcext:value-type="float">
            <text:p>1.00</text:p>
          </table:table-cell>
          <table:table-cell table:style-name="ce9" table:formula="of:=SUM([.$AE50:.$AG50])/[.AX50]" office:value-type="float" office:value="0.25" calcext:value-type="float">
            <text:p>0.25</text:p>
          </table:table-cell>
          <table:table-cell table:formula="of:=SUM([.$AH50:.$AJ50])/[.AY50]" office:value-type="float" office:value="0.25" calcext:value-type="float">
            <text:p>0.25</text:p>
          </table:table-cell>
          <table:table-cell table:style-name="ce9" table:formula="of:=SUM([.$AK50:.$AM50])/[.AZ50]" office:value-type="float" office:value="0.25" calcext:value-type="float">
            <text:p>0.25</text:p>
          </table:table-cell>
          <table:table-cell table:style-name="ce9" table:formula="of:=SUM([.$AN50:.$AP50])/[.BA50]" office:value-type="float" office:value="0.25" calcext:value-type="float">
            <text:p>0.25</text:p>
          </table:table-cell>
          <table:table-cell table:formula="of:=INDEX([.AX$4:.AX$37];MATCH([.$A50];[.$AD$4:.$AD$37];0))" office:value-type="float" office:value="4" calcext:value-type="float">
            <text:p>4</text:p>
          </table:table-cell>
          <table:table-cell table:formula="of:=INDEX([.AY$4:.AY$37];MATCH([.$A50];[.$AD$4:.$AD$37];0))" office:value-type="float" office:value="2" calcext:value-type="float">
            <text:p>2</text:p>
          </table:table-cell>
          <table:table-cell table:formula="of:=INDEX([.AZ$4:.AZ$37];MATCH([.$A50];[.$AD$4:.$AD$37];0))" office:value-type="float" office:value="4" calcext:value-type="float">
            <text:p>4</text:p>
          </table:table-cell>
          <table:table-cell table:formula="of:=INDEX([.BA$4:.BA$37];MATCH([.$A50];[.$AD$4:.$AD$37];0))" office:value-type="float" office:value="2" calcext:value-type="float">
            <text:p>2</text:p>
          </table:table-cell>
          <table:table-cell table:formula="of:=INDEX([.BB$4:.BB$37];MATCH([.$A50];[.$AD$4:.$AD$37];0))" office:value-type="float" office:value="12" calcext:value-type="float">
            <text:p>12</text:p>
          </table:table-cell>
          <table:table-cell/>
          <table:table-cell table:formula="of:=[.$BD$40]*[.Q50]" office:value-type="float" office:value="16" calcext:value-type="float">
            <text:p>16</text:p>
          </table:table-cell>
          <table:table-cell table:style-name="ce8" table:formula="of:=INDEX([.AV$4:.AV$37];MATCH([.$A50];[.$AD$4:.$AD$37];0))" office:value-type="float" office:value="0" calcext:value-type="float">
            <text:p>0</text:p>
          </table:table-cell>
          <table:table-cell table:style-name="ce8" table:formula="of:=[.BL50]*[.$P50]" office:value-type="float" office:value="41" calcext:value-type="float">
            <text:p>41</text:p>
          </table:table-cell>
          <table:table-cell table:style-name="ce8" table:formula="of:=[.BM50]*[.$P50]" office:value-type="float" office:value="41" calcext:value-type="float">
            <text:p>41</text:p>
          </table:table-cell>
          <table:table-cell table:style-name="ce8" table:formula="of:=[.BN50]*[.$P50]" office:value-type="float" office:value="41" calcext:value-type="float">
            <text:p>41</text:p>
          </table:table-cell>
          <table:table-cell table:style-name="ce8" table:formula="of:=[.BO50]*[.$P50]" office:value-type="float" office:value="41" calcext:value-type="float">
            <text:p>41</text:p>
          </table:table-cell>
          <table:table-cell table:style-name="ce13" table:formula="of:=[.BD50]/[.$P50]" office:value-type="float" office:value="0.0888888888888889" calcext:value-type="float">
            <text:p>0.09</text:p>
          </table:table-cell>
          <table:table-cell table:style-name="ce13" table:formula="of:=[.BE50]/[.$P50]" office:value-type="float" office:value="0" calcext:value-type="float">
            <text:p>0.00</text:p>
          </table:table-cell>
          <table:table-cell table:style-name="ce13" table:formula="of:=(1-[.$BJ50]-[.$BK50])*[.AT50]/SUM([.$AT50:.$AW50])" office:value-type="float" office:value="0.227777777777778" calcext:value-type="float">
            <text:p>0.23</text:p>
          </table:table-cell>
          <table:table-cell table:style-name="ce13" table:formula="of:=(1-[.$BJ50]-[.$BK50])*[.AU50]/SUM([.$AT50:.$AW50])" office:value-type="float" office:value="0.227777777777778" calcext:value-type="float">
            <text:p>0.23</text:p>
          </table:table-cell>
          <table:table-cell table:style-name="ce13" table:formula="of:=(1-[.$BJ50]-[.$BK50])*[.AV50]/SUM([.$AT50:.$AW50])" office:value-type="float" office:value="0.227777777777778" calcext:value-type="float">
            <text:p>0.23</text:p>
          </table:table-cell>
          <table:table-cell table:style-name="ce13" table:formula="of:=(1-[.$BJ50]-[.$BK50])*[.AW50]/SUM([.$AT50:.$AW50])" office:value-type="float" office:value="0.227777777777778" calcext:value-type="float">
            <text:p>0.23</text:p>
          </table:table-cell>
          <table:table-cell table:style-name="ce8" table:formula="of:=3600 *(1-SUM([.BL50:.BO50]))" office:value-type="float" office:value="320" calcext:value-type="float">
            <text:p>320</text:p>
          </table:table-cell>
          <table:table-cell table:formula="of:=[.BP50]/([.BD50]+[.BE50]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5" office:value-type="string" calcext:value-type="string">
            <text:p>M</text:p>
          </table:table-cell>
          <table:table-cell table:style-name="ce15"/>
          <table:table-cell table:style-name="ce15" table:formula="of:=[.P51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51]" office:value-type="float" office:value="43.5483870967742" calcext:value-type="float">
            <text:p>43.5</text:p>
          </table:table-cell>
          <table:table-cell table:style-name="ce19" table:formula="of:=[.R51]" office:value-type="float" office:value="387.096774193548" calcext:value-type="float">
            <text:p>387</text:p>
          </table:table-cell>
          <table:table-cell table:style-name="ce19" table:formula="of:=[.M51]*[.T51]" office:value-type="float" office:value="387.096774193548" calcext:value-type="float">
            <text:p>387</text:p>
          </table:table-cell>
          <table:table-cell table:style-name="ce19" table:formula="of:=[.N51]*[.W51]" office:value-type="float" office:value="387.096774193548" calcext:value-type="float">
            <text:p>387</text:p>
          </table:table-cell>
          <table:table-cell table:style-name="ce4" table:formula="of:=[.P50]" office:value-type="float" office:value="180" calcext:value-type="float">
            <text:p>180</text:p>
          </table:table-cell>
          <table:table-cell table:style-name="ce16" table:formula="of:=INDEX([.Q$4:.Q$37];MATCH([.$A51];[.$AD$4:.$AD$37];0))" office:value-type="float" office:value="4" calcext:value-type="float">
            <text:p>4</text:p>
          </table:table-cell>
          <table:table-cell table:style-name="ce16" table:formula="of:=SUMPRODUCT([.AX51:.BA51];[.BL51:.BO51])*[.$AY$40]/[.BB51]" office:value-type="float" office:value="387.096774193548" calcext:value-type="float">
            <text:p>387</text:p>
          </table:table-cell>
          <table:table-cell table:style-name="ce16" table:formula="of:=SUMPRODUCT([.AX51:.BA51];[.BL51:.BO51])*[.$AY$40]" office:value-type="float" office:value="4645.16129032258" calcext:value-type="float">
            <text:p>4645</text:p>
          </table:table-cell>
          <table:table-cell table:style-name="ce6" table:formula="of:=[.V51]/[.U51]" office:value-type="float" office:value="1" calcext:value-type="float">
            <text:p>1.00</text:p>
          </table:table-cell>
          <table:table-cell table:style-name="ce6" table:formula="of:=SUM([.AE51:.AP51])/4" office:value-type="float" office:value="1" calcext:value-type="float">
            <text:p>1.00</text:p>
          </table:table-cell>
          <table:table-cell table:style-name="ce6" table:formula="of:=(4-[.Y51])/4" office:value-type="float" office:value="1" calcext:value-type="float">
            <text:p>1.00</text:p>
          </table:table-cell>
          <table:table-cell table:style-name="ce6" table:formula="of:=1+[.X51]" office:value-type="float" office:value="1" calcext:value-type="float">
            <text:p>1.00</text:p>
          </table:table-cell>
          <table:table-cell table:style-name="ce6" table:formula="of:=[.Y51]/(4-[.Y51])" office:value-type="float" office:value="0" calcext:value-type="float">
            <text:p>0.00</text:p>
          </table:table-cell>
          <table:table-cell table:style-name="ce6" table:formula="of:=SUM([.AQ51:.AS51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1];[.$AD$4:.$AD$37];0))*[.$AB51]" office:value-type="float" office:value="0" calcext:value-type="float">
            <text:p>0.00</text:p>
          </table:table-cell>
          <table:table-cell table:formula="of:=INDEX([.AF$4:.AF$37];MATCH([.$A51];[.$AD$4:.$AD$37];0))*[.$AC51]" office:value-type="float" office:value="1" calcext:value-type="float">
            <text:p>1.00</text:p>
          </table:table-cell>
          <table:table-cell table:formula="of:=INDEX([.AG$4:.AG$37];MATCH([.$A51];[.$AD$4:.$AD$37];0))*[.$AD51]" office:value-type="float" office:value="0.5" calcext:value-type="float">
            <text:p>0.50</text:p>
          </table:table-cell>
          <table:table-cell table:formula="of:=INDEX([.AH$4:.AH$37];MATCH([.$A51];[.$AD$4:.$AD$37];0))*[.$AB51]" office:value-type="float" office:value="0.5" calcext:value-type="float">
            <text:p>0.50</text:p>
          </table:table-cell>
          <table:table-cell table:formula="of:=INDEX([.AI$4:.AI$37];MATCH([.$A51];[.$AD$4:.$AD$37];0))*[.$AC51]" office:value-type="float" office:value="0" calcext:value-type="float">
            <text:p>0.00</text:p>
          </table:table-cell>
          <table:table-cell table:formula="of:=INDEX([.AJ$4:.AJ$37];MATCH([.$A51];[.$AD$4:.$AD$37];0))*[.$AD51]" office:value-type="float" office:value="0" calcext:value-type="float">
            <text:p>0.00</text:p>
          </table:table-cell>
          <table:table-cell table:formula="of:=INDEX([.AK$4:.AK$37];MATCH([.$A51];[.$AD$4:.$AD$37];0))*[.$AB51]" office:value-type="float" office:value="0.25" calcext:value-type="float">
            <text:p>0.25</text:p>
          </table:table-cell>
          <table:table-cell table:formula="of:=INDEX([.AL$4:.AL$37];MATCH([.$A51];[.$AD$4:.$AD$37];0))*[.$AC51]" office:value-type="float" office:value="0.5" calcext:value-type="float">
            <text:p>0.50</text:p>
          </table:table-cell>
          <table:table-cell table:formula="of:=INDEX([.AM$4:.AM$37];MATCH([.$A51];[.$AD$4:.$AD$37];0))*[.$AD51]" office:value-type="float" office:value="0.25" calcext:value-type="float">
            <text:p>0.25</text:p>
          </table:table-cell>
          <table:table-cell table:formula="of:=INDEX([.AN$4:.AN$37];MATCH([.$A51];[.$AD$4:.$AD$37];0))*[.$AB51]" office:value-type="float" office:value="0.25" calcext:value-type="float">
            <text:p>0.25</text:p>
          </table:table-cell>
          <table:table-cell table:formula="of:=INDEX([.AO$4:.AO$37];MATCH([.$A51];[.$AD$4:.$AD$37];0))*[.$AC51]" office:value-type="float" office:value="0.5" calcext:value-type="float">
            <text:p>0.50</text:p>
          </table:table-cell>
          <table:table-cell table:formula="of:=INDEX([.AP$4:.AP$37];MATCH([.$A51];[.$AD$4:.$AD$37];0))*[.$AD51]" office:value-type="float" office:value="0.25" calcext:value-type="float">
            <text:p>0.25</text:p>
          </table:table-cell>
          <table:table-cell table:formula="of:=INDEX([.AQ$4:.AQ$37];MATCH([.$A51];[.$AD$4:.$AD$37];0))*[.$AB51]" office:value-type="float" office:value="0" calcext:value-type="float">
            <text:p>0.00</text:p>
          </table:table-cell>
          <table:table-cell table:formula="of:=INDEX([.AR$4:.AR$37];MATCH([.$A51];[.$AD$4:.$AD$37];0))*[.$AC51]" office:value-type="float" office:value="0" calcext:value-type="float">
            <text:p>0.00</text:p>
          </table:table-cell>
          <table:table-cell table:formula="of:=INDEX([.AS$4:.AS$37];MATCH([.$A51];[.$AD$4:.$AD$37];0))*[.$AD51]" office:value-type="float" office:value="0" calcext:value-type="float">
            <text:p>0.00</text:p>
          </table:table-cell>
          <table:table-cell table:style-name="ce9" table:formula="of:=SUM([.$AE51:.$AG51])/[.AX51]" office:value-type="float" office:value="0.375" calcext:value-type="float">
            <text:p>0.38</text:p>
          </table:table-cell>
          <table:table-cell table:formula="of:=SUM([.$AH51:.$AJ51])/[.AY51]" office:value-type="float" office:value="0.25" calcext:value-type="float">
            <text:p>0.25</text:p>
          </table:table-cell>
          <table:table-cell table:style-name="ce9" table:formula="of:=SUM([.$AK51:.$AM51])/[.AZ51]" office:value-type="float" office:value="0.333333333333333" calcext:value-type="float">
            <text:p>0.33</text:p>
          </table:table-cell>
          <table:table-cell table:style-name="ce9" table:formula="of:=SUM([.$AN51:.$AP51])/[.BA51]" office:value-type="float" office:value="0.333333333333333" calcext:value-type="float">
            <text:p>0.33</text:p>
          </table:table-cell>
          <table:table-cell table:formula="of:=INDEX([.AX$4:.AX$37];MATCH([.$A51];[.$AD$4:.$AD$37];0))" office:value-type="float" office:value="4" calcext:value-type="float">
            <text:p>4</text:p>
          </table:table-cell>
          <table:table-cell table:formula="of:=INDEX([.AY$4:.AY$37];MATCH([.$A51];[.$AD$4:.$AD$37];0))" office:value-type="float" office:value="2" calcext:value-type="float">
            <text:p>2</text:p>
          </table:table-cell>
          <table:table-cell table:formula="of:=INDEX([.AZ$4:.AZ$37];MATCH([.$A51];[.$AD$4:.$AD$37];0))" office:value-type="float" office:value="3" calcext:value-type="float">
            <text:p>3</text:p>
          </table:table-cell>
          <table:table-cell table:formula="of:=INDEX([.BA$4:.BA$37];MATCH([.$A51];[.$AD$4:.$AD$37];0))" office:value-type="float" office:value="3" calcext:value-type="float">
            <text:p>3</text:p>
          </table:table-cell>
          <table:table-cell table:formula="of:=INDEX([.BB$4:.BB$37];MATCH([.$A51];[.$AD$4:.$AD$37];0))" office:value-type="float" office:value="12" calcext:value-type="float">
            <text:p>12</text:p>
          </table:table-cell>
          <table:table-cell/>
          <table:table-cell table:formula="of:=[.$BD$40]*[.Q51]" office:value-type="float" office:value="16" calcext:value-type="float">
            <text:p>16</text:p>
          </table:table-cell>
          <table:table-cell table:style-name="ce8" table:formula="of:=INDEX([.AV$4:.AV$37];MATCH([.$A51];[.$AD$4:.$AD$37];0))" office:value-type="float" office:value="14" calcext:value-type="float">
            <text:p>14</text:p>
          </table:table-cell>
          <table:table-cell table:style-name="ce8" table:formula="of:=[.BL51]*[.$P51]" office:value-type="float" office:value="43.5483870967742" calcext:value-type="float">
            <text:p>44</text:p>
          </table:table-cell>
          <table:table-cell table:style-name="ce8" table:formula="of:=[.BM51]*[.$P51]" office:value-type="float" office:value="29.0322580645161" calcext:value-type="float">
            <text:p>29</text:p>
          </table:table-cell>
          <table:table-cell table:style-name="ce8" table:formula="of:=[.BN51]*[.$P51]" office:value-type="float" office:value="38.7096774193548" calcext:value-type="float">
            <text:p>39</text:p>
          </table:table-cell>
          <table:table-cell table:style-name="ce8" table:formula="of:=[.BO51]*[.$P51]" office:value-type="float" office:value="38.7096774193548" calcext:value-type="float">
            <text:p>39</text:p>
          </table:table-cell>
          <table:table-cell table:style-name="ce13" table:formula="of:=[.BD51]/[.$P51]" office:value-type="float" office:value="0.0888888888888889" calcext:value-type="float">
            <text:p>0.09</text:p>
          </table:table-cell>
          <table:table-cell table:style-name="ce13" table:formula="of:=[.BE51]/[.$P51]" office:value-type="float" office:value="0.0777777777777778" calcext:value-type="float">
            <text:p>0.08</text:p>
          </table:table-cell>
          <table:table-cell table:style-name="ce13" table:formula="of:=(1-[.$BJ51]-[.$BK51])*[.AT51]/SUM([.$AT51:.$AW51])" office:value-type="float" office:value="0.241935483870968" calcext:value-type="float">
            <text:p>0.24</text:p>
          </table:table-cell>
          <table:table-cell table:style-name="ce13" table:formula="of:=(1-[.$BJ51]-[.$BK51])*[.AU51]/SUM([.$AT51:.$AW51])" office:value-type="float" office:value="0.161290322580645" calcext:value-type="float">
            <text:p>0.16</text:p>
          </table:table-cell>
          <table:table-cell table:style-name="ce13" table:formula="of:=(1-[.$BJ51]-[.$BK51])*[.AV51]/SUM([.$AT51:.$AW51])" office:value-type="float" office:value="0.21505376344086" calcext:value-type="float">
            <text:p>0.22</text:p>
          </table:table-cell>
          <table:table-cell table:style-name="ce13" table:formula="of:=(1-[.$BJ51]-[.$BK51])*[.AW51]/SUM([.$AT51:.$AW51])" office:value-type="float" office:value="0.21505376344086" calcext:value-type="float">
            <text:p>0.22</text:p>
          </table:table-cell>
          <table:table-cell table:style-name="ce8" table:formula="of:=3600 *(1-SUM([.BL51:.BO51]))" office:value-type="float" office:value="600" calcext:value-type="float">
            <text:p>600</text:p>
          </table:table-cell>
          <table:table-cell table:formula="of:=[.BP51]/([.BD51]+[.BE51]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5" office:value-type="string" calcext:value-type="string">
            <text:p>MK1</text:p>
          </table:table-cell>
          <table:table-cell table:style-name="ce15"/>
          <table:table-cell table:style-name="ce15" table:formula="of:=[.P52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52]" office:value-type="float" office:value="32.1428571428571" calcext:value-type="float">
            <text:p>32.1</text:p>
          </table:table-cell>
          <table:table-cell table:style-name="ce19" table:formula="of:=[.R52]" office:value-type="float" office:value="375" calcext:value-type="float">
            <text:p>375</text:p>
          </table:table-cell>
          <table:table-cell table:style-name="ce19" table:formula="of:=[.M52]*[.T52]" office:value-type="float" office:value="375" calcext:value-type="float">
            <text:p>375</text:p>
          </table:table-cell>
          <table:table-cell table:style-name="ce19" table:formula="of:=[.N52]*[.W52]" office:value-type="float" office:value="428.571428571429" calcext:value-type="float">
            <text:p>429</text:p>
          </table:table-cell>
          <table:table-cell table:style-name="ce4" table:formula="of:=[.P51]" office:value-type="float" office:value="180" calcext:value-type="float">
            <text:p>180</text:p>
          </table:table-cell>
          <table:table-cell table:style-name="ce16" table:formula="of:=INDEX([.Q$4:.Q$37];MATCH([.$A52];[.$AD$4:.$AD$37];0))" office:value-type="float" office:value="4" calcext:value-type="float">
            <text:p>4</text:p>
          </table:table-cell>
          <table:table-cell table:style-name="ce16" table:formula="of:=SUMPRODUCT([.AX52:.BA52];[.BL52:.BO52])*[.$AY$40]/[.BB52]" office:value-type="float" office:value="375" calcext:value-type="float">
            <text:p>375</text:p>
          </table:table-cell>
          <table:table-cell table:style-name="ce16" table:formula="of:=SUMPRODUCT([.AX52:.BA52];[.BL52:.BO52])*[.$AY$40]" office:value-type="float" office:value="4500" calcext:value-type="float">
            <text:p>4500</text:p>
          </table:table-cell>
          <table:table-cell table:style-name="ce6" table:formula="of:=[.V52]/[.U52]" office:value-type="float" office:value="1" calcext:value-type="float">
            <text:p>1.00</text:p>
          </table:table-cell>
          <table:table-cell table:style-name="ce6" table:formula="of:=SUM([.AE52:.AP52])/4" office:value-type="float" office:value="0.875" calcext:value-type="float">
            <text:p>0.88</text:p>
          </table:table-cell>
          <table:table-cell table:style-name="ce6" table:formula="of:=(4-[.Y52])/4" office:value-type="float" office:value="0.875" calcext:value-type="float">
            <text:p>0.88</text:p>
          </table:table-cell>
          <table:table-cell table:style-name="ce6" table:formula="of:=1+[.X52]" office:value-type="float" office:value="1.14285714285714" calcext:value-type="float">
            <text:p>1.14</text:p>
          </table:table-cell>
          <table:table-cell table:style-name="ce6" table:formula="of:=[.Y52]/(4-[.Y52])" office:value-type="float" office:value="0.142857142857143" calcext:value-type="float">
            <text:p>0.14</text:p>
          </table:table-cell>
          <table:table-cell table:style-name="ce6" table:formula="of:=SUM([.AQ52:.AS52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2];[.$AD$4:.$AD$37];0))*[.$AB52]" office:value-type="float" office:value="0" calcext:value-type="float">
            <text:p>0.00</text:p>
          </table:table-cell>
          <table:table-cell table:formula="of:=INDEX([.AF$4:.AF$37];MATCH([.$A52];[.$AD$4:.$AD$37];0))*[.$AC52]" office:value-type="float" office:value="1" calcext:value-type="float">
            <text:p>1.00</text:p>
          </table:table-cell>
          <table:table-cell table:formula="of:=INDEX([.AG$4:.AG$37];MATCH([.$A52];[.$AD$4:.$AD$37];0))*[.$AD52]" office:value-type="float" office:value="0" calcext:value-type="float">
            <text:p>0.00</text:p>
          </table:table-cell>
          <table:table-cell table:formula="of:=INDEX([.AH$4:.AH$37];MATCH([.$A52];[.$AD$4:.$AD$37];0))*[.$AB52]" office:value-type="float" office:value="0.5" calcext:value-type="float">
            <text:p>0.50</text:p>
          </table:table-cell>
          <table:table-cell table:formula="of:=INDEX([.AI$4:.AI$37];MATCH([.$A52];[.$AD$4:.$AD$37];0))*[.$AC52]" office:value-type="float" office:value="0" calcext:value-type="float">
            <text:p>0.00</text:p>
          </table:table-cell>
          <table:table-cell table:formula="of:=INDEX([.AJ$4:.AJ$37];MATCH([.$A52];[.$AD$4:.$AD$37];0))*[.$AD52]" office:value-type="float" office:value="0" calcext:value-type="float">
            <text:p>0.00</text:p>
          </table:table-cell>
          <table:table-cell table:formula="of:=INDEX([.AK$4:.AK$37];MATCH([.$A52];[.$AD$4:.$AD$37];0))*[.$AB52]" office:value-type="float" office:value="0.25" calcext:value-type="float">
            <text:p>0.25</text:p>
          </table:table-cell>
          <table:table-cell table:formula="of:=INDEX([.AL$4:.AL$37];MATCH([.$A52];[.$AD$4:.$AD$37];0))*[.$AC52]" office:value-type="float" office:value="0.5" calcext:value-type="float">
            <text:p>0.50</text:p>
          </table:table-cell>
          <table:table-cell table:formula="of:=INDEX([.AM$4:.AM$37];MATCH([.$A52];[.$AD$4:.$AD$37];0))*[.$AD52]" office:value-type="float" office:value="0.25" calcext:value-type="float">
            <text:p>0.25</text:p>
          </table:table-cell>
          <table:table-cell table:formula="of:=INDEX([.AN$4:.AN$37];MATCH([.$A52];[.$AD$4:.$AD$37];0))*[.$AB52]" office:value-type="float" office:value="0.25" calcext:value-type="float">
            <text:p>0.25</text:p>
          </table:table-cell>
          <table:table-cell table:formula="of:=INDEX([.AO$4:.AO$37];MATCH([.$A52];[.$AD$4:.$AD$37];0))*[.$AC52]" office:value-type="float" office:value="0.5" calcext:value-type="float">
            <text:p>0.50</text:p>
          </table:table-cell>
          <table:table-cell table:formula="of:=INDEX([.AP$4:.AP$37];MATCH([.$A52];[.$AD$4:.$AD$37];0))*[.$AD52]" office:value-type="float" office:value="0.25" calcext:value-type="float">
            <text:p>0.25</text:p>
          </table:table-cell>
          <table:table-cell table:formula="of:=INDEX([.AQ$4:.AQ$37];MATCH([.$A52];[.$AD$4:.$AD$37];0))*[.$AB52]" office:value-type="float" office:value="0" calcext:value-type="float">
            <text:p>0.00</text:p>
          </table:table-cell>
          <table:table-cell table:formula="of:=INDEX([.AR$4:.AR$37];MATCH([.$A52];[.$AD$4:.$AD$37];0))*[.$AC52]" office:value-type="float" office:value="0" calcext:value-type="float">
            <text:p>0.00</text:p>
          </table:table-cell>
          <table:table-cell table:formula="of:=INDEX([.AS$4:.AS$37];MATCH([.$A52];[.$AD$4:.$AD$37];0))*[.$AD52]" office:value-type="float" office:value="0.5" calcext:value-type="float">
            <text:p>0.50</text:p>
          </table:table-cell>
          <table:table-cell table:style-name="ce9" table:formula="of:=SUM([.$AE52:.$AG52])/[.AX52]" office:value-type="float" office:value="0.25" calcext:value-type="float">
            <text:p>0.25</text:p>
          </table:table-cell>
          <table:table-cell table:formula="of:=SUM([.$AH52:.$AJ52])/[.AY52]" office:value-type="float" office:value="0.25" calcext:value-type="float">
            <text:p>0.25</text:p>
          </table:table-cell>
          <table:table-cell table:style-name="ce9" table:formula="of:=SUM([.$AK52:.$AM52])/[.AZ52]" office:value-type="float" office:value="0.333333333333333" calcext:value-type="float">
            <text:p>0.33</text:p>
          </table:table-cell>
          <table:table-cell table:style-name="ce9" table:formula="of:=SUM([.$AN52:.$AP52])/[.BA52]" office:value-type="float" office:value="0.333333333333333" calcext:value-type="float">
            <text:p>0.33</text:p>
          </table:table-cell>
          <table:table-cell table:formula="of:=INDEX([.AX$4:.AX$37];MATCH([.$A52];[.$AD$4:.$AD$37];0))" office:value-type="float" office:value="4" calcext:value-type="float">
            <text:p>4</text:p>
          </table:table-cell>
          <table:table-cell table:formula="of:=INDEX([.AY$4:.AY$37];MATCH([.$A52];[.$AD$4:.$AD$37];0))" office:value-type="float" office:value="2" calcext:value-type="float">
            <text:p>2</text:p>
          </table:table-cell>
          <table:table-cell table:formula="of:=INDEX([.AZ$4:.AZ$37];MATCH([.$A52];[.$AD$4:.$AD$37];0))" office:value-type="float" office:value="3" calcext:value-type="float">
            <text:p>3</text:p>
          </table:table-cell>
          <table:table-cell table:formula="of:=INDEX([.BA$4:.BA$37];MATCH([.$A52];[.$AD$4:.$AD$37];0))" office:value-type="float" office:value="3" calcext:value-type="float">
            <text:p>3</text:p>
          </table:table-cell>
          <table:table-cell table:formula="of:=INDEX([.BB$4:.BB$37];MATCH([.$A52];[.$AD$4:.$AD$37];0))" office:value-type="float" office:value="12" calcext:value-type="float">
            <text:p>12</text:p>
          </table:table-cell>
          <table:table-cell/>
          <table:table-cell table:formula="of:=[.$BD$40]*[.Q52]" office:value-type="float" office:value="16" calcext:value-type="float">
            <text:p>16</text:p>
          </table:table-cell>
          <table:table-cell table:style-name="ce8" table:formula="of:=INDEX([.AV$4:.AV$37];MATCH([.$A52];[.$AD$4:.$AD$37];0))" office:value-type="float" office:value="14" calcext:value-type="float">
            <text:p>14</text:p>
          </table:table-cell>
          <table:table-cell table:style-name="ce8" table:formula="of:=[.BL52]*[.$P52]" office:value-type="float" office:value="32.1428571428571" calcext:value-type="float">
            <text:p>32</text:p>
          </table:table-cell>
          <table:table-cell table:style-name="ce8" table:formula="of:=[.BM52]*[.$P52]" office:value-type="float" office:value="32.1428571428571" calcext:value-type="float">
            <text:p>32</text:p>
          </table:table-cell>
          <table:table-cell table:style-name="ce8" table:formula="of:=[.BN52]*[.$P52]" office:value-type="float" office:value="42.8571428571429" calcext:value-type="float">
            <text:p>43</text:p>
          </table:table-cell>
          <table:table-cell table:style-name="ce8" table:formula="of:=[.BO52]*[.$P52]" office:value-type="float" office:value="42.8571428571429" calcext:value-type="float">
            <text:p>43</text:p>
          </table:table-cell>
          <table:table-cell table:style-name="ce13" table:formula="of:=[.BD52]/[.$P52]" office:value-type="float" office:value="0.0888888888888889" calcext:value-type="float">
            <text:p>0.09</text:p>
          </table:table-cell>
          <table:table-cell table:style-name="ce13" table:formula="of:=[.BE52]/[.$P52]" office:value-type="float" office:value="0.0777777777777778" calcext:value-type="float">
            <text:p>0.08</text:p>
          </table:table-cell>
          <table:table-cell table:style-name="ce13" table:formula="of:=(1-[.$BJ52]-[.$BK52])*[.AT52]/SUM([.$AT52:.$AW52])" office:value-type="float" office:value="0.178571428571429" calcext:value-type="float">
            <text:p>0.18</text:p>
          </table:table-cell>
          <table:table-cell table:style-name="ce13" table:formula="of:=(1-[.$BJ52]-[.$BK52])*[.AU52]/SUM([.$AT52:.$AW52])" office:value-type="float" office:value="0.178571428571429" calcext:value-type="float">
            <text:p>0.18</text:p>
          </table:table-cell>
          <table:table-cell table:style-name="ce13" table:formula="of:=(1-[.$BJ52]-[.$BK52])*[.AV52]/SUM([.$AT52:.$AW52])" office:value-type="float" office:value="0.238095238095238" calcext:value-type="float">
            <text:p>0.24</text:p>
          </table:table-cell>
          <table:table-cell table:style-name="ce13" table:formula="of:=(1-[.$BJ52]-[.$BK52])*[.AW52]/SUM([.$AT52:.$AW52])" office:value-type="float" office:value="0.238095238095238" calcext:value-type="float">
            <text:p>0.24</text:p>
          </table:table-cell>
          <table:table-cell table:style-name="ce8" table:formula="of:=3600 *(1-SUM([.BL52:.BO52]))" office:value-type="float" office:value="600" calcext:value-type="float">
            <text:p>600</text:p>
          </table:table-cell>
          <table:table-cell table:formula="of:=[.BP52]/([.BD52]+[.BE52]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5" office:value-type="string" calcext:value-type="string">
            <text:p>MK2</text:p>
          </table:table-cell>
          <table:table-cell table:style-name="ce15"/>
          <table:table-cell table:style-name="ce15" table:formula="of:=[.P53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53]" office:value-type="float" office:value="50" calcext:value-type="float">
            <text:p>50.0</text:p>
          </table:table-cell>
          <table:table-cell table:style-name="ce19" table:formula="of:=[.R53]" office:value-type="float" office:value="388.888888888889" calcext:value-type="float">
            <text:p>389</text:p>
          </table:table-cell>
          <table:table-cell table:style-name="ce19" table:formula="of:=[.M53]*[.T53]" office:value-type="float" office:value="388.888888888889" calcext:value-type="float">
            <text:p>389</text:p>
          </table:table-cell>
          <table:table-cell table:style-name="ce19" table:formula="of:=[.N53]*[.W53]" office:value-type="float" office:value="444.444444444444" calcext:value-type="float">
            <text:p>444</text:p>
          </table:table-cell>
          <table:table-cell table:style-name="ce4" table:formula="of:=[.P52]" office:value-type="float" office:value="180" calcext:value-type="float">
            <text:p>180</text:p>
          </table:table-cell>
          <table:table-cell table:style-name="ce16" table:formula="of:=INDEX([.Q$4:.Q$37];MATCH([.$A53];[.$AD$4:.$AD$37];0))" office:value-type="float" office:value="4" calcext:value-type="float">
            <text:p>4</text:p>
          </table:table-cell>
          <table:table-cell table:style-name="ce16" table:formula="of:=SUMPRODUCT([.AX53:.BA53];[.BL53:.BO53])*[.$AY$40]/[.BB53]" office:value-type="float" office:value="388.888888888889" calcext:value-type="float">
            <text:p>389</text:p>
          </table:table-cell>
          <table:table-cell table:style-name="ce16" table:formula="of:=SUMPRODUCT([.AX53:.BA53];[.BL53:.BO53])*[.$AY$40]" office:value-type="float" office:value="4666.66666666667" calcext:value-type="float">
            <text:p>4667</text:p>
          </table:table-cell>
          <table:table-cell table:style-name="ce6" table:formula="of:=[.V53]/[.U53]" office:value-type="float" office:value="1" calcext:value-type="float">
            <text:p>1.00</text:p>
          </table:table-cell>
          <table:table-cell table:style-name="ce6" table:formula="of:=SUM([.AE53:.AP53])/4" office:value-type="float" office:value="0.875" calcext:value-type="float">
            <text:p>0.88</text:p>
          </table:table-cell>
          <table:table-cell table:style-name="ce6" table:formula="of:=(4-[.Y53])/4" office:value-type="float" office:value="0.875" calcext:value-type="float">
            <text:p>0.88</text:p>
          </table:table-cell>
          <table:table-cell table:style-name="ce6" table:formula="of:=1+[.X53]" office:value-type="float" office:value="1.14285714285714" calcext:value-type="float">
            <text:p>1.14</text:p>
          </table:table-cell>
          <table:table-cell table:style-name="ce6" table:formula="of:=[.Y53]/(4-[.Y53])" office:value-type="float" office:value="0.142857142857143" calcext:value-type="float">
            <text:p>0.14</text:p>
          </table:table-cell>
          <table:table-cell table:style-name="ce6" table:formula="of:=SUM([.AQ53:.AS53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3];[.$AD$4:.$AD$37];0))*[.$AB53]" office:value-type="float" office:value="0" calcext:value-type="float">
            <text:p>0.00</text:p>
          </table:table-cell>
          <table:table-cell table:formula="of:=INDEX([.AF$4:.AF$37];MATCH([.$A53];[.$AD$4:.$AD$37];0))*[.$AC53]" office:value-type="float" office:value="1" calcext:value-type="float">
            <text:p>1.00</text:p>
          </table:table-cell>
          <table:table-cell table:formula="of:=INDEX([.AG$4:.AG$37];MATCH([.$A53];[.$AD$4:.$AD$37];0))*[.$AD53]" office:value-type="float" office:value="0.5" calcext:value-type="float">
            <text:p>0.50</text:p>
          </table:table-cell>
          <table:table-cell table:formula="of:=INDEX([.AH$4:.AH$37];MATCH([.$A53];[.$AD$4:.$AD$37];0))*[.$AB53]" office:value-type="float" office:value="0.5" calcext:value-type="float">
            <text:p>0.50</text:p>
          </table:table-cell>
          <table:table-cell table:formula="of:=INDEX([.AI$4:.AI$37];MATCH([.$A53];[.$AD$4:.$AD$37];0))*[.$AC53]" office:value-type="float" office:value="0" calcext:value-type="float">
            <text:p>0.00</text:p>
          </table:table-cell>
          <table:table-cell table:formula="of:=INDEX([.AJ$4:.AJ$37];MATCH([.$A53];[.$AD$4:.$AD$37];0))*[.$AD53]" office:value-type="float" office:value="0" calcext:value-type="float">
            <text:p>0.00</text:p>
          </table:table-cell>
          <table:table-cell table:formula="of:=INDEX([.AK$4:.AK$37];MATCH([.$A53];[.$AD$4:.$AD$37];0))*[.$AB53]" office:value-type="float" office:value="0.25" calcext:value-type="float">
            <text:p>0.25</text:p>
          </table:table-cell>
          <table:table-cell table:formula="of:=INDEX([.AL$4:.AL$37];MATCH([.$A53];[.$AD$4:.$AD$37];0))*[.$AC53]" office:value-type="float" office:value="0.5" calcext:value-type="float">
            <text:p>0.50</text:p>
          </table:table-cell>
          <table:table-cell table:formula="of:=INDEX([.AM$4:.AM$37];MATCH([.$A53];[.$AD$4:.$AD$37];0))*[.$AD53]" office:value-type="float" office:value="0" calcext:value-type="float">
            <text:p>0.00</text:p>
          </table:table-cell>
          <table:table-cell table:formula="of:=INDEX([.AN$4:.AN$37];MATCH([.$A53];[.$AD$4:.$AD$37];0))*[.$AB53]" office:value-type="float" office:value="0.25" calcext:value-type="float">
            <text:p>0.25</text:p>
          </table:table-cell>
          <table:table-cell table:formula="of:=INDEX([.AO$4:.AO$37];MATCH([.$A53];[.$AD$4:.$AD$37];0))*[.$AC53]" office:value-type="float" office:value="0.5" calcext:value-type="float">
            <text:p>0.50</text:p>
          </table:table-cell>
          <table:table-cell table:formula="of:=INDEX([.AP$4:.AP$37];MATCH([.$A53];[.$AD$4:.$AD$37];0))*[.$AD53]" office:value-type="float" office:value="0" calcext:value-type="float">
            <text:p>0.00</text:p>
          </table:table-cell>
          <table:table-cell table:formula="of:=INDEX([.AQ$4:.AQ$37];MATCH([.$A53];[.$AD$4:.$AD$37];0))*[.$AB53]" office:value-type="float" office:value="0" calcext:value-type="float">
            <text:p>0.00</text:p>
          </table:table-cell>
          <table:table-cell table:formula="of:=INDEX([.AR$4:.AR$37];MATCH([.$A53];[.$AD$4:.$AD$37];0))*[.$AC53]" office:value-type="float" office:value="0" calcext:value-type="float">
            <text:p>0.00</text:p>
          </table:table-cell>
          <table:table-cell table:formula="of:=INDEX([.AS$4:.AS$37];MATCH([.$A53];[.$AD$4:.$AD$37];0))*[.$AD53]" office:value-type="float" office:value="0.5" calcext:value-type="float">
            <text:p>0.50</text:p>
          </table:table-cell>
          <table:table-cell table:style-name="ce9" table:formula="of:=SUM([.$AE53:.$AG53])/[.AX53]" office:value-type="float" office:value="0.375" calcext:value-type="float">
            <text:p>0.38</text:p>
          </table:table-cell>
          <table:table-cell table:formula="of:=SUM([.$AH53:.$AJ53])/[.AY53]" office:value-type="float" office:value="0.25" calcext:value-type="float">
            <text:p>0.25</text:p>
          </table:table-cell>
          <table:table-cell table:style-name="ce9" table:formula="of:=SUM([.$AK53:.$AM53])/[.AZ53]" office:value-type="float" office:value="0.25" calcext:value-type="float">
            <text:p>0.25</text:p>
          </table:table-cell>
          <table:table-cell table:style-name="ce9" table:formula="of:=SUM([.$AN53:.$AP53])/[.BA53]" office:value-type="float" office:value="0.25" calcext:value-type="float">
            <text:p>0.25</text:p>
          </table:table-cell>
          <table:table-cell table:formula="of:=INDEX([.AX$4:.AX$37];MATCH([.$A53];[.$AD$4:.$AD$37];0))" office:value-type="float" office:value="4" calcext:value-type="float">
            <text:p>4</text:p>
          </table:table-cell>
          <table:table-cell table:formula="of:=INDEX([.AY$4:.AY$37];MATCH([.$A53];[.$AD$4:.$AD$37];0))" office:value-type="float" office:value="2" calcext:value-type="float">
            <text:p>2</text:p>
          </table:table-cell>
          <table:table-cell table:formula="of:=INDEX([.AZ$4:.AZ$37];MATCH([.$A53];[.$AD$4:.$AD$37];0))" office:value-type="float" office:value="3" calcext:value-type="float">
            <text:p>3</text:p>
          </table:table-cell>
          <table:table-cell table:formula="of:=INDEX([.BA$4:.BA$37];MATCH([.$A53];[.$AD$4:.$AD$37];0))" office:value-type="float" office:value="3" calcext:value-type="float">
            <text:p>3</text:p>
          </table:table-cell>
          <table:table-cell table:formula="of:=INDEX([.BB$4:.BB$37];MATCH([.$A53];[.$AD$4:.$AD$37];0))" office:value-type="float" office:value="12" calcext:value-type="float">
            <text:p>12</text:p>
          </table:table-cell>
          <table:table-cell/>
          <table:table-cell table:formula="of:=[.$BD$40]*[.Q53]" office:value-type="float" office:value="16" calcext:value-type="float">
            <text:p>16</text:p>
          </table:table-cell>
          <table:table-cell table:style-name="ce8" table:formula="of:=INDEX([.AV$4:.AV$37];MATCH([.$A53];[.$AD$4:.$AD$37];0))" office:value-type="float" office:value="14" calcext:value-type="float">
            <text:p>14</text:p>
          </table:table-cell>
          <table:table-cell table:style-name="ce8" table:formula="of:=[.BL53]*[.$P53]" office:value-type="float" office:value="50" calcext:value-type="float">
            <text:p>50</text:p>
          </table:table-cell>
          <table:table-cell table:style-name="ce8" table:formula="of:=[.BM53]*[.$P53]" office:value-type="float" office:value="33.3333333333333" calcext:value-type="float">
            <text:p>33</text:p>
          </table:table-cell>
          <table:table-cell table:style-name="ce8" table:formula="of:=[.BN53]*[.$P53]" office:value-type="float" office:value="33.3333333333333" calcext:value-type="float">
            <text:p>33</text:p>
          </table:table-cell>
          <table:table-cell table:style-name="ce8" table:formula="of:=[.BO53]*[.$P53]" office:value-type="float" office:value="33.3333333333333" calcext:value-type="float">
            <text:p>33</text:p>
          </table:table-cell>
          <table:table-cell table:style-name="ce13" table:formula="of:=[.BD53]/[.$P53]" office:value-type="float" office:value="0.0888888888888889" calcext:value-type="float">
            <text:p>0.09</text:p>
          </table:table-cell>
          <table:table-cell table:style-name="ce13" table:formula="of:=[.BE53]/[.$P53]" office:value-type="float" office:value="0.0777777777777778" calcext:value-type="float">
            <text:p>0.08</text:p>
          </table:table-cell>
          <table:table-cell table:style-name="ce13" table:formula="of:=(1-[.$BJ53]-[.$BK53])*[.AT53]/SUM([.$AT53:.$AW53])" office:value-type="float" office:value="0.277777777777778" calcext:value-type="float">
            <text:p>0.28</text:p>
          </table:table-cell>
          <table:table-cell table:style-name="ce13" table:formula="of:=(1-[.$BJ53]-[.$BK53])*[.AU53]/SUM([.$AT53:.$AW53])" office:value-type="float" office:value="0.185185185185185" calcext:value-type="float">
            <text:p>0.19</text:p>
          </table:table-cell>
          <table:table-cell table:style-name="ce13" table:formula="of:=(1-[.$BJ53]-[.$BK53])*[.AV53]/SUM([.$AT53:.$AW53])" office:value-type="float" office:value="0.185185185185185" calcext:value-type="float">
            <text:p>0.19</text:p>
          </table:table-cell>
          <table:table-cell table:style-name="ce13" table:formula="of:=(1-[.$BJ53]-[.$BK53])*[.AW53]/SUM([.$AT53:.$AW53])" office:value-type="float" office:value="0.185185185185185" calcext:value-type="float">
            <text:p>0.19</text:p>
          </table:table-cell>
          <table:table-cell table:style-name="ce8" table:formula="of:=3600 *(1-SUM([.BL53:.BO53]))" office:value-type="float" office:value="600" calcext:value-type="float">
            <text:p>600</text:p>
          </table:table-cell>
          <table:table-cell table:formula="of:=[.BP53]/([.BD53]+[.BE53]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5" office:value-type="string" calcext:value-type="string">
            <text:p>MK12</text:p>
          </table:table-cell>
          <table:table-cell table:style-name="ce15"/>
          <table:table-cell table:style-name="ce15" table:formula="of:=[.P54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54]" office:value-type="float" office:value="37.5" calcext:value-type="float">
            <text:p>37.5</text:p>
          </table:table-cell>
          <table:table-cell table:style-name="ce19" table:formula="of:=[.R54]" office:value-type="float" office:value="375" calcext:value-type="float">
            <text:p>375</text:p>
          </table:table-cell>
          <table:table-cell table:style-name="ce19" table:formula="of:=[.M54]*[.T54]" office:value-type="float" office:value="375" calcext:value-type="float">
            <text:p>375</text:p>
          </table:table-cell>
          <table:table-cell table:style-name="ce19" table:formula="of:=[.N54]*[.W54]" office:value-type="float" office:value="500" calcext:value-type="float">
            <text:p>500</text:p>
          </table:table-cell>
          <table:table-cell table:style-name="ce4" table:formula="of:=[.P53]" office:value-type="float" office:value="180" calcext:value-type="float">
            <text:p>180</text:p>
          </table:table-cell>
          <table:table-cell table:style-name="ce16" table:formula="of:=INDEX([.Q$4:.Q$37];MATCH([.$A54];[.$AD$4:.$AD$37];0))" office:value-type="float" office:value="4" calcext:value-type="float">
            <text:p>4</text:p>
          </table:table-cell>
          <table:table-cell table:style-name="ce16" table:formula="of:=SUMPRODUCT([.AX54:.BA54];[.BL54:.BO54])*[.$AY$40]/[.BB54]" office:value-type="float" office:value="375" calcext:value-type="float">
            <text:p>375</text:p>
          </table:table-cell>
          <table:table-cell table:style-name="ce16" table:formula="of:=SUMPRODUCT([.AX54:.BA54];[.BL54:.BO54])*[.$AY$40]" office:value-type="float" office:value="4500" calcext:value-type="float">
            <text:p>4500</text:p>
          </table:table-cell>
          <table:table-cell table:style-name="ce6" table:formula="of:=[.V54]/[.U54]" office:value-type="float" office:value="1" calcext:value-type="float">
            <text:p>1.00</text:p>
          </table:table-cell>
          <table:table-cell table:style-name="ce6" table:formula="of:=SUM([.AE54:.AP54])/4" office:value-type="float" office:value="0.75" calcext:value-type="float">
            <text:p>0.75</text:p>
          </table:table-cell>
          <table:table-cell table:style-name="ce6" table:formula="of:=(4-[.Y54])/4" office:value-type="float" office:value="0.75" calcext:value-type="float">
            <text:p>0.75</text:p>
          </table:table-cell>
          <table:table-cell table:style-name="ce6" table:formula="of:=1+[.X54]" office:value-type="float" office:value="1.33333333333333" calcext:value-type="float">
            <text:p>1.33</text:p>
          </table:table-cell>
          <table:table-cell table:style-name="ce6" table:formula="of:=[.Y54]/(4-[.Y54])" office:value-type="float" office:value="0.333333333333333" calcext:value-type="float">
            <text:p>0.33</text:p>
          </table:table-cell>
          <table:table-cell table:style-name="ce6" table:formula="of:=SUM([.AQ54:.AS54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4];[.$AD$4:.$AD$37];0))*[.$AB54]" office:value-type="float" office:value="0" calcext:value-type="float">
            <text:p>0.00</text:p>
          </table:table-cell>
          <table:table-cell table:formula="of:=INDEX([.AF$4:.AF$37];MATCH([.$A54];[.$AD$4:.$AD$37];0))*[.$AC54]" office:value-type="float" office:value="1" calcext:value-type="float">
            <text:p>1.00</text:p>
          </table:table-cell>
          <table:table-cell table:formula="of:=INDEX([.AG$4:.AG$37];MATCH([.$A54];[.$AD$4:.$AD$37];0))*[.$AD54]" office:value-type="float" office:value="0" calcext:value-type="float">
            <text:p>0.00</text:p>
          </table:table-cell>
          <table:table-cell table:formula="of:=INDEX([.AH$4:.AH$37];MATCH([.$A54];[.$AD$4:.$AD$37];0))*[.$AB54]" office:value-type="float" office:value="0.5" calcext:value-type="float">
            <text:p>0.50</text:p>
          </table:table-cell>
          <table:table-cell table:formula="of:=INDEX([.AI$4:.AI$37];MATCH([.$A54];[.$AD$4:.$AD$37];0))*[.$AC54]" office:value-type="float" office:value="0" calcext:value-type="float">
            <text:p>0.00</text:p>
          </table:table-cell>
          <table:table-cell table:formula="of:=INDEX([.AJ$4:.AJ$37];MATCH([.$A54];[.$AD$4:.$AD$37];0))*[.$AD54]" office:value-type="float" office:value="0" calcext:value-type="float">
            <text:p>0.00</text:p>
          </table:table-cell>
          <table:table-cell table:formula="of:=INDEX([.AK$4:.AK$37];MATCH([.$A54];[.$AD$4:.$AD$37];0))*[.$AB54]" office:value-type="float" office:value="0.25" calcext:value-type="float">
            <text:p>0.25</text:p>
          </table:table-cell>
          <table:table-cell table:formula="of:=INDEX([.AL$4:.AL$37];MATCH([.$A54];[.$AD$4:.$AD$37];0))*[.$AC54]" office:value-type="float" office:value="0.5" calcext:value-type="float">
            <text:p>0.50</text:p>
          </table:table-cell>
          <table:table-cell table:formula="of:=INDEX([.AM$4:.AM$37];MATCH([.$A54];[.$AD$4:.$AD$37];0))*[.$AD54]" office:value-type="float" office:value="0" calcext:value-type="float">
            <text:p>0.00</text:p>
          </table:table-cell>
          <table:table-cell table:formula="of:=INDEX([.AN$4:.AN$37];MATCH([.$A54];[.$AD$4:.$AD$37];0))*[.$AB54]" office:value-type="float" office:value="0.25" calcext:value-type="float">
            <text:p>0.25</text:p>
          </table:table-cell>
          <table:table-cell table:formula="of:=INDEX([.AO$4:.AO$37];MATCH([.$A54];[.$AD$4:.$AD$37];0))*[.$AC54]" office:value-type="float" office:value="0.5" calcext:value-type="float">
            <text:p>0.50</text:p>
          </table:table-cell>
          <table:table-cell table:formula="of:=INDEX([.AP$4:.AP$37];MATCH([.$A54];[.$AD$4:.$AD$37];0))*[.$AD54]" office:value-type="float" office:value="0" calcext:value-type="float">
            <text:p>0.00</text:p>
          </table:table-cell>
          <table:table-cell table:formula="of:=INDEX([.AQ$4:.AQ$37];MATCH([.$A54];[.$AD$4:.$AD$37];0))*[.$AB54]" office:value-type="float" office:value="0" calcext:value-type="float">
            <text:p>0.00</text:p>
          </table:table-cell>
          <table:table-cell table:formula="of:=INDEX([.AR$4:.AR$37];MATCH([.$A54];[.$AD$4:.$AD$37];0))*[.$AC54]" office:value-type="float" office:value="0" calcext:value-type="float">
            <text:p>0.00</text:p>
          </table:table-cell>
          <table:table-cell table:formula="of:=INDEX([.AS$4:.AS$37];MATCH([.$A54];[.$AD$4:.$AD$37];0))*[.$AD54]" office:value-type="float" office:value="1" calcext:value-type="float">
            <text:p>1.00</text:p>
          </table:table-cell>
          <table:table-cell table:style-name="ce9" table:formula="of:=SUM([.$AE54:.$AG54])/[.AX54]" office:value-type="float" office:value="0.25" calcext:value-type="float">
            <text:p>0.25</text:p>
          </table:table-cell>
          <table:table-cell table:formula="of:=SUM([.$AH54:.$AJ54])/[.AY54]" office:value-type="float" office:value="0.25" calcext:value-type="float">
            <text:p>0.25</text:p>
          </table:table-cell>
          <table:table-cell table:style-name="ce9" table:formula="of:=SUM([.$AK54:.$AM54])/[.AZ54]" office:value-type="float" office:value="0.25" calcext:value-type="float">
            <text:p>0.25</text:p>
          </table:table-cell>
          <table:table-cell table:style-name="ce9" table:formula="of:=SUM([.$AN54:.$AP54])/[.BA54]" office:value-type="float" office:value="0.25" calcext:value-type="float">
            <text:p>0.25</text:p>
          </table:table-cell>
          <table:table-cell table:formula="of:=INDEX([.AX$4:.AX$37];MATCH([.$A54];[.$AD$4:.$AD$37];0))" office:value-type="float" office:value="4" calcext:value-type="float">
            <text:p>4</text:p>
          </table:table-cell>
          <table:table-cell table:formula="of:=INDEX([.AY$4:.AY$37];MATCH([.$A54];[.$AD$4:.$AD$37];0))" office:value-type="float" office:value="2" calcext:value-type="float">
            <text:p>2</text:p>
          </table:table-cell>
          <table:table-cell table:formula="of:=INDEX([.AZ$4:.AZ$37];MATCH([.$A54];[.$AD$4:.$AD$37];0))" office:value-type="float" office:value="3" calcext:value-type="float">
            <text:p>3</text:p>
          </table:table-cell>
          <table:table-cell table:formula="of:=INDEX([.BA$4:.BA$37];MATCH([.$A54];[.$AD$4:.$AD$37];0))" office:value-type="float" office:value="3" calcext:value-type="float">
            <text:p>3</text:p>
          </table:table-cell>
          <table:table-cell table:formula="of:=INDEX([.BB$4:.BB$37];MATCH([.$A54];[.$AD$4:.$AD$37];0))" office:value-type="float" office:value="12" calcext:value-type="float">
            <text:p>12</text:p>
          </table:table-cell>
          <table:table-cell/>
          <table:table-cell table:formula="of:=[.$BD$40]*[.Q54]" office:value-type="float" office:value="16" calcext:value-type="float">
            <text:p>16</text:p>
          </table:table-cell>
          <table:table-cell table:style-name="ce8" table:formula="of:=INDEX([.AV$4:.AV$37];MATCH([.$A54];[.$AD$4:.$AD$37];0))" office:value-type="float" office:value="14" calcext:value-type="float">
            <text:p>14</text:p>
          </table:table-cell>
          <table:table-cell table:style-name="ce8" table:formula="of:=[.BL54]*[.$P54]" office:value-type="float" office:value="37.5" calcext:value-type="float">
            <text:p>38</text:p>
          </table:table-cell>
          <table:table-cell table:style-name="ce8" table:formula="of:=[.BM54]*[.$P54]" office:value-type="float" office:value="37.5" calcext:value-type="float">
            <text:p>38</text:p>
          </table:table-cell>
          <table:table-cell table:style-name="ce8" table:formula="of:=[.BN54]*[.$P54]" office:value-type="float" office:value="37.5" calcext:value-type="float">
            <text:p>38</text:p>
          </table:table-cell>
          <table:table-cell table:style-name="ce8" table:formula="of:=[.BO54]*[.$P54]" office:value-type="float" office:value="37.5" calcext:value-type="float">
            <text:p>38</text:p>
          </table:table-cell>
          <table:table-cell table:style-name="ce13" table:formula="of:=[.BD54]/[.$P54]" office:value-type="float" office:value="0.0888888888888889" calcext:value-type="float">
            <text:p>0.09</text:p>
          </table:table-cell>
          <table:table-cell table:style-name="ce13" table:formula="of:=[.BE54]/[.$P54]" office:value-type="float" office:value="0.0777777777777778" calcext:value-type="float">
            <text:p>0.08</text:p>
          </table:table-cell>
          <table:table-cell table:style-name="ce13" table:formula="of:=(1-[.$BJ54]-[.$BK54])*[.AT54]/SUM([.$AT54:.$AW54])" office:value-type="float" office:value="0.208333333333333" calcext:value-type="float">
            <text:p>0.21</text:p>
          </table:table-cell>
          <table:table-cell table:style-name="ce13" table:formula="of:=(1-[.$BJ54]-[.$BK54])*[.AU54]/SUM([.$AT54:.$AW54])" office:value-type="float" office:value="0.208333333333333" calcext:value-type="float">
            <text:p>0.21</text:p>
          </table:table-cell>
          <table:table-cell table:style-name="ce13" table:formula="of:=(1-[.$BJ54]-[.$BK54])*[.AV54]/SUM([.$AT54:.$AW54])" office:value-type="float" office:value="0.208333333333333" calcext:value-type="float">
            <text:p>0.21</text:p>
          </table:table-cell>
          <table:table-cell table:style-name="ce13" table:formula="of:=(1-[.$BJ54]-[.$BK54])*[.AW54]/SUM([.$AT54:.$AW54])" office:value-type="float" office:value="0.208333333333333" calcext:value-type="float">
            <text:p>0.21</text:p>
          </table:table-cell>
          <table:table-cell table:style-name="ce8" table:formula="of:=3600 *(1-SUM([.BL54:.BO54]))" office:value-type="float" office:value="600" calcext:value-type="float">
            <text:p>600</text:p>
          </table:table-cell>
          <table:table-cell table:formula="of:=[.BP54]/([.BD54]+[.BE54]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[.P55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\fignum(conflicting-movements)</text:p>
          </table:table-cell>
          <table:table-cell table:style-name="ce18" table:formula="of:=[.BF55]" office:value-type="float" office:value="22.2" calcext:value-type="float">
            <text:p>22.2</text:p>
          </table:table-cell>
          <table:table-cell table:style-name="ce19" table:formula="of:=[.R55]" office:value-type="float" office:value="394.666666666667" calcext:value-type="float">
            <text:p>395</text:p>
          </table:table-cell>
          <table:table-cell table:style-name="ce19" table:formula="of:=[.M55]*[.T55]" office:value-type="float" office:value="394.666666666667" calcext:value-type="float">
            <text:p>395</text:p>
          </table:table-cell>
          <table:table-cell table:style-name="ce19" table:formula="of:=[.N55]*[.W55]" office:value-type="float" office:value="394.666666666667" calcext:value-type="float">
            <text:p>395</text:p>
          </table:table-cell>
          <table:table-cell table:style-name="ce4" office:value-type="float" office:value="90" calcext:value-type="float">
            <text:p>90</text:p>
          </table:table-cell>
          <table:table-cell table:style-name="ce16" table:formula="of:=INDEX([.Q$4:.Q$37];MATCH([.$A55];[.$AD$4:.$AD$37];0))" office:value-type="float" office:value="4" calcext:value-type="float">
            <text:p>4</text:p>
          </table:table-cell>
          <table:table-cell table:style-name="ce16" table:formula="of:=SUMPRODUCT([.AX55:.BA55];[.BL55:.BO55])*[.$AY$40]/[.BB55]" office:value-type="float" office:value="394.666666666667" calcext:value-type="float">
            <text:p>395</text:p>
          </table:table-cell>
          <table:table-cell table:style-name="ce16" table:formula="of:=SUMPRODUCT([.AX55:.BA55];[.BL55:.BO55])*[.$AY$40]" office:value-type="float" office:value="4736" calcext:value-type="float">
            <text:p>4736</text:p>
          </table:table-cell>
          <table:table-cell table:style-name="ce6" table:formula="of:=[.V55]/[.U55]" office:value-type="float" office:value="1" calcext:value-type="float">
            <text:p>1.00</text:p>
          </table:table-cell>
          <table:table-cell table:style-name="ce6" table:formula="of:=SUM([.AE55:.AP55])/4" office:value-type="float" office:value="1" calcext:value-type="float">
            <text:p>1.00</text:p>
          </table:table-cell>
          <table:table-cell table:style-name="ce6" table:formula="of:=(4-[.Y55])/4" office:value-type="float" office:value="1" calcext:value-type="float">
            <text:p>1.00</text:p>
          </table:table-cell>
          <table:table-cell table:style-name="ce6" table:formula="of:=1+[.X55]" office:value-type="float" office:value="1" calcext:value-type="float">
            <text:p>1.00</text:p>
          </table:table-cell>
          <table:table-cell table:style-name="ce6" table:formula="of:=[.Y55]/(4-[.Y55])" office:value-type="float" office:value="0" calcext:value-type="float">
            <text:p>0.00</text:p>
          </table:table-cell>
          <table:table-cell table:style-name="ce6" table:formula="of:=SUM([.AQ55:.AS55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5];[.$AD$4:.$AD$37];0))*[.$AB55]" office:value-type="float" office:value="0" calcext:value-type="float">
            <text:p>0.00</text:p>
          </table:table-cell>
          <table:table-cell table:formula="of:=INDEX([.AF$4:.AF$37];MATCH([.$A55];[.$AD$4:.$AD$37];0))*[.$AC55]" office:value-type="float" office:value="1" calcext:value-type="float">
            <text:p>1.00</text:p>
          </table:table-cell>
          <table:table-cell table:formula="of:=INDEX([.AG$4:.AG$37];MATCH([.$A55];[.$AD$4:.$AD$37];0))*[.$AD55]" office:value-type="float" office:value="0.5" calcext:value-type="float">
            <text:p>0.50</text:p>
          </table:table-cell>
          <table:table-cell table:formula="of:=INDEX([.AH$4:.AH$37];MATCH([.$A55];[.$AD$4:.$AD$37];0))*[.$AB55]" office:value-type="float" office:value="0.5" calcext:value-type="float">
            <text:p>0.50</text:p>
          </table:table-cell>
          <table:table-cell table:formula="of:=INDEX([.AI$4:.AI$37];MATCH([.$A55];[.$AD$4:.$AD$37];0))*[.$AC55]" office:value-type="float" office:value="0" calcext:value-type="float">
            <text:p>0.00</text:p>
          </table:table-cell>
          <table:table-cell table:formula="of:=INDEX([.AJ$4:.AJ$37];MATCH([.$A55];[.$AD$4:.$AD$37];0))*[.$AD55]" office:value-type="float" office:value="0" calcext:value-type="float">
            <text:p>0.00</text:p>
          </table:table-cell>
          <table:table-cell table:formula="of:=INDEX([.AK$4:.AK$37];MATCH([.$A55];[.$AD$4:.$AD$37];0))*[.$AB55]" office:value-type="float" office:value="0" calcext:value-type="float">
            <text:p>0.00</text:p>
          </table:table-cell>
          <table:table-cell table:formula="of:=INDEX([.AL$4:.AL$37];MATCH([.$A55];[.$AD$4:.$AD$37];0))*[.$AC55]" office:value-type="float" office:value="1" calcext:value-type="float">
            <text:p>1.00</text:p>
          </table:table-cell>
          <table:table-cell table:formula="of:=INDEX([.AM$4:.AM$37];MATCH([.$A55];[.$AD$4:.$AD$37];0))*[.$AD55]" office:value-type="float" office:value="0.5" calcext:value-type="float">
            <text:p>0.50</text:p>
          </table:table-cell>
          <table:table-cell table:formula="of:=INDEX([.AN$4:.AN$37];MATCH([.$A55];[.$AD$4:.$AD$37];0))*[.$AB55]" office:value-type="float" office:value="0.5" calcext:value-type="float">
            <text:p>0.50</text:p>
          </table:table-cell>
          <table:table-cell table:formula="of:=INDEX([.AO$4:.AO$37];MATCH([.$A55];[.$AD$4:.$AD$37];0))*[.$AC55]" office:value-type="float" office:value="0" calcext:value-type="float">
            <text:p>0.00</text:p>
          </table:table-cell>
          <table:table-cell table:formula="of:=INDEX([.AP$4:.AP$37];MATCH([.$A55];[.$AD$4:.$AD$37];0))*[.$AD55]" office:value-type="float" office:value="0" calcext:value-type="float">
            <text:p>0.00</text:p>
          </table:table-cell>
          <table:table-cell table:formula="of:=INDEX([.AQ$4:.AQ$37];MATCH([.$A55];[.$AD$4:.$AD$37];0))*[.$AB55]" office:value-type="float" office:value="0" calcext:value-type="float">
            <text:p>0.00</text:p>
          </table:table-cell>
          <table:table-cell table:formula="of:=INDEX([.AR$4:.AR$37];MATCH([.$A55];[.$AD$4:.$AD$37];0))*[.$AC55]" office:value-type="float" office:value="0" calcext:value-type="float">
            <text:p>0.00</text:p>
          </table:table-cell>
          <table:table-cell table:formula="of:=INDEX([.AS$4:.AS$37];MATCH([.$A55];[.$AD$4:.$AD$37];0))*[.$AD55]" office:value-type="float" office:value="0" calcext:value-type="float">
            <text:p>0.00</text:p>
          </table:table-cell>
          <table:table-cell table:style-name="ce9" table:formula="of:=SUM([.$AE55:.$AG55])/[.AX55]" office:value-type="float" office:value="0.375" calcext:value-type="float">
            <text:p>0.38</text:p>
          </table:table-cell>
          <table:table-cell table:formula="of:=SUM([.$AH55:.$AJ55])/[.AY55]" office:value-type="float" office:value="0.25" calcext:value-type="float">
            <text:p>0.25</text:p>
          </table:table-cell>
          <table:table-cell table:style-name="ce9" table:formula="of:=SUM([.$AK55:.$AM55])/[.AZ55]" office:value-type="float" office:value="0.375" calcext:value-type="float">
            <text:p>0.38</text:p>
          </table:table-cell>
          <table:table-cell table:style-name="ce9" table:formula="of:=SUM([.$AN55:.$AP55])/[.BA55]" office:value-type="float" office:value="0.25" calcext:value-type="float">
            <text:p>0.25</text:p>
          </table:table-cell>
          <table:table-cell table:formula="of:=INDEX([.AX$4:.AX$37];MATCH([.$A55];[.$AD$4:.$AD$37];0))" office:value-type="float" office:value="4" calcext:value-type="float">
            <text:p>4</text:p>
          </table:table-cell>
          <table:table-cell table:formula="of:=INDEX([.AY$4:.AY$37];MATCH([.$A55];[.$AD$4:.$AD$37];0))" office:value-type="float" office:value="2" calcext:value-type="float">
            <text:p>2</text:p>
          </table:table-cell>
          <table:table-cell table:formula="of:=INDEX([.AZ$4:.AZ$37];MATCH([.$A55];[.$AD$4:.$AD$37];0))" office:value-type="float" office:value="4" calcext:value-type="float">
            <text:p>4</text:p>
          </table:table-cell>
          <table:table-cell table:formula="of:=INDEX([.BA$4:.BA$37];MATCH([.$A55];[.$AD$4:.$AD$37];0))" office:value-type="float" office:value="2" calcext:value-type="float">
            <text:p>2</text:p>
          </table:table-cell>
          <table:table-cell table:formula="of:=INDEX([.BB$4:.BB$37];MATCH([.$A55];[.$AD$4:.$AD$37];0))" office:value-type="float" office:value="12" calcext:value-type="float">
            <text:p>12</text:p>
          </table:table-cell>
          <table:table-cell/>
          <table:table-cell table:formula="of:=[.$BD$40]*[.Q55]" office:value-type="float" office:value="16" calcext:value-type="float">
            <text:p>16</text:p>
          </table:table-cell>
          <table:table-cell table:style-name="ce8" table:formula="of:=INDEX([.AV$4:.AV$37];MATCH([.$A55];[.$AD$4:.$AD$37];0))" office:value-type="float" office:value="0" calcext:value-type="float">
            <text:p>0</text:p>
          </table:table-cell>
          <table:table-cell table:style-name="ce8" table:formula="of:=[.BL55]*[.$P55]" office:value-type="float" office:value="22.2" calcext:value-type="float">
            <text:p>22</text:p>
          </table:table-cell>
          <table:table-cell table:style-name="ce8" table:formula="of:=[.BM55]*[.$P55]" office:value-type="float" office:value="14.8" calcext:value-type="float">
            <text:p>15</text:p>
          </table:table-cell>
          <table:table-cell table:style-name="ce8" table:formula="of:=[.BN55]*[.$P55]" office:value-type="float" office:value="22.2" calcext:value-type="float">
            <text:p>22</text:p>
          </table:table-cell>
          <table:table-cell table:style-name="ce8" table:formula="of:=[.BO55]*[.$P55]" office:value-type="float" office:value="14.8" calcext:value-type="float">
            <text:p>15</text:p>
          </table:table-cell>
          <table:table-cell table:style-name="ce13" table:formula="of:=[.BD55]/[.$P55]" office:value-type="float" office:value="0.177777777777778" calcext:value-type="float">
            <text:p>0.18</text:p>
          </table:table-cell>
          <table:table-cell table:style-name="ce13" table:formula="of:=[.BE55]/[.$P55]" office:value-type="float" office:value="0" calcext:value-type="float">
            <text:p>0.00</text:p>
          </table:table-cell>
          <table:table-cell table:style-name="ce13" table:formula="of:=(1-[.$BJ55]-[.$BK55])*[.AT55]/SUM([.$AT55:.$AW55])" office:value-type="float" office:value="0.246666666666667" calcext:value-type="float">
            <text:p>0.25</text:p>
          </table:table-cell>
          <table:table-cell table:style-name="ce13" table:formula="of:=(1-[.$BJ55]-[.$BK55])*[.AU55]/SUM([.$AT55:.$AW55])" office:value-type="float" office:value="0.164444444444444" calcext:value-type="float">
            <text:p>0.16</text:p>
          </table:table-cell>
          <table:table-cell table:style-name="ce13" table:formula="of:=(1-[.$BJ55]-[.$BK55])*[.AV55]/SUM([.$AT55:.$AW55])" office:value-type="float" office:value="0.246666666666667" calcext:value-type="float">
            <text:p>0.25</text:p>
          </table:table-cell>
          <table:table-cell table:style-name="ce13" table:formula="of:=(1-[.$BJ55]-[.$BK55])*[.AW55]/SUM([.$AT55:.$AW55])" office:value-type="float" office:value="0.164444444444444" calcext:value-type="float">
            <text:p>0.16</text:p>
          </table:table-cell>
          <table:table-cell table:style-name="ce8" table:formula="of:=3600 *(1-SUM([.BL55:.BO55]))" office:value-type="float" office:value="640" calcext:value-type="float">
            <text:p>640</text:p>
          </table:table-cell>
          <table:table-cell table:formula="of:=[.BP55]/([.BD55]+[.BE55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JK1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[.P56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56]" office:value-type="float" office:value="16.4444444444444" calcext:value-type="float">
            <text:p>16.4</text:p>
          </table:table-cell>
          <table:table-cell table:style-name="ce19" table:formula="of:=[.R56]" office:value-type="float" office:value="383.703703703704" calcext:value-type="float">
            <text:p>384</text:p>
          </table:table-cell>
          <table:table-cell table:style-name="ce19" table:formula="of:=[.M56]*[.T56]" office:value-type="float" office:value="383.703703703704" calcext:value-type="float">
            <text:p>384</text:p>
          </table:table-cell>
          <table:table-cell table:style-name="ce19" table:formula="of:=[.N56]*[.W56]" office:value-type="float" office:value="438.518518518518" calcext:value-type="float">
            <text:p>439</text:p>
          </table:table-cell>
          <table:table-cell table:style-name="ce4" table:formula="of:=[.P55]" office:value-type="float" office:value="90" calcext:value-type="float">
            <text:p>90</text:p>
          </table:table-cell>
          <table:table-cell table:style-name="ce16" table:formula="of:=INDEX([.Q$4:.Q$37];MATCH([.$A56];[.$AD$4:.$AD$37];0))" office:value-type="float" office:value="4" calcext:value-type="float">
            <text:p>4</text:p>
          </table:table-cell>
          <table:table-cell table:style-name="ce16" table:formula="of:=SUMPRODUCT([.AX56:.BA56];[.BL56:.BO56])*[.$AY$40]/[.BB56]" office:value-type="float" office:value="383.703703703704" calcext:value-type="float">
            <text:p>384</text:p>
          </table:table-cell>
          <table:table-cell table:style-name="ce16" table:formula="of:=SUMPRODUCT([.AX56:.BA56];[.BL56:.BO56])*[.$AY$40]" office:value-type="float" office:value="4604.44444444445" calcext:value-type="float">
            <text:p>4604</text:p>
          </table:table-cell>
          <table:table-cell table:style-name="ce6" table:formula="of:=[.V56]/[.U56]" office:value-type="float" office:value="1" calcext:value-type="float">
            <text:p>1.00</text:p>
          </table:table-cell>
          <table:table-cell table:style-name="ce6" table:formula="of:=SUM([.AE56:.AP56])/4" office:value-type="float" office:value="0.875" calcext:value-type="float">
            <text:p>0.88</text:p>
          </table:table-cell>
          <table:table-cell table:style-name="ce6" table:formula="of:=(4-[.Y56])/4" office:value-type="float" office:value="0.875" calcext:value-type="float">
            <text:p>0.88</text:p>
          </table:table-cell>
          <table:table-cell table:style-name="ce6" table:formula="of:=1+[.X56]" office:value-type="float" office:value="1.14285714285714" calcext:value-type="float">
            <text:p>1.14</text:p>
          </table:table-cell>
          <table:table-cell table:style-name="ce6" table:formula="of:=[.Y56]/(4-[.Y56])" office:value-type="float" office:value="0.142857142857143" calcext:value-type="float">
            <text:p>0.14</text:p>
          </table:table-cell>
          <table:table-cell table:style-name="ce6" table:formula="of:=SUM([.AQ56:.AS56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6];[.$AD$4:.$AD$37];0))*[.$AB56]" office:value-type="float" office:value="0" calcext:value-type="float">
            <text:p>0.00</text:p>
          </table:table-cell>
          <table:table-cell table:formula="of:=INDEX([.AF$4:.AF$37];MATCH([.$A56];[.$AD$4:.$AD$37];0))*[.$AC56]" office:value-type="float" office:value="1" calcext:value-type="float">
            <text:p>1.00</text:p>
          </table:table-cell>
          <table:table-cell table:formula="of:=INDEX([.AG$4:.AG$37];MATCH([.$A56];[.$AD$4:.$AD$37];0))*[.$AD56]" office:value-type="float" office:value="0" calcext:value-type="float">
            <text:p>0.00</text:p>
          </table:table-cell>
          <table:table-cell table:formula="of:=INDEX([.AH$4:.AH$37];MATCH([.$A56];[.$AD$4:.$AD$37];0))*[.$AB56]" office:value-type="float" office:value="0.5" calcext:value-type="float">
            <text:p>0.50</text:p>
          </table:table-cell>
          <table:table-cell table:formula="of:=INDEX([.AI$4:.AI$37];MATCH([.$A56];[.$AD$4:.$AD$37];0))*[.$AC56]" office:value-type="float" office:value="0" calcext:value-type="float">
            <text:p>0.00</text:p>
          </table:table-cell>
          <table:table-cell table:formula="of:=INDEX([.AJ$4:.AJ$37];MATCH([.$A56];[.$AD$4:.$AD$37];0))*[.$AD56]" office:value-type="float" office:value="0" calcext:value-type="float">
            <text:p>0.00</text:p>
          </table:table-cell>
          <table:table-cell table:formula="of:=INDEX([.AK$4:.AK$37];MATCH([.$A56];[.$AD$4:.$AD$37];0))*[.$AB56]" office:value-type="float" office:value="0" calcext:value-type="float">
            <text:p>0.00</text:p>
          </table:table-cell>
          <table:table-cell table:formula="of:=INDEX([.AL$4:.AL$37];MATCH([.$A56];[.$AD$4:.$AD$37];0))*[.$AC56]" office:value-type="float" office:value="1" calcext:value-type="float">
            <text:p>1.00</text:p>
          </table:table-cell>
          <table:table-cell table:formula="of:=INDEX([.AM$4:.AM$37];MATCH([.$A56];[.$AD$4:.$AD$37];0))*[.$AD56]" office:value-type="float" office:value="0.5" calcext:value-type="float">
            <text:p>0.50</text:p>
          </table:table-cell>
          <table:table-cell table:formula="of:=INDEX([.AN$4:.AN$37];MATCH([.$A56];[.$AD$4:.$AD$37];0))*[.$AB56]" office:value-type="float" office:value="0.5" calcext:value-type="float">
            <text:p>0.50</text:p>
          </table:table-cell>
          <table:table-cell table:formula="of:=INDEX([.AO$4:.AO$37];MATCH([.$A56];[.$AD$4:.$AD$37];0))*[.$AC56]" office:value-type="float" office:value="0" calcext:value-type="float">
            <text:p>0.00</text:p>
          </table:table-cell>
          <table:table-cell table:formula="of:=INDEX([.AP$4:.AP$37];MATCH([.$A56];[.$AD$4:.$AD$37];0))*[.$AD56]" office:value-type="float" office:value="0" calcext:value-type="float">
            <text:p>0.00</text:p>
          </table:table-cell>
          <table:table-cell table:formula="of:=INDEX([.AQ$4:.AQ$37];MATCH([.$A56];[.$AD$4:.$AD$37];0))*[.$AB56]" office:value-type="float" office:value="0" calcext:value-type="float">
            <text:p>0.00</text:p>
          </table:table-cell>
          <table:table-cell table:formula="of:=INDEX([.AR$4:.AR$37];MATCH([.$A56];[.$AD$4:.$AD$37];0))*[.$AC56]" office:value-type="float" office:value="0" calcext:value-type="float">
            <text:p>0.00</text:p>
          </table:table-cell>
          <table:table-cell table:formula="of:=INDEX([.AS$4:.AS$37];MATCH([.$A56];[.$AD$4:.$AD$37];0))*[.$AD56]" office:value-type="float" office:value="0.5" calcext:value-type="float">
            <text:p>0.50</text:p>
          </table:table-cell>
          <table:table-cell table:style-name="ce9" table:formula="of:=SUM([.$AE56:.$AG56])/[.AX56]" office:value-type="float" office:value="0.25" calcext:value-type="float">
            <text:p>0.25</text:p>
          </table:table-cell>
          <table:table-cell table:formula="of:=SUM([.$AH56:.$AJ56])/[.AY56]" office:value-type="float" office:value="0.25" calcext:value-type="float">
            <text:p>0.25</text:p>
          </table:table-cell>
          <table:table-cell table:style-name="ce9" table:formula="of:=SUM([.$AK56:.$AM56])/[.AZ56]" office:value-type="float" office:value="0.375" calcext:value-type="float">
            <text:p>0.38</text:p>
          </table:table-cell>
          <table:table-cell table:style-name="ce9" table:formula="of:=SUM([.$AN56:.$AP56])/[.BA56]" office:value-type="float" office:value="0.25" calcext:value-type="float">
            <text:p>0.25</text:p>
          </table:table-cell>
          <table:table-cell table:formula="of:=INDEX([.AX$4:.AX$37];MATCH([.$A56];[.$AD$4:.$AD$37];0))" office:value-type="float" office:value="4" calcext:value-type="float">
            <text:p>4</text:p>
          </table:table-cell>
          <table:table-cell table:formula="of:=INDEX([.AY$4:.AY$37];MATCH([.$A56];[.$AD$4:.$AD$37];0))" office:value-type="float" office:value="2" calcext:value-type="float">
            <text:p>2</text:p>
          </table:table-cell>
          <table:table-cell table:formula="of:=INDEX([.AZ$4:.AZ$37];MATCH([.$A56];[.$AD$4:.$AD$37];0))" office:value-type="float" office:value="4" calcext:value-type="float">
            <text:p>4</text:p>
          </table:table-cell>
          <table:table-cell table:formula="of:=INDEX([.BA$4:.BA$37];MATCH([.$A56];[.$AD$4:.$AD$37];0))" office:value-type="float" office:value="2" calcext:value-type="float">
            <text:p>2</text:p>
          </table:table-cell>
          <table:table-cell table:formula="of:=INDEX([.BB$4:.BB$37];MATCH([.$A56];[.$AD$4:.$AD$37];0))" office:value-type="float" office:value="12" calcext:value-type="float">
            <text:p>12</text:p>
          </table:table-cell>
          <table:table-cell/>
          <table:table-cell table:formula="of:=[.$BD$40]*[.Q56]" office:value-type="float" office:value="16" calcext:value-type="float">
            <text:p>16</text:p>
          </table:table-cell>
          <table:table-cell table:style-name="ce8" table:formula="of:=INDEX([.AV$4:.AV$37];MATCH([.$A56];[.$AD$4:.$AD$37];0))" office:value-type="float" office:value="0" calcext:value-type="float">
            <text:p>0</text:p>
          </table:table-cell>
          <table:table-cell table:style-name="ce8" table:formula="of:=[.BL56]*[.$P56]" office:value-type="float" office:value="16.4444444444444" calcext:value-type="float">
            <text:p>16</text:p>
          </table:table-cell>
          <table:table-cell table:style-name="ce8" table:formula="of:=[.BM56]*[.$P56]" office:value-type="float" office:value="16.4444444444444" calcext:value-type="float">
            <text:p>16</text:p>
          </table:table-cell>
          <table:table-cell table:style-name="ce8" table:formula="of:=[.BN56]*[.$P56]" office:value-type="float" office:value="24.6666666666667" calcext:value-type="float">
            <text:p>25</text:p>
          </table:table-cell>
          <table:table-cell table:style-name="ce8" table:formula="of:=[.BO56]*[.$P56]" office:value-type="float" office:value="16.4444444444444" calcext:value-type="float">
            <text:p>16</text:p>
          </table:table-cell>
          <table:table-cell table:style-name="ce13" table:formula="of:=[.BD56]/[.$P56]" office:value-type="float" office:value="0.177777777777778" calcext:value-type="float">
            <text:p>0.18</text:p>
          </table:table-cell>
          <table:table-cell table:style-name="ce13" table:formula="of:=[.BE56]/[.$P56]" office:value-type="float" office:value="0" calcext:value-type="float">
            <text:p>0.00</text:p>
          </table:table-cell>
          <table:table-cell table:style-name="ce13" table:formula="of:=(1-[.$BJ56]-[.$BK56])*[.AT56]/SUM([.$AT56:.$AW56])" office:value-type="float" office:value="0.182716049382716" calcext:value-type="float">
            <text:p>0.18</text:p>
          </table:table-cell>
          <table:table-cell table:style-name="ce13" table:formula="of:=(1-[.$BJ56]-[.$BK56])*[.AU56]/SUM([.$AT56:.$AW56])" office:value-type="float" office:value="0.182716049382716" calcext:value-type="float">
            <text:p>0.18</text:p>
          </table:table-cell>
          <table:table-cell table:style-name="ce13" table:formula="of:=(1-[.$BJ56]-[.$BK56])*[.AV56]/SUM([.$AT56:.$AW56])" office:value-type="float" office:value="0.274074074074074" calcext:value-type="float">
            <text:p>0.27</text:p>
          </table:table-cell>
          <table:table-cell table:style-name="ce13" table:formula="of:=(1-[.$BJ56]-[.$BK56])*[.AW56]/SUM([.$AT56:.$AW56])" office:value-type="float" office:value="0.182716049382716" calcext:value-type="float">
            <text:p>0.18</text:p>
          </table:table-cell>
          <table:table-cell table:style-name="ce8" table:formula="of:=3600 *(1-SUM([.BL56:.BO56]))" office:value-type="float" office:value="640" calcext:value-type="float">
            <text:p>640</text:p>
          </table:table-cell>
          <table:table-cell table:formula="of:=[.BP56]/([.BD56]+[.BE56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JK2</text:p>
          </table:table-cell>
          <table:table-cell table:style-name="ce15" office:value-type="string" calcext:value-type="string">
            <text:p>C</text:p>
          </table:table-cell>
          <table:table-cell table:style-name="ce15" table:formula="of:=[.P57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\fignum(detour-kerb-side)</text:p>
          </table:table-cell>
          <table:table-cell table:style-name="ce18" table:formula="of:=[.BF57]" office:value-type="float" office:value="24.6666666666667" calcext:value-type="float">
            <text:p>24.7</text:p>
          </table:table-cell>
          <table:table-cell table:style-name="ce19" table:formula="of:=[.R57]" office:value-type="float" office:value="383.703703703704" calcext:value-type="float">
            <text:p>384</text:p>
          </table:table-cell>
          <table:table-cell table:style-name="ce19" table:formula="of:=[.M57]*[.T57]" office:value-type="float" office:value="383.703703703704" calcext:value-type="float">
            <text:p>384</text:p>
          </table:table-cell>
          <table:table-cell table:style-name="ce19" table:formula="of:=[.N57]*[.W57]" office:value-type="float" office:value="438.518518518518" calcext:value-type="float">
            <text:p>439</text:p>
          </table:table-cell>
          <table:table-cell table:style-name="ce4" table:formula="of:=[.P56]" office:value-type="float" office:value="90" calcext:value-type="float">
            <text:p>90</text:p>
          </table:table-cell>
          <table:table-cell table:style-name="ce16" table:formula="of:=INDEX([.Q$4:.Q$37];MATCH([.$A57];[.$AD$4:.$AD$37];0))" office:value-type="float" office:value="4" calcext:value-type="float">
            <text:p>4</text:p>
          </table:table-cell>
          <table:table-cell table:style-name="ce16" table:formula="of:=SUMPRODUCT([.AX57:.BA57];[.BL57:.BO57])*[.$AY$40]/[.BB57]" office:value-type="float" office:value="383.703703703704" calcext:value-type="float">
            <text:p>384</text:p>
          </table:table-cell>
          <table:table-cell table:style-name="ce16" table:formula="of:=SUMPRODUCT([.AX57:.BA57];[.BL57:.BO57])*[.$AY$40]" office:value-type="float" office:value="4604.44444444445" calcext:value-type="float">
            <text:p>4604</text:p>
          </table:table-cell>
          <table:table-cell table:style-name="ce6" table:formula="of:=[.V57]/[.U57]" office:value-type="float" office:value="1" calcext:value-type="float">
            <text:p>1.00</text:p>
          </table:table-cell>
          <table:table-cell table:style-name="ce6" table:formula="of:=SUM([.AE57:.AP57])/4" office:value-type="float" office:value="0.875" calcext:value-type="float">
            <text:p>0.88</text:p>
          </table:table-cell>
          <table:table-cell table:style-name="ce6" table:formula="of:=(4-[.Y57])/4" office:value-type="float" office:value="0.875" calcext:value-type="float">
            <text:p>0.88</text:p>
          </table:table-cell>
          <table:table-cell table:style-name="ce6" table:formula="of:=1+[.X57]" office:value-type="float" office:value="1.14285714285714" calcext:value-type="float">
            <text:p>1.14</text:p>
          </table:table-cell>
          <table:table-cell table:style-name="ce6" table:formula="of:=[.Y57]/(4-[.Y57])" office:value-type="float" office:value="0.142857142857143" calcext:value-type="float">
            <text:p>0.14</text:p>
          </table:table-cell>
          <table:table-cell table:style-name="ce6" table:formula="of:=SUM([.AQ57:.AS57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7];[.$AD$4:.$AD$37];0))*[.$AB57]" office:value-type="float" office:value="0" calcext:value-type="float">
            <text:p>0.00</text:p>
          </table:table-cell>
          <table:table-cell table:formula="of:=INDEX([.AF$4:.AF$37];MATCH([.$A57];[.$AD$4:.$AD$37];0))*[.$AC57]" office:value-type="float" office:value="1" calcext:value-type="float">
            <text:p>1.00</text:p>
          </table:table-cell>
          <table:table-cell table:formula="of:=INDEX([.AG$4:.AG$37];MATCH([.$A57];[.$AD$4:.$AD$37];0))*[.$AD57]" office:value-type="float" office:value="0.5" calcext:value-type="float">
            <text:p>0.50</text:p>
          </table:table-cell>
          <table:table-cell table:formula="of:=INDEX([.AH$4:.AH$37];MATCH([.$A57];[.$AD$4:.$AD$37];0))*[.$AB57]" office:value-type="float" office:value="0.5" calcext:value-type="float">
            <text:p>0.50</text:p>
          </table:table-cell>
          <table:table-cell table:formula="of:=INDEX([.AI$4:.AI$37];MATCH([.$A57];[.$AD$4:.$AD$37];0))*[.$AC57]" office:value-type="float" office:value="0" calcext:value-type="float">
            <text:p>0.00</text:p>
          </table:table-cell>
          <table:table-cell table:formula="of:=INDEX([.AJ$4:.AJ$37];MATCH([.$A57];[.$AD$4:.$AD$37];0))*[.$AD57]" office:value-type="float" office:value="0" calcext:value-type="float">
            <text:p>0.00</text:p>
          </table:table-cell>
          <table:table-cell table:formula="of:=INDEX([.AK$4:.AK$37];MATCH([.$A57];[.$AD$4:.$AD$37];0))*[.$AB57]" office:value-type="float" office:value="0" calcext:value-type="float">
            <text:p>0.00</text:p>
          </table:table-cell>
          <table:table-cell table:formula="of:=INDEX([.AL$4:.AL$37];MATCH([.$A57];[.$AD$4:.$AD$37];0))*[.$AC57]" office:value-type="float" office:value="1" calcext:value-type="float">
            <text:p>1.00</text:p>
          </table:table-cell>
          <table:table-cell table:formula="of:=INDEX([.AM$4:.AM$37];MATCH([.$A57];[.$AD$4:.$AD$37];0))*[.$AD57]" office:value-type="float" office:value="0" calcext:value-type="float">
            <text:p>0.00</text:p>
          </table:table-cell>
          <table:table-cell table:formula="of:=INDEX([.AN$4:.AN$37];MATCH([.$A57];[.$AD$4:.$AD$37];0))*[.$AB57]" office:value-type="float" office:value="0.5" calcext:value-type="float">
            <text:p>0.50</text:p>
          </table:table-cell>
          <table:table-cell table:formula="of:=INDEX([.AO$4:.AO$37];MATCH([.$A57];[.$AD$4:.$AD$37];0))*[.$AC57]" office:value-type="float" office:value="0" calcext:value-type="float">
            <text:p>0.00</text:p>
          </table:table-cell>
          <table:table-cell table:formula="of:=INDEX([.AP$4:.AP$37];MATCH([.$A57];[.$AD$4:.$AD$37];0))*[.$AD57]" office:value-type="float" office:value="0" calcext:value-type="float">
            <text:p>0.00</text:p>
          </table:table-cell>
          <table:table-cell table:formula="of:=INDEX([.AQ$4:.AQ$37];MATCH([.$A57];[.$AD$4:.$AD$37];0))*[.$AB57]" office:value-type="float" office:value="0" calcext:value-type="float">
            <text:p>0.00</text:p>
          </table:table-cell>
          <table:table-cell table:formula="of:=INDEX([.AR$4:.AR$37];MATCH([.$A57];[.$AD$4:.$AD$37];0))*[.$AC57]" office:value-type="float" office:value="0" calcext:value-type="float">
            <text:p>0.00</text:p>
          </table:table-cell>
          <table:table-cell table:formula="of:=INDEX([.AS$4:.AS$37];MATCH([.$A57];[.$AD$4:.$AD$37];0))*[.$AD57]" office:value-type="float" office:value="0.5" calcext:value-type="float">
            <text:p>0.50</text:p>
          </table:table-cell>
          <table:table-cell table:style-name="ce9" table:formula="of:=SUM([.$AE57:.$AG57])/[.AX57]" office:value-type="float" office:value="0.375" calcext:value-type="float">
            <text:p>0.38</text:p>
          </table:table-cell>
          <table:table-cell table:formula="of:=SUM([.$AH57:.$AJ57])/[.AY57]" office:value-type="float" office:value="0.25" calcext:value-type="float">
            <text:p>0.25</text:p>
          </table:table-cell>
          <table:table-cell table:style-name="ce9" table:formula="of:=SUM([.$AK57:.$AM57])/[.AZ57]" office:value-type="float" office:value="0.25" calcext:value-type="float">
            <text:p>0.25</text:p>
          </table:table-cell>
          <table:table-cell table:style-name="ce9" table:formula="of:=SUM([.$AN57:.$AP57])/[.BA57]" office:value-type="float" office:value="0.25" calcext:value-type="float">
            <text:p>0.25</text:p>
          </table:table-cell>
          <table:table-cell table:formula="of:=INDEX([.AX$4:.AX$37];MATCH([.$A57];[.$AD$4:.$AD$37];0))" office:value-type="float" office:value="4" calcext:value-type="float">
            <text:p>4</text:p>
          </table:table-cell>
          <table:table-cell table:formula="of:=INDEX([.AY$4:.AY$37];MATCH([.$A57];[.$AD$4:.$AD$37];0))" office:value-type="float" office:value="2" calcext:value-type="float">
            <text:p>2</text:p>
          </table:table-cell>
          <table:table-cell table:formula="of:=INDEX([.AZ$4:.AZ$37];MATCH([.$A57];[.$AD$4:.$AD$37];0))" office:value-type="float" office:value="4" calcext:value-type="float">
            <text:p>4</text:p>
          </table:table-cell>
          <table:table-cell table:formula="of:=INDEX([.BA$4:.BA$37];MATCH([.$A57];[.$AD$4:.$AD$37];0))" office:value-type="float" office:value="2" calcext:value-type="float">
            <text:p>2</text:p>
          </table:table-cell>
          <table:table-cell table:formula="of:=INDEX([.BB$4:.BB$37];MATCH([.$A57];[.$AD$4:.$AD$37];0))" office:value-type="float" office:value="12" calcext:value-type="float">
            <text:p>12</text:p>
          </table:table-cell>
          <table:table-cell/>
          <table:table-cell table:formula="of:=[.$BD$40]*[.Q57]" office:value-type="float" office:value="16" calcext:value-type="float">
            <text:p>16</text:p>
          </table:table-cell>
          <table:table-cell table:style-name="ce8" table:formula="of:=INDEX([.AV$4:.AV$37];MATCH([.$A57];[.$AD$4:.$AD$37];0))" office:value-type="float" office:value="0" calcext:value-type="float">
            <text:p>0</text:p>
          </table:table-cell>
          <table:table-cell table:style-name="ce8" table:formula="of:=[.BL57]*[.$P57]" office:value-type="float" office:value="24.6666666666667" calcext:value-type="float">
            <text:p>25</text:p>
          </table:table-cell>
          <table:table-cell table:style-name="ce8" table:formula="of:=[.BM57]*[.$P57]" office:value-type="float" office:value="16.4444444444444" calcext:value-type="float">
            <text:p>16</text:p>
          </table:table-cell>
          <table:table-cell table:style-name="ce8" table:formula="of:=[.BN57]*[.$P57]" office:value-type="float" office:value="16.4444444444444" calcext:value-type="float">
            <text:p>16</text:p>
          </table:table-cell>
          <table:table-cell table:style-name="ce8" table:formula="of:=[.BO57]*[.$P57]" office:value-type="float" office:value="16.4444444444444" calcext:value-type="float">
            <text:p>16</text:p>
          </table:table-cell>
          <table:table-cell table:style-name="ce13" table:formula="of:=[.BD57]/[.$P57]" office:value-type="float" office:value="0.177777777777778" calcext:value-type="float">
            <text:p>0.18</text:p>
          </table:table-cell>
          <table:table-cell table:style-name="ce13" table:formula="of:=[.BE57]/[.$P57]" office:value-type="float" office:value="0" calcext:value-type="float">
            <text:p>0.00</text:p>
          </table:table-cell>
          <table:table-cell table:style-name="ce13" table:formula="of:=(1-[.$BJ57]-[.$BK57])*[.AT57]/SUM([.$AT57:.$AW57])" office:value-type="float" office:value="0.274074074074074" calcext:value-type="float">
            <text:p>0.27</text:p>
          </table:table-cell>
          <table:table-cell table:style-name="ce13" table:formula="of:=(1-[.$BJ57]-[.$BK57])*[.AU57]/SUM([.$AT57:.$AW57])" office:value-type="float" office:value="0.182716049382716" calcext:value-type="float">
            <text:p>0.18</text:p>
          </table:table-cell>
          <table:table-cell table:style-name="ce13" table:formula="of:=(1-[.$BJ57]-[.$BK57])*[.AV57]/SUM([.$AT57:.$AW57])" office:value-type="float" office:value="0.182716049382716" calcext:value-type="float">
            <text:p>0.18</text:p>
          </table:table-cell>
          <table:table-cell table:style-name="ce13" table:formula="of:=(1-[.$BJ57]-[.$BK57])*[.AW57]/SUM([.$AT57:.$AW57])" office:value-type="float" office:value="0.182716049382716" calcext:value-type="float">
            <text:p>0.18</text:p>
          </table:table-cell>
          <table:table-cell table:style-name="ce8" table:formula="of:=3600 *(1-SUM([.BL57:.BO57]))" office:value-type="float" office:value="640" calcext:value-type="float">
            <text:p>640</text:p>
          </table:table-cell>
          <table:table-cell table:formula="of:=[.BP57]/([.BD57]+[.BE57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JK12</text:p>
          </table:table-cell>
          <table:table-cell table:style-name="ce15" office:value-type="string" calcext:value-type="string">
            <text:p>D</text:p>
          </table:table-cell>
          <table:table-cell table:style-name="ce15" table:formula="of:=[.P58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F58]" office:value-type="float" office:value="18.5" calcext:value-type="float">
            <text:p>18.5</text:p>
          </table:table-cell>
          <table:table-cell table:style-name="ce19" table:formula="of:=[.R58]" office:value-type="float" office:value="370" calcext:value-type="float">
            <text:p>370</text:p>
          </table:table-cell>
          <table:table-cell table:style-name="ce19" table:formula="of:=[.M58]*[.T58]" office:value-type="float" office:value="370" calcext:value-type="float">
            <text:p>370</text:p>
          </table:table-cell>
          <table:table-cell table:style-name="ce19" table:formula="of:=[.N58]*[.W58]" office:value-type="float" office:value="493.333333333333" calcext:value-type="float">
            <text:p>493</text:p>
          </table:table-cell>
          <table:table-cell table:style-name="ce4" table:formula="of:=[.P57]" office:value-type="float" office:value="90" calcext:value-type="float">
            <text:p>90</text:p>
          </table:table-cell>
          <table:table-cell table:style-name="ce16" table:formula="of:=INDEX([.Q$4:.Q$37];MATCH([.$A58];[.$AD$4:.$AD$37];0))" office:value-type="float" office:value="4" calcext:value-type="float">
            <text:p>4</text:p>
          </table:table-cell>
          <table:table-cell table:style-name="ce16" table:formula="of:=SUMPRODUCT([.AX58:.BA58];[.BL58:.BO58])*[.$AY$40]/[.BB58]" office:value-type="float" office:value="370" calcext:value-type="float">
            <text:p>370</text:p>
          </table:table-cell>
          <table:table-cell table:style-name="ce16" table:formula="of:=SUMPRODUCT([.AX58:.BA58];[.BL58:.BO58])*[.$AY$40]" office:value-type="float" office:value="4440" calcext:value-type="float">
            <text:p>4440</text:p>
          </table:table-cell>
          <table:table-cell table:style-name="ce6" table:formula="of:=[.V58]/[.U58]" office:value-type="float" office:value="1" calcext:value-type="float">
            <text:p>1.00</text:p>
          </table:table-cell>
          <table:table-cell table:style-name="ce6" table:formula="of:=SUM([.AE58:.AP58])/4" office:value-type="float" office:value="0.75" calcext:value-type="float">
            <text:p>0.75</text:p>
          </table:table-cell>
          <table:table-cell table:style-name="ce6" table:formula="of:=(4-[.Y58])/4" office:value-type="float" office:value="0.75" calcext:value-type="float">
            <text:p>0.75</text:p>
          </table:table-cell>
          <table:table-cell table:style-name="ce6" table:formula="of:=1+[.X58]" office:value-type="float" office:value="1.33333333333333" calcext:value-type="float">
            <text:p>1.33</text:p>
          </table:table-cell>
          <table:table-cell table:style-name="ce6" table:formula="of:=[.Y58]/(4-[.Y58])" office:value-type="float" office:value="0.333333333333333" calcext:value-type="float">
            <text:p>0.33</text:p>
          </table:table-cell>
          <table:table-cell table:style-name="ce6" table:formula="of:=SUM([.AQ58:.AS58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8];[.$AD$4:.$AD$37];0))*[.$AB58]" office:value-type="float" office:value="0" calcext:value-type="float">
            <text:p>0.00</text:p>
          </table:table-cell>
          <table:table-cell table:formula="of:=INDEX([.AF$4:.AF$37];MATCH([.$A58];[.$AD$4:.$AD$37];0))*[.$AC58]" office:value-type="float" office:value="1" calcext:value-type="float">
            <text:p>1.00</text:p>
          </table:table-cell>
          <table:table-cell table:formula="of:=INDEX([.AG$4:.AG$37];MATCH([.$A58];[.$AD$4:.$AD$37];0))*[.$AD58]" office:value-type="float" office:value="0" calcext:value-type="float">
            <text:p>0.00</text:p>
          </table:table-cell>
          <table:table-cell table:formula="of:=INDEX([.AH$4:.AH$37];MATCH([.$A58];[.$AD$4:.$AD$37];0))*[.$AB58]" office:value-type="float" office:value="0.5" calcext:value-type="float">
            <text:p>0.50</text:p>
          </table:table-cell>
          <table:table-cell table:formula="of:=INDEX([.AI$4:.AI$37];MATCH([.$A58];[.$AD$4:.$AD$37];0))*[.$AC58]" office:value-type="float" office:value="0" calcext:value-type="float">
            <text:p>0.00</text:p>
          </table:table-cell>
          <table:table-cell table:formula="of:=INDEX([.AJ$4:.AJ$37];MATCH([.$A58];[.$AD$4:.$AD$37];0))*[.$AD58]" office:value-type="float" office:value="0" calcext:value-type="float">
            <text:p>0.00</text:p>
          </table:table-cell>
          <table:table-cell table:formula="of:=INDEX([.AK$4:.AK$37];MATCH([.$A58];[.$AD$4:.$AD$37];0))*[.$AB58]" office:value-type="float" office:value="0" calcext:value-type="float">
            <text:p>0.00</text:p>
          </table:table-cell>
          <table:table-cell table:formula="of:=INDEX([.AL$4:.AL$37];MATCH([.$A58];[.$AD$4:.$AD$37];0))*[.$AC58]" office:value-type="float" office:value="1" calcext:value-type="float">
            <text:p>1.00</text:p>
          </table:table-cell>
          <table:table-cell table:formula="of:=INDEX([.AM$4:.AM$37];MATCH([.$A58];[.$AD$4:.$AD$37];0))*[.$AD58]" office:value-type="float" office:value="0" calcext:value-type="float">
            <text:p>0.00</text:p>
          </table:table-cell>
          <table:table-cell table:formula="of:=INDEX([.AN$4:.AN$37];MATCH([.$A58];[.$AD$4:.$AD$37];0))*[.$AB58]" office:value-type="float" office:value="0.5" calcext:value-type="float">
            <text:p>0.50</text:p>
          </table:table-cell>
          <table:table-cell table:formula="of:=INDEX([.AO$4:.AO$37];MATCH([.$A58];[.$AD$4:.$AD$37];0))*[.$AC58]" office:value-type="float" office:value="0" calcext:value-type="float">
            <text:p>0.00</text:p>
          </table:table-cell>
          <table:table-cell table:formula="of:=INDEX([.AP$4:.AP$37];MATCH([.$A58];[.$AD$4:.$AD$37];0))*[.$AD58]" office:value-type="float" office:value="0" calcext:value-type="float">
            <text:p>0.00</text:p>
          </table:table-cell>
          <table:table-cell table:formula="of:=INDEX([.AQ$4:.AQ$37];MATCH([.$A58];[.$AD$4:.$AD$37];0))*[.$AB58]" office:value-type="float" office:value="0" calcext:value-type="float">
            <text:p>0.00</text:p>
          </table:table-cell>
          <table:table-cell table:formula="of:=INDEX([.AR$4:.AR$37];MATCH([.$A58];[.$AD$4:.$AD$37];0))*[.$AC58]" office:value-type="float" office:value="0" calcext:value-type="float">
            <text:p>0.00</text:p>
          </table:table-cell>
          <table:table-cell table:formula="of:=INDEX([.AS$4:.AS$37];MATCH([.$A58];[.$AD$4:.$AD$37];0))*[.$AD58]" office:value-type="float" office:value="1" calcext:value-type="float">
            <text:p>1.00</text:p>
          </table:table-cell>
          <table:table-cell table:style-name="ce9" table:formula="of:=SUM([.$AE58:.$AG58])/[.AX58]" office:value-type="float" office:value="0.25" calcext:value-type="float">
            <text:p>0.25</text:p>
          </table:table-cell>
          <table:table-cell table:formula="of:=SUM([.$AH58:.$AJ58])/[.AY58]" office:value-type="float" office:value="0.25" calcext:value-type="float">
            <text:p>0.25</text:p>
          </table:table-cell>
          <table:table-cell table:style-name="ce9" table:formula="of:=SUM([.$AK58:.$AM58])/[.AZ58]" office:value-type="float" office:value="0.25" calcext:value-type="float">
            <text:p>0.25</text:p>
          </table:table-cell>
          <table:table-cell table:style-name="ce9" table:formula="of:=SUM([.$AN58:.$AP58])/[.BA58]" office:value-type="float" office:value="0.25" calcext:value-type="float">
            <text:p>0.25</text:p>
          </table:table-cell>
          <table:table-cell table:formula="of:=INDEX([.AX$4:.AX$37];MATCH([.$A58];[.$AD$4:.$AD$37];0))" office:value-type="float" office:value="4" calcext:value-type="float">
            <text:p>4</text:p>
          </table:table-cell>
          <table:table-cell table:formula="of:=INDEX([.AY$4:.AY$37];MATCH([.$A58];[.$AD$4:.$AD$37];0))" office:value-type="float" office:value="2" calcext:value-type="float">
            <text:p>2</text:p>
          </table:table-cell>
          <table:table-cell table:formula="of:=INDEX([.AZ$4:.AZ$37];MATCH([.$A58];[.$AD$4:.$AD$37];0))" office:value-type="float" office:value="4" calcext:value-type="float">
            <text:p>4</text:p>
          </table:table-cell>
          <table:table-cell table:formula="of:=INDEX([.BA$4:.BA$37];MATCH([.$A58];[.$AD$4:.$AD$37];0))" office:value-type="float" office:value="2" calcext:value-type="float">
            <text:p>2</text:p>
          </table:table-cell>
          <table:table-cell table:formula="of:=INDEX([.BB$4:.BB$37];MATCH([.$A58];[.$AD$4:.$AD$37];0))" office:value-type="float" office:value="12" calcext:value-type="float">
            <text:p>12</text:p>
          </table:table-cell>
          <table:table-cell/>
          <table:table-cell table:formula="of:=[.$BD$40]*[.Q58]" office:value-type="float" office:value="16" calcext:value-type="float">
            <text:p>16</text:p>
          </table:table-cell>
          <table:table-cell table:style-name="ce8" table:formula="of:=INDEX([.AV$4:.AV$37];MATCH([.$A58];[.$AD$4:.$AD$37];0))" office:value-type="float" office:value="0" calcext:value-type="float">
            <text:p>0</text:p>
          </table:table-cell>
          <table:table-cell table:style-name="ce8" table:formula="of:=[.BL58]*[.$P58]" office:value-type="float" office:value="18.5" calcext:value-type="float">
            <text:p>19</text:p>
          </table:table-cell>
          <table:table-cell table:style-name="ce8" table:formula="of:=[.BM58]*[.$P58]" office:value-type="float" office:value="18.5" calcext:value-type="float">
            <text:p>19</text:p>
          </table:table-cell>
          <table:table-cell table:style-name="ce8" table:formula="of:=[.BN58]*[.$P58]" office:value-type="float" office:value="18.5" calcext:value-type="float">
            <text:p>19</text:p>
          </table:table-cell>
          <table:table-cell table:style-name="ce8" table:formula="of:=[.BO58]*[.$P58]" office:value-type="float" office:value="18.5" calcext:value-type="float">
            <text:p>19</text:p>
          </table:table-cell>
          <table:table-cell table:style-name="ce13" table:formula="of:=[.BD58]/[.$P58]" office:value-type="float" office:value="0.177777777777778" calcext:value-type="float">
            <text:p>0.18</text:p>
          </table:table-cell>
          <table:table-cell table:style-name="ce13" table:formula="of:=[.BE58]/[.$P58]" office:value-type="float" office:value="0" calcext:value-type="float">
            <text:p>0.00</text:p>
          </table:table-cell>
          <table:table-cell table:style-name="ce13" table:formula="of:=(1-[.$BJ58]-[.$BK58])*[.AT58]/SUM([.$AT58:.$AW58])" office:value-type="float" office:value="0.205555555555556" calcext:value-type="float">
            <text:p>0.21</text:p>
          </table:table-cell>
          <table:table-cell table:style-name="ce13" table:formula="of:=(1-[.$BJ58]-[.$BK58])*[.AU58]/SUM([.$AT58:.$AW58])" office:value-type="float" office:value="0.205555555555556" calcext:value-type="float">
            <text:p>0.21</text:p>
          </table:table-cell>
          <table:table-cell table:style-name="ce13" table:formula="of:=(1-[.$BJ58]-[.$BK58])*[.AV58]/SUM([.$AT58:.$AW58])" office:value-type="float" office:value="0.205555555555556" calcext:value-type="float">
            <text:p>0.21</text:p>
          </table:table-cell>
          <table:table-cell table:style-name="ce13" table:formula="of:=(1-[.$BJ58]-[.$BK58])*[.AW58]/SUM([.$AT58:.$AW58])" office:value-type="float" office:value="0.205555555555556" calcext:value-type="float">
            <text:p>0.21</text:p>
          </table:table-cell>
          <table:table-cell table:style-name="ce8" table:formula="of:=3600 *(1-SUM([.BL58:.BO58]))" office:value-type="float" office:value="640" calcext:value-type="float">
            <text:p>640</text:p>
          </table:table-cell>
          <table:table-cell table:formula="of:=[.BP58]/([.BD58]+[.BE58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KF</text:p>
          </table:table-cell>
          <table:table-cell table:style-name="ce15" office:value-type="string" calcext:value-type="string">
            <text:p>E</text:p>
          </table:table-cell>
          <table:table-cell table:style-name="ce15" table:formula="of:=[.P59]" office:value-type="float" office:value="90" calcext:value-type="float">
            <text:p>9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kerb-first</text:p>
          </table:table-cell>
          <table:table-cell table:style-name="ce15" office:value-type="string" calcext:value-type="string">
            <text:p>\fignum(detour-kerb-first)</text:p>
          </table:table-cell>
          <table:table-cell table:style-name="ce18" table:formula="of:=[.BF59]" office:value-type="float" office:value="42.5454545454546" calcext:value-type="float">
            <text:p>42.5</text:p>
          </table:table-cell>
          <table:table-cell table:style-name="ce19" table:formula="of:=[.R59]" office:value-type="float" office:value="495.950344409961" calcext:value-type="float">
            <text:p>496</text:p>
          </table:table-cell>
          <table:table-cell table:style-name="ce19" table:formula="of:=[.M59]*[.T59]" office:value-type="float" office:value="495.950344409961" calcext:value-type="float">
            <text:p>496</text:p>
          </table:table-cell>
          <table:table-cell table:style-name="ce19" table:formula="of:=[.N59]*[.W59]" office:value-type="float" office:value="566.800393611384" calcext:value-type="float">
            <text:p>567</text:p>
          </table:table-cell>
          <table:table-cell table:style-name="ce4" table:formula="of:=[.P58]" office:value-type="float" office:value="90" calcext:value-type="float">
            <text:p>90</text:p>
          </table:table-cell>
          <table:table-cell table:style-name="ce16" table:formula="of:=INDEX([.Q$4:.Q$37];MATCH([.$A59];[.$AD$4:.$AD$37];0))" office:value-type="float" office:value="3" calcext:value-type="float">
            <text:p>3</text:p>
          </table:table-cell>
          <table:table-cell table:style-name="ce16" table:formula="of:=SUMPRODUCT([.AX59:.BA59];[.BL59:.BO59])*[.$AY$40]/[.BB59]" office:value-type="float" office:value="495.950344409961" calcext:value-type="float">
            <text:p>496</text:p>
          </table:table-cell>
          <table:table-cell table:style-name="ce16" table:formula="of:=SUMPRODUCT([.AX59:.BA59];[.BL59:.BO59])*[.$AY$40]" office:value-type="float" office:value="5956.36363636364" calcext:value-type="float">
            <text:p>5956</text:p>
          </table:table-cell>
          <table:table-cell table:style-name="ce6" table:formula="of:=[.V59]/[.U59]" office:value-type="float" office:value="1" calcext:value-type="float">
            <text:p>1.00</text:p>
          </table:table-cell>
          <table:table-cell table:style-name="ce6" table:formula="of:=SUM([.AE59:.AP59])/4" office:value-type="float" office:value="0.875" calcext:value-type="float">
            <text:p>0.88</text:p>
          </table:table-cell>
          <table:table-cell table:style-name="ce6" table:formula="of:=(4-[.Y59])/4" office:value-type="float" office:value="0.875" calcext:value-type="float">
            <text:p>0.88</text:p>
          </table:table-cell>
          <table:table-cell table:style-name="ce6" table:formula="of:=1+[.X59]" office:value-type="float" office:value="1.14285714285714" calcext:value-type="float">
            <text:p>1.14</text:p>
          </table:table-cell>
          <table:table-cell table:style-name="ce6" table:formula="of:=[.Y59]/(4-[.Y59])" office:value-type="float" office:value="0.142857142857143" calcext:value-type="float">
            <text:p>0.14</text:p>
          </table:table-cell>
          <table:table-cell table:style-name="ce6" table:formula="of:=SUM([.AQ59:.AS59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59];[.$AD$4:.$AD$37];0))*[.$AB59]" office:value-type="float" office:value="0.5" calcext:value-type="float">
            <text:p>0.50</text:p>
          </table:table-cell>
          <table:table-cell table:formula="of:=INDEX([.AF$4:.AF$37];MATCH([.$A59];[.$AD$4:.$AD$37];0))*[.$AC59]" office:value-type="float" office:value="1" calcext:value-type="float">
            <text:p>1.00</text:p>
          </table:table-cell>
          <table:table-cell table:formula="of:=INDEX([.AG$4:.AG$37];MATCH([.$A59];[.$AD$4:.$AD$37];0))*[.$AD59]" office:value-type="float" office:value="0.5" calcext:value-type="float">
            <text:p>0.50</text:p>
          </table:table-cell>
          <table:table-cell table:formula="of:=INDEX([.AH$4:.AH$37];MATCH([.$A59];[.$AD$4:.$AD$37];0))*[.$AB59]" office:value-type="float" office:value="0.5" calcext:value-type="float">
            <text:p>0.50</text:p>
          </table:table-cell>
          <table:table-cell table:formula="of:=INDEX([.AI$4:.AI$37];MATCH([.$A59];[.$AD$4:.$AD$37];0))*[.$AC59]" office:value-type="float" office:value="0" calcext:value-type="float">
            <text:p>0.00</text:p>
          </table:table-cell>
          <table:table-cell table:formula="of:=INDEX([.AJ$4:.AJ$37];MATCH([.$A59];[.$AD$4:.$AD$37];0))*[.$AD59]" office:value-type="float" office:value="0" calcext:value-type="float">
            <text:p>0.00</text:p>
          </table:table-cell>
          <table:table-cell table:formula="of:=INDEX([.AK$4:.AK$37];MATCH([.$A59];[.$AD$4:.$AD$37];0))*[.$AB59]" office:value-type="float" office:value="0" calcext:value-type="float">
            <text:p>0.00</text:p>
          </table:table-cell>
          <table:table-cell table:formula="of:=INDEX([.AL$4:.AL$37];MATCH([.$A59];[.$AD$4:.$AD$37];0))*[.$AC59]" office:value-type="float" office:value="1" calcext:value-type="float">
            <text:p>1.00</text:p>
          </table:table-cell>
          <table:table-cell table:formula="of:=INDEX([.AM$4:.AM$37];MATCH([.$A59];[.$AD$4:.$AD$37];0))*[.$AD59]" office:value-type="float" office:value="0" calcext:value-type="float">
            <text:p>0.00</text:p>
          </table:table-cell>
          <table:table-cell table:formula="of:=INDEX([.AN$4:.AN$37];MATCH([.$A59];[.$AD$4:.$AD$37];0))*[.$AB59]" office:value-type="float" office:value="0" calcext:value-type="float">
            <text:p>0.00</text:p>
          </table:table-cell>
          <table:table-cell table:formula="of:=INDEX([.AO$4:.AO$37];MATCH([.$A59];[.$AD$4:.$AD$37];0))*[.$AC59]" office:value-type="float" office:value="0" calcext:value-type="float">
            <text:p>0.00</text:p>
          </table:table-cell>
          <table:table-cell table:formula="of:=INDEX([.AP$4:.AP$37];MATCH([.$A59];[.$AD$4:.$AD$37];0))*[.$AD59]" office:value-type="float" office:value="0" calcext:value-type="float">
            <text:p>0.00</text:p>
          </table:table-cell>
          <table:table-cell table:formula="of:=INDEX([.AQ$4:.AQ$37];MATCH([.$A59];[.$AD$4:.$AD$37];0))*[.$AB59]" office:value-type="float" office:value="0" calcext:value-type="float">
            <text:p>0.00</text:p>
          </table:table-cell>
          <table:table-cell table:formula="of:=INDEX([.AR$4:.AR$37];MATCH([.$A59];[.$AD$4:.$AD$37];0))*[.$AC59]" office:value-type="float" office:value="0" calcext:value-type="float">
            <text:p>0.00</text:p>
          </table:table-cell>
          <table:table-cell table:formula="of:=INDEX([.AS$4:.AS$37];MATCH([.$A59];[.$AD$4:.$AD$37];0))*[.$AD59]" office:value-type="float" office:value="0.5" calcext:value-type="float">
            <text:p>0.50</text:p>
          </table:table-cell>
          <table:table-cell table:style-name="ce9" table:formula="of:=SUM([.$AE59:.$AG59])/[.AX59]" office:value-type="float" office:value="0.5" calcext:value-type="float">
            <text:p>0.50</text:p>
          </table:table-cell>
          <table:table-cell table:formula="of:=SUM([.$AH59:.$AJ59])/[.AY59]" office:value-type="float" office:value="0.25" calcext:value-type="float">
            <text:p>0.25</text:p>
          </table:table-cell>
          <table:table-cell table:style-name="ce9" table:formula="of:=SUM([.$AK59:.$AM59])/[.AZ59]" office:value-type="float" office:value="0.166666666666667" calcext:value-type="float">
            <text:p>0.17</text:p>
          </table:table-cell>
          <table:table-cell table:style-name="ce9" table:formula="of:=SUM([.$AN59:.$AP59])/[.BA59]" office:value-type="float" office:value="0" calcext:value-type="float">
            <text:p>0.00</text:p>
          </table:table-cell>
          <table:table-cell table:formula="of:=INDEX([.AX$4:.AX$37];MATCH([.$A59];[.$AD$4:.$AD$37];0))" office:value-type="float" office:value="4" calcext:value-type="float">
            <text:p>4</text:p>
          </table:table-cell>
          <table:table-cell table:formula="of:=INDEX([.AY$4:.AY$37];MATCH([.$A59];[.$AD$4:.$AD$37];0))" office:value-type="float" office:value="2" calcext:value-type="float">
            <text:p>2</text:p>
          </table:table-cell>
          <table:table-cell table:formula="of:=INDEX([.AZ$4:.AZ$37];MATCH([.$A59];[.$AD$4:.$AD$37];0))" office:value-type="float" office:value="6" calcext:value-type="float">
            <text:p>6</text:p>
          </table:table-cell>
          <table:table-cell table:formula="of:=INDEX([.BA$4:.BA$37];MATCH([.$A59];[.$AD$4:.$AD$37];0))" office:value-type="float" office:value="0.01" calcext:value-type="float">
            <text:p>0</text:p>
          </table:table-cell>
          <table:table-cell table:formula="of:=INDEX([.BB$4:.BB$37];MATCH([.$A59];[.$AD$4:.$AD$37];0))" office:value-type="float" office:value="12.01" calcext:value-type="float">
            <text:p>12</text:p>
          </table:table-cell>
          <table:table-cell/>
          <table:table-cell table:formula="of:=[.$BD$40]*[.Q59]" office:value-type="float" office:value="12" calcext:value-type="float">
            <text:p>12</text:p>
          </table:table-cell>
          <table:table-cell table:style-name="ce8" table:formula="of:=INDEX([.AV$4:.AV$37];MATCH([.$A59];[.$AD$4:.$AD$37];0))" office:value-type="float" office:value="0" calcext:value-type="float">
            <text:p>0</text:p>
          </table:table-cell>
          <table:table-cell table:style-name="ce8" table:formula="of:=[.BL59]*[.$P59]" office:value-type="float" office:value="42.5454545454546" calcext:value-type="float">
            <text:p>43</text:p>
          </table:table-cell>
          <table:table-cell table:style-name="ce8" table:formula="of:=[.BM59]*[.$P59]" office:value-type="float" office:value="21.2727272727273" calcext:value-type="float">
            <text:p>21</text:p>
          </table:table-cell>
          <table:table-cell table:style-name="ce8" table:formula="of:=[.BN59]*[.$P59]" office:value-type="float" office:value="14.1818181818182" calcext:value-type="float">
            <text:p>14</text:p>
          </table:table-cell>
          <table:table-cell table:style-name="ce8" table:formula="of:=[.BO59]*[.$P59]" office:value-type="float" office:value="0" calcext:value-type="float">
            <text:p>0</text:p>
          </table:table-cell>
          <table:table-cell table:style-name="ce13" table:formula="of:=[.BD59]/[.$P59]" office:value-type="float" office:value="0.133333333333333" calcext:value-type="float">
            <text:p>0.13</text:p>
          </table:table-cell>
          <table:table-cell table:style-name="ce13" table:formula="of:=[.BE59]/[.$P59]" office:value-type="float" office:value="0" calcext:value-type="float">
            <text:p>0.00</text:p>
          </table:table-cell>
          <table:table-cell table:style-name="ce13" table:formula="of:=(1-[.$BJ59]-[.$BK59])*[.AT59]/SUM([.$AT59:.$AW59])" office:value-type="float" office:value="0.472727272727273" calcext:value-type="float">
            <text:p>0.47</text:p>
          </table:table-cell>
          <table:table-cell table:style-name="ce13" table:formula="of:=(1-[.$BJ59]-[.$BK59])*[.AU59]/SUM([.$AT59:.$AW59])" office:value-type="float" office:value="0.236363636363636" calcext:value-type="float">
            <text:p>0.24</text:p>
          </table:table-cell>
          <table:table-cell table:style-name="ce13" table:formula="of:=(1-[.$BJ59]-[.$BK59])*[.AV59]/SUM([.$AT59:.$AW59])" office:value-type="float" office:value="0.157575757575758" calcext:value-type="float">
            <text:p>0.16</text:p>
          </table:table-cell>
          <table:table-cell table:style-name="ce13" table:formula="of:=(1-[.$BJ59]-[.$BK59])*[.AW59]/SUM([.$AT59:.$AW59])" office:value-type="float" office:value="0" calcext:value-type="float">
            <text:p>0.00</text:p>
          </table:table-cell>
          <table:table-cell table:style-name="ce8" table:formula="of:=3600 *(1-SUM([.BL59:.BO59]))" office:value-type="float" office:value="479.999999999999" calcext:value-type="float">
            <text:p>480</text:p>
          </table:table-cell>
          <table:table-cell table:formula="of:=[.BP59]/([.BD59]+[.BE59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LKF</text:p>
          </table:table-cell>
          <table:table-cell table:style-name="ce15" office:value-type="string" calcext:value-type="string">
            <text:p>F</text:p>
          </table:table-cell>
          <table:table-cell table:style-name="ce15" table:formula="of:=[.P60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kerb-first</text:p>
          </table:table-cell>
          <table:table-cell table:style-name="ce15" office:value-type="string" calcext:value-type="string">
            <text:p>\fignum(loop-detour)</text:p>
          </table:table-cell>
          <table:table-cell table:style-name="ce18" table:formula="of:=[.BF60]" office:value-type="float" office:value="51.25" calcext:value-type="float">
            <text:p>51.3</text:p>
          </table:table-cell>
          <table:table-cell table:style-name="ce19" table:formula="of:=[.R60]" office:value-type="float" office:value="818.635607321131" calcext:value-type="float">
            <text:p>819</text:p>
          </table:table-cell>
          <table:table-cell table:style-name="ce19" table:formula="of:=[.M60]*[.T60]" office:value-type="float" office:value="716.30615640599" calcext:value-type="float">
            <text:p>716</text:p>
          </table:table-cell>
          <table:table-cell table:style-name="ce19" table:formula="of:=[.N60]*[.W60]" office:value-type="float" office:value="818.635607321131" calcext:value-type="float">
            <text:p>819</text:p>
          </table:table-cell>
          <table:table-cell table:style-name="ce4" table:formula="of:=[.P59]" office:value-type="float" office:value="90" calcext:value-type="float">
            <text:p>90</text:p>
          </table:table-cell>
          <table:table-cell table:style-name="ce16" table:formula="of:=INDEX([.Q$4:.Q$37];MATCH([.$A60];[.$AD$4:.$AD$37];0))" office:value-type="float" office:value="2" calcext:value-type="float">
            <text:p>2</text:p>
          </table:table-cell>
          <table:table-cell table:style-name="ce16" table:formula="of:=SUMPRODUCT([.AX60:.BA60];[.BL60:.BO60])*[.$AY$40]/[.BB60]" office:value-type="float" office:value="818.635607321131" calcext:value-type="float">
            <text:p>819</text:p>
          </table:table-cell>
          <table:table-cell table:style-name="ce16" table:formula="of:=SUMPRODUCT([.AX60:.BA60];[.BL60:.BO60])*[.$AY$40]" office:value-type="float" office:value="9840" calcext:value-type="float">
            <text:p>9840</text:p>
          </table:table-cell>
          <table:table-cell table:style-name="ce6" table:formula="of:=[.V60]/[.U60]" office:value-type="float" office:value="0.875" calcext:value-type="float">
            <text:p>0.88</text:p>
          </table:table-cell>
          <table:table-cell table:style-name="ce6" table:formula="of:=SUM([.AE60:.AP60])/4" office:value-type="float" office:value="1" calcext:value-type="float">
            <text:p>1.00</text:p>
          </table:table-cell>
          <table:table-cell table:style-name="ce6" table:formula="of:=(4-[.Y60])/4" office:value-type="float" office:value="0.875" calcext:value-type="float">
            <text:p>0.88</text:p>
          </table:table-cell>
          <table:table-cell table:style-name="ce6" table:formula="of:=1+[.X60]" office:value-type="float" office:value="1.14285714285714" calcext:value-type="float">
            <text:p>1.14</text:p>
          </table:table-cell>
          <table:table-cell table:style-name="ce6" table:formula="of:=[.Y60]/(4-[.Y60])" office:value-type="float" office:value="0.142857142857143" calcext:value-type="float">
            <text:p>0.14</text:p>
          </table:table-cell>
          <table:table-cell table:style-name="ce6" table:formula="of:=SUM([.AQ60:.AS60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60];[.$AD$4:.$AD$37];0))*[.$AB60]" office:value-type="float" office:value="1" calcext:value-type="float">
            <text:p>1.00</text:p>
          </table:table-cell>
          <table:table-cell table:formula="of:=INDEX([.AF$4:.AF$37];MATCH([.$A60];[.$AD$4:.$AD$37];0))*[.$AC60]" office:value-type="float" office:value="1" calcext:value-type="float">
            <text:p>1.00</text:p>
          </table:table-cell>
          <table:table-cell table:formula="of:=INDEX([.AG$4:.AG$37];MATCH([.$A60];[.$AD$4:.$AD$37];0))*[.$AD60]" office:value-type="float" office:value="0.5" calcext:value-type="float">
            <text:p>0.50</text:p>
          </table:table-cell>
          <table:table-cell table:formula="of:=INDEX([.AH$4:.AH$37];MATCH([.$A60];[.$AD$4:.$AD$37];0))*[.$AB60]" office:value-type="float" office:value="0.5" calcext:value-type="float">
            <text:p>0.50</text:p>
          </table:table-cell>
          <table:table-cell table:formula="of:=INDEX([.AI$4:.AI$37];MATCH([.$A60];[.$AD$4:.$AD$37];0))*[.$AC60]" office:value-type="float" office:value="1" calcext:value-type="float">
            <text:p>1.00</text:p>
          </table:table-cell>
          <table:table-cell table:formula="of:=INDEX([.AJ$4:.AJ$37];MATCH([.$A60];[.$AD$4:.$AD$37];0))*[.$AD60]" office:value-type="float" office:value="0" calcext:value-type="float">
            <text:p>0.00</text:p>
          </table:table-cell>
          <table:table-cell table:formula="of:=INDEX([.AK$4:.AK$37];MATCH([.$A60];[.$AD$4:.$AD$37];0))*[.$AB60]" office:value-type="float" office:value="0" calcext:value-type="float">
            <text:p>0.00</text:p>
          </table:table-cell>
          <table:table-cell table:formula="of:=INDEX([.AL$4:.AL$37];MATCH([.$A60];[.$AD$4:.$AD$37];0))*[.$AC60]" office:value-type="float" office:value="0" calcext:value-type="float">
            <text:p>0.00</text:p>
          </table:table-cell>
          <table:table-cell table:formula="of:=INDEX([.AM$4:.AM$37];MATCH([.$A60];[.$AD$4:.$AD$37];0))*[.$AD60]" office:value-type="float" office:value="0" calcext:value-type="float">
            <text:p>0.00</text:p>
          </table:table-cell>
          <table:table-cell table:formula="of:=INDEX([.AN$4:.AN$37];MATCH([.$A60];[.$AD$4:.$AD$37];0))*[.$AB60]" office:value-type="float" office:value="0" calcext:value-type="float">
            <text:p>0.00</text:p>
          </table:table-cell>
          <table:table-cell table:formula="of:=INDEX([.AO$4:.AO$37];MATCH([.$A60];[.$AD$4:.$AD$37];0))*[.$AC60]" office:value-type="float" office:value="0" calcext:value-type="float">
            <text:p>0.00</text:p>
          </table:table-cell>
          <table:table-cell table:formula="of:=INDEX([.AP$4:.AP$37];MATCH([.$A60];[.$AD$4:.$AD$37];0))*[.$AD60]" office:value-type="float" office:value="0" calcext:value-type="float">
            <text:p>0.00</text:p>
          </table:table-cell>
          <table:table-cell table:formula="of:=INDEX([.AQ$4:.AQ$37];MATCH([.$A60];[.$AD$4:.$AD$37];0))*[.$AB60]" office:value-type="float" office:value="0" calcext:value-type="float">
            <text:p>0.00</text:p>
          </table:table-cell>
          <table:table-cell table:formula="of:=INDEX([.AR$4:.AR$37];MATCH([.$A60];[.$AD$4:.$AD$37];0))*[.$AC60]" office:value-type="float" office:value="0" calcext:value-type="float">
            <text:p>0.00</text:p>
          </table:table-cell>
          <table:table-cell table:formula="of:=INDEX([.AS$4:.AS$37];MATCH([.$A60];[.$AD$4:.$AD$37];0))*[.$AD60]" office:value-type="float" office:value="0.5" calcext:value-type="float">
            <text:p>0.50</text:p>
          </table:table-cell>
          <table:table-cell table:style-name="ce9" table:formula="of:=SUM([.$AE60:.$AG60])/[.AX60]" office:value-type="float" office:value="0.416666666666667" calcext:value-type="float">
            <text:p>0.42</text:p>
          </table:table-cell>
          <table:table-cell table:formula="of:=SUM([.$AH60:.$AJ60])/[.AY60]" office:value-type="float" office:value="0.25" calcext:value-type="float">
            <text:p>0.25</text:p>
          </table:table-cell>
          <table:table-cell table:style-name="ce9" table:formula="of:=SUM([.$AK60:.$AM60])/[.AZ60]" office:value-type="float" office:value="0" calcext:value-type="float">
            <text:p>0.00</text:p>
          </table:table-cell>
          <table:table-cell table:style-name="ce9" table:formula="of:=SUM([.$AN60:.$AP60])/[.BA60]" office:value-type="float" office:value="0" calcext:value-type="float">
            <text:p>0.00</text:p>
          </table:table-cell>
          <table:table-cell table:formula="of:=INDEX([.AX$4:.AX$37];MATCH([.$A60];[.$AD$4:.$AD$37];0))" office:value-type="float" office:value="6" calcext:value-type="float">
            <text:p>6</text:p>
          </table:table-cell>
          <table:table-cell table:formula="of:=INDEX([.AY$4:.AY$37];MATCH([.$A60];[.$AD$4:.$AD$37];0))" office:value-type="float" office:value="6" calcext:value-type="float">
            <text:p>6</text:p>
          </table:table-cell>
          <table:table-cell table:formula="of:=INDEX([.AZ$4:.AZ$37];MATCH([.$A60];[.$AD$4:.$AD$37];0))" office:value-type="float" office:value="0.01" calcext:value-type="float">
            <text:p>0</text:p>
          </table:table-cell>
          <table:table-cell table:formula="of:=INDEX([.BA$4:.BA$37];MATCH([.$A60];[.$AD$4:.$AD$37];0))" office:value-type="float" office:value="0.01" calcext:value-type="float">
            <text:p>0</text:p>
          </table:table-cell>
          <table:table-cell table:formula="of:=INDEX([.BB$4:.BB$37];MATCH([.$A60];[.$AD$4:.$AD$37];0))" office:value-type="float" office:value="12.02" calcext:value-type="float">
            <text:p>12</text:p>
          </table:table-cell>
          <table:table-cell/>
          <table:table-cell table:formula="of:=[.$BD$40]*[.Q60]" office:value-type="float" office:value="8" calcext:value-type="float">
            <text:p>8</text:p>
          </table:table-cell>
          <table:table-cell table:style-name="ce8" table:formula="of:=INDEX([.AV$4:.AV$37];MATCH([.$A60];[.$AD$4:.$AD$37];0))" office:value-type="float" office:value="0" calcext:value-type="float">
            <text:p>0</text:p>
          </table:table-cell>
          <table:table-cell table:style-name="ce8" table:formula="of:=[.BL60]*[.$P60]" office:value-type="float" office:value="51.25" calcext:value-type="float">
            <text:p>51</text:p>
          </table:table-cell>
          <table:table-cell table:style-name="ce8" table:formula="of:=[.BM60]*[.$P60]" office:value-type="float" office:value="30.75" calcext:value-type="float">
            <text:p>31</text:p>
          </table:table-cell>
          <table:table-cell table:style-name="ce8" table:formula="of:=[.BN60]*[.$P60]" office:value-type="float" office:value="0" calcext:value-type="float">
            <text:p>0</text:p>
          </table:table-cell>
          <table:table-cell table:style-name="ce8" table:formula="of:=[.BO60]*[.$P60]" office:value-type="float" office:value="0" calcext:value-type="float">
            <text:p>0</text:p>
          </table:table-cell>
          <table:table-cell table:style-name="ce13" table:formula="of:=[.BD60]/[.$P60]" office:value-type="float" office:value="0.0888888888888889" calcext:value-type="float">
            <text:p>0.09</text:p>
          </table:table-cell>
          <table:table-cell table:style-name="ce13" table:formula="of:=[.BE60]/[.$P60]" office:value-type="float" office:value="0" calcext:value-type="float">
            <text:p>0.00</text:p>
          </table:table-cell>
          <table:table-cell table:style-name="ce13" table:formula="of:=(1-[.$BJ60]-[.$BK60])*[.AT60]/SUM([.$AT60:.$AW60])" office:value-type="float" office:value="0.569444444444444" calcext:value-type="float">
            <text:p>0.57</text:p>
          </table:table-cell>
          <table:table-cell table:style-name="ce13" table:formula="of:=(1-[.$BJ60]-[.$BK60])*[.AU60]/SUM([.$AT60:.$AW60])" office:value-type="float" office:value="0.341666666666667" calcext:value-type="float">
            <text:p>0.34</text:p>
          </table:table-cell>
          <table:table-cell table:style-name="ce13" table:formula="of:=(1-[.$BJ60]-[.$BK60])*[.AV60]/SUM([.$AT60:.$AW60])" office:value-type="float" office:value="0" calcext:value-type="float">
            <text:p>0.00</text:p>
          </table:table-cell>
          <table:table-cell table:style-name="ce13" table:formula="of:=(1-[.$BJ60]-[.$BK60])*[.AW60]/SUM([.$AT60:.$AW60])" office:value-type="float" office:value="0" calcext:value-type="float">
            <text:p>0.00</text:p>
          </table:table-cell>
          <table:table-cell table:style-name="ce8" table:formula="of:=3600 *(1-SUM([.BL60:.BO60]))" office:value-type="float" office:value="320" calcext:value-type="float">
            <text:p>320</text:p>
          </table:table-cell>
          <table:table-cell table:formula="of:=[.BP60]/([.BD60]+[.BE60])" office:value-type="float" office:value="40.0000000000001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PLK</text:p>
          </table:table-cell>
          <table:table-cell table:style-name="ce15" office:value-type="string" calcext:value-type="string">
            <text:p>G</text:p>
          </table:table-cell>
          <table:table-cell table:style-name="ce15" table:formula="of:=[.P61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Previous-turn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\fignum(previous-turn)</text:p>
          </table:table-cell>
          <table:table-cell table:style-name="ce18" table:formula="of:=[.BF61]" office:value-type="float" office:value="46.8571428571429" calcext:value-type="float">
            <text:p>46.9</text:p>
          </table:table-cell>
          <table:table-cell table:style-name="ce19" table:formula="of:=[.R61]" office:value-type="float" office:value="818.635607321132" calcext:value-type="float">
            <text:p>819</text:p>
          </table:table-cell>
          <table:table-cell table:style-name="ce19" table:formula="of:=[.M61]*[.T61]" office:value-type="float" office:value="701.687663418113" calcext:value-type="float">
            <text:p>702</text:p>
          </table:table-cell>
          <table:table-cell table:style-name="ce19" table:formula="of:=[.N61]*[.W61]" office:value-type="float" office:value="935.58355122415" calcext:value-type="float">
            <text:p>936</text:p>
          </table:table-cell>
          <table:table-cell table:style-name="ce4" table:formula="of:=[.P60]" office:value-type="float" office:value="90" calcext:value-type="float">
            <text:p>90</text:p>
          </table:table-cell>
          <table:table-cell table:style-name="ce16" table:formula="of:=INDEX([.Q$4:.Q$37];MATCH([.$A61];[.$AD$4:.$AD$37];0))" office:value-type="float" office:value="2" calcext:value-type="float">
            <text:p>2</text:p>
          </table:table-cell>
          <table:table-cell table:style-name="ce16" table:formula="of:=SUMPRODUCT([.AX61:.BA61];[.BL61:.BO61])*[.$AY$40]/[.BB61]" office:value-type="float" office:value="818.635607321132" calcext:value-type="float">
            <text:p>819</text:p>
          </table:table-cell>
          <table:table-cell table:style-name="ce16" table:formula="of:=SUMPRODUCT([.AX61:.BA61];[.BL61:.BO61])*[.$AY$40]" office:value-type="float" office:value="9840" calcext:value-type="float">
            <text:p>9840</text:p>
          </table:table-cell>
          <table:table-cell table:style-name="ce6" table:formula="of:=[.V61]/[.U61]" office:value-type="float" office:value="0.857142857142857" calcext:value-type="float">
            <text:p>0.86</text:p>
          </table:table-cell>
          <table:table-cell table:style-name="ce6" table:formula="of:=SUM([.AE61:.AP61])/4" office:value-type="float" office:value="0.875" calcext:value-type="float">
            <text:p>0.88</text:p>
          </table:table-cell>
          <table:table-cell table:style-name="ce6" table:formula="of:=(4-[.Y61])/4" office:value-type="float" office:value="0.75" calcext:value-type="float">
            <text:p>0.75</text:p>
          </table:table-cell>
          <table:table-cell table:style-name="ce6" table:formula="of:=1+[.X61]" office:value-type="float" office:value="1.33333333333333" calcext:value-type="float">
            <text:p>1.33</text:p>
          </table:table-cell>
          <table:table-cell table:style-name="ce6" table:formula="of:=[.Y61]/(4-[.Y61])" office:value-type="float" office:value="0.333333333333333" calcext:value-type="float">
            <text:p>0.33</text:p>
          </table:table-cell>
          <table:table-cell table:style-name="ce6" table:formula="of:=SUM([.AQ61:.AS61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61];[.$AD$4:.$AD$37];0))*[.$AB61]" office:value-type="float" office:value="0.5" calcext:value-type="float">
            <text:p>0.50</text:p>
          </table:table-cell>
          <table:table-cell table:formula="of:=INDEX([.AF$4:.AF$37];MATCH([.$A61];[.$AD$4:.$AD$37];0))*[.$AC61]" office:value-type="float" office:value="1" calcext:value-type="float">
            <text:p>1.00</text:p>
          </table:table-cell>
          <table:table-cell table:formula="of:=INDEX([.AG$4:.AG$37];MATCH([.$A61];[.$AD$4:.$AD$37];0))*[.$AD61]" office:value-type="float" office:value="0.5" calcext:value-type="float">
            <text:p>0.50</text:p>
          </table:table-cell>
          <table:table-cell table:formula="of:=INDEX([.AH$4:.AH$37];MATCH([.$A61];[.$AD$4:.$AD$37];0))*[.$AB61]" office:value-type="float" office:value="0.5" calcext:value-type="float">
            <text:p>0.50</text:p>
          </table:table-cell>
          <table:table-cell table:formula="of:=INDEX([.AI$4:.AI$37];MATCH([.$A61];[.$AD$4:.$AD$37];0))*[.$AC61]" office:value-type="float" office:value="1" calcext:value-type="float">
            <text:p>1.00</text:p>
          </table:table-cell>
          <table:table-cell table:formula="of:=INDEX([.AJ$4:.AJ$37];MATCH([.$A61];[.$AD$4:.$AD$37];0))*[.$AD61]" office:value-type="float" office:value="0" calcext:value-type="float">
            <text:p>0.00</text:p>
          </table:table-cell>
          <table:table-cell table:formula="of:=INDEX([.AK$4:.AK$37];MATCH([.$A61];[.$AD$4:.$AD$37];0))*[.$AB61]" office:value-type="float" office:value="0" calcext:value-type="float">
            <text:p>0.00</text:p>
          </table:table-cell>
          <table:table-cell table:formula="of:=INDEX([.AL$4:.AL$37];MATCH([.$A61];[.$AD$4:.$AD$37];0))*[.$AC61]" office:value-type="float" office:value="0" calcext:value-type="float">
            <text:p>0.00</text:p>
          </table:table-cell>
          <table:table-cell table:formula="of:=INDEX([.AM$4:.AM$37];MATCH([.$A61];[.$AD$4:.$AD$37];0))*[.$AD61]" office:value-type="float" office:value="0" calcext:value-type="float">
            <text:p>0.00</text:p>
          </table:table-cell>
          <table:table-cell table:formula="of:=INDEX([.AN$4:.AN$37];MATCH([.$A61];[.$AD$4:.$AD$37];0))*[.$AB61]" office:value-type="float" office:value="0" calcext:value-type="float">
            <text:p>0.00</text:p>
          </table:table-cell>
          <table:table-cell table:formula="of:=INDEX([.AO$4:.AO$37];MATCH([.$A61];[.$AD$4:.$AD$37];0))*[.$AC61]" office:value-type="float" office:value="0" calcext:value-type="float">
            <text:p>0.00</text:p>
          </table:table-cell>
          <table:table-cell table:formula="of:=INDEX([.AP$4:.AP$37];MATCH([.$A61];[.$AD$4:.$AD$37];0))*[.$AD61]" office:value-type="float" office:value="0" calcext:value-type="float">
            <text:p>0.00</text:p>
          </table:table-cell>
          <table:table-cell table:formula="of:=INDEX([.AQ$4:.AQ$37];MATCH([.$A61];[.$AD$4:.$AD$37];0))*[.$AB61]" office:value-type="float" office:value="0.5" calcext:value-type="float">
            <text:p>0.50</text:p>
          </table:table-cell>
          <table:table-cell table:formula="of:=INDEX([.AR$4:.AR$37];MATCH([.$A61];[.$AD$4:.$AD$37];0))*[.$AC61]" office:value-type="float" office:value="0" calcext:value-type="float">
            <text:p>0.00</text:p>
          </table:table-cell>
          <table:table-cell table:formula="of:=INDEX([.AS$4:.AS$37];MATCH([.$A61];[.$AD$4:.$AD$37];0))*[.$AD61]" office:value-type="float" office:value="0.5" calcext:value-type="float">
            <text:p>0.50</text:p>
          </table:table-cell>
          <table:table-cell table:style-name="ce9" table:formula="of:=SUM([.$AE61:.$AG61])/[.AX61]" office:value-type="float" office:value="0.333333333333333" calcext:value-type="float">
            <text:p>0.33</text:p>
          </table:table-cell>
          <table:table-cell table:formula="of:=SUM([.$AH61:.$AJ61])/[.AY61]" office:value-type="float" office:value="0.25" calcext:value-type="float">
            <text:p>0.25</text:p>
          </table:table-cell>
          <table:table-cell table:style-name="ce9" table:formula="of:=SUM([.$AK61:.$AM61])/[.AZ61]" office:value-type="float" office:value="0" calcext:value-type="float">
            <text:p>0.00</text:p>
          </table:table-cell>
          <table:table-cell table:style-name="ce9" table:formula="of:=SUM([.$AN61:.$AP61])/[.BA61]" office:value-type="float" office:value="0" calcext:value-type="float">
            <text:p>0.00</text:p>
          </table:table-cell>
          <table:table-cell table:formula="of:=INDEX([.AX$4:.AX$37];MATCH([.$A61];[.$AD$4:.$AD$37];0))" office:value-type="float" office:value="6" calcext:value-type="float">
            <text:p>6</text:p>
          </table:table-cell>
          <table:table-cell table:formula="of:=INDEX([.AY$4:.AY$37];MATCH([.$A61];[.$AD$4:.$AD$37];0))" office:value-type="float" office:value="6" calcext:value-type="float">
            <text:p>6</text:p>
          </table:table-cell>
          <table:table-cell table:formula="of:=INDEX([.AZ$4:.AZ$37];MATCH([.$A61];[.$AD$4:.$AD$37];0))" office:value-type="float" office:value="0.01" calcext:value-type="float">
            <text:p>0</text:p>
          </table:table-cell>
          <table:table-cell table:formula="of:=INDEX([.BA$4:.BA$37];MATCH([.$A61];[.$AD$4:.$AD$37];0))" office:value-type="float" office:value="0.01" calcext:value-type="float">
            <text:p>0</text:p>
          </table:table-cell>
          <table:table-cell table:formula="of:=INDEX([.BB$4:.BB$37];MATCH([.$A61];[.$AD$4:.$AD$37];0))" office:value-type="float" office:value="12.02" calcext:value-type="float">
            <text:p>12</text:p>
          </table:table-cell>
          <table:table-cell/>
          <table:table-cell table:formula="of:=[.$BD$40]*[.Q61]" office:value-type="float" office:value="8" calcext:value-type="float">
            <text:p>8</text:p>
          </table:table-cell>
          <table:table-cell table:style-name="ce8" table:formula="of:=INDEX([.AV$4:.AV$37];MATCH([.$A61];[.$AD$4:.$AD$37];0))" office:value-type="float" office:value="0" calcext:value-type="float">
            <text:p>0</text:p>
          </table:table-cell>
          <table:table-cell table:style-name="ce8" table:formula="of:=[.BL61]*[.$P61]" office:value-type="float" office:value="46.8571428571429" calcext:value-type="float">
            <text:p>47</text:p>
          </table:table-cell>
          <table:table-cell table:style-name="ce8" table:formula="of:=[.BM61]*[.$P61]" office:value-type="float" office:value="35.1428571428571" calcext:value-type="float">
            <text:p>35</text:p>
          </table:table-cell>
          <table:table-cell table:style-name="ce8" table:formula="of:=[.BN61]*[.$P61]" office:value-type="float" office:value="0" calcext:value-type="float">
            <text:p>0</text:p>
          </table:table-cell>
          <table:table-cell table:style-name="ce8" table:formula="of:=[.BO61]*[.$P61]" office:value-type="float" office:value="0" calcext:value-type="float">
            <text:p>0</text:p>
          </table:table-cell>
          <table:table-cell table:style-name="ce13" table:formula="of:=[.BD61]/[.$P61]" office:value-type="float" office:value="0.0888888888888889" calcext:value-type="float">
            <text:p>0.09</text:p>
          </table:table-cell>
          <table:table-cell table:style-name="ce13" table:formula="of:=[.BE61]/[.$P61]" office:value-type="float" office:value="0" calcext:value-type="float">
            <text:p>0.00</text:p>
          </table:table-cell>
          <table:table-cell table:style-name="ce13" table:formula="of:=(1-[.$BJ61]-[.$BK61])*[.AT61]/SUM([.$AT61:.$AW61])" office:value-type="float" office:value="0.520634920634921" calcext:value-type="float">
            <text:p>0.52</text:p>
          </table:table-cell>
          <table:table-cell table:style-name="ce13" table:formula="of:=(1-[.$BJ61]-[.$BK61])*[.AU61]/SUM([.$AT61:.$AW61])" office:value-type="float" office:value="0.390476190476191" calcext:value-type="float">
            <text:p>0.39</text:p>
          </table:table-cell>
          <table:table-cell table:style-name="ce13" table:formula="of:=(1-[.$BJ61]-[.$BK61])*[.AV61]/SUM([.$AT61:.$AW61])" office:value-type="float" office:value="0" calcext:value-type="float">
            <text:p>0.00</text:p>
          </table:table-cell>
          <table:table-cell table:style-name="ce13" table:formula="of:=(1-[.$BJ61]-[.$BK61])*[.AW61]/SUM([.$AT61:.$AW61])" office:value-type="float" office:value="0" calcext:value-type="float">
            <text:p>0.00</text:p>
          </table:table-cell>
          <table:table-cell table:style-name="ce8" table:formula="of:=3600 *(1-SUM([.BL61:.BO61]))" office:value-type="float" office:value="320" calcext:value-type="float">
            <text:p>320</text:p>
          </table:table-cell>
          <table:table-cell table:formula="of:=[.BP61]/([.BD61]+[.BE61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H</text:p>
          </table:table-cell>
          <table:table-cell table:style-name="ce15" table:formula="of:=[.P62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/>
          <table:table-cell table:style-name="ce18" table:formula="of:=[.BF62]" office:value-type="float" office:value="41" calcext:value-type="float">
            <text:p>41.0</text:p>
          </table:table-cell>
          <table:table-cell table:style-name="ce19" table:formula="of:=[.R62]" office:value-type="float" office:value="818.635607321131" calcext:value-type="float">
            <text:p>819</text:p>
          </table:table-cell>
          <table:table-cell table:style-name="ce19" table:formula="of:=[.M62]*[.T62]" office:value-type="float" office:value="716.30615640599" calcext:value-type="float">
            <text:p>716</text:p>
          </table:table-cell>
          <table:table-cell table:style-name="ce19" table:formula="of:=[.N62]*[.W62]" office:value-type="float" office:value="818.635607321131" calcext:value-type="float">
            <text:p>819</text:p>
          </table:table-cell>
          <table:table-cell table:style-name="ce4" table:formula="of:=[.P61]" office:value-type="float" office:value="90" calcext:value-type="float">
            <text:p>90</text:p>
          </table:table-cell>
          <table:table-cell table:style-name="ce16" table:formula="of:=INDEX([.Q$4:.Q$37];MATCH([.$A62];[.$AD$4:.$AD$37];0))" office:value-type="float" office:value="2" calcext:value-type="float">
            <text:p>2</text:p>
          </table:table-cell>
          <table:table-cell table:style-name="ce16" table:formula="of:=SUMPRODUCT([.AX62:.BA62];[.BL62:.BO62])*[.$AY$40]/[.BB62]" office:value-type="float" office:value="818.635607321131" calcext:value-type="float">
            <text:p>819</text:p>
          </table:table-cell>
          <table:table-cell table:style-name="ce16" table:formula="of:=SUMPRODUCT([.AX62:.BA62];[.BL62:.BO62])*[.$AY$40]" office:value-type="float" office:value="9840" calcext:value-type="float">
            <text:p>9840</text:p>
          </table:table-cell>
          <table:table-cell table:style-name="ce6" table:formula="of:=[.V62]/[.U62]" office:value-type="float" office:value="0.875" calcext:value-type="float">
            <text:p>0.88</text:p>
          </table:table-cell>
          <table:table-cell table:style-name="ce6" table:formula="of:=SUM([.AE62:.AP62])/4" office:value-type="float" office:value="1" calcext:value-type="float">
            <text:p>1.00</text:p>
          </table:table-cell>
          <table:table-cell table:style-name="ce6" table:formula="of:=(4-[.Y62])/4" office:value-type="float" office:value="0.875" calcext:value-type="float">
            <text:p>0.88</text:p>
          </table:table-cell>
          <table:table-cell table:style-name="ce6" table:formula="of:=1+[.X62]" office:value-type="float" office:value="1.14285714285714" calcext:value-type="float">
            <text:p>1.14</text:p>
          </table:table-cell>
          <table:table-cell table:style-name="ce6" table:formula="of:=[.Y62]/(4-[.Y62])" office:value-type="float" office:value="0.142857142857143" calcext:value-type="float">
            <text:p>0.14</text:p>
          </table:table-cell>
          <table:table-cell table:style-name="ce6" table:formula="of:=SUM([.AQ62:.AS62])" office:value-type="float" office:value="0.5" calcext:value-type="float">
            <text:p>0.5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62];[.$AD$4:.$AD$37];0))*[.$AB62]" office:value-type="float" office:value="0.5" calcext:value-type="float">
            <text:p>0.50</text:p>
          </table:table-cell>
          <table:table-cell table:formula="of:=INDEX([.AF$4:.AF$37];MATCH([.$A62];[.$AD$4:.$AD$37];0))*[.$AC62]" office:value-type="float" office:value="1" calcext:value-type="float">
            <text:p>1.00</text:p>
          </table:table-cell>
          <table:table-cell table:formula="of:=INDEX([.AG$4:.AG$37];MATCH([.$A62];[.$AD$4:.$AD$37];0))*[.$AD62]" office:value-type="float" office:value="0.5" calcext:value-type="float">
            <text:p>0.50</text:p>
          </table:table-cell>
          <table:table-cell table:formula="of:=INDEX([.AH$4:.AH$37];MATCH([.$A62];[.$AD$4:.$AD$37];0))*[.$AB62]" office:value-type="float" office:value="0.5" calcext:value-type="float">
            <text:p>0.50</text:p>
          </table:table-cell>
          <table:table-cell table:formula="of:=INDEX([.AI$4:.AI$37];MATCH([.$A62];[.$AD$4:.$AD$37];0))*[.$AC62]" office:value-type="float" office:value="1" calcext:value-type="float">
            <text:p>1.00</text:p>
          </table:table-cell>
          <table:table-cell table:formula="of:=INDEX([.AJ$4:.AJ$37];MATCH([.$A62];[.$AD$4:.$AD$37];0))*[.$AD62]" office:value-type="float" office:value="0.5" calcext:value-type="float">
            <text:p>0.50</text:p>
          </table:table-cell>
          <table:table-cell table:formula="of:=INDEX([.AK$4:.AK$37];MATCH([.$A62];[.$AD$4:.$AD$37];0))*[.$AB62]" office:value-type="float" office:value="0" calcext:value-type="float">
            <text:p>0.00</text:p>
          </table:table-cell>
          <table:table-cell table:formula="of:=INDEX([.AL$4:.AL$37];MATCH([.$A62];[.$AD$4:.$AD$37];0))*[.$AC62]" office:value-type="float" office:value="0" calcext:value-type="float">
            <text:p>0.00</text:p>
          </table:table-cell>
          <table:table-cell table:formula="of:=INDEX([.AM$4:.AM$37];MATCH([.$A62];[.$AD$4:.$AD$37];0))*[.$AD62]" office:value-type="float" office:value="0" calcext:value-type="float">
            <text:p>0.00</text:p>
          </table:table-cell>
          <table:table-cell table:formula="of:=INDEX([.AN$4:.AN$37];MATCH([.$A62];[.$AD$4:.$AD$37];0))*[.$AB62]" office:value-type="float" office:value="0" calcext:value-type="float">
            <text:p>0.00</text:p>
          </table:table-cell>
          <table:table-cell table:formula="of:=INDEX([.AO$4:.AO$37];MATCH([.$A62];[.$AD$4:.$AD$37];0))*[.$AC62]" office:value-type="float" office:value="0" calcext:value-type="float">
            <text:p>0.00</text:p>
          </table:table-cell>
          <table:table-cell table:formula="of:=INDEX([.AP$4:.AP$37];MATCH([.$A62];[.$AD$4:.$AD$37];0))*[.$AD62]" office:value-type="float" office:value="0" calcext:value-type="float">
            <text:p>0.00</text:p>
          </table:table-cell>
          <table:table-cell table:formula="of:=INDEX([.AQ$4:.AQ$37];MATCH([.$A62];[.$AD$4:.$AD$37];0))*[.$AB62]" office:value-type="float" office:value="0.5" calcext:value-type="float">
            <text:p>0.50</text:p>
          </table:table-cell>
          <table:table-cell table:formula="of:=INDEX([.AR$4:.AR$37];MATCH([.$A62];[.$AD$4:.$AD$37];0))*[.$AC62]" office:value-type="float" office:value="0" calcext:value-type="float">
            <text:p>0.00</text:p>
          </table:table-cell>
          <table:table-cell table:formula="of:=INDEX([.AS$4:.AS$37];MATCH([.$A62];[.$AD$4:.$AD$37];0))*[.$AD62]" office:value-type="float" office:value="0" calcext:value-type="float">
            <text:p>0.00</text:p>
          </table:table-cell>
          <table:table-cell table:style-name="ce9" table:formula="of:=SUM([.$AE62:.$AG62])/[.AX62]" office:value-type="float" office:value="0.333333333333333" calcext:value-type="float">
            <text:p>0.33</text:p>
          </table:table-cell>
          <table:table-cell table:formula="of:=SUM([.$AH62:.$AJ62])/[.AY62]" office:value-type="float" office:value="0.333333333333333" calcext:value-type="float">
            <text:p>0.33</text:p>
          </table:table-cell>
          <table:table-cell table:style-name="ce9" table:formula="of:=SUM([.$AK62:.$AM62])/[.AZ62]" office:value-type="float" office:value="0" calcext:value-type="float">
            <text:p>0.00</text:p>
          </table:table-cell>
          <table:table-cell table:style-name="ce9" table:formula="of:=SUM([.$AN62:.$AP62])/[.BA62]" office:value-type="float" office:value="0" calcext:value-type="float">
            <text:p>0.00</text:p>
          </table:table-cell>
          <table:table-cell table:formula="of:=INDEX([.AX$4:.AX$37];MATCH([.$A62];[.$AD$4:.$AD$37];0))" office:value-type="float" office:value="6" calcext:value-type="float">
            <text:p>6</text:p>
          </table:table-cell>
          <table:table-cell table:formula="of:=INDEX([.AY$4:.AY$37];MATCH([.$A62];[.$AD$4:.$AD$37];0))" office:value-type="float" office:value="6" calcext:value-type="float">
            <text:p>6</text:p>
          </table:table-cell>
          <table:table-cell table:formula="of:=INDEX([.AZ$4:.AZ$37];MATCH([.$A62];[.$AD$4:.$AD$37];0))" office:value-type="float" office:value="0.01" calcext:value-type="float">
            <text:p>0</text:p>
          </table:table-cell>
          <table:table-cell table:formula="of:=INDEX([.BA$4:.BA$37];MATCH([.$A62];[.$AD$4:.$AD$37];0))" office:value-type="float" office:value="0.01" calcext:value-type="float">
            <text:p>0</text:p>
          </table:table-cell>
          <table:table-cell table:formula="of:=INDEX([.BB$4:.BB$37];MATCH([.$A62];[.$AD$4:.$AD$37];0))" office:value-type="float" office:value="12.02" calcext:value-type="float">
            <text:p>12</text:p>
          </table:table-cell>
          <table:table-cell/>
          <table:table-cell table:formula="of:=[.$BD$40]*[.Q62]" office:value-type="float" office:value="8" calcext:value-type="float">
            <text:p>8</text:p>
          </table:table-cell>
          <table:table-cell table:style-name="ce8" table:formula="of:=INDEX([.AV$4:.AV$37];MATCH([.$A62];[.$AD$4:.$AD$37];0))" office:value-type="float" office:value="0" calcext:value-type="float">
            <text:p>0</text:p>
          </table:table-cell>
          <table:table-cell table:style-name="ce8" table:formula="of:=[.BL62]*[.$P62]" office:value-type="float" office:value="41" calcext:value-type="float">
            <text:p>41</text:p>
          </table:table-cell>
          <table:table-cell table:style-name="ce8" table:formula="of:=[.BM62]*[.$P62]" office:value-type="float" office:value="41" calcext:value-type="float">
            <text:p>41</text:p>
          </table:table-cell>
          <table:table-cell table:style-name="ce8" table:formula="of:=[.BN62]*[.$P62]" office:value-type="float" office:value="0" calcext:value-type="float">
            <text:p>0</text:p>
          </table:table-cell>
          <table:table-cell table:style-name="ce8" table:formula="of:=[.BO62]*[.$P62]" office:value-type="float" office:value="0" calcext:value-type="float">
            <text:p>0</text:p>
          </table:table-cell>
          <table:table-cell table:style-name="ce13" table:formula="of:=[.BD62]/[.$P62]" office:value-type="float" office:value="0.0888888888888889" calcext:value-type="float">
            <text:p>0.09</text:p>
          </table:table-cell>
          <table:table-cell table:style-name="ce13" table:formula="of:=[.BE62]/[.$P62]" office:value-type="float" office:value="0" calcext:value-type="float">
            <text:p>0.00</text:p>
          </table:table-cell>
          <table:table-cell table:style-name="ce13" table:formula="of:=(1-[.$BJ62]-[.$BK62])*[.AT62]/SUM([.$AT62:.$AW62])" office:value-type="float" office:value="0.455555555555556" calcext:value-type="float">
            <text:p>0.46</text:p>
          </table:table-cell>
          <table:table-cell table:style-name="ce13" table:formula="of:=(1-[.$BJ62]-[.$BK62])*[.AU62]/SUM([.$AT62:.$AW62])" office:value-type="float" office:value="0.455555555555556" calcext:value-type="float">
            <text:p>0.46</text:p>
          </table:table-cell>
          <table:table-cell table:style-name="ce13" table:formula="of:=(1-[.$BJ62]-[.$BK62])*[.AV62]/SUM([.$AT62:.$AW62])" office:value-type="float" office:value="0" calcext:value-type="float">
            <text:p>0.00</text:p>
          </table:table-cell>
          <table:table-cell table:style-name="ce13" table:formula="of:=(1-[.$BJ62]-[.$BK62])*[.AW62]/SUM([.$AT62:.$AW62])" office:value-type="float" office:value="0" calcext:value-type="float">
            <text:p>0.00</text:p>
          </table:table-cell>
          <table:table-cell table:style-name="ce8" table:formula="of:=3600 *(1-SUM([.BL62:.BO62]))" office:value-type="float" office:value="320" calcext:value-type="float">
            <text:p>320</text:p>
          </table:table-cell>
          <table:table-cell table:formula="of:=[.BP62]/([.BD62]+[.BE62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KALL</text:p>
          </table:table-cell>
          <table:table-cell table:style-name="ce15" office:value-type="string" calcext:value-type="string">
            <text:p>I</text:p>
          </table:table-cell>
          <table:table-cell table:style-name="ce15" table:formula="of:=[.P63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kerb-first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kerb-first</text:p>
          </table:table-cell>
          <table:table-cell table:style-name="ce15"/>
          <table:table-cell table:style-name="ce18" table:formula="of:=[.BF63]" office:value-type="float" office:value="41" calcext:value-type="float">
            <text:p>41.0</text:p>
          </table:table-cell>
          <table:table-cell table:style-name="ce19" table:formula="of:=[.R63]" office:value-type="float" office:value="818.635607321131" calcext:value-type="float">
            <text:p>819</text:p>
          </table:table-cell>
          <table:table-cell table:style-name="ce19" table:formula="of:=[.M63]*[.T63]" office:value-type="float" office:value="818.635607321131" calcext:value-type="float">
            <text:p>819</text:p>
          </table:table-cell>
          <table:table-cell table:style-name="ce19" table:formula="of:=[.N63]*[.W63]" office:value-type="float" office:value="1091.51414309484" calcext:value-type="float">
            <text:p>1092</text:p>
          </table:table-cell>
          <table:table-cell table:style-name="ce4" table:formula="of:=[.P62]" office:value-type="float" office:value="90" calcext:value-type="float">
            <text:p>90</text:p>
          </table:table-cell>
          <table:table-cell table:style-name="ce16" table:formula="of:=INDEX([.Q$4:.Q$37];MATCH([.$A63];[.$AD$4:.$AD$37];0))" office:value-type="float" office:value="2" calcext:value-type="float">
            <text:p>2</text:p>
          </table:table-cell>
          <table:table-cell table:style-name="ce16" table:formula="of:=SUMPRODUCT([.AX63:.BA63];[.BL63:.BO63])*[.$AY$40]/[.BB63]" office:value-type="float" office:value="818.635607321131" calcext:value-type="float">
            <text:p>819</text:p>
          </table:table-cell>
          <table:table-cell table:style-name="ce16" table:formula="of:=SUMPRODUCT([.AX63:.BA63];[.BL63:.BO63])*[.$AY$40]" office:value-type="float" office:value="9840" calcext:value-type="float">
            <text:p>9840</text:p>
          </table:table-cell>
          <table:table-cell table:style-name="ce6" table:formula="of:=[.V63]/[.U63]" office:value-type="float" office:value="1" calcext:value-type="float">
            <text:p>1.00</text:p>
          </table:table-cell>
          <table:table-cell table:style-name="ce6" table:formula="of:=SUM([.AE63:.AP63])/4" office:value-type="float" office:value="0.75" calcext:value-type="float">
            <text:p>0.75</text:p>
          </table:table-cell>
          <table:table-cell table:style-name="ce6" table:formula="of:=(4-[.Y63])/4" office:value-type="float" office:value="0.75" calcext:value-type="float">
            <text:p>0.75</text:p>
          </table:table-cell>
          <table:table-cell table:style-name="ce6" table:formula="of:=1+[.X63]" office:value-type="float" office:value="1.33333333333333" calcext:value-type="float">
            <text:p>1.33</text:p>
          </table:table-cell>
          <table:table-cell table:style-name="ce6" table:formula="of:=[.Y63]/(4-[.Y63])" office:value-type="float" office:value="0.333333333333333" calcext:value-type="float">
            <text:p>0.33</text:p>
          </table:table-cell>
          <table:table-cell table:style-name="ce6" table:formula="of:=SUM([.AQ63:.AS63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63];[.$AD$4:.$AD$37];0))*[.$AB63]" office:value-type="float" office:value="0.5" calcext:value-type="float">
            <text:p>0.50</text:p>
          </table:table-cell>
          <table:table-cell table:formula="of:=INDEX([.AF$4:.AF$37];MATCH([.$A63];[.$AD$4:.$AD$37];0))*[.$AC63]" office:value-type="float" office:value="1" calcext:value-type="float">
            <text:p>1.00</text:p>
          </table:table-cell>
          <table:table-cell table:formula="of:=INDEX([.AG$4:.AG$37];MATCH([.$A63];[.$AD$4:.$AD$37];0))*[.$AD63]" office:value-type="float" office:value="0" calcext:value-type="float">
            <text:p>0.00</text:p>
          </table:table-cell>
          <table:table-cell table:formula="of:=INDEX([.AH$4:.AH$37];MATCH([.$A63];[.$AD$4:.$AD$37];0))*[.$AB63]" office:value-type="float" office:value="0.5" calcext:value-type="float">
            <text:p>0.50</text:p>
          </table:table-cell>
          <table:table-cell table:formula="of:=INDEX([.AI$4:.AI$37];MATCH([.$A63];[.$AD$4:.$AD$37];0))*[.$AC63]" office:value-type="float" office:value="1" calcext:value-type="float">
            <text:p>1.00</text:p>
          </table:table-cell>
          <table:table-cell table:formula="of:=INDEX([.AJ$4:.AJ$37];MATCH([.$A63];[.$AD$4:.$AD$37];0))*[.$AD63]" office:value-type="float" office:value="0" calcext:value-type="float">
            <text:p>0.00</text:p>
          </table:table-cell>
          <table:table-cell table:formula="of:=INDEX([.AK$4:.AK$37];MATCH([.$A63];[.$AD$4:.$AD$37];0))*[.$AB63]" office:value-type="float" office:value="0" calcext:value-type="float">
            <text:p>0.00</text:p>
          </table:table-cell>
          <table:table-cell table:formula="of:=INDEX([.AL$4:.AL$37];MATCH([.$A63];[.$AD$4:.$AD$37];0))*[.$AC63]" office:value-type="float" office:value="0" calcext:value-type="float">
            <text:p>0.00</text:p>
          </table:table-cell>
          <table:table-cell table:formula="of:=INDEX([.AM$4:.AM$37];MATCH([.$A63];[.$AD$4:.$AD$37];0))*[.$AD63]" office:value-type="float" office:value="0" calcext:value-type="float">
            <text:p>0.00</text:p>
          </table:table-cell>
          <table:table-cell table:formula="of:=INDEX([.AN$4:.AN$37];MATCH([.$A63];[.$AD$4:.$AD$37];0))*[.$AB63]" office:value-type="float" office:value="0" calcext:value-type="float">
            <text:p>0.00</text:p>
          </table:table-cell>
          <table:table-cell table:formula="of:=INDEX([.AO$4:.AO$37];MATCH([.$A63];[.$AD$4:.$AD$37];0))*[.$AC63]" office:value-type="float" office:value="0" calcext:value-type="float">
            <text:p>0.00</text:p>
          </table:table-cell>
          <table:table-cell table:formula="of:=INDEX([.AP$4:.AP$37];MATCH([.$A63];[.$AD$4:.$AD$37];0))*[.$AD63]" office:value-type="float" office:value="0" calcext:value-type="float">
            <text:p>0.00</text:p>
          </table:table-cell>
          <table:table-cell table:formula="of:=INDEX([.AQ$4:.AQ$37];MATCH([.$A63];[.$AD$4:.$AD$37];0))*[.$AB63]" office:value-type="float" office:value="0" calcext:value-type="float">
            <text:p>0.00</text:p>
          </table:table-cell>
          <table:table-cell table:formula="of:=INDEX([.AR$4:.AR$37];MATCH([.$A63];[.$AD$4:.$AD$37];0))*[.$AC63]" office:value-type="float" office:value="0" calcext:value-type="float">
            <text:p>0.00</text:p>
          </table:table-cell>
          <table:table-cell table:formula="of:=INDEX([.AS$4:.AS$37];MATCH([.$A63];[.$AD$4:.$AD$37];0))*[.$AD63]" office:value-type="float" office:value="1" calcext:value-type="float">
            <text:p>1.00</text:p>
          </table:table-cell>
          <table:table-cell table:style-name="ce9" table:formula="of:=SUM([.$AE63:.$AG63])/[.AX63]" office:value-type="float" office:value="0.25" calcext:value-type="float">
            <text:p>0.25</text:p>
          </table:table-cell>
          <table:table-cell table:formula="of:=SUM([.$AH63:.$AJ63])/[.AY63]" office:value-type="float" office:value="0.25" calcext:value-type="float">
            <text:p>0.25</text:p>
          </table:table-cell>
          <table:table-cell table:style-name="ce9" table:formula="of:=SUM([.$AK63:.$AM63])/[.AZ63]" office:value-type="float" office:value="0" calcext:value-type="float">
            <text:p>0.00</text:p>
          </table:table-cell>
          <table:table-cell table:style-name="ce9" table:formula="of:=SUM([.$AN63:.$AP63])/[.BA63]" office:value-type="float" office:value="0" calcext:value-type="float">
            <text:p>0.00</text:p>
          </table:table-cell>
          <table:table-cell table:formula="of:=INDEX([.AX$4:.AX$37];MATCH([.$A63];[.$AD$4:.$AD$37];0))" office:value-type="float" office:value="6" calcext:value-type="float">
            <text:p>6</text:p>
          </table:table-cell>
          <table:table-cell table:formula="of:=INDEX([.AY$4:.AY$37];MATCH([.$A63];[.$AD$4:.$AD$37];0))" office:value-type="float" office:value="6" calcext:value-type="float">
            <text:p>6</text:p>
          </table:table-cell>
          <table:table-cell table:formula="of:=INDEX([.AZ$4:.AZ$37];MATCH([.$A63];[.$AD$4:.$AD$37];0))" office:value-type="float" office:value="0.01" calcext:value-type="float">
            <text:p>0</text:p>
          </table:table-cell>
          <table:table-cell table:formula="of:=INDEX([.BA$4:.BA$37];MATCH([.$A63];[.$AD$4:.$AD$37];0))" office:value-type="float" office:value="0.01" calcext:value-type="float">
            <text:p>0</text:p>
          </table:table-cell>
          <table:table-cell table:formula="of:=INDEX([.BB$4:.BB$37];MATCH([.$A63];[.$AD$4:.$AD$37];0))" office:value-type="float" office:value="12.02" calcext:value-type="float">
            <text:p>12</text:p>
          </table:table-cell>
          <table:table-cell/>
          <table:table-cell table:formula="of:=[.$BD$40]*[.Q63]" office:value-type="float" office:value="8" calcext:value-type="float">
            <text:p>8</text:p>
          </table:table-cell>
          <table:table-cell table:style-name="ce8" table:formula="of:=INDEX([.AV$4:.AV$37];MATCH([.$A63];[.$AD$4:.$AD$37];0))" office:value-type="float" office:value="0" calcext:value-type="float">
            <text:p>0</text:p>
          </table:table-cell>
          <table:table-cell table:style-name="ce8" table:formula="of:=[.BL63]*[.$P63]" office:value-type="float" office:value="41" calcext:value-type="float">
            <text:p>41</text:p>
          </table:table-cell>
          <table:table-cell table:style-name="ce8" table:formula="of:=[.BM63]*[.$P63]" office:value-type="float" office:value="41" calcext:value-type="float">
            <text:p>41</text:p>
          </table:table-cell>
          <table:table-cell table:style-name="ce8" table:formula="of:=[.BN63]*[.$P63]" office:value-type="float" office:value="0" calcext:value-type="float">
            <text:p>0</text:p>
          </table:table-cell>
          <table:table-cell table:style-name="ce8" table:formula="of:=[.BO63]*[.$P63]" office:value-type="float" office:value="0" calcext:value-type="float">
            <text:p>0</text:p>
          </table:table-cell>
          <table:table-cell table:style-name="ce13" table:formula="of:=[.BD63]/[.$P63]" office:value-type="float" office:value="0.0888888888888889" calcext:value-type="float">
            <text:p>0.09</text:p>
          </table:table-cell>
          <table:table-cell table:style-name="ce13" table:formula="of:=[.BE63]/[.$P63]" office:value-type="float" office:value="0" calcext:value-type="float">
            <text:p>0.00</text:p>
          </table:table-cell>
          <table:table-cell table:style-name="ce13" table:formula="of:=(1-[.$BJ63]-[.$BK63])*[.AT63]/SUM([.$AT63:.$AW63])" office:value-type="float" office:value="0.455555555555556" calcext:value-type="float">
            <text:p>0.46</text:p>
          </table:table-cell>
          <table:table-cell table:style-name="ce13" table:formula="of:=(1-[.$BJ63]-[.$BK63])*[.AU63]/SUM([.$AT63:.$AW63])" office:value-type="float" office:value="0.455555555555556" calcext:value-type="float">
            <text:p>0.46</text:p>
          </table:table-cell>
          <table:table-cell table:style-name="ce13" table:formula="of:=(1-[.$BJ63]-[.$BK63])*[.AV63]/SUM([.$AT63:.$AW63])" office:value-type="float" office:value="0" calcext:value-type="float">
            <text:p>0.00</text:p>
          </table:table-cell>
          <table:table-cell table:style-name="ce13" table:formula="of:=(1-[.$BJ63]-[.$BK63])*[.AW63]/SUM([.$AT63:.$AW63])" office:value-type="float" office:value="0" calcext:value-type="float">
            <text:p>0.00</text:p>
          </table:table-cell>
          <table:table-cell table:style-name="ce8" table:formula="of:=3600 *(1-SUM([.BL63:.BO63]))" office:value-type="float" office:value="320" calcext:value-type="float">
            <text:p>320</text:p>
          </table:table-cell>
          <table:table-cell table:formula="of:=[.BP63]/([.BD63]+[.BE63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LOOPALL</text:p>
          </table:table-cell>
          <table:table-cell table:style-name="ce15" office:value-type="string" calcext:value-type="string">
            <text:p>J</text:p>
          </table:table-cell>
          <table:table-cell table:style-name="ce15" table:formula="of:=[.P64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/>
          <table:table-cell table:style-name="ce18" table:formula="of:=[.BF64]" office:value-type="float" office:value="41" calcext:value-type="float">
            <text:p>41.0</text:p>
          </table:table-cell>
          <table:table-cell table:style-name="ce19" table:formula="of:=[.R64]" office:value-type="float" office:value="818.635607321131" calcext:value-type="float">
            <text:p>819</text:p>
          </table:table-cell>
          <table:table-cell table:style-name="ce19" table:formula="of:=[.M64]*[.T64]" office:value-type="float" office:value="654.908485856905" calcext:value-type="float">
            <text:p>655</text:p>
          </table:table-cell>
          <table:table-cell table:style-name="ce19" table:formula="of:=[.N64]*[.W64]" office:value-type="float" office:value="654.908485856905" calcext:value-type="float">
            <text:p>655</text:p>
          </table:table-cell>
          <table:table-cell table:style-name="ce4" table:formula="of:=[.P63]" office:value-type="float" office:value="90" calcext:value-type="float">
            <text:p>90</text:p>
          </table:table-cell>
          <table:table-cell table:style-name="ce16" table:formula="of:=INDEX([.Q$4:.Q$37];MATCH([.$A64];[.$AD$4:.$AD$37];0))" office:value-type="float" office:value="2" calcext:value-type="float">
            <text:p>2</text:p>
          </table:table-cell>
          <table:table-cell table:style-name="ce16" table:formula="of:=SUMPRODUCT([.AX64:.BA64];[.BL64:.BO64])*[.$AY$40]/[.BB64]" office:value-type="float" office:value="818.635607321131" calcext:value-type="float">
            <text:p>819</text:p>
          </table:table-cell>
          <table:table-cell table:style-name="ce16" table:formula="of:=SUMPRODUCT([.AX64:.BA64];[.BL64:.BO64])*[.$AY$40]" office:value-type="float" office:value="9840" calcext:value-type="float">
            <text:p>9840</text:p>
          </table:table-cell>
          <table:table-cell table:style-name="ce6" table:formula="of:=[.V64]/[.U64]" office:value-type="float" office:value="0.8" calcext:value-type="float">
            <text:p>0.80</text:p>
          </table:table-cell>
          <table:table-cell table:style-name="ce6" table:formula="of:=SUM([.AE64:.AP64])/4" office:value-type="float" office:value="1.25" calcext:value-type="float">
            <text:p>1.25</text:p>
          </table:table-cell>
          <table:table-cell table:style-name="ce6" table:formula="of:=(4-[.Y64])/4" office:value-type="float" office:value="1" calcext:value-type="float">
            <text:p>1.00</text:p>
          </table:table-cell>
          <table:table-cell table:style-name="ce6" table:formula="of:=1+[.X64]" office:value-type="float" office:value="1" calcext:value-type="float">
            <text:p>1.00</text:p>
          </table:table-cell>
          <table:table-cell table:style-name="ce6" table:formula="of:=[.Y64]/(4-[.Y64])" office:value-type="float" office:value="0" calcext:value-type="float">
            <text:p>0.00</text:p>
          </table:table-cell>
          <table:table-cell table:style-name="ce6" table:formula="of:=SUM([.AQ64:.AS64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64];[.$AD$4:.$AD$37];0))*[.$AB64]" office:value-type="float" office:value="1" calcext:value-type="float">
            <text:p>1.00</text:p>
          </table:table-cell>
          <table:table-cell table:formula="of:=INDEX([.AF$4:.AF$37];MATCH([.$A64];[.$AD$4:.$AD$37];0))*[.$AC64]" office:value-type="float" office:value="1" calcext:value-type="float">
            <text:p>1.00</text:p>
          </table:table-cell>
          <table:table-cell table:formula="of:=INDEX([.AG$4:.AG$37];MATCH([.$A64];[.$AD$4:.$AD$37];0))*[.$AD64]" office:value-type="float" office:value="0.5" calcext:value-type="float">
            <text:p>0.50</text:p>
          </table:table-cell>
          <table:table-cell table:formula="of:=INDEX([.AH$4:.AH$37];MATCH([.$A64];[.$AD$4:.$AD$37];0))*[.$AB64]" office:value-type="float" office:value="1" calcext:value-type="float">
            <text:p>1.00</text:p>
          </table:table-cell>
          <table:table-cell table:formula="of:=INDEX([.AI$4:.AI$37];MATCH([.$A64];[.$AD$4:.$AD$37];0))*[.$AC64]" office:value-type="float" office:value="1" calcext:value-type="float">
            <text:p>1.00</text:p>
          </table:table-cell>
          <table:table-cell table:formula="of:=INDEX([.AJ$4:.AJ$37];MATCH([.$A64];[.$AD$4:.$AD$37];0))*[.$AD64]" office:value-type="float" office:value="0.5" calcext:value-type="float">
            <text:p>0.50</text:p>
          </table:table-cell>
          <table:table-cell table:formula="of:=INDEX([.AK$4:.AK$37];MATCH([.$A64];[.$AD$4:.$AD$37];0))*[.$AB64]" office:value-type="float" office:value="0" calcext:value-type="float">
            <text:p>0.00</text:p>
          </table:table-cell>
          <table:table-cell table:formula="of:=INDEX([.AL$4:.AL$37];MATCH([.$A64];[.$AD$4:.$AD$37];0))*[.$AC64]" office:value-type="float" office:value="0" calcext:value-type="float">
            <text:p>0.00</text:p>
          </table:table-cell>
          <table:table-cell table:formula="of:=INDEX([.AM$4:.AM$37];MATCH([.$A64];[.$AD$4:.$AD$37];0))*[.$AD64]" office:value-type="float" office:value="0" calcext:value-type="float">
            <text:p>0.00</text:p>
          </table:table-cell>
          <table:table-cell table:formula="of:=INDEX([.AN$4:.AN$37];MATCH([.$A64];[.$AD$4:.$AD$37];0))*[.$AB64]" office:value-type="float" office:value="0" calcext:value-type="float">
            <text:p>0.00</text:p>
          </table:table-cell>
          <table:table-cell table:formula="of:=INDEX([.AO$4:.AO$37];MATCH([.$A64];[.$AD$4:.$AD$37];0))*[.$AC64]" office:value-type="float" office:value="0" calcext:value-type="float">
            <text:p>0.00</text:p>
          </table:table-cell>
          <table:table-cell table:formula="of:=INDEX([.AP$4:.AP$37];MATCH([.$A64];[.$AD$4:.$AD$37];0))*[.$AD64]" office:value-type="float" office:value="0" calcext:value-type="float">
            <text:p>0.00</text:p>
          </table:table-cell>
          <table:table-cell table:formula="of:=INDEX([.AQ$4:.AQ$37];MATCH([.$A64];[.$AD$4:.$AD$37];0))*[.$AB64]" office:value-type="float" office:value="0" calcext:value-type="float">
            <text:p>0.00</text:p>
          </table:table-cell>
          <table:table-cell table:formula="of:=INDEX([.AR$4:.AR$37];MATCH([.$A64];[.$AD$4:.$AD$37];0))*[.$AC64]" office:value-type="float" office:value="0" calcext:value-type="float">
            <text:p>0.00</text:p>
          </table:table-cell>
          <table:table-cell table:formula="of:=INDEX([.AS$4:.AS$37];MATCH([.$A64];[.$AD$4:.$AD$37];0))*[.$AD64]" office:value-type="float" office:value="0" calcext:value-type="float">
            <text:p>0.00</text:p>
          </table:table-cell>
          <table:table-cell table:style-name="ce9" table:formula="of:=SUM([.$AE64:.$AG64])/[.AX64]" office:value-type="float" office:value="0.416666666666667" calcext:value-type="float">
            <text:p>0.42</text:p>
          </table:table-cell>
          <table:table-cell table:formula="of:=SUM([.$AH64:.$AJ64])/[.AY64]" office:value-type="float" office:value="0.416666666666667" calcext:value-type="float">
            <text:p>0.42</text:p>
          </table:table-cell>
          <table:table-cell table:style-name="ce9" table:formula="of:=SUM([.$AK64:.$AM64])/[.AZ64]" office:value-type="float" office:value="0" calcext:value-type="float">
            <text:p>0.00</text:p>
          </table:table-cell>
          <table:table-cell table:style-name="ce9" table:formula="of:=SUM([.$AN64:.$AP64])/[.BA64]" office:value-type="float" office:value="0" calcext:value-type="float">
            <text:p>0.00</text:p>
          </table:table-cell>
          <table:table-cell table:formula="of:=INDEX([.AX$4:.AX$37];MATCH([.$A64];[.$AD$4:.$AD$37];0))" office:value-type="float" office:value="6" calcext:value-type="float">
            <text:p>6</text:p>
          </table:table-cell>
          <table:table-cell table:formula="of:=INDEX([.AY$4:.AY$37];MATCH([.$A64];[.$AD$4:.$AD$37];0))" office:value-type="float" office:value="6" calcext:value-type="float">
            <text:p>6</text:p>
          </table:table-cell>
          <table:table-cell table:formula="of:=INDEX([.AZ$4:.AZ$37];MATCH([.$A64];[.$AD$4:.$AD$37];0))" office:value-type="float" office:value="0.01" calcext:value-type="float">
            <text:p>0</text:p>
          </table:table-cell>
          <table:table-cell table:formula="of:=INDEX([.BA$4:.BA$37];MATCH([.$A64];[.$AD$4:.$AD$37];0))" office:value-type="float" office:value="0.01" calcext:value-type="float">
            <text:p>0</text:p>
          </table:table-cell>
          <table:table-cell table:formula="of:=INDEX([.BB$4:.BB$37];MATCH([.$A64];[.$AD$4:.$AD$37];0))" office:value-type="float" office:value="12.02" calcext:value-type="float">
            <text:p>12</text:p>
          </table:table-cell>
          <table:table-cell/>
          <table:table-cell table:formula="of:=[.$BD$40]*[.Q64]" office:value-type="float" office:value="8" calcext:value-type="float">
            <text:p>8</text:p>
          </table:table-cell>
          <table:table-cell table:style-name="ce8" table:formula="of:=INDEX([.AV$4:.AV$37];MATCH([.$A64];[.$AD$4:.$AD$37];0))" office:value-type="float" office:value="0" calcext:value-type="float">
            <text:p>0</text:p>
          </table:table-cell>
          <table:table-cell table:style-name="ce8" table:formula="of:=[.BL64]*[.$P64]" office:value-type="float" office:value="41" calcext:value-type="float">
            <text:p>41</text:p>
          </table:table-cell>
          <table:table-cell table:style-name="ce8" table:formula="of:=[.BM64]*[.$P64]" office:value-type="float" office:value="41" calcext:value-type="float">
            <text:p>41</text:p>
          </table:table-cell>
          <table:table-cell table:style-name="ce8" table:formula="of:=[.BN64]*[.$P64]" office:value-type="float" office:value="0" calcext:value-type="float">
            <text:p>0</text:p>
          </table:table-cell>
          <table:table-cell table:style-name="ce8" table:formula="of:=[.BO64]*[.$P64]" office:value-type="float" office:value="0" calcext:value-type="float">
            <text:p>0</text:p>
          </table:table-cell>
          <table:table-cell table:style-name="ce13" table:formula="of:=[.BD64]/[.$P64]" office:value-type="float" office:value="0.0888888888888889" calcext:value-type="float">
            <text:p>0.09</text:p>
          </table:table-cell>
          <table:table-cell table:style-name="ce13" table:formula="of:=[.BE64]/[.$P64]" office:value-type="float" office:value="0" calcext:value-type="float">
            <text:p>0.00</text:p>
          </table:table-cell>
          <table:table-cell table:style-name="ce13" table:formula="of:=(1-[.$BJ64]-[.$BK64])*[.AT64]/SUM([.$AT64:.$AW64])" office:value-type="float" office:value="0.455555555555556" calcext:value-type="float">
            <text:p>0.46</text:p>
          </table:table-cell>
          <table:table-cell table:style-name="ce13" table:formula="of:=(1-[.$BJ64]-[.$BK64])*[.AU64]/SUM([.$AT64:.$AW64])" office:value-type="float" office:value="0.455555555555556" calcext:value-type="float">
            <text:p>0.46</text:p>
          </table:table-cell>
          <table:table-cell table:style-name="ce13" table:formula="of:=(1-[.$BJ64]-[.$BK64])*[.AV64]/SUM([.$AT64:.$AW64])" office:value-type="float" office:value="0" calcext:value-type="float">
            <text:p>0.00</text:p>
          </table:table-cell>
          <table:table-cell table:style-name="ce13" table:formula="of:=(1-[.$BJ64]-[.$BK64])*[.AW64]/SUM([.$AT64:.$AW64])" office:value-type="float" office:value="0" calcext:value-type="float">
            <text:p>0.00</text:p>
          </table:table-cell>
          <table:table-cell table:style-name="ce8" table:formula="of:=3600 *(1-SUM([.BL64:.BO64]))" office:value-type="float" office:value="320" calcext:value-type="float">
            <text:p>320</text:p>
          </table:table-cell>
          <table:table-cell table:formula="of:=[.BP64]/([.BD64]+[.BE64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CLOVE</text:p>
          </table:table-cell>
          <table:table-cell table:style-name="ce15" office:value-type="string" calcext:value-type="string">
            <text:p>K</text:p>
          </table:table-cell>
          <table:table-cell table:style-name="ce15" table:formula="of:=[.P65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“clove like”</text:p>
          </table:table-cell>
          <table:table-cell table:style-name="ce18" table:formula="of:=[.BF65]" office:value-type="float" office:value="41" calcext:value-type="float">
            <text:p>41.0</text:p>
          </table:table-cell>
          <table:table-cell table:style-name="ce19" table:formula="of:=[.R65]" office:value-type="float" office:value="818.635607321131" calcext:value-type="float">
            <text:p>819</text:p>
          </table:table-cell>
          <table:table-cell table:style-name="ce19" table:formula="of:=[.M65]*[.T65]" office:value-type="float" office:value="613.976705490849" calcext:value-type="float">
            <text:p>614</text:p>
          </table:table-cell>
          <table:table-cell table:style-name="ce19" table:formula="of:=[.N65]*[.W65]" office:value-type="float" office:value="818.635607321131" calcext:value-type="float">
            <text:p>819</text:p>
          </table:table-cell>
          <table:table-cell table:style-name="ce4" table:formula="of:=[.P64]" office:value-type="float" office:value="90" calcext:value-type="float">
            <text:p>90</text:p>
          </table:table-cell>
          <table:table-cell table:style-name="ce16" table:formula="of:=INDEX([.Q$4:.Q$37];MATCH([.$A65];[.$AD$4:.$AD$37];0))" office:value-type="float" office:value="2" calcext:value-type="float">
            <text:p>2</text:p>
          </table:table-cell>
          <table:table-cell table:style-name="ce16" table:formula="of:=SUMPRODUCT([.AX65:.BA65];[.BL65:.BO65])*[.$AY$40]/[.BB65]" office:value-type="float" office:value="818.635607321131" calcext:value-type="float">
            <text:p>819</text:p>
          </table:table-cell>
          <table:table-cell table:style-name="ce16" table:formula="of:=SUMPRODUCT([.AX65:.BA65];[.BL65:.BO65])*[.$AY$40]" office:value-type="float" office:value="9840" calcext:value-type="float">
            <text:p>9840</text:p>
          </table:table-cell>
          <table:table-cell table:style-name="ce6" table:formula="of:=[.V65]/[.U65]" office:value-type="float" office:value="0.75" calcext:value-type="float">
            <text:p>0.75</text:p>
          </table:table-cell>
          <table:table-cell table:style-name="ce6" table:formula="of:=SUM([.AE65:.AP65])/4" office:value-type="float" office:value="1" calcext:value-type="float">
            <text:p>1.00</text:p>
          </table:table-cell>
          <table:table-cell table:style-name="ce6" table:formula="of:=(4-[.Y65])/4" office:value-type="float" office:value="0.75" calcext:value-type="float">
            <text:p>0.75</text:p>
          </table:table-cell>
          <table:table-cell table:style-name="ce6" table:formula="of:=1+[.X65]" office:value-type="float" office:value="1.33333333333333" calcext:value-type="float">
            <text:p>1.33</text:p>
          </table:table-cell>
          <table:table-cell table:style-name="ce6" table:formula="of:=[.Y65]/(4-[.Y65])" office:value-type="float" office:value="0.333333333333333" calcext:value-type="float">
            <text:p>0.33</text:p>
          </table:table-cell>
          <table:table-cell table:style-name="ce6" table:formula="of:=SUM([.AQ65:.AS65])" office:value-type="float" office:value="1" calcext:value-type="float">
            <text:p>1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65];[.$AD$4:.$AD$37];0))*[.$AB65]" office:value-type="float" office:value="1" calcext:value-type="float">
            <text:p>1.00</text:p>
          </table:table-cell>
          <table:table-cell table:formula="of:=INDEX([.AF$4:.AF$37];MATCH([.$A65];[.$AD$4:.$AD$37];0))*[.$AC65]" office:value-type="float" office:value="1" calcext:value-type="float">
            <text:p>1.00</text:p>
          </table:table-cell>
          <table:table-cell table:formula="of:=INDEX([.AG$4:.AG$37];MATCH([.$A65];[.$AD$4:.$AD$37];0))*[.$AD65]" office:value-type="float" office:value="0" calcext:value-type="float">
            <text:p>0.00</text:p>
          </table:table-cell>
          <table:table-cell table:formula="of:=INDEX([.AH$4:.AH$37];MATCH([.$A65];[.$AD$4:.$AD$37];0))*[.$AB65]" office:value-type="float" office:value="1" calcext:value-type="float">
            <text:p>1.00</text:p>
          </table:table-cell>
          <table:table-cell table:formula="of:=INDEX([.AI$4:.AI$37];MATCH([.$A65];[.$AD$4:.$AD$37];0))*[.$AC65]" office:value-type="float" office:value="1" calcext:value-type="float">
            <text:p>1.00</text:p>
          </table:table-cell>
          <table:table-cell table:formula="of:=INDEX([.AJ$4:.AJ$37];MATCH([.$A65];[.$AD$4:.$AD$37];0))*[.$AD65]" office:value-type="float" office:value="0" calcext:value-type="float">
            <text:p>0.00</text:p>
          </table:table-cell>
          <table:table-cell table:formula="of:=INDEX([.AK$4:.AK$37];MATCH([.$A65];[.$AD$4:.$AD$37];0))*[.$AB65]" office:value-type="float" office:value="0" calcext:value-type="float">
            <text:p>0.00</text:p>
          </table:table-cell>
          <table:table-cell table:formula="of:=INDEX([.AL$4:.AL$37];MATCH([.$A65];[.$AD$4:.$AD$37];0))*[.$AC65]" office:value-type="float" office:value="0" calcext:value-type="float">
            <text:p>0.00</text:p>
          </table:table-cell>
          <table:table-cell table:formula="of:=INDEX([.AM$4:.AM$37];MATCH([.$A65];[.$AD$4:.$AD$37];0))*[.$AD65]" office:value-type="float" office:value="0" calcext:value-type="float">
            <text:p>0.00</text:p>
          </table:table-cell>
          <table:table-cell table:formula="of:=INDEX([.AN$4:.AN$37];MATCH([.$A65];[.$AD$4:.$AD$37];0))*[.$AB65]" office:value-type="float" office:value="0" calcext:value-type="float">
            <text:p>0.00</text:p>
          </table:table-cell>
          <table:table-cell table:formula="of:=INDEX([.AO$4:.AO$37];MATCH([.$A65];[.$AD$4:.$AD$37];0))*[.$AC65]" office:value-type="float" office:value="0" calcext:value-type="float">
            <text:p>0.00</text:p>
          </table:table-cell>
          <table:table-cell table:formula="of:=INDEX([.AP$4:.AP$37];MATCH([.$A65];[.$AD$4:.$AD$37];0))*[.$AD65]" office:value-type="float" office:value="0" calcext:value-type="float">
            <text:p>0.00</text:p>
          </table:table-cell>
          <table:table-cell table:formula="of:=INDEX([.AQ$4:.AQ$37];MATCH([.$A65];[.$AD$4:.$AD$37];0))*[.$AB65]" office:value-type="float" office:value="0" calcext:value-type="float">
            <text:p>0.00</text:p>
          </table:table-cell>
          <table:table-cell table:formula="of:=INDEX([.AR$4:.AR$37];MATCH([.$A65];[.$AD$4:.$AD$37];0))*[.$AC65]" office:value-type="float" office:value="0" calcext:value-type="float">
            <text:p>0.00</text:p>
          </table:table-cell>
          <table:table-cell table:formula="of:=INDEX([.AS$4:.AS$37];MATCH([.$A65];[.$AD$4:.$AD$37];0))*[.$AD65]" office:value-type="float" office:value="1" calcext:value-type="float">
            <text:p>1.00</text:p>
          </table:table-cell>
          <table:table-cell table:style-name="ce9" table:formula="of:=SUM([.$AE65:.$AG65])/[.AX65]" office:value-type="float" office:value="0.333333333333333" calcext:value-type="float">
            <text:p>0.33</text:p>
          </table:table-cell>
          <table:table-cell table:formula="of:=SUM([.$AH65:.$AJ65])/[.AY65]" office:value-type="float" office:value="0.333333333333333" calcext:value-type="float">
            <text:p>0.33</text:p>
          </table:table-cell>
          <table:table-cell table:style-name="ce9" table:formula="of:=SUM([.$AK65:.$AM65])/[.AZ65]" office:value-type="float" office:value="0" calcext:value-type="float">
            <text:p>0.00</text:p>
          </table:table-cell>
          <table:table-cell table:style-name="ce9" table:formula="of:=SUM([.$AN65:.$AP65])/[.BA65]" office:value-type="float" office:value="0" calcext:value-type="float">
            <text:p>0.00</text:p>
          </table:table-cell>
          <table:table-cell table:formula="of:=INDEX([.AX$4:.AX$37];MATCH([.$A65];[.$AD$4:.$AD$37];0))" office:value-type="float" office:value="6" calcext:value-type="float">
            <text:p>6</text:p>
          </table:table-cell>
          <table:table-cell table:formula="of:=INDEX([.AY$4:.AY$37];MATCH([.$A65];[.$AD$4:.$AD$37];0))" office:value-type="float" office:value="6" calcext:value-type="float">
            <text:p>6</text:p>
          </table:table-cell>
          <table:table-cell table:formula="of:=INDEX([.AZ$4:.AZ$37];MATCH([.$A65];[.$AD$4:.$AD$37];0))" office:value-type="float" office:value="0.01" calcext:value-type="float">
            <text:p>0</text:p>
          </table:table-cell>
          <table:table-cell table:formula="of:=INDEX([.BA$4:.BA$37];MATCH([.$A65];[.$AD$4:.$AD$37];0))" office:value-type="float" office:value="0.01" calcext:value-type="float">
            <text:p>0</text:p>
          </table:table-cell>
          <table:table-cell table:formula="of:=INDEX([.BB$4:.BB$37];MATCH([.$A65];[.$AD$4:.$AD$37];0))" office:value-type="float" office:value="12.02" calcext:value-type="float">
            <text:p>12</text:p>
          </table:table-cell>
          <table:table-cell/>
          <table:table-cell table:formula="of:=[.$BD$40]*[.Q65]" office:value-type="float" office:value="8" calcext:value-type="float">
            <text:p>8</text:p>
          </table:table-cell>
          <table:table-cell table:style-name="ce8" table:formula="of:=INDEX([.AV$4:.AV$37];MATCH([.$A65];[.$AD$4:.$AD$37];0))" office:value-type="float" office:value="0" calcext:value-type="float">
            <text:p>0</text:p>
          </table:table-cell>
          <table:table-cell table:style-name="ce8" table:formula="of:=[.BL65]*[.$P65]" office:value-type="float" office:value="41" calcext:value-type="float">
            <text:p>41</text:p>
          </table:table-cell>
          <table:table-cell table:style-name="ce8" table:formula="of:=[.BM65]*[.$P65]" office:value-type="float" office:value="41" calcext:value-type="float">
            <text:p>41</text:p>
          </table:table-cell>
          <table:table-cell table:style-name="ce8" table:formula="of:=[.BN65]*[.$P65]" office:value-type="float" office:value="0" calcext:value-type="float">
            <text:p>0</text:p>
          </table:table-cell>
          <table:table-cell table:style-name="ce8" table:formula="of:=[.BO65]*[.$P65]" office:value-type="float" office:value="0" calcext:value-type="float">
            <text:p>0</text:p>
          </table:table-cell>
          <table:table-cell table:style-name="ce13" table:formula="of:=[.BD65]/[.$P65]" office:value-type="float" office:value="0.0888888888888889" calcext:value-type="float">
            <text:p>0.09</text:p>
          </table:table-cell>
          <table:table-cell table:style-name="ce13" table:formula="of:=[.BE65]/[.$P65]" office:value-type="float" office:value="0" calcext:value-type="float">
            <text:p>0.00</text:p>
          </table:table-cell>
          <table:table-cell table:style-name="ce13" table:formula="of:=(1-[.$BJ65]-[.$BK65])*[.AT65]/SUM([.$AT65:.$AW65])" office:value-type="float" office:value="0.455555555555556" calcext:value-type="float">
            <text:p>0.46</text:p>
          </table:table-cell>
          <table:table-cell table:style-name="ce13" table:formula="of:=(1-[.$BJ65]-[.$BK65])*[.AU65]/SUM([.$AT65:.$AW65])" office:value-type="float" office:value="0.455555555555556" calcext:value-type="float">
            <text:p>0.46</text:p>
          </table:table-cell>
          <table:table-cell table:style-name="ce13" table:formula="of:=(1-[.$BJ65]-[.$BK65])*[.AV65]/SUM([.$AT65:.$AW65])" office:value-type="float" office:value="0" calcext:value-type="float">
            <text:p>0.00</text:p>
          </table:table-cell>
          <table:table-cell table:style-name="ce13" table:formula="of:=(1-[.$BJ65]-[.$BK65])*[.AW65]/SUM([.$AT65:.$AW65])" office:value-type="float" office:value="0" calcext:value-type="float">
            <text:p>0.00</text:p>
          </table:table-cell>
          <table:table-cell table:style-name="ce8" table:formula="of:=3600 *(1-SUM([.BL65:.BO65]))" office:value-type="float" office:value="320" calcext:value-type="float">
            <text:p>320</text:p>
          </table:table-cell>
          <table:table-cell table:formula="of:=[.BP65]/([.BD65]+[.BE65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L</text:p>
          </table:table-cell>
          <table:table-cell table:style-name="ce15" table:formula="of:=[.P66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u-kerb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kerb-u</text:p>
          </table:table-cell>
          <table:table-cell table:style-name="ce15" office:value-type="string" calcext:value-type="string">
            <text:p>\fignum(u-kerb) and \fignum(side-u-kerb)</text:p>
          </table:table-cell>
          <table:table-cell table:style-name="ce18" table:formula="of:=[.BF66]" office:value-type="float" office:value="49.2" calcext:value-type="float">
            <text:p>49.2</text:p>
          </table:table-cell>
          <table:table-cell table:style-name="ce19" table:formula="of:=[.R66]" office:value-type="float" office:value="818.635607321131" calcext:value-type="float">
            <text:p>819</text:p>
          </table:table-cell>
          <table:table-cell table:style-name="ce19" table:formula="of:=[.M66]*[.T66]" office:value-type="float" office:value="654.908485856905" calcext:value-type="float">
            <text:p>655</text:p>
          </table:table-cell>
          <table:table-cell table:style-name="ce19" table:formula="of:=[.N66]*[.W66]" office:value-type="float" office:value="654.908485856905" calcext:value-type="float">
            <text:p>655</text:p>
          </table:table-cell>
          <table:table-cell table:style-name="ce4" table:formula="of:=[.P65]" office:value-type="float" office:value="90" calcext:value-type="float">
            <text:p>90</text:p>
          </table:table-cell>
          <table:table-cell table:style-name="ce16" table:formula="of:=INDEX([.Q$4:.Q$37];MATCH([.$A66];[.$AD$4:.$AD$37];0))" office:value-type="float" office:value="2" calcext:value-type="float">
            <text:p>2</text:p>
          </table:table-cell>
          <table:table-cell table:style-name="ce16" table:formula="of:=SUMPRODUCT([.AX66:.BA66];[.BL66:.BO66])*[.$AY$40]/[.BB66]" office:value-type="float" office:value="818.635607321131" calcext:value-type="float">
            <text:p>819</text:p>
          </table:table-cell>
          <table:table-cell table:style-name="ce16" table:formula="of:=SUMPRODUCT([.AX66:.BA66];[.BL66:.BO66])*[.$AY$40]" office:value-type="float" office:value="9840" calcext:value-type="float">
            <text:p>9840</text:p>
          </table:table-cell>
          <table:table-cell table:style-name="ce6" table:formula="of:=[.V66]/[.U66]" office:value-type="float" office:value="0.8" calcext:value-type="float">
            <text:p>0.80</text:p>
          </table:table-cell>
          <table:table-cell table:style-name="ce6" table:formula="of:=SUM([.AE66:.AP66])/4" office:value-type="float" office:value="1.25" calcext:value-type="float">
            <text:p>1.25</text:p>
          </table:table-cell>
          <table:table-cell table:style-name="ce6" table:formula="of:=(4-[.Y66])/4" office:value-type="float" office:value="1" calcext:value-type="float">
            <text:p>1.00</text:p>
          </table:table-cell>
          <table:table-cell table:style-name="ce6" table:formula="of:=1+[.X66]" office:value-type="float" office:value="1" calcext:value-type="float">
            <text:p>1.00</text:p>
          </table:table-cell>
          <table:table-cell table:style-name="ce6" table:formula="of:=[.Y66]/(4-[.Y66])" office:value-type="float" office:value="0" calcext:value-type="float">
            <text:p>0.00</text:p>
          </table:table-cell>
          <table:table-cell table:style-name="ce6" table:formula="of:=SUM([.AQ66:.AS66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66];[.$AD$4:.$AD$37];0))*[.$AB66]" office:value-type="float" office:value="1.5" calcext:value-type="float">
            <text:p>1.50</text:p>
          </table:table-cell>
          <table:table-cell table:formula="of:=INDEX([.AF$4:.AF$37];MATCH([.$A66];[.$AD$4:.$AD$37];0))*[.$AC66]" office:value-type="float" office:value="1" calcext:value-type="float">
            <text:p>1.00</text:p>
          </table:table-cell>
          <table:table-cell table:formula="of:=INDEX([.AG$4:.AG$37];MATCH([.$A66];[.$AD$4:.$AD$37];0))*[.$AD66]" office:value-type="float" office:value="0.5" calcext:value-type="float">
            <text:p>0.50</text:p>
          </table:table-cell>
          <table:table-cell table:formula="of:=INDEX([.AH$4:.AH$37];MATCH([.$A66];[.$AD$4:.$AD$37];0))*[.$AB66]" office:value-type="float" office:value="0.5" calcext:value-type="float">
            <text:p>0.50</text:p>
          </table:table-cell>
          <table:table-cell table:formula="of:=INDEX([.AI$4:.AI$37];MATCH([.$A66];[.$AD$4:.$AD$37];0))*[.$AC66]" office:value-type="float" office:value="1" calcext:value-type="float">
            <text:p>1.00</text:p>
          </table:table-cell>
          <table:table-cell table:formula="of:=INDEX([.AJ$4:.AJ$37];MATCH([.$A66];[.$AD$4:.$AD$37];0))*[.$AD66]" office:value-type="float" office:value="0.5" calcext:value-type="float">
            <text:p>0.50</text:p>
          </table:table-cell>
          <table:table-cell table:formula="of:=INDEX([.AK$4:.AK$37];MATCH([.$A66];[.$AD$4:.$AD$37];0))*[.$AB66]" office:value-type="float" office:value="0" calcext:value-type="float">
            <text:p>0.00</text:p>
          </table:table-cell>
          <table:table-cell table:formula="of:=INDEX([.AL$4:.AL$37];MATCH([.$A66];[.$AD$4:.$AD$37];0))*[.$AC66]" office:value-type="float" office:value="0" calcext:value-type="float">
            <text:p>0.00</text:p>
          </table:table-cell>
          <table:table-cell table:formula="of:=INDEX([.AM$4:.AM$37];MATCH([.$A66];[.$AD$4:.$AD$37];0))*[.$AD66]" office:value-type="float" office:value="0" calcext:value-type="float">
            <text:p>0.00</text:p>
          </table:table-cell>
          <table:table-cell table:formula="of:=INDEX([.AN$4:.AN$37];MATCH([.$A66];[.$AD$4:.$AD$37];0))*[.$AB66]" office:value-type="float" office:value="0" calcext:value-type="float">
            <text:p>0.00</text:p>
          </table:table-cell>
          <table:table-cell table:formula="of:=INDEX([.AO$4:.AO$37];MATCH([.$A66];[.$AD$4:.$AD$37];0))*[.$AC66]" office:value-type="float" office:value="0" calcext:value-type="float">
            <text:p>0.00</text:p>
          </table:table-cell>
          <table:table-cell table:formula="of:=INDEX([.AP$4:.AP$37];MATCH([.$A66];[.$AD$4:.$AD$37];0))*[.$AD66]" office:value-type="float" office:value="0" calcext:value-type="float">
            <text:p>0.00</text:p>
          </table:table-cell>
          <table:table-cell table:formula="of:=INDEX([.AQ$4:.AQ$37];MATCH([.$A66];[.$AD$4:.$AD$37];0))*[.$AB66]" office:value-type="float" office:value="0" calcext:value-type="float">
            <text:p>0.00</text:p>
          </table:table-cell>
          <table:table-cell table:formula="of:=INDEX([.AR$4:.AR$37];MATCH([.$A66];[.$AD$4:.$AD$37];0))*[.$AC66]" office:value-type="float" office:value="0" calcext:value-type="float">
            <text:p>0.00</text:p>
          </table:table-cell>
          <table:table-cell table:formula="of:=INDEX([.AS$4:.AS$37];MATCH([.$A66];[.$AD$4:.$AD$37];0))*[.$AD66]" office:value-type="float" office:value="0" calcext:value-type="float">
            <text:p>0.00</text:p>
          </table:table-cell>
          <table:table-cell table:style-name="ce9" table:formula="of:=SUM([.$AE66:.$AG66])/[.AX66]" office:value-type="float" office:value="0.5" calcext:value-type="float">
            <text:p>0.50</text:p>
          </table:table-cell>
          <table:table-cell table:formula="of:=SUM([.$AH66:.$AJ66])/[.AY66]" office:value-type="float" office:value="0.333333333333333" calcext:value-type="float">
            <text:p>0.33</text:p>
          </table:table-cell>
          <table:table-cell table:style-name="ce9" table:formula="of:=SUM([.$AK66:.$AM66])/[.AZ66]" office:value-type="float" office:value="0" calcext:value-type="float">
            <text:p>0.00</text:p>
          </table:table-cell>
          <table:table-cell table:style-name="ce9" table:formula="of:=SUM([.$AN66:.$AP66])/[.BA66]" office:value-type="float" office:value="0" calcext:value-type="float">
            <text:p>0.00</text:p>
          </table:table-cell>
          <table:table-cell table:formula="of:=INDEX([.AX$4:.AX$37];MATCH([.$A66];[.$AD$4:.$AD$37];0))" office:value-type="float" office:value="6" calcext:value-type="float">
            <text:p>6</text:p>
          </table:table-cell>
          <table:table-cell table:formula="of:=INDEX([.AY$4:.AY$37];MATCH([.$A66];[.$AD$4:.$AD$37];0))" office:value-type="float" office:value="6" calcext:value-type="float">
            <text:p>6</text:p>
          </table:table-cell>
          <table:table-cell table:formula="of:=INDEX([.AZ$4:.AZ$37];MATCH([.$A66];[.$AD$4:.$AD$37];0))" office:value-type="float" office:value="0.01" calcext:value-type="float">
            <text:p>0</text:p>
          </table:table-cell>
          <table:table-cell table:formula="of:=INDEX([.BA$4:.BA$37];MATCH([.$A66];[.$AD$4:.$AD$37];0))" office:value-type="float" office:value="0.01" calcext:value-type="float">
            <text:p>0</text:p>
          </table:table-cell>
          <table:table-cell table:formula="of:=INDEX([.BB$4:.BB$37];MATCH([.$A66];[.$AD$4:.$AD$37];0))" office:value-type="float" office:value="12.02" calcext:value-type="float">
            <text:p>12</text:p>
          </table:table-cell>
          <table:table-cell/>
          <table:table-cell table:formula="of:=[.$BD$40]*[.Q66]" office:value-type="float" office:value="8" calcext:value-type="float">
            <text:p>8</text:p>
          </table:table-cell>
          <table:table-cell table:style-name="ce8" table:formula="of:=INDEX([.AV$4:.AV$37];MATCH([.$A66];[.$AD$4:.$AD$37];0))" office:value-type="float" office:value="0" calcext:value-type="float">
            <text:p>0</text:p>
          </table:table-cell>
          <table:table-cell table:style-name="ce8" table:formula="of:=[.BL66]*[.$P66]" office:value-type="float" office:value="49.2" calcext:value-type="float">
            <text:p>49</text:p>
          </table:table-cell>
          <table:table-cell table:style-name="ce8" table:formula="of:=[.BM66]*[.$P66]" office:value-type="float" office:value="32.8" calcext:value-type="float">
            <text:p>33</text:p>
          </table:table-cell>
          <table:table-cell table:style-name="ce8" table:formula="of:=[.BN66]*[.$P66]" office:value-type="float" office:value="0" calcext:value-type="float">
            <text:p>0</text:p>
          </table:table-cell>
          <table:table-cell table:style-name="ce8" table:formula="of:=[.BO66]*[.$P66]" office:value-type="float" office:value="0" calcext:value-type="float">
            <text:p>0</text:p>
          </table:table-cell>
          <table:table-cell table:style-name="ce13" table:formula="of:=[.BD66]/[.$P66]" office:value-type="float" office:value="0.0888888888888889" calcext:value-type="float">
            <text:p>0.09</text:p>
          </table:table-cell>
          <table:table-cell table:style-name="ce13" table:formula="of:=[.BE66]/[.$P66]" office:value-type="float" office:value="0" calcext:value-type="float">
            <text:p>0.00</text:p>
          </table:table-cell>
          <table:table-cell table:style-name="ce13" table:formula="of:=(1-[.$BJ66]-[.$BK66])*[.AT66]/SUM([.$AT66:.$AW66])" office:value-type="float" office:value="0.546666666666667" calcext:value-type="float">
            <text:p>0.55</text:p>
          </table:table-cell>
          <table:table-cell table:style-name="ce13" table:formula="of:=(1-[.$BJ66]-[.$BK66])*[.AU66]/SUM([.$AT66:.$AW66])" office:value-type="float" office:value="0.364444444444444" calcext:value-type="float">
            <text:p>0.36</text:p>
          </table:table-cell>
          <table:table-cell table:style-name="ce13" table:formula="of:=(1-[.$BJ66]-[.$BK66])*[.AV66]/SUM([.$AT66:.$AW66])" office:value-type="float" office:value="0" calcext:value-type="float">
            <text:p>0.00</text:p>
          </table:table-cell>
          <table:table-cell table:style-name="ce13" table:formula="of:=(1-[.$BJ66]-[.$BK66])*[.AW66]/SUM([.$AT66:.$AW66])" office:value-type="float" office:value="0" calcext:value-type="float">
            <text:p>0.00</text:p>
          </table:table-cell>
          <table:table-cell table:style-name="ce8" table:formula="of:=3600 *(1-SUM([.BL66:.BO66]))" office:value-type="float" office:value="320" calcext:value-type="float">
            <text:p>320</text:p>
          </table:table-cell>
          <table:table-cell table:formula="of:=[.BP66]/([.BD66]+[.BE66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5" office:value-type="string" calcext:value-type="string">
            <text:p>U2</text:p>
          </table:table-cell>
          <table:table-cell table:style-name="ce15" office:value-type="string" calcext:value-type="string">
            <text:p>M</text:p>
          </table:table-cell>
          <table:table-cell table:style-name="ce15" table:formula="of:=[.P67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kerb-u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u-kerb</text:p>
          </table:table-cell>
          <table:table-cell table:style-name="ce15"/>
          <table:table-cell table:style-name="ce18" table:formula="of:=[.BF67]" office:value-type="float" office:value="32.8" calcext:value-type="float">
            <text:p>32.8</text:p>
          </table:table-cell>
          <table:table-cell table:style-name="ce19" table:formula="of:=[.R67]" office:value-type="float" office:value="818.635607321131" calcext:value-type="float">
            <text:p>819</text:p>
          </table:table-cell>
          <table:table-cell table:style-name="ce19" table:formula="of:=[.M67]*[.T67]" office:value-type="float" office:value="654.908485856905" calcext:value-type="float">
            <text:p>655</text:p>
          </table:table-cell>
          <table:table-cell table:style-name="ce19" table:formula="of:=[.N67]*[.W67]" office:value-type="float" office:value="654.908485856905" calcext:value-type="float">
            <text:p>655</text:p>
          </table:table-cell>
          <table:table-cell table:style-name="ce4" table:formula="of:=[.P66]" office:value-type="float" office:value="90" calcext:value-type="float">
            <text:p>90</text:p>
          </table:table-cell>
          <table:table-cell table:style-name="ce16" table:formula="of:=INDEX([.Q$4:.Q$37];MATCH([.$A67];[.$AD$4:.$AD$37];0))" office:value-type="float" office:value="2" calcext:value-type="float">
            <text:p>2</text:p>
          </table:table-cell>
          <table:table-cell table:style-name="ce16" table:formula="of:=SUMPRODUCT([.AX67:.BA67];[.BL67:.BO67])*[.$AY$40]/[.BB67]" office:value-type="float" office:value="818.635607321131" calcext:value-type="float">
            <text:p>819</text:p>
          </table:table-cell>
          <table:table-cell table:style-name="ce16" table:formula="of:=SUMPRODUCT([.AX67:.BA67];[.BL67:.BO67])*[.$AY$40]" office:value-type="float" office:value="9840" calcext:value-type="float">
            <text:p>9840</text:p>
          </table:table-cell>
          <table:table-cell table:style-name="ce6" table:formula="of:=[.V67]/[.U67]" office:value-type="float" office:value="0.8" calcext:value-type="float">
            <text:p>0.80</text:p>
          </table:table-cell>
          <table:table-cell table:style-name="ce6" table:formula="of:=SUM([.AE67:.AP67])/4" office:value-type="float" office:value="1.25" calcext:value-type="float">
            <text:p>1.25</text:p>
          </table:table-cell>
          <table:table-cell table:style-name="ce6" table:formula="of:=(4-[.Y67])/4" office:value-type="float" office:value="1" calcext:value-type="float">
            <text:p>1.00</text:p>
          </table:table-cell>
          <table:table-cell table:style-name="ce6" table:formula="of:=1+[.X67]" office:value-type="float" office:value="1" calcext:value-type="float">
            <text:p>1.00</text:p>
          </table:table-cell>
          <table:table-cell table:style-name="ce6" table:formula="of:=[.Y67]/(4-[.Y67])" office:value-type="float" office:value="0" calcext:value-type="float">
            <text:p>0.00</text:p>
          </table:table-cell>
          <table:table-cell table:style-name="ce6" table:formula="of:=SUM([.AQ67:.AS67]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[.$AB$40]" office:value-type="float" office:value="0.25" calcext:value-type="float">
            <text:p>0.25</text:p>
          </table:table-cell>
          <table:table-cell table:formula="of:=[.$AC$40]" office:value-type="float" office:value="0.5" calcext:value-type="float">
            <text:p>0.50</text:p>
          </table:table-cell>
          <table:table-cell table:formula="of:=[.$AD$40]" office:value-type="float" office:value="0.25" calcext:value-type="float">
            <text:p>0.25</text:p>
          </table:table-cell>
          <table:table-cell table:formula="of:=INDEX([.AE$4:.AE$37];MATCH([.$A67];[.$AD$4:.$AD$37];0))*[.$AB67]" office:value-type="float" office:value="0.5" calcext:value-type="float">
            <text:p>0.50</text:p>
          </table:table-cell>
          <table:table-cell table:formula="of:=INDEX([.AF$4:.AF$37];MATCH([.$A67];[.$AD$4:.$AD$37];0))*[.$AC67]" office:value-type="float" office:value="1" calcext:value-type="float">
            <text:p>1.00</text:p>
          </table:table-cell>
          <table:table-cell table:formula="of:=INDEX([.AG$4:.AG$37];MATCH([.$A67];[.$AD$4:.$AD$37];0))*[.$AD67]" office:value-type="float" office:value="0.5" calcext:value-type="float">
            <text:p>0.50</text:p>
          </table:table-cell>
          <table:table-cell table:formula="of:=INDEX([.AH$4:.AH$37];MATCH([.$A67];[.$AD$4:.$AD$37];0))*[.$AB67]" office:value-type="float" office:value="1.5" calcext:value-type="float">
            <text:p>1.50</text:p>
          </table:table-cell>
          <table:table-cell table:formula="of:=INDEX([.AI$4:.AI$37];MATCH([.$A67];[.$AD$4:.$AD$37];0))*[.$AC67]" office:value-type="float" office:value="1" calcext:value-type="float">
            <text:p>1.00</text:p>
          </table:table-cell>
          <table:table-cell table:formula="of:=INDEX([.AJ$4:.AJ$37];MATCH([.$A67];[.$AD$4:.$AD$37];0))*[.$AD67]" office:value-type="float" office:value="0.5" calcext:value-type="float">
            <text:p>0.50</text:p>
          </table:table-cell>
          <table:table-cell table:formula="of:=INDEX([.AK$4:.AK$37];MATCH([.$A67];[.$AD$4:.$AD$37];0))*[.$AB67]" office:value-type="float" office:value="0" calcext:value-type="float">
            <text:p>0.00</text:p>
          </table:table-cell>
          <table:table-cell table:formula="of:=INDEX([.AL$4:.AL$37];MATCH([.$A67];[.$AD$4:.$AD$37];0))*[.$AC67]" office:value-type="float" office:value="0" calcext:value-type="float">
            <text:p>0.00</text:p>
          </table:table-cell>
          <table:table-cell table:formula="of:=INDEX([.AM$4:.AM$37];MATCH([.$A67];[.$AD$4:.$AD$37];0))*[.$AD67]" office:value-type="float" office:value="0" calcext:value-type="float">
            <text:p>0.00</text:p>
          </table:table-cell>
          <table:table-cell table:formula="of:=INDEX([.AN$4:.AN$37];MATCH([.$A67];[.$AD$4:.$AD$37];0))*[.$AB67]" office:value-type="float" office:value="0" calcext:value-type="float">
            <text:p>0.00</text:p>
          </table:table-cell>
          <table:table-cell table:formula="of:=INDEX([.AO$4:.AO$37];MATCH([.$A67];[.$AD$4:.$AD$37];0))*[.$AC67]" office:value-type="float" office:value="0" calcext:value-type="float">
            <text:p>0.00</text:p>
          </table:table-cell>
          <table:table-cell table:formula="of:=INDEX([.AP$4:.AP$37];MATCH([.$A67];[.$AD$4:.$AD$37];0))*[.$AD67]" office:value-type="float" office:value="0" calcext:value-type="float">
            <text:p>0.00</text:p>
          </table:table-cell>
          <table:table-cell table:formula="of:=INDEX([.AQ$4:.AQ$37];MATCH([.$A67];[.$AD$4:.$AD$37];0))*[.$AB67]" office:value-type="float" office:value="0" calcext:value-type="float">
            <text:p>0.00</text:p>
          </table:table-cell>
          <table:table-cell table:formula="of:=INDEX([.AR$4:.AR$37];MATCH([.$A67];[.$AD$4:.$AD$37];0))*[.$AC67]" office:value-type="float" office:value="0" calcext:value-type="float">
            <text:p>0.00</text:p>
          </table:table-cell>
          <table:table-cell table:formula="of:=INDEX([.AS$4:.AS$37];MATCH([.$A67];[.$AD$4:.$AD$37];0))*[.$AD67]" office:value-type="float" office:value="0" calcext:value-type="float">
            <text:p>0.00</text:p>
          </table:table-cell>
          <table:table-cell table:style-name="ce9" table:formula="of:=SUM([.$AE67:.$AG67])/[.AX67]" office:value-type="float" office:value="0.333333333333333" calcext:value-type="float">
            <text:p>0.33</text:p>
          </table:table-cell>
          <table:table-cell table:formula="of:=SUM([.$AH67:.$AJ67])/[.AY67]" office:value-type="float" office:value="0.5" calcext:value-type="float">
            <text:p>0.50</text:p>
          </table:table-cell>
          <table:table-cell table:style-name="ce9" table:formula="of:=SUM([.$AK67:.$AM67])/[.AZ67]" office:value-type="float" office:value="0" calcext:value-type="float">
            <text:p>0.00</text:p>
          </table:table-cell>
          <table:table-cell table:style-name="ce9" table:formula="of:=SUM([.$AN67:.$AP67])/[.BA67]" office:value-type="float" office:value="0" calcext:value-type="float">
            <text:p>0.00</text:p>
          </table:table-cell>
          <table:table-cell table:formula="of:=INDEX([.AX$4:.AX$37];MATCH([.$A67];[.$AD$4:.$AD$37];0))" office:value-type="float" office:value="6" calcext:value-type="float">
            <text:p>6</text:p>
          </table:table-cell>
          <table:table-cell table:formula="of:=INDEX([.AY$4:.AY$37];MATCH([.$A67];[.$AD$4:.$AD$37];0))" office:value-type="float" office:value="6" calcext:value-type="float">
            <text:p>6</text:p>
          </table:table-cell>
          <table:table-cell table:formula="of:=INDEX([.AZ$4:.AZ$37];MATCH([.$A67];[.$AD$4:.$AD$37];0))" office:value-type="float" office:value="0.01" calcext:value-type="float">
            <text:p>0</text:p>
          </table:table-cell>
          <table:table-cell table:formula="of:=INDEX([.BA$4:.BA$37];MATCH([.$A67];[.$AD$4:.$AD$37];0))" office:value-type="float" office:value="0.01" calcext:value-type="float">
            <text:p>0</text:p>
          </table:table-cell>
          <table:table-cell table:formula="of:=INDEX([.BB$4:.BB$37];MATCH([.$A67];[.$AD$4:.$AD$37];0))" office:value-type="float" office:value="12.02" calcext:value-type="float">
            <text:p>12</text:p>
          </table:table-cell>
          <table:table-cell/>
          <table:table-cell table:formula="of:=[.$BD$40]*[.Q67]" office:value-type="float" office:value="8" calcext:value-type="float">
            <text:p>8</text:p>
          </table:table-cell>
          <table:table-cell table:style-name="ce8" table:formula="of:=INDEX([.AV$4:.AV$37];MATCH([.$A67];[.$AD$4:.$AD$37];0))" office:value-type="float" office:value="0" calcext:value-type="float">
            <text:p>0</text:p>
          </table:table-cell>
          <table:table-cell table:style-name="ce8" table:formula="of:=[.BL67]*[.$P67]" office:value-type="float" office:value="32.8" calcext:value-type="float">
            <text:p>33</text:p>
          </table:table-cell>
          <table:table-cell table:style-name="ce8" table:formula="of:=[.BM67]*[.$P67]" office:value-type="float" office:value="49.2" calcext:value-type="float">
            <text:p>49</text:p>
          </table:table-cell>
          <table:table-cell table:style-name="ce8" table:formula="of:=[.BN67]*[.$P67]" office:value-type="float" office:value="0" calcext:value-type="float">
            <text:p>0</text:p>
          </table:table-cell>
          <table:table-cell table:style-name="ce8" table:formula="of:=[.BO67]*[.$P67]" office:value-type="float" office:value="0" calcext:value-type="float">
            <text:p>0</text:p>
          </table:table-cell>
          <table:table-cell table:style-name="ce13" table:formula="of:=[.BD67]/[.$P67]" office:value-type="float" office:value="0.0888888888888889" calcext:value-type="float">
            <text:p>0.09</text:p>
          </table:table-cell>
          <table:table-cell table:style-name="ce13" table:formula="of:=[.BE67]/[.$P67]" office:value-type="float" office:value="0" calcext:value-type="float">
            <text:p>0.00</text:p>
          </table:table-cell>
          <table:table-cell table:style-name="ce13" table:formula="of:=(1-[.$BJ67]-[.$BK67])*[.AT67]/SUM([.$AT67:.$AW67])" office:value-type="float" office:value="0.364444444444444" calcext:value-type="float">
            <text:p>0.36</text:p>
          </table:table-cell>
          <table:table-cell table:style-name="ce13" table:formula="of:=(1-[.$BJ67]-[.$BK67])*[.AU67]/SUM([.$AT67:.$AW67])" office:value-type="float" office:value="0.546666666666667" calcext:value-type="float">
            <text:p>0.55</text:p>
          </table:table-cell>
          <table:table-cell table:style-name="ce13" table:formula="of:=(1-[.$BJ67]-[.$BK67])*[.AV67]/SUM([.$AT67:.$AW67])" office:value-type="float" office:value="0" calcext:value-type="float">
            <text:p>0.00</text:p>
          </table:table-cell>
          <table:table-cell table:style-name="ce13" table:formula="of:=(1-[.$BJ67]-[.$BK67])*[.AW67]/SUM([.$AT67:.$AW67])" office:value-type="float" office:value="0" calcext:value-type="float">
            <text:p>0.00</text:p>
          </table:table-cell>
          <table:table-cell table:style-name="ce8" table:formula="of:=3600 *(1-SUM([.BL67:.BO67]))" office:value-type="float" office:value="320" calcext:value-type="float">
            <text:p>320</text:p>
          </table:table-cell>
          <table:table-cell table:formula="of:=[.BP67]/([.BD67]+[.BE67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21" office:value-type="string" calcext:value-type="string">
            <text:p>J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[.P68]" office:value-type="float" office:value="90" calcext:value-type="float">
            <text:p>90</text:p>
          </table:table-cell>
          <table:table-cell table:style-name="ce21" office:value-type="string" calcext:value-type="string">
            <text:p>javanes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\fignum(conflicting-movements)</text:p>
          </table:table-cell>
          <table:table-cell table:style-name="ce22" table:formula="of:=[.BF68]" office:value-type="float" office:value="22.2" calcext:value-type="float">
            <text:p>22.2</text:p>
          </table:table-cell>
          <table:table-cell table:style-name="ce23" table:formula="of:=[.R68]" office:value-type="float" office:value="394.666666666667" calcext:value-type="float">
            <text:p>395</text:p>
          </table:table-cell>
          <table:table-cell table:style-name="ce23" table:formula="of:=[.M68]*[.T68]" office:value-type="float" office:value="394.666666666667" calcext:value-type="float">
            <text:p>395</text:p>
          </table:table-cell>
          <table:table-cell table:style-name="ce23" table:formula="of:=[.N68]*[.W68]" office:value-type="float" office:value="394.666666666667" calcext:value-type="float">
            <text:p>395</text:p>
          </table:table-cell>
          <table:table-cell table:style-name="ce24" table:formula="of:=[.P67]" office:value-type="float" office:value="90" calcext:value-type="float">
            <text:p>90</text:p>
          </table:table-cell>
          <table:table-cell table:style-name="ce25" table:formula="of:=INDEX([.Q$4:.Q$37];MATCH([.$A68];[.$AD$4:.$AD$37];0))" office:value-type="float" office:value="4" calcext:value-type="float">
            <text:p>4</text:p>
          </table:table-cell>
          <table:table-cell table:style-name="ce25" table:formula="of:=SUMPRODUCT([.AX68:.BA68];[.BL68:.BO68])*[.$AY$40]/[.BB68]" office:value-type="float" office:value="394.666666666667" calcext:value-type="float">
            <text:p>395</text:p>
          </table:table-cell>
          <table:table-cell table:style-name="ce25" table:formula="of:=SUMPRODUCT([.AX68:.BA68];[.BL68:.BO68])*[.$AY$40]" office:value-type="float" office:value="4736" calcext:value-type="float">
            <text:p>4736</text:p>
          </table:table-cell>
          <table:table-cell table:style-name="ce26" table:formula="of:=[.V68]/[.U68]" office:value-type="float" office:value="1" calcext:value-type="float">
            <text:p>1.00</text:p>
          </table:table-cell>
          <table:table-cell table:style-name="ce26" table:formula="of:=SUM([.AE68:.AP68])/4" office:value-type="float" office:value="1" calcext:value-type="float">
            <text:p>1.00</text:p>
          </table:table-cell>
          <table:table-cell table:style-name="ce26" table:formula="of:=(4-[.Y68])/4" office:value-type="float" office:value="1" calcext:value-type="float">
            <text:p>1.00</text:p>
          </table:table-cell>
          <table:table-cell table:style-name="ce26" table:formula="of:=1+[.X68]" office:value-type="float" office:value="1" calcext:value-type="float">
            <text:p>1.00</text:p>
          </table:table-cell>
          <table:table-cell table:style-name="ce26" table:formula="of:=[.Y68]/(4-[.Y68])" office:value-type="float" office:value="0" calcext:value-type="float">
            <text:p>0.00</text:p>
          </table:table-cell>
          <table:table-cell table:style-name="ce26" table:formula="of:=SUM([.AQ68:.AS68])" office:value-type="float" office:value="0" calcext:value-type="float">
            <text:p>0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68];[.$AD$4:.$AD$37];0))*[.$AB68]" office:value-type="float" office:value="0" calcext:value-type="float">
            <text:p>0.00</text:p>
          </table:table-cell>
          <table:table-cell table:style-name="ce27" table:formula="of:=INDEX([.AF$4:.AF$37];MATCH([.$A68];[.$AD$4:.$AD$37];0))*[.$AC68]" office:value-type="float" office:value="1" calcext:value-type="float">
            <text:p>1.00</text:p>
          </table:table-cell>
          <table:table-cell table:style-name="ce27" table:formula="of:=INDEX([.AG$4:.AG$37];MATCH([.$A68];[.$AD$4:.$AD$37];0))*[.$AD68]" office:value-type="float" office:value="0.5" calcext:value-type="float">
            <text:p>0.50</text:p>
          </table:table-cell>
          <table:table-cell table:style-name="ce27" table:formula="of:=INDEX([.AH$4:.AH$37];MATCH([.$A68];[.$AD$4:.$AD$37];0))*[.$AB68]" office:value-type="float" office:value="0.5" calcext:value-type="float">
            <text:p>0.50</text:p>
          </table:table-cell>
          <table:table-cell table:style-name="ce27" table:formula="of:=INDEX([.AI$4:.AI$37];MATCH([.$A68];[.$AD$4:.$AD$37];0))*[.$AC68]" office:value-type="float" office:value="0" calcext:value-type="float">
            <text:p>0.00</text:p>
          </table:table-cell>
          <table:table-cell table:style-name="ce27" table:formula="of:=INDEX([.AJ$4:.AJ$37];MATCH([.$A68];[.$AD$4:.$AD$37];0))*[.$AD68]" office:value-type="float" office:value="0" calcext:value-type="float">
            <text:p>0.00</text:p>
          </table:table-cell>
          <table:table-cell table:style-name="ce27" table:formula="of:=INDEX([.AK$4:.AK$37];MATCH([.$A68];[.$AD$4:.$AD$37];0))*[.$AB68]" office:value-type="float" office:value="0" calcext:value-type="float">
            <text:p>0.00</text:p>
          </table:table-cell>
          <table:table-cell table:style-name="ce27" table:formula="of:=INDEX([.AL$4:.AL$37];MATCH([.$A68];[.$AD$4:.$AD$37];0))*[.$AC68]" office:value-type="float" office:value="1" calcext:value-type="float">
            <text:p>1.00</text:p>
          </table:table-cell>
          <table:table-cell table:style-name="ce27" table:formula="of:=INDEX([.AM$4:.AM$37];MATCH([.$A68];[.$AD$4:.$AD$37];0))*[.$AD68]" office:value-type="float" office:value="0.5" calcext:value-type="float">
            <text:p>0.50</text:p>
          </table:table-cell>
          <table:table-cell table:style-name="ce27" table:formula="of:=INDEX([.AN$4:.AN$37];MATCH([.$A68];[.$AD$4:.$AD$37];0))*[.$AB68]" office:value-type="float" office:value="0.5" calcext:value-type="float">
            <text:p>0.50</text:p>
          </table:table-cell>
          <table:table-cell table:style-name="ce27" table:formula="of:=INDEX([.AO$4:.AO$37];MATCH([.$A68];[.$AD$4:.$AD$37];0))*[.$AC68]" office:value-type="float" office:value="0" calcext:value-type="float">
            <text:p>0.00</text:p>
          </table:table-cell>
          <table:table-cell table:style-name="ce27" table:formula="of:=INDEX([.AP$4:.AP$37];MATCH([.$A68];[.$AD$4:.$AD$37];0))*[.$AD68]" office:value-type="float" office:value="0" calcext:value-type="float">
            <text:p>0.00</text:p>
          </table:table-cell>
          <table:table-cell table:style-name="ce27" table:formula="of:=INDEX([.AQ$4:.AQ$37];MATCH([.$A68];[.$AD$4:.$AD$37];0))*[.$AB68]" office:value-type="float" office:value="0" calcext:value-type="float">
            <text:p>0.00</text:p>
          </table:table-cell>
          <table:table-cell table:style-name="ce27" table:formula="of:=INDEX([.AR$4:.AR$37];MATCH([.$A68];[.$AD$4:.$AD$37];0))*[.$AC68]" office:value-type="float" office:value="0" calcext:value-type="float">
            <text:p>0.00</text:p>
          </table:table-cell>
          <table:table-cell table:style-name="ce27" table:formula="of:=INDEX([.AS$4:.AS$37];MATCH([.$A68];[.$AD$4:.$AD$37];0))*[.$AD68]" office:value-type="float" office:value="0" calcext:value-type="float">
            <text:p>0.00</text:p>
          </table:table-cell>
          <table:table-cell table:style-name="ce27" table:formula="of:=SUM([.$AE68:.$AG68])/[.AX68]" office:value-type="float" office:value="0.375" calcext:value-type="float">
            <text:p>0.38</text:p>
          </table:table-cell>
          <table:table-cell table:style-name="ce27" table:formula="of:=SUM([.$AH68:.$AJ68])/[.AY68]" office:value-type="float" office:value="0.25" calcext:value-type="float">
            <text:p>0.25</text:p>
          </table:table-cell>
          <table:table-cell table:style-name="ce27" table:formula="of:=SUM([.$AK68:.$AM68])/[.AZ68]" office:value-type="float" office:value="0.375" calcext:value-type="float">
            <text:p>0.38</text:p>
          </table:table-cell>
          <table:table-cell table:style-name="ce27" table:formula="of:=SUM([.$AN68:.$AP68])/[.BA68]" office:value-type="float" office:value="0.25" calcext:value-type="float">
            <text:p>0.25</text:p>
          </table:table-cell>
          <table:table-cell table:style-name="ce40" table:formula="of:=INDEX([.AX$4:.AX$37];MATCH([.$A68];[.$AD$4:.$AD$37];0))" office:value-type="float" office:value="4" calcext:value-type="float">
            <text:p>4</text:p>
          </table:table-cell>
          <table:table-cell table:style-name="ce40" table:formula="of:=INDEX([.AY$4:.AY$37];MATCH([.$A68];[.$AD$4:.$AD$37];0))" office:value-type="float" office:value="2" calcext:value-type="float">
            <text:p>2</text:p>
          </table:table-cell>
          <table:table-cell table:style-name="ce40" table:formula="of:=INDEX([.AZ$4:.AZ$37];MATCH([.$A68];[.$AD$4:.$AD$37];0))" office:value-type="float" office:value="4" calcext:value-type="float">
            <text:p>4</text:p>
          </table:table-cell>
          <table:table-cell table:style-name="ce40" table:formula="of:=INDEX([.BA$4:.BA$37];MATCH([.$A68];[.$AD$4:.$AD$37];0))" office:value-type="float" office:value="2" calcext:value-type="float">
            <text:p>2</text:p>
          </table:table-cell>
          <table:table-cell table:formula="of:=INDEX([.BB$4:.BB$37];MATCH([.$A68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68]" office:value-type="float" office:value="16" calcext:value-type="float">
            <text:p>16</text:p>
          </table:table-cell>
          <table:table-cell table:style-name="ce40" table:formula="of:=INDEX([.AV$4:.AV$37];MATCH([.$A68];[.$AD$4:.$AD$37];0))" office:value-type="float" office:value="0" calcext:value-type="float">
            <text:p>0</text:p>
          </table:table-cell>
          <table:table-cell table:style-name="ce40" table:formula="of:=[.BL68]*[.$P68]" office:value-type="float" office:value="22.2" calcext:value-type="float">
            <text:p>22</text:p>
          </table:table-cell>
          <table:table-cell table:style-name="ce40" table:formula="of:=[.BM68]*[.$P68]" office:value-type="float" office:value="14.8" calcext:value-type="float">
            <text:p>15</text:p>
          </table:table-cell>
          <table:table-cell table:style-name="ce40" table:formula="of:=[.BN68]*[.$P68]" office:value-type="float" office:value="22.2" calcext:value-type="float">
            <text:p>22</text:p>
          </table:table-cell>
          <table:table-cell table:style-name="ce40" table:formula="of:=[.BO68]*[.$P68]" office:value-type="float" office:value="14.8" calcext:value-type="float">
            <text:p>15</text:p>
          </table:table-cell>
          <table:table-cell table:style-name="ce41" table:formula="of:=[.BD68]/[.$P68]" office:value-type="float" office:value="0.177777777777778" calcext:value-type="float">
            <text:p>0.18</text:p>
          </table:table-cell>
          <table:table-cell table:style-name="ce41" table:formula="of:=[.BE68]/[.$P68]" office:value-type="float" office:value="0" calcext:value-type="float">
            <text:p>0.00</text:p>
          </table:table-cell>
          <table:table-cell table:style-name="ce41" table:formula="of:=(1-[.$BJ68]-[.$BK68])*[.AT68]/SUM([.$AT68:.$AW68])" office:value-type="float" office:value="0.246666666666667" calcext:value-type="float">
            <text:p>0.25</text:p>
          </table:table-cell>
          <table:table-cell table:style-name="ce41" table:formula="of:=(1-[.$BJ68]-[.$BK68])*[.AU68]/SUM([.$AT68:.$AW68])" office:value-type="float" office:value="0.164444444444444" calcext:value-type="float">
            <text:p>0.16</text:p>
          </table:table-cell>
          <table:table-cell table:style-name="ce41" table:formula="of:=(1-[.$BJ68]-[.$BK68])*[.AV68]/SUM([.$AT68:.$AW68])" office:value-type="float" office:value="0.246666666666667" calcext:value-type="float">
            <text:p>0.25</text:p>
          </table:table-cell>
          <table:table-cell table:style-name="ce41" table:formula="of:=(1-[.$BJ68]-[.$BK68])*[.AW68]/SUM([.$AT68:.$AW68])" office:value-type="float" office:value="0.164444444444444" calcext:value-type="float">
            <text:p>0.16</text:p>
          </table:table-cell>
          <table:table-cell table:style-name="ce40" table:formula="of:=3600 *(1-SUM([.BL68:.BO68]))" office:value-type="float" office:value="640" calcext:value-type="float">
            <text:p>640</text:p>
          </table:table-cell>
          <table:table-cell table:style-name="ce28" table:formula="of:=[.BP68]/([.BD68]+[.BE68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21" office:value-type="string" calcext:value-type="string">
            <text:p>JFO</text:p>
          </table:table-cell>
          <table:table-cell table:style-name="ce21" office:value-type="string" calcext:value-type="string">
            <text:p>A1</text:p>
          </table:table-cell>
          <table:table-cell table:style-name="ce21" table:formula="of:=[.P69]" office:value-type="float" office:value="90" calcext:value-type="float">
            <text:p>90</text:p>
          </table:table-cell>
          <table:table-cell table:style-name="ce21" office:value-type="string" calcext:value-type="string">
            <text:p>javanese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on fly-over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1"/>
          <table:table-cell table:style-name="ce22" table:formula="of:=[.BF69]" office:value-type="float" office:value="16.4444444444444" calcext:value-type="float">
            <text:p>16.4</text:p>
          </table:table-cell>
          <table:table-cell table:style-name="ce23" table:formula="of:=[.R69]" office:value-type="float" office:value="328.888888888889" calcext:value-type="float">
            <text:p>329</text:p>
          </table:table-cell>
          <table:table-cell table:style-name="ce23" table:formula="of:=[.M69]*[.T69]" office:value-type="float" office:value="328.888888888889" calcext:value-type="float">
            <text:p>329</text:p>
          </table:table-cell>
          <table:table-cell table:style-name="ce23" table:formula="of:=[.N69]*[.W69]" office:value-type="float" office:value="438.518518518519" calcext:value-type="float">
            <text:p>439</text:p>
          </table:table-cell>
          <table:table-cell table:style-name="ce24" table:formula="of:=[.P68]" office:value-type="float" office:value="90" calcext:value-type="float">
            <text:p>90</text:p>
          </table:table-cell>
          <table:table-cell table:style-name="ce25" table:formula="of:=INDEX([.Q$4:.Q$37];MATCH([.$A69];[.$AD$4:.$AD$37];0))" office:value-type="float" office:value="4" calcext:value-type="float">
            <text:p>4</text:p>
          </table:table-cell>
          <table:table-cell table:style-name="ce25" table:formula="of:=SUMPRODUCT([.AX69:.BA69];[.BL69:.BO69])*[.$AY$40]/[.BB69]" office:value-type="float" office:value="328.888888888889" calcext:value-type="float">
            <text:p>329</text:p>
          </table:table-cell>
          <table:table-cell table:style-name="ce25" table:formula="of:=SUMPRODUCT([.AX69:.BA69];[.BL69:.BO69])*[.$AY$40]" office:value-type="float" office:value="3946.66666666667" calcext:value-type="float">
            <text:p>3947</text:p>
          </table:table-cell>
          <table:table-cell table:style-name="ce26" table:formula="of:=[.V69]/[.U69]" office:value-type="float" office:value="1" calcext:value-type="float">
            <text:p>1.00</text:p>
          </table:table-cell>
          <table:table-cell table:style-name="ce26" table:formula="of:=SUM([.AE69:.AP69])/4" office:value-type="float" office:value="0.75" calcext:value-type="float">
            <text:p>0.75</text:p>
          </table:table-cell>
          <table:table-cell table:style-name="ce26" table:formula="of:=(4-[.Y69])/4" office:value-type="float" office:value="0.75" calcext:value-type="float">
            <text:p>0.75</text:p>
          </table:table-cell>
          <table:table-cell table:style-name="ce26" table:formula="of:=1+[.X69]" office:value-type="float" office:value="1.33333333333333" calcext:value-type="float">
            <text:p>1.33</text:p>
          </table:table-cell>
          <table:table-cell table:style-name="ce26" table:formula="of:=[.Y69]/(4-[.Y69])" office:value-type="float" office:value="0.333333333333333" calcext:value-type="float">
            <text:p>0.33</text:p>
          </table:table-cell>
          <table:table-cell table:style-name="ce26" table:formula="of:=SUM([.AQ69:.AS69])" office:value-type="float" office:value="1" calcext:value-type="float">
            <text:p>1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69];[.$AD$4:.$AD$37];0))*[.$AB69]" office:value-type="float" office:value="0" calcext:value-type="float">
            <text:p>0.00</text:p>
          </table:table-cell>
          <table:table-cell table:style-name="ce27" table:formula="of:=INDEX([.AF$4:.AF$37];MATCH([.$A69];[.$AD$4:.$AD$37];0))*[.$AC69]" office:value-type="float" office:value="0" calcext:value-type="float">
            <text:p>0.00</text:p>
          </table:table-cell>
          <table:table-cell table:style-name="ce27" table:formula="of:=INDEX([.AG$4:.AG$37];MATCH([.$A69];[.$AD$4:.$AD$37];0))*[.$AD69]" office:value-type="float" office:value="0.5" calcext:value-type="float">
            <text:p>0.50</text:p>
          </table:table-cell>
          <table:table-cell table:style-name="ce27" table:formula="of:=INDEX([.AH$4:.AH$37];MATCH([.$A69];[.$AD$4:.$AD$37];0))*[.$AB69]" office:value-type="float" office:value="0.5" calcext:value-type="float">
            <text:p>0.50</text:p>
          </table:table-cell>
          <table:table-cell table:style-name="ce27" table:formula="of:=INDEX([.AI$4:.AI$37];MATCH([.$A69];[.$AD$4:.$AD$37];0))*[.$AC69]" office:value-type="float" office:value="0" calcext:value-type="float">
            <text:p>0.00</text:p>
          </table:table-cell>
          <table:table-cell table:style-name="ce27" table:formula="of:=INDEX([.AJ$4:.AJ$37];MATCH([.$A69];[.$AD$4:.$AD$37];0))*[.$AD69]" office:value-type="float" office:value="0" calcext:value-type="float">
            <text:p>0.00</text:p>
          </table:table-cell>
          <table:table-cell table:style-name="ce27" table:formula="of:=INDEX([.AK$4:.AK$37];MATCH([.$A69];[.$AD$4:.$AD$37];0))*[.$AB69]" office:value-type="float" office:value="0" calcext:value-type="float">
            <text:p>0.00</text:p>
          </table:table-cell>
          <table:table-cell table:style-name="ce27" table:formula="of:=INDEX([.AL$4:.AL$37];MATCH([.$A69];[.$AD$4:.$AD$37];0))*[.$AC69]" office:value-type="float" office:value="1" calcext:value-type="float">
            <text:p>1.00</text:p>
          </table:table-cell>
          <table:table-cell table:style-name="ce27" table:formula="of:=INDEX([.AM$4:.AM$37];MATCH([.$A69];[.$AD$4:.$AD$37];0))*[.$AD69]" office:value-type="float" office:value="0.5" calcext:value-type="float">
            <text:p>0.50</text:p>
          </table:table-cell>
          <table:table-cell table:style-name="ce27" table:formula="of:=INDEX([.AN$4:.AN$37];MATCH([.$A69];[.$AD$4:.$AD$37];0))*[.$AB69]" office:value-type="float" office:value="0.5" calcext:value-type="float">
            <text:p>0.50</text:p>
          </table:table-cell>
          <table:table-cell table:style-name="ce27" table:formula="of:=INDEX([.AO$4:.AO$37];MATCH([.$A69];[.$AD$4:.$AD$37];0))*[.$AC69]" office:value-type="float" office:value="0" calcext:value-type="float">
            <text:p>0.00</text:p>
          </table:table-cell>
          <table:table-cell table:style-name="ce27" table:formula="of:=INDEX([.AP$4:.AP$37];MATCH([.$A69];[.$AD$4:.$AD$37];0))*[.$AD69]" office:value-type="float" office:value="0" calcext:value-type="float">
            <text:p>0.00</text:p>
          </table:table-cell>
          <table:table-cell table:style-name="ce27" table:formula="of:=INDEX([.AQ$4:.AQ$37];MATCH([.$A69];[.$AD$4:.$AD$37];0))*[.$AB69]" office:value-type="float" office:value="0" calcext:value-type="float">
            <text:p>0.00</text:p>
          </table:table-cell>
          <table:table-cell table:style-name="ce27" table:formula="of:=INDEX([.AR$4:.AR$37];MATCH([.$A69];[.$AD$4:.$AD$37];0))*[.$AC69]" office:value-type="float" office:value="1" calcext:value-type="float">
            <text:p>1.00</text:p>
          </table:table-cell>
          <table:table-cell table:style-name="ce27" table:formula="of:=INDEX([.AS$4:.AS$37];MATCH([.$A69];[.$AD$4:.$AD$37];0))*[.$AD69]" office:value-type="float" office:value="0" calcext:value-type="float">
            <text:p>0.00</text:p>
          </table:table-cell>
          <table:table-cell table:style-name="ce27" table:formula="of:=SUM([.$AE69:.$AG69])/[.AX69]" office:value-type="float" office:value="0.25" calcext:value-type="float">
            <text:p>0.25</text:p>
          </table:table-cell>
          <table:table-cell table:style-name="ce27" table:formula="of:=SUM([.$AH69:.$AJ69])/[.AY69]" office:value-type="float" office:value="0.25" calcext:value-type="float">
            <text:p>0.25</text:p>
          </table:table-cell>
          <table:table-cell table:style-name="ce27" table:formula="of:=SUM([.$AK69:.$AM69])/[.AZ69]" office:value-type="float" office:value="0.375" calcext:value-type="float">
            <text:p>0.38</text:p>
          </table:table-cell>
          <table:table-cell table:style-name="ce27" table:formula="of:=SUM([.$AN69:.$AP69])/[.BA69]" office:value-type="float" office:value="0.25" calcext:value-type="float">
            <text:p>0.25</text:p>
          </table:table-cell>
          <table:table-cell table:style-name="ce40" table:formula="of:=INDEX([.AX$4:.AX$37];MATCH([.$A69];[.$AD$4:.$AD$37];0))" office:value-type="float" office:value="2" calcext:value-type="float">
            <text:p>2</text:p>
          </table:table-cell>
          <table:table-cell table:style-name="ce40" table:formula="of:=INDEX([.AY$4:.AY$37];MATCH([.$A69];[.$AD$4:.$AD$37];0))" office:value-type="float" office:value="2" calcext:value-type="float">
            <text:p>2</text:p>
          </table:table-cell>
          <table:table-cell table:style-name="ce40" table:formula="of:=INDEX([.AZ$4:.AZ$37];MATCH([.$A69];[.$AD$4:.$AD$37];0))" office:value-type="float" office:value="4" calcext:value-type="float">
            <text:p>4</text:p>
          </table:table-cell>
          <table:table-cell table:style-name="ce40" table:formula="of:=INDEX([.BA$4:.BA$37];MATCH([.$A69];[.$AD$4:.$AD$37];0))" office:value-type="float" office:value="2" calcext:value-type="float">
            <text:p>2</text:p>
          </table:table-cell>
          <table:table-cell table:formula="of:=INDEX([.BB$4:.BB$37];MATCH([.$A69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69]" office:value-type="float" office:value="16" calcext:value-type="float">
            <text:p>16</text:p>
          </table:table-cell>
          <table:table-cell table:style-name="ce40" table:formula="of:=INDEX([.AV$4:.AV$37];MATCH([.$A69];[.$AD$4:.$AD$37];0))" office:value-type="float" office:value="0" calcext:value-type="float">
            <text:p>0</text:p>
          </table:table-cell>
          <table:table-cell table:style-name="ce40" table:formula="of:=[.BL69]*[.$P69]" office:value-type="float" office:value="16.4444444444444" calcext:value-type="float">
            <text:p>16</text:p>
          </table:table-cell>
          <table:table-cell table:style-name="ce40" table:formula="of:=[.BM69]*[.$P69]" office:value-type="float" office:value="16.4444444444444" calcext:value-type="float">
            <text:p>16</text:p>
          </table:table-cell>
          <table:table-cell table:style-name="ce40" table:formula="of:=[.BN69]*[.$P69]" office:value-type="float" office:value="24.6666666666667" calcext:value-type="float">
            <text:p>25</text:p>
          </table:table-cell>
          <table:table-cell table:style-name="ce40" table:formula="of:=[.BO69]*[.$P69]" office:value-type="float" office:value="16.4444444444444" calcext:value-type="float">
            <text:p>16</text:p>
          </table:table-cell>
          <table:table-cell table:style-name="ce41" table:formula="of:=[.BD69]/[.$P69]" office:value-type="float" office:value="0.177777777777778" calcext:value-type="float">
            <text:p>0.18</text:p>
          </table:table-cell>
          <table:table-cell table:style-name="ce41" table:formula="of:=[.BE69]/[.$P69]" office:value-type="float" office:value="0" calcext:value-type="float">
            <text:p>0.00</text:p>
          </table:table-cell>
          <table:table-cell table:style-name="ce41" table:formula="of:=(1-[.$BJ69]-[.$BK69])*[.AT69]/SUM([.$AT69:.$AW69])" office:value-type="float" office:value="0.182716049382716" calcext:value-type="float">
            <text:p>0.18</text:p>
          </table:table-cell>
          <table:table-cell table:style-name="ce41" table:formula="of:=(1-[.$BJ69]-[.$BK69])*[.AU69]/SUM([.$AT69:.$AW69])" office:value-type="float" office:value="0.182716049382716" calcext:value-type="float">
            <text:p>0.18</text:p>
          </table:table-cell>
          <table:table-cell table:style-name="ce41" table:formula="of:=(1-[.$BJ69]-[.$BK69])*[.AV69]/SUM([.$AT69:.$AW69])" office:value-type="float" office:value="0.274074074074074" calcext:value-type="float">
            <text:p>0.27</text:p>
          </table:table-cell>
          <table:table-cell table:style-name="ce41" table:formula="of:=(1-[.$BJ69]-[.$BK69])*[.AW69]/SUM([.$AT69:.$AW69])" office:value-type="float" office:value="0.182716049382716" calcext:value-type="float">
            <text:p>0.18</text:p>
          </table:table-cell>
          <table:table-cell table:style-name="ce40" table:formula="of:=3600 *(1-SUM([.BL69:.BO69]))" office:value-type="float" office:value="640" calcext:value-type="float">
            <text:p>640</text:p>
          </table:table-cell>
          <table:table-cell table:style-name="ce28" table:formula="of:=[.BP69]/([.BD69]+[.BE69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21" office:value-type="string" calcext:value-type="string">
            <text:p>KF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[.P70]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detour</text:p>
          </table:table-cell>
          <table:table-cell table:style-name="ce21"/>
          <table:table-cell table:style-name="ce21" office:value-type="string" calcext:value-type="string">
            <text:p>kerb-first</text:p>
          </table:table-cell>
          <table:table-cell table:style-name="ce21" office:value-type="string" calcext:value-type="string">
            <text:p>\fignum(detour-kerb-first)</text:p>
          </table:table-cell>
          <table:table-cell table:style-name="ce22" table:formula="of:=[.BF70]" office:value-type="float" office:value="42.5454545454546" calcext:value-type="float">
            <text:p>42.5</text:p>
          </table:table-cell>
          <table:table-cell table:style-name="ce23" table:formula="of:=[.R70]" office:value-type="float" office:value="495.950344409961" calcext:value-type="float">
            <text:p>496</text:p>
          </table:table-cell>
          <table:table-cell table:style-name="ce23" table:formula="of:=[.M70]*[.T70]" office:value-type="float" office:value="495.950344409961" calcext:value-type="float">
            <text:p>496</text:p>
          </table:table-cell>
          <table:table-cell table:style-name="ce23" table:formula="of:=[.N70]*[.W70]" office:value-type="float" office:value="566.800393611384" calcext:value-type="float">
            <text:p>567</text:p>
          </table:table-cell>
          <table:table-cell table:style-name="ce24" table:formula="of:=[.P69]" office:value-type="float" office:value="90" calcext:value-type="float">
            <text:p>90</text:p>
          </table:table-cell>
          <table:table-cell table:style-name="ce25" table:formula="of:=INDEX([.Q$4:.Q$37];MATCH([.$A70];[.$AD$4:.$AD$37];0))" office:value-type="float" office:value="3" calcext:value-type="float">
            <text:p>3</text:p>
          </table:table-cell>
          <table:table-cell table:style-name="ce25" table:formula="of:=SUMPRODUCT([.AX70:.BA70];[.BL70:.BO70])*[.$AY$40]/[.BB70]" office:value-type="float" office:value="495.950344409961" calcext:value-type="float">
            <text:p>496</text:p>
          </table:table-cell>
          <table:table-cell table:style-name="ce25" table:formula="of:=SUMPRODUCT([.AX70:.BA70];[.BL70:.BO70])*[.$AY$40]" office:value-type="float" office:value="5956.36363636364" calcext:value-type="float">
            <text:p>5956</text:p>
          </table:table-cell>
          <table:table-cell table:style-name="ce26" table:formula="of:=[.V70]/[.U70]" office:value-type="float" office:value="1" calcext:value-type="float">
            <text:p>1.00</text:p>
          </table:table-cell>
          <table:table-cell table:style-name="ce26" table:formula="of:=SUM([.AE70:.AP70])/4" office:value-type="float" office:value="0.875" calcext:value-type="float">
            <text:p>0.88</text:p>
          </table:table-cell>
          <table:table-cell table:style-name="ce26" table:formula="of:=(4-[.Y70])/4" office:value-type="float" office:value="0.875" calcext:value-type="float">
            <text:p>0.88</text:p>
          </table:table-cell>
          <table:table-cell table:style-name="ce26" table:formula="of:=1+[.X70]" office:value-type="float" office:value="1.14285714285714" calcext:value-type="float">
            <text:p>1.14</text:p>
          </table:table-cell>
          <table:table-cell table:style-name="ce26" table:formula="of:=[.Y70]/(4-[.Y70])" office:value-type="float" office:value="0.142857142857143" calcext:value-type="float">
            <text:p>0.14</text:p>
          </table:table-cell>
          <table:table-cell table:style-name="ce26" table:formula="of:=SUM([.AQ70:.AS70])" office:value-type="float" office:value="0.5" calcext:value-type="float">
            <text:p>0.5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0];[.$AD$4:.$AD$37];0))*[.$AB70]" office:value-type="float" office:value="0.5" calcext:value-type="float">
            <text:p>0.50</text:p>
          </table:table-cell>
          <table:table-cell table:style-name="ce27" table:formula="of:=INDEX([.AF$4:.AF$37];MATCH([.$A70];[.$AD$4:.$AD$37];0))*[.$AC70]" office:value-type="float" office:value="1" calcext:value-type="float">
            <text:p>1.00</text:p>
          </table:table-cell>
          <table:table-cell table:style-name="ce27" table:formula="of:=INDEX([.AG$4:.AG$37];MATCH([.$A70];[.$AD$4:.$AD$37];0))*[.$AD70]" office:value-type="float" office:value="0.5" calcext:value-type="float">
            <text:p>0.50</text:p>
          </table:table-cell>
          <table:table-cell table:style-name="ce27" table:formula="of:=INDEX([.AH$4:.AH$37];MATCH([.$A70];[.$AD$4:.$AD$37];0))*[.$AB70]" office:value-type="float" office:value="0.5" calcext:value-type="float">
            <text:p>0.50</text:p>
          </table:table-cell>
          <table:table-cell table:style-name="ce27" table:formula="of:=INDEX([.AI$4:.AI$37];MATCH([.$A70];[.$AD$4:.$AD$37];0))*[.$AC70]" office:value-type="float" office:value="0" calcext:value-type="float">
            <text:p>0.00</text:p>
          </table:table-cell>
          <table:table-cell table:style-name="ce27" table:formula="of:=INDEX([.AJ$4:.AJ$37];MATCH([.$A70];[.$AD$4:.$AD$37];0))*[.$AD70]" office:value-type="float" office:value="0" calcext:value-type="float">
            <text:p>0.00</text:p>
          </table:table-cell>
          <table:table-cell table:style-name="ce27" table:formula="of:=INDEX([.AK$4:.AK$37];MATCH([.$A70];[.$AD$4:.$AD$37];0))*[.$AB70]" office:value-type="float" office:value="0" calcext:value-type="float">
            <text:p>0.00</text:p>
          </table:table-cell>
          <table:table-cell table:style-name="ce27" table:formula="of:=INDEX([.AL$4:.AL$37];MATCH([.$A70];[.$AD$4:.$AD$37];0))*[.$AC70]" office:value-type="float" office:value="1" calcext:value-type="float">
            <text:p>1.00</text:p>
          </table:table-cell>
          <table:table-cell table:style-name="ce27" table:formula="of:=INDEX([.AM$4:.AM$37];MATCH([.$A70];[.$AD$4:.$AD$37];0))*[.$AD70]" office:value-type="float" office:value="0" calcext:value-type="float">
            <text:p>0.00</text:p>
          </table:table-cell>
          <table:table-cell table:style-name="ce27" table:formula="of:=INDEX([.AN$4:.AN$37];MATCH([.$A70];[.$AD$4:.$AD$37];0))*[.$AB70]" office:value-type="float" office:value="0" calcext:value-type="float">
            <text:p>0.00</text:p>
          </table:table-cell>
          <table:table-cell table:style-name="ce27" table:formula="of:=INDEX([.AO$4:.AO$37];MATCH([.$A70];[.$AD$4:.$AD$37];0))*[.$AC70]" office:value-type="float" office:value="0" calcext:value-type="float">
            <text:p>0.00</text:p>
          </table:table-cell>
          <table:table-cell table:style-name="ce27" table:formula="of:=INDEX([.AP$4:.AP$37];MATCH([.$A70];[.$AD$4:.$AD$37];0))*[.$AD70]" office:value-type="float" office:value="0" calcext:value-type="float">
            <text:p>0.00</text:p>
          </table:table-cell>
          <table:table-cell table:style-name="ce27" table:formula="of:=INDEX([.AQ$4:.AQ$37];MATCH([.$A70];[.$AD$4:.$AD$37];0))*[.$AB70]" office:value-type="float" office:value="0" calcext:value-type="float">
            <text:p>0.00</text:p>
          </table:table-cell>
          <table:table-cell table:style-name="ce27" table:formula="of:=INDEX([.AR$4:.AR$37];MATCH([.$A70];[.$AD$4:.$AD$37];0))*[.$AC70]" office:value-type="float" office:value="0" calcext:value-type="float">
            <text:p>0.00</text:p>
          </table:table-cell>
          <table:table-cell table:style-name="ce27" table:formula="of:=INDEX([.AS$4:.AS$37];MATCH([.$A70];[.$AD$4:.$AD$37];0))*[.$AD70]" office:value-type="float" office:value="0.5" calcext:value-type="float">
            <text:p>0.50</text:p>
          </table:table-cell>
          <table:table-cell table:style-name="ce27" table:formula="of:=SUM([.$AE70:.$AG70])/[.AX70]" office:value-type="float" office:value="0.5" calcext:value-type="float">
            <text:p>0.50</text:p>
          </table:table-cell>
          <table:table-cell table:style-name="ce27" table:formula="of:=SUM([.$AH70:.$AJ70])/[.AY70]" office:value-type="float" office:value="0.25" calcext:value-type="float">
            <text:p>0.25</text:p>
          </table:table-cell>
          <table:table-cell table:style-name="ce27" table:formula="of:=SUM([.$AK70:.$AM70])/[.AZ70]" office:value-type="float" office:value="0.166666666666667" calcext:value-type="float">
            <text:p>0.17</text:p>
          </table:table-cell>
          <table:table-cell table:style-name="ce27" table:formula="of:=SUM([.$AN70:.$AP70])/[.BA70]" office:value-type="float" office:value="0" calcext:value-type="float">
            <text:p>0.00</text:p>
          </table:table-cell>
          <table:table-cell table:style-name="ce40" table:formula="of:=INDEX([.AX$4:.AX$37];MATCH([.$A70];[.$AD$4:.$AD$37];0))" office:value-type="float" office:value="4" calcext:value-type="float">
            <text:p>4</text:p>
          </table:table-cell>
          <table:table-cell table:style-name="ce40" table:formula="of:=INDEX([.AY$4:.AY$37];MATCH([.$A70];[.$AD$4:.$AD$37];0))" office:value-type="float" office:value="2" calcext:value-type="float">
            <text:p>2</text:p>
          </table:table-cell>
          <table:table-cell table:style-name="ce40" table:formula="of:=INDEX([.AZ$4:.AZ$37];MATCH([.$A70];[.$AD$4:.$AD$37];0))" office:value-type="float" office:value="6" calcext:value-type="float">
            <text:p>6</text:p>
          </table:table-cell>
          <table:table-cell table:style-name="ce40" table:formula="of:=INDEX([.BA$4:.BA$37];MATCH([.$A70];[.$AD$4:.$AD$37];0))" office:value-type="float" office:value="0.01" calcext:value-type="float">
            <text:p>0</text:p>
          </table:table-cell>
          <table:table-cell table:formula="of:=INDEX([.BB$4:.BB$37];MATCH([.$A70];[.$AD$4:.$AD$37];0))" office:value-type="float" office:value="12.01" calcext:value-type="float">
            <text:p>12</text:p>
          </table:table-cell>
          <table:table-cell table:style-name="ce28"/>
          <table:table-cell table:style-name="ce28" table:formula="of:=[.$BD$40]*[.Q70]" office:value-type="float" office:value="12" calcext:value-type="float">
            <text:p>12</text:p>
          </table:table-cell>
          <table:table-cell table:style-name="ce40" table:formula="of:=INDEX([.AV$4:.AV$37];MATCH([.$A70];[.$AD$4:.$AD$37];0))" office:value-type="float" office:value="0" calcext:value-type="float">
            <text:p>0</text:p>
          </table:table-cell>
          <table:table-cell table:style-name="ce40" table:formula="of:=[.BL70]*[.$P70]" office:value-type="float" office:value="42.5454545454546" calcext:value-type="float">
            <text:p>43</text:p>
          </table:table-cell>
          <table:table-cell table:style-name="ce40" table:formula="of:=[.BM70]*[.$P70]" office:value-type="float" office:value="21.2727272727273" calcext:value-type="float">
            <text:p>21</text:p>
          </table:table-cell>
          <table:table-cell table:style-name="ce40" table:formula="of:=[.BN70]*[.$P70]" office:value-type="float" office:value="14.1818181818182" calcext:value-type="float">
            <text:p>14</text:p>
          </table:table-cell>
          <table:table-cell table:style-name="ce40" table:formula="of:=[.BO70]*[.$P70]" office:value-type="float" office:value="0" calcext:value-type="float">
            <text:p>0</text:p>
          </table:table-cell>
          <table:table-cell table:style-name="ce41" table:formula="of:=[.BD70]/[.$P70]" office:value-type="float" office:value="0.133333333333333" calcext:value-type="float">
            <text:p>0.13</text:p>
          </table:table-cell>
          <table:table-cell table:style-name="ce41" table:formula="of:=[.BE70]/[.$P70]" office:value-type="float" office:value="0" calcext:value-type="float">
            <text:p>0.00</text:p>
          </table:table-cell>
          <table:table-cell table:style-name="ce41" table:formula="of:=(1-[.$BJ70]-[.$BK70])*[.AT70]/SUM([.$AT70:.$AW70])" office:value-type="float" office:value="0.472727272727273" calcext:value-type="float">
            <text:p>0.47</text:p>
          </table:table-cell>
          <table:table-cell table:style-name="ce41" table:formula="of:=(1-[.$BJ70]-[.$BK70])*[.AU70]/SUM([.$AT70:.$AW70])" office:value-type="float" office:value="0.236363636363636" calcext:value-type="float">
            <text:p>0.24</text:p>
          </table:table-cell>
          <table:table-cell table:style-name="ce41" table:formula="of:=(1-[.$BJ70]-[.$BK70])*[.AV70]/SUM([.$AT70:.$AW70])" office:value-type="float" office:value="0.157575757575758" calcext:value-type="float">
            <text:p>0.16</text:p>
          </table:table-cell>
          <table:table-cell table:style-name="ce41" table:formula="of:=(1-[.$BJ70]-[.$BK70])*[.AW70]/SUM([.$AT70:.$AW70])" office:value-type="float" office:value="0" calcext:value-type="float">
            <text:p>0.00</text:p>
          </table:table-cell>
          <table:table-cell table:style-name="ce40" table:formula="of:=3600 *(1-SUM([.BL70:.BO70]))" office:value-type="float" office:value="479.999999999999" calcext:value-type="float">
            <text:p>480</text:p>
          </table:table-cell>
          <table:table-cell table:style-name="ce28" table:formula="of:=[.BP70]/([.BD70]+[.BE70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21" office:value-type="string" calcext:value-type="string">
            <text:p>KFFO</text:p>
          </table:table-cell>
          <table:table-cell table:style-name="ce21" office:value-type="string" calcext:value-type="string">
            <text:p>E1</text:p>
          </table:table-cell>
          <table:table-cell table:style-name="ce21" table:formula="of:=[.P71]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on fly-over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detour</text:p>
          </table:table-cell>
          <table:table-cell table:style-name="ce21"/>
          <table:table-cell table:style-name="ce21" office:value-type="string" calcext:value-type="string">
            <text:p>kerb-first</text:p>
          </table:table-cell>
          <table:table-cell table:style-name="ce21"/>
          <table:table-cell table:style-name="ce22" table:formula="of:=[.BF71]" office:value-type="float" office:value="42.5454545454546" calcext:value-type="float">
            <text:p>42.5</text:p>
          </table:table-cell>
          <table:table-cell table:style-name="ce23" table:formula="of:=[.R71]" office:value-type="float" office:value="354.545454545455" calcext:value-type="float">
            <text:p>355</text:p>
          </table:table-cell>
          <table:table-cell table:style-name="ce23" table:formula="of:=[.M71]*[.T71]" office:value-type="float" office:value="354.545454545455" calcext:value-type="float">
            <text:p>355</text:p>
          </table:table-cell>
          <table:table-cell table:style-name="ce23" table:formula="of:=[.N71]*[.W71]" office:value-type="float" office:value="567.272727272727" calcext:value-type="float">
            <text:p>567</text:p>
          </table:table-cell>
          <table:table-cell table:style-name="ce24" table:formula="of:=[.P70]" office:value-type="float" office:value="90" calcext:value-type="float">
            <text:p>90</text:p>
          </table:table-cell>
          <table:table-cell table:style-name="ce25" table:formula="of:=INDEX([.Q$4:.Q$37];MATCH([.$A71];[.$AD$4:.$AD$37];0))" office:value-type="float" office:value="3" calcext:value-type="float">
            <text:p>3</text:p>
          </table:table-cell>
          <table:table-cell table:style-name="ce25" table:formula="of:=SUMPRODUCT([.AX71:.BA71];[.BL71:.BO71])*[.$AY$40]/[.BB71]" office:value-type="float" office:value="354.545454545455" calcext:value-type="float">
            <text:p>355</text:p>
          </table:table-cell>
          <table:table-cell table:style-name="ce25" table:formula="of:=SUMPRODUCT([.AX71:.BA71];[.BL71:.BO71])*[.$AY$40]" office:value-type="float" office:value="4254.54545454546" calcext:value-type="float">
            <text:p>4255</text:p>
          </table:table-cell>
          <table:table-cell table:style-name="ce26" table:formula="of:=[.V71]/[.U71]" office:value-type="float" office:value="1" calcext:value-type="float">
            <text:p>1.00</text:p>
          </table:table-cell>
          <table:table-cell table:style-name="ce26" table:formula="of:=SUM([.AE71:.AP71])/4" office:value-type="float" office:value="0.625" calcext:value-type="float">
            <text:p>0.63</text:p>
          </table:table-cell>
          <table:table-cell table:style-name="ce26" table:formula="of:=(4-[.Y71])/4" office:value-type="float" office:value="0.625" calcext:value-type="float">
            <text:p>0.63</text:p>
          </table:table-cell>
          <table:table-cell table:style-name="ce26" table:formula="of:=1+[.X71]" office:value-type="float" office:value="1.6" calcext:value-type="float">
            <text:p>1.60</text:p>
          </table:table-cell>
          <table:table-cell table:style-name="ce26" table:formula="of:=[.Y71]/(4-[.Y71])" office:value-type="float" office:value="0.6" calcext:value-type="float">
            <text:p>0.60</text:p>
          </table:table-cell>
          <table:table-cell table:style-name="ce26" table:formula="of:=SUM([.AQ71:.AS71])" office:value-type="float" office:value="1.5" calcext:value-type="float">
            <text:p>1.5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1];[.$AD$4:.$AD$37];0))*[.$AB71]" office:value-type="float" office:value="0.5" calcext:value-type="float">
            <text:p>0.50</text:p>
          </table:table-cell>
          <table:table-cell table:style-name="ce27" table:formula="of:=INDEX([.AF$4:.AF$37];MATCH([.$A71];[.$AD$4:.$AD$37];0))*[.$AC71]" office:value-type="float" office:value="0" calcext:value-type="float">
            <text:p>0.00</text:p>
          </table:table-cell>
          <table:table-cell table:style-name="ce27" table:formula="of:=INDEX([.AG$4:.AG$37];MATCH([.$A71];[.$AD$4:.$AD$37];0))*[.$AD71]" office:value-type="float" office:value="0.5" calcext:value-type="float">
            <text:p>0.50</text:p>
          </table:table-cell>
          <table:table-cell table:style-name="ce27" table:formula="of:=INDEX([.AH$4:.AH$37];MATCH([.$A71];[.$AD$4:.$AD$37];0))*[.$AB71]" office:value-type="float" office:value="0.5" calcext:value-type="float">
            <text:p>0.50</text:p>
          </table:table-cell>
          <table:table-cell table:style-name="ce27" table:formula="of:=INDEX([.AI$4:.AI$37];MATCH([.$A71];[.$AD$4:.$AD$37];0))*[.$AC71]" office:value-type="float" office:value="0" calcext:value-type="float">
            <text:p>0.00</text:p>
          </table:table-cell>
          <table:table-cell table:style-name="ce27" table:formula="of:=INDEX([.AJ$4:.AJ$37];MATCH([.$A71];[.$AD$4:.$AD$37];0))*[.$AD71]" office:value-type="float" office:value="0" calcext:value-type="float">
            <text:p>0.00</text:p>
          </table:table-cell>
          <table:table-cell table:style-name="ce27" table:formula="of:=INDEX([.AK$4:.AK$37];MATCH([.$A71];[.$AD$4:.$AD$37];0))*[.$AB71]" office:value-type="float" office:value="0" calcext:value-type="float">
            <text:p>0.00</text:p>
          </table:table-cell>
          <table:table-cell table:style-name="ce27" table:formula="of:=INDEX([.AL$4:.AL$37];MATCH([.$A71];[.$AD$4:.$AD$37];0))*[.$AC71]" office:value-type="float" office:value="1" calcext:value-type="float">
            <text:p>1.00</text:p>
          </table:table-cell>
          <table:table-cell table:style-name="ce27" table:formula="of:=INDEX([.AM$4:.AM$37];MATCH([.$A71];[.$AD$4:.$AD$37];0))*[.$AD71]" office:value-type="float" office:value="0" calcext:value-type="float">
            <text:p>0.00</text:p>
          </table:table-cell>
          <table:table-cell table:style-name="ce27" table:formula="of:=INDEX([.AN$4:.AN$37];MATCH([.$A71];[.$AD$4:.$AD$37];0))*[.$AB71]" office:value-type="float" office:value="0" calcext:value-type="float">
            <text:p>0.00</text:p>
          </table:table-cell>
          <table:table-cell table:style-name="ce27" table:formula="of:=INDEX([.AO$4:.AO$37];MATCH([.$A71];[.$AD$4:.$AD$37];0))*[.$AC71]" office:value-type="float" office:value="0" calcext:value-type="float">
            <text:p>0.00</text:p>
          </table:table-cell>
          <table:table-cell table:style-name="ce27" table:formula="of:=INDEX([.AP$4:.AP$37];MATCH([.$A71];[.$AD$4:.$AD$37];0))*[.$AD71]" office:value-type="float" office:value="0" calcext:value-type="float">
            <text:p>0.00</text:p>
          </table:table-cell>
          <table:table-cell table:style-name="ce27" table:formula="of:=INDEX([.AQ$4:.AQ$37];MATCH([.$A71];[.$AD$4:.$AD$37];0))*[.$AB71]" office:value-type="float" office:value="0" calcext:value-type="float">
            <text:p>0.00</text:p>
          </table:table-cell>
          <table:table-cell table:style-name="ce27" table:formula="of:=INDEX([.AR$4:.AR$37];MATCH([.$A71];[.$AD$4:.$AD$37];0))*[.$AC71]" office:value-type="float" office:value="1" calcext:value-type="float">
            <text:p>1.00</text:p>
          </table:table-cell>
          <table:table-cell table:style-name="ce27" table:formula="of:=INDEX([.AS$4:.AS$37];MATCH([.$A71];[.$AD$4:.$AD$37];0))*[.$AD71]" office:value-type="float" office:value="0.5" calcext:value-type="float">
            <text:p>0.50</text:p>
          </table:table-cell>
          <table:table-cell table:style-name="ce27" table:formula="of:=SUM([.$AE71:.$AG71])/[.AX71]" office:value-type="float" office:value="0.5" calcext:value-type="float">
            <text:p>0.50</text:p>
          </table:table-cell>
          <table:table-cell table:style-name="ce27" table:formula="of:=SUM([.$AH71:.$AJ71])/[.AY71]" office:value-type="float" office:value="0.25" calcext:value-type="float">
            <text:p>0.25</text:p>
          </table:table-cell>
          <table:table-cell table:style-name="ce27" table:formula="of:=SUM([.$AK71:.$AM71])/[.AZ71]" office:value-type="float" office:value="0.166666666666667" calcext:value-type="float">
            <text:p>0.17</text:p>
          </table:table-cell>
          <table:table-cell table:style-name="ce27" table:formula="of:=SUM([.$AN71:.$AP71])/[.BA71]" office:value-type="float" office:value="0" calcext:value-type="float">
            <text:p>0.00</text:p>
          </table:table-cell>
          <table:table-cell table:style-name="ce40" table:formula="of:=INDEX([.AX$4:.AX$37];MATCH([.$A71];[.$AD$4:.$AD$37];0))" office:value-type="float" office:value="2" calcext:value-type="float">
            <text:p>2</text:p>
          </table:table-cell>
          <table:table-cell table:style-name="ce40" table:formula="of:=INDEX([.AY$4:.AY$37];MATCH([.$A71];[.$AD$4:.$AD$37];0))" office:value-type="float" office:value="2" calcext:value-type="float">
            <text:p>2</text:p>
          </table:table-cell>
          <table:table-cell table:style-name="ce40" table:formula="of:=INDEX([.AZ$4:.AZ$37];MATCH([.$A71];[.$AD$4:.$AD$37];0))" office:value-type="float" office:value="6" calcext:value-type="float">
            <text:p>6</text:p>
          </table:table-cell>
          <table:table-cell table:style-name="ce40" table:formula="of:=INDEX([.BA$4:.BA$37];MATCH([.$A71];[.$AD$4:.$AD$37];0))" office:value-type="float" office:value="0.01" calcext:value-type="float">
            <text:p>0</text:p>
          </table:table-cell>
          <table:table-cell table:formula="of:=INDEX([.BB$4:.BB$37];MATCH([.$A71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71]" office:value-type="float" office:value="12" calcext:value-type="float">
            <text:p>12</text:p>
          </table:table-cell>
          <table:table-cell table:style-name="ce40" table:formula="of:=INDEX([.AV$4:.AV$37];MATCH([.$A71];[.$AD$4:.$AD$37];0))" office:value-type="float" office:value="0" calcext:value-type="float">
            <text:p>0</text:p>
          </table:table-cell>
          <table:table-cell table:style-name="ce40" table:formula="of:=[.BL71]*[.$P71]" office:value-type="float" office:value="42.5454545454546" calcext:value-type="float">
            <text:p>43</text:p>
          </table:table-cell>
          <table:table-cell table:style-name="ce40" table:formula="of:=[.BM71]*[.$P71]" office:value-type="float" office:value="21.2727272727273" calcext:value-type="float">
            <text:p>21</text:p>
          </table:table-cell>
          <table:table-cell table:style-name="ce40" table:formula="of:=[.BN71]*[.$P71]" office:value-type="float" office:value="14.1818181818182" calcext:value-type="float">
            <text:p>14</text:p>
          </table:table-cell>
          <table:table-cell table:style-name="ce40" table:formula="of:=[.BO71]*[.$P71]" office:value-type="float" office:value="0" calcext:value-type="float">
            <text:p>0</text:p>
          </table:table-cell>
          <table:table-cell table:style-name="ce41" table:formula="of:=[.BD71]/[.$P71]" office:value-type="float" office:value="0.133333333333333" calcext:value-type="float">
            <text:p>0.13</text:p>
          </table:table-cell>
          <table:table-cell table:style-name="ce41" table:formula="of:=[.BE71]/[.$P71]" office:value-type="float" office:value="0" calcext:value-type="float">
            <text:p>0.00</text:p>
          </table:table-cell>
          <table:table-cell table:style-name="ce41" table:formula="of:=(1-[.$BJ71]-[.$BK71])*[.AT71]/SUM([.$AT71:.$AW71])" office:value-type="float" office:value="0.472727272727273" calcext:value-type="float">
            <text:p>0.47</text:p>
          </table:table-cell>
          <table:table-cell table:style-name="ce41" table:formula="of:=(1-[.$BJ71]-[.$BK71])*[.AU71]/SUM([.$AT71:.$AW71])" office:value-type="float" office:value="0.236363636363636" calcext:value-type="float">
            <text:p>0.24</text:p>
          </table:table-cell>
          <table:table-cell table:style-name="ce41" table:formula="of:=(1-[.$BJ71]-[.$BK71])*[.AV71]/SUM([.$AT71:.$AW71])" office:value-type="float" office:value="0.157575757575758" calcext:value-type="float">
            <text:p>0.16</text:p>
          </table:table-cell>
          <table:table-cell table:style-name="ce41" table:formula="of:=(1-[.$BJ71]-[.$BK71])*[.AW71]/SUM([.$AT71:.$AW71])" office:value-type="float" office:value="0" calcext:value-type="float">
            <text:p>0.00</text:p>
          </table:table-cell>
          <table:table-cell table:style-name="ce40" table:formula="of:=3600 *(1-SUM([.BL71:.BO71]))" office:value-type="float" office:value="479.999999999999" calcext:value-type="float">
            <text:p>480</text:p>
          </table:table-cell>
          <table:table-cell table:style-name="ce28" table:formula="of:=[.BP71]/([.BD71]+[.BE71])" office:value-type="float" office:value="40" calcext:value-type="float">
            <text:p>40</text:p>
          </table:table-cell>
          <table:table-cell/>
        </table:table-row>
        <table:table-row table:style-name="ro5">
          <table:table-cell table:style-name="ce21" office:value-type="string" calcext:value-type="string">
            <text:p>KALL</text:p>
          </table:table-cell>
          <table:table-cell table:style-name="ce21" office:value-type="string" calcext:value-type="string">
            <text:p>I</text:p>
          </table:table-cell>
          <table:table-cell table:style-name="ce21" table:formula="of:=[.P72]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etour</text:p>
          </table:table-cell>
          <table:table-cell table:style-name="ce21"/>
          <table:table-cell table:style-name="ce21" office:value-type="string" calcext:value-type="string">
            <text:p>kerb-first</text:p>
          </table:table-cell>
          <table:table-cell table:style-name="ce21" office:value-type="string" calcext:value-type="string">
            <text:p>detour</text:p>
          </table:table-cell>
          <table:table-cell table:style-name="ce21"/>
          <table:table-cell table:style-name="ce21" office:value-type="string" calcext:value-type="string">
            <text:p>kerb-first</text:p>
          </table:table-cell>
          <table:table-cell table:style-name="ce21"/>
          <table:table-cell table:style-name="ce22" table:formula="of:=[.BF72]" office:value-type="float" office:value="41" calcext:value-type="float">
            <text:p>41.0</text:p>
          </table:table-cell>
          <table:table-cell table:style-name="ce23" table:formula="of:=[.R72]" office:value-type="float" office:value="818.635607321131" calcext:value-type="float">
            <text:p>819</text:p>
          </table:table-cell>
          <table:table-cell table:style-name="ce23" table:formula="of:=[.M72]*[.T72]" office:value-type="float" office:value="818.635607321131" calcext:value-type="float">
            <text:p>819</text:p>
          </table:table-cell>
          <table:table-cell table:style-name="ce23" table:formula="of:=[.N72]*[.W72]" office:value-type="float" office:value="1091.51414309484" calcext:value-type="float">
            <text:p>1092</text:p>
          </table:table-cell>
          <table:table-cell table:style-name="ce24" table:formula="of:=[.P71]" office:value-type="float" office:value="90" calcext:value-type="float">
            <text:p>90</text:p>
          </table:table-cell>
          <table:table-cell table:style-name="ce25" table:formula="of:=INDEX([.Q$4:.Q$37];MATCH([.$A72];[.$AD$4:.$AD$37];0))" office:value-type="float" office:value="2" calcext:value-type="float">
            <text:p>2</text:p>
          </table:table-cell>
          <table:table-cell table:style-name="ce25" table:formula="of:=SUMPRODUCT([.AX72:.BA72];[.BL72:.BO72])*[.$AY$40]/[.BB72]" office:value-type="float" office:value="818.635607321131" calcext:value-type="float">
            <text:p>819</text:p>
          </table:table-cell>
          <table:table-cell table:style-name="ce25" table:formula="of:=SUMPRODUCT([.AX72:.BA72];[.BL72:.BO72])*[.$AY$40]" office:value-type="float" office:value="9840" calcext:value-type="float">
            <text:p>9840</text:p>
          </table:table-cell>
          <table:table-cell table:style-name="ce26" table:formula="of:=[.V72]/[.U72]" office:value-type="float" office:value="1" calcext:value-type="float">
            <text:p>1.00</text:p>
          </table:table-cell>
          <table:table-cell table:style-name="ce26" table:formula="of:=SUM([.AE72:.AP72])/4" office:value-type="float" office:value="0.75" calcext:value-type="float">
            <text:p>0.75</text:p>
          </table:table-cell>
          <table:table-cell table:style-name="ce26" table:formula="of:=(4-[.Y72])/4" office:value-type="float" office:value="0.75" calcext:value-type="float">
            <text:p>0.75</text:p>
          </table:table-cell>
          <table:table-cell table:style-name="ce26" table:formula="of:=1+[.X72]" office:value-type="float" office:value="1.33333333333333" calcext:value-type="float">
            <text:p>1.33</text:p>
          </table:table-cell>
          <table:table-cell table:style-name="ce26" table:formula="of:=[.Y72]/(4-[.Y72])" office:value-type="float" office:value="0.333333333333333" calcext:value-type="float">
            <text:p>0.33</text:p>
          </table:table-cell>
          <table:table-cell table:style-name="ce26" table:formula="of:=SUM([.AQ72:.AS72])" office:value-type="float" office:value="1" calcext:value-type="float">
            <text:p>1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2];[.$AD$4:.$AD$37];0))*[.$AB72]" office:value-type="float" office:value="0.5" calcext:value-type="float">
            <text:p>0.50</text:p>
          </table:table-cell>
          <table:table-cell table:style-name="ce27" table:formula="of:=INDEX([.AF$4:.AF$37];MATCH([.$A72];[.$AD$4:.$AD$37];0))*[.$AC72]" office:value-type="float" office:value="1" calcext:value-type="float">
            <text:p>1.00</text:p>
          </table:table-cell>
          <table:table-cell table:style-name="ce27" table:formula="of:=INDEX([.AG$4:.AG$37];MATCH([.$A72];[.$AD$4:.$AD$37];0))*[.$AD72]" office:value-type="float" office:value="0" calcext:value-type="float">
            <text:p>0.00</text:p>
          </table:table-cell>
          <table:table-cell table:style-name="ce27" table:formula="of:=INDEX([.AH$4:.AH$37];MATCH([.$A72];[.$AD$4:.$AD$37];0))*[.$AB72]" office:value-type="float" office:value="0.5" calcext:value-type="float">
            <text:p>0.50</text:p>
          </table:table-cell>
          <table:table-cell table:style-name="ce27" table:formula="of:=INDEX([.AI$4:.AI$37];MATCH([.$A72];[.$AD$4:.$AD$37];0))*[.$AC72]" office:value-type="float" office:value="1" calcext:value-type="float">
            <text:p>1.00</text:p>
          </table:table-cell>
          <table:table-cell table:style-name="ce27" table:formula="of:=INDEX([.AJ$4:.AJ$37];MATCH([.$A72];[.$AD$4:.$AD$37];0))*[.$AD72]" office:value-type="float" office:value="0" calcext:value-type="float">
            <text:p>0.00</text:p>
          </table:table-cell>
          <table:table-cell table:style-name="ce27" table:formula="of:=INDEX([.AK$4:.AK$37];MATCH([.$A72];[.$AD$4:.$AD$37];0))*[.$AB72]" office:value-type="float" office:value="0" calcext:value-type="float">
            <text:p>0.00</text:p>
          </table:table-cell>
          <table:table-cell table:style-name="ce27" table:formula="of:=INDEX([.AL$4:.AL$37];MATCH([.$A72];[.$AD$4:.$AD$37];0))*[.$AC72]" office:value-type="float" office:value="0" calcext:value-type="float">
            <text:p>0.00</text:p>
          </table:table-cell>
          <table:table-cell table:style-name="ce27" table:formula="of:=INDEX([.AM$4:.AM$37];MATCH([.$A72];[.$AD$4:.$AD$37];0))*[.$AD72]" office:value-type="float" office:value="0" calcext:value-type="float">
            <text:p>0.00</text:p>
          </table:table-cell>
          <table:table-cell table:style-name="ce27" table:formula="of:=INDEX([.AN$4:.AN$37];MATCH([.$A72];[.$AD$4:.$AD$37];0))*[.$AB72]" office:value-type="float" office:value="0" calcext:value-type="float">
            <text:p>0.00</text:p>
          </table:table-cell>
          <table:table-cell table:style-name="ce27" table:formula="of:=INDEX([.AO$4:.AO$37];MATCH([.$A72];[.$AD$4:.$AD$37];0))*[.$AC72]" office:value-type="float" office:value="0" calcext:value-type="float">
            <text:p>0.00</text:p>
          </table:table-cell>
          <table:table-cell table:style-name="ce27" table:formula="of:=INDEX([.AP$4:.AP$37];MATCH([.$A72];[.$AD$4:.$AD$37];0))*[.$AD72]" office:value-type="float" office:value="0" calcext:value-type="float">
            <text:p>0.00</text:p>
          </table:table-cell>
          <table:table-cell table:style-name="ce27" table:formula="of:=INDEX([.AQ$4:.AQ$37];MATCH([.$A72];[.$AD$4:.$AD$37];0))*[.$AB72]" office:value-type="float" office:value="0" calcext:value-type="float">
            <text:p>0.00</text:p>
          </table:table-cell>
          <table:table-cell table:style-name="ce27" table:formula="of:=INDEX([.AR$4:.AR$37];MATCH([.$A72];[.$AD$4:.$AD$37];0))*[.$AC72]" office:value-type="float" office:value="0" calcext:value-type="float">
            <text:p>0.00</text:p>
          </table:table-cell>
          <table:table-cell table:style-name="ce27" table:formula="of:=INDEX([.AS$4:.AS$37];MATCH([.$A72];[.$AD$4:.$AD$37];0))*[.$AD72]" office:value-type="float" office:value="1" calcext:value-type="float">
            <text:p>1.00</text:p>
          </table:table-cell>
          <table:table-cell table:style-name="ce27" table:formula="of:=SUM([.$AE72:.$AG72])/[.AX72]" office:value-type="float" office:value="0.25" calcext:value-type="float">
            <text:p>0.25</text:p>
          </table:table-cell>
          <table:table-cell table:style-name="ce27" table:formula="of:=SUM([.$AH72:.$AJ72])/[.AY72]" office:value-type="float" office:value="0.25" calcext:value-type="float">
            <text:p>0.25</text:p>
          </table:table-cell>
          <table:table-cell table:style-name="ce27" table:formula="of:=SUM([.$AK72:.$AM72])/[.AZ72]" office:value-type="float" office:value="0" calcext:value-type="float">
            <text:p>0.00</text:p>
          </table:table-cell>
          <table:table-cell table:style-name="ce27" table:formula="of:=SUM([.$AN72:.$AP72])/[.BA72]" office:value-type="float" office:value="0" calcext:value-type="float">
            <text:p>0.00</text:p>
          </table:table-cell>
          <table:table-cell table:style-name="ce40" table:formula="of:=INDEX([.AX$4:.AX$37];MATCH([.$A72];[.$AD$4:.$AD$37];0))" office:value-type="float" office:value="6" calcext:value-type="float">
            <text:p>6</text:p>
          </table:table-cell>
          <table:table-cell table:style-name="ce40" table:formula="of:=INDEX([.AY$4:.AY$37];MATCH([.$A72];[.$AD$4:.$AD$37];0))" office:value-type="float" office:value="6" calcext:value-type="float">
            <text:p>6</text:p>
          </table:table-cell>
          <table:table-cell table:style-name="ce40" table:formula="of:=INDEX([.AZ$4:.AZ$37];MATCH([.$A72];[.$AD$4:.$AD$37];0))" office:value-type="float" office:value="0.01" calcext:value-type="float">
            <text:p>0</text:p>
          </table:table-cell>
          <table:table-cell table:style-name="ce40" table:formula="of:=INDEX([.BA$4:.BA$37];MATCH([.$A72];[.$AD$4:.$AD$37];0))" office:value-type="float" office:value="0.01" calcext:value-type="float">
            <text:p>0</text:p>
          </table:table-cell>
          <table:table-cell table:formula="of:=INDEX([.BB$4:.BB$37];MATCH([.$A72];[.$AD$4:.$AD$37];0))" office:value-type="float" office:value="12.02" calcext:value-type="float">
            <text:p>12</text:p>
          </table:table-cell>
          <table:table-cell table:style-name="ce28"/>
          <table:table-cell table:style-name="ce28" table:formula="of:=[.$BD$40]*[.Q72]" office:value-type="float" office:value="8" calcext:value-type="float">
            <text:p>8</text:p>
          </table:table-cell>
          <table:table-cell table:style-name="ce40" table:formula="of:=INDEX([.AV$4:.AV$37];MATCH([.$A72];[.$AD$4:.$AD$37];0))" office:value-type="float" office:value="0" calcext:value-type="float">
            <text:p>0</text:p>
          </table:table-cell>
          <table:table-cell table:style-name="ce40" table:formula="of:=[.BL72]*[.$P72]" office:value-type="float" office:value="41" calcext:value-type="float">
            <text:p>41</text:p>
          </table:table-cell>
          <table:table-cell table:style-name="ce40" table:formula="of:=[.BM72]*[.$P72]" office:value-type="float" office:value="41" calcext:value-type="float">
            <text:p>41</text:p>
          </table:table-cell>
          <table:table-cell table:style-name="ce40" table:formula="of:=[.BN72]*[.$P72]" office:value-type="float" office:value="0" calcext:value-type="float">
            <text:p>0</text:p>
          </table:table-cell>
          <table:table-cell table:style-name="ce40" table:formula="of:=[.BO72]*[.$P72]" office:value-type="float" office:value="0" calcext:value-type="float">
            <text:p>0</text:p>
          </table:table-cell>
          <table:table-cell table:style-name="ce41" table:formula="of:=[.BD72]/[.$P72]" office:value-type="float" office:value="0.0888888888888889" calcext:value-type="float">
            <text:p>0.09</text:p>
          </table:table-cell>
          <table:table-cell table:style-name="ce41" table:formula="of:=[.BE72]/[.$P72]" office:value-type="float" office:value="0" calcext:value-type="float">
            <text:p>0.00</text:p>
          </table:table-cell>
          <table:table-cell table:style-name="ce41" table:formula="of:=(1-[.$BJ72]-[.$BK72])*[.AT72]/SUM([.$AT72:.$AW72])" office:value-type="float" office:value="0.455555555555556" calcext:value-type="float">
            <text:p>0.46</text:p>
          </table:table-cell>
          <table:table-cell table:style-name="ce41" table:formula="of:=(1-[.$BJ72]-[.$BK72])*[.AU72]/SUM([.$AT72:.$AW72])" office:value-type="float" office:value="0.455555555555556" calcext:value-type="float">
            <text:p>0.46</text:p>
          </table:table-cell>
          <table:table-cell table:style-name="ce41" table:formula="of:=(1-[.$BJ72]-[.$BK72])*[.AV72]/SUM([.$AT72:.$AW72])" office:value-type="float" office:value="0" calcext:value-type="float">
            <text:p>0.00</text:p>
          </table:table-cell>
          <table:table-cell table:style-name="ce41" table:formula="of:=(1-[.$BJ72]-[.$BK72])*[.AW72]/SUM([.$AT72:.$AW72])" office:value-type="float" office:value="0" calcext:value-type="float">
            <text:p>0.00</text:p>
          </table:table-cell>
          <table:table-cell table:style-name="ce40" table:formula="of:=3600 *(1-SUM([.BL72:.BO72]))" office:value-type="float" office:value="320" calcext:value-type="float">
            <text:p>320</text:p>
          </table:table-cell>
          <table:table-cell table:style-name="ce28" table:formula="of:=[.BP72]/([.BD72]+[.BE72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21" office:value-type="string" calcext:value-type="string">
            <text:p>KALLFO</text:p>
          </table:table-cell>
          <table:table-cell table:style-name="ce21" office:value-type="string" calcext:value-type="string">
            <text:p>I1</text:p>
          </table:table-cell>
          <table:table-cell table:style-name="ce21" table:formula="of:=[.P73]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etour</text:p>
          </table:table-cell>
          <table:table-cell table:style-name="ce21" office:value-type="string" calcext:value-type="string">
            <text:p>on fly-over</text:p>
          </table:table-cell>
          <table:table-cell table:style-name="ce21" office:value-type="string" calcext:value-type="string">
            <text:p>kerb-first</text:p>
          </table:table-cell>
          <table:table-cell table:style-name="ce21" office:value-type="string" calcext:value-type="string">
            <text:p>detour</text:p>
          </table:table-cell>
          <table:table-cell table:style-name="ce21"/>
          <table:table-cell table:style-name="ce21" office:value-type="string" calcext:value-type="string">
            <text:p>kerb-first</text:p>
          </table:table-cell>
          <table:table-cell table:style-name="ce21"/>
          <table:table-cell table:style-name="ce22" table:formula="of:=[.BF73]" office:value-type="float" office:value="27.3333333333333" calcext:value-type="float">
            <text:p>27.3</text:p>
          </table:table-cell>
          <table:table-cell table:style-name="ce23" table:formula="of:=[.R73]" office:value-type="float" office:value="728.888888888889" calcext:value-type="float">
            <text:p>729</text:p>
          </table:table-cell>
          <table:table-cell table:style-name="ce23" table:formula="of:=[.M73]*[.T73]" office:value-type="float" office:value="728.888888888889" calcext:value-type="float">
            <text:p>729</text:p>
          </table:table-cell>
          <table:table-cell table:style-name="ce23" table:formula="of:=[.N73]*[.W73]" office:value-type="float" office:value="1457.77777777778" calcext:value-type="float">
            <text:p>1458</text:p>
          </table:table-cell>
          <table:table-cell table:style-name="ce24" table:formula="of:=[.P72]" office:value-type="float" office:value="90" calcext:value-type="float">
            <text:p>90</text:p>
          </table:table-cell>
          <table:table-cell table:style-name="ce25" table:formula="of:=INDEX([.Q$4:.Q$37];MATCH([.$A73];[.$AD$4:.$AD$37];0))" office:value-type="float" office:value="2" calcext:value-type="float">
            <text:p>2</text:p>
          </table:table-cell>
          <table:table-cell table:style-name="ce25" table:formula="of:=SUMPRODUCT([.AX73:.BA73];[.BL73:.BO73])*[.$AY$40]/[.BB73]" office:value-type="float" office:value="728.888888888889" calcext:value-type="float">
            <text:p>729</text:p>
          </table:table-cell>
          <table:table-cell table:style-name="ce25" table:formula="of:=SUMPRODUCT([.AX73:.BA73];[.BL73:.BO73])*[.$AY$40]" office:value-type="float" office:value="8746.66666666667" calcext:value-type="float">
            <text:p>8747</text:p>
          </table:table-cell>
          <table:table-cell table:style-name="ce26" table:formula="of:=[.V73]/[.U73]" office:value-type="float" office:value="1" calcext:value-type="float">
            <text:p>1.00</text:p>
          </table:table-cell>
          <table:table-cell table:style-name="ce26" table:formula="of:=SUM([.AE73:.AP73])/4" office:value-type="float" office:value="0.5" calcext:value-type="float">
            <text:p>0.50</text:p>
          </table:table-cell>
          <table:table-cell table:style-name="ce26" table:formula="of:=(4-[.Y73])/4" office:value-type="float" office:value="0.5" calcext:value-type="float">
            <text:p>0.50</text:p>
          </table:table-cell>
          <table:table-cell table:style-name="ce26" table:formula="of:=1+[.X73]" office:value-type="float" office:value="2" calcext:value-type="float">
            <text:p>2.00</text:p>
          </table:table-cell>
          <table:table-cell table:style-name="ce26" table:formula="of:=[.Y73]/(4-[.Y73])" office:value-type="float" office:value="1" calcext:value-type="float">
            <text:p>1.00</text:p>
          </table:table-cell>
          <table:table-cell table:style-name="ce26" table:formula="of:=SUM([.AQ73:.AS73])" office:value-type="float" office:value="2" calcext:value-type="float">
            <text:p>2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3];[.$AD$4:.$AD$37];0))*[.$AB73]" office:value-type="float" office:value="0.5" calcext:value-type="float">
            <text:p>0.50</text:p>
          </table:table-cell>
          <table:table-cell table:style-name="ce27" table:formula="of:=INDEX([.AF$4:.AF$37];MATCH([.$A73];[.$AD$4:.$AD$37];0))*[.$AC73]" office:value-type="float" office:value="0" calcext:value-type="float">
            <text:p>0.00</text:p>
          </table:table-cell>
          <table:table-cell table:style-name="ce27" table:formula="of:=INDEX([.AG$4:.AG$37];MATCH([.$A73];[.$AD$4:.$AD$37];0))*[.$AD73]" office:value-type="float" office:value="0" calcext:value-type="float">
            <text:p>0.00</text:p>
          </table:table-cell>
          <table:table-cell table:style-name="ce27" table:formula="of:=INDEX([.AH$4:.AH$37];MATCH([.$A73];[.$AD$4:.$AD$37];0))*[.$AB73]" office:value-type="float" office:value="0.5" calcext:value-type="float">
            <text:p>0.50</text:p>
          </table:table-cell>
          <table:table-cell table:style-name="ce27" table:formula="of:=INDEX([.AI$4:.AI$37];MATCH([.$A73];[.$AD$4:.$AD$37];0))*[.$AC73]" office:value-type="float" office:value="1" calcext:value-type="float">
            <text:p>1.00</text:p>
          </table:table-cell>
          <table:table-cell table:style-name="ce27" table:formula="of:=INDEX([.AJ$4:.AJ$37];MATCH([.$A73];[.$AD$4:.$AD$37];0))*[.$AD73]" office:value-type="float" office:value="0" calcext:value-type="float">
            <text:p>0.00</text:p>
          </table:table-cell>
          <table:table-cell table:style-name="ce27" table:formula="of:=INDEX([.AK$4:.AK$37];MATCH([.$A73];[.$AD$4:.$AD$37];0))*[.$AB73]" office:value-type="float" office:value="0" calcext:value-type="float">
            <text:p>0.00</text:p>
          </table:table-cell>
          <table:table-cell table:style-name="ce27" table:formula="of:=INDEX([.AL$4:.AL$37];MATCH([.$A73];[.$AD$4:.$AD$37];0))*[.$AC73]" office:value-type="float" office:value="0" calcext:value-type="float">
            <text:p>0.00</text:p>
          </table:table-cell>
          <table:table-cell table:style-name="ce27" table:formula="of:=INDEX([.AM$4:.AM$37];MATCH([.$A73];[.$AD$4:.$AD$37];0))*[.$AD73]" office:value-type="float" office:value="0" calcext:value-type="float">
            <text:p>0.00</text:p>
          </table:table-cell>
          <table:table-cell table:style-name="ce27" table:formula="of:=INDEX([.AN$4:.AN$37];MATCH([.$A73];[.$AD$4:.$AD$37];0))*[.$AB73]" office:value-type="float" office:value="0" calcext:value-type="float">
            <text:p>0.00</text:p>
          </table:table-cell>
          <table:table-cell table:style-name="ce27" table:formula="of:=INDEX([.AO$4:.AO$37];MATCH([.$A73];[.$AD$4:.$AD$37];0))*[.$AC73]" office:value-type="float" office:value="0" calcext:value-type="float">
            <text:p>0.00</text:p>
          </table:table-cell>
          <table:table-cell table:style-name="ce27" table:formula="of:=INDEX([.AP$4:.AP$37];MATCH([.$A73];[.$AD$4:.$AD$37];0))*[.$AD73]" office:value-type="float" office:value="0" calcext:value-type="float">
            <text:p>0.00</text:p>
          </table:table-cell>
          <table:table-cell table:style-name="ce27" table:formula="of:=INDEX([.AQ$4:.AQ$37];MATCH([.$A73];[.$AD$4:.$AD$37];0))*[.$AB73]" office:value-type="float" office:value="0" calcext:value-type="float">
            <text:p>0.00</text:p>
          </table:table-cell>
          <table:table-cell table:style-name="ce27" table:formula="of:=INDEX([.AR$4:.AR$37];MATCH([.$A73];[.$AD$4:.$AD$37];0))*[.$AC73]" office:value-type="float" office:value="1" calcext:value-type="float">
            <text:p>1.00</text:p>
          </table:table-cell>
          <table:table-cell table:style-name="ce27" table:formula="of:=INDEX([.AS$4:.AS$37];MATCH([.$A73];[.$AD$4:.$AD$37];0))*[.$AD73]" office:value-type="float" office:value="1" calcext:value-type="float">
            <text:p>1.00</text:p>
          </table:table-cell>
          <table:table-cell table:style-name="ce27" table:formula="of:=SUM([.$AE73:.$AG73])/[.AX73]" office:value-type="float" office:value="0.125" calcext:value-type="float">
            <text:p>0.13</text:p>
          </table:table-cell>
          <table:table-cell table:style-name="ce27" table:formula="of:=SUM([.$AH73:.$AJ73])/[.AY73]" office:value-type="float" office:value="0.25" calcext:value-type="float">
            <text:p>0.25</text:p>
          </table:table-cell>
          <table:table-cell table:style-name="ce27" table:formula="of:=SUM([.$AK73:.$AM73])/[.AZ73]" office:value-type="float" office:value="0" calcext:value-type="float">
            <text:p>0.00</text:p>
          </table:table-cell>
          <table:table-cell table:style-name="ce27" table:formula="of:=SUM([.$AN73:.$AP73])/[.BA73]" office:value-type="float" office:value="0" calcext:value-type="float">
            <text:p>0.00</text:p>
          </table:table-cell>
          <table:table-cell table:style-name="ce40" table:formula="of:=INDEX([.AX$4:.AX$37];MATCH([.$A73];[.$AD$4:.$AD$37];0))" office:value-type="float" office:value="4" calcext:value-type="float">
            <text:p>4</text:p>
          </table:table-cell>
          <table:table-cell table:style-name="ce40" table:formula="of:=INDEX([.AY$4:.AY$37];MATCH([.$A73];[.$AD$4:.$AD$37];0))" office:value-type="float" office:value="6" calcext:value-type="float">
            <text:p>6</text:p>
          </table:table-cell>
          <table:table-cell table:style-name="ce40" table:formula="of:=INDEX([.AZ$4:.AZ$37];MATCH([.$A73];[.$AD$4:.$AD$37];0))" office:value-type="float" office:value="0.01" calcext:value-type="float">
            <text:p>0</text:p>
          </table:table-cell>
          <table:table-cell table:style-name="ce40" table:formula="of:=INDEX([.BA$4:.BA$37];MATCH([.$A73];[.$AD$4:.$AD$37];0))" office:value-type="float" office:value="0.01" calcext:value-type="float">
            <text:p>0</text:p>
          </table:table-cell>
          <table:table-cell table:formula="of:=INDEX([.BB$4:.BB$37];MATCH([.$A73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73]" office:value-type="float" office:value="8" calcext:value-type="float">
            <text:p>8</text:p>
          </table:table-cell>
          <table:table-cell table:style-name="ce40" table:formula="of:=INDEX([.AV$4:.AV$37];MATCH([.$A73];[.$AD$4:.$AD$37];0))" office:value-type="float" office:value="0" calcext:value-type="float">
            <text:p>0</text:p>
          </table:table-cell>
          <table:table-cell table:style-name="ce40" table:formula="of:=[.BL73]*[.$P73]" office:value-type="float" office:value="27.3333333333333" calcext:value-type="float">
            <text:p>27</text:p>
          </table:table-cell>
          <table:table-cell table:style-name="ce40" table:formula="of:=[.BM73]*[.$P73]" office:value-type="float" office:value="54.6666666666667" calcext:value-type="float">
            <text:p>55</text:p>
          </table:table-cell>
          <table:table-cell table:style-name="ce40" table:formula="of:=[.BN73]*[.$P73]" office:value-type="float" office:value="0" calcext:value-type="float">
            <text:p>0</text:p>
          </table:table-cell>
          <table:table-cell table:style-name="ce40" table:formula="of:=[.BO73]*[.$P73]" office:value-type="float" office:value="0" calcext:value-type="float">
            <text:p>0</text:p>
          </table:table-cell>
          <table:table-cell table:style-name="ce41" table:formula="of:=[.BD73]/[.$P73]" office:value-type="float" office:value="0.0888888888888889" calcext:value-type="float">
            <text:p>0.09</text:p>
          </table:table-cell>
          <table:table-cell table:style-name="ce41" table:formula="of:=[.BE73]/[.$P73]" office:value-type="float" office:value="0" calcext:value-type="float">
            <text:p>0.00</text:p>
          </table:table-cell>
          <table:table-cell table:style-name="ce41" table:formula="of:=(1-[.$BJ73]-[.$BK73])*[.AT73]/SUM([.$AT73:.$AW73])" office:value-type="float" office:value="0.303703703703704" calcext:value-type="float">
            <text:p>0.30</text:p>
          </table:table-cell>
          <table:table-cell table:style-name="ce41" table:formula="of:=(1-[.$BJ73]-[.$BK73])*[.AU73]/SUM([.$AT73:.$AW73])" office:value-type="float" office:value="0.607407407407407" calcext:value-type="float">
            <text:p>0.61</text:p>
          </table:table-cell>
          <table:table-cell table:style-name="ce41" table:formula="of:=(1-[.$BJ73]-[.$BK73])*[.AV73]/SUM([.$AT73:.$AW73])" office:value-type="float" office:value="0" calcext:value-type="float">
            <text:p>0.00</text:p>
          </table:table-cell>
          <table:table-cell table:style-name="ce41" table:formula="of:=(1-[.$BJ73]-[.$BK73])*[.AW73]/SUM([.$AT73:.$AW73])" office:value-type="float" office:value="0" calcext:value-type="float">
            <text:p>0.00</text:p>
          </table:table-cell>
          <table:table-cell table:style-name="ce40" table:formula="of:=3600 *(1-SUM([.BL73:.BO73]))" office:value-type="float" office:value="320" calcext:value-type="float">
            <text:p>320</text:p>
          </table:table-cell>
          <table:table-cell table:style-name="ce28" table:formula="of:=[.BP73]/([.BD73]+[.BE73])" office:value-type="float" office:value="40" calcext:value-type="float">
            <text:p>40</text:p>
          </table:table-cell>
          <table:table-cell/>
        </table:table-row>
        <table:table-row table:style-name="ro9">
          <table:table-cell table:style-name="ce21" office:value-type="string" calcext:value-type="string">
            <text:p>REALKERB</text:p>
          </table:table-cell>
          <table:table-cell table:style-name="ce21" office:value-type="string" calcext:value-type="string">
            <text:p>I2</text:p>
          </table:table-cell>
          <table:table-cell table:style-name="ce21" table:formula="of:=[.P74]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etour</text:p>
          </table:table-cell>
          <table:table-cell table:style-name="ce21" office:value-type="string" calcext:value-type="string">
            <text:p>on fly-over</text:p>
          </table:table-cell>
          <table:table-cell table:style-name="ce21" office:value-type="string" calcext:value-type="string">
            <text:p>loop onto flyover</text:p>
          </table:table-cell>
          <table:table-cell table:style-name="ce21" office:value-type="string" calcext:value-type="string">
            <text:p>detour</text:p>
          </table:table-cell>
          <table:table-cell table:style-name="ce21"/>
          <table:table-cell table:style-name="ce21" office:value-type="string" calcext:value-type="string">
            <text:p>Kerb-first onto flyover</text:p>
          </table:table-cell>
          <table:table-cell table:style-name="ce21" office:value-type="string" calcext:value-type="string">
            <text:p>\fignum(real-kerb)</text:p>
          </table:table-cell>
          <table:table-cell table:style-name="ce22" table:formula="of:=[.BF74]" office:value-type="float" office:value="49.2" calcext:value-type="float">
            <text:p>49.2</text:p>
          </table:table-cell>
          <table:table-cell table:style-name="ce23" table:formula="of:=[.R74]" office:value-type="float" office:value="546.666666666667" calcext:value-type="float">
            <text:p>547</text:p>
          </table:table-cell>
          <table:table-cell table:style-name="ce23" table:formula="of:=[.M74]*[.T74]" office:value-type="float" office:value="546.666666666667" calcext:value-type="float">
            <text:p>547</text:p>
          </table:table-cell>
          <table:table-cell table:style-name="ce23" table:formula="of:=[.N74]*[.W74]" office:value-type="float" office:value="874.666666666667" calcext:value-type="float">
            <text:p>875</text:p>
          </table:table-cell>
          <table:table-cell table:style-name="ce24" table:formula="of:=[.P71]" office:value-type="float" office:value="90" calcext:value-type="float">
            <text:p>90</text:p>
          </table:table-cell>
          <table:table-cell table:style-name="ce25" table:formula="of:=INDEX([.Q$4:.Q$37];MATCH([.$A74];[.$AD$4:.$AD$37];0))" office:value-type="float" office:value="2" calcext:value-type="float">
            <text:p>2</text:p>
          </table:table-cell>
          <table:table-cell table:style-name="ce25" table:formula="of:=SUMPRODUCT([.AX74:.BA74];[.BL74:.BO74])*[.$AY$40]/[.BB74]" office:value-type="float" office:value="546.666666666667" calcext:value-type="float">
            <text:p>547</text:p>
          </table:table-cell>
          <table:table-cell table:style-name="ce25" table:formula="of:=SUMPRODUCT([.AX74:.BA74];[.BL74:.BO74])*[.$AY$40]" office:value-type="float" office:value="6560" calcext:value-type="float">
            <text:p>6560</text:p>
          </table:table-cell>
          <table:table-cell table:style-name="ce26" table:formula="of:=[.V74]/[.U74]" office:value-type="float" office:value="1" calcext:value-type="float">
            <text:p>1.00</text:p>
          </table:table-cell>
          <table:table-cell table:style-name="ce26" table:formula="of:=SUM([.AE74:.AP74])/4" office:value-type="float" office:value="0.625" calcext:value-type="float">
            <text:p>0.63</text:p>
          </table:table-cell>
          <table:table-cell table:style-name="ce26" table:formula="of:=(4-[.Y74])/4" office:value-type="float" office:value="0.625" calcext:value-type="float">
            <text:p>0.63</text:p>
          </table:table-cell>
          <table:table-cell table:style-name="ce26" table:formula="of:=1+[.X74]" office:value-type="float" office:value="1.6" calcext:value-type="float">
            <text:p>1.60</text:p>
          </table:table-cell>
          <table:table-cell table:style-name="ce26" table:formula="of:=[.Y74]/(4-[.Y74])" office:value-type="float" office:value="0.6" calcext:value-type="float">
            <text:p>0.60</text:p>
          </table:table-cell>
          <table:table-cell table:style-name="ce26" table:formula="of:=SUM([.AQ74:.AS74])" office:value-type="float" office:value="1.5" calcext:value-type="float">
            <text:p>1.5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4];[.$AD$4:.$AD$37];0))*[.$AB74]" office:value-type="float" office:value="0.5" calcext:value-type="float">
            <text:p>0.50</text:p>
          </table:table-cell>
          <table:table-cell table:style-name="ce27" table:formula="of:=INDEX([.AF$4:.AF$37];MATCH([.$A74];[.$AD$4:.$AD$37];0))*[.$AC74]" office:value-type="float" office:value="1" calcext:value-type="float">
            <text:p>1.00</text:p>
          </table:table-cell>
          <table:table-cell table:style-name="ce27" table:formula="of:=INDEX([.AG$4:.AG$37];MATCH([.$A74];[.$AD$4:.$AD$37];0))*[.$AD74]" office:value-type="float" office:value="0" calcext:value-type="float">
            <text:p>0.00</text:p>
          </table:table-cell>
          <table:table-cell table:style-name="ce27" table:formula="of:=INDEX([.AH$4:.AH$37];MATCH([.$A74];[.$AD$4:.$AD$37];0))*[.$AB74]" office:value-type="float" office:value="0.5" calcext:value-type="float">
            <text:p>0.50</text:p>
          </table:table-cell>
          <table:table-cell table:style-name="ce27" table:formula="of:=INDEX([.AI$4:.AI$37];MATCH([.$A74];[.$AD$4:.$AD$37];0))*[.$AC74]" office:value-type="float" office:value="0" calcext:value-type="float">
            <text:p>0.00</text:p>
          </table:table-cell>
          <table:table-cell table:style-name="ce27" table:formula="of:=INDEX([.AJ$4:.AJ$37];MATCH([.$A74];[.$AD$4:.$AD$37];0))*[.$AD74]" office:value-type="float" office:value="0.5" calcext:value-type="float">
            <text:p>0.50</text:p>
          </table:table-cell>
          <table:table-cell table:style-name="ce27" table:formula="of:=INDEX([.AK$4:.AK$37];MATCH([.$A74];[.$AD$4:.$AD$37];0))*[.$AB74]" office:value-type="float" office:value="0" calcext:value-type="float">
            <text:p>0.00</text:p>
          </table:table-cell>
          <table:table-cell table:style-name="ce27" table:formula="of:=INDEX([.AL$4:.AL$37];MATCH([.$A74];[.$AD$4:.$AD$37];0))*[.$AC74]" office:value-type="float" office:value="0" calcext:value-type="float">
            <text:p>0.00</text:p>
          </table:table-cell>
          <table:table-cell table:style-name="ce27" table:formula="of:=INDEX([.AM$4:.AM$37];MATCH([.$A74];[.$AD$4:.$AD$37];0))*[.$AD74]" office:value-type="float" office:value="0" calcext:value-type="float">
            <text:p>0.00</text:p>
          </table:table-cell>
          <table:table-cell table:style-name="ce27" table:formula="of:=INDEX([.AN$4:.AN$37];MATCH([.$A74];[.$AD$4:.$AD$37];0))*[.$AB74]" office:value-type="float" office:value="0" calcext:value-type="float">
            <text:p>0.00</text:p>
          </table:table-cell>
          <table:table-cell table:style-name="ce27" table:formula="of:=INDEX([.AO$4:.AO$37];MATCH([.$A74];[.$AD$4:.$AD$37];0))*[.$AC74]" office:value-type="float" office:value="0" calcext:value-type="float">
            <text:p>0.00</text:p>
          </table:table-cell>
          <table:table-cell table:style-name="ce27" table:formula="of:=INDEX([.AP$4:.AP$37];MATCH([.$A74];[.$AD$4:.$AD$37];0))*[.$AD74]" office:value-type="float" office:value="0" calcext:value-type="float">
            <text:p>0.00</text:p>
          </table:table-cell>
          <table:table-cell table:style-name="ce27" table:formula="of:=INDEX([.AQ$4:.AQ$37];MATCH([.$A74];[.$AD$4:.$AD$37];0))*[.$AB74]" office:value-type="float" office:value="0" calcext:value-type="float">
            <text:p>0.00</text:p>
          </table:table-cell>
          <table:table-cell table:style-name="ce27" table:formula="of:=INDEX([.AR$4:.AR$37];MATCH([.$A74];[.$AD$4:.$AD$37];0))*[.$AC74]" office:value-type="float" office:value="1" calcext:value-type="float">
            <text:p>1.00</text:p>
          </table:table-cell>
          <table:table-cell table:style-name="ce27" table:formula="of:=INDEX([.AS$4:.AS$37];MATCH([.$A74];[.$AD$4:.$AD$37];0))*[.$AD74]" office:value-type="float" office:value="0.5" calcext:value-type="float">
            <text:p>0.50</text:p>
          </table:table-cell>
          <table:table-cell table:style-name="ce27" table:formula="of:=SUM([.$AE74:.$AG74])/[.AX74]" office:value-type="float" office:value="0.375" calcext:value-type="float">
            <text:p>0.38</text:p>
          </table:table-cell>
          <table:table-cell table:style-name="ce27" table:formula="of:=SUM([.$AH74:.$AJ74])/[.AY74]" office:value-type="float" office:value="0.25" calcext:value-type="float">
            <text:p>0.25</text:p>
          </table:table-cell>
          <table:table-cell table:style-name="ce27" table:formula="of:=SUM([.$AK74:.$AM74])/[.AZ74]" office:value-type="float" office:value="0" calcext:value-type="float">
            <text:p>0.00</text:p>
          </table:table-cell>
          <table:table-cell table:style-name="ce27" table:formula="of:=SUM([.$AN74:.$AP74])/[.BA74]" office:value-type="float" office:value="0" calcext:value-type="float">
            <text:p>0.00</text:p>
          </table:table-cell>
          <table:table-cell table:style-name="ce40" table:formula="of:=INDEX([.AX$4:.AX$37];MATCH([.$A74];[.$AD$4:.$AD$37];0))" office:value-type="float" office:value="4" calcext:value-type="float">
            <text:p>4</text:p>
          </table:table-cell>
          <table:table-cell table:style-name="ce40" table:formula="of:=INDEX([.AY$4:.AY$37];MATCH([.$A74];[.$AD$4:.$AD$37];0))" office:value-type="float" office:value="4" calcext:value-type="float">
            <text:p>4</text:p>
          </table:table-cell>
          <table:table-cell table:style-name="ce40" table:formula="of:=INDEX([.AZ$4:.AZ$37];MATCH([.$A74];[.$AD$4:.$AD$37];0))" office:value-type="float" office:value="0.01" calcext:value-type="float">
            <text:p>0</text:p>
          </table:table-cell>
          <table:table-cell table:style-name="ce40" table:formula="of:=INDEX([.BA$4:.BA$37];MATCH([.$A74];[.$AD$4:.$AD$37];0))" office:value-type="float" office:value="0.01" calcext:value-type="float">
            <text:p>0</text:p>
          </table:table-cell>
          <table:table-cell table:formula="of:=INDEX([.BB$4:.BB$37];MATCH([.$A74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74]" office:value-type="float" office:value="8" calcext:value-type="float">
            <text:p>8</text:p>
          </table:table-cell>
          <table:table-cell table:style-name="ce40" table:formula="of:=INDEX([.AV$4:.AV$37];MATCH([.$A74];[.$AD$4:.$AD$37];0))" office:value-type="float" office:value="0" calcext:value-type="float">
            <text:p>0</text:p>
          </table:table-cell>
          <table:table-cell table:style-name="ce40" table:formula="of:=[.BL74]*[.$P74]" office:value-type="float" office:value="49.2" calcext:value-type="float">
            <text:p>49</text:p>
          </table:table-cell>
          <table:table-cell table:style-name="ce40" table:formula="of:=[.BM74]*[.$P74]" office:value-type="float" office:value="32.8" calcext:value-type="float">
            <text:p>33</text:p>
          </table:table-cell>
          <table:table-cell table:style-name="ce40" table:formula="of:=[.BN74]*[.$P74]" office:value-type="float" office:value="0" calcext:value-type="float">
            <text:p>0</text:p>
          </table:table-cell>
          <table:table-cell table:style-name="ce40" table:formula="of:=[.BO74]*[.$P74]" office:value-type="float" office:value="0" calcext:value-type="float">
            <text:p>0</text:p>
          </table:table-cell>
          <table:table-cell table:style-name="ce41" table:formula="of:=[.BD74]/[.$P74]" office:value-type="float" office:value="0.0888888888888889" calcext:value-type="float">
            <text:p>0.09</text:p>
          </table:table-cell>
          <table:table-cell table:style-name="ce41" table:formula="of:=[.BE74]/[.$P74]" office:value-type="float" office:value="0" calcext:value-type="float">
            <text:p>0.00</text:p>
          </table:table-cell>
          <table:table-cell table:style-name="ce41" table:formula="of:=(1-[.$BJ74]-[.$BK74])*[.AT74]/SUM([.$AT74:.$AW74])" office:value-type="float" office:value="0.546666666666667" calcext:value-type="float">
            <text:p>0.55</text:p>
          </table:table-cell>
          <table:table-cell table:style-name="ce41" table:formula="of:=(1-[.$BJ74]-[.$BK74])*[.AU74]/SUM([.$AT74:.$AW74])" office:value-type="float" office:value="0.364444444444444" calcext:value-type="float">
            <text:p>0.36</text:p>
          </table:table-cell>
          <table:table-cell table:style-name="ce41" table:formula="of:=(1-[.$BJ74]-[.$BK74])*[.AV74]/SUM([.$AT74:.$AW74])" office:value-type="float" office:value="0" calcext:value-type="float">
            <text:p>0.00</text:p>
          </table:table-cell>
          <table:table-cell table:style-name="ce41" table:formula="of:=(1-[.$BJ74]-[.$BK74])*[.AW74]/SUM([.$AT74:.$AW74])" office:value-type="float" office:value="0" calcext:value-type="float">
            <text:p>0.00</text:p>
          </table:table-cell>
          <table:table-cell table:style-name="ce40" table:formula="of:=3600 *(1-SUM([.BL74:.BO74]))" office:value-type="float" office:value="320" calcext:value-type="float">
            <text:p>320</text:p>
          </table:table-cell>
          <table:table-cell table:style-name="ce28" table:formula="of:=[.BP74]/([.BD74]+[.BE74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21" office:value-type="string" calcext:value-type="string">
            <text:p>LOOPALL</text:p>
          </table:table-cell>
          <table:table-cell table:style-name="ce21" office:value-type="string" calcext:value-type="string">
            <text:p>J</text:p>
          </table:table-cell>
          <table:table-cell table:style-name="ce21" table:formula="of:=[.P75]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1" office:value-type="string" calcext:value-type="string">
            <text:p>loop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1" office:value-type="string" calcext:value-type="string">
            <text:p>loop</text:p>
          </table:table-cell>
          <table:table-cell table:style-name="ce21"/>
          <table:table-cell table:style-name="ce22" table:formula="of:=[.BF75]" office:value-type="float" office:value="41" calcext:value-type="float">
            <text:p>41.0</text:p>
          </table:table-cell>
          <table:table-cell table:style-name="ce23" table:formula="of:=[.R75]" office:value-type="float" office:value="818.635607321131" calcext:value-type="float">
            <text:p>819</text:p>
          </table:table-cell>
          <table:table-cell table:style-name="ce23" table:formula="of:=[.M75]*[.T75]" office:value-type="float" office:value="654.908485856905" calcext:value-type="float">
            <text:p>655</text:p>
          </table:table-cell>
          <table:table-cell table:style-name="ce23" table:formula="of:=[.N75]*[.W75]" office:value-type="float" office:value="654.908485856905" calcext:value-type="float">
            <text:p>655</text:p>
          </table:table-cell>
          <table:table-cell table:style-name="ce24" table:formula="of:=[.P73]" office:value-type="float" office:value="90" calcext:value-type="float">
            <text:p>90</text:p>
          </table:table-cell>
          <table:table-cell table:style-name="ce25" table:formula="of:=INDEX([.Q$4:.Q$37];MATCH([.$A75];[.$AD$4:.$AD$37];0))" office:value-type="float" office:value="2" calcext:value-type="float">
            <text:p>2</text:p>
          </table:table-cell>
          <table:table-cell table:style-name="ce25" table:formula="of:=SUMPRODUCT([.AX75:.BA75];[.BL75:.BO75])*[.$AY$40]/[.BB75]" office:value-type="float" office:value="818.635607321131" calcext:value-type="float">
            <text:p>819</text:p>
          </table:table-cell>
          <table:table-cell table:style-name="ce25" table:formula="of:=SUMPRODUCT([.AX75:.BA75];[.BL75:.BO75])*[.$AY$40]" office:value-type="float" office:value="9840" calcext:value-type="float">
            <text:p>9840</text:p>
          </table:table-cell>
          <table:table-cell table:style-name="ce26" table:formula="of:=[.V75]/[.U75]" office:value-type="float" office:value="0.8" calcext:value-type="float">
            <text:p>0.80</text:p>
          </table:table-cell>
          <table:table-cell table:style-name="ce26" table:formula="of:=SUM([.AE75:.AP75])/4" office:value-type="float" office:value="1.25" calcext:value-type="float">
            <text:p>1.25</text:p>
          </table:table-cell>
          <table:table-cell table:style-name="ce26" table:formula="of:=(4-[.Y75])/4" office:value-type="float" office:value="1" calcext:value-type="float">
            <text:p>1.00</text:p>
          </table:table-cell>
          <table:table-cell table:style-name="ce26" table:formula="of:=1+[.X75]" office:value-type="float" office:value="1" calcext:value-type="float">
            <text:p>1.00</text:p>
          </table:table-cell>
          <table:table-cell table:style-name="ce26" table:formula="of:=[.Y75]/(4-[.Y75])" office:value-type="float" office:value="0" calcext:value-type="float">
            <text:p>0.00</text:p>
          </table:table-cell>
          <table:table-cell table:style-name="ce26" table:formula="of:=SUM([.AQ75:.AS75])" office:value-type="float" office:value="0" calcext:value-type="float">
            <text:p>0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5];[.$AD$4:.$AD$37];0))*[.$AB75]" office:value-type="float" office:value="1" calcext:value-type="float">
            <text:p>1.00</text:p>
          </table:table-cell>
          <table:table-cell table:style-name="ce27" table:formula="of:=INDEX([.AF$4:.AF$37];MATCH([.$A75];[.$AD$4:.$AD$37];0))*[.$AC75]" office:value-type="float" office:value="1" calcext:value-type="float">
            <text:p>1.00</text:p>
          </table:table-cell>
          <table:table-cell table:style-name="ce27" table:formula="of:=INDEX([.AG$4:.AG$37];MATCH([.$A75];[.$AD$4:.$AD$37];0))*[.$AD75]" office:value-type="float" office:value="0.5" calcext:value-type="float">
            <text:p>0.50</text:p>
          </table:table-cell>
          <table:table-cell table:style-name="ce27" table:formula="of:=INDEX([.AH$4:.AH$37];MATCH([.$A75];[.$AD$4:.$AD$37];0))*[.$AB75]" office:value-type="float" office:value="1" calcext:value-type="float">
            <text:p>1.00</text:p>
          </table:table-cell>
          <table:table-cell table:style-name="ce27" table:formula="of:=INDEX([.AI$4:.AI$37];MATCH([.$A75];[.$AD$4:.$AD$37];0))*[.$AC75]" office:value-type="float" office:value="1" calcext:value-type="float">
            <text:p>1.00</text:p>
          </table:table-cell>
          <table:table-cell table:style-name="ce27" table:formula="of:=INDEX([.AJ$4:.AJ$37];MATCH([.$A75];[.$AD$4:.$AD$37];0))*[.$AD75]" office:value-type="float" office:value="0.5" calcext:value-type="float">
            <text:p>0.50</text:p>
          </table:table-cell>
          <table:table-cell table:style-name="ce27" table:formula="of:=INDEX([.AK$4:.AK$37];MATCH([.$A75];[.$AD$4:.$AD$37];0))*[.$AB75]" office:value-type="float" office:value="0" calcext:value-type="float">
            <text:p>0.00</text:p>
          </table:table-cell>
          <table:table-cell table:style-name="ce27" table:formula="of:=INDEX([.AL$4:.AL$37];MATCH([.$A75];[.$AD$4:.$AD$37];0))*[.$AC75]" office:value-type="float" office:value="0" calcext:value-type="float">
            <text:p>0.00</text:p>
          </table:table-cell>
          <table:table-cell table:style-name="ce27" table:formula="of:=INDEX([.AM$4:.AM$37];MATCH([.$A75];[.$AD$4:.$AD$37];0))*[.$AD75]" office:value-type="float" office:value="0" calcext:value-type="float">
            <text:p>0.00</text:p>
          </table:table-cell>
          <table:table-cell table:style-name="ce27" table:formula="of:=INDEX([.AN$4:.AN$37];MATCH([.$A75];[.$AD$4:.$AD$37];0))*[.$AB75]" office:value-type="float" office:value="0" calcext:value-type="float">
            <text:p>0.00</text:p>
          </table:table-cell>
          <table:table-cell table:style-name="ce27" table:formula="of:=INDEX([.AO$4:.AO$37];MATCH([.$A75];[.$AD$4:.$AD$37];0))*[.$AC75]" office:value-type="float" office:value="0" calcext:value-type="float">
            <text:p>0.00</text:p>
          </table:table-cell>
          <table:table-cell table:style-name="ce27" table:formula="of:=INDEX([.AP$4:.AP$37];MATCH([.$A75];[.$AD$4:.$AD$37];0))*[.$AD75]" office:value-type="float" office:value="0" calcext:value-type="float">
            <text:p>0.00</text:p>
          </table:table-cell>
          <table:table-cell table:style-name="ce27" table:formula="of:=INDEX([.AQ$4:.AQ$37];MATCH([.$A75];[.$AD$4:.$AD$37];0))*[.$AB75]" office:value-type="float" office:value="0" calcext:value-type="float">
            <text:p>0.00</text:p>
          </table:table-cell>
          <table:table-cell table:style-name="ce27" table:formula="of:=INDEX([.AR$4:.AR$37];MATCH([.$A75];[.$AD$4:.$AD$37];0))*[.$AC75]" office:value-type="float" office:value="0" calcext:value-type="float">
            <text:p>0.00</text:p>
          </table:table-cell>
          <table:table-cell table:style-name="ce27" table:formula="of:=INDEX([.AS$4:.AS$37];MATCH([.$A75];[.$AD$4:.$AD$37];0))*[.$AD75]" office:value-type="float" office:value="0" calcext:value-type="float">
            <text:p>0.00</text:p>
          </table:table-cell>
          <table:table-cell table:style-name="ce27" table:formula="of:=SUM([.$AE75:.$AG75])/[.AX75]" office:value-type="float" office:value="0.416666666666667" calcext:value-type="float">
            <text:p>0.42</text:p>
          </table:table-cell>
          <table:table-cell table:style-name="ce27" table:formula="of:=SUM([.$AH75:.$AJ75])/[.AY75]" office:value-type="float" office:value="0.416666666666667" calcext:value-type="float">
            <text:p>0.42</text:p>
          </table:table-cell>
          <table:table-cell table:style-name="ce27" table:formula="of:=SUM([.$AK75:.$AM75])/[.AZ75]" office:value-type="float" office:value="0" calcext:value-type="float">
            <text:p>0.00</text:p>
          </table:table-cell>
          <table:table-cell table:style-name="ce27" table:formula="of:=SUM([.$AN75:.$AP75])/[.BA75]" office:value-type="float" office:value="0" calcext:value-type="float">
            <text:p>0.00</text:p>
          </table:table-cell>
          <table:table-cell table:style-name="ce40" table:formula="of:=INDEX([.AX$4:.AX$37];MATCH([.$A75];[.$AD$4:.$AD$37];0))" office:value-type="float" office:value="6" calcext:value-type="float">
            <text:p>6</text:p>
          </table:table-cell>
          <table:table-cell table:style-name="ce40" table:formula="of:=INDEX([.AY$4:.AY$37];MATCH([.$A75];[.$AD$4:.$AD$37];0))" office:value-type="float" office:value="6" calcext:value-type="float">
            <text:p>6</text:p>
          </table:table-cell>
          <table:table-cell table:style-name="ce40" table:formula="of:=INDEX([.AZ$4:.AZ$37];MATCH([.$A75];[.$AD$4:.$AD$37];0))" office:value-type="float" office:value="0.01" calcext:value-type="float">
            <text:p>0</text:p>
          </table:table-cell>
          <table:table-cell table:style-name="ce40" table:formula="of:=INDEX([.BA$4:.BA$37];MATCH([.$A75];[.$AD$4:.$AD$37];0))" office:value-type="float" office:value="0.01" calcext:value-type="float">
            <text:p>0</text:p>
          </table:table-cell>
          <table:table-cell table:formula="of:=INDEX([.BB$4:.BB$37];MATCH([.$A75];[.$AD$4:.$AD$37];0))" office:value-type="float" office:value="12.02" calcext:value-type="float">
            <text:p>12</text:p>
          </table:table-cell>
          <table:table-cell table:style-name="ce28"/>
          <table:table-cell table:style-name="ce28" table:formula="of:=[.$BD$40]*[.Q75]" office:value-type="float" office:value="8" calcext:value-type="float">
            <text:p>8</text:p>
          </table:table-cell>
          <table:table-cell table:style-name="ce40" table:formula="of:=INDEX([.AV$4:.AV$37];MATCH([.$A75];[.$AD$4:.$AD$37];0))" office:value-type="float" office:value="0" calcext:value-type="float">
            <text:p>0</text:p>
          </table:table-cell>
          <table:table-cell table:style-name="ce40" table:formula="of:=[.BL75]*[.$P75]" office:value-type="float" office:value="41" calcext:value-type="float">
            <text:p>41</text:p>
          </table:table-cell>
          <table:table-cell table:style-name="ce40" table:formula="of:=[.BM75]*[.$P75]" office:value-type="float" office:value="41" calcext:value-type="float">
            <text:p>41</text:p>
          </table:table-cell>
          <table:table-cell table:style-name="ce40" table:formula="of:=[.BN75]*[.$P75]" office:value-type="float" office:value="0" calcext:value-type="float">
            <text:p>0</text:p>
          </table:table-cell>
          <table:table-cell table:style-name="ce40" table:formula="of:=[.BO75]*[.$P75]" office:value-type="float" office:value="0" calcext:value-type="float">
            <text:p>0</text:p>
          </table:table-cell>
          <table:table-cell table:style-name="ce41" table:formula="of:=[.BD75]/[.$P75]" office:value-type="float" office:value="0.0888888888888889" calcext:value-type="float">
            <text:p>0.09</text:p>
          </table:table-cell>
          <table:table-cell table:style-name="ce41" table:formula="of:=[.BE75]/[.$P75]" office:value-type="float" office:value="0" calcext:value-type="float">
            <text:p>0.00</text:p>
          </table:table-cell>
          <table:table-cell table:style-name="ce41" table:formula="of:=(1-[.$BJ75]-[.$BK75])*[.AT75]/SUM([.$AT75:.$AW75])" office:value-type="float" office:value="0.455555555555556" calcext:value-type="float">
            <text:p>0.46</text:p>
          </table:table-cell>
          <table:table-cell table:style-name="ce41" table:formula="of:=(1-[.$BJ75]-[.$BK75])*[.AU75]/SUM([.$AT75:.$AW75])" office:value-type="float" office:value="0.455555555555556" calcext:value-type="float">
            <text:p>0.46</text:p>
          </table:table-cell>
          <table:table-cell table:style-name="ce41" table:formula="of:=(1-[.$BJ75]-[.$BK75])*[.AV75]/SUM([.$AT75:.$AW75])" office:value-type="float" office:value="0" calcext:value-type="float">
            <text:p>0.00</text:p>
          </table:table-cell>
          <table:table-cell table:style-name="ce41" table:formula="of:=(1-[.$BJ75]-[.$BK75])*[.AW75]/SUM([.$AT75:.$AW75])" office:value-type="float" office:value="0" calcext:value-type="float">
            <text:p>0.00</text:p>
          </table:table-cell>
          <table:table-cell table:style-name="ce40" table:formula="of:=3600 *(1-SUM([.BL75:.BO75]))" office:value-type="float" office:value="320" calcext:value-type="float">
            <text:p>320</text:p>
          </table:table-cell>
          <table:table-cell table:style-name="ce28" table:formula="of:=[.BP75]/([.BD75]+[.BE75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21" office:value-type="string" calcext:value-type="string">
            <text:p>LOOPALLFO</text:p>
          </table:table-cell>
          <table:table-cell table:style-name="ce21" office:value-type="string" calcext:value-type="string">
            <text:p>J1</text:p>
          </table:table-cell>
          <table:table-cell table:style-name="ce21" table:formula="of:=[.P76]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on fly-over</text:p>
          </table:table-cell>
          <table:table-cell table:style-name="ce21" office:value-type="string" calcext:value-type="string">
            <text:p>loop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1" office:value-type="string" calcext:value-type="string">
            <text:p>loop</text:p>
          </table:table-cell>
          <table:table-cell table:style-name="ce21"/>
          <table:table-cell table:style-name="ce22" table:formula="of:=[.BF76]" office:value-type="float" office:value="38.8421052631579" calcext:value-type="float">
            <text:p>38.8</text:p>
          </table:table-cell>
          <table:table-cell table:style-name="ce23" table:formula="of:=[.R76]" office:value-type="float" office:value="690.526315789474" calcext:value-type="float">
            <text:p>691</text:p>
          </table:table-cell>
          <table:table-cell table:style-name="ce23" table:formula="of:=[.M76]*[.T76]" office:value-type="float" office:value="517.894736842105" calcext:value-type="float">
            <text:p>518</text:p>
          </table:table-cell>
          <table:table-cell table:style-name="ce23" table:formula="of:=[.N76]*[.W76]" office:value-type="float" office:value="690.526315789474" calcext:value-type="float">
            <text:p>691</text:p>
          </table:table-cell>
          <table:table-cell table:style-name="ce24" table:formula="of:=[.P75]" office:value-type="float" office:value="90" calcext:value-type="float">
            <text:p>90</text:p>
          </table:table-cell>
          <table:table-cell table:style-name="ce25" table:formula="of:=INDEX([.Q$4:.Q$37];MATCH([.$A76];[.$AD$4:.$AD$37];0))" office:value-type="float" office:value="2" calcext:value-type="float">
            <text:p>2</text:p>
          </table:table-cell>
          <table:table-cell table:style-name="ce25" table:formula="of:=SUMPRODUCT([.AX76:.BA76];[.BL76:.BO76])*[.$AY$40]/[.BB76]" office:value-type="float" office:value="690.526315789474" calcext:value-type="float">
            <text:p>691</text:p>
          </table:table-cell>
          <table:table-cell table:style-name="ce25" table:formula="of:=SUMPRODUCT([.AX76:.BA76];[.BL76:.BO76])*[.$AY$40]" office:value-type="float" office:value="8286.31578947369" calcext:value-type="float">
            <text:p>8286</text:p>
          </table:table-cell>
          <table:table-cell table:style-name="ce26" table:formula="of:=[.V76]/[.U76]" office:value-type="float" office:value="0.75" calcext:value-type="float">
            <text:p>0.75</text:p>
          </table:table-cell>
          <table:table-cell table:style-name="ce26" table:formula="of:=SUM([.AE76:.AP76])/4" office:value-type="float" office:value="1" calcext:value-type="float">
            <text:p>1.00</text:p>
          </table:table-cell>
          <table:table-cell table:style-name="ce26" table:formula="of:=(4-[.Y76])/4" office:value-type="float" office:value="0.75" calcext:value-type="float">
            <text:p>0.75</text:p>
          </table:table-cell>
          <table:table-cell table:style-name="ce26" table:formula="of:=1+[.X76]" office:value-type="float" office:value="1.33333333333333" calcext:value-type="float">
            <text:p>1.33</text:p>
          </table:table-cell>
          <table:table-cell table:style-name="ce26" table:formula="of:=[.Y76]/(4-[.Y76])" office:value-type="float" office:value="0.333333333333333" calcext:value-type="float">
            <text:p>0.33</text:p>
          </table:table-cell>
          <table:table-cell table:style-name="ce26" table:formula="of:=SUM([.AQ76:.AS76])" office:value-type="float" office:value="1" calcext:value-type="float">
            <text:p>1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6];[.$AD$4:.$AD$37];0))*[.$AB76]" office:value-type="float" office:value="1" calcext:value-type="float">
            <text:p>1.00</text:p>
          </table:table-cell>
          <table:table-cell table:style-name="ce27" table:formula="of:=INDEX([.AF$4:.AF$37];MATCH([.$A76];[.$AD$4:.$AD$37];0))*[.$AC76]" office:value-type="float" office:value="0" calcext:value-type="float">
            <text:p>0.00</text:p>
          </table:table-cell>
          <table:table-cell table:style-name="ce27" table:formula="of:=INDEX([.AG$4:.AG$37];MATCH([.$A76];[.$AD$4:.$AD$37];0))*[.$AD76]" office:value-type="float" office:value="0.5" calcext:value-type="float">
            <text:p>0.50</text:p>
          </table:table-cell>
          <table:table-cell table:style-name="ce27" table:formula="of:=INDEX([.AH$4:.AH$37];MATCH([.$A76];[.$AD$4:.$AD$37];0))*[.$AB76]" office:value-type="float" office:value="1" calcext:value-type="float">
            <text:p>1.00</text:p>
          </table:table-cell>
          <table:table-cell table:style-name="ce27" table:formula="of:=INDEX([.AI$4:.AI$37];MATCH([.$A76];[.$AD$4:.$AD$37];0))*[.$AC76]" office:value-type="float" office:value="1" calcext:value-type="float">
            <text:p>1.00</text:p>
          </table:table-cell>
          <table:table-cell table:style-name="ce27" table:formula="of:=INDEX([.AJ$4:.AJ$37];MATCH([.$A76];[.$AD$4:.$AD$37];0))*[.$AD76]" office:value-type="float" office:value="0.5" calcext:value-type="float">
            <text:p>0.50</text:p>
          </table:table-cell>
          <table:table-cell table:style-name="ce27" table:formula="of:=INDEX([.AK$4:.AK$37];MATCH([.$A76];[.$AD$4:.$AD$37];0))*[.$AB76]" office:value-type="float" office:value="0" calcext:value-type="float">
            <text:p>0.00</text:p>
          </table:table-cell>
          <table:table-cell table:style-name="ce27" table:formula="of:=INDEX([.AL$4:.AL$37];MATCH([.$A76];[.$AD$4:.$AD$37];0))*[.$AC76]" office:value-type="float" office:value="0" calcext:value-type="float">
            <text:p>0.00</text:p>
          </table:table-cell>
          <table:table-cell table:style-name="ce27" table:formula="of:=INDEX([.AM$4:.AM$37];MATCH([.$A76];[.$AD$4:.$AD$37];0))*[.$AD76]" office:value-type="float" office:value="0" calcext:value-type="float">
            <text:p>0.00</text:p>
          </table:table-cell>
          <table:table-cell table:style-name="ce27" table:formula="of:=INDEX([.AN$4:.AN$37];MATCH([.$A76];[.$AD$4:.$AD$37];0))*[.$AB76]" office:value-type="float" office:value="0" calcext:value-type="float">
            <text:p>0.00</text:p>
          </table:table-cell>
          <table:table-cell table:style-name="ce27" table:formula="of:=INDEX([.AO$4:.AO$37];MATCH([.$A76];[.$AD$4:.$AD$37];0))*[.$AC76]" office:value-type="float" office:value="0" calcext:value-type="float">
            <text:p>0.00</text:p>
          </table:table-cell>
          <table:table-cell table:style-name="ce27" table:formula="of:=INDEX([.AP$4:.AP$37];MATCH([.$A76];[.$AD$4:.$AD$37];0))*[.$AD76]" office:value-type="float" office:value="0" calcext:value-type="float">
            <text:p>0.00</text:p>
          </table:table-cell>
          <table:table-cell table:style-name="ce27" table:formula="of:=INDEX([.AQ$4:.AQ$37];MATCH([.$A76];[.$AD$4:.$AD$37];0))*[.$AB76]" office:value-type="float" office:value="0" calcext:value-type="float">
            <text:p>0.00</text:p>
          </table:table-cell>
          <table:table-cell table:style-name="ce27" table:formula="of:=INDEX([.AR$4:.AR$37];MATCH([.$A76];[.$AD$4:.$AD$37];0))*[.$AC76]" office:value-type="float" office:value="1" calcext:value-type="float">
            <text:p>1.00</text:p>
          </table:table-cell>
          <table:table-cell table:style-name="ce27" table:formula="of:=INDEX([.AS$4:.AS$37];MATCH([.$A76];[.$AD$4:.$AD$37];0))*[.$AD76]" office:value-type="float" office:value="0" calcext:value-type="float">
            <text:p>0.00</text:p>
          </table:table-cell>
          <table:table-cell table:style-name="ce27" table:formula="of:=SUM([.$AE76:.$AG76])/[.AX76]" office:value-type="float" office:value="0.375" calcext:value-type="float">
            <text:p>0.38</text:p>
          </table:table-cell>
          <table:table-cell table:style-name="ce27" table:formula="of:=SUM([.$AH76:.$AJ76])/[.AY76]" office:value-type="float" office:value="0.416666666666667" calcext:value-type="float">
            <text:p>0.42</text:p>
          </table:table-cell>
          <table:table-cell table:style-name="ce27" table:formula="of:=SUM([.$AK76:.$AM76])/[.AZ76]" office:value-type="float" office:value="0" calcext:value-type="float">
            <text:p>0.00</text:p>
          </table:table-cell>
          <table:table-cell table:style-name="ce27" table:formula="of:=SUM([.$AN76:.$AP76])/[.BA76]" office:value-type="float" office:value="0" calcext:value-type="float">
            <text:p>0.00</text:p>
          </table:table-cell>
          <table:table-cell table:style-name="ce40" table:formula="of:=INDEX([.AX$4:.AX$37];MATCH([.$A76];[.$AD$4:.$AD$37];0))" office:value-type="float" office:value="4" calcext:value-type="float">
            <text:p>4</text:p>
          </table:table-cell>
          <table:table-cell table:style-name="ce40" table:formula="of:=INDEX([.AY$4:.AY$37];MATCH([.$A76];[.$AD$4:.$AD$37];0))" office:value-type="float" office:value="6" calcext:value-type="float">
            <text:p>6</text:p>
          </table:table-cell>
          <table:table-cell table:style-name="ce40" table:formula="of:=INDEX([.AZ$4:.AZ$37];MATCH([.$A76];[.$AD$4:.$AD$37];0))" office:value-type="float" office:value="0.01" calcext:value-type="float">
            <text:p>0</text:p>
          </table:table-cell>
          <table:table-cell table:style-name="ce40" table:formula="of:=INDEX([.BA$4:.BA$37];MATCH([.$A76];[.$AD$4:.$AD$37];0))" office:value-type="float" office:value="0.01" calcext:value-type="float">
            <text:p>0</text:p>
          </table:table-cell>
          <table:table-cell table:formula="of:=INDEX([.BB$4:.BB$37];MATCH([.$A76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76]" office:value-type="float" office:value="8" calcext:value-type="float">
            <text:p>8</text:p>
          </table:table-cell>
          <table:table-cell table:style-name="ce40" table:formula="of:=INDEX([.AV$4:.AV$37];MATCH([.$A76];[.$AD$4:.$AD$37];0))" office:value-type="float" office:value="0" calcext:value-type="float">
            <text:p>0</text:p>
          </table:table-cell>
          <table:table-cell table:style-name="ce40" table:formula="of:=[.BL76]*[.$P76]" office:value-type="float" office:value="38.8421052631579" calcext:value-type="float">
            <text:p>39</text:p>
          </table:table-cell>
          <table:table-cell table:style-name="ce40" table:formula="of:=[.BM76]*[.$P76]" office:value-type="float" office:value="43.1578947368421" calcext:value-type="float">
            <text:p>43</text:p>
          </table:table-cell>
          <table:table-cell table:style-name="ce40" table:formula="of:=[.BN76]*[.$P76]" office:value-type="float" office:value="0" calcext:value-type="float">
            <text:p>0</text:p>
          </table:table-cell>
          <table:table-cell table:style-name="ce40" table:formula="of:=[.BO76]*[.$P76]" office:value-type="float" office:value="0" calcext:value-type="float">
            <text:p>0</text:p>
          </table:table-cell>
          <table:table-cell table:style-name="ce41" table:formula="of:=[.BD76]/[.$P76]" office:value-type="float" office:value="0.0888888888888889" calcext:value-type="float">
            <text:p>0.09</text:p>
          </table:table-cell>
          <table:table-cell table:style-name="ce41" table:formula="of:=[.BE76]/[.$P76]" office:value-type="float" office:value="0" calcext:value-type="float">
            <text:p>0.00</text:p>
          </table:table-cell>
          <table:table-cell table:style-name="ce41" table:formula="of:=(1-[.$BJ76]-[.$BK76])*[.AT76]/SUM([.$AT76:.$AW76])" office:value-type="float" office:value="0.431578947368421" calcext:value-type="float">
            <text:p>0.43</text:p>
          </table:table-cell>
          <table:table-cell table:style-name="ce41" table:formula="of:=(1-[.$BJ76]-[.$BK76])*[.AU76]/SUM([.$AT76:.$AW76])" office:value-type="float" office:value="0.47953216374269" calcext:value-type="float">
            <text:p>0.48</text:p>
          </table:table-cell>
          <table:table-cell table:style-name="ce41" table:formula="of:=(1-[.$BJ76]-[.$BK76])*[.AV76]/SUM([.$AT76:.$AW76])" office:value-type="float" office:value="0" calcext:value-type="float">
            <text:p>0.00</text:p>
          </table:table-cell>
          <table:table-cell table:style-name="ce41" table:formula="of:=(1-[.$BJ76]-[.$BK76])*[.AW76]/SUM([.$AT76:.$AW76])" office:value-type="float" office:value="0" calcext:value-type="float">
            <text:p>0.00</text:p>
          </table:table-cell>
          <table:table-cell table:style-name="ce40" table:formula="of:=3600 *(1-SUM([.BL76:.BO76]))" office:value-type="float" office:value="320" calcext:value-type="float">
            <text:p>320</text:p>
          </table:table-cell>
          <table:table-cell table:style-name="ce28" table:formula="of:=[.BP76]/([.BD76]+[.BE76])" office:value-type="float" office:value="40.0000000000001" calcext:value-type="float">
            <text:p>40</text:p>
          </table:table-cell>
          <table:table-cell/>
        </table:table-row>
        <table:table-row table:style-name="ro5">
          <table:table-cell table:style-name="ce21" office:value-type="string" calcext:value-type="string">
            <text:p>CLOVE</text:p>
          </table:table-cell>
          <table:table-cell table:style-name="ce15" office:value-type="string" calcext:value-type="string">
            <text:p>K</text:p>
          </table:table-cell>
          <table:table-cell table:style-name="ce15" table:formula="of:=[.P77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/>
          <table:table-cell table:style-name="ce22" table:formula="of:=[.BF77]" office:value-type="float" office:value="41" calcext:value-type="float">
            <text:p>41.0</text:p>
          </table:table-cell>
          <table:table-cell table:style-name="ce23" table:formula="of:=[.R77]" office:value-type="float" office:value="818.635607321131" calcext:value-type="float">
            <text:p>819</text:p>
          </table:table-cell>
          <table:table-cell table:style-name="ce23" table:formula="of:=[.M77]*[.T77]" office:value-type="float" office:value="613.976705490849" calcext:value-type="float">
            <text:p>614</text:p>
          </table:table-cell>
          <table:table-cell table:style-name="ce23" table:formula="of:=[.N77]*[.W77]" office:value-type="float" office:value="818.635607321131" calcext:value-type="float">
            <text:p>819</text:p>
          </table:table-cell>
          <table:table-cell table:style-name="ce24" table:formula="of:=[.P73]" office:value-type="float" office:value="90" calcext:value-type="float">
            <text:p>90</text:p>
          </table:table-cell>
          <table:table-cell table:style-name="ce25" table:formula="of:=INDEX([.Q$4:.Q$37];MATCH([.$A77];[.$AD$4:.$AD$37];0))" office:value-type="float" office:value="2" calcext:value-type="float">
            <text:p>2</text:p>
          </table:table-cell>
          <table:table-cell table:style-name="ce25" table:formula="of:=SUMPRODUCT([.AX77:.BA77];[.BL77:.BO77])*[.$AY$40]/[.BB77]" office:value-type="float" office:value="818.635607321131" calcext:value-type="float">
            <text:p>819</text:p>
          </table:table-cell>
          <table:table-cell table:style-name="ce25" table:formula="of:=SUMPRODUCT([.AX77:.BA77];[.BL77:.BO77])*[.$AY$40]" office:value-type="float" office:value="9840" calcext:value-type="float">
            <text:p>9840</text:p>
          </table:table-cell>
          <table:table-cell table:style-name="ce26" table:formula="of:=[.V77]/[.U77]" office:value-type="float" office:value="0.75" calcext:value-type="float">
            <text:p>0.75</text:p>
          </table:table-cell>
          <table:table-cell table:style-name="ce26" table:formula="of:=SUM([.AE77:.AP77])/4" office:value-type="float" office:value="1" calcext:value-type="float">
            <text:p>1.00</text:p>
          </table:table-cell>
          <table:table-cell table:style-name="ce26" table:formula="of:=(4-[.Y77])/4" office:value-type="float" office:value="0.75" calcext:value-type="float">
            <text:p>0.75</text:p>
          </table:table-cell>
          <table:table-cell table:style-name="ce26" table:formula="of:=1+[.X77]" office:value-type="float" office:value="1.33333333333333" calcext:value-type="float">
            <text:p>1.33</text:p>
          </table:table-cell>
          <table:table-cell table:style-name="ce26" table:formula="of:=[.Y77]/(4-[.Y77])" office:value-type="float" office:value="0.333333333333333" calcext:value-type="float">
            <text:p>0.33</text:p>
          </table:table-cell>
          <table:table-cell table:style-name="ce26" table:formula="of:=SUM([.AQ77:.AS77])" office:value-type="float" office:value="1" calcext:value-type="float">
            <text:p>1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7];[.$AD$4:.$AD$37];0))*[.$AB77]" office:value-type="float" office:value="1" calcext:value-type="float">
            <text:p>1.00</text:p>
          </table:table-cell>
          <table:table-cell table:style-name="ce27" table:formula="of:=INDEX([.AF$4:.AF$37];MATCH([.$A77];[.$AD$4:.$AD$37];0))*[.$AC77]" office:value-type="float" office:value="1" calcext:value-type="float">
            <text:p>1.00</text:p>
          </table:table-cell>
          <table:table-cell table:style-name="ce27" table:formula="of:=INDEX([.AG$4:.AG$37];MATCH([.$A77];[.$AD$4:.$AD$37];0))*[.$AD77]" office:value-type="float" office:value="0" calcext:value-type="float">
            <text:p>0.00</text:p>
          </table:table-cell>
          <table:table-cell table:style-name="ce27" table:formula="of:=INDEX([.AH$4:.AH$37];MATCH([.$A77];[.$AD$4:.$AD$37];0))*[.$AB77]" office:value-type="float" office:value="1" calcext:value-type="float">
            <text:p>1.00</text:p>
          </table:table-cell>
          <table:table-cell table:style-name="ce27" table:formula="of:=INDEX([.AI$4:.AI$37];MATCH([.$A77];[.$AD$4:.$AD$37];0))*[.$AC77]" office:value-type="float" office:value="1" calcext:value-type="float">
            <text:p>1.00</text:p>
          </table:table-cell>
          <table:table-cell table:style-name="ce27" table:formula="of:=INDEX([.AJ$4:.AJ$37];MATCH([.$A77];[.$AD$4:.$AD$37];0))*[.$AD77]" office:value-type="float" office:value="0" calcext:value-type="float">
            <text:p>0.00</text:p>
          </table:table-cell>
          <table:table-cell table:style-name="ce27" table:formula="of:=INDEX([.AK$4:.AK$37];MATCH([.$A77];[.$AD$4:.$AD$37];0))*[.$AB77]" office:value-type="float" office:value="0" calcext:value-type="float">
            <text:p>0.00</text:p>
          </table:table-cell>
          <table:table-cell table:style-name="ce27" table:formula="of:=INDEX([.AL$4:.AL$37];MATCH([.$A77];[.$AD$4:.$AD$37];0))*[.$AC77]" office:value-type="float" office:value="0" calcext:value-type="float">
            <text:p>0.00</text:p>
          </table:table-cell>
          <table:table-cell table:style-name="ce27" table:formula="of:=INDEX([.AM$4:.AM$37];MATCH([.$A77];[.$AD$4:.$AD$37];0))*[.$AD77]" office:value-type="float" office:value="0" calcext:value-type="float">
            <text:p>0.00</text:p>
          </table:table-cell>
          <table:table-cell table:style-name="ce27" table:formula="of:=INDEX([.AN$4:.AN$37];MATCH([.$A77];[.$AD$4:.$AD$37];0))*[.$AB77]" office:value-type="float" office:value="0" calcext:value-type="float">
            <text:p>0.00</text:p>
          </table:table-cell>
          <table:table-cell table:style-name="ce27" table:formula="of:=INDEX([.AO$4:.AO$37];MATCH([.$A77];[.$AD$4:.$AD$37];0))*[.$AC77]" office:value-type="float" office:value="0" calcext:value-type="float">
            <text:p>0.00</text:p>
          </table:table-cell>
          <table:table-cell table:style-name="ce27" table:formula="of:=INDEX([.AP$4:.AP$37];MATCH([.$A77];[.$AD$4:.$AD$37];0))*[.$AD77]" office:value-type="float" office:value="0" calcext:value-type="float">
            <text:p>0.00</text:p>
          </table:table-cell>
          <table:table-cell table:style-name="ce27" table:formula="of:=INDEX([.AQ$4:.AQ$37];MATCH([.$A77];[.$AD$4:.$AD$37];0))*[.$AB77]" office:value-type="float" office:value="0" calcext:value-type="float">
            <text:p>0.00</text:p>
          </table:table-cell>
          <table:table-cell table:style-name="ce27" table:formula="of:=INDEX([.AR$4:.AR$37];MATCH([.$A77];[.$AD$4:.$AD$37];0))*[.$AC77]" office:value-type="float" office:value="0" calcext:value-type="float">
            <text:p>0.00</text:p>
          </table:table-cell>
          <table:table-cell table:style-name="ce27" table:formula="of:=INDEX([.AS$4:.AS$37];MATCH([.$A77];[.$AD$4:.$AD$37];0))*[.$AD77]" office:value-type="float" office:value="1" calcext:value-type="float">
            <text:p>1.00</text:p>
          </table:table-cell>
          <table:table-cell table:style-name="ce27" table:formula="of:=SUM([.$AE77:.$AG77])/[.AX77]" office:value-type="float" office:value="0.333333333333333" calcext:value-type="float">
            <text:p>0.33</text:p>
          </table:table-cell>
          <table:table-cell table:style-name="ce27" table:formula="of:=SUM([.$AH77:.$AJ77])/[.AY77]" office:value-type="float" office:value="0.333333333333333" calcext:value-type="float">
            <text:p>0.33</text:p>
          </table:table-cell>
          <table:table-cell table:style-name="ce27" table:formula="of:=SUM([.$AK77:.$AM77])/[.AZ77]" office:value-type="float" office:value="0" calcext:value-type="float">
            <text:p>0.00</text:p>
          </table:table-cell>
          <table:table-cell table:style-name="ce27" table:formula="of:=SUM([.$AN77:.$AP77])/[.BA77]" office:value-type="float" office:value="0" calcext:value-type="float">
            <text:p>0.00</text:p>
          </table:table-cell>
          <table:table-cell table:style-name="ce40" table:formula="of:=INDEX([.AX$4:.AX$37];MATCH([.$A77];[.$AD$4:.$AD$37];0))" office:value-type="float" office:value="6" calcext:value-type="float">
            <text:p>6</text:p>
          </table:table-cell>
          <table:table-cell table:style-name="ce40" table:formula="of:=INDEX([.AY$4:.AY$37];MATCH([.$A77];[.$AD$4:.$AD$37];0))" office:value-type="float" office:value="6" calcext:value-type="float">
            <text:p>6</text:p>
          </table:table-cell>
          <table:table-cell table:style-name="ce40" table:formula="of:=INDEX([.AZ$4:.AZ$37];MATCH([.$A77];[.$AD$4:.$AD$37];0))" office:value-type="float" office:value="0.01" calcext:value-type="float">
            <text:p>0</text:p>
          </table:table-cell>
          <table:table-cell table:style-name="ce40" table:formula="of:=INDEX([.BA$4:.BA$37];MATCH([.$A77];[.$AD$4:.$AD$37];0))" office:value-type="float" office:value="0.01" calcext:value-type="float">
            <text:p>0</text:p>
          </table:table-cell>
          <table:table-cell table:formula="of:=INDEX([.BB$4:.BB$37];MATCH([.$A77];[.$AD$4:.$AD$37];0))" office:value-type="float" office:value="12.02" calcext:value-type="float">
            <text:p>12</text:p>
          </table:table-cell>
          <table:table-cell table:style-name="ce28"/>
          <table:table-cell table:style-name="ce28" table:formula="of:=[.$BD$40]*[.Q77]" office:value-type="float" office:value="8" calcext:value-type="float">
            <text:p>8</text:p>
          </table:table-cell>
          <table:table-cell table:style-name="ce40" table:formula="of:=INDEX([.AV$4:.AV$37];MATCH([.$A77];[.$AD$4:.$AD$37];0))" office:value-type="float" office:value="0" calcext:value-type="float">
            <text:p>0</text:p>
          </table:table-cell>
          <table:table-cell table:style-name="ce40" table:formula="of:=[.BL77]*[.$P77]" office:value-type="float" office:value="41" calcext:value-type="float">
            <text:p>41</text:p>
          </table:table-cell>
          <table:table-cell table:style-name="ce40" table:formula="of:=[.BM77]*[.$P77]" office:value-type="float" office:value="41" calcext:value-type="float">
            <text:p>41</text:p>
          </table:table-cell>
          <table:table-cell table:style-name="ce40" table:formula="of:=[.BN77]*[.$P77]" office:value-type="float" office:value="0" calcext:value-type="float">
            <text:p>0</text:p>
          </table:table-cell>
          <table:table-cell table:style-name="ce40" table:formula="of:=[.BO77]*[.$P77]" office:value-type="float" office:value="0" calcext:value-type="float">
            <text:p>0</text:p>
          </table:table-cell>
          <table:table-cell table:style-name="ce41" table:formula="of:=[.BD77]/[.$P77]" office:value-type="float" office:value="0.0888888888888889" calcext:value-type="float">
            <text:p>0.09</text:p>
          </table:table-cell>
          <table:table-cell table:style-name="ce41" table:formula="of:=[.BE77]/[.$P77]" office:value-type="float" office:value="0" calcext:value-type="float">
            <text:p>0.00</text:p>
          </table:table-cell>
          <table:table-cell table:style-name="ce41" table:formula="of:=(1-[.$BJ77]-[.$BK77])*[.AT77]/SUM([.$AT77:.$AW77])" office:value-type="float" office:value="0.455555555555556" calcext:value-type="float">
            <text:p>0.46</text:p>
          </table:table-cell>
          <table:table-cell table:style-name="ce41" table:formula="of:=(1-[.$BJ77]-[.$BK77])*[.AU77]/SUM([.$AT77:.$AW77])" office:value-type="float" office:value="0.455555555555556" calcext:value-type="float">
            <text:p>0.46</text:p>
          </table:table-cell>
          <table:table-cell table:style-name="ce41" table:formula="of:=(1-[.$BJ77]-[.$BK77])*[.AV77]/SUM([.$AT77:.$AW77])" office:value-type="float" office:value="0" calcext:value-type="float">
            <text:p>0.00</text:p>
          </table:table-cell>
          <table:table-cell table:style-name="ce41" table:formula="of:=(1-[.$BJ77]-[.$BK77])*[.AW77]/SUM([.$AT77:.$AW77])" office:value-type="float" office:value="0" calcext:value-type="float">
            <text:p>0.00</text:p>
          </table:table-cell>
          <table:table-cell table:style-name="ce40" table:formula="of:=3600 *(1-SUM([.BL77:.BO77]))" office:value-type="float" office:value="320" calcext:value-type="float">
            <text:p>320</text:p>
          </table:table-cell>
          <table:table-cell table:style-name="ce28" table:formula="of:=[.BP77]/([.BD77]+[.BE77])" office:value-type="float" office:value="40" calcext:value-type="float">
            <text:p>40</text:p>
          </table:table-cell>
          <table:table-cell/>
        </table:table-row>
        <table:table-row table:style-name="ro5">
          <table:table-cell table:style-name="ce21" office:value-type="string" calcext:value-type="string">
            <text:p>CLOVEFO</text:p>
          </table:table-cell>
          <table:table-cell table:style-name="ce15" office:value-type="string" calcext:value-type="string">
            <text:p>K1</text:p>
          </table:table-cell>
          <table:table-cell table:style-name="ce15" table:formula="of:=[.P78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on fly-over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etour</text:p>
          </table:table-cell>
          <table:table-cell table:style-name="ce15"/>
          <table:table-cell table:style-name="ce15" office:value-type="string" calcext:value-type="string">
            <text:p>loop</text:p>
          </table:table-cell>
          <table:table-cell table:style-name="ce15"/>
          <table:table-cell table:style-name="ce22" table:formula="of:=[.BF78]" office:value-type="float" office:value="35.1428571428571" calcext:value-type="float">
            <text:p>35.1</text:p>
          </table:table-cell>
          <table:table-cell table:style-name="ce23" table:formula="of:=[.R78]" office:value-type="float" office:value="702.857142857143" calcext:value-type="float">
            <text:p>703</text:p>
          </table:table-cell>
          <table:table-cell table:style-name="ce23" table:formula="of:=[.M78]*[.T78]" office:value-type="float" office:value="468.571428571429" calcext:value-type="float">
            <text:p>469</text:p>
          </table:table-cell>
          <table:table-cell table:style-name="ce23" table:formula="of:=[.N78]*[.W78]" office:value-type="float" office:value="937.142857142857" calcext:value-type="float">
            <text:p>937</text:p>
          </table:table-cell>
          <table:table-cell table:style-name="ce24" table:formula="of:=[.P75]" office:value-type="float" office:value="90" calcext:value-type="float">
            <text:p>90</text:p>
          </table:table-cell>
          <table:table-cell table:style-name="ce25" table:formula="of:=INDEX([.Q$4:.Q$37];MATCH([.$A78];[.$AD$4:.$AD$37];0))" office:value-type="float" office:value="2" calcext:value-type="float">
            <text:p>2</text:p>
          </table:table-cell>
          <table:table-cell table:style-name="ce25" table:formula="of:=SUMPRODUCT([.AX78:.BA78];[.BL78:.BO78])*[.$AY$40]/[.BB78]" office:value-type="float" office:value="702.857142857143" calcext:value-type="float">
            <text:p>703</text:p>
          </table:table-cell>
          <table:table-cell table:style-name="ce25" table:formula="of:=SUMPRODUCT([.AX78:.BA78];[.BL78:.BO78])*[.$AY$40]" office:value-type="float" office:value="8434.28571428572" calcext:value-type="float">
            <text:p>8434</text:p>
          </table:table-cell>
          <table:table-cell table:style-name="ce26" table:formula="of:=[.V78]/[.U78]" office:value-type="float" office:value="0.666666666666667" calcext:value-type="float">
            <text:p>0.67</text:p>
          </table:table-cell>
          <table:table-cell table:style-name="ce26" table:formula="of:=SUM([.AE78:.AP78])/4" office:value-type="float" office:value="0.75" calcext:value-type="float">
            <text:p>0.75</text:p>
          </table:table-cell>
          <table:table-cell table:style-name="ce26" table:formula="of:=(4-[.Y78])/4" office:value-type="float" office:value="0.5" calcext:value-type="float">
            <text:p>0.50</text:p>
          </table:table-cell>
          <table:table-cell table:style-name="ce26" table:formula="of:=1+[.X78]" office:value-type="float" office:value="2" calcext:value-type="float">
            <text:p>2.00</text:p>
          </table:table-cell>
          <table:table-cell table:style-name="ce26" table:formula="of:=[.Y78]/(4-[.Y78])" office:value-type="float" office:value="1" calcext:value-type="float">
            <text:p>1.00</text:p>
          </table:table-cell>
          <table:table-cell table:style-name="ce26" table:formula="of:=SUM([.AQ78:.AS78])" office:value-type="float" office:value="2" calcext:value-type="float">
            <text:p>2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8];[.$AD$4:.$AD$37];0))*[.$AB78]" office:value-type="float" office:value="1" calcext:value-type="float">
            <text:p>1.00</text:p>
          </table:table-cell>
          <table:table-cell table:style-name="ce27" table:formula="of:=INDEX([.AF$4:.AF$37];MATCH([.$A78];[.$AD$4:.$AD$37];0))*[.$AC78]" office:value-type="float" office:value="0" calcext:value-type="float">
            <text:p>0.00</text:p>
          </table:table-cell>
          <table:table-cell table:style-name="ce27" table:formula="of:=INDEX([.AG$4:.AG$37];MATCH([.$A78];[.$AD$4:.$AD$37];0))*[.$AD78]" office:value-type="float" office:value="0" calcext:value-type="float">
            <text:p>0.00</text:p>
          </table:table-cell>
          <table:table-cell table:style-name="ce27" table:formula="of:=INDEX([.AH$4:.AH$37];MATCH([.$A78];[.$AD$4:.$AD$37];0))*[.$AB78]" office:value-type="float" office:value="1" calcext:value-type="float">
            <text:p>1.00</text:p>
          </table:table-cell>
          <table:table-cell table:style-name="ce27" table:formula="of:=INDEX([.AI$4:.AI$37];MATCH([.$A78];[.$AD$4:.$AD$37];0))*[.$AC78]" office:value-type="float" office:value="1" calcext:value-type="float">
            <text:p>1.00</text:p>
          </table:table-cell>
          <table:table-cell table:style-name="ce27" table:formula="of:=INDEX([.AJ$4:.AJ$37];MATCH([.$A78];[.$AD$4:.$AD$37];0))*[.$AD78]" office:value-type="float" office:value="0" calcext:value-type="float">
            <text:p>0.00</text:p>
          </table:table-cell>
          <table:table-cell table:style-name="ce27" table:formula="of:=INDEX([.AK$4:.AK$37];MATCH([.$A78];[.$AD$4:.$AD$37];0))*[.$AB78]" office:value-type="float" office:value="0" calcext:value-type="float">
            <text:p>0.00</text:p>
          </table:table-cell>
          <table:table-cell table:style-name="ce27" table:formula="of:=INDEX([.AL$4:.AL$37];MATCH([.$A78];[.$AD$4:.$AD$37];0))*[.$AC78]" office:value-type="float" office:value="0" calcext:value-type="float">
            <text:p>0.00</text:p>
          </table:table-cell>
          <table:table-cell table:style-name="ce27" table:formula="of:=INDEX([.AM$4:.AM$37];MATCH([.$A78];[.$AD$4:.$AD$37];0))*[.$AD78]" office:value-type="float" office:value="0" calcext:value-type="float">
            <text:p>0.00</text:p>
          </table:table-cell>
          <table:table-cell table:style-name="ce27" table:formula="of:=INDEX([.AN$4:.AN$37];MATCH([.$A78];[.$AD$4:.$AD$37];0))*[.$AB78]" office:value-type="float" office:value="0" calcext:value-type="float">
            <text:p>0.00</text:p>
          </table:table-cell>
          <table:table-cell table:style-name="ce27" table:formula="of:=INDEX([.AO$4:.AO$37];MATCH([.$A78];[.$AD$4:.$AD$37];0))*[.$AC78]" office:value-type="float" office:value="0" calcext:value-type="float">
            <text:p>0.00</text:p>
          </table:table-cell>
          <table:table-cell table:style-name="ce27" table:formula="of:=INDEX([.AP$4:.AP$37];MATCH([.$A78];[.$AD$4:.$AD$37];0))*[.$AD78]" office:value-type="float" office:value="0" calcext:value-type="float">
            <text:p>0.00</text:p>
          </table:table-cell>
          <table:table-cell table:style-name="ce27" table:formula="of:=INDEX([.AQ$4:.AQ$37];MATCH([.$A78];[.$AD$4:.$AD$37];0))*[.$AB78]" office:value-type="float" office:value="0" calcext:value-type="float">
            <text:p>0.00</text:p>
          </table:table-cell>
          <table:table-cell table:style-name="ce27" table:formula="of:=INDEX([.AR$4:.AR$37];MATCH([.$A78];[.$AD$4:.$AD$37];0))*[.$AC78]" office:value-type="float" office:value="1" calcext:value-type="float">
            <text:p>1.00</text:p>
          </table:table-cell>
          <table:table-cell table:style-name="ce27" table:formula="of:=INDEX([.AS$4:.AS$37];MATCH([.$A78];[.$AD$4:.$AD$37];0))*[.$AD78]" office:value-type="float" office:value="1" calcext:value-type="float">
            <text:p>1.00</text:p>
          </table:table-cell>
          <table:table-cell table:style-name="ce27" table:formula="of:=SUM([.$AE78:.$AG78])/[.AX78]" office:value-type="float" office:value="0.25" calcext:value-type="float">
            <text:p>0.25</text:p>
          </table:table-cell>
          <table:table-cell table:style-name="ce27" table:formula="of:=SUM([.$AH78:.$AJ78])/[.AY78]" office:value-type="float" office:value="0.333333333333333" calcext:value-type="float">
            <text:p>0.33</text:p>
          </table:table-cell>
          <table:table-cell table:style-name="ce27" table:formula="of:=SUM([.$AK78:.$AM78])/[.AZ78]" office:value-type="float" office:value="0" calcext:value-type="float">
            <text:p>0.00</text:p>
          </table:table-cell>
          <table:table-cell table:style-name="ce27" table:formula="of:=SUM([.$AN78:.$AP78])/[.BA78]" office:value-type="float" office:value="0" calcext:value-type="float">
            <text:p>0.00</text:p>
          </table:table-cell>
          <table:table-cell table:style-name="ce40" table:formula="of:=INDEX([.AX$4:.AX$37];MATCH([.$A78];[.$AD$4:.$AD$37];0))" office:value-type="float" office:value="4" calcext:value-type="float">
            <text:p>4</text:p>
          </table:table-cell>
          <table:table-cell table:style-name="ce40" table:formula="of:=INDEX([.AY$4:.AY$37];MATCH([.$A78];[.$AD$4:.$AD$37];0))" office:value-type="float" office:value="6" calcext:value-type="float">
            <text:p>6</text:p>
          </table:table-cell>
          <table:table-cell table:style-name="ce40" table:formula="of:=INDEX([.AZ$4:.AZ$37];MATCH([.$A78];[.$AD$4:.$AD$37];0))" office:value-type="float" office:value="0.01" calcext:value-type="float">
            <text:p>0</text:p>
          </table:table-cell>
          <table:table-cell table:style-name="ce40" table:formula="of:=INDEX([.BA$4:.BA$37];MATCH([.$A78];[.$AD$4:.$AD$37];0))" office:value-type="float" office:value="0.01" calcext:value-type="float">
            <text:p>0</text:p>
          </table:table-cell>
          <table:table-cell table:formula="of:=INDEX([.BB$4:.BB$37];MATCH([.$A78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78]" office:value-type="float" office:value="8" calcext:value-type="float">
            <text:p>8</text:p>
          </table:table-cell>
          <table:table-cell table:style-name="ce40" table:formula="of:=INDEX([.AV$4:.AV$37];MATCH([.$A78];[.$AD$4:.$AD$37];0))" office:value-type="float" office:value="0" calcext:value-type="float">
            <text:p>0</text:p>
          </table:table-cell>
          <table:table-cell table:style-name="ce40" table:formula="of:=[.BL78]*[.$P78]" office:value-type="float" office:value="35.1428571428571" calcext:value-type="float">
            <text:p>35</text:p>
          </table:table-cell>
          <table:table-cell table:style-name="ce40" table:formula="of:=[.BM78]*[.$P78]" office:value-type="float" office:value="46.8571428571429" calcext:value-type="float">
            <text:p>47</text:p>
          </table:table-cell>
          <table:table-cell table:style-name="ce40" table:formula="of:=[.BN78]*[.$P78]" office:value-type="float" office:value="0" calcext:value-type="float">
            <text:p>0</text:p>
          </table:table-cell>
          <table:table-cell table:style-name="ce40" table:formula="of:=[.BO78]*[.$P78]" office:value-type="float" office:value="0" calcext:value-type="float">
            <text:p>0</text:p>
          </table:table-cell>
          <table:table-cell table:style-name="ce41" table:formula="of:=[.BD78]/[.$P78]" office:value-type="float" office:value="0.0888888888888889" calcext:value-type="float">
            <text:p>0.09</text:p>
          </table:table-cell>
          <table:table-cell table:style-name="ce41" table:formula="of:=[.BE78]/[.$P78]" office:value-type="float" office:value="0" calcext:value-type="float">
            <text:p>0.00</text:p>
          </table:table-cell>
          <table:table-cell table:style-name="ce41" table:formula="of:=(1-[.$BJ78]-[.$BK78])*[.AT78]/SUM([.$AT78:.$AW78])" office:value-type="float" office:value="0.390476190476191" calcext:value-type="float">
            <text:p>0.39</text:p>
          </table:table-cell>
          <table:table-cell table:style-name="ce41" table:formula="of:=(1-[.$BJ78]-[.$BK78])*[.AU78]/SUM([.$AT78:.$AW78])" office:value-type="float" office:value="0.520634920634921" calcext:value-type="float">
            <text:p>0.52</text:p>
          </table:table-cell>
          <table:table-cell table:style-name="ce41" table:formula="of:=(1-[.$BJ78]-[.$BK78])*[.AV78]/SUM([.$AT78:.$AW78])" office:value-type="float" office:value="0" calcext:value-type="float">
            <text:p>0.00</text:p>
          </table:table-cell>
          <table:table-cell table:style-name="ce41" table:formula="of:=(1-[.$BJ78]-[.$BK78])*[.AW78]/SUM([.$AT78:.$AW78])" office:value-type="float" office:value="0" calcext:value-type="float">
            <text:p>0.00</text:p>
          </table:table-cell>
          <table:table-cell table:style-name="ce40" table:formula="of:=3600 *(1-SUM([.BL78:.BO78]))" office:value-type="float" office:value="320" calcext:value-type="float">
            <text:p>320</text:p>
          </table:table-cell>
          <table:table-cell table:style-name="ce28" table:formula="of:=[.BP78]/([.BD78]+[.BE78])" office:value-type="float" office:value="40" calcext:value-type="float">
            <text:p>40</text:p>
          </table:table-cell>
          <table:table-cell/>
        </table:table-row>
        <table:table-row table:style-name="ro9">
          <table:table-cell table:style-name="ce21" office:value-type="string" calcext:value-type="string">
            <text:p>REALCLOVE</text:p>
          </table:table-cell>
          <table:table-cell table:style-name="ce21" office:value-type="string" calcext:value-type="string">
            <text:p>K2</text:p>
          </table:table-cell>
          <table:table-cell table:style-name="ce21" table:formula="of:=[.P79]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etour</text:p>
          </table:table-cell>
          <table:table-cell table:style-name="ce21" office:value-type="string" calcext:value-type="string">
            <text:p>on fly-over</text:p>
          </table:table-cell>
          <table:table-cell table:style-name="ce21" office:value-type="string" calcext:value-type="string">
            <text:p>loop onto flyover</text:p>
          </table:table-cell>
          <table:table-cell table:style-name="ce21" office:value-type="string" calcext:value-type="string">
            <text:p>detour</text:p>
          </table:table-cell>
          <table:table-cell table:style-name="ce21"/>
          <table:table-cell table:style-name="ce21" office:value-type="string" calcext:value-type="string">
            <text:p>loop onto flyover</text:p>
          </table:table-cell>
          <table:table-cell table:style-name="ce21" office:value-type="string" calcext:value-type="string">
            <text:p>\fignum(real-clove)</text:p>
          </table:table-cell>
          <table:table-cell table:style-name="ce22" office:value-type="float" office:value="10" calcext:value-type="float">
            <text:p>10.0</text:p>
          </table:table-cell>
          <table:table-cell table:style-name="ce23" table:formula="of:=[.R79]" office:value-type="float" office:value="1520" calcext:value-type="float">
            <text:p>1520</text:p>
          </table:table-cell>
          <table:table-cell table:style-name="ce23" table:formula="of:=[.M79]*[.T79]" office:value-type="float" office:value="1216" calcext:value-type="float">
            <text:p>1216</text:p>
          </table:table-cell>
          <table:table-cell table:style-name="ce23" table:formula="of:=[.N79]*[.W79]" office:value-type="float" office:value="1216" calcext:value-type="float">
            <text:p>1216</text:p>
          </table:table-cell>
          <table:table-cell table:style-name="ce24" table:formula="of:=[.P74]" office:value-type="float" office:value="90" calcext:value-type="float">
            <text:p>90</text:p>
          </table:table-cell>
          <table:table-cell table:style-name="ce25" table:formula="of:=INDEX([.Q$4:.Q$37];MATCH([.$A79];[.$AD$4:.$AD$37];0))" office:value-type="float" office:value="0" calcext:value-type="float">
            <text:p>0</text:p>
          </table:table-cell>
          <table:table-cell table:style-name="ce25" table:formula="of:=SUMPRODUCT([.AX79:.BA79];[.BL79:.BO79])*[.$AY$40]/[.BB79]" office:value-type="float" office:value="1520" calcext:value-type="float">
            <text:p>1520</text:p>
          </table:table-cell>
          <table:table-cell table:style-name="ce25" table:formula="of:=SUMPRODUCT([.AX79:.BA79];[.BL79:.BO79])*[.$AY$40]" office:value-type="float" office:value="18240" calcext:value-type="float">
            <text:p>18240</text:p>
          </table:table-cell>
          <table:table-cell table:style-name="ce26" table:formula="of:=[.V79]/[.U79]" office:value-type="float" office:value="0.8" calcext:value-type="float">
            <text:p>0.80</text:p>
          </table:table-cell>
          <table:table-cell table:style-name="ce26" table:formula="of:=SUM([.AE79:.AP79])/4" office:value-type="float" office:value="1.25" calcext:value-type="float">
            <text:p>1.25</text:p>
          </table:table-cell>
          <table:table-cell table:style-name="ce26" table:formula="of:=(4-[.Y79])/4" office:value-type="float" office:value="1" calcext:value-type="float">
            <text:p>1.00</text:p>
          </table:table-cell>
          <table:table-cell table:style-name="ce26" table:formula="of:=1+[.X79]" office:value-type="float" office:value="1" calcext:value-type="float">
            <text:p>1.00</text:p>
          </table:table-cell>
          <table:table-cell table:style-name="ce26" table:formula="of:=[.Y79]/(4-[.Y79])" office:value-type="float" office:value="0" calcext:value-type="float">
            <text:p>0.00</text:p>
          </table:table-cell>
          <table:table-cell table:style-name="ce26" table:formula="of:=SUM([.AQ79:.AS79])" office:value-type="float" office:value="0" calcext:value-type="float">
            <text:p>0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79];[.$AD$4:.$AD$37];0))*[.$AB79]" office:value-type="float" office:value="2" calcext:value-type="float">
            <text:p>2.00</text:p>
          </table:table-cell>
          <table:table-cell table:style-name="ce27" table:formula="of:=INDEX([.AF$4:.AF$37];MATCH([.$A79];[.$AD$4:.$AD$37];0))*[.$AC79]" office:value-type="float" office:value="2" calcext:value-type="float">
            <text:p>2.00</text:p>
          </table:table-cell>
          <table:table-cell table:style-name="ce27" table:formula="of:=INDEX([.AG$4:.AG$37];MATCH([.$A79];[.$AD$4:.$AD$37];0))*[.$AD79]" office:value-type="float" office:value="1" calcext:value-type="float">
            <text:p>1.00</text:p>
          </table:table-cell>
          <table:table-cell table:style-name="ce27" table:formula="of:=INDEX([.AH$4:.AH$37];MATCH([.$A79];[.$AD$4:.$AD$37];0))*[.$AB79]" office:value-type="float" office:value="0" calcext:value-type="float">
            <text:p>0.00</text:p>
          </table:table-cell>
          <table:table-cell table:style-name="ce27" table:formula="of:=INDEX([.AI$4:.AI$37];MATCH([.$A79];[.$AD$4:.$AD$37];0))*[.$AC79]" office:value-type="float" office:value="0" calcext:value-type="float">
            <text:p>0.00</text:p>
          </table:table-cell>
          <table:table-cell table:style-name="ce27" table:formula="of:=INDEX([.AJ$4:.AJ$37];MATCH([.$A79];[.$AD$4:.$AD$37];0))*[.$AD79]" office:value-type="float" office:value="0" calcext:value-type="float">
            <text:p>0.00</text:p>
          </table:table-cell>
          <table:table-cell table:style-name="ce27" table:formula="of:=INDEX([.AK$4:.AK$37];MATCH([.$A79];[.$AD$4:.$AD$37];0))*[.$AB79]" office:value-type="float" office:value="0" calcext:value-type="float">
            <text:p>0.00</text:p>
          </table:table-cell>
          <table:table-cell table:style-name="ce27" table:formula="of:=INDEX([.AL$4:.AL$37];MATCH([.$A79];[.$AD$4:.$AD$37];0))*[.$AC79]" office:value-type="float" office:value="0" calcext:value-type="float">
            <text:p>0.00</text:p>
          </table:table-cell>
          <table:table-cell table:style-name="ce27" table:formula="of:=INDEX([.AM$4:.AM$37];MATCH([.$A79];[.$AD$4:.$AD$37];0))*[.$AD79]" office:value-type="float" office:value="0" calcext:value-type="float">
            <text:p>0.00</text:p>
          </table:table-cell>
          <table:table-cell table:style-name="ce27" table:formula="of:=INDEX([.AN$4:.AN$37];MATCH([.$A79];[.$AD$4:.$AD$37];0))*[.$AB79]" office:value-type="float" office:value="0" calcext:value-type="float">
            <text:p>0.00</text:p>
          </table:table-cell>
          <table:table-cell table:style-name="ce27" table:formula="of:=INDEX([.AO$4:.AO$37];MATCH([.$A79];[.$AD$4:.$AD$37];0))*[.$AC79]" office:value-type="float" office:value="0" calcext:value-type="float">
            <text:p>0.00</text:p>
          </table:table-cell>
          <table:table-cell table:style-name="ce27" table:formula="of:=INDEX([.AP$4:.AP$37];MATCH([.$A79];[.$AD$4:.$AD$37];0))*[.$AD79]" office:value-type="float" office:value="0" calcext:value-type="float">
            <text:p>0.00</text:p>
          </table:table-cell>
          <table:table-cell table:style-name="ce27" table:formula="of:=INDEX([.AQ$4:.AQ$37];MATCH([.$A79];[.$AD$4:.$AD$37];0))*[.$AB79]" office:value-type="float" office:value="0" calcext:value-type="float">
            <text:p>0.00</text:p>
          </table:table-cell>
          <table:table-cell table:style-name="ce27" table:formula="of:=INDEX([.AR$4:.AR$37];MATCH([.$A79];[.$AD$4:.$AD$37];0))*[.$AC79]" office:value-type="float" office:value="0" calcext:value-type="float">
            <text:p>0.00</text:p>
          </table:table-cell>
          <table:table-cell table:style-name="ce27" table:formula="of:=INDEX([.AS$4:.AS$37];MATCH([.$A79];[.$AD$4:.$AD$37];0))*[.$AD79]" office:value-type="float" office:value="0" calcext:value-type="float">
            <text:p>0.00</text:p>
          </table:table-cell>
          <table:table-cell table:style-name="ce27" table:formula="of:=SUM([.$AE79:.$AG79])/[.AX79]" office:value-type="float" office:value="0.416666666666667" calcext:value-type="float">
            <text:p>0.42</text:p>
          </table:table-cell>
          <table:table-cell table:style-name="ce27" table:formula="of:=SUM([.$AH79:.$AJ79])/[.AY79]" office:value-type="float" office:value="0" calcext:value-type="float">
            <text:p>0.00</text:p>
          </table:table-cell>
          <table:table-cell table:style-name="ce27" table:formula="of:=SUM([.$AK79:.$AM79])/[.AZ79]" office:value-type="float" office:value="0" calcext:value-type="float">
            <text:p>0.00</text:p>
          </table:table-cell>
          <table:table-cell table:style-name="ce27" table:formula="of:=SUM([.$AN79:.$AP79])/[.BA79]" office:value-type="float" office:value="0" calcext:value-type="float">
            <text:p>0.00</text:p>
          </table:table-cell>
          <table:table-cell table:style-name="ce40" table:formula="of:=INDEX([.AX$4:.AX$37];MATCH([.$A79];[.$AD$4:.$AD$37];0))" office:value-type="float" office:value="12" calcext:value-type="float">
            <text:p>12</text:p>
          </table:table-cell>
          <table:table-cell table:style-name="ce40" table:formula="of:=INDEX([.AY$4:.AY$37];MATCH([.$A79];[.$AD$4:.$AD$37];0))" office:value-type="float" office:value="0.01" calcext:value-type="float">
            <text:p>0</text:p>
          </table:table-cell>
          <table:table-cell table:style-name="ce40" table:formula="of:=INDEX([.AZ$4:.AZ$37];MATCH([.$A79];[.$AD$4:.$AD$37];0))" office:value-type="float" office:value="0.01" calcext:value-type="float">
            <text:p>0</text:p>
          </table:table-cell>
          <table:table-cell table:style-name="ce40" table:formula="of:=INDEX([.BA$4:.BA$37];MATCH([.$A79];[.$AD$4:.$AD$37];0))" office:value-type="float" office:value="0.01" calcext:value-type="float">
            <text:p>0</text:p>
          </table:table-cell>
          <table:table-cell table:formula="of:=INDEX([.BB$4:.BB$37];MATCH([.$A79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79]" office:value-type="float" office:value="0" calcext:value-type="float">
            <text:p>0</text:p>
          </table:table-cell>
          <table:table-cell table:style-name="ce40" table:formula="of:=INDEX([.AV$4:.AV$37];MATCH([.$A79];[.$AD$4:.$AD$37];0))" office:value-type="float" office:value="14" calcext:value-type="float">
            <text:p>14</text:p>
          </table:table-cell>
          <table:table-cell table:style-name="ce40" table:formula="of:=[.BL79]*[.$P79]" office:value-type="float" office:value="76" calcext:value-type="float">
            <text:p>76</text:p>
          </table:table-cell>
          <table:table-cell table:style-name="ce40" table:formula="of:=[.BM79]*[.$P79]" office:value-type="float" office:value="0" calcext:value-type="float">
            <text:p>0</text:p>
          </table:table-cell>
          <table:table-cell table:style-name="ce40" table:formula="of:=[.BN79]*[.$P79]" office:value-type="float" office:value="0" calcext:value-type="float">
            <text:p>0</text:p>
          </table:table-cell>
          <table:table-cell table:style-name="ce40" table:formula="of:=[.BO79]*[.$P79]" office:value-type="float" office:value="0" calcext:value-type="float">
            <text:p>0</text:p>
          </table:table-cell>
          <table:table-cell table:style-name="ce41" table:formula="of:=[.BD79]/[.$P79]" office:value-type="float" office:value="0" calcext:value-type="float">
            <text:p>0.00</text:p>
          </table:table-cell>
          <table:table-cell table:style-name="ce41" table:formula="of:=[.BE79]/[.$P79]" office:value-type="float" office:value="0.155555555555556" calcext:value-type="float">
            <text:p>0.16</text:p>
          </table:table-cell>
          <table:table-cell table:style-name="ce41" table:formula="of:=(1-[.$BJ79]-[.$BK79])*[.AT79]/SUM([.$AT79:.$AW79])" office:value-type="float" office:value="0.844444444444444" calcext:value-type="float">
            <text:p>0.84</text:p>
          </table:table-cell>
          <table:table-cell table:style-name="ce41" table:formula="of:=(1-[.$BJ79]-[.$BK79])*[.AU79]/SUM([.$AT79:.$AW79])" office:value-type="float" office:value="0" calcext:value-type="float">
            <text:p>0.00</text:p>
          </table:table-cell>
          <table:table-cell table:style-name="ce41" table:formula="of:=(1-[.$BJ79]-[.$BK79])*[.AV79]/SUM([.$AT79:.$AW79])" office:value-type="float" office:value="0" calcext:value-type="float">
            <text:p>0.00</text:p>
          </table:table-cell>
          <table:table-cell table:style-name="ce41" table:formula="of:=(1-[.$BJ79]-[.$BK79])*[.AW79]/SUM([.$AT79:.$AW79])" office:value-type="float" office:value="0" calcext:value-type="float">
            <text:p>0.00</text:p>
          </table:table-cell>
          <table:table-cell table:style-name="ce40" table:formula="of:=3600 *(1-SUM([.BL79:.BO79]))" office:value-type="float" office:value="560" calcext:value-type="float">
            <text:p>560</text:p>
          </table:table-cell>
          <table:table-cell table:style-name="ce28" table:formula="of:=[.BP79]/([.BD79]+[.BE79])" office:value-type="float" office:value="40" calcext:value-type="float">
            <text:p>40</text:p>
          </table:table-cell>
          <table:table-cell/>
        </table:table-row>
        <table:table-row table:style-name="ro10">
          <table:table-cell table:style-name="ce21" office:value-type="string" calcext:value-type="string">
            <text:p>REALCLOVE</text:p>
          </table:table-cell>
          <table:table-cell table:style-name="ce21" office:value-type="string" calcext:value-type="string">
            <text:p>K3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etour</text:p>
          </table:table-cell>
          <table:table-cell table:style-name="ce21" office:value-type="string" calcext:value-type="string">
            <text:p>on fly-over</text:p>
          </table:table-cell>
          <table:table-cell table:style-name="ce21" office:value-type="string" calcext:value-type="string">
            <text:p>loop onto flyover</text:p>
          </table:table-cell>
          <table:table-cell table:style-name="ce21" office:value-type="string" calcext:value-type="string">
            <text:p>detour</text:p>
          </table:table-cell>
          <table:table-cell table:style-name="ce21"/>
          <table:table-cell table:style-name="ce21" office:value-type="string" calcext:value-type="string">
            <text:p>loop onto flyover</text:p>
          </table:table-cell>
          <table:table-cell table:style-name="ce21" office:value-type="string" calcext:value-type="string">
            <text:p>\fignum(real-clove)</text:p>
          </table:table-cell>
          <table:table-cell table:style-name="ce22" office:value-type="float" office:value="10" calcext:value-type="float">
            <text:p>10.0</text:p>
          </table:table-cell>
          <table:table-cell table:style-name="ce23" table:formula="of:=[.R80]" office:value-type="float" office:value="1380" calcext:value-type="float">
            <text:p>1380</text:p>
          </table:table-cell>
          <table:table-cell table:style-name="ce23" table:formula="of:=[.M80]*[.T80]" office:value-type="float" office:value="1104" calcext:value-type="float">
            <text:p>1104</text:p>
          </table:table-cell>
          <table:table-cell table:style-name="ce23" table:formula="of:=[.N80]*[.W80]" office:value-type="float" office:value="1104" calcext:value-type="float">
            <text:p>1104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NDEX([.Q$4:.Q$37];MATCH([.$A80];[.$AD$4:.$AD$37];0))" office:value-type="float" office:value="0" calcext:value-type="float">
            <text:p>0</text:p>
          </table:table-cell>
          <table:table-cell table:style-name="ce25" table:formula="of:=SUMPRODUCT([.AX80:.BA80];[.BL80:.BO80])*[.$AY$40]/[.BB80]" office:value-type="float" office:value="1380" calcext:value-type="float">
            <text:p>1380</text:p>
          </table:table-cell>
          <table:table-cell table:style-name="ce25" table:formula="of:=SUMPRODUCT([.AX80:.BA80];[.BL80:.BO80])*[.$AY$40]" office:value-type="float" office:value="16560" calcext:value-type="float">
            <text:p>16560</text:p>
          </table:table-cell>
          <table:table-cell table:style-name="ce26" table:formula="of:=[.V80]/[.U80]" office:value-type="float" office:value="0.8" calcext:value-type="float">
            <text:p>0.80</text:p>
          </table:table-cell>
          <table:table-cell table:style-name="ce26" table:formula="of:=SUM([.AE80:.AP80])/4" office:value-type="float" office:value="1.25" calcext:value-type="float">
            <text:p>1.25</text:p>
          </table:table-cell>
          <table:table-cell table:style-name="ce26" table:formula="of:=(4-[.Y80])/4" office:value-type="float" office:value="1" calcext:value-type="float">
            <text:p>1.00</text:p>
          </table:table-cell>
          <table:table-cell table:style-name="ce26" table:formula="of:=1+[.X80]" office:value-type="float" office:value="1" calcext:value-type="float">
            <text:p>1.00</text:p>
          </table:table-cell>
          <table:table-cell table:style-name="ce26" table:formula="of:=[.Y80]/(4-[.Y80])" office:value-type="float" office:value="0" calcext:value-type="float">
            <text:p>0.00</text:p>
          </table:table-cell>
          <table:table-cell table:style-name="ce26" table:formula="of:=SUM([.AQ80:.AS80])" office:value-type="float" office:value="0" calcext:value-type="float">
            <text:p>0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80];[.$AD$4:.$AD$37];0))*[.$AB80]" office:value-type="float" office:value="2" calcext:value-type="float">
            <text:p>2.00</text:p>
          </table:table-cell>
          <table:table-cell table:style-name="ce27" table:formula="of:=INDEX([.AF$4:.AF$37];MATCH([.$A80];[.$AD$4:.$AD$37];0))*[.$AC80]" office:value-type="float" office:value="2" calcext:value-type="float">
            <text:p>2.00</text:p>
          </table:table-cell>
          <table:table-cell table:style-name="ce27" table:formula="of:=INDEX([.AG$4:.AG$37];MATCH([.$A80];[.$AD$4:.$AD$37];0))*[.$AD80]" office:value-type="float" office:value="1" calcext:value-type="float">
            <text:p>1.00</text:p>
          </table:table-cell>
          <table:table-cell table:style-name="ce27" table:formula="of:=INDEX([.AH$4:.AH$37];MATCH([.$A80];[.$AD$4:.$AD$37];0))*[.$AB80]" office:value-type="float" office:value="0" calcext:value-type="float">
            <text:p>0.00</text:p>
          </table:table-cell>
          <table:table-cell table:style-name="ce27" table:formula="of:=INDEX([.AI$4:.AI$37];MATCH([.$A80];[.$AD$4:.$AD$37];0))*[.$AC80]" office:value-type="float" office:value="0" calcext:value-type="float">
            <text:p>0.00</text:p>
          </table:table-cell>
          <table:table-cell table:style-name="ce27" table:formula="of:=INDEX([.AJ$4:.AJ$37];MATCH([.$A80];[.$AD$4:.$AD$37];0))*[.$AD80]" office:value-type="float" office:value="0" calcext:value-type="float">
            <text:p>0.00</text:p>
          </table:table-cell>
          <table:table-cell table:style-name="ce27" table:formula="of:=INDEX([.AK$4:.AK$37];MATCH([.$A80];[.$AD$4:.$AD$37];0))*[.$AB80]" office:value-type="float" office:value="0" calcext:value-type="float">
            <text:p>0.00</text:p>
          </table:table-cell>
          <table:table-cell table:style-name="ce27" table:formula="of:=INDEX([.AL$4:.AL$37];MATCH([.$A80];[.$AD$4:.$AD$37];0))*[.$AC80]" office:value-type="float" office:value="0" calcext:value-type="float">
            <text:p>0.00</text:p>
          </table:table-cell>
          <table:table-cell table:style-name="ce27" table:formula="of:=INDEX([.AM$4:.AM$37];MATCH([.$A80];[.$AD$4:.$AD$37];0))*[.$AD80]" office:value-type="float" office:value="0" calcext:value-type="float">
            <text:p>0.00</text:p>
          </table:table-cell>
          <table:table-cell table:style-name="ce27" table:formula="of:=INDEX([.AN$4:.AN$37];MATCH([.$A80];[.$AD$4:.$AD$37];0))*[.$AB80]" office:value-type="float" office:value="0" calcext:value-type="float">
            <text:p>0.00</text:p>
          </table:table-cell>
          <table:table-cell table:style-name="ce27" table:formula="of:=INDEX([.AO$4:.AO$37];MATCH([.$A80];[.$AD$4:.$AD$37];0))*[.$AC80]" office:value-type="float" office:value="0" calcext:value-type="float">
            <text:p>0.00</text:p>
          </table:table-cell>
          <table:table-cell table:style-name="ce27" table:formula="of:=INDEX([.AP$4:.AP$37];MATCH([.$A80];[.$AD$4:.$AD$37];0))*[.$AD80]" office:value-type="float" office:value="0" calcext:value-type="float">
            <text:p>0.00</text:p>
          </table:table-cell>
          <table:table-cell table:style-name="ce27" table:formula="of:=INDEX([.AQ$4:.AQ$37];MATCH([.$A80];[.$AD$4:.$AD$37];0))*[.$AB80]" office:value-type="float" office:value="0" calcext:value-type="float">
            <text:p>0.00</text:p>
          </table:table-cell>
          <table:table-cell table:style-name="ce27" table:formula="of:=INDEX([.AR$4:.AR$37];MATCH([.$A80];[.$AD$4:.$AD$37];0))*[.$AC80]" office:value-type="float" office:value="0" calcext:value-type="float">
            <text:p>0.00</text:p>
          </table:table-cell>
          <table:table-cell table:style-name="ce27" table:formula="of:=INDEX([.AS$4:.AS$37];MATCH([.$A80];[.$AD$4:.$AD$37];0))*[.$AD80]" office:value-type="float" office:value="0" calcext:value-type="float">
            <text:p>0.00</text:p>
          </table:table-cell>
          <table:table-cell table:style-name="ce27" table:formula="of:=SUM([.$AE80:.$AG80])/[.AX80]" office:value-type="float" office:value="0.416666666666667" calcext:value-type="float">
            <text:p>0.42</text:p>
          </table:table-cell>
          <table:table-cell table:style-name="ce27" table:formula="of:=SUM([.$AH80:.$AJ80])/[.AY80]" office:value-type="float" office:value="0" calcext:value-type="float">
            <text:p>0.00</text:p>
          </table:table-cell>
          <table:table-cell table:style-name="ce27" table:formula="of:=SUM([.$AK80:.$AM80])/[.AZ80]" office:value-type="float" office:value="0" calcext:value-type="float">
            <text:p>0.00</text:p>
          </table:table-cell>
          <table:table-cell table:style-name="ce27" table:formula="of:=SUM([.$AN80:.$AP80])/[.BA80]" office:value-type="float" office:value="0" calcext:value-type="float">
            <text:p>0.00</text:p>
          </table:table-cell>
          <table:table-cell table:style-name="ce40" table:formula="of:=INDEX([.AX$4:.AX$37];MATCH([.$A80];[.$AD$4:.$AD$37];0))" office:value-type="float" office:value="12" calcext:value-type="float">
            <text:p>12</text:p>
          </table:table-cell>
          <table:table-cell table:style-name="ce40" table:formula="of:=INDEX([.AY$4:.AY$37];MATCH([.$A80];[.$AD$4:.$AD$37];0))" office:value-type="float" office:value="0.01" calcext:value-type="float">
            <text:p>0</text:p>
          </table:table-cell>
          <table:table-cell table:style-name="ce40" table:formula="of:=INDEX([.AZ$4:.AZ$37];MATCH([.$A80];[.$AD$4:.$AD$37];0))" office:value-type="float" office:value="0.01" calcext:value-type="float">
            <text:p>0</text:p>
          </table:table-cell>
          <table:table-cell table:style-name="ce40" table:formula="of:=INDEX([.BA$4:.BA$37];MATCH([.$A80];[.$AD$4:.$AD$37];0))" office:value-type="float" office:value="0.01" calcext:value-type="float">
            <text:p>0</text:p>
          </table:table-cell>
          <table:table-cell table:formula="of:=INDEX([.BB$4:.BB$37];MATCH([.$A80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80]" office:value-type="float" office:value="0" calcext:value-type="float">
            <text:p>0</text:p>
          </table:table-cell>
          <table:table-cell table:style-name="ce40" table:formula="of:=INDEX([.AV$4:.AV$37];MATCH([.$A80];[.$AD$4:.$AD$37];0))" office:value-type="float" office:value="14" calcext:value-type="float">
            <text:p>14</text:p>
          </table:table-cell>
          <table:table-cell table:style-name="ce40" table:formula="of:=[.BL80]*[.$P80]" office:value-type="float" office:value="46" calcext:value-type="float">
            <text:p>46</text:p>
          </table:table-cell>
          <table:table-cell table:style-name="ce40" table:formula="of:=[.BM80]*[.$P80]" office:value-type="float" office:value="0" calcext:value-type="float">
            <text:p>0</text:p>
          </table:table-cell>
          <table:table-cell table:style-name="ce40" table:formula="of:=[.BN80]*[.$P80]" office:value-type="float" office:value="0" calcext:value-type="float">
            <text:p>0</text:p>
          </table:table-cell>
          <table:table-cell table:style-name="ce40" table:formula="of:=[.BO80]*[.$P80]" office:value-type="float" office:value="0" calcext:value-type="float">
            <text:p>0</text:p>
          </table:table-cell>
          <table:table-cell table:style-name="ce41" table:formula="of:=[.BD80]/[.$P80]" office:value-type="float" office:value="0" calcext:value-type="float">
            <text:p>0.00</text:p>
          </table:table-cell>
          <table:table-cell table:style-name="ce41" table:formula="of:=[.BE80]/[.$P80]" office:value-type="float" office:value="0.233333333333333" calcext:value-type="float">
            <text:p>0.23</text:p>
          </table:table-cell>
          <table:table-cell table:style-name="ce41" table:formula="of:=(1-[.$BJ80]-[.$BK80])*[.AT80]/SUM([.$AT80:.$AW80])" office:value-type="float" office:value="0.766666666666667" calcext:value-type="float">
            <text:p>0.77</text:p>
          </table:table-cell>
          <table:table-cell table:style-name="ce41" table:formula="of:=(1-[.$BJ80]-[.$BK80])*[.AU80]/SUM([.$AT80:.$AW80])" office:value-type="float" office:value="0" calcext:value-type="float">
            <text:p>0.00</text:p>
          </table:table-cell>
          <table:table-cell table:style-name="ce41" table:formula="of:=(1-[.$BJ80]-[.$BK80])*[.AV80]/SUM([.$AT80:.$AW80])" office:value-type="float" office:value="0" calcext:value-type="float">
            <text:p>0.00</text:p>
          </table:table-cell>
          <table:table-cell table:style-name="ce41" table:formula="of:=(1-[.$BJ80]-[.$BK80])*[.AW80]/SUM([.$AT80:.$AW80])" office:value-type="float" office:value="0" calcext:value-type="float">
            <text:p>0.00</text:p>
          </table:table-cell>
          <table:table-cell table:style-name="ce40" table:formula="of:=3600 *(1-SUM([.BL80:.BO80]))" office:value-type="float" office:value="840" calcext:value-type="float">
            <text:p>840</text:p>
          </table:table-cell>
          <table:table-cell table:style-name="ce28" table:formula="of:=[.BP80]/([.BD80]+[.BE80])" office:value-type="float" office:value="60" calcext:value-type="float">
            <text:p>60</text:p>
          </table:table-cell>
          <table:table-cell/>
        </table:table-row>
        <table:table-row table:style-name="ro10">
          <table:table-cell table:style-name="ce21" office:value-type="string" calcext:value-type="string">
            <text:p>REALCLOVE</text:p>
          </table:table-cell>
          <table:table-cell table:style-name="ce21" office:value-type="string" calcext:value-type="string">
            <text:p>K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etour</text:p>
          </table:table-cell>
          <table:table-cell table:style-name="ce21" office:value-type="string" calcext:value-type="string">
            <text:p>on fly-over</text:p>
          </table:table-cell>
          <table:table-cell table:style-name="ce21" office:value-type="string" calcext:value-type="string">
            <text:p>loop onto flyover</text:p>
          </table:table-cell>
          <table:table-cell table:style-name="ce21" office:value-type="string" calcext:value-type="string">
            <text:p>detour</text:p>
          </table:table-cell>
          <table:table-cell table:style-name="ce21"/>
          <table:table-cell table:style-name="ce21" office:value-type="string" calcext:value-type="string">
            <text:p>loop onto flyover</text:p>
          </table:table-cell>
          <table:table-cell table:style-name="ce21" office:value-type="string" calcext:value-type="string">
            <text:p>\fignum(real-clove)</text:p>
          </table:table-cell>
          <table:table-cell table:style-name="ce22" office:value-type="float" office:value="10" calcext:value-type="float">
            <text:p>10.0</text:p>
          </table:table-cell>
          <table:table-cell table:style-name="ce23" table:formula="of:=[.R81]" office:value-type="float" office:value="1240" calcext:value-type="float">
            <text:p>1240</text:p>
          </table:table-cell>
          <table:table-cell table:style-name="ce23" table:formula="of:=[.M81]*[.T81]" office:value-type="float" office:value="992" calcext:value-type="float">
            <text:p>992</text:p>
          </table:table-cell>
          <table:table-cell table:style-name="ce23" table:formula="of:=[.N81]*[.W81]" office:value-type="float" office:value="992" calcext:value-type="float">
            <text:p>992</text:p>
          </table:table-cell>
          <table:table-cell table:style-name="ce24" office:value-type="float" office:value="45" calcext:value-type="float">
            <text:p>45</text:p>
          </table:table-cell>
          <table:table-cell table:style-name="ce25" table:formula="of:=INDEX([.Q$4:.Q$37];MATCH([.$A81];[.$AD$4:.$AD$37];0))" office:value-type="float" office:value="0" calcext:value-type="float">
            <text:p>0</text:p>
          </table:table-cell>
          <table:table-cell table:style-name="ce25" table:formula="of:=SUMPRODUCT([.AX81:.BA81];[.BL81:.BO81])*[.$AY$40]/[.BB81]" office:value-type="float" office:value="1240" calcext:value-type="float">
            <text:p>1240</text:p>
          </table:table-cell>
          <table:table-cell table:style-name="ce25" table:formula="of:=SUMPRODUCT([.AX81:.BA81];[.BL81:.BO81])*[.$AY$40]" office:value-type="float" office:value="14880" calcext:value-type="float">
            <text:p>14880</text:p>
          </table:table-cell>
          <table:table-cell table:style-name="ce26" table:formula="of:=[.V81]/[.U81]" office:value-type="float" office:value="0.8" calcext:value-type="float">
            <text:p>0.80</text:p>
          </table:table-cell>
          <table:table-cell table:style-name="ce26" table:formula="of:=SUM([.AE81:.AP81])/4" office:value-type="float" office:value="1.25" calcext:value-type="float">
            <text:p>1.25</text:p>
          </table:table-cell>
          <table:table-cell table:style-name="ce26" table:formula="of:=(4-[.Y81])/4" office:value-type="float" office:value="1" calcext:value-type="float">
            <text:p>1.00</text:p>
          </table:table-cell>
          <table:table-cell table:style-name="ce26" table:formula="of:=1+[.X81]" office:value-type="float" office:value="1" calcext:value-type="float">
            <text:p>1.00</text:p>
          </table:table-cell>
          <table:table-cell table:style-name="ce26" table:formula="of:=[.Y81]/(4-[.Y81])" office:value-type="float" office:value="0" calcext:value-type="float">
            <text:p>0.00</text:p>
          </table:table-cell>
          <table:table-cell table:style-name="ce26" table:formula="of:=SUM([.AQ81:.AS81])" office:value-type="float" office:value="0" calcext:value-type="float">
            <text:p>0.00</text:p>
          </table:table-cell>
          <table:table-cell table:style-name="ce26" table:number-columns-repeated="2"/>
          <table:table-cell table:style-name="ce27" table:formula="of:=[.$AB$40]" office:value-type="float" office:value="0.25" calcext:value-type="float">
            <text:p>0.25</text:p>
          </table:table-cell>
          <table:table-cell table:style-name="ce27" table:formula="of:=[.$AC$40]" office:value-type="float" office:value="0.5" calcext:value-type="float">
            <text:p>0.50</text:p>
          </table:table-cell>
          <table:table-cell table:style-name="ce27" table:formula="of:=[.$AD$40]" office:value-type="float" office:value="0.25" calcext:value-type="float">
            <text:p>0.25</text:p>
          </table:table-cell>
          <table:table-cell table:style-name="ce27" table:formula="of:=INDEX([.AE$4:.AE$37];MATCH([.$A81];[.$AD$4:.$AD$37];0))*[.$AB81]" office:value-type="float" office:value="2" calcext:value-type="float">
            <text:p>2.00</text:p>
          </table:table-cell>
          <table:table-cell table:style-name="ce27" table:formula="of:=INDEX([.AF$4:.AF$37];MATCH([.$A81];[.$AD$4:.$AD$37];0))*[.$AC81]" office:value-type="float" office:value="2" calcext:value-type="float">
            <text:p>2.00</text:p>
          </table:table-cell>
          <table:table-cell table:style-name="ce27" table:formula="of:=INDEX([.AG$4:.AG$37];MATCH([.$A81];[.$AD$4:.$AD$37];0))*[.$AD81]" office:value-type="float" office:value="1" calcext:value-type="float">
            <text:p>1.00</text:p>
          </table:table-cell>
          <table:table-cell table:style-name="ce27" table:formula="of:=INDEX([.AH$4:.AH$37];MATCH([.$A81];[.$AD$4:.$AD$37];0))*[.$AB81]" office:value-type="float" office:value="0" calcext:value-type="float">
            <text:p>0.00</text:p>
          </table:table-cell>
          <table:table-cell table:style-name="ce27" table:formula="of:=INDEX([.AI$4:.AI$37];MATCH([.$A81];[.$AD$4:.$AD$37];0))*[.$AC81]" office:value-type="float" office:value="0" calcext:value-type="float">
            <text:p>0.00</text:p>
          </table:table-cell>
          <table:table-cell table:style-name="ce27" table:formula="of:=INDEX([.AJ$4:.AJ$37];MATCH([.$A81];[.$AD$4:.$AD$37];0))*[.$AD81]" office:value-type="float" office:value="0" calcext:value-type="float">
            <text:p>0.00</text:p>
          </table:table-cell>
          <table:table-cell table:style-name="ce27" table:formula="of:=INDEX([.AK$4:.AK$37];MATCH([.$A81];[.$AD$4:.$AD$37];0))*[.$AB81]" office:value-type="float" office:value="0" calcext:value-type="float">
            <text:p>0.00</text:p>
          </table:table-cell>
          <table:table-cell table:style-name="ce27" table:formula="of:=INDEX([.AL$4:.AL$37];MATCH([.$A81];[.$AD$4:.$AD$37];0))*[.$AC81]" office:value-type="float" office:value="0" calcext:value-type="float">
            <text:p>0.00</text:p>
          </table:table-cell>
          <table:table-cell table:style-name="ce27" table:formula="of:=INDEX([.AM$4:.AM$37];MATCH([.$A81];[.$AD$4:.$AD$37];0))*[.$AD81]" office:value-type="float" office:value="0" calcext:value-type="float">
            <text:p>0.00</text:p>
          </table:table-cell>
          <table:table-cell table:style-name="ce27" table:formula="of:=INDEX([.AN$4:.AN$37];MATCH([.$A81];[.$AD$4:.$AD$37];0))*[.$AB81]" office:value-type="float" office:value="0" calcext:value-type="float">
            <text:p>0.00</text:p>
          </table:table-cell>
          <table:table-cell table:style-name="ce27" table:formula="of:=INDEX([.AO$4:.AO$37];MATCH([.$A81];[.$AD$4:.$AD$37];0))*[.$AC81]" office:value-type="float" office:value="0" calcext:value-type="float">
            <text:p>0.00</text:p>
          </table:table-cell>
          <table:table-cell table:style-name="ce27" table:formula="of:=INDEX([.AP$4:.AP$37];MATCH([.$A81];[.$AD$4:.$AD$37];0))*[.$AD81]" office:value-type="float" office:value="0" calcext:value-type="float">
            <text:p>0.00</text:p>
          </table:table-cell>
          <table:table-cell table:style-name="ce27" table:formula="of:=INDEX([.AQ$4:.AQ$37];MATCH([.$A81];[.$AD$4:.$AD$37];0))*[.$AB81]" office:value-type="float" office:value="0" calcext:value-type="float">
            <text:p>0.00</text:p>
          </table:table-cell>
          <table:table-cell table:style-name="ce27" table:formula="of:=INDEX([.AR$4:.AR$37];MATCH([.$A81];[.$AD$4:.$AD$37];0))*[.$AC81]" office:value-type="float" office:value="0" calcext:value-type="float">
            <text:p>0.00</text:p>
          </table:table-cell>
          <table:table-cell table:style-name="ce27" table:formula="of:=INDEX([.AS$4:.AS$37];MATCH([.$A81];[.$AD$4:.$AD$37];0))*[.$AD81]" office:value-type="float" office:value="0" calcext:value-type="float">
            <text:p>0.00</text:p>
          </table:table-cell>
          <table:table-cell table:style-name="ce27" table:formula="of:=SUM([.$AE81:.$AG81])/[.AX81]" office:value-type="float" office:value="0.416666666666667" calcext:value-type="float">
            <text:p>0.42</text:p>
          </table:table-cell>
          <table:table-cell table:style-name="ce27" table:formula="of:=SUM([.$AH81:.$AJ81])/[.AY81]" office:value-type="float" office:value="0" calcext:value-type="float">
            <text:p>0.00</text:p>
          </table:table-cell>
          <table:table-cell table:style-name="ce27" table:formula="of:=SUM([.$AK81:.$AM81])/[.AZ81]" office:value-type="float" office:value="0" calcext:value-type="float">
            <text:p>0.00</text:p>
          </table:table-cell>
          <table:table-cell table:style-name="ce27" table:formula="of:=SUM([.$AN81:.$AP81])/[.BA81]" office:value-type="float" office:value="0" calcext:value-type="float">
            <text:p>0.00</text:p>
          </table:table-cell>
          <table:table-cell table:style-name="ce40" table:formula="of:=INDEX([.AX$4:.AX$37];MATCH([.$A81];[.$AD$4:.$AD$37];0))" office:value-type="float" office:value="12" calcext:value-type="float">
            <text:p>12</text:p>
          </table:table-cell>
          <table:table-cell table:style-name="ce40" table:formula="of:=INDEX([.AY$4:.AY$37];MATCH([.$A81];[.$AD$4:.$AD$37];0))" office:value-type="float" office:value="0.01" calcext:value-type="float">
            <text:p>0</text:p>
          </table:table-cell>
          <table:table-cell table:style-name="ce40" table:formula="of:=INDEX([.AZ$4:.AZ$37];MATCH([.$A81];[.$AD$4:.$AD$37];0))" office:value-type="float" office:value="0.01" calcext:value-type="float">
            <text:p>0</text:p>
          </table:table-cell>
          <table:table-cell table:style-name="ce40" table:formula="of:=INDEX([.BA$4:.BA$37];MATCH([.$A81];[.$AD$4:.$AD$37];0))" office:value-type="float" office:value="0.01" calcext:value-type="float">
            <text:p>0</text:p>
          </table:table-cell>
          <table:table-cell table:formula="of:=INDEX([.BB$4:.BB$37];MATCH([.$A81];[.$AD$4:.$AD$37];0))" office:value-type="float" office:value="12" calcext:value-type="float">
            <text:p>12</text:p>
          </table:table-cell>
          <table:table-cell table:style-name="ce28"/>
          <table:table-cell table:style-name="ce28" table:formula="of:=[.$BD$40]*[.Q81]" office:value-type="float" office:value="0" calcext:value-type="float">
            <text:p>0</text:p>
          </table:table-cell>
          <table:table-cell table:style-name="ce40" table:formula="of:=INDEX([.AV$4:.AV$37];MATCH([.$A81];[.$AD$4:.$AD$37];0))" office:value-type="float" office:value="14" calcext:value-type="float">
            <text:p>14</text:p>
          </table:table-cell>
          <table:table-cell table:style-name="ce40" table:formula="of:=[.BL81]*[.$P81]" office:value-type="float" office:value="31" calcext:value-type="float">
            <text:p>31</text:p>
          </table:table-cell>
          <table:table-cell table:style-name="ce40" table:formula="of:=[.BM81]*[.$P81]" office:value-type="float" office:value="0" calcext:value-type="float">
            <text:p>0</text:p>
          </table:table-cell>
          <table:table-cell table:style-name="ce40" table:formula="of:=[.BN81]*[.$P81]" office:value-type="float" office:value="0" calcext:value-type="float">
            <text:p>0</text:p>
          </table:table-cell>
          <table:table-cell table:style-name="ce40" table:formula="of:=[.BO81]*[.$P81]" office:value-type="float" office:value="0" calcext:value-type="float">
            <text:p>0</text:p>
          </table:table-cell>
          <table:table-cell table:style-name="ce41" table:formula="of:=[.BD81]/[.$P81]" office:value-type="float" office:value="0" calcext:value-type="float">
            <text:p>0.00</text:p>
          </table:table-cell>
          <table:table-cell table:style-name="ce41" table:formula="of:=[.BE81]/[.$P81]" office:value-type="float" office:value="0.311111111111111" calcext:value-type="float">
            <text:p>0.31</text:p>
          </table:table-cell>
          <table:table-cell table:style-name="ce41" table:formula="of:=(1-[.$BJ81]-[.$BK81])*[.AT81]/SUM([.$AT81:.$AW81])" office:value-type="float" office:value="0.688888888888889" calcext:value-type="float">
            <text:p>0.69</text:p>
          </table:table-cell>
          <table:table-cell table:style-name="ce41" table:formula="of:=(1-[.$BJ81]-[.$BK81])*[.AU81]/SUM([.$AT81:.$AW81])" office:value-type="float" office:value="0" calcext:value-type="float">
            <text:p>0.00</text:p>
          </table:table-cell>
          <table:table-cell table:style-name="ce41" table:formula="of:=(1-[.$BJ81]-[.$BK81])*[.AV81]/SUM([.$AT81:.$AW81])" office:value-type="float" office:value="0" calcext:value-type="float">
            <text:p>0.00</text:p>
          </table:table-cell>
          <table:table-cell table:style-name="ce41" table:formula="of:=(1-[.$BJ81]-[.$BK81])*[.AW81]/SUM([.$AT81:.$AW81])" office:value-type="float" office:value="0" calcext:value-type="float">
            <text:p>0.00</text:p>
          </table:table-cell>
          <table:table-cell table:style-name="ce40" table:formula="of:=3600 *(1-SUM([.BL81:.BO81]))" office:value-type="float" office:value="1120" calcext:value-type="float">
            <text:p>1120</text:p>
          </table:table-cell>
          <table:table-cell table:style-name="ce28" table:formula="of:=[.BP81]/([.BD81]+[.BE81])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5" table:number-columns-repeated="11"/>
          <table:table-cell table:style-name="ce18"/>
          <table:table-cell table:style-name="ce19" table:number-columns-repeated="3"/>
          <table:table-cell table:style-name="ce4"/>
          <table:table-cell table:style-name="ce16" table:number-columns-repeated="3"/>
          <table:table-cell table:style-name="ce6" table:number-columns-repeated="8"/>
          <table:table-cell table:style-name="ce9"/>
          <table:table-cell table:number-columns-repeated="17"/>
          <table:table-cell table:style-name="ce9"/>
          <table:table-cell/>
          <table:table-cell table:style-name="ce9" table:number-columns-repeated="2"/>
          <table:table-cell table:number-columns-repeated="4"/>
          <table:table-cell table:style-name="ce1"/>
          <table:table-cell table:number-columns-repeated="2"/>
          <table:table-cell table:style-name="ce8" table:number-columns-repeated="5"/>
          <table:table-cell table:style-name="ce13" table:number-columns-repeated="6"/>
          <table:table-cell table:style-name="ce8"/>
          <table:table-cell table:number-columns-repeated="2"/>
        </table:table-row>
        <table:table-row table:style-name="ro1">
          <table:table-cell table:style-name="ce15"/>
          <table:table-cell table:style-name="ce15" office:value-type="string" calcext:value-type="string">
            <text:p>-----</text:p>
          </table:table-cell>
          <table:table-cell table:style-name="ce11" office:value-type="string" calcext:value-type="string">
            <text:p>------</text:p>
          </table:table-cell>
          <table:table-cell table:style-name="ce11" office:value-type="string" calcext:value-type="string">
            <text:p>--------</text:p>
          </table:table-cell>
          <table:table-cell table:style-name="ce11" office:value-type="string" calcext:value-type="string">
            <text:p>--------------</text:p>
          </table:table-cell>
          <table:table-cell table:style-name="ce11" office:value-type="string" calcext:value-type="string">
            <text:p>-----------</text:p>
          </table:table-cell>
          <table:table-cell table:style-name="ce11" office:value-type="string" calcext:value-type="string">
            <text:p>--------------</text:p>
          </table:table-cell>
          <table:table-cell table:style-name="ce11" office:value-type="string" calcext:value-type="string">
            <text:p>--------------------</text:p>
          </table:table-cell>
          <table:table-cell table:style-name="ce11"/>
          <table:table-cell table:style-name="ce11" office:value-type="string" calcext:value-type="string">
            <text:p>-----------------</text:p>
          </table:table-cell>
          <table:table-cell table:style-name="ce11" office:value-type="string" calcext:value-type="string">
            <text:p>-----------------------------------------------------------</text:p>
          </table:table-cell>
          <table:table-cell table:style-name="ce11" office:value-type="string" calcext:value-type="string">
            <text:p>-----------</text:p>
          </table:table-cell>
          <table:table-cell table:style-name="ce11" office:value-type="string" calcext:value-type="string">
            <text:p>-----------------</text:p>
          </table:table-cell>
          <table:table-cell table:style-name="ce11" office:value-type="string" calcext:value-type="string">
            <text:p>------------------------------</text:p>
          </table:table-cell>
          <table:table-cell table:style-name="ce11" office:value-type="string" calcext:value-type="string">
            <text:p>------------------------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84];[.C84];[.D84];[.F84];[.E84];[.G84];[.H84];[.J84];[.K84];[.L84];[.M84];[.N84];[.O84];[.P84])" office:value-type="string" office:string-value="| option| cycle time| phases| BRT direction straight flow| BRT direction kerb-side-turn detour| BRT direction cross-traffic-turn  detour| perpendicular direction kerb-side-turn detour| perpendicular direction cross-traffic-turn  detour| figure| direction 1 straight movement green time| Average throughput per approach lane| Overall  throughput at intersection per approach lane| Total  throughput with auxiliary intersections per apprach lane at intersection" calcext:value-type="string">
            <text:p>| option| cycle time| phases| BRT direction straight flow| BRT direction kerb-side-turn detour| BRT direction cross-traffic-turn <text:s/>detour| perpendicular direction kerb-side-turn detour| perpendicular direction cross-traffic-turn <text:s/>detour| figure| direction 1 straight movement green time| Average throughput per approach lane| Overall <text:s/>throughput at intersection per approach lane| Total <text:s/>throughput with auxiliary intersections per apprach lane at intersection</text:p>
          </table:table-cell>
          <table:table-cell table:formula="of:=CONCATENATE(&quot;| &quot;;[.B42])" office:value-type="string" office:string-value="| option" calcext:value-type="string">
            <text:p>| option</text:p>
          </table:table-cell>
          <table:table-cell table:formula="of:=CONCATENATE(&quot;| &quot;;[.C42])" office:value-type="string" office:string-value="| cycle time" calcext:value-type="string">
            <text:p>| cycle time</text:p>
          </table:table-cell>
          <table:table-cell table:formula="of:=CONCATENATE(&quot;| &quot;;[.D42])" office:value-type="string" office:string-value="| phases" calcext:value-type="string">
            <text:p>| phases</text:p>
          </table:table-cell>
          <table:table-cell table:formula="of:=CONCATENATE(&quot;| &quot;;[.E42])" office:value-type="string" office:string-value="| BRT direction kerb-side-turn detour" calcext:value-type="string">
            <text:p>| BRT direction kerb-side-turn detour</text:p>
          </table:table-cell>
          <table:table-cell table:formula="of:=CONCATENATE(&quot;| &quot;;[.F42])" office:value-type="string" office:string-value="| BRT direction straight flow" calcext:value-type="string">
            <text:p>| BRT direction straight flow</text:p>
          </table:table-cell>
          <table:table-cell table:formula="of:=CONCATENATE(&quot;| &quot;;[.G42])" office:value-type="string" office:string-value="| BRT direction cross-traffic-turn  detour" calcext:value-type="string">
            <text:p>| BRT direction cross-traffic-turn <text:s/>detour</text:p>
          </table:table-cell>
          <table:table-cell table:formula="of:=CONCATENATE(&quot;| &quot;;[.H42])" office:value-type="string" office:string-value="| perpendicular direction kerb-side-turn detour" calcext:value-type="string">
            <text:p>| perpendicular direction kerb-side-turn detour</text:p>
          </table:table-cell>
          <table:table-cell/>
          <table:table-cell table:formula="of:=CONCATENATE(&quot;| &quot;;[.J42])" office:value-type="string" office:string-value="| perpendicular direction cross-traffic-turn  detour" calcext:value-type="string">
            <text:p>| perpendicular direction cross-traffic-turn <text:s/>detour</text:p>
          </table:table-cell>
          <table:table-cell table:formula="of:=CONCATENATE(&quot;| &quot;;[.K42])" office:value-type="string" office:string-value="| figure" calcext:value-type="string">
            <text:p>| figure</text:p>
          </table:table-cell>
          <table:table-cell table:formula="of:=CONCATENATE(&quot;| &quot;;[.L42])" office:value-type="string" office:string-value="| direction 1 straight movement green time" calcext:value-type="string">
            <text:p>| direction 1 straight movement green time</text:p>
          </table:table-cell>
          <table:table-cell table:formula="of:=CONCATENATE(&quot;| &quot;;[.M42])" office:value-type="string" office:string-value="| Average throughput per approach lane" calcext:value-type="string">
            <text:p>| Average throughput per approach lane</text:p>
          </table:table-cell>
          <table:table-cell table:formula="of:=CONCATENATE(&quot;| &quot;;[.N42])" office:value-type="string" office:string-value="| Overall  throughput at intersection per approach lane" calcext:value-type="string">
            <text:p>| Overall <text:s/>throughput at intersection per approach lane</text:p>
          </table:table-cell>
          <table:table-cell table:formula="of:=CONCATENATE(&quot;| &quot;;[.O42])" office:value-type="string" office:string-value="| Total  throughput with auxiliary intersections per apprach lane at intersection" calcext:value-type="string">
            <text:p>| Total <text:s/>throughput with auxiliary intersections per apprach lane at intersection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85];[.C85];[.D85];[.F85];[.E85];[.G85];[.H85];[.J85];[.K85];[.L85];[.M85];[.N85];[.O85];[.P85])" office:value-type="string" office:string-value="|-----|------|--------|-----------|--------------|--------------|--------------------|-----------------|-----------------------------------------------------------|-----------|-----------------|------------------------------|------------------------" calcext:value-type="string">
            <text:p>|-----|------|--------|-----------|--------------|--------------|--------------------|-----------------|-----------------------------------------------------------|-----------|-----------------|------------------------------|------------------------</text:p>
          </table:table-cell>
          <table:table-cell table:formula="of:=CONCATENATE(&quot;|&quot;;[.B83])" office:value-type="string" office:string-value="|-----" calcext:value-type="string">
            <text:p>|-----</text:p>
          </table:table-cell>
          <table:table-cell table:formula="of:=CONCATENATE(&quot;|&quot;;[.C83])" office:value-type="string" office:string-value="|------" calcext:value-type="string">
            <text:p>|------</text:p>
          </table:table-cell>
          <table:table-cell table:formula="of:=CONCATENATE(&quot;|&quot;;[.D83])" office:value-type="string" office:string-value="|--------" calcext:value-type="string">
            <text:p>|--------</text:p>
          </table:table-cell>
          <table:table-cell table:formula="of:=CONCATENATE(&quot;|&quot;;[.E83])" office:value-type="string" office:string-value="|--------------" calcext:value-type="string">
            <text:p>|--------------</text:p>
          </table:table-cell>
          <table:table-cell table:formula="of:=CONCATENATE(&quot;|&quot;;[.F83])" office:value-type="string" office:string-value="|-----------" calcext:value-type="string">
            <text:p>|-----------</text:p>
          </table:table-cell>
          <table:table-cell table:formula="of:=CONCATENATE(&quot;|&quot;;[.G83])" office:value-type="string" office:string-value="|--------------" calcext:value-type="string">
            <text:p>|--------------</text:p>
          </table:table-cell>
          <table:table-cell table:formula="of:=CONCATENATE(&quot;|&quot;;[.H83])" office:value-type="string" office:string-value="|--------------------" calcext:value-type="string">
            <text:p>|--------------------</text:p>
          </table:table-cell>
          <table:table-cell/>
          <table:table-cell table:formula="of:=CONCATENATE(&quot;|&quot;;[.J83])" office:value-type="string" office:string-value="|-----------------" calcext:value-type="string">
            <text:p>|-----------------</text:p>
          </table:table-cell>
          <table:table-cell table:formula="of:=CONCATENATE(&quot;|&quot;;[.K83])" office:value-type="string" office:string-value="|-----------------------------------------------------------" calcext:value-type="string">
            <text:p>|-----------------------------------------------------------</text:p>
          </table:table-cell>
          <table:table-cell table:formula="of:=CONCATENATE(&quot;|&quot;;[.L83])" office:value-type="string" office:string-value="|-----------" calcext:value-type="string">
            <text:p>|-----------</text:p>
          </table:table-cell>
          <table:table-cell table:formula="of:=CONCATENATE(&quot;|&quot;;[.M83])" office:value-type="string" office:string-value="|-----------------" calcext:value-type="string">
            <text:p>|-----------------</text:p>
          </table:table-cell>
          <table:table-cell table:formula="of:=CONCATENATE(&quot;|&quot;;[.N83])" office:value-type="string" office:string-value="|------------------------------" calcext:value-type="string">
            <text:p>|------------------------------</text:p>
          </table:table-cell>
          <table:table-cell table:formula="of:=CONCATENATE(&quot;|&quot;;[.O83])" office:value-type="string" office:string-value="|------------------------" calcext:value-type="string">
            <text:p>|------------------------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86];[.C86];[.D86];[.F86];[.E86];[.G86];[.H86];[.J86];[.K86];[.L86];[.M86];[.N86];[.O86];[.P86])" office:value-type="string" office:string-value="| A| 90| javanese| | -| -| -| -| \fignum(conflicting-movements)| 22| 395| 395| 395" calcext:value-type="string">
            <text:p>| A| 90| javanese| | -| -| -| -| \fignum(conflicting-movements)| 22| 395| 395| 395</text:p>
          </table:table-cell>
          <table:table-cell table:formula="of:=CONCATENATE(&quot;| &quot;;[.B68])" office:value-type="string" office:string-value="| A" calcext:value-type="string">
            <text:p>| A</text:p>
          </table:table-cell>
          <table:table-cell table:formula="of:=CONCATENATE(&quot;| &quot;;[.C68])" office:value-type="string" office:string-value="| 90" calcext:value-type="string">
            <text:p>| 90</text:p>
          </table:table-cell>
          <table:table-cell table:formula="of:=CONCATENATE(&quot;| &quot;;[.D68])" office:value-type="string" office:string-value="| javanese" calcext:value-type="string">
            <text:p>| javanese</text:p>
          </table:table-cell>
          <table:table-cell table:formula="of:=CONCATENATE(&quot;| &quot;;[.E68])" office:value-type="string" office:string-value="| -" calcext:value-type="string">
            <text:p>| -</text:p>
          </table:table-cell>
          <table:table-cell table:formula="of:=CONCATENATE(&quot;| &quot;;[.F68])" office:value-type="string" office:string-value="| " calcext:value-type="string">
            <text:p>| </text:p>
          </table:table-cell>
          <table:table-cell table:formula="of:=CONCATENATE(&quot;| &quot;;[.G68])" office:value-type="string" office:string-value="| -" calcext:value-type="string">
            <text:p>| -</text:p>
          </table:table-cell>
          <table:table-cell table:formula="of:=CONCATENATE(&quot;| &quot;;[.H68])" office:value-type="string" office:string-value="| -" calcext:value-type="string">
            <text:p>| -</text:p>
          </table:table-cell>
          <table:table-cell table:formula="of:=CONCATENATE(&quot;| &quot;;[.I68])" office:value-type="string" office:string-value="| " calcext:value-type="string">
            <text:p>| </text:p>
          </table:table-cell>
          <table:table-cell table:formula="of:=CONCATENATE(&quot;| &quot;;[.J68])" office:value-type="string" office:string-value="| -" calcext:value-type="string">
            <text:p>| -</text:p>
          </table:table-cell>
          <table:table-cell table:formula="of:=CONCATENATE(&quot;| &quot;;[.K68])" office:value-type="string" office:string-value="| \fignum(conflicting-movements)" calcext:value-type="string">
            <text:p>| \fignum(conflicting-movements)</text:p>
          </table:table-cell>
          <table:table-cell table:formula="of:=CONCATENATE(&quot;| &quot;;TEXT([.L68];&quot;##&quot;))" office:value-type="string" office:string-value="| 22" calcext:value-type="string">
            <text:p>| 22</text:p>
          </table:table-cell>
          <table:table-cell table:formula="of:=CONCATENATE(&quot;| &quot;;TEXT([.M68];&quot;##&quot;))" office:value-type="string" office:string-value="| 395" calcext:value-type="string">
            <text:p>| 395</text:p>
          </table:table-cell>
          <table:table-cell table:formula="of:=CONCATENATE(&quot;| &quot;;TEXT([.N68];&quot;##&quot;))" office:value-type="string" office:string-value="| 395" calcext:value-type="string">
            <text:p>| 395</text:p>
          </table:table-cell>
          <table:table-cell table:formula="of:=CONCATENATE(&quot;| &quot;;TEXT([.O68];&quot;##&quot;))" office:value-type="string" office:string-value="| 395" calcext:value-type="string">
            <text:p>| 395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87];[.C87];[.D87];[.F87];[.E87];[.G87];[.H87];[.J87];[.K87];[.L87];[.M87];[.N87];[.O87];[.P87])" office:value-type="string" office:string-value="| A1| 90| javanese| on fly-over| -| -| -| -| | 16| 329| 329| 439" calcext:value-type="string">
            <text:p>| A1| 90| javanese| on fly-over| -| -| -| -| | 16| 329| 329| 439</text:p>
          </table:table-cell>
          <table:table-cell table:formula="of:=CONCATENATE(&quot;| &quot;;[.B69])" office:value-type="string" office:string-value="| A1" calcext:value-type="string">
            <text:p>| A1</text:p>
          </table:table-cell>
          <table:table-cell table:formula="of:=CONCATENATE(&quot;| &quot;;[.C69])" office:value-type="string" office:string-value="| 90" calcext:value-type="string">
            <text:p>| 90</text:p>
          </table:table-cell>
          <table:table-cell table:formula="of:=CONCATENATE(&quot;| &quot;;[.D69])" office:value-type="string" office:string-value="| javanese" calcext:value-type="string">
            <text:p>| javanese</text:p>
          </table:table-cell>
          <table:table-cell table:formula="of:=CONCATENATE(&quot;| &quot;;[.E69])" office:value-type="string" office:string-value="| -" calcext:value-type="string">
            <text:p>| -</text:p>
          </table:table-cell>
          <table:table-cell table:formula="of:=CONCATENATE(&quot;| &quot;;[.F69])" office:value-type="string" office:string-value="| on fly-over" calcext:value-type="string">
            <text:p>| on fly-over</text:p>
          </table:table-cell>
          <table:table-cell table:formula="of:=CONCATENATE(&quot;| &quot;;[.G69])" office:value-type="string" office:string-value="| -" calcext:value-type="string">
            <text:p>| -</text:p>
          </table:table-cell>
          <table:table-cell table:formula="of:=CONCATENATE(&quot;| &quot;;[.H69])" office:value-type="string" office:string-value="| -" calcext:value-type="string">
            <text:p>| -</text:p>
          </table:table-cell>
          <table:table-cell table:formula="of:=CONCATENATE(&quot;| &quot;;[.I69])" office:value-type="string" office:string-value="| " calcext:value-type="string">
            <text:p>| </text:p>
          </table:table-cell>
          <table:table-cell table:formula="of:=CONCATENATE(&quot;| &quot;;[.J69])" office:value-type="string" office:string-value="| -" calcext:value-type="string">
            <text:p>| -</text:p>
          </table:table-cell>
          <table:table-cell table:formula="of:=CONCATENATE(&quot;| &quot;;[.K69])" office:value-type="string" office:string-value="| " calcext:value-type="string">
            <text:p>| </text:p>
          </table:table-cell>
          <table:table-cell table:formula="of:=CONCATENATE(&quot;| &quot;;TEXT([.L69];&quot;##&quot;))" office:value-type="string" office:string-value="| 16" calcext:value-type="string">
            <text:p>| 16</text:p>
          </table:table-cell>
          <table:table-cell table:formula="of:=CONCATENATE(&quot;| &quot;;TEXT([.M69];&quot;##&quot;))" office:value-type="string" office:string-value="| 329" calcext:value-type="string">
            <text:p>| 329</text:p>
          </table:table-cell>
          <table:table-cell table:formula="of:=CONCATENATE(&quot;| &quot;;TEXT([.N69];&quot;##&quot;))" office:value-type="string" office:string-value="| 329" calcext:value-type="string">
            <text:p>| 329</text:p>
          </table:table-cell>
          <table:table-cell table:formula="of:=CONCATENATE(&quot;| &quot;;TEXT([.O69];&quot;##&quot;))" office:value-type="string" office:string-value="| 439" calcext:value-type="string">
            <text:p>| 439</text:p>
          </table:table-cell>
          <table:table-cell table:style-name="Default"/>
          <table:table-cell table:formula="of:=[.N79]/[.N77]" office:value-type="float" office:value="1.98053116531165" calcext:value-type="float">
            <text:p>1.9805311653</text:p>
          </table:table-cell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88];[.C88];[.D88];[.F88];[.E88];[.G88];[.H88];[.J88];[.K88];[.L88];[.M88];[.N88];[.O88];[.P88])" office:value-type="string" office:string-value="| E| 90| 3| | -| -| detour| kerb-first| \fignum(detour-kerb-first)| 43| 496| 496| 567" calcext:value-type="string">
            <text:p>| E| 90| 3| | -| -| detour| kerb-first| \fignum(detour-kerb-first)| 43| 496| 496| 567</text:p>
          </table:table-cell>
          <table:table-cell table:formula="of:=CONCATENATE(&quot;| &quot;;[.B70])" office:value-type="string" office:string-value="| E" calcext:value-type="string">
            <text:p>| E</text:p>
          </table:table-cell>
          <table:table-cell table:formula="of:=CONCATENATE(&quot;| &quot;;[.C70])" office:value-type="string" office:string-value="| 90" calcext:value-type="string">
            <text:p>| 90</text:p>
          </table:table-cell>
          <table:table-cell table:formula="of:=CONCATENATE(&quot;| &quot;;[.D70])" office:value-type="string" office:string-value="| 3" calcext:value-type="string">
            <text:p>| 3</text:p>
          </table:table-cell>
          <table:table-cell table:formula="of:=CONCATENATE(&quot;| &quot;;[.E70])" office:value-type="string" office:string-value="| -" calcext:value-type="string">
            <text:p>| -</text:p>
          </table:table-cell>
          <table:table-cell table:formula="of:=CONCATENATE(&quot;| &quot;;[.F70])" office:value-type="string" office:string-value="| " calcext:value-type="string">
            <text:p>| </text:p>
          </table:table-cell>
          <table:table-cell table:formula="of:=CONCATENATE(&quot;| &quot;;[.G70])" office:value-type="string" office:string-value="| -" calcext:value-type="string">
            <text:p>| -</text:p>
          </table:table-cell>
          <table:table-cell table:formula="of:=CONCATENATE(&quot;| &quot;;[.H70])" office:value-type="string" office:string-value="| detour" calcext:value-type="string">
            <text:p>| detour</text:p>
          </table:table-cell>
          <table:table-cell table:formula="of:=CONCATENATE(&quot;| &quot;;[.I70])" office:value-type="string" office:string-value="| " calcext:value-type="string">
            <text:p>| </text:p>
          </table:table-cell>
          <table:table-cell table:formula="of:=CONCATENATE(&quot;| &quot;;[.J70])" office:value-type="string" office:string-value="| kerb-first" calcext:value-type="string">
            <text:p>| kerb-first</text:p>
          </table:table-cell>
          <table:table-cell table:formula="of:=CONCATENATE(&quot;| &quot;;[.K70])" office:value-type="string" office:string-value="| \fignum(detour-kerb-first)" calcext:value-type="string">
            <text:p>| \fignum(detour-kerb-first)</text:p>
          </table:table-cell>
          <table:table-cell table:formula="of:=CONCATENATE(&quot;| &quot;;TEXT([.L70];&quot;##&quot;))" office:value-type="string" office:string-value="| 43" calcext:value-type="string">
            <text:p>| 43</text:p>
          </table:table-cell>
          <table:table-cell table:formula="of:=CONCATENATE(&quot;| &quot;;TEXT([.M70];&quot;##&quot;))" office:value-type="string" office:string-value="| 496" calcext:value-type="string">
            <text:p>| 496</text:p>
          </table:table-cell>
          <table:table-cell table:formula="of:=CONCATENATE(&quot;| &quot;;TEXT([.N70];&quot;##&quot;))" office:value-type="string" office:string-value="| 496" calcext:value-type="string">
            <text:p>| 496</text:p>
          </table:table-cell>
          <table:table-cell table:formula="of:=CONCATENATE(&quot;| &quot;;TEXT([.O70];&quot;##&quot;))" office:value-type="string" office:string-value="| 567" calcext:value-type="string">
            <text:p>| 567</text:p>
          </table:table-cell>
          <table:table-cell table:style-name="Default"/>
          <table:table-cell/>
          <table:table-cell table:style-name="Default"/>
          <table:table-cell table:style-name="Default" table:formula="of:=[.O69]/[.O68]" office:value-type="float" office:value="1.11111111111111" calcext:value-type="float">
            <text:p>1.1111111111</text:p>
          </table:table-cell>
          <table:table-cell table:style-name="Default" table:number-columns-repeated="28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89];[.C89];[.D89];[.F89];[.E89];[.G89];[.H89];[.J89];[.K89];[.L89];[.M89];[.N89];[.O89];[.P89])" office:value-type="string" office:string-value="| E1| 90| 3| on fly-over| -| -| detour| kerb-first| | 43| 355| 355| 567" calcext:value-type="string">
            <text:p>| E1| 90| 3| on fly-over| -| -| detour| kerb-first| | 43| 355| 355| 567</text:p>
          </table:table-cell>
          <table:table-cell table:formula="of:=CONCATENATE(&quot;| &quot;;[.B71])" office:value-type="string" office:string-value="| E1" calcext:value-type="string">
            <text:p>| E1</text:p>
          </table:table-cell>
          <table:table-cell table:formula="of:=CONCATENATE(&quot;| &quot;;[.C71])" office:value-type="string" office:string-value="| 90" calcext:value-type="string">
            <text:p>| 90</text:p>
          </table:table-cell>
          <table:table-cell table:formula="of:=CONCATENATE(&quot;| &quot;;[.D71])" office:value-type="string" office:string-value="| 3" calcext:value-type="string">
            <text:p>| 3</text:p>
          </table:table-cell>
          <table:table-cell table:formula="of:=CONCATENATE(&quot;| &quot;;[.E71])" office:value-type="string" office:string-value="| -" calcext:value-type="string">
            <text:p>| -</text:p>
          </table:table-cell>
          <table:table-cell table:formula="of:=CONCATENATE(&quot;| &quot;;[.F71])" office:value-type="string" office:string-value="| on fly-over" calcext:value-type="string">
            <text:p>| on fly-over</text:p>
          </table:table-cell>
          <table:table-cell table:formula="of:=CONCATENATE(&quot;| &quot;;[.G71])" office:value-type="string" office:string-value="| -" calcext:value-type="string">
            <text:p>| -</text:p>
          </table:table-cell>
          <table:table-cell table:formula="of:=CONCATENATE(&quot;| &quot;;[.H71])" office:value-type="string" office:string-value="| detour" calcext:value-type="string">
            <text:p>| detour</text:p>
          </table:table-cell>
          <table:table-cell table:formula="of:=CONCATENATE(&quot;| &quot;;[.I71])" office:value-type="string" office:string-value="| " calcext:value-type="string">
            <text:p>| </text:p>
          </table:table-cell>
          <table:table-cell table:formula="of:=CONCATENATE(&quot;| &quot;;[.J71])" office:value-type="string" office:string-value="| kerb-first" calcext:value-type="string">
            <text:p>| kerb-first</text:p>
          </table:table-cell>
          <table:table-cell table:formula="of:=CONCATENATE(&quot;| &quot;;[.K71])" office:value-type="string" office:string-value="| " calcext:value-type="string">
            <text:p>| </text:p>
          </table:table-cell>
          <table:table-cell table:formula="of:=CONCATENATE(&quot;| &quot;;TEXT([.L71];&quot;##&quot;))" office:value-type="string" office:string-value="| 43" calcext:value-type="string">
            <text:p>| 43</text:p>
          </table:table-cell>
          <table:table-cell table:formula="of:=CONCATENATE(&quot;| &quot;;TEXT([.M71];&quot;##&quot;))" office:value-type="string" office:string-value="| 355" calcext:value-type="string">
            <text:p>| 355</text:p>
          </table:table-cell>
          <table:table-cell table:formula="of:=CONCATENATE(&quot;| &quot;;TEXT([.N71];&quot;##&quot;))" office:value-type="string" office:string-value="| 355" calcext:value-type="string">
            <text:p>| 355</text:p>
          </table:table-cell>
          <table:table-cell table:formula="of:=CONCATENATE(&quot;| &quot;;TEXT([.O71];&quot;##&quot;))" office:value-type="string" office:string-value="| 567" calcext:value-type="string">
            <text:p>| 567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0];[.C90];[.D90];[.F90];[.E90];[.G90];[.H90];[.J90];[.K90];[.L90];[.M90];[.N90];[.O90];[.P90])" office:value-type="string" office:string-value="| I| 90| 2| | detour| kerb-first| detour| kerb-first| | 41| 819| 819| 1092" calcext:value-type="string">
            <text:p>| I| 90| 2| | detour| kerb-first| detour| kerb-first| | 41| 819| 819| 1092</text:p>
          </table:table-cell>
          <table:table-cell table:formula="of:=CONCATENATE(&quot;| &quot;;[.B72])" office:value-type="string" office:string-value="| I" calcext:value-type="string">
            <text:p>| I</text:p>
          </table:table-cell>
          <table:table-cell table:formula="of:=CONCATENATE(&quot;| &quot;;[.C72])" office:value-type="string" office:string-value="| 90" calcext:value-type="string">
            <text:p>| 90</text:p>
          </table:table-cell>
          <table:table-cell table:formula="of:=CONCATENATE(&quot;| &quot;;[.D72])" office:value-type="string" office:string-value="| 2" calcext:value-type="string">
            <text:p>| 2</text:p>
          </table:table-cell>
          <table:table-cell table:formula="of:=CONCATENATE(&quot;| &quot;;[.E72])" office:value-type="string" office:string-value="| detour" calcext:value-type="string">
            <text:p>| detour</text:p>
          </table:table-cell>
          <table:table-cell table:formula="of:=CONCATENATE(&quot;| &quot;;[.F72])" office:value-type="string" office:string-value="| " calcext:value-type="string">
            <text:p>| </text:p>
          </table:table-cell>
          <table:table-cell table:formula="of:=CONCATENATE(&quot;| &quot;;[.G72])" office:value-type="string" office:string-value="| kerb-first" calcext:value-type="string">
            <text:p>| kerb-first</text:p>
          </table:table-cell>
          <table:table-cell table:formula="of:=CONCATENATE(&quot;| &quot;;[.H72])" office:value-type="string" office:string-value="| detour" calcext:value-type="string">
            <text:p>| detour</text:p>
          </table:table-cell>
          <table:table-cell table:formula="of:=CONCATENATE(&quot;| &quot;;[.I72])" office:value-type="string" office:string-value="| " calcext:value-type="string">
            <text:p>| </text:p>
          </table:table-cell>
          <table:table-cell table:formula="of:=CONCATENATE(&quot;| &quot;;[.J72])" office:value-type="string" office:string-value="| kerb-first" calcext:value-type="string">
            <text:p>| kerb-first</text:p>
          </table:table-cell>
          <table:table-cell table:formula="of:=CONCATENATE(&quot;| &quot;;[.K72])" office:value-type="string" office:string-value="| " calcext:value-type="string">
            <text:p>| </text:p>
          </table:table-cell>
          <table:table-cell table:formula="of:=CONCATENATE(&quot;| &quot;;TEXT([.L72];&quot;##&quot;))" office:value-type="string" office:string-value="| 41" calcext:value-type="string">
            <text:p>| 41</text:p>
          </table:table-cell>
          <table:table-cell table:formula="of:=CONCATENATE(&quot;| &quot;;TEXT([.M72];&quot;##&quot;))" office:value-type="string" office:string-value="| 819" calcext:value-type="string">
            <text:p>| 819</text:p>
          </table:table-cell>
          <table:table-cell table:formula="of:=CONCATENATE(&quot;| &quot;;TEXT([.N72];&quot;##&quot;))" office:value-type="string" office:string-value="| 819" calcext:value-type="string">
            <text:p>| 819</text:p>
          </table:table-cell>
          <table:table-cell table:formula="of:=CONCATENATE(&quot;| &quot;;TEXT([.O72];&quot;##&quot;))" office:value-type="string" office:string-value="| 1092" calcext:value-type="string">
            <text:p>| 1092</text:p>
          </table:table-cell>
          <table:table-cell table:style-name="Default"/>
          <table:table-cell table:formula="of:=[.O63]/[.AY40]" office:value-type="float" office:value="0.606396746163801" calcext:value-type="float">
            <text:p>0.6063967462</text:p>
          </table:table-cell>
          <table:table-cell table:style-name="Default" table:formula="of:=[.O78]/[.O77]" office:value-type="float" office:value="1.1447619047619" calcext:value-type="float">
            <text:p>1.1447619048</text:p>
          </table:table-cell>
          <table:table-cell table:style-name="Default" table:number-columns-repeated="29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1];[.C91];[.D91];[.F91];[.E91];[.G91];[.H91];[.J91];[.K91];[.L91];[.M91];[.N91];[.O91];[.P91])" office:value-type="string" office:string-value="| I1| 90| 2| on fly-over| detour| kerb-first| detour| kerb-first| | 27| 729| 729| 1458" calcext:value-type="string">
            <text:p>| I1| 90| 2| on fly-over| detour| kerb-first| detour| kerb-first| | 27| 729| 729| 1458</text:p>
          </table:table-cell>
          <table:table-cell table:formula="of:=CONCATENATE(&quot;| &quot;;[.B73])" office:value-type="string" office:string-value="| I1" calcext:value-type="string">
            <text:p>| I1</text:p>
          </table:table-cell>
          <table:table-cell table:formula="of:=CONCATENATE(&quot;| &quot;;[.C73])" office:value-type="string" office:string-value="| 90" calcext:value-type="string">
            <text:p>| 90</text:p>
          </table:table-cell>
          <table:table-cell table:formula="of:=CONCATENATE(&quot;| &quot;;[.D73])" office:value-type="string" office:string-value="| 2" calcext:value-type="string">
            <text:p>| 2</text:p>
          </table:table-cell>
          <table:table-cell table:formula="of:=CONCATENATE(&quot;| &quot;;[.E73])" office:value-type="string" office:string-value="| detour" calcext:value-type="string">
            <text:p>| detour</text:p>
          </table:table-cell>
          <table:table-cell table:formula="of:=CONCATENATE(&quot;| &quot;;[.F73])" office:value-type="string" office:string-value="| on fly-over" calcext:value-type="string">
            <text:p>| on fly-over</text:p>
          </table:table-cell>
          <table:table-cell table:formula="of:=CONCATENATE(&quot;| &quot;;[.G73])" office:value-type="string" office:string-value="| kerb-first" calcext:value-type="string">
            <text:p>| kerb-first</text:p>
          </table:table-cell>
          <table:table-cell table:formula="of:=CONCATENATE(&quot;| &quot;;[.H73])" office:value-type="string" office:string-value="| detour" calcext:value-type="string">
            <text:p>| detour</text:p>
          </table:table-cell>
          <table:table-cell table:formula="of:=CONCATENATE(&quot;| &quot;;[.I73])" office:value-type="string" office:string-value="| " calcext:value-type="string">
            <text:p>| </text:p>
          </table:table-cell>
          <table:table-cell table:formula="of:=CONCATENATE(&quot;| &quot;;[.J73])" office:value-type="string" office:string-value="| kerb-first" calcext:value-type="string">
            <text:p>| kerb-first</text:p>
          </table:table-cell>
          <table:table-cell table:formula="of:=CONCATENATE(&quot;| &quot;;[.K73])" office:value-type="string" office:string-value="| " calcext:value-type="string">
            <text:p>| </text:p>
          </table:table-cell>
          <table:table-cell table:formula="of:=CONCATENATE(&quot;| &quot;;TEXT([.L73];&quot;##&quot;))" office:value-type="string" office:string-value="| 27" calcext:value-type="string">
            <text:p>| 27</text:p>
          </table:table-cell>
          <table:table-cell table:formula="of:=CONCATENATE(&quot;| &quot;;TEXT([.M73];&quot;##&quot;))" office:value-type="string" office:string-value="| 729" calcext:value-type="string">
            <text:p>| 729</text:p>
          </table:table-cell>
          <table:table-cell table:formula="of:=CONCATENATE(&quot;| &quot;;TEXT([.N73];&quot;##&quot;))" office:value-type="string" office:string-value="| 729" calcext:value-type="string">
            <text:p>| 729</text:p>
          </table:table-cell>
          <table:table-cell table:formula="of:=CONCATENATE(&quot;| &quot;;TEXT([.O73];&quot;##&quot;))" office:value-type="string" office:string-value="| 1458" calcext:value-type="string">
            <text:p>| 1458</text:p>
          </table:table-cell>
          <table:table-cell table:style-name="Default"/>
          <table:table-cell table:formula="of:=[.N63]/[.N55]" office:value-type="float" office:value="2.07424562665827" calcext:value-type="float">
            <text:p>2.0742456267</text:p>
          </table:table-cell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2];[.C92];[.D92];[.F92];[.E92];[.G92];[.H92];[.J92];[.K92];[.L92];[.M92];[.N92];[.O92];[.P92])" office:value-type="string" office:string-value="| I2| 90| 2| on fly-over| detour| loop onto flyover| detour| Kerb-first onto flyover| \fignum(real-kerb)| 49| 547| 547| 875" calcext:value-type="string">
            <text:p>| I2| 90| 2| on fly-over| detour| loop onto flyover| detour| Kerb-first onto flyover| \fignum(real-kerb)| 49| 547| 547| 875</text:p>
          </table:table-cell>
          <table:table-cell table:formula="of:=CONCATENATE(&quot;| &quot;;[.B74])" office:value-type="string" office:string-value="| I2" calcext:value-type="string">
            <text:p>| I2</text:p>
          </table:table-cell>
          <table:table-cell table:formula="of:=CONCATENATE(&quot;| &quot;;[.C74])" office:value-type="string" office:string-value="| 90" calcext:value-type="string">
            <text:p>| 90</text:p>
          </table:table-cell>
          <table:table-cell table:formula="of:=CONCATENATE(&quot;| &quot;;[.D74])" office:value-type="string" office:string-value="| 2" calcext:value-type="string">
            <text:p>| 2</text:p>
          </table:table-cell>
          <table:table-cell table:formula="of:=CONCATENATE(&quot;| &quot;;[.E74])" office:value-type="string" office:string-value="| detour" calcext:value-type="string">
            <text:p>| detour</text:p>
          </table:table-cell>
          <table:table-cell table:formula="of:=CONCATENATE(&quot;| &quot;;[.F74])" office:value-type="string" office:string-value="| on fly-over" calcext:value-type="string">
            <text:p>| on fly-over</text:p>
          </table:table-cell>
          <table:table-cell table:formula="of:=CONCATENATE(&quot;| &quot;;[.G74])" office:value-type="string" office:string-value="| loop onto flyover" calcext:value-type="string">
            <text:p>| loop onto flyover</text:p>
          </table:table-cell>
          <table:table-cell table:formula="of:=CONCATENATE(&quot;| &quot;;[.H74])" office:value-type="string" office:string-value="| detour" calcext:value-type="string">
            <text:p>| detour</text:p>
          </table:table-cell>
          <table:table-cell table:formula="of:=CONCATENATE(&quot;| &quot;;[.I74])" office:value-type="string" office:string-value="| " calcext:value-type="string">
            <text:p>| </text:p>
          </table:table-cell>
          <table:table-cell table:formula="of:=CONCATENATE(&quot;| &quot;;[.J74])" office:value-type="string" office:string-value="| Kerb-first onto flyover" calcext:value-type="string">
            <text:p>| Kerb-first onto flyover</text:p>
          </table:table-cell>
          <table:table-cell table:formula="of:=CONCATENATE(&quot;| &quot;;[.K74])" office:value-type="string" office:string-value="| \fignum(real-kerb)" calcext:value-type="string">
            <text:p>| \fignum(real-kerb)</text:p>
          </table:table-cell>
          <table:table-cell table:formula="of:=CONCATENATE(&quot;| &quot;;TEXT([.L74];&quot;##&quot;))" office:value-type="string" office:string-value="| 49" calcext:value-type="string">
            <text:p>| 49</text:p>
          </table:table-cell>
          <table:table-cell table:formula="of:=CONCATENATE(&quot;| &quot;;TEXT([.M74];&quot;##&quot;))" office:value-type="string" office:string-value="| 547" calcext:value-type="string">
            <text:p>| 547</text:p>
          </table:table-cell>
          <table:table-cell table:formula="of:=CONCATENATE(&quot;| &quot;;TEXT([.N74];&quot;##&quot;))" office:value-type="string" office:string-value="| 547" calcext:value-type="string">
            <text:p>| 547</text:p>
          </table:table-cell>
          <table:table-cell table:formula="of:=CONCATENATE(&quot;| &quot;;TEXT([.O74];&quot;##&quot;))" office:value-type="string" office:string-value="| 875" calcext:value-type="string">
            <text:p>| 875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3];[.C93];[.D93];[.F93];[.E93];[.G93];[.H93];[.J93];[.K93];[.L93];[.M93];[.N93];[.O93];[.P93])" office:value-type="string" office:string-value="| J| 90| 2| | -| loop| -| loop| | 41| 819| 655| 655" calcext:value-type="string">
            <text:p>| J| 90| 2| | -| loop| -| loop| | 41| 819| 655| 655</text:p>
          </table:table-cell>
          <table:table-cell table:formula="of:=CONCATENATE(&quot;| &quot;;[.B75])" office:value-type="string" office:string-value="| J" calcext:value-type="string">
            <text:p>| J</text:p>
          </table:table-cell>
          <table:table-cell table:formula="of:=CONCATENATE(&quot;| &quot;;[.C75])" office:value-type="string" office:string-value="| 90" calcext:value-type="string">
            <text:p>| 90</text:p>
          </table:table-cell>
          <table:table-cell table:formula="of:=CONCATENATE(&quot;| &quot;;[.D75])" office:value-type="string" office:string-value="| 2" calcext:value-type="string">
            <text:p>| 2</text:p>
          </table:table-cell>
          <table:table-cell table:formula="of:=CONCATENATE(&quot;| &quot;;[.E75])" office:value-type="string" office:string-value="| -" calcext:value-type="string">
            <text:p>| -</text:p>
          </table:table-cell>
          <table:table-cell table:formula="of:=CONCATENATE(&quot;| &quot;;[.F75])" office:value-type="string" office:string-value="| " calcext:value-type="string">
            <text:p>| </text:p>
          </table:table-cell>
          <table:table-cell table:formula="of:=CONCATENATE(&quot;| &quot;;[.G75])" office:value-type="string" office:string-value="| loop" calcext:value-type="string">
            <text:p>| loop</text:p>
          </table:table-cell>
          <table:table-cell table:formula="of:=CONCATENATE(&quot;| &quot;;[.H75])" office:value-type="string" office:string-value="| -" calcext:value-type="string">
            <text:p>| -</text:p>
          </table:table-cell>
          <table:table-cell table:formula="of:=CONCATENATE(&quot;| &quot;;[.I75])" office:value-type="string" office:string-value="| " calcext:value-type="string">
            <text:p>| </text:p>
          </table:table-cell>
          <table:table-cell table:formula="of:=CONCATENATE(&quot;| &quot;;[.J75])" office:value-type="string" office:string-value="| loop" calcext:value-type="string">
            <text:p>| loop</text:p>
          </table:table-cell>
          <table:table-cell table:formula="of:=CONCATENATE(&quot;| &quot;;[.K75])" office:value-type="string" office:string-value="| " calcext:value-type="string">
            <text:p>| </text:p>
          </table:table-cell>
          <table:table-cell table:formula="of:=CONCATENATE(&quot;| &quot;;TEXT([.L75];&quot;##&quot;))" office:value-type="string" office:string-value="| 41" calcext:value-type="string">
            <text:p>| 41</text:p>
          </table:table-cell>
          <table:table-cell table:formula="of:=CONCATENATE(&quot;| &quot;;TEXT([.M75];&quot;##&quot;))" office:value-type="string" office:string-value="| 819" calcext:value-type="string">
            <text:p>| 819</text:p>
          </table:table-cell>
          <table:table-cell table:formula="of:=CONCATENATE(&quot;| &quot;;TEXT([.N75];&quot;##&quot;))" office:value-type="string" office:string-value="| 655" calcext:value-type="string">
            <text:p>| 655</text:p>
          </table:table-cell>
          <table:table-cell table:formula="of:=CONCATENATE(&quot;| &quot;;TEXT([.O75];&quot;##&quot;))" office:value-type="string" office:string-value="| 655" calcext:value-type="string">
            <text:p>| 655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4];[.C94];[.D94];[.F94];[.E94];[.G94];[.H94];[.J94];[.K94];[.L94];[.M94];[.N94];[.O94];[.P94])" office:value-type="string" office:string-value="| J1| 90| 2| on fly-over| -| loop| -| loop| | 39| 691| 518| 691" calcext:value-type="string">
            <text:p>| J1| 90| 2| on fly-over| -| loop| -| loop| | 39| 691| 518| 691</text:p>
          </table:table-cell>
          <table:table-cell table:formula="of:=CONCATENATE(&quot;| &quot;;[.B76])" office:value-type="string" office:string-value="| J1" calcext:value-type="string">
            <text:p>| J1</text:p>
          </table:table-cell>
          <table:table-cell table:formula="of:=CONCATENATE(&quot;| &quot;;[.C76])" office:value-type="string" office:string-value="| 90" calcext:value-type="string">
            <text:p>| 90</text:p>
          </table:table-cell>
          <table:table-cell table:formula="of:=CONCATENATE(&quot;| &quot;;[.D76])" office:value-type="string" office:string-value="| 2" calcext:value-type="string">
            <text:p>| 2</text:p>
          </table:table-cell>
          <table:table-cell table:formula="of:=CONCATENATE(&quot;| &quot;;[.E76])" office:value-type="string" office:string-value="| -" calcext:value-type="string">
            <text:p>| -</text:p>
          </table:table-cell>
          <table:table-cell table:formula="of:=CONCATENATE(&quot;| &quot;;[.F76])" office:value-type="string" office:string-value="| on fly-over" calcext:value-type="string">
            <text:p>| on fly-over</text:p>
          </table:table-cell>
          <table:table-cell table:formula="of:=CONCATENATE(&quot;| &quot;;[.G76])" office:value-type="string" office:string-value="| loop" calcext:value-type="string">
            <text:p>| loop</text:p>
          </table:table-cell>
          <table:table-cell table:formula="of:=CONCATENATE(&quot;| &quot;;[.H76])" office:value-type="string" office:string-value="| -" calcext:value-type="string">
            <text:p>| -</text:p>
          </table:table-cell>
          <table:table-cell table:formula="of:=CONCATENATE(&quot;| &quot;;[.I76])" office:value-type="string" office:string-value="| " calcext:value-type="string">
            <text:p>| </text:p>
          </table:table-cell>
          <table:table-cell table:formula="of:=CONCATENATE(&quot;| &quot;;[.J76])" office:value-type="string" office:string-value="| loop" calcext:value-type="string">
            <text:p>| loop</text:p>
          </table:table-cell>
          <table:table-cell table:formula="of:=CONCATENATE(&quot;| &quot;;[.K76])" office:value-type="string" office:string-value="| " calcext:value-type="string">
            <text:p>| </text:p>
          </table:table-cell>
          <table:table-cell table:formula="of:=CONCATENATE(&quot;| &quot;;TEXT([.L76];&quot;##&quot;))" office:value-type="string" office:string-value="| 39" calcext:value-type="string">
            <text:p>| 39</text:p>
          </table:table-cell>
          <table:table-cell table:formula="of:=CONCATENATE(&quot;| &quot;;TEXT([.M76];&quot;##&quot;))" office:value-type="string" office:string-value="| 691" calcext:value-type="string">
            <text:p>| 691</text:p>
          </table:table-cell>
          <table:table-cell table:formula="of:=CONCATENATE(&quot;| &quot;;TEXT([.N76];&quot;##&quot;))" office:value-type="string" office:string-value="| 518" calcext:value-type="string">
            <text:p>| 518</text:p>
          </table:table-cell>
          <table:table-cell table:formula="of:=CONCATENATE(&quot;| &quot;;TEXT([.O76];&quot;##&quot;))" office:value-type="string" office:string-value="| 691" calcext:value-type="string">
            <text:p>| 691</text:p>
          </table:table-cell>
          <table:table-cell table:style-name="Default"/>
          <table:table-cell table:formula="of:=[.M59]/[.M55]" office:value-type="float" office:value="1.25663094022794" calcext:value-type="float">
            <text:p>1.2566309402</text:p>
          </table:table-cell>
          <table:table-cell table:style-name="Default" table:formula="of:=[.N59]/[.N58]" office:value-type="float" office:value="1.34040633624314" calcext:value-type="float">
            <text:p>1.3404063362</text:p>
          </table:table-cell>
          <table:table-cell table:style-name="Default" table:formula="of:=[.O59]/[.O58]" office:value-type="float" office:value="1.14891971677983" calcext:value-type="float">
            <text:p>1.1489197168</text:p>
          </table:table-cell>
          <table:table-cell table:style-name="Default" table:number-columns-repeated="28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5];[.C95];[.D95];[.F95];[.E95];[.G95];[.H95];[.J95];[.K95];[.L95];[.M95];[.N95];[.O95];[.P95])" office:value-type="string" office:string-value="| K| 90| 2| | detour| loop| detour| loop| | 41| 819| 614| 819" calcext:value-type="string">
            <text:p>| K| 90| 2| | detour| loop| detour| loop| | 41| 819| 614| 819</text:p>
          </table:table-cell>
          <table:table-cell table:formula="of:=CONCATENATE(&quot;| &quot;;[.B77])" office:value-type="string" office:string-value="| K" calcext:value-type="string">
            <text:p>| K</text:p>
          </table:table-cell>
          <table:table-cell table:formula="of:=CONCATENATE(&quot;| &quot;;[.C77])" office:value-type="string" office:string-value="| 90" calcext:value-type="string">
            <text:p>| 90</text:p>
          </table:table-cell>
          <table:table-cell table:formula="of:=CONCATENATE(&quot;| &quot;;[.D77])" office:value-type="string" office:string-value="| 2" calcext:value-type="string">
            <text:p>| 2</text:p>
          </table:table-cell>
          <table:table-cell table:formula="of:=CONCATENATE(&quot;| &quot;;[.E77])" office:value-type="string" office:string-value="| detour" calcext:value-type="string">
            <text:p>| detour</text:p>
          </table:table-cell>
          <table:table-cell table:formula="of:=CONCATENATE(&quot;| &quot;;[.F77])" office:value-type="string" office:string-value="| " calcext:value-type="string">
            <text:p>| </text:p>
          </table:table-cell>
          <table:table-cell table:formula="of:=CONCATENATE(&quot;| &quot;;[.G77])" office:value-type="string" office:string-value="| loop" calcext:value-type="string">
            <text:p>| loop</text:p>
          </table:table-cell>
          <table:table-cell table:formula="of:=CONCATENATE(&quot;| &quot;;[.H77])" office:value-type="string" office:string-value="| detour" calcext:value-type="string">
            <text:p>| detour</text:p>
          </table:table-cell>
          <table:table-cell table:formula="of:=CONCATENATE(&quot;| &quot;;[.I77])" office:value-type="string" office:string-value="| " calcext:value-type="string">
            <text:p>| </text:p>
          </table:table-cell>
          <table:table-cell table:formula="of:=CONCATENATE(&quot;| &quot;;[.J77])" office:value-type="string" office:string-value="| loop" calcext:value-type="string">
            <text:p>| loop</text:p>
          </table:table-cell>
          <table:table-cell table:formula="of:=CONCATENATE(&quot;| &quot;;[.K77])" office:value-type="string" office:string-value="| " calcext:value-type="string">
            <text:p>| </text:p>
          </table:table-cell>
          <table:table-cell table:formula="of:=CONCATENATE(&quot;| &quot;;TEXT([.L77];&quot;##&quot;))" office:value-type="string" office:string-value="| 41" calcext:value-type="string">
            <text:p>| 41</text:p>
          </table:table-cell>
          <table:table-cell table:formula="of:=CONCATENATE(&quot;| &quot;;TEXT([.M77];&quot;##&quot;))" office:value-type="string" office:string-value="| 819" calcext:value-type="string">
            <text:p>| 819</text:p>
          </table:table-cell>
          <table:table-cell table:formula="of:=CONCATENATE(&quot;| &quot;;TEXT([.N77];&quot;##&quot;))" office:value-type="string" office:string-value="| 614" calcext:value-type="string">
            <text:p>| 614</text:p>
          </table:table-cell>
          <table:table-cell table:formula="of:=CONCATENATE(&quot;| &quot;;TEXT([.O77];&quot;##&quot;))" office:value-type="string" office:string-value="| 819" calcext:value-type="string">
            <text:p>| 819</text:p>
          </table:table-cell>
          <table:table-cell table:style-name="Default"/>
          <table:table-cell table:formula="of:=[.M60]/[.M55]" office:value-type="float" office:value="2.07424562665827" calcext:value-type="float">
            <text:p>2.0742456267</text:p>
          </table:table-cell>
          <table:table-cell table:style-name="Default" table:formula="of:=[.N60]/[.N55]" office:value-type="float" office:value="1.81496492332599" calcext:value-type="float">
            <text:p>1.8149649233</text:p>
          </table:table-cell>
          <table:table-cell table:style-name="Default" table:formula="of:=[.O60]/[.O55]" office:value-type="float" office:value="2.07424562665827" calcext:value-type="float">
            <text:p>2.0742456267</text:p>
          </table:table-cell>
          <table:table-cell table:style-name="Default" table:number-columns-repeated="28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6];[.C96];[.D96];[.F96];[.E96];[.G96];[.H96];[.J96];[.K96];[.L96];[.M96];[.N96];[.O96];[.P96])" office:value-type="string" office:string-value="| K1| 90| 2| on fly-over| detour| loop| detour| loop| | 35| 703| 469| 937" calcext:value-type="string">
            <text:p>| K1| 90| 2| on fly-over| detour| loop| detour| loop| | 35| 703| 469| 937</text:p>
          </table:table-cell>
          <table:table-cell table:formula="of:=CONCATENATE(&quot;| &quot;;[.B78])" office:value-type="string" office:string-value="| K1" calcext:value-type="string">
            <text:p>| K1</text:p>
          </table:table-cell>
          <table:table-cell table:formula="of:=CONCATENATE(&quot;| &quot;;[.C78])" office:value-type="string" office:string-value="| 90" calcext:value-type="string">
            <text:p>| 90</text:p>
          </table:table-cell>
          <table:table-cell table:formula="of:=CONCATENATE(&quot;| &quot;;[.D78])" office:value-type="string" office:string-value="| 2" calcext:value-type="string">
            <text:p>| 2</text:p>
          </table:table-cell>
          <table:table-cell table:formula="of:=CONCATENATE(&quot;| &quot;;[.E78])" office:value-type="string" office:string-value="| detour" calcext:value-type="string">
            <text:p>| detour</text:p>
          </table:table-cell>
          <table:table-cell table:formula="of:=CONCATENATE(&quot;| &quot;;[.F78])" office:value-type="string" office:string-value="| on fly-over" calcext:value-type="string">
            <text:p>| on fly-over</text:p>
          </table:table-cell>
          <table:table-cell table:formula="of:=CONCATENATE(&quot;| &quot;;[.G78])" office:value-type="string" office:string-value="| loop" calcext:value-type="string">
            <text:p>| loop</text:p>
          </table:table-cell>
          <table:table-cell table:formula="of:=CONCATENATE(&quot;| &quot;;[.H78])" office:value-type="string" office:string-value="| detour" calcext:value-type="string">
            <text:p>| detour</text:p>
          </table:table-cell>
          <table:table-cell table:formula="of:=CONCATENATE(&quot;| &quot;;[.I78])" office:value-type="string" office:string-value="| " calcext:value-type="string">
            <text:p>| </text:p>
          </table:table-cell>
          <table:table-cell table:formula="of:=CONCATENATE(&quot;| &quot;;[.J78])" office:value-type="string" office:string-value="| loop" calcext:value-type="string">
            <text:p>| loop</text:p>
          </table:table-cell>
          <table:table-cell table:formula="of:=CONCATENATE(&quot;| &quot;;[.K78])" office:value-type="string" office:string-value="| " calcext:value-type="string">
            <text:p>| </text:p>
          </table:table-cell>
          <table:table-cell table:formula="of:=CONCATENATE(&quot;| &quot;;TEXT([.L78];&quot;##&quot;))" office:value-type="string" office:string-value="| 35" calcext:value-type="string">
            <text:p>| 35</text:p>
          </table:table-cell>
          <table:table-cell table:formula="of:=CONCATENATE(&quot;| &quot;;TEXT([.M78];&quot;##&quot;))" office:value-type="string" office:string-value="| 703" calcext:value-type="string">
            <text:p>| 703</text:p>
          </table:table-cell>
          <table:table-cell table:formula="of:=CONCATENATE(&quot;| &quot;;TEXT([.N78];&quot;##&quot;))" office:value-type="string" office:string-value="| 469" calcext:value-type="string">
            <text:p>| 469</text:p>
          </table:table-cell>
          <table:table-cell table:formula="of:=CONCATENATE(&quot;| &quot;;TEXT([.O78];&quot;##&quot;))" office:value-type="string" office:string-value="| 937" calcext:value-type="string">
            <text:p>| 937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7];[.C97];[.D97];[.F97];[.E97];[.G97];[.H97];[.J97];[.K97];[.L97];[.M97];[.N97];[.O97];[.P97])" office:value-type="string" office:string-value="| K2| 90| 1| on fly-over| detour| loop onto flyover| detour| loop onto flyover| \fignum(real-clove)| 10| 1520| 1216| 1216" calcext:value-type="string">
            <text:p>| K2| 90| 1| on fly-over| detour| loop onto flyover| detour| loop onto flyover| \fignum(real-clove)| 10| 1520| 1216| 1216</text:p>
          </table:table-cell>
          <table:table-cell table:formula="of:=CONCATENATE(&quot;| &quot;;[.B79])" office:value-type="string" office:string-value="| K2" calcext:value-type="string">
            <text:p>| K2</text:p>
          </table:table-cell>
          <table:table-cell table:formula="of:=CONCATENATE(&quot;| &quot;;[.C79])" office:value-type="string" office:string-value="| 90" calcext:value-type="string">
            <text:p>| 90</text:p>
          </table:table-cell>
          <table:table-cell table:formula="of:=CONCATENATE(&quot;| &quot;;[.D79])" office:value-type="string" office:string-value="| 1" calcext:value-type="string">
            <text:p>| 1</text:p>
          </table:table-cell>
          <table:table-cell table:formula="of:=CONCATENATE(&quot;| &quot;;[.E79])" office:value-type="string" office:string-value="| detour" calcext:value-type="string">
            <text:p>| detour</text:p>
          </table:table-cell>
          <table:table-cell table:formula="of:=CONCATENATE(&quot;| &quot;;[.F79])" office:value-type="string" office:string-value="| on fly-over" calcext:value-type="string">
            <text:p>| on fly-over</text:p>
          </table:table-cell>
          <table:table-cell table:formula="of:=CONCATENATE(&quot;| &quot;;[.G79])" office:value-type="string" office:string-value="| loop onto flyover" calcext:value-type="string">
            <text:p>| loop onto flyover</text:p>
          </table:table-cell>
          <table:table-cell table:formula="of:=CONCATENATE(&quot;| &quot;;[.H79])" office:value-type="string" office:string-value="| detour" calcext:value-type="string">
            <text:p>| detour</text:p>
          </table:table-cell>
          <table:table-cell table:formula="of:=CONCATENATE(&quot;| &quot;;[.I79])" office:value-type="string" office:string-value="| " calcext:value-type="string">
            <text:p>| </text:p>
          </table:table-cell>
          <table:table-cell table:formula="of:=CONCATENATE(&quot;| &quot;;[.J79])" office:value-type="string" office:string-value="| loop onto flyover" calcext:value-type="string">
            <text:p>| loop onto flyover</text:p>
          </table:table-cell>
          <table:table-cell table:formula="of:=CONCATENATE(&quot;| &quot;;[.K79])" office:value-type="string" office:string-value="| \fignum(real-clove)" calcext:value-type="string">
            <text:p>| \fignum(real-clove)</text:p>
          </table:table-cell>
          <table:table-cell table:formula="of:=CONCATENATE(&quot;| &quot;;TEXT([.L79];&quot;##&quot;))" office:value-type="string" office:string-value="| 10" calcext:value-type="string">
            <text:p>| 10</text:p>
          </table:table-cell>
          <table:table-cell table:formula="of:=CONCATENATE(&quot;| &quot;;TEXT([.M79];&quot;##&quot;))" office:value-type="string" office:string-value="| 1520" calcext:value-type="string">
            <text:p>| 1520</text:p>
          </table:table-cell>
          <table:table-cell table:formula="of:=CONCATENATE(&quot;| &quot;;TEXT([.N79];&quot;##&quot;))" office:value-type="string" office:string-value="| 1216" calcext:value-type="string">
            <text:p>| 1216</text:p>
          </table:table-cell>
          <table:table-cell table:formula="of:=CONCATENATE(&quot;| &quot;;TEXT([.O79];&quot;##&quot;))" office:value-type="string" office:string-value="| 1216" calcext:value-type="string">
            <text:p>| 1216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8];[.C98];[.D98];[.F98];[.E98];[.G98];[.H98];[.J98];[.K98];[.L98];[.M98];[.N98];[.O98];[.P98])" office:value-type="string" office:string-value="| K3| 60| 1| on fly-over| detour| loop onto flyover| detour| loop onto flyover| \fignum(real-clove)| 10| 1380| 1104| 1104" calcext:value-type="string">
            <text:p>| K3| 60| 1| on fly-over| detour| loop onto flyover| detour| loop onto flyover| \fignum(real-clove)| 10| 1380| 1104| 1104</text:p>
          </table:table-cell>
          <table:table-cell table:formula="of:=CONCATENATE(&quot;| &quot;;[.B80])" office:value-type="string" office:string-value="| K3" calcext:value-type="string">
            <text:p>| K3</text:p>
          </table:table-cell>
          <table:table-cell table:formula="of:=CONCATENATE(&quot;| &quot;;[.C80])" office:value-type="string" office:string-value="| 60" calcext:value-type="string">
            <text:p>| 60</text:p>
          </table:table-cell>
          <table:table-cell table:formula="of:=CONCATENATE(&quot;| &quot;;[.D80])" office:value-type="string" office:string-value="| 1" calcext:value-type="string">
            <text:p>| 1</text:p>
          </table:table-cell>
          <table:table-cell table:formula="of:=CONCATENATE(&quot;| &quot;;[.E80])" office:value-type="string" office:string-value="| detour" calcext:value-type="string">
            <text:p>| detour</text:p>
          </table:table-cell>
          <table:table-cell table:formula="of:=CONCATENATE(&quot;| &quot;;[.F80])" office:value-type="string" office:string-value="| on fly-over" calcext:value-type="string">
            <text:p>| on fly-over</text:p>
          </table:table-cell>
          <table:table-cell table:formula="of:=CONCATENATE(&quot;| &quot;;[.G80])" office:value-type="string" office:string-value="| loop onto flyover" calcext:value-type="string">
            <text:p>| loop onto flyover</text:p>
          </table:table-cell>
          <table:table-cell table:formula="of:=CONCATENATE(&quot;| &quot;;[.H80])" office:value-type="string" office:string-value="| detour" calcext:value-type="string">
            <text:p>| detour</text:p>
          </table:table-cell>
          <table:table-cell table:formula="of:=CONCATENATE(&quot;| &quot;;[.I80])" office:value-type="string" office:string-value="| " calcext:value-type="string">
            <text:p>| </text:p>
          </table:table-cell>
          <table:table-cell table:formula="of:=CONCATENATE(&quot;| &quot;;[.J80])" office:value-type="string" office:string-value="| loop onto flyover" calcext:value-type="string">
            <text:p>| loop onto flyover</text:p>
          </table:table-cell>
          <table:table-cell table:formula="of:=CONCATENATE(&quot;| &quot;;[.K80])" office:value-type="string" office:string-value="| \fignum(real-clove)" calcext:value-type="string">
            <text:p>| \fignum(real-clove)</text:p>
          </table:table-cell>
          <table:table-cell table:formula="of:=CONCATENATE(&quot;| &quot;;TEXT([.L80];&quot;##&quot;))" office:value-type="string" office:string-value="| 10" calcext:value-type="string">
            <text:p>| 10</text:p>
          </table:table-cell>
          <table:table-cell table:formula="of:=CONCATENATE(&quot;| &quot;;TEXT([.M80];&quot;##&quot;))" office:value-type="string" office:string-value="| 1380" calcext:value-type="string">
            <text:p>| 1380</text:p>
          </table:table-cell>
          <table:table-cell table:formula="of:=CONCATENATE(&quot;| &quot;;TEXT([.N80];&quot;##&quot;))" office:value-type="string" office:string-value="| 1104" calcext:value-type="string">
            <text:p>| 1104</text:p>
          </table:table-cell>
          <table:table-cell table:formula="of:=CONCATENATE(&quot;| &quot;;TEXT([.O80];&quot;##&quot;))" office:value-type="string" office:string-value="| 1104" calcext:value-type="string">
            <text:p>| 1104</text:p>
          </table:table-cell>
          <table:table-cell table:style-name="Default"/>
          <table:table-cell table:formula="of:=[.O63]/[.O43]" office:value-type="float" office:value="2.91070438158625" calcext:value-type="float">
            <text:p>2.9107043816</text:p>
          </table:table-cell>
          <table:table-cell table:style-name="Default"/>
          <table:table-cell table:style-name="Default" table:formula="of:=[.N66]/[.N58]" office:value-type="float" office:value="1.77002293474839" calcext:value-type="float">
            <text:p>1.7700229347</text:p>
          </table:table-cell>
          <table:table-cell table:style-name="Default" table:number-columns-repeated="28"/>
          <table:table-cell/>
          <table:table-cell table:style-name="Default" table:number-columns-repeated="21"/>
          <table:table-cell/>
        </table:table-row>
        <table:table-row table:style-name="ro1">
          <table:table-cell table:formula="of:=CONCATENATE([.B99];[.C99];[.D99];[.F99];[.E99];[.G99];[.H99];[.J99];[.K99];[.L99];[.M99];[.N99];[.O99];[.P99])" office:value-type="string" office:string-value="| K4| 45| 1| on fly-over| detour| loop onto flyover| detour| loop onto flyover| \fignum(real-clove)| 10| 1240| 992| 992" calcext:value-type="string">
            <text:p>| K4| 45| 1| on fly-over| detour| loop onto flyover| detour| loop onto flyover| \fignum(real-clove)| 10| 1240| 992| 992</text:p>
          </table:table-cell>
          <table:table-cell table:formula="of:=CONCATENATE(&quot;| &quot;;[.B81])" office:value-type="string" office:string-value="| K4" calcext:value-type="string">
            <text:p>| K4</text:p>
          </table:table-cell>
          <table:table-cell table:formula="of:=CONCATENATE(&quot;| &quot;;[.C81])" office:value-type="string" office:string-value="| 45" calcext:value-type="string">
            <text:p>| 45</text:p>
          </table:table-cell>
          <table:table-cell table:formula="of:=CONCATENATE(&quot;| &quot;;[.D81])" office:value-type="string" office:string-value="| 1" calcext:value-type="string">
            <text:p>| 1</text:p>
          </table:table-cell>
          <table:table-cell table:formula="of:=CONCATENATE(&quot;| &quot;;[.E81])" office:value-type="string" office:string-value="| detour" calcext:value-type="string">
            <text:p>| detour</text:p>
          </table:table-cell>
          <table:table-cell table:formula="of:=CONCATENATE(&quot;| &quot;;[.F81])" office:value-type="string" office:string-value="| on fly-over" calcext:value-type="string">
            <text:p>| on fly-over</text:p>
          </table:table-cell>
          <table:table-cell table:formula="of:=CONCATENATE(&quot;| &quot;;[.G81])" office:value-type="string" office:string-value="| loop onto flyover" calcext:value-type="string">
            <text:p>| loop onto flyover</text:p>
          </table:table-cell>
          <table:table-cell table:formula="of:=CONCATENATE(&quot;| &quot;;[.H81])" office:value-type="string" office:string-value="| detour" calcext:value-type="string">
            <text:p>| detour</text:p>
          </table:table-cell>
          <table:table-cell table:formula="of:=CONCATENATE(&quot;| &quot;;[.I81])" office:value-type="string" office:string-value="| " calcext:value-type="string">
            <text:p>| </text:p>
          </table:table-cell>
          <table:table-cell table:formula="of:=CONCATENATE(&quot;| &quot;;[.J81])" office:value-type="string" office:string-value="| loop onto flyover" calcext:value-type="string">
            <text:p>| loop onto flyover</text:p>
          </table:table-cell>
          <table:table-cell table:formula="of:=CONCATENATE(&quot;| &quot;;[.K81])" office:value-type="string" office:string-value="| \fignum(real-clove)" calcext:value-type="string">
            <text:p>| \fignum(real-clove)</text:p>
          </table:table-cell>
          <table:table-cell table:formula="of:=CONCATENATE(&quot;| &quot;;TEXT([.L81];&quot;##&quot;))" office:value-type="string" office:string-value="| 10" calcext:value-type="string">
            <text:p>| 10</text:p>
          </table:table-cell>
          <table:table-cell table:formula="of:=CONCATENATE(&quot;| &quot;;TEXT([.M81];&quot;##&quot;))" office:value-type="string" office:string-value="| 1240" calcext:value-type="string">
            <text:p>| 1240</text:p>
          </table:table-cell>
          <table:table-cell table:formula="of:=CONCATENATE(&quot;| &quot;;TEXT([.N81];&quot;##&quot;))" office:value-type="string" office:string-value="| 992" calcext:value-type="string">
            <text:p>| 992</text:p>
          </table:table-cell>
          <table:table-cell table:formula="of:=CONCATENATE(&quot;| &quot;;TEXT([.O81];&quot;##&quot;))" office:value-type="string" office:string-value="| 992" calcext:value-type="string">
            <text:p>| 992</text:p>
          </table:table-cell>
          <table:table-cell table:style-name="Default"/>
          <table:table-cell/>
          <table:table-cell table:style-name="Default" table:number-columns-repeated="30"/>
          <table:table-cell/>
          <table:table-cell table:style-name="Default" table:number-columns-repeated="21"/>
          <table:table-cell/>
        </table:table-row>
      </table:table>
      <table:table table:name="cycle_times" table:style-name="ta1">
        <table:shapes>
          <draw:frame draw:z-index="0" draw:style-name="gr1" draw:text-style-name="P1" svg:width="7.6965in" svg:height="5.0925in" svg:x="1.8937in" svg:y="4.9622in">
            <draw:object draw:notify-on-update-of-ranges="cycle_times.D9:cycle_times.D9 cycle_times.D10:cycle_times.D33 cycle_times.E9:cycle_times.E9 cycle_times.E10:cycle_times.E33 cycle_times.D9:cycle_times.D9 cycle_times.D10:cycle_times.D33 cycle_times.F9:cycle_times.F9 cycle_times.F10:cycle_times.F33 cycle_times.D9:cycle_times.D9 cycle_times.D10:cycle_times.D33 cycle_times.G9:cycle_times.G9 cycle_times.G10:cycle_times.G33 cycle_times.D9:cycle_times.D9 cycle_times.D10:cycle_times.D33 cycle_times.H9:cycle_times.H9 cycle_times.H10:cycle_times.H33 cycle_times.D9:cycle_times.D9 cycle_times.D10:cycle_times.D33 cycle_times.I9:cycle_times.I9 cycle_times.I10:cycle_times.I33 cycle_times.D9:cycle_times.D9 cycle_times.D10:cycle_times.D33 cycle_times.J9:cycle_times.J9 cycle_times.J10:cycle_times.J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number-columns-repeated="3" table:default-cell-style-name="Default"/>
        <table:table-column table:style-name="co48" table:default-cell-style-name="Default"/>
        <table:table-column table:style-name="co49" table:number-columns-repeated="6" table:default-cell-style-name="ce10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style-name="ce42" office:value-type="string" calcext:value-type="string">
            <text:p>phas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lost time</text:p>
          </table:table-cell>
          <table:table-cell table:style-name="Default" table:formula="of:=[.E$5]*[.$C6]" office:value-type="float" office:value="8" calcext:value-type="float">
            <text:p>8</text:p>
          </table:table-cell>
          <table:table-cell table:style-name="Default" table:formula="of:=[.F$5]*[.$C6]" office:value-type="float" office:value="12" calcext:value-type="float">
            <text:p>12</text:p>
          </table:table-cell>
          <table:table-cell table:style-name="Default" table:formula="of:=[.G$5]*[.$C6]" office:value-type="float" office:value="16" calcext:value-type="float">
            <text:p>16</text:p>
          </table:table-cell>
          <table:table-cell table:style-name="Default" table:formula="of:=[.H$5]*[.$C6]" office:value-type="float" office:value="8" calcext:value-type="float">
            <text:p>8</text:p>
          </table:table-cell>
          <table:table-cell table:style-name="Default" table:formula="of:=[.I$5]*[.$C6]" office:value-type="float" office:value="12" calcext:value-type="float">
            <text:p>12</text:p>
          </table:table-cell>
          <table:table-cell table:style-name="Default" table:formula="of:=[.J$5]*[.$C6]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pedestrian time</text:p>
          </table:table-cell>
          <table:table-cell table:number-columns-repeated="3"/>
          <table:table-cell table:formula="of:=[.C7]" office:value-type="float" office:value="14" calcext:value-type="float">
            <text:p>14</text:p>
          </table:table-cell>
          <table:table-cell table:formula="of:=[.H7]" office:value-type="float" office:value="14" calcext:value-type="float">
            <text:p>14</text:p>
          </table:table-cell>
          <table:table-cell table:formula="of:=[.I7]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table:formula="of:=[.E6]+[.E7]" office:value-type="float" office:value="8" calcext:value-type="float">
            <text:p>8</text:p>
          </table:table-cell>
          <table:table-cell table:formula="of:=[.F6]+[.F7]" office:value-type="float" office:value="12" calcext:value-type="float">
            <text:p>12</text:p>
          </table:table-cell>
          <table:table-cell table:formula="of:=[.G6]+[.G7]" office:value-type="float" office:value="16" calcext:value-type="float">
            <text:p>16</text:p>
          </table:table-cell>
          <table:table-cell table:formula="of:=[.H6]+[.H7]" office:value-type="float" office:value="22" calcext:value-type="float">
            <text:p>22</text:p>
          </table:table-cell>
          <table:table-cell table:formula="of:=[.I6]+[.I7]" office:value-type="float" office:value="26" calcext:value-type="float">
            <text:p>26</text:p>
          </table:table-cell>
          <table:table-cell table:formula="of:=[.J6]+[.J7]" office:value-type="float" office:value="30" calcext:value-type="float">
            <text:p>30</text:p>
          </table:table-cell>
        </table:table-row>
        <table:table-row table:style-name="ro7">
          <table:table-cell table:number-columns-repeated="3"/>
          <table:table-cell table:style-name="ce43" office:value-type="string" calcext:value-type="string">
            <text:p>Sum of vehicular relative green</text:p>
          </table:table-cell>
          <table:table-cell table:style-name="ce2" office:value-type="string" calcext:value-type="string">
            <text:p>2 vehicular phases</text:p>
          </table:table-cell>
          <table:table-cell table:style-name="ce2" office:value-type="string" calcext:value-type="string">
            <text:p>3 vehicular phases</text:p>
          </table:table-cell>
          <table:table-cell table:style-name="ce2" office:value-type="string" calcext:value-type="string">
            <text:p>4 vehicular phases</text:p>
          </table:table-cell>
          <table:table-cell table:style-name="ce2" office:value-type="string" calcext:value-type="string">
            <text:p>2 vechicular phases + pedestrian phase</text:p>
          </table:table-cell>
          <table:table-cell table:style-name="ce2" office:value-type="string" calcext:value-type="string">
            <text:p>3 vechicular phases + pedestrian phase</text:p>
          </table:table-cell>
          <table:table-cell table:style-name="ce2" office:value-type="string" calcext:value-type="string">
            <text:p>4 vechicular phases + pedestrian phase</text:p>
          </table:table-cell>
        </table:table-row>
        <table:table-row table:style-name="ro1">
          <table:table-cell table:number-columns-repeated="3"/>
          <table:table-cell table:style-name="ce44" office:value-type="percentage" office:value="0" calcext:value-type="percentage">
            <text:p>0.0%</text:p>
          </table:table-cell>
          <table:table-cell table:style-name="ce45" table:formula="of:=[.E$8]/(1-[.$D10])" office:value-type="float" office:value="8" calcext:value-type="float">
            <text:p>8</text:p>
          </table:table-cell>
          <table:table-cell table:style-name="ce45" table:formula="of:=[.F$8]/(1-[.$D10])" office:value-type="float" office:value="12" calcext:value-type="float">
            <text:p>12</text:p>
          </table:table-cell>
          <table:table-cell table:style-name="ce45" table:formula="of:=[.G$8]/(1-[.$D10])" office:value-type="float" office:value="16" calcext:value-type="float">
            <text:p>16</text:p>
          </table:table-cell>
          <table:table-cell table:style-name="ce45" table:formula="of:=[.H$8]/(1-[.$D10])" office:value-type="float" office:value="22" calcext:value-type="float">
            <text:p>22</text:p>
          </table:table-cell>
          <table:table-cell table:style-name="ce45" table:formula="of:=[.I$8]/(1-[.$D10])" office:value-type="float" office:value="26" calcext:value-type="float">
            <text:p>26</text:p>
          </table:table-cell>
          <table:table-cell table:style-name="ce45" table:formula="of:=[.J$8]/(1-[.$D10])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1" calcext:value-type="percentage">
            <text:p>10.0%</text:p>
          </table:table-cell>
          <table:table-cell table:style-name="ce45" table:formula="of:=[.E$8]/(1-[.$D11])" office:value-type="float" office:value="8.88888888888889" calcext:value-type="float">
            <text:p>9</text:p>
          </table:table-cell>
          <table:table-cell table:style-name="ce45" table:formula="of:=[.F$8]/(1-[.$D11])" office:value-type="float" office:value="13.3333333333333" calcext:value-type="float">
            <text:p>13</text:p>
          </table:table-cell>
          <table:table-cell table:style-name="ce45" table:formula="of:=[.G$8]/(1-[.$D11])" office:value-type="float" office:value="17.7777777777778" calcext:value-type="float">
            <text:p>18</text:p>
          </table:table-cell>
          <table:table-cell table:style-name="ce45" table:formula="of:=[.H$8]/(1-[.$D11])" office:value-type="float" office:value="24.4444444444444" calcext:value-type="float">
            <text:p>24</text:p>
          </table:table-cell>
          <table:table-cell table:style-name="ce45" table:formula="of:=[.I$8]/(1-[.$D11])" office:value-type="float" office:value="28.8888888888889" calcext:value-type="float">
            <text:p>29</text:p>
          </table:table-cell>
          <table:table-cell table:style-name="ce45" table:formula="of:=[.J$8]/(1-[.$D11])" office:value-type="float" office:value="33.3333333333333" calcext:value-type="float">
            <text:p>33</text:p>
          </table:table-cell>
        </table:table-row>
        <table:table-row table:style-name="ro1">
          <table:table-cell table:number-columns-repeated="3"/>
          <table:table-cell table:style-name="ce44" office:value-type="percentage" office:value="0.2" calcext:value-type="percentage">
            <text:p>20.0%</text:p>
          </table:table-cell>
          <table:table-cell table:style-name="ce45" table:formula="of:=[.E$8]/(1-[.$D12])" office:value-type="float" office:value="10" calcext:value-type="float">
            <text:p>10</text:p>
          </table:table-cell>
          <table:table-cell table:style-name="ce45" table:formula="of:=[.F$8]/(1-[.$D12])" office:value-type="float" office:value="15" calcext:value-type="float">
            <text:p>15</text:p>
          </table:table-cell>
          <table:table-cell table:style-name="ce45" table:formula="of:=[.G$8]/(1-[.$D12])" office:value-type="float" office:value="20" calcext:value-type="float">
            <text:p>20</text:p>
          </table:table-cell>
          <table:table-cell table:style-name="ce45" table:formula="of:=[.H$8]/(1-[.$D12])" office:value-type="float" office:value="27.5" calcext:value-type="float">
            <text:p>28</text:p>
          </table:table-cell>
          <table:table-cell table:style-name="ce45" table:formula="of:=[.I$8]/(1-[.$D12])" office:value-type="float" office:value="32.5" calcext:value-type="float">
            <text:p>33</text:p>
          </table:table-cell>
          <table:table-cell table:style-name="ce45" table:formula="of:=[.J$8]/(1-[.$D12])" office:value-type="float" office:value="37.5" calcext:value-type="float">
            <text:p>38</text:p>
          </table:table-cell>
        </table:table-row>
        <table:table-row table:style-name="ro1">
          <table:table-cell table:number-columns-repeated="3"/>
          <table:table-cell table:style-name="ce44" office:value-type="percentage" office:value="0.3" calcext:value-type="percentage">
            <text:p>30.0%</text:p>
          </table:table-cell>
          <table:table-cell table:style-name="ce45" table:formula="of:=[.E$8]/(1-[.$D13])" office:value-type="float" office:value="11.4285714285714" calcext:value-type="float">
            <text:p>11</text:p>
          </table:table-cell>
          <table:table-cell table:style-name="ce45" table:formula="of:=[.F$8]/(1-[.$D13])" office:value-type="float" office:value="17.1428571428571" calcext:value-type="float">
            <text:p>17</text:p>
          </table:table-cell>
          <table:table-cell table:style-name="ce45" table:formula="of:=[.G$8]/(1-[.$D13])" office:value-type="float" office:value="22.8571428571429" calcext:value-type="float">
            <text:p>23</text:p>
          </table:table-cell>
          <table:table-cell table:style-name="ce45" table:formula="of:=[.H$8]/(1-[.$D13])" office:value-type="float" office:value="31.4285714285714" calcext:value-type="float">
            <text:p>31</text:p>
          </table:table-cell>
          <table:table-cell table:style-name="ce45" table:formula="of:=[.I$8]/(1-[.$D13])" office:value-type="float" office:value="37.1428571428571" calcext:value-type="float">
            <text:p>37</text:p>
          </table:table-cell>
          <table:table-cell table:style-name="ce45" table:formula="of:=[.J$8]/(1-[.$D13])" office:value-type="float" office:value="42.8571428571429" calcext:value-type="float">
            <text:p>43</text:p>
          </table:table-cell>
        </table:table-row>
        <table:table-row table:style-name="ro1">
          <table:table-cell table:number-columns-repeated="3"/>
          <table:table-cell table:style-name="ce44" office:value-type="percentage" office:value="0.4" calcext:value-type="percentage">
            <text:p>40.0%</text:p>
          </table:table-cell>
          <table:table-cell table:style-name="ce45" table:formula="of:=[.E$8]/(1-[.$D14])" office:value-type="float" office:value="13.3333333333333" calcext:value-type="float">
            <text:p>13</text:p>
          </table:table-cell>
          <table:table-cell table:style-name="ce45" table:formula="of:=[.F$8]/(1-[.$D14])" office:value-type="float" office:value="20" calcext:value-type="float">
            <text:p>20</text:p>
          </table:table-cell>
          <table:table-cell table:style-name="ce45" table:formula="of:=[.G$8]/(1-[.$D14])" office:value-type="float" office:value="26.6666666666667" calcext:value-type="float">
            <text:p>27</text:p>
          </table:table-cell>
          <table:table-cell table:style-name="ce45" table:formula="of:=[.H$8]/(1-[.$D14])" office:value-type="float" office:value="36.6666666666667" calcext:value-type="float">
            <text:p>37</text:p>
          </table:table-cell>
          <table:table-cell table:style-name="ce45" table:formula="of:=[.I$8]/(1-[.$D14])" office:value-type="float" office:value="43.3333333333333" calcext:value-type="float">
            <text:p>43</text:p>
          </table:table-cell>
          <table:table-cell table:style-name="ce45" table:formula="of:=[.J$8]/(1-[.$D14])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5" calcext:value-type="percentage">
            <text:p>50.0%</text:p>
          </table:table-cell>
          <table:table-cell table:style-name="ce45" table:formula="of:=[.E$8]/(1-[.$D15])" office:value-type="float" office:value="16" calcext:value-type="float">
            <text:p>16</text:p>
          </table:table-cell>
          <table:table-cell table:style-name="ce45" table:formula="of:=[.F$8]/(1-[.$D15])" office:value-type="float" office:value="24" calcext:value-type="float">
            <text:p>24</text:p>
          </table:table-cell>
          <table:table-cell table:style-name="ce45" table:formula="of:=[.G$8]/(1-[.$D15])" office:value-type="float" office:value="32" calcext:value-type="float">
            <text:p>32</text:p>
          </table:table-cell>
          <table:table-cell table:style-name="ce45" table:formula="of:=[.H$8]/(1-[.$D15])" office:value-type="float" office:value="44" calcext:value-type="float">
            <text:p>44</text:p>
          </table:table-cell>
          <table:table-cell table:style-name="ce45" table:formula="of:=[.I$8]/(1-[.$D15])" office:value-type="float" office:value="52" calcext:value-type="float">
            <text:p>52</text:p>
          </table:table-cell>
          <table:table-cell table:style-name="ce45" table:formula="of:=[.J$8]/(1-[.$D15])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55" calcext:value-type="percentage">
            <text:p>55.0%</text:p>
          </table:table-cell>
          <table:table-cell table:style-name="ce45" table:formula="of:=[.E$8]/(1-[.$D16])" office:value-type="float" office:value="17.7777777777778" calcext:value-type="float">
            <text:p>18</text:p>
          </table:table-cell>
          <table:table-cell table:style-name="ce45" table:formula="of:=[.F$8]/(1-[.$D16])" office:value-type="float" office:value="26.6666666666667" calcext:value-type="float">
            <text:p>27</text:p>
          </table:table-cell>
          <table:table-cell table:style-name="ce45" table:formula="of:=[.G$8]/(1-[.$D16])" office:value-type="float" office:value="35.5555555555556" calcext:value-type="float">
            <text:p>36</text:p>
          </table:table-cell>
          <table:table-cell table:style-name="ce45" table:formula="of:=[.H$8]/(1-[.$D16])" office:value-type="float" office:value="48.8888888888889" calcext:value-type="float">
            <text:p>49</text:p>
          </table:table-cell>
          <table:table-cell table:style-name="ce45" table:formula="of:=[.I$8]/(1-[.$D16])" office:value-type="float" office:value="57.7777777777778" calcext:value-type="float">
            <text:p>58</text:p>
          </table:table-cell>
          <table:table-cell table:style-name="ce45" table:formula="of:=[.J$8]/(1-[.$D16])" office:value-type="float" office:value="66.6666666666667" calcext:value-type="float">
            <text:p>67</text:p>
          </table:table-cell>
        </table:table-row>
        <table:table-row table:style-name="ro1">
          <table:table-cell table:number-columns-repeated="3"/>
          <table:table-cell table:style-name="ce44" office:value-type="percentage" office:value="0.575" calcext:value-type="percentage">
            <text:p>57.5%</text:p>
          </table:table-cell>
          <table:table-cell table:style-name="ce45" table:formula="of:=[.E$8]/(1-[.$D17])" office:value-type="float" office:value="18.8235294117647" calcext:value-type="float">
            <text:p>19</text:p>
          </table:table-cell>
          <table:table-cell table:style-name="ce45" table:formula="of:=[.F$8]/(1-[.$D17])" office:value-type="float" office:value="28.2352941176471" calcext:value-type="float">
            <text:p>28</text:p>
          </table:table-cell>
          <table:table-cell table:style-name="ce45" table:formula="of:=[.G$8]/(1-[.$D17])" office:value-type="float" office:value="37.6470588235294" calcext:value-type="float">
            <text:p>38</text:p>
          </table:table-cell>
          <table:table-cell table:style-name="ce45" table:formula="of:=[.H$8]/(1-[.$D17])" office:value-type="float" office:value="51.7647058823529" calcext:value-type="float">
            <text:p>52</text:p>
          </table:table-cell>
          <table:table-cell table:style-name="ce45" table:formula="of:=[.I$8]/(1-[.$D17])" office:value-type="float" office:value="61.1764705882353" calcext:value-type="float">
            <text:p>61</text:p>
          </table:table-cell>
          <table:table-cell table:style-name="ce45" table:formula="of:=[.J$8]/(1-[.$D17])" office:value-type="float" office:value="70.5882352941176" calcext:value-type="float">
            <text:p>71</text:p>
          </table:table-cell>
        </table:table-row>
        <table:table-row table:style-name="ro1">
          <table:table-cell table:number-columns-repeated="3"/>
          <table:table-cell table:style-name="ce44" office:value-type="percentage" office:value="0.6" calcext:value-type="percentage">
            <text:p>60.0%</text:p>
          </table:table-cell>
          <table:table-cell table:style-name="ce45" table:formula="of:=[.E$8]/(1-[.$D18])" office:value-type="float" office:value="20" calcext:value-type="float">
            <text:p>20</text:p>
          </table:table-cell>
          <table:table-cell table:style-name="ce45" table:formula="of:=[.F$8]/(1-[.$D18])" office:value-type="float" office:value="30" calcext:value-type="float">
            <text:p>30</text:p>
          </table:table-cell>
          <table:table-cell table:style-name="ce45" table:formula="of:=[.G$8]/(1-[.$D18])" office:value-type="float" office:value="40" calcext:value-type="float">
            <text:p>40</text:p>
          </table:table-cell>
          <table:table-cell table:style-name="ce45" table:formula="of:=[.H$8]/(1-[.$D18])" office:value-type="float" office:value="55" calcext:value-type="float">
            <text:p>55</text:p>
          </table:table-cell>
          <table:table-cell table:style-name="ce45" table:formula="of:=[.I$8]/(1-[.$D18])" office:value-type="float" office:value="65" calcext:value-type="float">
            <text:p>65</text:p>
          </table:table-cell>
          <table:table-cell table:style-name="ce45" table:formula="of:=[.J$8]/(1-[.$D18])"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table:style-name="ce44" office:value-type="percentage" office:value="0.625" calcext:value-type="percentage">
            <text:p>62.5%</text:p>
          </table:table-cell>
          <table:table-cell table:style-name="ce45" table:formula="of:=[.E$8]/(1-[.$D19])" office:value-type="float" office:value="21.3333333333333" calcext:value-type="float">
            <text:p>21</text:p>
          </table:table-cell>
          <table:table-cell table:style-name="ce45" table:formula="of:=[.F$8]/(1-[.$D19])" office:value-type="float" office:value="32" calcext:value-type="float">
            <text:p>32</text:p>
          </table:table-cell>
          <table:table-cell table:style-name="ce45" table:formula="of:=[.G$8]/(1-[.$D19])" office:value-type="float" office:value="42.6666666666667" calcext:value-type="float">
            <text:p>43</text:p>
          </table:table-cell>
          <table:table-cell table:style-name="ce45" table:formula="of:=[.H$8]/(1-[.$D19])" office:value-type="float" office:value="58.6666666666667" calcext:value-type="float">
            <text:p>59</text:p>
          </table:table-cell>
          <table:table-cell table:style-name="ce45" table:formula="of:=[.I$8]/(1-[.$D19])" office:value-type="float" office:value="69.3333333333333" calcext:value-type="float">
            <text:p>69</text:p>
          </table:table-cell>
          <table:table-cell table:style-name="ce45" table:formula="of:=[.J$8]/(1-[.$D19])"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65" calcext:value-type="percentage">
            <text:p>65.0%</text:p>
          </table:table-cell>
          <table:table-cell table:style-name="ce45" table:formula="of:=[.E$8]/(1-[.$D20])" office:value-type="float" office:value="22.8571428571429" calcext:value-type="float">
            <text:p>23</text:p>
          </table:table-cell>
          <table:table-cell table:style-name="ce45" table:formula="of:=[.F$8]/(1-[.$D20])" office:value-type="float" office:value="34.2857142857143" calcext:value-type="float">
            <text:p>34</text:p>
          </table:table-cell>
          <table:table-cell table:style-name="ce45" table:formula="of:=[.G$8]/(1-[.$D20])" office:value-type="float" office:value="45.7142857142857" calcext:value-type="float">
            <text:p>46</text:p>
          </table:table-cell>
          <table:table-cell table:style-name="ce45" table:formula="of:=[.H$8]/(1-[.$D20])" office:value-type="float" office:value="62.8571428571428" calcext:value-type="float">
            <text:p>63</text:p>
          </table:table-cell>
          <table:table-cell table:style-name="ce45" table:formula="of:=[.I$8]/(1-[.$D20])" office:value-type="float" office:value="74.2857142857143" calcext:value-type="float">
            <text:p>74</text:p>
          </table:table-cell>
          <table:table-cell table:style-name="ce45" table:formula="of:=[.J$8]/(1-[.$D20])" office:value-type="float" office:value="85.7142857142857" calcext:value-type="float">
            <text:p>86</text:p>
          </table:table-cell>
        </table:table-row>
        <table:table-row table:style-name="ro1">
          <table:table-cell table:number-columns-repeated="3"/>
          <table:table-cell table:style-name="ce44" office:value-type="percentage" office:value="0.675" calcext:value-type="percentage">
            <text:p>67.5%</text:p>
          </table:table-cell>
          <table:table-cell table:style-name="ce45" table:formula="of:=[.E$8]/(1-[.$D21])" office:value-type="float" office:value="24.6153846153846" calcext:value-type="float">
            <text:p>25</text:p>
          </table:table-cell>
          <table:table-cell table:style-name="ce45" table:formula="of:=[.F$8]/(1-[.$D21])" office:value-type="float" office:value="36.9230769230769" calcext:value-type="float">
            <text:p>37</text:p>
          </table:table-cell>
          <table:table-cell table:style-name="ce45" table:formula="of:=[.G$8]/(1-[.$D21])" office:value-type="float" office:value="49.2307692307692" calcext:value-type="float">
            <text:p>49</text:p>
          </table:table-cell>
          <table:table-cell table:style-name="ce45" table:formula="of:=[.H$8]/(1-[.$D21])" office:value-type="float" office:value="67.6923076923077" calcext:value-type="float">
            <text:p>68</text:p>
          </table:table-cell>
          <table:table-cell table:style-name="ce45" table:formula="of:=[.I$8]/(1-[.$D21])" office:value-type="float" office:value="80" calcext:value-type="float">
            <text:p>80</text:p>
          </table:table-cell>
          <table:table-cell table:style-name="ce45" table:formula="of:=[.J$8]/(1-[.$D21])" office:value-type="float" office:value="92.3076923076923" calcext:value-type="float">
            <text:p>92</text:p>
          </table:table-cell>
        </table:table-row>
        <table:table-row table:style-name="ro1">
          <table:table-cell table:number-columns-repeated="3"/>
          <table:table-cell table:style-name="ce44" office:value-type="percentage" office:value="0.7" calcext:value-type="percentage">
            <text:p>70.0%</text:p>
          </table:table-cell>
          <table:table-cell table:style-name="ce45" table:formula="of:=[.E$8]/(1-[.$D22])" office:value-type="float" office:value="26.6666666666666" calcext:value-type="float">
            <text:p>27</text:p>
          </table:table-cell>
          <table:table-cell table:style-name="ce45" table:formula="of:=[.F$8]/(1-[.$D22])" office:value-type="float" office:value="40" calcext:value-type="float">
            <text:p>40</text:p>
          </table:table-cell>
          <table:table-cell table:style-name="ce45" table:formula="of:=[.G$8]/(1-[.$D22])" office:value-type="float" office:value="53.3333333333333" calcext:value-type="float">
            <text:p>53</text:p>
          </table:table-cell>
          <table:table-cell table:style-name="ce45" table:formula="of:=[.H$8]/(1-[.$D22])" office:value-type="float" office:value="73.3333333333333" calcext:value-type="float">
            <text:p>73</text:p>
          </table:table-cell>
          <table:table-cell table:style-name="ce45" table:formula="of:=[.I$8]/(1-[.$D22])" office:value-type="float" office:value="86.6666666666666" calcext:value-type="float">
            <text:p>87</text:p>
          </table:table-cell>
          <table:table-cell table:style-name="ce45" table:formula="of:=[.J$8]/(1-[.$D22])" office:value-type="float" office:value="99.9999999999999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725" calcext:value-type="percentage">
            <text:p>72.5%</text:p>
          </table:table-cell>
          <table:table-cell table:style-name="ce45" table:formula="of:=[.E$8]/(1-[.$D23])" office:value-type="float" office:value="29.0909090909091" calcext:value-type="float">
            <text:p>29</text:p>
          </table:table-cell>
          <table:table-cell table:style-name="ce45" table:formula="of:=[.F$8]/(1-[.$D23])" office:value-type="float" office:value="43.6363636363636" calcext:value-type="float">
            <text:p>44</text:p>
          </table:table-cell>
          <table:table-cell table:style-name="ce45" table:formula="of:=[.G$8]/(1-[.$D23])" office:value-type="float" office:value="58.1818181818181" calcext:value-type="float">
            <text:p>58</text:p>
          </table:table-cell>
          <table:table-cell table:style-name="ce45" table:formula="of:=[.H$8]/(1-[.$D23])" office:value-type="float" office:value="79.9999999999999" calcext:value-type="float">
            <text:p>80</text:p>
          </table:table-cell>
          <table:table-cell table:style-name="ce45" table:formula="of:=[.I$8]/(1-[.$D23])" office:value-type="float" office:value="94.5454545454544" calcext:value-type="float">
            <text:p>95</text:p>
          </table:table-cell>
          <table:table-cell table:style-name="ce45" table:formula="of:=[.J$8]/(1-[.$D23])" office:value-type="float" office:value="109.090909090909" calcext:value-type="float">
            <text:p>109</text:p>
          </table:table-cell>
        </table:table-row>
        <table:table-row table:style-name="ro1">
          <table:table-cell table:number-columns-repeated="3"/>
          <table:table-cell table:style-name="ce44" office:value-type="percentage" office:value="0.75" calcext:value-type="percentage">
            <text:p>75.0%</text:p>
          </table:table-cell>
          <table:table-cell table:style-name="ce45" table:formula="of:=[.E$8]/(1-[.$D24])" office:value-type="float" office:value="31.9999999999999" calcext:value-type="float">
            <text:p>32</text:p>
          </table:table-cell>
          <table:table-cell table:style-name="ce45" table:formula="of:=[.F$8]/(1-[.$D24])" office:value-type="float" office:value="47.9999999999999" calcext:value-type="float">
            <text:p>48</text:p>
          </table:table-cell>
          <table:table-cell table:style-name="ce45" table:formula="of:=[.G$8]/(1-[.$D24])" office:value-type="float" office:value="63.9999999999999" calcext:value-type="float">
            <text:p>64</text:p>
          </table:table-cell>
          <table:table-cell table:style-name="ce45" table:formula="of:=[.H$8]/(1-[.$D24])" office:value-type="float" office:value="87.9999999999999" calcext:value-type="float">
            <text:p>88</text:p>
          </table:table-cell>
          <table:table-cell table:style-name="ce45" table:formula="of:=[.I$8]/(1-[.$D24])" office:value-type="float" office:value="104" calcext:value-type="float">
            <text:p>104</text:p>
          </table:table-cell>
          <table:table-cell table:style-name="ce45" table:formula="of:=[.J$8]/(1-[.$D24])"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775" calcext:value-type="percentage">
            <text:p>77.5%</text:p>
          </table:table-cell>
          <table:table-cell table:style-name="ce45" table:formula="of:=[.E$8]/(1-[.$D25])" office:value-type="float" office:value="35.5555555555555" calcext:value-type="float">
            <text:p>36</text:p>
          </table:table-cell>
          <table:table-cell table:style-name="ce45" table:formula="of:=[.F$8]/(1-[.$D25])" office:value-type="float" office:value="53.3333333333332" calcext:value-type="float">
            <text:p>53</text:p>
          </table:table-cell>
          <table:table-cell table:style-name="ce45" table:formula="of:=[.G$8]/(1-[.$D25])" office:value-type="float" office:value="71.111111111111" calcext:value-type="float">
            <text:p>71</text:p>
          </table:table-cell>
          <table:table-cell table:style-name="ce45" table:formula="of:=[.H$8]/(1-[.$D25])" office:value-type="float" office:value="97.7777777777775" calcext:value-type="float">
            <text:p>98</text:p>
          </table:table-cell>
          <table:table-cell table:style-name="ce45" table:formula="of:=[.I$8]/(1-[.$D25])" office:value-type="float" office:value="115.555555555555" calcext:value-type="float">
            <text:p>116</text:p>
          </table:table-cell>
          <table:table-cell table:style-name="ce45" table:formula="of:=[.J$8]/(1-[.$D25])" office:value-type="float" office:value="133.333333333333" calcext:value-type="float">
            <text:p>133</text:p>
          </table:table-cell>
        </table:table-row>
        <table:table-row table:style-name="ro1">
          <table:table-cell table:number-columns-repeated="3"/>
          <table:table-cell table:style-name="ce44" office:value-type="percentage" office:value="0.8" calcext:value-type="percentage">
            <text:p>80.0%</text:p>
          </table:table-cell>
          <table:table-cell table:style-name="ce45" table:formula="of:=[.E$8]/(1-[.$D26])" office:value-type="float" office:value="39.9999999999999" calcext:value-type="float">
            <text:p>40</text:p>
          </table:table-cell>
          <table:table-cell table:style-name="ce45" table:formula="of:=[.F$8]/(1-[.$D26])" office:value-type="float" office:value="59.9999999999998" calcext:value-type="float">
            <text:p>60</text:p>
          </table:table-cell>
          <table:table-cell table:style-name="ce45" table:formula="of:=[.G$8]/(1-[.$D26])" office:value-type="float" office:value="79.9999999999998" calcext:value-type="float">
            <text:p>80</text:p>
          </table:table-cell>
          <table:table-cell table:style-name="ce45" table:formula="of:=[.H$8]/(1-[.$D26])" office:value-type="float" office:value="110" calcext:value-type="float">
            <text:p>110</text:p>
          </table:table-cell>
          <table:table-cell table:style-name="ce45" table:formula="of:=[.I$8]/(1-[.$D26])" office:value-type="float" office:value="130" calcext:value-type="float">
            <text:p>130</text:p>
          </table:table-cell>
          <table:table-cell table:style-name="ce45" table:formula="of:=[.J$8]/(1-[.$D26])"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824999999999999" calcext:value-type="percentage">
            <text:p>82.5%</text:p>
          </table:table-cell>
          <table:table-cell table:style-name="ce45" table:formula="of:=[.E$8]/(1-[.$D27])" office:value-type="float" office:value="45.7142857142855" calcext:value-type="float">
            <text:p>46</text:p>
          </table:table-cell>
          <table:table-cell table:style-name="ce45" table:formula="of:=[.F$8]/(1-[.$D27])" office:value-type="float" office:value="68.5714285714283" calcext:value-type="float">
            <text:p>69</text:p>
          </table:table-cell>
          <table:table-cell table:style-name="ce45" table:formula="of:=[.G$8]/(1-[.$D27])" office:value-type="float" office:value="91.4285714285711" calcext:value-type="float">
            <text:p>91</text:p>
          </table:table-cell>
          <table:table-cell table:style-name="ce45" table:formula="of:=[.H$8]/(1-[.$D27])" office:value-type="float" office:value="125.714285714285" calcext:value-type="float">
            <text:p>126</text:p>
          </table:table-cell>
          <table:table-cell table:style-name="ce45" table:formula="of:=[.I$8]/(1-[.$D27])" office:value-type="float" office:value="148.571428571428" calcext:value-type="float">
            <text:p>149</text:p>
          </table:table-cell>
          <table:table-cell table:style-name="ce45" table:formula="of:=[.J$8]/(1-[.$D27])" office:value-type="float" office:value="171.428571428571" calcext:value-type="float">
            <text:p>171</text:p>
          </table:table-cell>
        </table:table-row>
        <table:table-row table:style-name="ro1">
          <table:table-cell table:number-columns-repeated="3"/>
          <table:table-cell table:style-name="ce44" office:value-type="percentage" office:value="0.849999999999999" calcext:value-type="percentage">
            <text:p>85.0%</text:p>
          </table:table-cell>
          <table:table-cell table:style-name="ce45" table:formula="of:=[.E$8]/(1-[.$D28])" office:value-type="float" office:value="53.3333333333331" calcext:value-type="float">
            <text:p>53</text:p>
          </table:table-cell>
          <table:table-cell table:style-name="ce45" table:formula="of:=[.F$8]/(1-[.$D28])" office:value-type="float" office:value="79.9999999999996" calcext:value-type="float">
            <text:p>80</text:p>
          </table:table-cell>
          <table:table-cell table:style-name="ce45" table:formula="of:=[.G$8]/(1-[.$D28])" office:value-type="float" office:value="106.666666666666" calcext:value-type="float">
            <text:p>107</text:p>
          </table:table-cell>
          <table:table-cell table:style-name="ce45" table:formula="of:=[.H$8]/(1-[.$D28])" office:value-type="float" office:value="146.666666666666" calcext:value-type="float">
            <text:p>147</text:p>
          </table:table-cell>
          <table:table-cell table:style-name="ce45" table:formula="of:=[.I$8]/(1-[.$D28])" office:value-type="float" office:value="173.333333333332" calcext:value-type="float">
            <text:p>173</text:p>
          </table:table-cell>
          <table:table-cell table:style-name="ce45" table:formula="of:=[.J$8]/(1-[.$D28])" office:value-type="float" office:value="199.999999999999" calcext:value-type="float">
            <text:p>20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874999999999999" calcext:value-type="percentage">
            <text:p>87.5%</text:p>
          </table:table-cell>
          <table:table-cell table:style-name="ce45" table:formula="of:=[.E$8]/(1-[.$D29])" office:value-type="float" office:value="63.9999999999995" calcext:value-type="float">
            <text:p>64</text:p>
          </table:table-cell>
          <table:table-cell table:style-name="ce45" table:formula="of:=[.F$8]/(1-[.$D29])" office:value-type="float" office:value="95.9999999999993" calcext:value-type="float">
            <text:p>96</text:p>
          </table:table-cell>
          <table:table-cell table:style-name="ce45" table:formula="of:=[.G$8]/(1-[.$D29])" office:value-type="float" office:value="127.999999999999" calcext:value-type="float">
            <text:p>128</text:p>
          </table:table-cell>
          <table:table-cell table:style-name="ce45" table:formula="of:=[.H$8]/(1-[.$D29])" office:value-type="float" office:value="175.999999999999" calcext:value-type="float">
            <text:p>176</text:p>
          </table:table-cell>
          <table:table-cell table:style-name="ce45" table:formula="of:=[.I$8]/(1-[.$D29])" office:value-type="float" office:value="207.999999999999" calcext:value-type="float">
            <text:p>208</text:p>
          </table:table-cell>
          <table:table-cell table:style-name="ce45" table:formula="of:=[.J$8]/(1-[.$D29])" office:value-type="float" office:value="239.999999999998" calcext:value-type="float">
            <text:p>24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899999999999999" calcext:value-type="percentage">
            <text:p>90.0%</text:p>
          </table:table-cell>
          <table:table-cell table:style-name="ce45" table:formula="of:=[.E$8]/(1-[.$D30])" office:value-type="float" office:value="79.9999999999992" calcext:value-type="float">
            <text:p>80</text:p>
          </table:table-cell>
          <table:table-cell table:style-name="ce45" table:formula="of:=[.F$8]/(1-[.$D30])" office:value-type="float" office:value="119.999999999999" calcext:value-type="float">
            <text:p>120</text:p>
          </table:table-cell>
          <table:table-cell table:style-name="ce45" table:formula="of:=[.G$8]/(1-[.$D30])" office:value-type="float" office:value="159.999999999998" calcext:value-type="float">
            <text:p>160</text:p>
          </table:table-cell>
          <table:table-cell table:style-name="ce45" table:formula="of:=[.H$8]/(1-[.$D30])" office:value-type="float" office:value="219.999999999998" calcext:value-type="float">
            <text:p>220</text:p>
          </table:table-cell>
          <table:table-cell table:style-name="ce45" table:formula="of:=[.I$8]/(1-[.$D30])" office:value-type="float" office:value="259.999999999997" calcext:value-type="float">
            <text:p>260</text:p>
          </table:table-cell>
          <table:table-cell table:style-name="ce45" table:formula="of:=[.J$8]/(1-[.$D30])" office:value-type="float" office:value="299.999999999997" calcext:value-type="float">
            <text:p>30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924999999999999" calcext:value-type="percentage">
            <text:p>92.5%</text:p>
          </table:table-cell>
          <table:table-cell table:style-name="ce45" table:formula="of:=[.E$8]/(1-[.$D31])" office:value-type="float" office:value="106.666666666665" calcext:value-type="float">
            <text:p>107</text:p>
          </table:table-cell>
          <table:table-cell table:style-name="ce45" table:formula="of:=[.F$8]/(1-[.$D31])" office:value-type="float" office:value="159.999999999998" calcext:value-type="float">
            <text:p>160</text:p>
          </table:table-cell>
          <table:table-cell table:style-name="ce45" table:formula="of:=[.G$8]/(1-[.$D31])" office:value-type="float" office:value="213.33333333333" calcext:value-type="float">
            <text:p>213</text:p>
          </table:table-cell>
          <table:table-cell table:style-name="ce45" table:formula="of:=[.H$8]/(1-[.$D31])" office:value-type="float" office:value="293.333333333329" calcext:value-type="float">
            <text:p>293</text:p>
          </table:table-cell>
          <table:table-cell table:style-name="ce45" table:formula="of:=[.I$8]/(1-[.$D31])" office:value-type="float" office:value="346.666666666662" calcext:value-type="float">
            <text:p>347</text:p>
          </table:table-cell>
          <table:table-cell table:style-name="ce45" table:formula="of:=[.J$8]/(1-[.$D31])" office:value-type="float" office:value="399.999999999994" calcext:value-type="float">
            <text:p>40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949999999999999" calcext:value-type="percentage">
            <text:p>95.0%</text:p>
          </table:table-cell>
          <table:table-cell table:style-name="ce45" table:formula="of:=[.E$8]/(1-[.$D32])" office:value-type="float" office:value="159.999999999996" calcext:value-type="float">
            <text:p>160</text:p>
          </table:table-cell>
          <table:table-cell table:style-name="ce45" table:formula="of:=[.F$8]/(1-[.$D32])" office:value-type="float" office:value="239.999999999994" calcext:value-type="float">
            <text:p>240</text:p>
          </table:table-cell>
          <table:table-cell table:style-name="ce45" table:formula="of:=[.G$8]/(1-[.$D32])" office:value-type="float" office:value="319.999999999993" calcext:value-type="float">
            <text:p>320</text:p>
          </table:table-cell>
          <table:table-cell table:style-name="ce45" table:formula="of:=[.H$8]/(1-[.$D32])" office:value-type="float" office:value="439.99999999999" calcext:value-type="float">
            <text:p>440</text:p>
          </table:table-cell>
          <table:table-cell table:style-name="ce45" table:formula="of:=[.I$8]/(1-[.$D32])" office:value-type="float" office:value="519.999999999988" calcext:value-type="float">
            <text:p>520</text:p>
          </table:table-cell>
          <table:table-cell table:style-name="ce45" table:formula="of:=[.J$8]/(1-[.$D32])" office:value-type="float" office:value="599.999999999986" calcext:value-type="float">
            <text:p>600</text:p>
          </table:table-cell>
        </table:table-row>
        <table:table-row table:style-name="ro1">
          <table:table-cell table:number-columns-repeated="3"/>
          <table:table-cell table:style-name="ce44" office:value-type="percentage" office:value="0.974999999999999" calcext:value-type="percentage">
            <text:p>97.5%</text:p>
          </table:table-cell>
          <table:table-cell table:style-name="ce45" table:formula="of:=[.E$8]/(1-[.$D33])" office:value-type="float" office:value="319.999999999984" calcext:value-type="float">
            <text:p>320</text:p>
          </table:table-cell>
          <table:table-cell table:style-name="ce45" table:formula="of:=[.F$8]/(1-[.$D33])" office:value-type="float" office:value="479.999999999976" calcext:value-type="float">
            <text:p>480</text:p>
          </table:table-cell>
          <table:table-cell table:style-name="ce45" table:formula="of:=[.G$8]/(1-[.$D33])" office:value-type="float" office:value="639.999999999968" calcext:value-type="float">
            <text:p>640</text:p>
          </table:table-cell>
          <table:table-cell table:style-name="ce45" table:formula="of:=[.H$8]/(1-[.$D33])" office:value-type="float" office:value="879.999999999956" calcext:value-type="float">
            <text:p>880</text:p>
          </table:table-cell>
          <table:table-cell table:style-name="ce45" table:formula="of:=[.I$8]/(1-[.$D33])" office:value-type="float" office:value="1039.99999999995" calcext:value-type="float">
            <text:p>1040</text:p>
          </table:table-cell>
          <table:table-cell table:style-name="ce45" table:formula="of:=[.J$8]/(1-[.$D33])" office:value-type="float" office:value="1199.99999999994" calcext:value-type="float">
            <text:p>1200</text:p>
          </table:table-cell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5"/>
          <table:table-cell table:style-name="ce46" office:value-type="percentage" office:value="0.9" calcext:value-type="percentage">
            <text:p>90.00%</text:p>
          </table:table-cell>
          <table:table-cell table:number-columns-repeated="4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2" number:min-integer-digits="1" number:grouping="true"/>
      <number:text> </number:text>
    </number:number-style>
    <number:number-style style:name="N111">
      <number:text>-</number:text>
      <number:number number:decimal-places="2" number:min-integer-digits="1" number:grouping="true"/>
      <number:text> </number:text>
    </number:number-style>
    <number:number-style style:name="N112">
      <number:text>-</number:text>
      <number:number number:decimal-places="0" number:min-integer-digits="0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5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21P0"/>
    </number:currency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 </number:text>
      <number:number number:decimal-places="2" number:min-integer-digits="1" number:grouping="true"/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number number:decimal-places="2" number:min-integer-digits="1" number:grouping="true"/>
      <style:map style:condition="value()&gt;=0" style:apply-style-name="N124P0"/>
    </number:number-style>
    <number:date-style style:name="N125">
      <number:day/>
      <number:text>/</number:text>
      <number:month/>
      <number:text>/</number:text>
      <number:year/>
    </number:date-style>
    <number:number-style style:name="N126P0" style:volatile="true">
      <number:number number:decimal-places="2" number:min-integer-digits="0" number:grouping="true"/>
    </number:number-style>
    <number:number-style style:name="N126">
      <style:text-properties fo:color="#ff0000"/>
      <number:text>-</number:text>
      <number:number number:decimal-places="2" number:min-integer-digits="0" number:grouping="true"/>
      <style:map style:condition="value()&gt;=0" style:apply-style-name="N126P0"/>
    </number:number-style>
    <number:date-style style:name="N127">
      <number:day number:style="long"/>
      <number:text>/</number:text>
      <number:month number:style="long"/>
    </number:date-style>
    <number:number-style style:name="N128">
      <style:text-properties fo:color="#ff0000"/>
      <number:text>-</number:text>
      <number:number number:decimal-places="2" number:min-integer-digits="0" number:grouping="true"/>
    </number:number-style>
    <number:number-style style:name="N129P0" style:volatile="true">
      <number:number number:decimal-places="2" number:min-integer-digits="0" number:grouping="true"/>
    </number:number-style>
    <number:number-style style:name="N129P1" style:volatile="true">
      <style:text-properties fo:color="#ff0000"/>
      <number:text>-</number:text>
      <number:number number:decimal-places="2" number:min-integer-digits="0" number:grouping="true"/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percentage-style style:name="N131">
      <number:number number:decimal-places="1" number:min-integer-digits="1"/>
      <number:text>%</number:text>
    </number:percentage-style>
    <number:number-style style:name="N132">
      <number:number number:decimal-places="1" number:min-integer-digits="1"/>
    </number:number-style>
    <number:number-style style:name="N133">
      <number:number number:decimal-places="0" number:min-integer-digits="1"/>
      <number:text> </number:text>
    </number:number-style>
    <number:number-style style:name="N134">
      <number:text>-</number:text>
      <number:number number:decimal-places="0" number:min-integer-digits="1"/>
      <number:text> </number:text>
    </number:number-style>
    <number:number-style style:name="N135P0" style:volatile="true">
      <number:number number:decimal-places="0" number:min-integer-digits="1"/>
      <number:text> </number:text>
    </number:number-style>
    <number:number-style style:name="N135P1" style:volatile="true">
      <number:text>-</number:text>
      <number:number number:decimal-places="0" number:min-integer-digits="1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number:min-integer-digits="0"/>
    </number:number-style>
    <number:number-style style:name="N137">
      <number:number number:decimal-places="3" number:min-integer-digits="1" number:grouping="true"/>
    </number:number-style>
    <number:number-style style:name="N138">
      <number:number number:decimal-places="5" number:min-integer-digits="1"/>
    </number:number-style>
    <number:number-style style:name="N139">
      <number:number number:decimal-places="0" number:min-integer-digits="0" number:grouping="true"/>
    </number:number-style>
    <number:date-style style:name="N140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41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42">
      <number:number number:decimal-places="1" number:min-integer-digits="1" number:grouping="true"/>
    </number:number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4" number:min-integer-digits="1"/>
      <number:text>%</number:text>
    </number:percentage-style>
    <number:number-style style:name="N145">
      <number:number number:decimal-places="11" number:min-integer-digits="1"/>
    </number:number-style>
    <number:number-style style:name="N146">
      <number:number number:decimal-places="10" number:min-integer-digits="1"/>
    </number:number-style>
    <number:number-style style:name="N147">
      <number:number number:decimal-places="9" number:min-integer-digits="1"/>
    </number:number-style>
    <number:number-style style:name="N148">
      <number:number number:decimal-places="8" number:min-integer-digits="1"/>
    </number:number-style>
    <number:number-style style:name="N149">
      <number:number number:decimal-places="7" number:min-integer-digits="1"/>
    </number:number-style>
    <number:number-style style:name="N150">
      <number:number number:decimal-places="6" number:min-integer-digits="1"/>
    </number:number-style>
    <number:number-style style:name="N151">
      <number:number number:decimal-places="4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8" number:language="en" number:country="US">
      <number:day-of-week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8:25:23.017251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Szász</meta:initial-creator>
    <meta:creation-date>2015-10-28T10:49:18.188574577</meta:creation-date>
    <dc:date>2015-11-03T00:27:02.738335393</dc:date>
    <dc:creator>Arthur Szász</dc:creator>
    <meta:editing-duration>P3DT14H14M21S</meta:editing-duration>
    <meta:editing-cycles>10</meta:editing-cycles>
    <meta:generator>LibreOffice/4.2.8.2$Linux_X86_64 LibreOffice_project/420m0$Build-2</meta:generator>
    <meta:document-statistic meta:table-count="6" meta:cell-count="70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cale-text="true" style:rotation-angle="0"/>
      <style:text-properties fo:font-size="13pt" style:font-size-asian="13pt" style:font-size-complex="13pt"/>
    </style:style>
    <style:style style:name="ch3" style:family="chart">
      <style:chart-properties chart:scale-text="true" style:rotation-angle="0"/>
      <style:text-properties fo:font-size="11pt" style:font-size-asian="11pt" style:font-size-complex="11pt"/>
    </style:style>
    <style:style style:name="ch4" style:family="chart">
      <style:chart-properties chart:scale-text="true"/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/>
    </style:style>
    <style:style style:name="ch6" style:family="chart" style:data-style-name="N10">
      <style:chart-properties chart:scale-text="true"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cale-text="true" chart:display-label="true" chart:logarithmic="false" chart:maximum="300" chart:interval-maj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11pt" style:font-size-asian="9pt" style:font-size-complex="9pt"/>
    </style:style>
    <style:style style:name="ch11" style:family="chart" style:data-style-name="N1">
      <style:chart-properties chart:symbol-type="none" chart:scale-text="true" chart:link-data-style-to-source="true"/>
      <style:graphic-properties draw:stroke="dash" draw:stroke-dash="Fine_20_Dashed"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scale-text="true" chart:link-data-style-to-source="true"/>
      <style:graphic-properties draw:stroke="dash" draw:stroke-dash="Fine_20_Dashed" svg:stroke-width="0.08cm" svg:stroke-color="#009900" draw:fill-color="#00990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scale-text="true" chart:link-data-style-to-source="true"/>
      <style:graphic-properties draw:stroke="dash" draw:stroke-dash="Fine_20_Dashed" svg:stroke-width="0.08cm" svg:stroke-color="#ff3333" draw:fill-color="#ff3333" dr3d:edge-rounding="5%"/>
      <style:text-properties fo:font-size="10pt" style:font-size-asian="10pt" style:font-size-complex="10pt"/>
    </style:style>
    <style:style style:name="ch14" style:family="chart" style:data-style-name="N1">
      <style:chart-properties chart:symbol-type="none" chart:scale-text="tru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5" style:family="chart" style:data-style-name="N1">
      <style:chart-properties chart:symbol-type="none" chart:scale-text="tru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">
      <style:chart-properties chart:symbol-type="none" chart:scale-text="true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55cm" svg:height="12.936cm" xlink:href=".." xlink:type="simple" chart:class="chart:scatter" chart:style-name="ch1">
        <chart:title svg:x="8.508cm" svg:y="0.098cm" chart:style-name="ch2">
          <text:p>Cycle times</text:p>
        </chart:title>
        <chart:subtitle svg:x="5.807cm" svg:y="0.599cm" chart:style-name="ch3">
          <text:p>as function of required vehicular relative green</text:p>
        </chart:subtitle>
        <chart:legend svg:x="2.872cm" svg:y="1.661cm" style:legend-expansion="custom" chartooo:width="9.077cm" chartooo:height="3.444cm" style:legend-expansion-aspect-ratio="2.6355981416957" chart:style-name="ch4"/>
        <chart:plot-area chart:style-name="ch5" table:cell-range-address="cycle_times.D9:cycle_times.J33" chart:data-source-has-labels="row" svg:x="1.409cm" svg:y="1.291cm" svg:width="17.856cm" svg:height="10.569cm">
          <chartooo:coordinate-region svg:x="2.237cm" svg:y="1.494cm" svg:width="16.584cm" svg:height="9.712cm"/>
          <chart:axis chart:dimension="x" chart:name="primary-x" chart:style-name="ch6">
            <chart:title svg:x="7.422cm" svg:y="12.119cm" chart:style-name="ch7">
              <text:p>sum of vehicular relative green</text:p>
            </chart:title>
            <chart:grid chart:style-name="ch8" chart:class="major"/>
          </chart:axis>
          <chart:axis chart:dimension="y" chart:name="primary-y" chart:style-name="ch9">
            <chart:title svg:x="0.324cm" svg:y="8.406cm" chart:style-name="ch10">
              <text:p>cycle time (seconds)</text:p>
            </chart:title>
            <chart:grid chart:style-name="ch8" chart:class="major"/>
          </chart:axis>
          <chart:series chart:style-name="ch11" chart:values-cell-range-address="cycle_times.E10:cycle_times.E33" chart:label-cell-address="cycle_times.E9:cycle_times.E9" chart:class="chart:scatter">
            <chart:domain table:cell-range-address="cycle_times.D10:cycle_times.D33"/>
            <chart:data-point chart:repeated="24"/>
          </chart:series>
          <chart:series chart:style-name="ch12" chart:values-cell-range-address="cycle_times.F10:cycle_times.F33" chart:label-cell-address="cycle_times.F9:cycle_times.F9" chart:class="chart:scatter">
            <chart:data-point chart:repeated="24"/>
          </chart:series>
          <chart:series chart:style-name="ch13" chart:values-cell-range-address="cycle_times.G10:cycle_times.G33" chart:label-cell-address="cycle_times.G9:cycle_times.G9" chart:class="chart:scatter">
            <chart:data-point chart:repeated="24"/>
          </chart:series>
          <chart:series chart:style-name="ch14" chart:values-cell-range-address="cycle_times.H10:cycle_times.H33" chart:label-cell-address="cycle_times.H9:cycle_times.H9" chart:class="chart:scatter">
            <chart:data-point chart:repeated="24"/>
          </chart:series>
          <chart:series chart:style-name="ch15" chart:values-cell-range-address="cycle_times.I10:cycle_times.I33" chart:label-cell-address="cycle_times.I9:cycle_times.I9" chart:class="chart:scatter">
            <chart:data-point chart:repeated="24"/>
          </chart:series>
          <chart:series chart:style-name="ch16" chart:values-cell-range-address="cycle_times.J10:cycle_times.J33" chart:label-cell-address="cycle_times.J9:cycle_times.J9" chart:class="chart:scatter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2 vehicular phases</text:p>
                <draw:g>
                  <svg:desc>cycle_times.E9:cycle_times.E9</svg:desc>
                </draw:g>
              </table:table-cell>
              <table:table-cell office:value-type="string">
                <text:p>3 vehicular phases</text:p>
                <draw:g>
                  <svg:desc>cycle_times.F9:cycle_times.F9</svg:desc>
                </draw:g>
              </table:table-cell>
              <table:table-cell office:value-type="string">
                <text:p>4 vehicular phases</text:p>
                <draw:g>
                  <svg:desc>cycle_times.G9:cycle_times.G9</svg:desc>
                </draw:g>
              </table:table-cell>
              <table:table-cell office:value-type="string">
                <text:p>2 vechicular phases + pedestrian phase</text:p>
                <draw:g>
                  <svg:desc>cycle_times.H9:cycle_times.H9</svg:desc>
                </draw:g>
              </table:table-cell>
              <table:table-cell office:value-type="string">
                <text:p>3 vechicular phases + pedestrian phase</text:p>
                <draw:g>
                  <svg:desc>cycle_times.I9:cycle_times.I9</svg:desc>
                </draw:g>
              </table:table-cell>
              <table:table-cell office:value-type="string">
                <text:p>4 vechicular phases + pedestrian phase</text:p>
                <draw:g>
                  <svg:desc>cycle_times.J9:cycle_times.J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ycle_times.D10:cycle_times.D33</svg:desc>
                </draw:g>
              </table:table-cell>
              <table:table-cell office:value-type="float" office:value="8">
                <text:p>8</text:p>
                <draw:g>
                  <svg:desc>cycle_times.E10:cycle_times.E33</svg:desc>
                </draw:g>
              </table:table-cell>
              <table:table-cell office:value-type="float" office:value="12">
                <text:p>12</text:p>
                <draw:g>
                  <svg:desc>cycle_times.F10:cycle_times.F33</svg:desc>
                </draw:g>
              </table:table-cell>
              <table:table-cell office:value-type="float" office:value="16">
                <text:p>16</text:p>
                <draw:g>
                  <svg:desc>cycle_times.G10:cycle_times.G33</svg:desc>
                </draw:g>
              </table:table-cell>
              <table:table-cell office:value-type="float" office:value="22">
                <text:p>22</text:p>
                <draw:g>
                  <svg:desc>cycle_times.H10:cycle_times.H33</svg:desc>
                </draw:g>
              </table:table-cell>
              <table:table-cell office:value-type="float" office:value="26">
                <text:p>26</text:p>
                <draw:g>
                  <svg:desc>cycle_times.I10:cycle_times.I33</svg:desc>
                </draw:g>
              </table:table-cell>
              <table:table-cell office:value-type="float" office:value="30">
                <text:p>30</text:p>
                <draw:g>
                  <svg:desc>cycle_times.J10:cycle_times.J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32.5">
                <text:p>32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37.1428571428571">
                <text:p>37.1428571428571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48.8888888888889">
                <text:p>48.8888888888889</text:p>
              </table:table-cell>
              <table:table-cell office:value-type="float" office:value="57.7777777777778">
                <text:p>57.7777777777778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5">
                <text:p>0.575</text:p>
              </table:table-cell>
              <table:table-cell office:value-type="float" office:value="18.8235294117647">
                <text:p>18.8235294117647</text:p>
              </table:table-cell>
              <table:table-cell office:value-type="float" office:value="28.2352941176471">
                <text:p>28.2352941176471</text:p>
              </table:table-cell>
              <table:table-cell office:value-type="float" office:value="37.6470588235294">
                <text:p>37.6470588235294</text:p>
              </table:table-cell>
              <table:table-cell office:value-type="float" office:value="51.7647058823529">
                <text:p>51.7647058823529</text:p>
              </table:table-cell>
              <table:table-cell office:value-type="float" office:value="61.1764705882353">
                <text:p>61.1764705882353</text:p>
              </table:table-cell>
              <table:table-cell office:value-type="float" office:value="70.5882352941176">
                <text:p>70.5882352941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5">
                <text:p>0.625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32">
                <text:p>32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62.8571428571428">
                <text:p>62.8571428571428</text:p>
              </table:table-cell>
              <table:table-cell office:value-type="float" office:value="74.2857142857143">
                <text:p>74.2857142857143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5">
                <text:p>0.675</text:p>
              </table:table-cell>
              <table:table-cell office:value-type="float" office:value="24.6153846153846">
                <text:p>24.6153846153846</text:p>
              </table:table-cell>
              <table:table-cell office:value-type="float" office:value="36.9230769230769">
                <text:p>36.9230769230769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67.6923076923077">
                <text:p>67.6923076923077</text:p>
              </table:table-cell>
              <table:table-cell office:value-type="float" office:value="80">
                <text:p>80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6.6666666666666">
                <text:p>26.6666666666666</text:p>
              </table:table-cell>
              <table:table-cell office:value-type="float" office:value="40">
                <text:p>4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86.6666666666666">
                <text:p>86.6666666666666</text:p>
              </table:table-cell>
              <table:table-cell office:value-type="float" office:value="99.9999999999999">
                <text:p>99.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5">
                <text:p>0.725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43.6363636363636">
                <text:p>43.6363636363636</text:p>
              </table:table-cell>
              <table:table-cell office:value-type="float" office:value="58.1818181818181">
                <text:p>58.1818181818181</text:p>
              </table:table-cell>
              <table:table-cell office:value-type="float" office:value="79.9999999999999">
                <text:p>79.9999999999999</text:p>
              </table:table-cell>
              <table:table-cell office:value-type="float" office:value="94.5454545454544">
                <text:p>94.5454545454544</text:p>
              </table:table-cell>
              <table:table-cell office:value-type="float" office:value="109.090909090909">
                <text:p>109.090909090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31.9999999999999">
                <text:p>31.9999999999999</text:p>
              </table:table-cell>
              <table:table-cell office:value-type="float" office:value="47.9999999999999">
                <text:p>47.9999999999999</text:p>
              </table:table-cell>
              <table:table-cell office:value-type="float" office:value="63.9999999999999">
                <text:p>63.9999999999999</text:p>
              </table:table-cell>
              <table:table-cell office:value-type="float" office:value="87.9999999999999">
                <text:p>87.9999999999999</text:p>
              </table:table-cell>
              <table:table-cell office:value-type="float" office:value="104">
                <text:p>1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5">
                <text:p>0.775</text:p>
              </table:table-cell>
              <table:table-cell office:value-type="float" office:value="35.5555555555555">
                <text:p>35.5555555555555</text:p>
              </table:table-cell>
              <table:table-cell office:value-type="float" office:value="53.3333333333332">
                <text:p>53.3333333333332</text:p>
              </table:table-cell>
              <table:table-cell office:value-type="float" office:value="71.111111111111">
                <text:p>71.111111111111</text:p>
              </table:table-cell>
              <table:table-cell office:value-type="float" office:value="97.7777777777775">
                <text:p>97.7777777777775</text:p>
              </table:table-cell>
              <table:table-cell office:value-type="float" office:value="115.555555555555">
                <text:p>115.555555555555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39.9999999999999">
                <text:p>39.9999999999999</text:p>
              </table:table-cell>
              <table:table-cell office:value-type="float" office:value="59.9999999999998">
                <text:p>59.9999999999998</text:p>
              </table:table-cell>
              <table:table-cell office:value-type="float" office:value="79.9999999999998">
                <text:p>79.9999999999998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4999999999999">
                <text:p>0.824999999999999</text:p>
              </table:table-cell>
              <table:table-cell office:value-type="float" office:value="45.7142857142855">
                <text:p>45.7142857142855</text:p>
              </table:table-cell>
              <table:table-cell office:value-type="float" office:value="68.5714285714283">
                <text:p>68.5714285714283</text:p>
              </table:table-cell>
              <table:table-cell office:value-type="float" office:value="91.4285714285711">
                <text:p>91.4285714285711</text:p>
              </table:table-cell>
              <table:table-cell office:value-type="float" office:value="125.714285714285">
                <text:p>125.714285714285</text:p>
              </table:table-cell>
              <table:table-cell office:value-type="float" office:value="148.571428571428">
                <text:p>148.571428571428</text:p>
              </table:table-cell>
              <table:table-cell office:value-type="float" office:value="171.428571428571">
                <text:p>171.42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9999999999999">
                <text:p>0.849999999999999</text:p>
              </table:table-cell>
              <table:table-cell office:value-type="float" office:value="53.3333333333331">
                <text:p>53.3333333333331</text:p>
              </table:table-cell>
              <table:table-cell office:value-type="float" office:value="79.9999999999996">
                <text:p>79.9999999999996</text:p>
              </table:table-cell>
              <table:table-cell office:value-type="float" office:value="106.666666666666">
                <text:p>106.666666666666</text:p>
              </table:table-cell>
              <table:table-cell office:value-type="float" office:value="146.666666666666">
                <text:p>146.666666666666</text:p>
              </table:table-cell>
              <table:table-cell office:value-type="float" office:value="173.333333333332">
                <text:p>173.333333333332</text:p>
              </table:table-cell>
              <table:table-cell office:value-type="float" office:value="199.999999999999">
                <text:p>199.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4999999999999">
                <text:p>0.874999999999999</text:p>
              </table:table-cell>
              <table:table-cell office:value-type="float" office:value="63.9999999999995">
                <text:p>63.9999999999995</text:p>
              </table:table-cell>
              <table:table-cell office:value-type="float" office:value="95.9999999999993">
                <text:p>95.9999999999993</text:p>
              </table:table-cell>
              <table:table-cell office:value-type="float" office:value="127.999999999999">
                <text:p>127.999999999999</text:p>
              </table:table-cell>
              <table:table-cell office:value-type="float" office:value="175.999999999999">
                <text:p>175.999999999999</text:p>
              </table:table-cell>
              <table:table-cell office:value-type="float" office:value="207.999999999999">
                <text:p>207.999999999999</text:p>
              </table:table-cell>
              <table:table-cell office:value-type="float" office:value="239.999999999998">
                <text:p>239.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79.9999999999992">
                <text:p>79.9999999999992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159.999999999998">
                <text:p>159.999999999998</text:p>
              </table:table-cell>
              <table:table-cell office:value-type="float" office:value="219.999999999998">
                <text:p>219.999999999998</text:p>
              </table:table-cell>
              <table:table-cell office:value-type="float" office:value="259.999999999997">
                <text:p>259.999999999997</text:p>
              </table:table-cell>
              <table:table-cell office:value-type="float" office:value="299.999999999997">
                <text:p>299.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4999999999999">
                <text:p>0.924999999999999</text:p>
              </table:table-cell>
              <table:table-cell office:value-type="float" office:value="106.666666666665">
                <text:p>106.666666666665</text:p>
              </table:table-cell>
              <table:table-cell office:value-type="float" office:value="159.999999999998">
                <text:p>159.999999999998</text:p>
              </table:table-cell>
              <table:table-cell office:value-type="float" office:value="213.33333333333">
                <text:p>213.33333333333</text:p>
              </table:table-cell>
              <table:table-cell office:value-type="float" office:value="293.333333333329">
                <text:p>293.333333333329</text:p>
              </table:table-cell>
              <table:table-cell office:value-type="float" office:value="346.666666666662">
                <text:p>346.666666666662</text:p>
              </table:table-cell>
              <table:table-cell office:value-type="float" office:value="399.999999999994">
                <text:p>399.999999999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9999999999999">
                <text:p>0.949999999999999</text:p>
              </table:table-cell>
              <table:table-cell office:value-type="float" office:value="159.999999999996">
                <text:p>159.999999999996</text:p>
              </table:table-cell>
              <table:table-cell office:value-type="float" office:value="239.999999999994">
                <text:p>239.999999999994</text:p>
              </table:table-cell>
              <table:table-cell office:value-type="float" office:value="319.999999999993">
                <text:p>319.999999999993</text:p>
              </table:table-cell>
              <table:table-cell office:value-type="float" office:value="439.99999999999">
                <text:p>439.99999999999</text:p>
              </table:table-cell>
              <table:table-cell office:value-type="float" office:value="519.999999999988">
                <text:p>519.999999999988</text:p>
              </table:table-cell>
              <table:table-cell office:value-type="float" office:value="599.999999999986">
                <text:p>599.999999999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999999999999">
                <text:p>0.974999999999999</text:p>
              </table:table-cell>
              <table:table-cell office:value-type="float" office:value="319.999999999984">
                <text:p>319.999999999984</text:p>
              </table:table-cell>
              <table:table-cell office:value-type="float" office:value="479.999999999976">
                <text:p>479.999999999976</text:p>
              </table:table-cell>
              <table:table-cell office:value-type="float" office:value="639.999999999968">
                <text:p>639.999999999968</text:p>
              </table:table-cell>
              <table:table-cell office:value-type="float" office:value="879.999999999956">
                <text:p>879.999999999956</text:p>
              </table:table-cell>
              <table:table-cell office:value-type="float" office:value="1039.99999999995">
                <text:p>1039.99999999995</text:p>
              </table:table-cell>
              <table:table-cell office:value-type="float" office:value="1199.99999999994">
                <text:p>1199.99999999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